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Tahoma'" svg:font-family="'Tahoma'"/>
    <style:font-face style:name="Arial" svg:font-family="Arial"/>
    <style:font-face style:name="Cambria" svg:font-family="Cambria"/>
    <style:font-face style:name="Tahoma" svg:font-family="Tahoma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97mm"/>
    </style:style>
    <style:style style:name="co2" style:family="table-column">
      <style:table-column-properties fo:break-before="auto" style:column-width="40.32mm"/>
    </style:style>
    <style:style style:name="co3" style:family="table-column">
      <style:table-column-properties fo:break-before="auto" style:column-width="73.36mm"/>
    </style:style>
    <style:style style:name="co4" style:family="table-column">
      <style:table-column-properties fo:break-before="auto" style:column-width="58.23mm"/>
    </style:style>
    <style:style style:name="co5" style:family="table-column">
      <style:table-column-properties fo:break-before="auto" style:column-width="28.28mm"/>
    </style:style>
    <style:style style:name="co6" style:family="table-column">
      <style:table-column-properties fo:break-before="auto" style:column-width="40.04mm"/>
    </style:style>
    <style:style style:name="co7" style:family="table-column">
      <style:table-column-properties fo:break-before="auto" style:column-width="43.13mm"/>
    </style:style>
    <style:style style:name="co8" style:family="table-column">
      <style:table-column-properties fo:break-before="auto" style:column-width="54.31mm"/>
    </style:style>
    <style:style style:name="co9" style:family="table-column">
      <style:table-column-properties fo:break-before="auto" style:column-width="56.27mm"/>
    </style:style>
    <style:style style:name="co10" style:family="table-column">
      <style:table-column-properties fo:break-before="auto" style:column-width="44.5mm"/>
    </style:style>
    <style:style style:name="co11" style:family="table-column">
      <style:table-column-properties fo:break-before="auto" style:column-width="47.61mm"/>
    </style:style>
    <style:style style:name="co12" style:family="table-column">
      <style:table-column-properties fo:break-before="auto" style:column-width="64.68mm"/>
    </style:style>
    <style:style style:name="co13" style:family="table-column">
      <style:table-column-properties fo:break-before="auto" style:column-width="66.08mm"/>
    </style:style>
    <style:style style:name="co14" style:family="table-column">
      <style:table-column-properties fo:break-before="auto" style:column-width="45.65mm"/>
    </style:style>
    <style:style style:name="co15" style:family="table-column">
      <style:table-column-properties fo:break-before="auto" style:column-width="48.44mm"/>
    </style:style>
    <style:style style:name="co16" style:family="table-column">
      <style:table-column-properties fo:break-before="auto" style:column-width="62.72mm"/>
    </style:style>
    <style:style style:name="co17" style:family="table-column">
      <style:table-column-properties fo:break-before="auto" style:column-width="130.76mm"/>
    </style:style>
    <style:style style:name="co18" style:family="table-column">
      <style:table-column-properties fo:break-before="auto" style:column-width="74.21mm"/>
    </style:style>
    <style:style style:name="co19" style:family="table-column">
      <style:table-column-properties fo:break-before="auto" style:column-width="30.52mm"/>
    </style:style>
    <style:style style:name="co20" style:family="table-column">
      <style:table-column-properties fo:break-before="auto" style:column-width="37.52mm"/>
    </style:style>
    <style:style style:name="co21" style:family="table-column">
      <style:table-column-properties fo:break-before="auto" style:column-width="46.48mm"/>
    </style:style>
    <style:style style:name="co22" style:family="table-column">
      <style:table-column-properties fo:break-before="auto" style:column-width="112.29mm"/>
    </style:style>
    <style:style style:name="co23" style:family="table-column">
      <style:table-column-properties fo:break-before="auto" style:column-width="37.24mm"/>
    </style:style>
    <style:style style:name="co24" style:family="table-column">
      <style:table-column-properties fo:break-before="auto" style:column-width="49.27mm"/>
    </style:style>
    <style:style style:name="co25" style:family="table-column">
      <style:table-column-properties fo:break-before="auto" style:column-width="36.12mm"/>
    </style:style>
    <style:style style:name="co26" style:family="table-column">
      <style:table-column-properties fo:break-before="auto" style:column-width="34.45mm"/>
    </style:style>
    <style:style style:name="co27" style:family="table-column">
      <style:table-column-properties fo:break-before="auto" style:column-width="52.92mm"/>
    </style:style>
    <style:style style:name="co28" style:family="table-column">
      <style:table-column-properties fo:break-before="auto" style:column-width="61.03mm"/>
    </style:style>
    <style:style style:name="co29" style:family="table-column">
      <style:table-column-properties fo:break-before="auto" style:column-width="39.48mm"/>
    </style:style>
    <style:style style:name="co30" style:family="table-column">
      <style:table-column-properties fo:break-before="auto" style:column-width="61.33mm"/>
    </style:style>
    <style:style style:name="co31" style:family="table-column">
      <style:table-column-properties fo:break-before="auto" style:column-width="100.22mm"/>
    </style:style>
    <style:style style:name="co32" style:family="table-column">
      <style:table-column-properties fo:break-before="auto" style:column-width="58.53mm"/>
    </style:style>
    <style:style style:name="co33" style:family="table-column">
      <style:table-column-properties fo:break-before="auto" style:column-width="32.47mm"/>
    </style:style>
    <style:style style:name="co34" style:family="table-column">
      <style:table-column-properties fo:break-before="auto" style:column-width="39.19mm"/>
    </style:style>
    <style:style style:name="co35" style:family="table-column">
      <style:table-column-properties fo:break-before="auto" style:column-width="25.75mm"/>
    </style:style>
    <style:style style:name="co36" style:family="table-column">
      <style:table-column-properties fo:break-before="auto" style:column-width="47.87mm"/>
    </style:style>
    <style:style style:name="co37" style:family="table-column">
      <style:table-column-properties fo:break-before="auto" style:column-width="50.39mm"/>
    </style:style>
    <style:style style:name="co38" style:family="table-column">
      <style:table-column-properties fo:break-before="auto" style:column-width="66.64mm"/>
    </style:style>
    <style:style style:name="co39" style:family="table-column">
      <style:table-column-properties fo:break-before="auto" style:column-width="46.2mm"/>
    </style:style>
    <style:style style:name="co40" style:family="table-column">
      <style:table-column-properties fo:break-before="auto" style:column-width="41.43mm"/>
    </style:style>
    <style:style style:name="co41" style:family="table-column">
      <style:table-column-properties fo:break-before="auto" style:column-width="70.29mm"/>
    </style:style>
    <style:style style:name="co42" style:family="table-column">
      <style:table-column-properties fo:break-before="auto" style:column-width="97.44mm"/>
    </style:style>
    <style:style style:name="co43" style:family="table-column">
      <style:table-column-properties fo:break-before="auto" style:column-width="42.55mm"/>
    </style:style>
    <style:style style:name="co44" style:family="table-column">
      <style:table-column-properties fo:break-before="auto" style:column-width="33.32mm"/>
    </style:style>
    <style:style style:name="co45" style:family="table-column">
      <style:table-column-properties fo:break-before="auto" style:column-width="56.57mm"/>
    </style:style>
    <style:style style:name="co46" style:family="table-column">
      <style:table-column-properties fo:break-before="auto" style:column-width="35.28mm"/>
    </style:style>
    <style:style style:name="co47" style:family="table-column">
      <style:table-column-properties fo:break-before="auto" style:column-width="47.04mm"/>
    </style:style>
    <style:style style:name="co48" style:family="table-column">
      <style:table-column-properties fo:break-before="auto" style:column-width="46.78mm"/>
    </style:style>
    <style:style style:name="co49" style:family="table-column">
      <style:table-column-properties fo:break-before="auto" style:column-width="91mm"/>
    </style:style>
    <style:style style:name="co50" style:family="table-column">
      <style:table-column-properties fo:break-before="auto" style:column-width="20.44mm"/>
    </style:style>
    <style:style style:name="co51" style:family="table-column">
      <style:table-column-properties fo:break-before="auto" style:column-width="54.05mm"/>
    </style:style>
    <style:style style:name="co52" style:family="table-column">
      <style:table-column-properties fo:break-before="auto" style:column-width="42.28mm"/>
    </style:style>
    <style:style style:name="co53" style:family="table-column">
      <style:table-column-properties fo:break-before="auto" style:column-width="63.29mm"/>
    </style:style>
    <style:style style:name="co54" style:family="table-column">
      <style:table-column-properties fo:break-before="auto" style:column-width="108.07mm"/>
    </style:style>
    <style:style style:name="co55" style:family="table-column">
      <style:table-column-properties fo:break-before="auto" style:column-width="70.56mm"/>
    </style:style>
    <style:style style:name="co56" style:family="table-column">
      <style:table-column-properties fo:break-before="auto" style:column-width="75.32mm"/>
    </style:style>
    <style:style style:name="co57" style:family="table-column">
      <style:table-column-properties fo:break-before="auto" style:column-width="50.96mm"/>
    </style:style>
    <style:style style:name="co58" style:family="table-column">
      <style:table-column-properties fo:break-before="auto" style:column-width="55.46mm"/>
    </style:style>
    <style:style style:name="co59" style:family="table-column">
      <style:table-column-properties fo:break-before="auto" style:column-width="53.5mm"/>
    </style:style>
    <style:style style:name="co60" style:family="table-column">
      <style:table-column-properties fo:break-before="auto" style:column-width="53.76mm"/>
    </style:style>
    <style:style style:name="co61" style:family="table-column">
      <style:table-column-properties fo:break-before="auto" style:column-width="51.52mm"/>
    </style:style>
    <style:style style:name="co62" style:family="table-column">
      <style:table-column-properties fo:break-before="auto" style:column-width="62.14mm"/>
    </style:style>
    <style:style style:name="co63" style:family="table-column">
      <style:table-column-properties fo:break-before="auto" style:column-width="76.16mm"/>
    </style:style>
    <style:style style:name="co64" style:family="table-column">
      <style:table-column-properties fo:break-before="auto" style:column-width="19.6mm"/>
    </style:style>
    <style:style style:name="co65" style:family="table-column">
      <style:table-column-properties fo:break-before="auto" style:column-width="44.8mm"/>
    </style:style>
    <style:style style:name="co66" style:family="table-column">
      <style:table-column-properties fo:break-before="auto" style:column-width="59.37mm"/>
    </style:style>
    <style:style style:name="co67" style:family="table-column">
      <style:table-column-properties fo:break-before="auto" style:column-width="59.07mm"/>
    </style:style>
    <style:style style:name="co68" style:family="table-column">
      <style:table-column-properties fo:break-before="auto" style:column-width="77.82mm"/>
    </style:style>
    <style:style style:name="co69" style:family="table-column">
      <style:table-column-properties fo:break-before="auto" style:column-width="71.95mm"/>
    </style:style>
    <style:style style:name="co70" style:family="table-column">
      <style:table-column-properties fo:break-before="auto" style:column-width="20.99mm"/>
    </style:style>
    <style:style style:name="co71" style:family="table-column">
      <style:table-column-properties fo:break-before="auto" style:column-width="38.63mm"/>
    </style:style>
    <style:style style:name="co72" style:family="table-column">
      <style:table-column-properties fo:break-before="auto" style:column-width="60.77mm"/>
    </style:style>
    <style:style style:name="co73" style:family="table-column">
      <style:table-column-properties fo:break-before="auto" style:column-width="55.72mm"/>
    </style:style>
    <style:style style:name="co74" style:family="table-column">
      <style:table-column-properties fo:break-before="auto" style:column-width="57.96mm"/>
    </style:style>
    <style:style style:name="co75" style:family="table-column">
      <style:table-column-properties fo:break-before="auto" style:column-width="33.5mm"/>
    </style:style>
    <style:style style:name="co76" style:family="table-column">
      <style:table-column-properties fo:break-before="auto" style:column-width="31.04mm"/>
    </style:style>
    <style:style style:name="co77" style:family="table-column">
      <style:table-column-properties fo:break-before="auto" style:column-width="66.16mm"/>
    </style:style>
    <style:style style:name="co78" style:family="table-column">
      <style:table-column-properties fo:break-before="auto" style:column-width="96.66mm"/>
    </style:style>
    <style:style style:name="co79" style:family="table-column">
      <style:table-column-properties fo:break-before="auto" style:column-width="64.54mm"/>
    </style:style>
    <style:style style:name="co80" style:family="table-column">
      <style:table-column-properties fo:break-before="auto" style:column-width="28.86mm"/>
    </style:style>
    <style:style style:name="co81" style:family="table-column">
      <style:table-column-properties fo:break-before="auto" style:column-width="43.29mm"/>
    </style:style>
    <style:style style:name="co82" style:family="table-column">
      <style:table-column-properties fo:break-before="auto" style:column-width="22.58mm"/>
    </style:style>
    <style:style style:name="co83" style:family="table-column">
      <style:table-column-properties fo:break-before="auto" style:column-width="50.06mm"/>
    </style:style>
    <style:style style:name="co84" style:family="table-column">
      <style:table-column-properties fo:break-before="auto" style:column-width="49.67mm"/>
    </style:style>
    <style:style style:name="co85" style:family="table-column">
      <style:table-column-properties fo:break-before="auto" style:column-width="118.46mm"/>
    </style:style>
    <style:style style:name="co86" style:family="table-column">
      <style:table-column-properties fo:break-before="auto" style:column-width="42.63mm"/>
    </style:style>
    <style:style style:name="co87" style:family="table-column">
      <style:table-column-properties fo:break-before="auto" style:column-width="15.4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6.54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6.84mm" fo:break-before="auto" style:use-optimal-row-height="true"/>
    </style:style>
    <style:style style:name="ro7" style:family="table-row">
      <style:table-row-properties style:row-height="10mm" fo:break-before="auto" style:use-optimal-row-height="true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11.2mm" fo:break-before="auto" style:use-optimal-row-height="false"/>
    </style:style>
    <style:style style:name="ro10" style:family="table-row">
      <style:table-row-properties style:row-height="15.35mm" fo:break-before="auto" style:use-optimal-row-height="false"/>
    </style:style>
    <style:style style:name="ro11" style:family="table-row">
      <style:table-row-properties style:row-height="15.26mm" fo:break-before="auto" style:use-optimal-row-height="false"/>
    </style:style>
    <style:style style:name="ro12" style:family="table-row">
      <style:table-row-properties style:row-height="19.4mm" fo:break-before="auto" style:use-optimal-row-height="false"/>
    </style:style>
    <style:style style:name="ro13" style:family="table-row">
      <style:table-row-properties style:row-height="23.55mm" fo:break-before="auto" style:use-optimal-row-height="false"/>
    </style:style>
    <style:style style:name="ro14" style:family="table-row">
      <style:table-row-properties style:row-height="27.69mm" fo:break-before="auto" style:use-optimal-row-height="false"/>
    </style:style>
    <style:style style:name="ro15" style:family="table-row">
      <style:table-row-properties style:row-height="7.06mm" fo:break-before="auto" style:use-optimal-row-height="false"/>
    </style:style>
    <style:style style:name="ta1" style:family="table" style:master-page-name="PageStyle_5f_Saarland">
      <style:table-properties table:display="true" style:writing-mode="lr-tb"/>
    </style:style>
    <style:style style:name="ta2" style:family="table" style:master-page-name="PageStyle_5f_Thüringen">
      <style:table-properties table:display="true" style:writing-mode="lr-tb"/>
    </style:style>
    <style:style style:name="ta3" style:family="table" style:master-page-name="PageStyle_5f_Nordrhein-Westfalen">
      <style:table-properties table:display="true" style:writing-mode="lr-tb"/>
    </style:style>
    <style:style style:name="ta4" style:family="table" style:master-page-name="PageStyle_5f_Niedersachsen">
      <style:table-properties table:display="true" style:writing-mode="lr-tb"/>
    </style:style>
    <style:style style:name="ta5" style:family="table" style:master-page-name="PageStyle_5f_Mecklenburg_20_Vorpommern">
      <style:table-properties table:display="true" style:writing-mode="lr-tb"/>
    </style:style>
    <style:style style:name="ta6" style:family="table" style:master-page-name="PageStyle_5f_Brandenburg">
      <style:table-properties table:display="true" style:writing-mode="lr-tb"/>
    </style:style>
    <style:style style:name="ta7" style:family="table" style:master-page-name="PageStyle_5f_Rheinland_20_Pfalz">
      <style:table-properties table:display="true" style:writing-mode="lr-tb"/>
    </style:style>
    <style:style style:name="ta8" style:family="table" style:master-page-name="PageStyle_5f_Hamburg">
      <style:table-properties table:display="true" style:writing-mode="lr-tb"/>
    </style:style>
    <style:style style:name="ta9" style:family="table" style:master-page-name="PageStyle_5f_Baden_20_Würtemberg">
      <style:table-properties table:display="true" style:writing-mode="lr-tb"/>
    </style:style>
    <style:style style:name="ta10" style:family="table" style:master-page-name="PageStyle_5f_Bremen">
      <style:table-properties table:display="true" style:writing-mode="lr-tb"/>
    </style:style>
    <style:style style:name="ta11" style:family="table" style:master-page-name="PageStyle_5f_Sachsen">
      <style:table-properties table:display="true" style:writing-mode="lr-tb"/>
    </style:style>
    <style:style style:name="ta12" style:family="table" style:master-page-name="PageStyle_5f_Hessen">
      <style:table-properties table:display="true" style:writing-mode="lr-tb"/>
    </style:style>
    <style:style style:name="ta13" style:family="table" style:master-page-name="PageStyle_5f_Sachsen_20_Anhalt">
      <style:table-properties table:display="true" style:writing-mode="lr-tb"/>
    </style:style>
    <style:style style:name="ta14" style:family="table" style:master-page-name="PageStyle_5f_Berlin">
      <style:table-properties table:display="true" style:writing-mode="lr-tb"/>
    </style:style>
    <style:style style:name="ta15" style:family="table" style:master-page-name="PageStyle_5f_Bayern">
      <style:table-properties table:display="true" style:writing-mode="lr-tb"/>
    </style:style>
    <style:style style:name="ta16" style:family="table" style:master-page-name="PageStyle_5f_Schleswig_20_Holstein">
      <style:table-properties table:display="true" style:writing-mode="lr-tb"/>
    </style:style>
    <style:style style:name="ta17" style:family="table" style:master-page-name="PageStyle_5f_Ausland">
      <style:table-properties table:display="true" style:writing-mode="lr-tb"/>
    </style:style>
    <style:style style:name="ta18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/>
    <style:style style:name="ce1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'Tahoma'" fo:font-size="11pt" fo:font-style="normal" fo:text-shadow="none" style:text-underline-style="none" fo:font-weight="normal" style:font-size-asian="11pt" style:font-style-asian="normal" style:font-weight-asian="normal" style:font-name-complex="'Tahoma'" style:font-size-complex="11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40" style:family="table-cell" style:parent-style-name="Default">
      <style:table-cell-properties fo:border-bottom="0.74pt solid #404040" fo:background-color="#bec0bf" style:diagonal-bl-tr="none" style:diagonal-tl-br="none" style:text-align-source="fix" style:repeat-content="false" fo:wrap-option="wrap" fo:border-left="0.74pt solid #a6a6a6" style:direction="ltr" fo:border-right="0.74pt solid #a6a6a6" style:rotation-angle="0" style:rotation-align="none" style:shrink-to-fit="false" fo:border-top="0.74pt solid #a6a6a6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.5pt" fo:font-style="normal" fo:text-shadow="none" style:text-underline-style="none" fo:font-weight="bold" style:font-size-asian="9.5pt" style:font-style-asian="normal" style:font-weight-asian="bold" style:font-name-complex="Arial" style:font-size-complex="9.5pt" style:font-style-complex="normal" style:font-weight-complex="bold"/>
    </style:style>
    <style:style style:name="ce41" style:family="table-cell" style:parent-style-name="Default">
      <style:table-cell-properties fo:border-bottom="0.74pt solid #a6a6a6" style:diagonal-bl-tr="none" style:diagonal-tl-br="none" style:text-align-source="fix" style:repeat-content="false" fo:background-color="transparent" fo:wrap-option="wrap" fo:border-left="0.74pt solid #404040" style:direction="ltr" fo:border-right="0.74pt solid #a6a6a6" style:rotation-angle="0" style:rotation-align="none" style:shrink-to-fit="false" fo:border-top="0.74pt solid #40404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.5pt" fo:font-style="normal" fo:text-shadow="none" style:text-underline-style="none" fo:font-weight="normal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ce42" style:family="table-cell" style:parent-style-name="Default">
      <style:table-cell-properties fo:border-bottom="0.74pt solid #a6a6a6" style:diagonal-bl-tr="none" style:diagonal-tl-br="none" style:text-align-source="fix" style:repeat-content="false" fo:background-color="transparent" fo:wrap-option="wrap" fo:border-left="0.74pt solid #404040" style:direction="ltr" fo:border-right="0.74pt solid #a6a6a6" style:rotation-angle="0" style:rotation-align="none" style:shrink-to-fit="false" fo:border-top="0.74pt solid #a6a6a6" style:vertical-align="top" loext:vertical-justify="auto"/>
      <style:paragraph-properties fo:text-align="start" css3t:text-justify="auto" fo:margin-left="0mm" style:writing-mode="page"/>
    </style:style>
    <style:style style:name="ce43" style:family="table-cell" style:parent-style-name="Default">
      <style:table-cell-properties fo:border-bottom="0.74pt solid #a6a6a6" style:diagonal-bl-tr="none" style:diagonal-tl-br="none" style:text-align-source="fix" style:repeat-content="false" fo:background-color="transparent" fo:wrap-option="wrap" fo:border-left="0.74pt solid #404040" style:direction="ltr" fo:border-right="0.74pt solid #a6a6a6" style:rotation-angle="0" style:rotation-align="none" style:shrink-to-fit="false" fo:border-top="0.74pt solid #a6a6a6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.5pt" fo:font-style="normal" fo:text-shadow="none" style:text-underline-style="none" fo:font-weight="normal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ce44" style:family="table-cell" style:parent-style-name="Default">
      <style:table-cell-properties fo:border-bottom="0.74pt solid #a6a6a6" style:diagonal-bl-tr="none" style:diagonal-tl-br="none" style:text-align-source="fix" style:repeat-content="false" fo:background-color="transparent" fo:wrap-option="wrap" fo:border-left="0.74pt solid #404040" style:direction="ltr" fo:border-right="0.74pt solid #a6a6a6" style:rotation-angle="0" style:rotation-align="none" style:shrink-to-fit="false" fo:border-top="0.74pt solid #a6a6a6" style:vertical-align="middle" loext:vertical-justify="auto"/>
      <style:paragraph-properties fo:text-align="start" css3t:text-justify="auto" fo:margin-left="0mm" style:writing-mode="page"/>
    </style:style>
    <style:style style:name="ce45" style:family="table-cell" style:parent-style-name="Default">
      <style:table-cell-properties fo:border-bottom="0.74pt solid #a6a6a6" style:diagonal-bl-tr="none" style:diagonal-tl-br="none" style:text-align-source="fix" style:repeat-content="false" fo:background-color="transparent" fo:wrap-option="wrap" fo:border-left="0.74pt solid #404040" style:direction="ltr" fo:border-right="0.74pt solid #a6a6a6" style:rotation-angle="0" style:rotation-align="none" style:shrink-to-fit="false" fo:border-top="0.74pt solid #404040" style:vertical-align="top" loext:vertical-justify="auto"/>
      <style:paragraph-properties fo:text-align="start" css3t:text-justify="auto" fo:margin-left="0mm" style:writing-mode="page"/>
    </style:style>
    <style:style style:name="ce46" style:family="table-cell" style:parent-style-name="Default">
      <style:table-cell-properties fo:border-bottom="0.74pt solid #a6a6a6" style:diagonal-bl-tr="none" style:diagonal-tl-br="none" style:text-align-source="fix" style:repeat-content="false" fo:background-color="transparent" fo:wrap-option="wrap" fo:border-left="0.74pt solid #404040" style:direction="ltr" fo:border-right="0.74pt solid #a6a6a6" style:rotation-angle="0" style:rotation-align="none" style:shrink-to-fit="false" fo:border-top="0.74pt solid #404040" style:vertical-align="middle" loext:vertical-justify="auto"/>
      <style:paragraph-properties fo:text-align="start" css3t:text-justify="auto" fo:margin-left="0mm" style:writing-mode="page"/>
    </style:style>
    <style:style style:name="ce47" style:family="table-cell" style:parent-style-name="Default">
      <style:table-cell-properties fo:border-bottom="0.74pt solid #a6a6a6" style:diagonal-bl-tr="none" style:diagonal-tl-br="none" style:text-align-source="fix" style:repeat-content="false" fo:background-color="transparent" fo:wrap-option="wrap" fo:border-left="0.74pt solid #a6a6a6" style:direction="ltr" fo:border-right="0.74pt solid #a6a6a6" style:rotation-angle="0" style:rotation-align="none" style:shrink-to-fit="false" fo:border-top="0.74pt solid #40404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.5pt" fo:font-style="normal" fo:text-shadow="none" style:text-underline-style="none" fo:font-weight="normal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a6a6a6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.5pt" fo:font-style="normal" fo:text-shadow="none" style:text-underline-style="none" fo:font-weight="normal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a6a6a6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5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a6a6a6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51" style:family="table-cell" style:parent-style-name="Default">
      <style:table-cell-properties fo:border-bottom="0.74pt solid #a6a6a6" style:diagonal-bl-tr="none" style:diagonal-tl-br="none" style:text-align-source="fix" style:repeat-content="false" fo:background-color="transparent" fo:wrap-option="wrap" fo:border-left="0.74pt solid #a6a6a6" style:direction="ltr" fo:border-right="0.74pt solid #a6a6a6" style:rotation-angle="0" style:rotation-align="none" style:shrink-to-fit="false" fo:border-top="0.74pt solid #404040" style:vertical-align="top" loext:vertical-justify="auto"/>
      <style:paragraph-properties fo:text-align="start" css3t:text-justify="auto" fo:margin-left="0mm" style:writing-mode="page"/>
    </style:style>
    <style:style style:name="ce52" style:family="table-cell" style:parent-style-name="Default">
      <style:table-cell-properties fo:border-bottom="0.74pt solid #a6a6a6" style:diagonal-bl-tr="none" style:diagonal-tl-br="none" style:text-align-source="fix" style:repeat-content="false" fo:background-color="transparent" fo:wrap-option="wrap" fo:border-left="0.74pt solid #a6a6a6" style:direction="ltr" fo:border-right="0.74pt solid #a6a6a6" style:rotation-angle="0" style:rotation-align="none" style:shrink-to-fit="false" fo:border-top="0.74pt solid #404040" style:vertical-align="middle" loext:vertical-justify="auto"/>
      <style:paragraph-properties fo:text-align="start" css3t:text-justify="auto" fo:margin-left="0mm" style:writing-mode="page"/>
    </style:style>
    <style:style style:name="ce53" style:family="table-cell" style:parent-style-name="Default">
      <style:table-cell-properties fo:border-bottom="0.74pt solid #a6a6a6" fo:background-color="#dcdcdc" style:diagonal-bl-tr="none" style:diagonal-tl-br="none" style:text-align-source="fix" style:repeat-content="false" fo:wrap-option="wrap" fo:border-left="0.74pt solid #a6a6a6" style:direction="ltr" fo:border-right="0.74pt solid #404040" style:rotation-angle="0" style:rotation-align="none" style:shrink-to-fit="false" fo:border-top="0.74pt solid #40404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.5pt" fo:font-style="normal" fo:text-shadow="none" style:text-underline-style="none" fo:font-weight="bold" style:font-size-asian="9.5pt" style:font-style-asian="normal" style:font-weight-asian="bold" style:font-name-complex="Arial" style:font-size-complex="9.5pt" style:font-style-complex="normal" style:font-weight-complex="bold"/>
    </style:style>
    <style:style style:name="ce54" style:family="table-cell" style:parent-style-name="Default">
      <style:table-cell-properties fo:border-bottom="0.74pt solid #a6a6a6" fo:background-color="#dcdcdc" style:diagonal-bl-tr="none" style:diagonal-tl-br="none" style:text-align-source="fix" style:repeat-content="false" fo:wrap-option="wrap" fo:border-left="0.74pt solid #a6a6a6" style:direction="ltr" fo:border-right="0.74pt solid #404040" style:rotation-angle="0" style:rotation-align="none" style:shrink-to-fit="false" fo:border-top="0.74pt solid #a6a6a6" style:vertical-align="top" loext:vertical-justify="auto"/>
      <style:paragraph-properties fo:text-align="start" css3t:text-justify="auto" fo:margin-left="0mm" style:writing-mode="page"/>
    </style:style>
    <style:style style:name="ce55" style:family="table-cell" style:parent-style-name="Default">
      <style:table-cell-properties fo:border-bottom="0.74pt solid #a6a6a6" fo:background-color="#dcdcdc" style:diagonal-bl-tr="none" style:diagonal-tl-br="none" style:text-align-source="fix" style:repeat-content="false" fo:wrap-option="wrap" fo:border-left="0.74pt solid #a6a6a6" style:direction="ltr" fo:border-right="0.74pt solid #404040" style:rotation-angle="0" style:rotation-align="none" style:shrink-to-fit="false" fo:border-top="0.74pt solid #a6a6a6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.5pt" fo:font-style="normal" fo:text-shadow="none" style:text-underline-style="none" fo:font-weight="bold" style:font-size-asian="9.5pt" style:font-style-asian="normal" style:font-weight-asian="bold" style:font-name-complex="Arial" style:font-size-complex="9.5pt" style:font-style-complex="normal" style:font-weight-complex="bold"/>
    </style:style>
    <style:style style:name="ce56" style:family="table-cell" style:parent-style-name="Default">
      <style:table-cell-properties fo:border-bottom="0.74pt solid #a6a6a6" fo:background-color="#dcdcdc" style:diagonal-bl-tr="none" style:diagonal-tl-br="none" style:text-align-source="fix" style:repeat-content="false" fo:wrap-option="wrap" fo:border-left="0.74pt solid #a6a6a6" style:direction="ltr" fo:border-right="0.74pt solid #404040" style:rotation-angle="0" style:rotation-align="none" style:shrink-to-fit="false" fo:border-top="0.74pt solid #a6a6a6" style:vertical-align="middle" loext:vertical-justify="auto"/>
      <style:paragraph-properties fo:text-align="start" css3t:text-justify="auto" fo:margin-left="0mm" style:writing-mode="page"/>
    </style:style>
    <style:style style:name="ce57" style:family="table-cell" style:parent-style-name="Default">
      <style:table-cell-properties fo:border-bottom="0.74pt solid #a6a6a6" fo:background-color="#dcdcdc" style:diagonal-bl-tr="none" style:diagonal-tl-br="none" style:text-align-source="fix" style:repeat-content="false" fo:wrap-option="wrap" fo:border-left="0.74pt solid #a6a6a6" style:direction="ltr" fo:border-right="0.74pt solid #404040" style:rotation-angle="0" style:rotation-align="none" style:shrink-to-fit="false" fo:border-top="0.74pt solid #404040" style:vertical-align="top" loext:vertical-justify="auto"/>
      <style:paragraph-properties fo:text-align="start" css3t:text-justify="auto" fo:margin-left="0mm" style:writing-mode="page"/>
    </style:style>
    <style:style style:name="ce58" style:family="table-cell" style:parent-style-name="Default">
      <style:table-cell-properties fo:border-bottom="0.74pt solid #a6a6a6" fo:background-color="#dcdcdc" style:diagonal-bl-tr="none" style:diagonal-tl-br="none" style:text-align-source="fix" style:repeat-content="false" fo:wrap-option="wrap" fo:border-left="0.74pt solid #a6a6a6" style:direction="ltr" fo:border-right="0.74pt solid #404040" style:rotation-angle="0" style:rotation-align="none" style:shrink-to-fit="false" fo:border-top="0.74pt solid #404040" style:vertical-align="middle" loext:vertical-justify="auto"/>
      <style:paragraph-properties fo:text-align="start" css3t:text-justify="auto" fo:margin-left="0mm" style:writing-mode="page"/>
    </style:style>
    <style:style style:name="T1" style:family="text">
      <style:text-properties style:use-window-font-color="true" style:font-name="Arial" fo:font-size="9.5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9.5pt" style:font-size-complex="9.5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Arial" fo:font-size="9.5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9.5pt" style:font-size-complex="9.5pt" style:font-weight-asian="normal" style:font-weight-complex="normal" style:font-style-asian="normal" style:font-style-complex="normal"/>
    </style:style>
    <style:style style:name="T3" style:family="text">
      <style:text-properties style:use-window-font-color="true" style:font-name="Arial" fo:font-size="9.5pt" fo:font-weight="normal" style:text-underline-style="solid" style:text-underline-width="auto" style:text-underline-color="font-color" style:text-line-through-type="none" fo:font-style="normal" style:text-outline="false" fo:text-shadow="none" style:text-position="0% 100%" style:font-name-complex="Arial" style:font-size-asian="9.5pt" style:font-size-complex="9.5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aarland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number-columns-repeated="1014" table:default-cell-style-name="Default"/>
        <table:table-row table:style-name="ro1">
          <table:table-cell table:style-name="ce1" office:value-type="string" calcext:value-type="string">
            <text:p>Home Address</text:p>
          </table:table-cell>
          <table:table-cell table:style-name="ce1" office:value-type="string" calcext:value-type="string">
            <text:p>Company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Website</text:p>
          </table:table-cell>
          <table:table-cell table:style-name="ce1" office:value-type="string" calcext:value-type="string">
            <text:p>E-mail Address</text:p>
          </table:table-cell>
          <table:table-cell table:style-name="ce1" office:value-type="string" calcext:value-type="string">
            <text:p>Phone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Type</text:p>
          </table:table-cell>
          <table:table-cell table:style-name="ce1" table:number-columns-repeated="17"/>
          <table:table-cell table:number-columns-repeated="999"/>
        </table:table-row>
        <table:table-row table:style-name="ro1">
          <table:table-cell table:style-name="ce2" office:value-type="string" calcext:value-type="string">
            <text:p>Illingen</text:p>
          </table:table-cell>
          <table:table-cell table:number-columns-repeated="2" table:style-name="ce2" office:value-type="string" calcext:value-type="string">
            <text:p>Juz Illingen</text:p>
          </table:table-cell>
          <table:table-cell table:style-name="ce2" office:value-type="string" calcext:value-type="string">
            <text:p>facebook.com/JuZ-Illingen-171593271731</text:p>
          </table:table-cell>
          <table:table-cell table:style-name="ce2"/>
          <table:table-cell/>
          <table:table-cell table:style-name="ce2"/>
          <table:table-cell table:style-name="ce3" office:value-type="string" calcext:value-type="string">
            <text:p>Facebook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Neunkirchen</text:p>
          </table:table-cell>
          <table:table-cell table:number-columns-repeated="2" table:style-name="ce2" office:value-type="string" calcext:value-type="string">
            <text:p>Kuz Sägewerk</text:p>
          </table:table-cell>
          <table:table-cell table:style-name="ce2" office:value-type="string" calcext:value-type="string">
            <text:p>kuz-saegewerk.de</text:p>
          </table:table-cell>
          <table:table-cell table:style-name="ce2" office:value-type="string" calcext:value-type="string">
            <text:p>info@kuz-saegewerk.de</text:p>
          </table:table-cell>
          <table:table-cell table:number-columns-repeated="2"/>
          <table:table-cell table:style-name="ce3" office:value-type="string" calcext:value-type="string">
            <text:p>Mail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Saarbrücken </text:p>
          </table:table-cell>
          <table:table-cell table:style-name="ce2" office:value-type="string" calcext:value-type="string">
            <text:p>Devild Place</text:p>
          </table:table-cell>
          <table:table-cell table:style-name="ce2" office:value-type="string" calcext:value-type="string">
            <text:p>Devils Place</text:p>
          </table:table-cell>
          <table:table-cell table:style-name="ce2" office:value-type="string" calcext:value-type="string">
            <text:p>devils-place.com</text:p>
          </table:table-cell>
          <table:table-cell table:style-name="ce2" office:value-type="string" calcext:value-type="string">
            <text:p>booking@devils-place.com</text:p>
          </table:table-cell>
          <table:table-cell/>
          <table:table-cell table:style-name="ce2"/>
          <table:table-cell table:style-name="ce3" office:value-type="string" calcext:value-type="string">
            <text:p>Webform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Saarbrücken</text:p>
          </table:table-cell>
          <table:table-cell table:number-columns-repeated="2" table:style-name="ce2" office:value-type="string" calcext:value-type="string">
            <text:p>Haifischblut Collective</text:p>
          </table:table-cell>
          <table:table-cell table:style-name="ce2" office:value-type="string" calcext:value-type="string">
            <text:p>facebook.com/haifischblutcollective</text:p>
          </table:table-cell>
          <table:table-cell table:style-name="ce2" office:value-type="string" calcext:value-type="string">
            <text:p>haifischblut.collective@gmail.com</text:p>
          </table:table-cell>
          <table:table-cell/>
          <table:table-cell table:style-name="ce2" office:value-type="string" calcext:value-type="string">
            <text:p>Lokaler Veranstalter</text:p>
          </table:table-cell>
          <table:table-cell table:style-name="ce3" office:value-type="string" calcext:value-type="string">
            <text:p>Mail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Saarbrücken</text:p>
          </table:table-cell>
          <table:table-cell table:number-columns-repeated="2" table:style-name="ce2" office:value-type="string" calcext:value-type="string">
            <text:p>Juz United</text:p>
          </table:table-cell>
          <table:table-cell table:style-name="ce2" office:value-type="string" calcext:value-type="string">
            <text:p>juz-united.de</text:p>
          </table:table-cell>
          <table:table-cell table:style-name="ce2" office:value-type="string" calcext:value-type="string">
            <text:p>zentrale@juz-united.de</text:p>
          </table:table-cell>
          <table:table-cell table:number-columns-repeated="2"/>
          <table:table-cell table:style-name="ce3" office:value-type="string" calcext:value-type="string">
            <text:p>Mail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Saarbrücken</text:p>
          </table:table-cell>
          <table:table-cell table:style-name="ce2" office:value-type="string" calcext:value-type="string">
            <text:p>Kleiner Klub</text:p>
          </table:table-cell>
          <table:table-cell table:style-name="ce2" office:value-type="string" calcext:value-type="string">
            <text:p>Eric</text:p>
          </table:table-cell>
          <table:table-cell table:style-name="ce2" office:value-type="string" calcext:value-type="string">
            <text:p>kleinerklub.de</text:p>
          </table:table-cell>
          <table:table-cell table:style-name="ce2" office:value-type="string" calcext:value-type="string">
            <text:p>eric@kleinerklub.de</text:p>
          </table:table-cell>
          <table:table-cell table:number-columns-repeated="2"/>
          <table:table-cell table:style-name="ce3" office:value-type="string" calcext:value-type="string">
            <text:p>Mail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Saarbrücken</text:p>
          </table:table-cell>
          <table:table-cell table:style-name="ce2" office:value-type="string" calcext:value-type="string">
            <text:p>Kleiner Klub</text:p>
          </table:table-cell>
          <table:table-cell table:style-name="ce2" office:value-type="string" calcext:value-type="string">
            <text:p>Enzo</text:p>
          </table:table-cell>
          <table:table-cell table:style-name="ce2" office:value-type="string" calcext:value-type="string">
            <text:p>kleinerklub.de</text:p>
          </table:table-cell>
          <table:table-cell table:style-name="ce2" office:value-type="string" calcext:value-type="string">
            <text:p>enzo@kleinerklub.de</text:p>
          </table:table-cell>
          <table:table-cell table:number-columns-repeated="2"/>
          <table:table-cell table:style-name="ce3" office:value-type="string" calcext:value-type="string">
            <text:p>Mail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St. Ingbert</text:p>
          </table:table-cell>
          <table:table-cell table:style-name="ce2" office:value-type="string" calcext:value-type="string">
            <text:p>Juz St. Ingbert</text:p>
          </table:table-cell>
          <table:table-cell table:style-name="ce2" office:value-type="string" calcext:value-type="string">
            <text:p>Juz</text:p>
          </table:table-cell>
          <table:table-cell table:style-name="ce2" office:value-type="string" calcext:value-type="string">
            <text:p>juzigb.blogsport.de</text:p>
          </table:table-cell>
          <table:table-cell table:style-name="ce2" office:value-type="string" calcext:value-type="string">
            <text:p>konzertanfrage.juz-igb@gmx.de</text:p>
          </table:table-cell>
          <table:table-cell table:number-columns-repeated="2"/>
          <table:table-cell table:style-name="ce3" office:value-type="string" calcext:value-type="string">
            <text:p>Mail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Saarwellingen</text:p>
          </table:table-cell>
          <table:table-cell table:number-columns-repeated="2" table:style-name="ce2" office:value-type="string" calcext:value-type="string">
            <text:p>Flexibel</text:p>
          </table:table-cell>
          <table:table-cell table:style-name="ce2" office:value-type="string" calcext:value-type="string">
            <text:p>facebook.com/Flexibel-203437186383484</text:p>
          </table:table-cell>
          <table:table-cell table:style-name="ce2" office:value-type="string" calcext:value-type="string">
            <text:p>-</text:p>
          </table:table-cell>
          <table:table-cell table:number-columns-repeated="2"/>
          <table:table-cell table:style-name="ce3" office:value-type="string" calcext:value-type="string">
            <text:p>Facebook</text:p>
          </table:table-cell>
          <table:table-cell table:style-name="ce3" table:number-columns-repeated="2"/>
          <table:table-cell table:number-columns-repeated="1014"/>
        </table:table-row>
        <table:table-row table:style-name="ro1" table:number-rows-repeated="992">
          <table:table-cell table:number-columns-repeated="7"/>
          <table:table-cell table:style-name="ce3" table:number-columns-repeated="3"/>
          <table:table-cell table:number-columns-repeated="1014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üringen" table:style-name="ta2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5" table:number-columns-repeated="1017" table:default-cell-style-name="Default"/>
        <table:table-row table:style-name="ro1">
          <table:table-cell table:style-name="ce1" office:value-type="string" calcext:value-type="string">
            <text:p>Home Address</text:p>
          </table:table-cell>
          <table:table-cell table:style-name="ce1" office:value-type="string" calcext:value-type="string">
            <text:p>Company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Website</text:p>
          </table:table-cell>
          <table:table-cell table:style-name="ce1" office:value-type="string" calcext:value-type="string">
            <text:p>E-mail Address</text:p>
          </table:table-cell>
          <table:table-cell table:style-name="ce1" office:value-type="string" calcext:value-type="string">
            <text:p>Phone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AW</text:p>
          </table:table-cell>
          <table:table-cell table:style-name="ce1" office:value-type="string" calcext:value-type="string">
            <text:p>Type</text:p>
          </table:table-cell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2" office:value-type="string" calcext:value-type="string">
            <text:p>Erfurt</text:p>
          </table:table-cell>
          <table:table-cell table:style-name="ce2" office:value-type="string" calcext:value-type="string">
            <text:p>Club From Hell</text:p>
          </table:table-cell>
          <table:table-cell table:style-name="ce2" office:value-type="string" calcext:value-type="string">
            <text:p>Frank</text:p>
          </table:table-cell>
          <table:table-cell table:style-name="ce2" office:value-type="string" calcext:value-type="string">
            <text:p>clubfromhell.de</text:p>
          </table:table-cell>
          <table:table-cell table:style-name="ce5" office:value-type="string" calcext:value-type="string">
            <text:p>info@clubfromhell.de</text:p>
          </table:table-cell>
          <table:table-cell/>
          <table:table-cell table:style-name="ce2" office:value-type="string" calcext:value-type="string">
            <text:p>Unverschämte Deals (Clubmiete ~500)</text:p>
          </table:table-cell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Gotha</text:p>
          </table:table-cell>
          <table:table-cell table:number-columns-repeated="2" table:style-name="ce2" office:value-type="string" calcext:value-type="string">
            <text:p>Juwel</text:p>
          </table:table-cell>
          <table:table-cell table:style-name="ce2" office:value-type="string" calcext:value-type="string">
            <text:p>juwelev.wordpress.com</text:p>
          </table:table-cell>
          <table:table-cell table:style-name="ce2" office:value-type="string" calcext:value-type="string">
            <text:p>veranstaltungen-juwel@safe-mail.net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Jena</text:p>
          </table:table-cell>
          <table:table-cell table:style-name="ce2" office:value-type="string" calcext:value-type="string">
            <text:p>Rosenkeller</text:p>
          </table:table-cell>
          <table:table-cell table:style-name="ce2" office:value-type="string" calcext:value-type="string">
            <text:p>Rosenkeller, Hallo Tom</text:p>
          </table:table-cell>
          <table:table-cell table:style-name="ce2" office:value-type="string" calcext:value-type="string">
            <text:p>rosenkeller.org</text:p>
          </table:table-cell>
          <table:table-cell table:style-name="ce2" office:value-type="string" calcext:value-type="string">
            <text:p>tom@rosenkeller.org</text:p>
          </table:table-cell>
          <table:table-cell table:number-columns-repeated="2"/>
          <table:table-cell table:number-columns-repeated="2"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Liebengrün</text:p>
          </table:table-cell>
          <table:table-cell table:style-name="ce2" office:value-type="string" calcext:value-type="string">
            <text:p>Rathaussaal</text:p>
          </table:table-cell>
          <table:table-cell table:style-name="ce2" office:value-type="string" calcext:value-type="string">
            <text:p>Liebengrün</text:p>
          </table:table-cell>
          <table:table-cell table:style-name="ce2" office:value-type="string" calcext:value-type="string">
            <text:p>www.fuck-this.de</text:p>
          </table:table-cell>
          <table:table-cell table:style-name="ce2" office:value-type="string" calcext:value-type="string">
            <text:p>erwin@fuck-this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Rauenstein</text:p>
          </table:table-cell>
          <table:table-cell table:style-name="ce2" office:value-type="string" calcext:value-type="string">
            <text:p>Kulti</text:p>
          </table:table-cell>
          <table:table-cell table:style-name="ce2" office:value-type="string" calcext:value-type="string">
            <text:p>Kulti, Hallo Hendrik</text:p>
          </table:table-cell>
          <table:table-cell table:style-name="ce2" office:value-type="string" calcext:value-type="string">
            <text:p>kulti-rauenstein.de</text:p>
          </table:table-cell>
          <table:table-cell table:style-name="ce2" office:value-type="string" calcext:value-type="string">
            <text:p>hendrik@kulti-rauenstein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Saalfeld</text:p>
          </table:table-cell>
          <table:table-cell table:style-name="ce2" office:value-type="string" calcext:value-type="string">
            <text:p>Klubhaus</text:p>
          </table:table-cell>
          <table:table-cell table:style-name="ce2" office:value-type="string" calcext:value-type="string">
            <text:p>Tommy</text:p>
          </table:table-cell>
          <table:table-cell table:style-name="ce2" office:value-type="string" calcext:value-type="string">
            <text:p>klubhaus-saalfeld.de</text:p>
          </table:table-cell>
          <table:table-cell table:style-name="ce2" office:value-type="string" calcext:value-type="string">
            <text:p>klubhaus-slf@web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Gotha</text:p>
          </table:table-cell>
          <table:table-cell table:number-columns-repeated="2" table:style-name="ce2" office:value-type="string" calcext:value-type="string">
            <text:p>Juwel</text:p>
          </table:table-cell>
          <table:table-cell table:style-name="ce2" office:value-type="string" calcext:value-type="string">
            <text:p>juwelev.wordpress.com</text:p>
          </table:table-cell>
          <table:table-cell table:style-name="ce2" office:value-type="string" calcext:value-type="string">
            <text:p>veranstaltungen-juwel@safe-mail.net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Illmenau</text:p>
          </table:table-cell>
          <table:table-cell table:number-columns-repeated="2" table:style-name="ce2" office:value-type="string" calcext:value-type="string">
            <text:p>BC Studentenclub</text:p>
          </table:table-cell>
          <table:table-cell table:style-name="ce4"/>
          <table:table-cell table:style-name="ce2" office:value-type="string" calcext:value-type="string">
            <text:p>booking@bc-studentenclub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Südthüringen/ Oberfranken</text:p>
          </table:table-cell>
          <table:table-cell table:number-columns-repeated="2" table:style-name="ce2" office:value-type="string" calcext:value-type="string">
            <text:p>TCHC Booking</text:p>
          </table:table-cell>
          <table:table-cell table:style-name="ce2" office:value-type="string" calcext:value-type="string">
            <text:p>facebook.com/tchc.booking</text:p>
          </table:table-cell>
          <table:table-cell table:style-name="ce2" office:value-type="string" calcext:value-type="string">
            <text:p>tchcbooking@web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Weimar</text:p>
          </table:table-cell>
          <table:table-cell table:number-columns-repeated="2" table:style-name="ce2" office:value-type="string" calcext:value-type="string">
            <text:p>TRVEFRYKT Zine</text:p>
          </table:table-cell>
          <table:table-cell/>
          <table:table-cell table:style-name="ce2" office:value-type="string" calcext:value-type="string">
            <text:p>atmofear@gmx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Eisenach</text:p>
          </table:table-cell>
          <table:table-cell table:number-columns-repeated="2" table:style-name="ce2" office:value-type="string" calcext:value-type="string">
            <text:p>Straight Outta EastSide Shows</text:p>
          </table:table-cell>
          <table:table-cell table:style-name="ce2" office:value-type="string" calcext:value-type="string">
            <text:p>facebook.com/SOEshows</text:p>
          </table:table-cell>
          <table:table-cell table:style-name="ce2" office:value-type="string" calcext:value-type="string">
            <text:p>-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Facebook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Illmenau</text:p>
          </table:table-cell>
          <table:table-cell table:number-columns-repeated="2" table:style-name="ce2" office:value-type="string" calcext:value-type="string">
            <text:p>Naracke 5 e.V.</text:p>
          </table:table-cell>
          <table:table-cell table:style-name="ce2" office:value-type="string" calcext:value-type="string">
            <text:p>facebook.com/Baracke5</text:p>
          </table:table-cell>
          <table:table-cell table:style-name="ce2" office:value-type="string" calcext:value-type="string">
            <text:p>-</text:p>
          </table:table-cell>
          <table:table-cell table:style-name="ce4" table:number-columns-repeated="2"/>
          <table:table-cell table:style-name="ce3"/>
          <table:table-cell table:style-name="ce3" office:value-type="string" calcext:value-type="string">
            <text:p>Facebook</text:p>
          </table:table-cell>
          <table:table-cell table:style-name="ce3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Jena/ Weimar/ Erfurt/ Saalfeld</text:p>
          </table:table-cell>
          <table:table-cell table:style-name="ce2" office:value-type="string" calcext:value-type="string">
            <text:p>Lotus Entertainment Booking</text:p>
          </table:table-cell>
          <table:table-cell table:style-name="ce2" office:value-type="string" calcext:value-type="string">
            <text:p>Lotus Entertainment</text:p>
          </table:table-cell>
          <table:table-cell/>
          <table:table-cell table:style-name="ce2" office:value-type="string" calcext:value-type="string">
            <text:p>lotus-entertainment@web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Jena/ Weimar/ Erfurt/ Saalfeld</text:p>
          </table:table-cell>
          <table:table-cell table:style-name="ce2" office:value-type="string" calcext:value-type="string">
            <text:p>Posi Box Booking</text:p>
          </table:table-cell>
          <table:table-cell table:style-name="ce2" office:value-type="string" calcext:value-type="string">
            <text:p>Posi Box</text:p>
          </table:table-cell>
          <table:table-cell/>
          <table:table-cell table:style-name="ce2" office:value-type="string" calcext:value-type="string">
            <text:p>posibox@riseup.net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Jena/ Weimar/ Erfurt/ Saalfeld</text:p>
          </table:table-cell>
          <table:table-cell table:style-name="ce2" office:value-type="string" calcext:value-type="string">
            <text:p>Hypno East Brigade Concerts</text:p>
          </table:table-cell>
          <table:table-cell table:style-name="ce2" office:value-type="string" calcext:value-type="string">
            <text:p>Hypno East Brigade</text:p>
          </table:table-cell>
          <table:table-cell/>
          <table:table-cell table:style-name="ce2" office:value-type="string" calcext:value-type="string">
            <text:p>Crustfrosch@web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Jena/ Weimar/ Erfurt/ Saalfeld</text:p>
          </table:table-cell>
          <table:table-cell table:number-columns-repeated="2" table:style-name="ce2" office:value-type="string" calcext:value-type="string">
            <text:p>Deaf Row Shows</text:p>
          </table:table-cell>
          <table:table-cell/>
          <table:table-cell table:style-name="ce2" office:value-type="string" calcext:value-type="string">
            <text:p>deafrowfest@gmx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7"/>
          <table:table-cell table:style-name="ce3" table:number-columns-repeated="3"/>
          <table:table-cell table:number-columns-repeated="1014"/>
        </table:table-row>
        <table:table-row table:style-name="ro1" table:number-rows-repeated="981">
          <table:table-cell table:number-columns-repeated="7"/>
          <table:table-cell table:style-name="ce3" table:number-columns-repeated="3"/>
          <table:table-cell table:number-columns-repeated="1014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rdrhein-Westfalen" table:style-name="ta3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5" table:number-columns-repeated="1016" table:default-cell-style-name="Default"/>
        <table:table-row table:style-name="ro1">
          <table:table-cell table:style-name="ce6" office:value-type="string" calcext:value-type="string">
            <text:p>Home Address</text:p>
          </table:table-cell>
          <table:table-cell table:style-name="ce6" office:value-type="string" calcext:value-type="string">
            <text:p>Company</text:p>
          </table:table-cell>
          <table:table-cell table:style-name="ce6" office:value-type="string" calcext:value-type="string">
            <text:p>First Name</text:p>
          </table:table-cell>
          <table:table-cell table:style-name="ce6" office:value-type="string" calcext:value-type="string">
            <text:p>Website</text:p>
          </table:table-cell>
          <table:table-cell table:style-name="ce6" office:value-type="string" calcext:value-type="string">
            <text:p>E-mail Address</text:p>
          </table:table-cell>
          <table:table-cell table:style-name="ce6" office:value-type="string" calcext:value-type="string">
            <text:p>Phone</text:p>
          </table:table-cell>
          <table:table-cell table:style-name="ce6" office:value-type="string" calcext:value-type="string">
            <text:p>Notes</text:p>
          </table:table-cell>
          <table:table-cell table:style-name="ce6" office:value-type="string" calcext:value-type="string">
            <text:p>AW</text:p>
          </table:table-cell>
          <table:table-cell table:style-name="ce6" office:value-type="string" calcext:value-type="string">
            <text:p>Type</text:p>
          </table:table-cell>
          <table:table-cell table:style-name="ce6" table:number-columns-repeated="18"/>
          <table:table-cell table:number-columns-repeated="997"/>
        </table:table-row>
        <table:table-row table:style-name="ro1">
          <table:table-cell table:style-name="ce7" office:value-type="string" calcext:value-type="string">
            <text:p>Aachen</text:p>
          </table:table-cell>
          <table:table-cell table:number-columns-repeated="2" table:style-name="ce7" office:value-type="string" calcext:value-type="string">
            <text:p>Musikbunker</text:p>
          </table:table-cell>
          <table:table-cell table:style-name="ce7" office:value-type="string" calcext:value-type="string">
            <text:p>mubu.ac</text:p>
          </table:table-cell>
          <table:table-cell table:style-name="ce15" office:value-type="string" calcext:value-type="string">
            <text:p>info@musikbunker-aachen.de</text:p>
          </table:table-cell>
          <table:table-cell table:style-name="ce12" table:number-columns-repeated="2"/>
          <table:table-cell table:style-name="ce21"/>
          <table:table-cell table:style-name="ce22" office:value-type="string" calcext:value-type="string">
            <text:p>Mail</text:p>
          </table:table-cell>
          <table:table-cell table:style-name="ce11" table:number-columns-repeated="18"/>
          <table:table-cell table:number-columns-repeated="997"/>
        </table:table-row>
        <table:table-row table:style-name="ro1">
          <table:table-cell table:style-name="ce7" office:value-type="string" calcext:value-type="string">
            <text:p>Attendorn</text:p>
          </table:table-cell>
          <table:table-cell table:number-columns-repeated="2" table:style-name="ce7" office:value-type="string" calcext:value-type="string">
            <text:p>Noisebox</text:p>
          </table:table-cell>
          <table:table-cell table:style-name="ce7" office:value-type="string" calcext:value-type="string">
            <text:p>jugendzentrum-attendorn.de</text:p>
          </table:table-cell>
          <table:table-cell table:style-name="ce15" office:value-type="string" calcext:value-type="string">
            <text:p>info@jugendzentrum-attendorn.de</text:p>
          </table:table-cell>
          <table:table-cell table:style-name="ce12" table:number-columns-repeated="2"/>
          <table:table-cell table:style-name="ce21"/>
          <table:table-cell table:style-name="ce22" office:value-type="string" calcext:value-type="string">
            <text:p>Mail</text:p>
          </table:table-cell>
          <table:table-cell table:style-name="ce11" table:number-columns-repeated="18"/>
          <table:table-cell table:number-columns-repeated="997"/>
        </table:table-row>
        <table:table-row table:style-name="ro1">
          <table:table-cell table:style-name="ce7" office:value-type="string" calcext:value-type="string">
            <text:p>Bad Oeyenhausen</text:p>
          </table:table-cell>
          <table:table-cell table:style-name="ce7" office:value-type="string" calcext:value-type="string">
            <text:p>Druckerei</text:p>
          </table:table-cell>
          <table:table-cell table:style-name="ce7" office:value-type="string" calcext:value-type="string">
            <text:p>Druckerei, Hallo Programmgruppe</text:p>
          </table:table-cell>
          <table:table-cell table:style-name="ce7" office:value-type="string" calcext:value-type="string">
            <text:p>dbbo.de</text:p>
          </table:table-cell>
          <table:table-cell table:style-name="ce7" office:value-type="string" calcext:value-type="string">
            <text:p>pg@dbbo.de</text:p>
          </table:table-cell>
          <table:table-cell table:style-name="ce12" table:number-columns-repeated="2"/>
          <table:table-cell table:style-name="ce21"/>
          <table:table-cell table:style-name="ce22" office:value-type="string" calcext:value-type="string">
            <text:p>Mail</text:p>
          </table:table-cell>
          <table:table-cell table:style-name="ce11" table:number-columns-repeated="18"/>
          <table:table-cell table:number-columns-repeated="997"/>
        </table:table-row>
        <table:table-row table:style-name="ro1">
          <table:table-cell table:style-name="ce7" office:value-type="string" calcext:value-type="string">
            <text:p>Bad Oeyenhausen</text:p>
          </table:table-cell>
          <table:table-cell table:style-name="ce7" office:value-type="string" calcext:value-type="string">
            <text:p>Druckerei</text:p>
          </table:table-cell>
          <table:table-cell table:style-name="ce7" office:value-type="string" calcext:value-type="string">
            <text:p>Druckerei, Hallo Programmgruppe</text:p>
          </table:table-cell>
          <table:table-cell table:style-name="ce7" office:value-type="string" calcext:value-type="string">
            <text:p>dbbo.de</text:p>
          </table:table-cell>
          <table:table-cell table:style-name="ce7" office:value-type="string" calcext:value-type="string">
            <text:p>info@dbbo.de</text:p>
          </table:table-cell>
          <table:table-cell table:style-name="ce12" table:number-columns-repeated="2"/>
          <table:table-cell table:style-name="ce21"/>
          <table:table-cell table:style-name="ce22" office:value-type="string" calcext:value-type="string">
            <text:p>Mail</text:p>
          </table:table-cell>
          <table:table-cell table:style-name="ce11" table:number-columns-repeated="18"/>
          <table:table-cell table:number-columns-repeated="997"/>
        </table:table-row>
        <table:table-row table:style-name="ro1">
          <table:table-cell table:style-name="ce7" office:value-type="string" calcext:value-type="string">
            <text:p>Bensberg</text:p>
          </table:table-cell>
          <table:table-cell table:style-name="ce7" office:value-type="string" calcext:value-type="string">
            <text:p>Juz Ufo</text:p>
          </table:table-cell>
          <table:table-cell table:style-name="ce7" office:value-type="string" calcext:value-type="string">
            <text:p>Q1</text:p>
          </table:table-cell>
          <table:table-cell table:style-name="ce7" office:value-type="string" calcext:value-type="string">
            <text:p>q1-gl.de</text:p>
          </table:table-cell>
          <table:table-cell table:style-name="ce7" office:value-type="string" calcext:value-type="string">
            <text:p>k.piel@q1-gl.de</text:p>
          </table:table-cell>
          <table:table-cell table:style-name="ce12" table:number-columns-repeated="2"/>
          <table:table-cell table:style-name="ce21"/>
          <table:table-cell table:style-name="ce22" office:value-type="string" calcext:value-type="string">
            <text:p>Mail</text:p>
          </table:table-cell>
          <table:table-cell table:style-name="ce11" table:number-columns-repeated="18"/>
          <table:table-cell table:number-columns-repeated="997"/>
        </table:table-row>
        <table:table-row table:style-name="ro1">
          <table:table-cell table:style-name="ce8" office:value-type="string" calcext:value-type="string">
            <text:p>Bergkamen</text:p>
          </table:table-cell>
          <table:table-cell table:number-columns-repeated="2" table:style-name="ce8" office:value-type="string" calcext:value-type="string">
            <text:p>Yellowstone</text:p>
          </table:table-cell>
          <table:table-cell table:style-name="ce8" office:value-type="string" calcext:value-type="string">
            <text:p>soundclub-bergkamen.de</text:p>
          </table:table-cell>
          <table:table-cell table:style-name="ce8" office:value-type="string" calcext:value-type="string">
            <text:p>jh.oberaden@helimail.de</text:p>
          </table:table-cell>
          <table:table-cell table:style-name="ce11"/>
          <table:table-cell table:style-name="ce8"/>
          <table:table-cell table:style-name="ce22"/>
          <table:table-cell table:style-name="ce22" office:value-type="string" calcext:value-type="string">
            <text:p>Mail</text:p>
          </table:table-cell>
          <table:table-cell table:style-name="ce11" table:number-columns-repeated="18"/>
          <table:table-cell table:number-columns-repeated="997"/>
        </table:table-row>
        <table:table-row table:style-name="ro1">
          <table:table-cell table:style-name="ce7" office:value-type="string" calcext:value-type="string">
            <text:p>Bielefeld</text:p>
          </table:table-cell>
          <table:table-cell table:number-columns-repeated="2" table:style-name="ce7" office:value-type="string" calcext:value-type="string">
            <text:p>Forum</text:p>
          </table:table-cell>
          <table:table-cell table:style-name="ce7" office:value-type="string" calcext:value-type="string">
            <text:p>forum-bielefeld.com</text:p>
          </table:table-cell>
          <table:table-cell table:style-name="ce8" office:value-type="string" calcext:value-type="string">
            <text:p>info@forum-bielefeld.com</text:p>
          </table:table-cell>
          <table:table-cell table:style-name="ce12" table:number-columns-repeated="2"/>
          <table:table-cell table:style-name="ce21"/>
          <table:table-cell table:style-name="ce22" office:value-type="string" calcext:value-type="string">
            <text:p>Mail</text:p>
          </table:table-cell>
          <table:table-cell table:style-name="ce11" table:number-columns-repeated="18"/>
          <table:table-cell table:number-columns-repeated="997"/>
        </table:table-row>
        <table:table-row table:style-name="ro1">
          <table:table-cell table:style-name="ce7" office:value-type="string" calcext:value-type="string">
            <text:p>Bochum</text:p>
          </table:table-cell>
          <table:table-cell table:style-name="ce7" office:value-type="string" calcext:value-type="string">
            <text:p>Die Trumpete</text:p>
          </table:table-cell>
          <table:table-cell table:style-name="ce7" office:value-type="string" calcext:value-type="string">
            <text:p>Trumpete</text:p>
          </table:table-cell>
          <table:table-cell table:style-name="ce13" office:value-type="string" calcext:value-type="string">
            <text:p>facebook.com/dieTrompete</text:p>
          </table:table-cell>
          <table:table-cell table:style-name="ce7" office:value-type="string" calcext:value-type="string">
            <text:p>-</text:p>
          </table:table-cell>
          <table:table-cell table:style-name="ce12" table:number-columns-repeated="2"/>
          <table:table-cell table:style-name="ce21"/>
          <table:table-cell table:style-name="ce22" office:value-type="string" calcext:value-type="string">
            <text:p>Facebook</text:p>
          </table:table-cell>
          <table:table-cell table:style-name="ce11" table:number-columns-repeated="18"/>
          <table:table-cell table:number-columns-repeated="997"/>
        </table:table-row>
        <table:table-row table:style-name="ro1">
          <table:table-cell table:style-name="ce7" office:value-type="string" calcext:value-type="string">
            <text:p>Bonn</text:p>
          </table:table-cell>
          <table:table-cell table:number-columns-repeated="2" table:style-name="ce7" office:value-type="string" calcext:value-type="string">
            <text:p>BLA</text:p>
          </table:table-cell>
          <table:table-cell table:style-name="ce13" office:value-type="string" calcext:value-type="string">
            <text:p>bla-bonn.de</text:p>
          </table:table-cell>
          <table:table-cell table:style-name="ce7" office:value-type="string" calcext:value-type="string">
            <text:p>bla@bla-bonn.de</text:p>
          </table:table-cell>
          <table:table-cell table:style-name="ce12" table:number-columns-repeated="2"/>
          <table:table-cell table:style-name="ce21"/>
          <table:table-cell table:style-name="ce22" office:value-type="string" calcext:value-type="string">
            <text:p>Mail</text:p>
          </table:table-cell>
          <table:table-cell table:style-name="ce11" table:number-columns-repeated="18"/>
          <table:table-cell table:number-columns-repeated="997"/>
        </table:table-row>
        <table:table-row table:style-name="ro1">
          <table:table-cell table:style-name="ce7" office:value-type="string" calcext:value-type="string">
            <text:p>Bonn</text:p>
          </table:table-cell>
          <table:table-cell table:number-columns-repeated="2" table:style-name="ce7" office:value-type="string" calcext:value-type="string">
            <text:p>Klangstation</text:p>
          </table:table-cell>
          <table:table-cell table:style-name="ce13" office:value-type="string" calcext:value-type="string">
            <text:p>klangstation.de</text:p>
          </table:table-cell>
          <table:table-cell table:style-name="ce13" office:value-type="string" calcext:value-type="string">
            <text:p>info@klangstation.de</text:p>
          </table:table-cell>
          <table:table-cell table:style-name="ce12" table:number-columns-repeated="2"/>
          <table:table-cell table:style-name="ce21"/>
          <table:table-cell table:style-name="ce22" office:value-type="string" calcext:value-type="string">
            <text:p>Mail</text:p>
          </table:table-cell>
          <table:table-cell table:style-name="ce11" table:number-columns-repeated="18"/>
          <table:table-cell table:number-columns-repeated="997"/>
        </table:table-row>
        <table:table-row table:style-name="ro1">
          <table:table-cell table:style-name="ce8" office:value-type="string" calcext:value-type="string">
            <text:p>Detmold</text:p>
          </table:table-cell>
          <table:table-cell table:style-name="ce8" office:value-type="string" calcext:value-type="string">
            <text:p>Villa Am Hügel</text:p>
          </table:table-cell>
          <table:table-cell table:style-name="ce8" office:value-type="string" calcext:value-type="string">
            <text:p>Villa</text:p>
          </table:table-cell>
          <table:table-cell table:style-name="ce8" office:value-type="string" calcext:value-type="string">
            <text:p>facebook.com/KonzerteamHuegel</text:p>
          </table:table-cell>
          <table:table-cell table:style-name="ce8" office:value-type="string" calcext:value-type="string">
            <text:p>-</text:p>
          </table:table-cell>
          <table:table-cell table:style-name="ce11" table:number-columns-repeated="2"/>
          <table:table-cell table:style-name="ce22"/>
          <table:table-cell table:style-name="ce22" office:value-type="string" calcext:value-type="string">
            <text:p>Facebook</text:p>
          </table:table-cell>
          <table:table-cell table:style-name="ce11" table:number-columns-repeated="18"/>
          <table:table-cell table:number-columns-repeated="997"/>
        </table:table-row>
        <table:table-row table:style-name="ro1">
          <table:table-cell table:style-name="ce8" office:value-type="string" calcext:value-type="string">
            <text:p>Dorsten</text:p>
          </table:table-cell>
          <table:table-cell table:style-name="ce8" office:value-type="string" calcext:value-type="string">
            <text:p>Positive Records</text:p>
          </table:table-cell>
          <table:table-cell table:style-name="ce8" office:value-type="string" calcext:value-type="string">
            <text:p>Dieter, Hallo Positive Records</text:p>
          </table:table-cell>
          <table:table-cell table:style-name="ce8" office:value-type="string" calcext:value-type="string">
            <text:p>positive-records.de</text:p>
          </table:table-cell>
          <table:table-cell table:style-name="ce8" office:value-type="string" calcext:value-type="string">
            <text:p>backs@positive-records.com</text:p>
          </table:table-cell>
          <table:table-cell table:style-name="ce8" office:value-type="string" calcext:value-type="string">
            <text:p>02362 / 796965</text:p>
          </table:table-cell>
          <table:table-cell table:style-name="ce8" office:value-type="string" calcext:value-type="string">
            <text:p>Lokaler Veranstalter für Große Bands, mietspielen idR über Ticketabnahme möglich</text:p>
          </table:table-cell>
          <table:table-cell table:style-name="ce22"/>
          <table:table-cell table:style-name="ce22" office:value-type="string" calcext:value-type="string">
            <text:p>Mail</text:p>
          </table:table-cell>
          <table:table-cell table:style-name="ce11" table:number-columns-repeated="18"/>
          <table:table-cell table:number-columns-repeated="997"/>
        </table:table-row>
        <table:table-row table:style-name="ro1">
          <table:table-cell table:style-name="ce7" office:value-type="string" calcext:value-type="string">
            <text:p>Duisburg</text:p>
          </table:table-cell>
          <table:table-cell table:style-name="ce7" office:value-type="string" calcext:value-type="string">
            <text:p>Alte Schleiferei</text:p>
          </table:table-cell>
          <table:table-cell table:style-name="ce7" office:value-type="string" calcext:value-type="string">
            <text:p>Schleiferei</text:p>
          </table:table-cell>
          <table:table-cell table:style-name="ce7" office:value-type="string" calcext:value-type="string">
            <text:p>facebook.com/alteschleifereiduisburg</text:p>
          </table:table-cell>
          <table:table-cell table:style-name="ce7" office:value-type="string" calcext:value-type="string">
            <text:p>-</text:p>
          </table:table-cell>
          <table:table-cell table:style-name="ce12" table:number-columns-repeated="2"/>
          <table:table-cell table:style-name="ce21"/>
          <table:table-cell table:style-name="ce22" office:value-type="string" calcext:value-type="string">
            <text:p>Facebook</text:p>
          </table:table-cell>
          <table:table-cell table:style-name="ce11" table:number-columns-repeated="18"/>
          <table:table-cell table:number-columns-repeated="997"/>
        </table:table-row>
        <table:table-row table:style-name="ro1">
          <table:table-cell table:style-name="ce9" office:value-type="string" calcext:value-type="string">
            <text:p>Duisburg</text:p>
          </table:table-cell>
          <table:table-cell table:number-columns-repeated="2" table:style-name="ce9" office:value-type="string" calcext:value-type="string">
            <text:p>St. Peter</text:p>
          </table:table-cell>
          <table:table-cell table:style-name="ce7" office:value-type="string" calcext:value-type="string">
            <text:p>facebook.com/JugendzentrumSt.Peter</text:p>
          </table:table-cell>
          <table:table-cell table:style-name="ce16" office:value-type="string" calcext:value-type="string">
            <text:p>-</text:p>
          </table:table-cell>
          <table:table-cell table:style-name="ce12" table:number-columns-repeated="2"/>
          <table:table-cell table:style-name="ce21"/>
          <table:table-cell table:style-name="ce22" office:value-type="string" calcext:value-type="string">
            <text:p>Facebook</text:p>
          </table:table-cell>
          <table:table-cell table:style-name="ce11" table:number-columns-repeated="18"/>
          <table:table-cell table:number-columns-repeated="997"/>
        </table:table-row>
        <table:table-row table:style-name="ro1">
          <table:table-cell table:style-name="ce9" office:value-type="string" calcext:value-type="string">
            <text:p>Duisburg</text:p>
          </table:table-cell>
          <table:table-cell table:style-name="ce9" office:value-type="string" calcext:value-type="string">
            <text:p>Parkhaus</text:p>
          </table:table-cell>
          <table:table-cell table:style-name="ce9" office:value-type="string" calcext:value-type="string">
            <text:p>Anna, Hallo Parkhaus</text:p>
          </table:table-cell>
          <table:table-cell table:style-name="ce7" office:value-type="string" calcext:value-type="string">
            <text:p>parkhaus-meiderich.de</text:p>
          </table:table-cell>
          <table:table-cell table:style-name="ce16" office:value-type="string" calcext:value-type="string">
            <text:p>info@parkhaus-meiderich.de</text:p>
          </table:table-cell>
          <table:table-cell table:style-name="ce7" office:value-type="string" calcext:value-type="string">
            <text:p>0203 / 443 448</text:p>
          </table:table-cell>
          <table:table-cell table:style-name="ce7" office:value-type="string" calcext:value-type="string">
            <text:p>Miete 250 EUR, Eher kein Metal</text:p>
          </table:table-cell>
          <table:table-cell table:style-name="ce21"/>
          <table:table-cell table:style-name="ce22" office:value-type="string" calcext:value-type="string">
            <text:p>Mail</text:p>
          </table:table-cell>
          <table:table-cell table:style-name="ce11" table:number-columns-repeated="18"/>
          <table:table-cell table:number-columns-repeated="997"/>
        </table:table-row>
        <table:table-row table:style-name="ro1">
          <table:table-cell table:style-name="ce9" office:value-type="string" calcext:value-type="string">
            <text:p>Düsseldorf</text:p>
          </table:table-cell>
          <table:table-cell table:number-columns-repeated="2" table:style-name="ce9" office:value-type="string" calcext:value-type="string">
            <text:p>Brause</text:p>
          </table:table-cell>
          <table:table-cell table:style-name="ce7" office:value-type="string" calcext:value-type="string">
            <text:p>metzgereischnitzel.de</text:p>
          </table:table-cell>
          <table:table-cell table:style-name="ce16" office:value-type="string" calcext:value-type="string">
            <text:p>booking@metzgereischnitzel.de</text:p>
          </table:table-cell>
          <table:table-cell table:style-name="ce12" table:number-columns-repeated="2"/>
          <table:table-cell table:style-name="ce21"/>
          <table:table-cell table:style-name="ce22" office:value-type="string" calcext:value-type="string">
            <text:p>Mail</text:p>
          </table:table-cell>
          <table:table-cell table:style-name="ce11" table:number-columns-repeated="18"/>
          <table:table-cell table:number-columns-repeated="997"/>
        </table:table-row>
        <table:table-row table:style-name="ro1">
          <table:table-cell table:style-name="ce9" office:value-type="string" calcext:value-type="string">
            <text:p>Düsseldorf</text:p>
          </table:table-cell>
          <table:table-cell table:number-columns-repeated="2" table:style-name="ce9" office:value-type="string" calcext:value-type="string">
            <text:p>Cafe Schreiraum</text:p>
          </table:table-cell>
          <table:table-cell table:style-name="ce7" office:value-type="string" calcext:value-type="string">
            <text:p>facebook.com/schreiraum</text:p>
          </table:table-cell>
          <table:table-cell table:style-name="ce7" office:value-type="string" calcext:value-type="string">
            <text:p>schreiraum@fahr-zur-hoelle.org</text:p>
          </table:table-cell>
          <table:table-cell table:style-name="ce12"/>
          <table:table-cell table:style-name="ce20"/>
          <table:table-cell table:style-name="ce23"/>
          <table:table-cell table:style-name="ce22" office:value-type="string" calcext:value-type="string">
            <text:p>Mail</text:p>
          </table:table-cell>
          <table:table-cell table:style-name="ce11" table:number-columns-repeated="18"/>
          <table:table-cell table:number-columns-repeated="997"/>
        </table:table-row>
        <table:table-row table:style-name="ro1">
          <table:table-cell table:style-name="ce9" office:value-type="string" calcext:value-type="string">
            <text:p>Düsseldorf</text:p>
          </table:table-cell>
          <table:table-cell table:number-columns-repeated="2" table:style-name="ce9" office:value-type="string" calcext:value-type="string">
            <text:p>Haus Spilles</text:p>
          </table:table-cell>
          <table:table-cell table:style-name="ce9" office:value-type="string" calcext:value-type="string">
            <text:p>spilles.de</text:p>
          </table:table-cell>
          <table:table-cell table:style-name="ce7" office:value-type="string" calcext:value-type="string">
            <text:p>haus@spilles.de</text:p>
          </table:table-cell>
          <table:table-cell table:style-name="ce12"/>
          <table:table-cell table:style-name="ce7" office:value-type="string" calcext:value-type="string">
            <text:p>per Post</text:p>
          </table:table-cell>
          <table:table-cell table:style-name="ce21" office:value-type="string" calcext:value-type="string">
            <text:p>Automail</text:p>
          </table:table-cell>
          <table:table-cell table:style-name="ce22" office:value-type="string" calcext:value-type="string">
            <text:p>Webform</text:p>
          </table:table-cell>
          <table:table-cell table:style-name="ce11" table:number-columns-repeated="18"/>
          <table:table-cell table:number-columns-repeated="997"/>
        </table:table-row>
        <table:table-row table:style-name="ro1">
          <table:table-cell table:style-name="ce9" office:value-type="string" calcext:value-type="string">
            <text:p>Düsseldorf</text:p>
          </table:table-cell>
          <table:table-cell table:number-columns-repeated="2" table:style-name="ce9" office:value-type="string" calcext:value-type="string">
            <text:p>Spektakulum</text:p>
          </table:table-cell>
          <table:table-cell table:style-name="ce9" office:value-type="string" calcext:value-type="string">
            <text:p>spektakulum.net</text:p>
          </table:table-cell>
          <table:table-cell table:style-name="ce7" office:value-type="string" calcext:value-type="string">
            <text:p>-</text:p>
          </table:table-cell>
          <table:table-cell table:style-name="ce12" table:number-columns-repeated="2"/>
          <table:table-cell table:style-name="ce21"/>
          <table:table-cell table:style-name="ce22"/>
          <table:table-cell table:style-name="ce11" table:number-columns-repeated="18"/>
          <table:table-cell table:number-columns-repeated="997"/>
        </table:table-row>
        <table:table-row table:style-name="ro1">
          <table:table-cell table:style-name="ce9" office:value-type="string" calcext:value-type="string">
            <text:p>Düsseldorf</text:p>
          </table:table-cell>
          <table:table-cell table:number-columns-repeated="2" table:style-name="ce9" office:value-type="string" calcext:value-type="string">
            <text:p>Teestube</text:p>
          </table:table-cell>
          <table:table-cell table:style-name="ce12"/>
          <table:table-cell table:style-name="ce7" office:value-type="string" calcext:value-type="string">
            <text:p>teestube@fnk.de</text:p>
          </table:table-cell>
          <table:table-cell table:style-name="ce19" office:value-type="string" calcext:value-type="string">
            <text:p>0211-4790497</text:p>
          </table:table-cell>
          <table:table-cell table:style-name="ce12"/>
          <table:table-cell table:style-name="ce21"/>
          <table:table-cell table:style-name="ce22" office:value-type="string" calcext:value-type="string">
            <text:p>Mail</text:p>
          </table:table-cell>
          <table:table-cell table:style-name="ce11" table:number-columns-repeated="18"/>
          <table:table-cell table:number-columns-repeated="997"/>
        </table:table-row>
        <table:table-row table:style-name="ro1">
          <table:table-cell table:style-name="ce9" office:value-type="string" calcext:value-type="string">
            <text:p>Düsseldorf</text:p>
          </table:table-cell>
          <table:table-cell table:number-columns-repeated="2" table:style-name="ce9" office:value-type="string" calcext:value-type="string">
            <text:p>Tube</text:p>
          </table:table-cell>
          <table:table-cell table:style-name="ce12" table:number-columns-repeated="3"/>
          <table:table-cell table:style-name="ce7" office:value-type="string" calcext:value-type="string">
            <text:p>Pay To Play</text:p>
          </table:table-cell>
          <table:table-cell table:style-name="ce21"/>
          <table:table-cell table:style-name="ce22"/>
          <table:table-cell table:style-name="ce11" table:number-columns-repeated="18"/>
          <table:table-cell table:number-columns-repeated="997"/>
        </table:table-row>
        <table:table-row table:style-name="ro1">
          <table:table-cell table:style-name="ce9" office:value-type="string" calcext:value-type="string">
            <text:p>Düsseldorf</text:p>
          </table:table-cell>
          <table:table-cell table:number-columns-repeated="2" table:style-name="ce9" office:value-type="string" calcext:value-type="string">
            <text:p>ZAKK</text:p>
          </table:table-cell>
          <table:table-cell table:style-name="ce9" office:value-type="string" calcext:value-type="string">
            <text:p>zakk.de</text:p>
          </table:table-cell>
          <table:table-cell table:style-name="ce7" office:value-type="string" calcext:value-type="string">
            <text:p>-</text:p>
          </table:table-cell>
          <table:table-cell table:style-name="ce12" table:number-columns-repeated="2"/>
          <table:table-cell table:style-name="ce21"/>
          <table:table-cell table:style-name="ce22"/>
          <table:table-cell table:style-name="ce11" table:number-columns-repeated="18"/>
          <table:table-cell table:number-columns-repeated="997"/>
        </table:table-row>
        <table:table-row table:style-name="ro1">
          <table:table-cell table:style-name="ce8" office:value-type="string" calcext:value-type="string">
            <text:p>Düsseldorf</text:p>
          </table:table-cell>
          <table:table-cell table:number-columns-repeated="2" table:style-name="ce8" office:value-type="string" calcext:value-type="string">
            <text:p>Pitcher</text:p>
          </table:table-cell>
          <table:table-cell table:style-name="ce8" office:value-type="string" calcext:value-type="string">
            <text:p>pitcher29.com</text:p>
          </table:table-cell>
          <table:table-cell table:style-name="ce8" office:value-type="string" calcext:value-type="string">
            <text:p>-</text:p>
          </table:table-cell>
          <table:table-cell table:style-name="ce14" table:number-columns-repeated="2"/>
          <table:table-cell table:style-name="ce22"/>
          <table:table-cell table:style-name="ce22" office:value-type="string" calcext:value-type="string">
            <text:p>Webform</text:p>
          </table:table-cell>
          <table:table-cell table:style-name="ce14" table:number-columns-repeated="18"/>
          <table:table-cell table:number-columns-repeated="997"/>
        </table:table-row>
        <table:table-row table:style-name="ro1">
          <table:table-cell table:style-name="ce8" office:value-type="string" calcext:value-type="string">
            <text:p>Düsseldorf</text:p>
          </table:table-cell>
          <table:table-cell table:style-name="ce8" office:value-type="string" calcext:value-type="string">
            <text:p>Franklin5</text:p>
          </table:table-cell>
          <table:table-cell table:style-name="ce8" office:value-type="string" calcext:value-type="string">
            <text:p>Franklin 5</text:p>
          </table:table-cell>
          <table:table-cell table:style-name="ce8" office:value-type="string" calcext:value-type="string">
            <text:p>franklin5.de</text:p>
          </table:table-cell>
          <table:table-cell table:style-name="ce8" office:value-type="string" calcext:value-type="string">
            <text:p>info@franklin5.de</text:p>
          </table:table-cell>
          <table:table-cell table:style-name="ce11" table:number-columns-repeated="2"/>
          <table:table-cell table:style-name="ce22"/>
          <table:table-cell table:style-name="ce22" office:value-type="string" calcext:value-type="string">
            <text:p>Mail</text:p>
          </table:table-cell>
          <table:table-cell table:style-name="ce11" table:number-columns-repeated="18"/>
          <table:table-cell table:number-columns-repeated="997"/>
        </table:table-row>
        <table:table-row table:style-name="ro1">
          <table:table-cell table:style-name="ce8" office:value-type="string" calcext:value-type="string">
            <text:p>Essen</text:p>
          </table:table-cell>
          <table:table-cell table:style-name="ce8" office:value-type="string" calcext:value-type="string">
            <text:p>Panic Room</text:p>
          </table:table-cell>
          <table:table-cell table:style-name="ce11"/>
          <table:table-cell table:style-name="ce14"/>
          <table:table-cell table:style-name="ce11" table:number-columns-repeated="3"/>
          <table:table-cell table:style-name="ce22" table:number-columns-repeated="2"/>
          <table:table-cell table:style-name="ce11" table:number-columns-repeated="18"/>
          <table:table-cell table:number-columns-repeated="997"/>
        </table:table-row>
        <table:table-row table:style-name="ro1">
          <table:table-cell table:style-name="ce8" office:value-type="string" calcext:value-type="string">
            <text:p>Essen</text:p>
          </table:table-cell>
          <table:table-cell table:number-columns-repeated="2" table:style-name="ce8" office:value-type="string" calcext:value-type="string">
            <text:p>Cafe Nova</text:p>
          </table:table-cell>
          <table:table-cell table:style-name="ce8" office:value-type="string" calcext:value-type="string">
            <text:p>cafe-nova.de</text:p>
          </table:table-cell>
          <table:table-cell table:style-name="ce8" office:value-type="string" calcext:value-type="string">
            <text:p>booking@cafe-nova.de</text:p>
          </table:table-cell>
          <table:table-cell table:style-name="ce11" table:number-columns-repeated="2"/>
          <table:table-cell table:style-name="ce22"/>
          <table:table-cell table:style-name="ce22" office:value-type="string" calcext:value-type="string">
            <text:p>Mail</text:p>
          </table:table-cell>
          <table:table-cell table:style-name="ce11" table:number-columns-repeated="18"/>
          <table:table-cell table:number-columns-repeated="997"/>
        </table:table-row>
        <table:table-row table:style-name="ro1">
          <table:table-cell table:style-name="ce8" office:value-type="string" calcext:value-type="string">
            <text:p>Essen</text:p>
          </table:table-cell>
          <table:table-cell table:style-name="ce8" office:value-type="string" calcext:value-type="string">
            <text:p>Turock</text:p>
          </table:table-cell>
          <table:table-cell table:style-name="ce8" office:value-type="string" calcext:value-type="string">
            <text:p>Peter</text:p>
          </table:table-cell>
          <table:table-cell table:style-name="ce8" office:value-type="string" calcext:value-type="string">
            <text:p>turock.de</text:p>
          </table:table-cell>
          <table:table-cell table:style-name="ce8" office:value-type="string" calcext:value-type="string">
            <text:p>info@turock.de</text:p>
          </table:table-cell>
          <table:table-cell table:style-name="ce11"/>
          <table:table-cell table:style-name="ce8" office:value-type="string" calcext:value-type="string">
            <text:p>Nur mit etablierten/großen Bands zusammen</text:p>
          </table:table-cell>
          <table:table-cell table:style-name="ce22"/>
          <table:table-cell table:style-name="ce22" office:value-type="string" calcext:value-type="string">
            <text:p>Mail</text:p>
          </table:table-cell>
          <table:table-cell table:style-name="ce11" table:number-columns-repeated="18"/>
          <table:table-cell table:number-columns-repeated="997"/>
        </table:table-row>
        <table:table-row table:style-name="ro1">
          <table:table-cell table:style-name="ce8" office:value-type="string" calcext:value-type="string">
            <text:p>Grefrath</text:p>
          </table:table-cell>
          <table:table-cell table:style-name="ce8" office:value-type="string" calcext:value-type="string">
            <text:p>Dingens</text:p>
          </table:table-cell>
          <table:table-cell table:style-name="ce8" office:value-type="string" calcext:value-type="string">
            <text:p>Dingens, Hallo Herr Küsters</text:p>
          </table:table-cell>
          <table:table-cell table:style-name="ce8" office:value-type="string" calcext:value-type="string">
            <text:p>grefrath.de/de/inhalt/jugendzentrum-dingens-9708183</text:p>
          </table:table-cell>
          <table:table-cell table:style-name="ce8" office:value-type="string" calcext:value-type="string">
            <text:p>leon.kuesters@grefrath.de</text:p>
          </table:table-cell>
          <table:table-cell table:style-name="ce11" table:number-columns-repeated="2"/>
          <table:table-cell table:style-name="ce22"/>
          <table:table-cell table:style-name="ce22" office:value-type="string" calcext:value-type="string">
            <text:p>Mail</text:p>
          </table:table-cell>
          <table:table-cell table:style-name="ce11" table:number-columns-repeated="18"/>
          <table:table-cell table:number-columns-repeated="997"/>
        </table:table-row>
        <table:table-row table:style-name="ro1">
          <table:table-cell table:style-name="ce8" office:value-type="string" calcext:value-type="string">
            <text:p>Gütersloh</text:p>
          </table:table-cell>
          <table:table-cell table:number-columns-repeated="2" table:style-name="ce8" office:value-type="string" calcext:value-type="string">
            <text:p>Die Weberei</text:p>
          </table:table-cell>
          <table:table-cell table:style-name="ce8" office:value-type="string" calcext:value-type="string">
            <text:p>die-weberei.de</text:p>
          </table:table-cell>
          <table:table-cell table:style-name="ce8" office:value-type="string" calcext:value-type="string">
            <text:p>info@die-weberei.de</text:p>
          </table:table-cell>
          <table:table-cell table:style-name="ce11" table:number-columns-repeated="2"/>
          <table:table-cell table:style-name="ce22"/>
          <table:table-cell table:style-name="ce22" office:value-type="string" calcext:value-type="string">
            <text:p>Mail</text:p>
          </table:table-cell>
          <table:table-cell table:style-name="ce11" table:number-columns-repeated="18"/>
          <table:table-cell table:number-columns-repeated="997"/>
        </table:table-row>
        <table:table-row table:style-name="ro1">
          <table:table-cell table:style-name="ce8" office:value-type="string" calcext:value-type="string">
            <text:p>Gütersloh</text:p>
          </table:table-cell>
          <table:table-cell table:number-columns-repeated="2" table:style-name="ce8" office:value-type="string" calcext:value-type="string">
            <text:p>Cable Street Beat</text:p>
          </table:table-cell>
          <table:table-cell table:style-name="ce8" office:value-type="string" calcext:value-type="string">
            <text:p>cable-street-beat.de</text:p>
          </table:table-cell>
          <table:table-cell table:style-name="ce17" office:value-type="string" calcext:value-type="string">
            <text:p>booking@cable-street-beat.de</text:p>
          </table:table-cell>
          <table:table-cell table:style-name="ce11"/>
          <table:table-cell table:style-name="ce8" office:value-type="string" calcext:value-type="string">
            <text:p>Lokaler Veranstalter</text:p>
          </table:table-cell>
          <table:table-cell table:style-name="ce22"/>
          <table:table-cell table:style-name="ce22" office:value-type="string" calcext:value-type="string">
            <text:p>Mail </text:p>
          </table:table-cell>
          <table:table-cell table:style-name="ce11" table:number-columns-repeated="18"/>
          <table:table-cell table:number-columns-repeated="997"/>
        </table:table-row>
        <table:table-row table:style-name="ro1">
          <table:table-cell table:style-name="ce8" office:value-type="string" calcext:value-type="string">
            <text:p>Hagen</text:p>
          </table:table-cell>
          <table:table-cell table:number-columns-repeated="2" table:style-name="ce8" office:value-type="string" calcext:value-type="string">
            <text:p>Kultopia</text:p>
          </table:table-cell>
          <table:table-cell table:style-name="ce8" office:value-type="string" calcext:value-type="string">
            <text:p>kultopia.de</text:p>
          </table:table-cell>
          <table:table-cell table:style-name="ce8" office:value-type="string" calcext:value-type="string">
            <text:p>booking@kultopia.de</text:p>
          </table:table-cell>
          <table:table-cell table:style-name="ce11" table:number-columns-repeated="2"/>
          <table:table-cell table:style-name="ce22"/>
          <table:table-cell table:style-name="ce22" office:value-type="string" calcext:value-type="string">
            <text:p>Mail</text:p>
          </table:table-cell>
          <table:table-cell table:style-name="ce11" table:number-columns-repeated="18"/>
          <table:table-cell table:number-columns-repeated="997"/>
        </table:table-row>
        <table:table-row table:style-name="ro1">
          <table:table-cell table:style-name="ce8" office:value-type="string" calcext:value-type="string">
            <text:p>Herzebrock</text:p>
          </table:table-cell>
          <table:table-cell table:style-name="ce8" office:value-type="string" calcext:value-type="string">
            <text:p>JH Klein Bonum</text:p>
          </table:table-cell>
          <table:table-cell table:style-name="ce8" office:value-type="string" calcext:value-type="string">
            <text:p>Klein Bonum</text:p>
          </table:table-cell>
          <table:table-cell table:style-name="ce8" office:value-type="string" calcext:value-type="string">
            <text:p>jh-kleinbonum.de</text:p>
          </table:table-cell>
          <table:table-cell table:style-name="ce8" office:value-type="string" calcext:value-type="string">
            <text:p>klein.bonum@gmx.de</text:p>
          </table:table-cell>
          <table:table-cell table:style-name="ce11"/>
          <table:table-cell table:style-name="ce8"/>
          <table:table-cell table:style-name="ce22"/>
          <table:table-cell table:style-name="ce22" office:value-type="string" calcext:value-type="string">
            <text:p>Mail</text:p>
          </table:table-cell>
          <table:table-cell table:style-name="ce11" table:number-columns-repeated="18"/>
          <table:table-cell table:number-columns-repeated="997"/>
        </table:table-row>
        <table:table-row table:style-name="ro1">
          <table:table-cell table:style-name="ce8" office:value-type="string" calcext:value-type="string">
            <text:p>Kleve</text:p>
          </table:table-cell>
          <table:table-cell table:style-name="ce8" office:value-type="string" calcext:value-type="string">
            <text:p>Radhaus</text:p>
          </table:table-cell>
          <table:table-cell table:style-name="ce8" office:value-type="string" calcext:value-type="string">
            <text:p>Kleve</text:p>
          </table:table-cell>
          <table:table-cell table:style-name="ce8" office:value-type="string" calcext:value-type="string">
            <text:p>radhaus-kleve.de</text:p>
          </table:table-cell>
          <table:table-cell table:style-name="ce8" office:value-type="string" calcext:value-type="string">
            <text:p>konzerte@radhaus-kleve.de</text:p>
          </table:table-cell>
          <table:table-cell table:style-name="ce11"/>
          <table:table-cell table:style-name="ce8"/>
          <table:table-cell table:style-name="ce22"/>
          <table:table-cell table:style-name="ce22" office:value-type="string" calcext:value-type="string">
            <text:p>Mail</text:p>
          </table:table-cell>
          <table:table-cell table:style-name="ce11" table:number-columns-repeated="18"/>
          <table:table-cell table:number-columns-repeated="997"/>
        </table:table-row>
        <table:table-row table:style-name="ro1">
          <table:table-cell table:style-name="ce8" office:value-type="string" calcext:value-type="string">
            <text:p>Krefeld</text:p>
          </table:table-cell>
          <table:table-cell table:number-columns-repeated="2" table:style-name="ce8" office:value-type="string" calcext:value-type="string">
            <text:p>Magnapop</text:p>
          </table:table-cell>
          <table:table-cell table:style-name="ce8" office:value-type="string" calcext:value-type="string">
            <text:p>wordpress.magnapop.de</text:p>
          </table:table-cell>
          <table:table-cell table:style-name="ce8" office:value-type="string" calcext:value-type="string">
            <text:p>info@magnapop.de</text:p>
          </table:table-cell>
          <table:table-cell table:style-name="ce11" table:number-columns-repeated="2"/>
          <table:table-cell table:style-name="ce22"/>
          <table:table-cell table:style-name="ce22" office:value-type="string" calcext:value-type="string">
            <text:p>Mail</text:p>
          </table:table-cell>
          <table:table-cell table:style-name="ce11" table:number-columns-repeated="18"/>
          <table:table-cell table:number-columns-repeated="997"/>
        </table:table-row>
        <table:table-row table:style-name="ro1">
          <table:table-cell table:style-name="ce8" office:value-type="string" calcext:value-type="string">
            <text:p>Köln</text:p>
          </table:table-cell>
          <table:table-cell table:style-name="ce8" office:value-type="string" calcext:value-type="string">
            <text:p>Blue Shell</text:p>
          </table:table-cell>
          <table:table-cell table:style-name="ce8" office:value-type="string" calcext:value-type="string">
            <text:p>Rolf, Hallo Blue Shell</text:p>
          </table:table-cell>
          <table:table-cell table:style-name="ce8" office:value-type="string" calcext:value-type="string">
            <text:p>blue-shell.de</text:p>
          </table:table-cell>
          <table:table-cell table:style-name="ce8" office:value-type="string" calcext:value-type="string">
            <text:p>rolf.kistenich@blue-shell.de</text:p>
          </table:table-cell>
          <table:table-cell table:style-name="ce8" office:value-type="string" calcext:value-type="string">
            <text:p>0163/6195138</text:p>
          </table:table-cell>
          <table:table-cell table:style-name="ce8" office:value-type="string" calcext:value-type="string">
            <text:p>Miete 300 EUR</text:p>
          </table:table-cell>
          <table:table-cell table:style-name="ce22"/>
          <table:table-cell table:style-name="ce22" office:value-type="string" calcext:value-type="string">
            <text:p>Handy</text:p>
          </table:table-cell>
          <table:table-cell table:style-name="ce11" table:number-columns-repeated="18"/>
          <table:table-cell table:number-columns-repeated="997"/>
        </table:table-row>
        <table:table-row table:style-name="ro1">
          <table:table-cell table:style-name="ce8" office:value-type="string" calcext:value-type="string">
            <text:p>Köln</text:p>
          </table:table-cell>
          <table:table-cell table:style-name="ce8" office:value-type="string" calcext:value-type="string">
            <text:p>MTC</text:p>
          </table:table-cell>
          <table:table-cell table:style-name="ce8" office:value-type="string" calcext:value-type="string">
            <text:p>MTC Club</text:p>
          </table:table-cell>
          <table:table-cell table:style-name="ce8" office:value-type="string" calcext:value-type="string">
            <text:p>mtcclub.de</text:p>
          </table:table-cell>
          <table:table-cell table:style-name="ce8" office:value-type="string" calcext:value-type="string">
            <text:p>mtcclub@netcologne.de</text:p>
          </table:table-cell>
          <table:table-cell table:style-name="ce11"/>
          <table:table-cell table:style-name="ce8" office:value-type="string" calcext:value-type="string">
            <text:p>Miete 400 EUR</text:p>
          </table:table-cell>
          <table:table-cell table:style-name="ce22"/>
          <table:table-cell table:style-name="ce22" office:value-type="string" calcext:value-type="string">
            <text:p>Mail</text:p>
          </table:table-cell>
          <table:table-cell table:style-name="ce11" table:number-columns-repeated="18"/>
          <table:table-cell table:number-columns-repeated="997"/>
        </table:table-row>
        <table:table-row table:style-name="ro1">
          <table:table-cell table:style-name="ce7" office:value-type="string" calcext:value-type="string">
            <text:p>Lüdenscheid</text:p>
          </table:table-cell>
          <table:table-cell table:number-columns-repeated="2" table:style-name="ce7" office:value-type="string" calcext:value-type="string">
            <text:p>AJZ</text:p>
          </table:table-cell>
          <table:table-cell table:style-name="ce7" office:value-type="string" calcext:value-type="string">
            <text:p>facebook.com/ajzluedenscheid</text:p>
          </table:table-cell>
          <table:table-cell table:style-name="ce7" office:value-type="string" calcext:value-type="string">
            <text:p>-</text:p>
          </table:table-cell>
          <table:table-cell table:style-name="ce12" table:number-columns-repeated="2"/>
          <table:table-cell table:style-name="ce21"/>
          <table:table-cell table:style-name="ce22" office:value-type="string" calcext:value-type="string">
            <text:p>Facebook</text:p>
          </table:table-cell>
          <table:table-cell table:style-name="ce11" table:number-columns-repeated="18"/>
          <table:table-cell table:number-columns-repeated="997"/>
        </table:table-row>
        <table:table-row table:style-name="ro1">
          <table:table-cell table:style-name="ce7" office:value-type="string" calcext:value-type="string">
            <text:p>Mönchengladbach</text:p>
          </table:table-cell>
          <table:table-cell table:number-columns-repeated="2" table:style-name="ce7" office:value-type="string" calcext:value-type="string">
            <text:p>Jukomm</text:p>
          </table:table-cell>
          <table:table-cell table:style-name="ce7" office:value-type="string" calcext:value-type="string">
            <text:p>jukomm.de</text:p>
          </table:table-cell>
          <table:table-cell table:style-name="ce7" office:value-type="string" calcext:value-type="string">
            <text:p>info@jukomm.de</text:p>
          </table:table-cell>
          <table:table-cell table:style-name="ce12" table:number-columns-repeated="2"/>
          <table:table-cell table:style-name="ce21"/>
          <table:table-cell table:style-name="ce22" office:value-type="string" calcext:value-type="string">
            <text:p>Mail</text:p>
          </table:table-cell>
          <table:table-cell table:style-name="ce11" table:number-columns-repeated="18"/>
          <table:table-cell table:number-columns-repeated="997"/>
        </table:table-row>
        <table:table-row table:style-name="ro1">
          <table:table-cell table:style-name="ce7" office:value-type="string" calcext:value-type="string">
            <text:p>Mönchengladbach</text:p>
          </table:table-cell>
          <table:table-cell table:number-columns-repeated="2" table:style-name="ce7" office:value-type="string" calcext:value-type="string">
            <text:p>Roots Club</text:p>
          </table:table-cell>
          <table:table-cell table:style-name="ce7" office:value-type="string" calcext:value-type="string">
            <text:p>facebook.com/ROOTS-Club-MG-265188968728</text:p>
          </table:table-cell>
          <table:table-cell table:style-name="ce18" office:value-type="string" calcext:value-type="string">
            <text:p>rootsmg@web.de</text:p>
          </table:table-cell>
          <table:table-cell table:style-name="ce12" table:number-columns-repeated="2"/>
          <table:table-cell table:style-name="ce21"/>
          <table:table-cell table:style-name="ce22" office:value-type="string" calcext:value-type="string">
            <text:p>Facebook</text:p>
          </table:table-cell>
          <table:table-cell table:style-name="ce11" table:number-columns-repeated="18"/>
          <table:table-cell table:number-columns-repeated="997"/>
        </table:table-row>
        <table:table-row table:style-name="ro1">
          <table:table-cell table:style-name="ce8" office:value-type="string" calcext:value-type="string">
            <text:p>Mühlheim</text:p>
          </table:table-cell>
          <table:table-cell table:style-name="ce8" office:value-type="string" calcext:value-type="string">
            <text:p>Autonomes Zentrum</text:p>
          </table:table-cell>
          <table:table-cell table:style-name="ce8" office:value-type="string" calcext:value-type="string">
            <text:p>AZ</text:p>
          </table:table-cell>
          <table:table-cell table:style-name="ce8" office:value-type="string" calcext:value-type="string">
            <text:p>az-muelheim.de</text:p>
          </table:table-cell>
          <table:table-cell table:style-name="ce8" office:value-type="string" calcext:value-type="string">
            <text:p>punkerzuechter@gmx.de</text:p>
          </table:table-cell>
          <table:table-cell table:style-name="ce11" table:number-columns-repeated="2"/>
          <table:table-cell table:style-name="ce22"/>
          <table:table-cell table:style-name="ce22" office:value-type="string" calcext:value-type="string">
            <text:p>Mail</text:p>
          </table:table-cell>
          <table:table-cell table:style-name="ce11" table:number-columns-repeated="18"/>
          <table:table-cell table:number-columns-repeated="997"/>
        </table:table-row>
        <table:table-row table:style-name="ro1">
          <table:table-cell table:style-name="ce7" office:value-type="string" calcext:value-type="string">
            <text:p>Münster</text:p>
          </table:table-cell>
          <table:table-cell table:style-name="ce7" office:value-type="string" calcext:value-type="string">
            <text:p>Bahnhof Wolbeck</text:p>
          </table:table-cell>
          <table:table-cell table:style-name="ce7" office:value-type="string" calcext:value-type="string">
            <text:p>Jonathan, Hallo Bahnhof Wolbeck</text:p>
          </table:table-cell>
          <table:table-cell table:style-name="ce7" office:value-type="string" calcext:value-type="string">
            <text:p>bahnhof-wolbeck.de</text:p>
          </table:table-cell>
          <table:table-cell table:style-name="ce7" office:value-type="string" calcext:value-type="string">
            <text:p>email@bahnhof-wolbeck.de</text:p>
          </table:table-cell>
          <table:table-cell table:style-name="ce12" table:number-columns-repeated="2"/>
          <table:table-cell table:style-name="ce21"/>
          <table:table-cell table:style-name="ce22" office:value-type="string" calcext:value-type="string">
            <text:p>Mail</text:p>
          </table:table-cell>
          <table:table-cell table:style-name="ce11" table:number-columns-repeated="18"/>
          <table:table-cell table:number-columns-repeated="997"/>
        </table:table-row>
        <table:table-row table:style-name="ro1">
          <table:table-cell table:style-name="ce7" office:value-type="string" calcext:value-type="string">
            <text:p>Münster</text:p>
          </table:table-cell>
          <table:table-cell table:style-name="ce7" office:value-type="string" calcext:value-type="string">
            <text:p>Dead Mans Chest Booking</text:p>
          </table:table-cell>
          <table:table-cell table:style-name="ce7" office:value-type="string" calcext:value-type="string">
            <text:p>Matthias, Hallo Dead Mans Chest</text:p>
          </table:table-cell>
          <table:table-cell table:style-name="ce7" office:value-type="string" calcext:value-type="string">
            <text:p>deadmanschest.de</text:p>
          </table:table-cell>
          <table:table-cell table:style-name="ce7" office:value-type="string" calcext:value-type="string">
            <text:p>booking@deadmanschest.de</text:p>
          </table:table-cell>
          <table:table-cell table:style-name="ce12" table:number-columns-repeated="2"/>
          <table:table-cell table:style-name="ce21"/>
          <table:table-cell table:style-name="ce22" office:value-type="string" calcext:value-type="string">
            <text:p>Mail</text:p>
          </table:table-cell>
          <table:table-cell table:style-name="ce11" table:number-columns-repeated="18"/>
          <table:table-cell table:number-columns-repeated="997"/>
        </table:table-row>
        <table:table-row table:style-name="ro1">
          <table:table-cell table:style-name="ce7" office:value-type="string" calcext:value-type="string">
            <text:p>Münster</text:p>
          </table:table-cell>
          <table:table-cell table:number-columns-repeated="2" table:style-name="ce7" office:value-type="string" calcext:value-type="string">
            <text:p>Grim Booking</text:p>
          </table:table-cell>
          <table:table-cell table:style-name="ce7" office:value-type="string" calcext:value-type="string">
            <text:p>facebook.com/grimshows</text:p>
          </table:table-cell>
          <table:table-cell table:style-name="ce7" office:value-type="string" calcext:value-type="string">
            <text:p>grim-booking@gmx.de</text:p>
          </table:table-cell>
          <table:table-cell table:style-name="ce12" table:number-columns-repeated="2"/>
          <table:table-cell table:style-name="ce21"/>
          <table:table-cell table:style-name="ce22" office:value-type="string" calcext:value-type="string">
            <text:p>Mail</text:p>
          </table:table-cell>
          <table:table-cell table:style-name="ce11" table:number-columns-repeated="18"/>
          <table:table-cell table:number-columns-repeated="997"/>
        </table:table-row>
        <table:table-row table:style-name="ro1">
          <table:table-cell table:style-name="ce7" office:value-type="string" calcext:value-type="string">
            <text:p>Münster</text:p>
          </table:table-cell>
          <table:table-cell table:style-name="ce7" office:value-type="string" calcext:value-type="string">
            <text:p>KissOrKillBooking</text:p>
          </table:table-cell>
          <table:table-cell table:style-name="ce7" office:value-type="string" calcext:value-type="string">
            <text:p>Kiss Or Kill</text:p>
          </table:table-cell>
          <table:table-cell table:style-name="ce7" office:value-type="string" calcext:value-type="string">
            <text:p>facebook.com/kissorkillshows</text:p>
          </table:table-cell>
          <table:table-cell table:style-name="ce12" table:number-columns-repeated="3"/>
          <table:table-cell table:style-name="ce21"/>
          <table:table-cell table:style-name="ce22"/>
          <table:table-cell table:style-name="ce11" table:number-columns-repeated="18"/>
          <table:table-cell table:number-columns-repeated="997"/>
        </table:table-row>
        <table:table-row table:style-name="ro1">
          <table:table-cell table:style-name="ce7" office:value-type="string" calcext:value-type="string">
            <text:p>Münster</text:p>
          </table:table-cell>
          <table:table-cell table:style-name="ce7" office:value-type="string" calcext:value-type="string">
            <text:p>Rare Guitar</text:p>
          </table:table-cell>
          <table:table-cell table:style-name="ce7" office:value-type="string" calcext:value-type="string">
            <text:p>Marco, Hallo Rare Guitar</text:p>
          </table:table-cell>
          <table:table-cell table:style-name="ce7" office:value-type="string" calcext:value-type="string">
            <text:p>rareguitar.de</text:p>
          </table:table-cell>
          <table:table-cell table:style-name="ce7" office:value-type="string" calcext:value-type="string">
            <text:p>Marco-Beuker@t-online.de</text:p>
          </table:table-cell>
          <table:table-cell table:style-name="ce12" table:number-columns-repeated="2"/>
          <table:table-cell table:style-name="ce21"/>
          <table:table-cell table:style-name="ce22" office:value-type="string" calcext:value-type="string">
            <text:p>Mail</text:p>
          </table:table-cell>
          <table:table-cell table:style-name="ce11" table:number-columns-repeated="18"/>
          <table:table-cell table:number-columns-repeated="997"/>
        </table:table-row>
        <table:table-row table:style-name="ro1">
          <table:table-cell table:style-name="ce7" office:value-type="string" calcext:value-type="string">
            <text:p>Münster</text:p>
          </table:table-cell>
          <table:table-cell table:style-name="ce7" office:value-type="string" calcext:value-type="string">
            <text:p>Spökes Booking</text:p>
          </table:table-cell>
          <table:table-cell table:style-name="ce7" office:value-type="string" calcext:value-type="string">
            <text:p>Spökes</text:p>
          </table:table-cell>
          <table:table-cell table:style-name="ce7" office:value-type="string" calcext:value-type="string">
            <text:p>facebook.com/spoekeskonzerte</text:p>
          </table:table-cell>
          <table:table-cell table:style-name="ce12" table:number-columns-repeated="3"/>
          <table:table-cell table:style-name="ce21"/>
          <table:table-cell table:style-name="ce22"/>
          <table:table-cell table:style-name="ce11" table:number-columns-repeated="18"/>
          <table:table-cell table:number-columns-repeated="997"/>
        </table:table-row>
        <table:table-row table:style-name="ro1">
          <table:table-cell table:style-name="ce7" office:value-type="string" calcext:value-type="string">
            <text:p>Münster</text:p>
          </table:table-cell>
          <table:table-cell table:style-name="ce7" office:value-type="string" calcext:value-type="string">
            <text:p>Tortuga Booking</text:p>
          </table:table-cell>
          <table:table-cell table:style-name="ce7" office:value-type="string" calcext:value-type="string">
            <text:p>David, Hallo Tortuga Booking</text:p>
          </table:table-cell>
          <table:table-cell table:style-name="ce7" office:value-type="string" calcext:value-type="string">
            <text:p>facebook.com/Tortuga-Booking-877214915681469</text:p>
          </table:table-cell>
          <table:table-cell table:style-name="ce7" office:value-type="string" calcext:value-type="string">
            <text:p>contact@tortuga-booking.de</text:p>
          </table:table-cell>
          <table:table-cell table:style-name="ce12" table:number-columns-repeated="2"/>
          <table:table-cell table:style-name="ce21"/>
          <table:table-cell table:style-name="ce22" office:value-type="string" calcext:value-type="string">
            <text:p>Mail</text:p>
          </table:table-cell>
          <table:table-cell table:style-name="ce11" table:number-columns-repeated="18"/>
          <table:table-cell table:number-columns-repeated="997"/>
        </table:table-row>
        <table:table-row table:style-name="ro1">
          <table:table-cell table:style-name="ce7" office:value-type="string" calcext:value-type="string">
            <text:p>Oberhausen</text:p>
          </table:table-cell>
          <table:table-cell table:style-name="ce7" office:value-type="string" calcext:value-type="string">
            <text:p>Helvete</text:p>
          </table:table-cell>
          <table:table-cell table:style-name="ce7" office:value-type="string" calcext:value-type="string">
            <text:p>Gregor, Hallo Helvete</text:p>
          </table:table-cell>
          <table:table-cell table:style-name="ce8" office:value-type="string" calcext:value-type="string">
            <text:p>helvete.de / facebook.com/helvete.ob</text:p>
          </table:table-cell>
          <table:table-cell table:style-name="ce8" office:value-type="string" calcext:value-type="string">
            <text:p>info@helvete.de</text:p>
          </table:table-cell>
          <table:table-cell table:style-name="ce7" office:value-type="string" calcext:value-type="string">
            <text:p>0176/61145616</text:p>
          </table:table-cell>
          <table:table-cell table:style-name="ce8" office:value-type="string" calcext:value-type="string">
            <text:p>Miete 225 EUR</text:p>
          </table:table-cell>
          <table:table-cell table:style-name="ce21"/>
          <table:table-cell table:style-name="ce22" office:value-type="string" calcext:value-type="string">
            <text:p>Facebook</text:p>
          </table:table-cell>
          <table:table-cell table:style-name="ce11" table:number-columns-repeated="18"/>
          <table:table-cell table:number-columns-repeated="997"/>
        </table:table-row>
        <table:table-row table:style-name="ro1">
          <table:table-cell table:style-name="ce8" office:value-type="string" calcext:value-type="string">
            <text:p>Oberhausen</text:p>
          </table:table-cell>
          <table:table-cell table:number-columns-repeated="2" table:style-name="ce8" office:value-type="string" calcext:value-type="string">
            <text:p>Druckluft</text:p>
          </table:table-cell>
          <table:table-cell table:style-name="ce8" office:value-type="string" calcext:value-type="string">
            <text:p>drucklufthaus.de</text:p>
          </table:table-cell>
          <table:table-cell table:style-name="ce11" table:number-columns-repeated="3"/>
          <table:table-cell table:style-name="ce22"/>
          <table:table-cell table:style-name="ce22" office:value-type="string" calcext:value-type="string">
            <text:p>Webform</text:p>
          </table:table-cell>
          <table:table-cell table:style-name="ce11" table:number-columns-repeated="18"/>
          <table:table-cell table:number-columns-repeated="997"/>
        </table:table-row>
        <table:table-row table:style-name="ro1">
          <table:table-cell table:style-name="ce8" office:value-type="string" calcext:value-type="string">
            <text:p>Oer Erkenschwick</text:p>
          </table:table-cell>
          <table:table-cell table:number-columns-repeated="2" table:style-name="ce8" office:value-type="string" calcext:value-type="string">
            <text:p>Joes</text:p>
          </table:table-cell>
          <table:table-cell table:style-name="ce8" office:value-type="string" calcext:value-type="string">
            <text:p>facebook.com/jugendinoe</text:p>
          </table:table-cell>
          <table:table-cell table:style-name="ce8"/>
          <table:table-cell table:style-name="ce11" table:number-columns-repeated="2"/>
          <table:table-cell table:style-name="ce22" table:number-columns-repeated="2"/>
          <table:table-cell table:style-name="ce11" table:number-columns-repeated="18"/>
          <table:table-cell table:number-columns-repeated="997"/>
        </table:table-row>
        <table:table-row table:style-name="ro1">
          <table:table-cell table:style-name="ce8" office:value-type="string" calcext:value-type="string">
            <text:p>Paderborn</text:p>
          </table:table-cell>
          <table:table-cell table:style-name="ce8" office:value-type="string" calcext:value-type="string">
            <text:p>Juzi MultiCulti</text:p>
          </table:table-cell>
          <table:table-cell table:style-name="ce8" office:value-type="string" calcext:value-type="string">
            <text:p>Sonja, Hallo Juzi</text:p>
          </table:table-cell>
          <table:table-cell table:style-name="ce8" office:value-type="string" calcext:value-type="string">
            <text:p>multicult.wordpress.com</text:p>
          </table:table-cell>
          <table:table-cell table:style-name="ce8" office:value-type="string" calcext:value-type="string">
            <text:p>s.chudalla@paderborn.de</text:p>
          </table:table-cell>
          <table:table-cell table:style-name="ce11"/>
          <table:table-cell table:style-name="ce8"/>
          <table:table-cell table:style-name="ce22"/>
          <table:table-cell table:style-name="ce22" office:value-type="string" calcext:value-type="string">
            <text:p>Mail</text:p>
          </table:table-cell>
          <table:table-cell table:style-name="ce11" table:number-columns-repeated="18"/>
          <table:table-cell table:number-columns-repeated="997"/>
        </table:table-row>
        <table:table-row table:style-name="ro1">
          <table:table-cell table:style-name="ce8" office:value-type="string" calcext:value-type="string">
            <text:p>Ratingen</text:p>
          </table:table-cell>
          <table:table-cell table:style-name="ce8" office:value-type="string" calcext:value-type="string">
            <text:p>Cafe Comic</text:p>
          </table:table-cell>
          <table:table-cell table:style-name="ce8" office:value-type="string" calcext:value-type="string">
            <text:p>Bernhard / Phil</text:p>
          </table:table-cell>
          <table:table-cell table:style-name="ce8" office:value-type="string" calcext:value-type="string">
            <text:p>cafe-comic.de</text:p>
          </table:table-cell>
          <table:table-cell table:style-name="ce8" office:value-type="string" calcext:value-type="string">
            <text:p>berni@cafe-comic.de</text:p>
          </table:table-cell>
          <table:table-cell table:style-name="ce11" table:number-columns-repeated="2"/>
          <table:table-cell table:style-name="ce22"/>
          <table:table-cell table:style-name="ce22" office:value-type="string" calcext:value-type="string">
            <text:p>Mail</text:p>
          </table:table-cell>
          <table:table-cell table:style-name="ce11" table:number-columns-repeated="18"/>
          <table:table-cell table:number-columns-repeated="997"/>
        </table:table-row>
        <table:table-row table:style-name="ro1">
          <table:table-cell table:style-name="ce8" office:value-type="string" calcext:value-type="string">
            <text:p>Remscheid</text:p>
          </table:table-cell>
          <table:table-cell table:number-columns-repeated="2" table:style-name="ce8" office:value-type="string" calcext:value-type="string">
            <text:p>Kraftstation</text:p>
          </table:table-cell>
          <table:table-cell table:style-name="ce8" office:value-type="string" calcext:value-type="string">
            <text:p>kraftstation.de</text:p>
          </table:table-cell>
          <table:table-cell table:style-name="ce8" office:value-type="string" calcext:value-type="string">
            <text:p>dill@kraftstation.de</text:p>
          </table:table-cell>
          <table:table-cell table:style-name="ce11" table:number-columns-repeated="2"/>
          <table:table-cell table:style-name="ce22"/>
          <table:table-cell table:style-name="ce22" office:value-type="string" calcext:value-type="string">
            <text:p>Mail</text:p>
          </table:table-cell>
          <table:table-cell table:style-name="ce11" table:number-columns-repeated="18"/>
          <table:table-cell table:number-columns-repeated="997"/>
        </table:table-row>
        <table:table-row table:style-name="ro1">
          <table:table-cell table:style-name="ce7" office:value-type="string" calcext:value-type="string">
            <text:p>Rheinberg </text:p>
          </table:table-cell>
          <table:table-cell table:style-name="ce7" office:value-type="string" calcext:value-type="string">
            <text:p>Zuff 07</text:p>
          </table:table-cell>
          <table:table-cell table:style-name="ce12" table:number-columns-repeated="5"/>
          <table:table-cell table:style-name="ce21"/>
          <table:table-cell table:style-name="ce22"/>
          <table:table-cell table:style-name="ce11" table:number-columns-repeated="18"/>
          <table:table-cell table:number-columns-repeated="997"/>
        </table:table-row>
        <table:table-row table:style-name="ro1">
          <table:table-cell table:style-name="ce8" office:value-type="string" calcext:value-type="string">
            <text:p>Schwerte</text:p>
          </table:table-cell>
          <table:table-cell table:number-columns-repeated="2" table:style-name="ce8" office:value-type="string" calcext:value-type="string">
            <text:p>Rattenloch</text:p>
          </table:table-cell>
          <table:table-cell table:style-name="ce8" office:value-type="string" calcext:value-type="string">
            <text:p>kunterbunt-schwerte.com</text:p>
          </table:table-cell>
          <table:table-cell table:style-name="ce8" office:value-type="string" calcext:value-type="string">
            <text:p>rattenloch@googlemail.com</text:p>
          </table:table-cell>
          <table:table-cell table:style-name="ce11"/>
          <table:table-cell table:style-name="ce8"/>
          <table:table-cell table:style-name="ce22"/>
          <table:table-cell table:style-name="ce22" office:value-type="string" calcext:value-type="string">
            <text:p>Mail</text:p>
          </table:table-cell>
          <table:table-cell table:style-name="ce11" table:number-columns-repeated="18"/>
          <table:table-cell table:number-columns-repeated="997"/>
        </table:table-row>
        <table:table-row table:style-name="ro1">
          <table:table-cell table:style-name="ce8" office:value-type="string" calcext:value-type="string">
            <text:p>Siegburg</text:p>
          </table:table-cell>
          <table:table-cell table:style-name="ce8" office:value-type="string" calcext:value-type="string">
            <text:p>Kubana Live Club</text:p>
          </table:table-cell>
          <table:table-cell table:style-name="ce8" office:value-type="string" calcext:value-type="string">
            <text:p>Kubana</text:p>
          </table:table-cell>
          <table:table-cell table:style-name="ce8" office:value-type="string" calcext:value-type="string">
            <text:p>kubana.de</text:p>
          </table:table-cell>
          <table:table-cell table:style-name="ce8" office:value-type="string" calcext:value-type="string">
            <text:p>info@kubana.de</text:p>
          </table:table-cell>
          <table:table-cell table:style-name="ce11"/>
          <table:table-cell table:style-name="ce8"/>
          <table:table-cell table:style-name="ce22"/>
          <table:table-cell table:style-name="ce22" office:value-type="string" calcext:value-type="string">
            <text:p>Mail</text:p>
          </table:table-cell>
          <table:table-cell table:style-name="ce11" table:number-columns-repeated="18"/>
          <table:table-cell table:number-columns-repeated="997"/>
        </table:table-row>
        <table:table-row table:style-name="ro1">
          <table:table-cell table:style-name="ce8" office:value-type="string" calcext:value-type="string">
            <text:p>Siegen</text:p>
          </table:table-cell>
          <table:table-cell table:style-name="ce8" office:value-type="string" calcext:value-type="string">
            <text:p>Vortex</text:p>
          </table:table-cell>
          <table:table-cell table:style-name="ce8" office:value-type="string" calcext:value-type="string">
            <text:p>Phil, Hallo Vortex</text:p>
          </table:table-cell>
          <table:table-cell table:style-name="ce8" office:value-type="string" calcext:value-type="string">
            <text:p>vortex-surfer.de</text:p>
          </table:table-cell>
          <table:table-cell table:style-name="ce8" office:value-type="string" calcext:value-type="string">
            <text:p>info@vortex-surfer.de</text:p>
          </table:table-cell>
          <table:table-cell table:style-name="ce11"/>
          <table:table-cell table:style-name="ce8"/>
          <table:table-cell table:style-name="ce22"/>
          <table:table-cell table:style-name="ce22" office:value-type="string" calcext:value-type="string">
            <text:p>Mail</text:p>
          </table:table-cell>
          <table:table-cell table:style-name="ce11" table:number-columns-repeated="18"/>
          <table:table-cell table:number-columns-repeated="997"/>
        </table:table-row>
        <table:table-row table:style-name="ro1">
          <table:table-cell table:style-name="ce8" office:value-type="string" calcext:value-type="string">
            <text:p>Siegen</text:p>
          </table:table-cell>
          <table:table-cell table:style-name="ce8" office:value-type="string" calcext:value-type="string">
            <text:p>Musikclub Meyer</text:p>
          </table:table-cell>
          <table:table-cell table:style-name="ce8" office:value-type="string" calcext:value-type="string">
            <text:p>Christina, Hallo Musikclub Meyer</text:p>
          </table:table-cell>
          <table:table-cell table:style-name="ce8" office:value-type="string" calcext:value-type="string">
            <text:p>meyer-siegen.de</text:p>
          </table:table-cell>
          <table:table-cell table:style-name="ce8" office:value-type="string" calcext:value-type="string">
            <text:p>ina.le@gmx.de</text:p>
          </table:table-cell>
          <table:table-cell table:style-name="ce11"/>
          <table:table-cell table:style-name="ce8"/>
          <table:table-cell table:style-name="ce22"/>
          <table:table-cell table:style-name="ce22" office:value-type="string" calcext:value-type="string">
            <text:p>Mail</text:p>
          </table:table-cell>
          <table:table-cell table:style-name="ce11" table:number-columns-repeated="18"/>
          <table:table-cell table:number-columns-repeated="997"/>
        </table:table-row>
        <table:table-row table:style-name="ro1">
          <table:table-cell table:style-name="ce8" office:value-type="string" calcext:value-type="string">
            <text:p>Siegen</text:p>
          </table:table-cell>
          <table:table-cell table:number-columns-repeated="2" table:style-name="ce8" office:value-type="string" calcext:value-type="string">
            <text:p>Musikclub Meyer</text:p>
          </table:table-cell>
          <table:table-cell table:style-name="ce8" office:value-type="string" calcext:value-type="string">
            <text:p>meyer-siegen.de</text:p>
          </table:table-cell>
          <table:table-cell table:style-name="ce8" office:value-type="string" calcext:value-type="string">
            <text:p>team@meyer-siegen.de</text:p>
          </table:table-cell>
          <table:table-cell table:style-name="ce11"/>
          <table:table-cell table:style-name="ce8"/>
          <table:table-cell table:style-name="ce22"/>
          <table:table-cell table:style-name="ce22" office:value-type="string" calcext:value-type="string">
            <text:p>Mail</text:p>
          </table:table-cell>
          <table:table-cell table:style-name="ce11" table:number-columns-repeated="18"/>
          <table:table-cell table:number-columns-repeated="997"/>
        </table:table-row>
        <table:table-row table:style-name="ro1">
          <table:table-cell table:style-name="ce8" office:value-type="string" calcext:value-type="string">
            <text:p>Solingen</text:p>
          </table:table-cell>
          <table:table-cell table:number-columns-repeated="2" table:style-name="ce8" office:value-type="string" calcext:value-type="string">
            <text:p>Cobra</text:p>
          </table:table-cell>
          <table:table-cell table:style-name="ce8" office:value-type="string" calcext:value-type="string">
            <text:p>cobra-solingen.de</text:p>
          </table:table-cell>
          <table:table-cell table:style-name="ce8" office:value-type="string" calcext:value-type="string">
            <text:p>info@cobra-solingen.de</text:p>
          </table:table-cell>
          <table:table-cell table:style-name="ce11"/>
          <table:table-cell table:style-name="ce8"/>
          <table:table-cell table:style-name="ce22"/>
          <table:table-cell table:style-name="ce22" office:value-type="string" calcext:value-type="string">
            <text:p>Mail</text:p>
          </table:table-cell>
          <table:table-cell table:style-name="ce11" table:number-columns-repeated="18"/>
          <table:table-cell table:number-columns-repeated="997"/>
        </table:table-row>
        <table:table-row table:style-name="ro1">
          <table:table-cell table:style-name="ce7" office:value-type="string" calcext:value-type="string">
            <text:p>Troisdorf</text:p>
          </table:table-cell>
          <table:table-cell table:style-name="ce7" office:value-type="string" calcext:value-type="string">
            <text:p>Bauhaus</text:p>
          </table:table-cell>
          <table:table-cell table:style-name="ce7" office:value-type="string" calcext:value-type="string">
            <text:p>Torsten, Hallo Baumhaus</text:p>
          </table:table-cell>
          <table:table-cell table:style-name="ce7" office:value-type="string" calcext:value-type="string">
            <text:p>jugendzentrum-bauhaus.de</text:p>
          </table:table-cell>
          <table:table-cell table:style-name="ce7" office:value-type="string" calcext:value-type="string">
            <text:p>taktart-booking@gmx.de</text:p>
          </table:table-cell>
          <table:table-cell table:style-name="ce12" table:number-columns-repeated="2"/>
          <table:table-cell table:style-name="ce21"/>
          <table:table-cell table:style-name="ce22" office:value-type="string" calcext:value-type="string">
            <text:p>Mail</text:p>
          </table:table-cell>
          <table:table-cell table:style-name="ce11" table:number-columns-repeated="18"/>
          <table:table-cell table:number-columns-repeated="997"/>
        </table:table-row>
        <table:table-row table:style-name="ro1">
          <table:table-cell table:style-name="ce7" office:value-type="string" calcext:value-type="string">
            <text:p>Wermelskirchen</text:p>
          </table:table-cell>
          <table:table-cell table:style-name="ce7" office:value-type="string" calcext:value-type="string">
            <text:p>Ajz Bahndamm</text:p>
          </table:table-cell>
          <table:table-cell table:style-name="ce7" office:value-type="string" calcext:value-type="string">
            <text:p>AJZ</text:p>
          </table:table-cell>
          <table:table-cell table:style-name="ce7" office:value-type="string" calcext:value-type="string">
            <text:p>ajzbahndamm.de</text:p>
          </table:table-cell>
          <table:table-cell table:style-name="ce8" office:value-type="string" calcext:value-type="string">
            <text:p>webmaster@ajzbahndamm.de</text:p>
          </table:table-cell>
          <table:table-cell table:style-name="ce12" table:number-columns-repeated="2"/>
          <table:table-cell table:style-name="ce21"/>
          <table:table-cell table:style-name="ce22" office:value-type="string" calcext:value-type="string">
            <text:p>Mail</text:p>
          </table:table-cell>
          <table:table-cell table:style-name="ce11" table:number-columns-repeated="18"/>
          <table:table-cell table:number-columns-repeated="997"/>
        </table:table-row>
        <table:table-row table:style-name="ro1">
          <table:table-cell table:style-name="ce10" office:value-type="string" calcext:value-type="string">
            <text:p>Wesel</text:p>
          </table:table-cell>
          <table:table-cell table:number-columns-repeated="2" table:style-name="ce10" office:value-type="string" calcext:value-type="string">
            <text:p>Krachgarten</text:p>
          </table:table-cell>
          <table:table-cell table:style-name="ce10" office:value-type="string" calcext:value-type="string">
            <text:p>krachgarten-wesel.jimdo.com</text:p>
          </table:table-cell>
          <table:table-cell table:style-name="ce10" office:value-type="string" calcext:value-type="string">
            <text:p>-</text:p>
          </table:table-cell>
          <table:table-cell table:style-name="ce10" table:number-columns-repeated="2"/>
          <table:table-cell table:style-name="ce24" table:number-columns-repeated="2"/>
          <table:table-cell table:style-name="ce10" table:number-columns-repeated="18"/>
          <table:table-cell table:number-columns-repeated="997"/>
        </table:table-row>
        <table:table-row table:style-name="ro1">
          <table:table-cell table:style-name="ce7" office:value-type="string" calcext:value-type="string">
            <text:p>Wuppertal</text:p>
          </table:table-cell>
          <table:table-cell table:style-name="ce7" office:value-type="string" calcext:value-type="string">
            <text:p>Underground</text:p>
          </table:table-cell>
          <table:table-cell table:style-name="ce12"/>
          <table:table-cell table:style-name="ce7" office:value-type="string" calcext:value-type="string">
            <text:p>underground-wuppertal.de</text:p>
          </table:table-cell>
          <table:table-cell table:style-name="ce7" office:value-type="string" calcext:value-type="string">
            <text:p>info@underground-wuppertal.de</text:p>
          </table:table-cell>
          <table:table-cell table:style-name="ce7" office:value-type="string" calcext:value-type="string">
            <text:p>0152/27315789</text:p>
          </table:table-cell>
          <table:table-cell table:style-name="ce7" office:value-type="string" calcext:value-type="string">
            <text:p>Miete 350 EUR + 150 EUR für Hauseigenen Mischer</text:p>
          </table:table-cell>
          <table:table-cell table:style-name="ce21"/>
          <table:table-cell table:style-name="ce22" office:value-type="string" calcext:value-type="string">
            <text:p>Handy</text:p>
          </table:table-cell>
          <table:table-cell table:style-name="ce11" table:number-columns-repeated="18"/>
          <table:table-cell table:number-columns-repeated="997"/>
        </table:table-row>
        <table:table-row table:style-name="ro1">
          <table:table-cell table:style-name="ce7" office:value-type="string" calcext:value-type="string">
            <text:p>Wuppertal</text:p>
          </table:table-cell>
          <table:table-cell table:number-columns-repeated="2" table:style-name="ce7" office:value-type="string" calcext:value-type="string">
            <text:p>Hannya Booking</text:p>
          </table:table-cell>
          <table:table-cell table:style-name="ce7"/>
          <table:table-cell table:style-name="ce7" office:value-type="string" calcext:value-type="string">
            <text:p>hannja.booking@gmail.com</text:p>
          </table:table-cell>
          <table:table-cell table:style-name="ce7" table:number-columns-repeated="2"/>
          <table:table-cell table:style-name="ce21"/>
          <table:table-cell table:style-name="ce22" office:value-type="string" calcext:value-type="string">
            <text:p>Mail</text:p>
          </table:table-cell>
          <table:table-cell table:style-name="ce11" table:number-columns-repeated="18"/>
          <table:table-cell table:number-columns-repeated="997"/>
        </table:table-row>
        <table:table-row table:style-name="ro1">
          <table:table-cell table:style-name="ce8" office:value-type="string" calcext:value-type="string">
            <text:p>Kempen</text:p>
          </table:table-cell>
          <table:table-cell table:style-name="ce8" office:value-type="string" calcext:value-type="string">
            <text:p>Hermano Booking</text:p>
          </table:table-cell>
          <table:table-cell table:style-name="ce8" office:value-type="string" calcext:value-type="string">
            <text:p>Eduardo, Hallo Hermano Booking</text:p>
          </table:table-cell>
          <table:table-cell table:style-name="ce8" office:value-type="string" calcext:value-type="string">
            <text:p>hermanobooking.de / facebook.com/hermanobooking</text:p>
          </table:table-cell>
          <table:table-cell table:style-name="ce8" office:value-type="string" calcext:value-type="string">
            <text:p>info@hermanobooking.de</text:p>
          </table:table-cell>
          <table:table-cell table:style-name="ce11"/>
          <table:table-cell table:style-name="ce8" office:value-type="string" calcext:value-type="string">
            <text:p>Lokaler Veranstalter</text:p>
          </table:table-cell>
          <table:table-cell table:style-name="ce22"/>
          <table:table-cell table:style-name="ce22" office:value-type="string" calcext:value-type="string">
            <text:p>Facebook</text:p>
          </table:table-cell>
          <table:table-cell table:style-name="ce11" table:number-columns-repeated="18"/>
          <table:table-cell table:number-columns-repeated="997"/>
        </table:table-row>
        <table:table-row table:style-name="ro1" table:number-rows-repeated="948">
          <table:table-cell table:style-name="ce11" table:number-columns-repeated="7"/>
          <table:table-cell table:style-name="ce22" table:number-columns-repeated="2"/>
          <table:table-cell table:style-name="ce11" table:number-columns-repeated="18"/>
          <table:table-cell table:number-columns-repeated="997"/>
        </table:table-row>
        <table:table-row table:style-name="ro2" table:number-rows-repeated="104756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Nordrhein-Westfalen'.A1:'Nordrhein-Westfalen'.AA1015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</calcext:conditional-formats>
      </table:table>
      <table:table table:name="Niedersachsen" table:style-name="ta4">
        <office:forms form:automatic-focus="false" form:apply-design-mode="false"/>
        <table:table-column table:style-name="co5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8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Home Address</text:p>
          </table:table-cell>
          <table:table-cell table:style-name="ce1" office:value-type="string" calcext:value-type="string">
            <text:p>Company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Website</text:p>
          </table:table-cell>
          <table:table-cell table:style-name="ce1" office:value-type="string" calcext:value-type="string">
            <text:p>E-mail Address</text:p>
          </table:table-cell>
          <table:table-cell table:style-name="ce1" office:value-type="string" calcext:value-type="string">
            <text:p>Phone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AW</text:p>
          </table:table-cell>
          <table:table-cell table:style-name="ce1" office:value-type="string" calcext:value-type="string">
            <text:p>Type</text:p>
          </table:table-cell>
          <table:table-cell table:style-name="ce1" table:number-columns-repeated="16"/>
          <table:table-cell table:number-columns-repeated="999"/>
        </table:table-row>
        <table:table-row table:style-name="ro1">
          <table:table-cell table:style-name="ce2" office:value-type="string" calcext:value-type="string">
            <text:p>Braunschweig</text:p>
          </table:table-cell>
          <table:table-cell table:number-columns-repeated="2" table:style-name="ce2" office:value-type="string" calcext:value-type="string">
            <text:p>B58</text:p>
          </table:table-cell>
          <table:table-cell table:style-name="ce2" office:value-type="string" calcext:value-type="string">
            <text:p>juzb58.de</text:p>
          </table:table-cell>
          <table:table-cell table:style-name="ce2" office:value-type="string" calcext:value-type="string">
            <text:p>booking@juzB58.de</text:p>
          </table:table-cell>
          <table:table-cell table:number-columns-repeated="2"/>
          <table:table-cell table:number-columns-repeated="2"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Braunschweig</text:p>
          </table:table-cell>
          <table:table-cell table:number-columns-repeated="2" table:style-name="ce2" office:value-type="string" calcext:value-type="string">
            <text:p>Nexus</text:p>
          </table:table-cell>
          <table:table-cell table:style-name="ce2" office:value-type="string" calcext:value-type="string">
            <text:p>dasnexus.de</text:p>
          </table:table-cell>
          <table:table-cell table:style-name="ce2" office:value-type="string" calcext:value-type="string">
            <text:p>veranstaltungen@dasnexus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elle</text:p>
          </table:table-cell>
          <table:table-cell table:style-name="ce2" office:value-type="string" calcext:value-type="string">
            <text:p>Celler Musik Initiative</text:p>
          </table:table-cell>
          <table:table-cell table:style-name="ce2" office:value-type="string" calcext:value-type="string">
            <text:p>Musik Initiative</text:p>
          </table:table-cell>
          <table:table-cell table:style-name="ce2" office:value-type="string" calcext:value-type="string">
            <text:p>cri-web.de</text:p>
          </table:table-cell>
          <table:table-cell table:style-name="ce2" office:value-type="string" calcext:value-type="string">
            <text:p>-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Webform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lausthal</text:p>
          </table:table-cell>
          <table:table-cell table:number-columns-repeated="2" table:style-name="ce2" office:value-type="string" calcext:value-type="string">
            <text:p>Kellerclub</text:p>
          </table:table-cell>
          <table:table-cell table:style-name="ce2" office:value-type="string" calcext:value-type="string">
            <text:p>kellerclubimstuz.de</text:p>
          </table:table-cell>
          <table:table-cell table:style-name="ce2" office:value-type="string" calcext:value-type="string">
            <text:p>booking@KellerclubimStuZ.de</text:p>
          </table:table-cell>
          <table:table-cell table:number-columns-repeated="2"/>
          <table:table-cell table:number-columns-repeated="2"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Emden</text:p>
          </table:table-cell>
          <table:table-cell table:style-name="ce2" office:value-type="string" calcext:value-type="string">
            <text:p>Alte Post</text:p>
          </table:table-cell>
          <table:table-cell table:style-name="ce2" office:value-type="string" calcext:value-type="string">
            <text:p>Alte Post, Hallo Rita</text:p>
          </table:table-cell>
          <table:table-cell table:style-name="ce2" office:value-type="string" calcext:value-type="string">
            <text:p>altepost-emden.de</text:p>
          </table:table-cell>
          <table:table-cell table:style-name="ce2" office:value-type="string" calcext:value-type="string">
            <text:p>kracht-bleeker@emden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Faßberg</text:p>
          </table:table-cell>
          <table:table-cell table:number-columns-repeated="2" table:style-name="ce2" office:value-type="string" calcext:value-type="string">
            <text:p>Anders Kneipe</text:p>
          </table:table-cell>
          <table:table-cell table:style-name="ce2" office:value-type="string" calcext:value-type="string">
            <text:p>facebook.com/Anders-die-etwas-andere-Kneipe-805603389536168</text:p>
          </table:table-cell>
          <table:table-cell table:number-columns-repeated="3"/>
          <table:table-cell table:style-name="ce3"/>
          <table:table-cell table:style-name="ce3" office:value-type="string" calcext:value-type="string">
            <text:p>Facebook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Großfehn</text:p>
          </table:table-cell>
          <table:table-cell table:number-columns-repeated="2" table:style-name="ce2" office:value-type="string" calcext:value-type="string">
            <text:p>Schlappohr</text:p>
          </table:table-cell>
          <table:table-cell table:style-name="ce2" office:value-type="string" calcext:value-type="string">
            <text:p>facebook.com/Schlappohr-Rockkneipe-195991987087620</text:p>
          </table:table-cell>
          <table:table-cell table:style-name="ce2" office:value-type="string" calcext:value-type="string">
            <text:p>-</text:p>
          </table:table-cell>
          <table:table-cell table:number-columns-repeated="2"/>
          <table:table-cell table:number-columns-repeated="2" table:style-name="ce3" office:value-type="string" calcext:value-type="string">
            <text:p>Facebook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Hameln</text:p>
          </table:table-cell>
          <table:table-cell table:style-name="ce2" office:value-type="string" calcext:value-type="string">
            <text:p>Freiraum</text:p>
          </table:table-cell>
          <table:table-cell table:style-name="ce2" office:value-type="string" calcext:value-type="string">
            <text:p>Freiraum Konzertgruppe</text:p>
          </table:table-cell>
          <table:table-cell table:style-name="ce2" office:value-type="string" calcext:value-type="string">
            <text:p>freiraum-hameln.de</text:p>
          </table:table-cell>
          <table:table-cell table:style-name="ce2" office:value-type="string" calcext:value-type="string">
            <text:p>noise@freiraum-hameln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Hameln</text:p>
          </table:table-cell>
          <table:table-cell table:number-columns-repeated="2" table:style-name="ce2" office:value-type="string" calcext:value-type="string">
            <text:p>Regenbogen</text:p>
          </table:table-cell>
          <table:table-cell table:style-name="ce2" office:value-type="string" calcext:value-type="string">
            <text:p>regenbogen.hameln.de</text:p>
          </table:table-cell>
          <table:table-cell table:style-name="ce2" office:value-type="string" calcext:value-type="string">
            <text:p>regenbogen@hameln.de</text:p>
          </table:table-cell>
          <table:table-cell table:number-columns-repeated="2"/>
          <table:table-cell table:number-columns-repeated="2"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Hameln</text:p>
          </table:table-cell>
          <table:table-cell table:number-columns-repeated="2" table:style-name="ce2" office:value-type="string" calcext:value-type="string">
            <text:p>K3</text:p>
          </table:table-cell>
          <table:table-cell table:style-name="ce2" office:value-type="string" calcext:value-type="string">
            <text:p>k3-hameln.de</text:p>
          </table:table-cell>
          <table:table-cell table:style-name="ce2" office:value-type="string" calcext:value-type="string">
            <text:p>info@k3-hameln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Webform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Hannover</text:p>
          </table:table-cell>
          <table:table-cell table:style-name="ce2" office:value-type="string" calcext:value-type="string">
            <text:p>Lux</text:p>
          </table:table-cell>
          <table:table-cell table:style-name="ce2" office:value-type="string" calcext:value-type="string">
            <text:p>Lux Linden</text:p>
          </table:table-cell>
          <table:table-cell table:style-name="ce2" office:value-type="string" calcext:value-type="string">
            <text:p>lux-linden.de</text:p>
          </table:table-cell>
          <table:table-cell table:style-name="ce2" office:value-type="string" calcext:value-type="string">
            <text:p>info@lux-linden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Hannover</text:p>
          </table:table-cell>
          <table:table-cell table:style-name="ce2" office:value-type="string" calcext:value-type="string">
            <text:p>Rocker </text:p>
          </table:table-cell>
          <table:table-cell table:style-name="ce2" office:value-type="string" calcext:value-type="string">
            <text:p>Rocker</text:p>
          </table:table-cell>
          <table:table-cell table:style-name="ce2" office:value-type="string" calcext:value-type="string">
            <text:p>rocker-hannover.de</text:p>
          </table:table-cell>
          <table:table-cell table:style-name="ce2" office:value-type="string" calcext:value-type="string">
            <text:p>rocker-hannover@web.de</text:p>
          </table:table-cell>
          <table:table-cell/>
          <table:table-cell table:style-name="ce2" office:value-type="string" calcext:value-type="string">
            <text:p>Nur Mittwochs</text:p>
          </table:table-cell>
          <table:table-cell table:number-columns-repeated="2"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Hannover</text:p>
          </table:table-cell>
          <table:table-cell table:number-columns-repeated="2" table:style-name="ce2" office:value-type="string" calcext:value-type="string">
            <text:p>Stumpf</text:p>
          </table:table-cell>
          <table:table-cell table:style-name="ce2" office:value-type="string" calcext:value-type="string">
            <text:p>stumpfpunk.blogsport.de</text:p>
          </table:table-cell>
          <table:table-cell table:style-name="ce2" office:value-type="string" calcext:value-type="string">
            <text:p>stumpfpunk@riseup.net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Hannover</text:p>
          </table:table-cell>
          <table:table-cell table:number-columns-repeated="2" table:style-name="ce2" office:value-type="string" calcext:value-type="string">
            <text:p>Cafe Glocksee</text:p>
          </table:table-cell>
          <table:table-cell table:style-name="ce2" office:value-type="string" calcext:value-type="string">
            <text:p>cafe-glocksee.de</text:p>
          </table:table-cell>
          <table:table-cell table:style-name="ce2" office:value-type="string" calcext:value-type="string">
            <text:p>mail@cafe-glocksee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Hannover</text:p>
          </table:table-cell>
          <table:table-cell table:style-name="ce2" office:value-type="string" calcext:value-type="string">
            <text:p>Kulturzentrum Faust</text:p>
          </table:table-cell>
          <table:table-cell table:style-name="ce2" office:value-type="string" calcext:value-type="string">
            <text:p>Faust</text:p>
          </table:table-cell>
          <table:table-cell table:style-name="ce2" office:value-type="string" calcext:value-type="string">
            <text:p>kulturzentrum-faust.de</text:p>
          </table:table-cell>
          <table:table-cell table:style-name="ce25" office:value-type="string" calcext:value-type="string">
            <text:p>booking@kulturzentrum-faust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Hannover</text:p>
          </table:table-cell>
          <table:table-cell table:style-name="ce2" office:value-type="string" calcext:value-type="string">
            <text:p>Bei Chez Heinz</text:p>
          </table:table-cell>
          <table:table-cell table:style-name="ce2" office:value-type="string" calcext:value-type="string">
            <text:p>Christian, Hallo Chez Heinz</text:p>
          </table:table-cell>
          <table:table-cell table:style-name="ce2" office:value-type="string" calcext:value-type="string">
            <text:p>beichezheinz.de</text:p>
          </table:table-cell>
          <table:table-cell table:style-name="ce2" office:value-type="string" calcext:value-type="string">
            <text:p>jennifer.kern@beichezheinz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Hannover</text:p>
          </table:table-cell>
          <table:table-cell table:style-name="ce2" office:value-type="string" calcext:value-type="string">
            <text:p>Bei Chez Heinz</text:p>
          </table:table-cell>
          <table:table-cell table:style-name="ce2" office:value-type="string" calcext:value-type="string">
            <text:p>Jennifer, Hallo Chez Heinz</text:p>
          </table:table-cell>
          <table:table-cell table:style-name="ce2" office:value-type="string" calcext:value-type="string">
            <text:p>beichezheinz.de</text:p>
          </table:table-cell>
          <table:table-cell table:style-name="ce2" office:value-type="string" calcext:value-type="string">
            <text:p>christian.soelter@beichezheinz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Hannover</text:p>
          </table:table-cell>
          <table:table-cell table:number-columns-repeated="2" table:style-name="ce2" office:value-type="string" calcext:value-type="string">
            <text:p>Faust</text:p>
          </table:table-cell>
          <table:table-cell table:style-name="ce2" office:value-type="string" calcext:value-type="string">
            <text:p>kulturzentrum-faust.de</text:p>
          </table:table-cell>
          <table:table-cell table:style-name="ce2" office:value-type="string" calcext:value-type="string">
            <text:p>booking@kulturzentrum-faust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Hannover</text:p>
          </table:table-cell>
          <table:table-cell table:number-columns-repeated="2" table:style-name="ce2" office:value-type="string" calcext:value-type="string">
            <text:p>Kulturpalast</text:p>
          </table:table-cell>
          <table:table-cell table:style-name="ce2" office:value-type="string" calcext:value-type="string">
            <text:p>kulturpalast-hannover.de</text:p>
          </table:table-cell>
          <table:table-cell table:style-name="ce2" office:value-type="string" calcext:value-type="string">
            <text:p>Kulturpalast@googlemail.com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Lingen</text:p>
          </table:table-cell>
          <table:table-cell table:number-columns-repeated="2" table:style-name="ce2" office:value-type="string" calcext:value-type="string">
            <text:p>Alter Schlachthof</text:p>
          </table:table-cell>
          <table:table-cell table:style-name="ce2" office:value-type="string" calcext:value-type="string">
            <text:p>alterschlachthof.de</text:p>
          </table:table-cell>
          <table:table-cell table:style-name="ce25" office:value-type="string" calcext:value-type="string">
            <text:p>epping@alterschlachthof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Lingen</text:p>
          </table:table-cell>
          <table:table-cell table:number-columns-repeated="2" table:style-name="ce2" office:value-type="string" calcext:value-type="string">
            <text:p>Alter Schlachthof</text:p>
          </table:table-cell>
          <table:table-cell table:style-name="ce2" office:value-type="string" calcext:value-type="string">
            <text:p>alterschlachthof.de</text:p>
          </table:table-cell>
          <table:table-cell table:style-name="ce2" office:value-type="string" calcext:value-type="string">
            <text:p>fehren@alterschlachthof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Moormerland</text:p>
          </table:table-cell>
          <table:table-cell table:style-name="ce2" office:value-type="string" calcext:value-type="string">
            <text:p>Juz Phoenix</text:p>
          </table:table-cell>
          <table:table-cell table:style-name="ce2" office:value-type="string" calcext:value-type="string">
            <text:p>Enno</text:p>
          </table:table-cell>
          <table:table-cell table:style-name="ce2" office:value-type="string" calcext:value-type="string">
            <text:p>phoenix-moormerland.de</text:p>
          </table:table-cell>
          <table:table-cell table:style-name="ce2" office:value-type="string" calcext:value-type="string">
            <text:p>phoenix-jukuz@ewetel.net</text:p>
          </table:table-cell>
          <table:table-cell table:style-name="ce2" office:value-type="string" calcext:value-type="string">
            <text:p>04954/5968</text:p>
          </table:table-cell>
          <table:table-cell table:style-name="ce2" office:value-type="string" calcext:value-type="string">
            <text:p>Bürozeiten: DI-FR</text:p>
          </table:table-cell>
          <table:table-cell table:number-columns-repeated="2"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Neuenhaus</text:p>
          </table:table-cell>
          <table:table-cell table:style-name="ce2" office:value-type="string" calcext:value-type="string">
            <text:p>Gleis 1</text:p>
          </table:table-cell>
          <table:table-cell table:style-name="ce2" office:value-type="string" calcext:value-type="string">
            <text:p>Rüdiger, Hallo Gleis 1</text:p>
          </table:table-cell>
          <table:table-cell table:style-name="ce2" office:value-type="string" calcext:value-type="string">
            <text:p>gleis1-neuenhaus.de</text:p>
          </table:table-cell>
          <table:table-cell table:style-name="ce2" office:value-type="string" calcext:value-type="string">
            <text:p>info@gleis1-neuenhaus.de</text:p>
          </table:table-cell>
          <table:table-cell table:number-columns-repeated="2"/>
          <table:table-cell table:number-columns-repeated="2"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Peine</text:p>
          </table:table-cell>
          <table:table-cell table:style-name="ce2" office:value-type="string" calcext:value-type="string">
            <text:p>Garage</text:p>
          </table:table-cell>
          <table:table-cell table:style-name="ce2" office:value-type="string" calcext:value-type="string">
            <text:p>Garage Peine</text:p>
          </table:table-cell>
          <table:table-cell table:style-name="ce2" office:value-type="string" calcext:value-type="string">
            <text:p>facebook.com/garage.peine</text:p>
          </table:table-cell>
          <table:table-cell table:style-name="ce2" office:value-type="string" calcext:value-type="string">
            <text:p>garage.peine@web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Schüttdorf</text:p>
          </table:table-cell>
          <table:table-cell table:number-columns-repeated="2" table:style-name="ce2" office:value-type="string" calcext:value-type="string">
            <text:p>UJZ Komplex</text:p>
          </table:table-cell>
          <table:table-cell table:style-name="ce2" office:value-type="string" calcext:value-type="string">
            <text:p>komplex-schuettorf.de</text:p>
          </table:table-cell>
          <table:table-cell table:style-name="ce2" office:value-type="string" calcext:value-type="string">
            <text:p>info@komplex-schuettorf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Varel</text:p>
          </table:table-cell>
          <table:table-cell table:number-columns-repeated="2" table:style-name="ce2" office:value-type="string" calcext:value-type="string">
            <text:p>Weberei</text:p>
          </table:table-cell>
          <table:table-cell table:style-name="ce2" office:value-type="string" calcext:value-type="string">
            <text:p>facebook.com/JugendzentrumWebereiVarel</text:p>
          </table:table-cell>
          <table:table-cell table:style-name="ce2" office:value-type="string" calcext:value-type="string">
            <text:p>-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Facebook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Wolfsburg</text:p>
          </table:table-cell>
          <table:table-cell table:style-name="ce2" office:value-type="string" calcext:value-type="string">
            <text:p>Jugendhaus Ost</text:p>
          </table:table-cell>
          <table:table-cell table:style-name="ce2" office:value-type="string" calcext:value-type="string">
            <text:p>Juha Ost</text:p>
          </table:table-cell>
          <table:table-cell table:style-name="ce2" office:value-type="string" calcext:value-type="string">
            <text:p>jugendhausost.blogspot.de</text:p>
          </table:table-cell>
          <table:table-cell table:style-name="ce2" office:value-type="string" calcext:value-type="string">
            <text:p>konzerte.jugendhausost@googlemail.com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Oldenburg</text:p>
          </table:table-cell>
          <table:table-cell table:number-columns-repeated="2" table:style-name="ce2" office:value-type="string" calcext:value-type="string">
            <text:p>Amadeus</text:p>
          </table:table-cell>
          <table:table-cell table:style-name="ce2" office:value-type="string" calcext:value-type="string">
            <text:p>amadeus-ol.de</text:p>
          </table:table-cell>
          <table:table-cell table:style-name="ce2" office:value-type="string" calcext:value-type="string">
            <text:p>info@amadeus-ol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Göttingen</text:p>
          </table:table-cell>
          <table:table-cell table:number-columns-repeated="2" table:style-name="ce2" office:value-type="string" calcext:value-type="string">
            <text:p>Exil</text:p>
          </table:table-cell>
          <table:table-cell table:style-name="ce2" office:value-type="string" calcext:value-type="string">
            <text:p>exil-web.de</text:p>
          </table:table-cell>
          <table:table-cell table:style-name="ce2" office:value-type="string" calcext:value-type="string">
            <text:p>booking@exil-web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Hildesheim</text:p>
          </table:table-cell>
          <table:table-cell table:number-columns-repeated="2" table:style-name="ce2" office:value-type="string" calcext:value-type="string">
            <text:p>Kulturfabrik</text:p>
          </table:table-cell>
          <table:table-cell table:style-name="ce2" office:value-type="string" calcext:value-type="string">
            <text:p>kufa.info</text:p>
          </table:table-cell>
          <table:table-cell table:style-name="ce2" office:value-type="string" calcext:value-type="string">
            <text:p>booking@kufa.info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Hildesheim</text:p>
          </table:table-cell>
          <table:table-cell table:number-columns-repeated="2" table:style-name="ce2" office:value-type="string" calcext:value-type="string">
            <text:p>Kulturfabrik</text:p>
          </table:table-cell>
          <table:table-cell table:style-name="ce2" office:value-type="string" calcext:value-type="string">
            <text:p>kufa.info</text:p>
          </table:table-cell>
          <table:table-cell table:style-name="ce2" office:value-type="string" calcext:value-type="string">
            <text:p>bwolter@kufa.info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Vechta</text:p>
          </table:table-cell>
          <table:table-cell table:number-columns-repeated="2" table:style-name="ce2" office:value-type="string" calcext:value-type="string">
            <text:p>Gulfhaus</text:p>
          </table:table-cell>
          <table:table-cell table:style-name="ce2" office:value-type="string" calcext:value-type="string">
            <text:p>gulfhaus.de</text:p>
          </table:table-cell>
          <table:table-cell table:style-name="ce2" office:value-type="string" calcext:value-type="string">
            <text:p>info@gulfhaus.de</text:p>
          </table:table-cell>
          <table:table-cell table:number-columns-repeated="2"/>
          <table:table-cell table:number-columns-repeated="2" table:style-name="ce3" office:value-type="string" calcext:value-type="string">
            <text:p>Facebook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4"/>
          <table:table-cell table:number-columns-repeated="3"/>
          <table:table-cell table:style-name="ce3" table:number-columns-repeated="3"/>
          <table:table-cell table:number-columns-repeated="1014"/>
        </table:table-row>
        <table:table-row table:style-name="ro1" table:number-rows-repeated="977">
          <table:table-cell table:number-columns-repeated="7"/>
          <table:table-cell table:style-name="ce3" table:number-columns-repeated="3"/>
          <table:table-cell table:number-columns-repeated="1014"/>
        </table:table-row>
        <table:table-row table:style-name="ro2" table:number-rows-repeated="1047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cklenburg Vorpommern" table:style-name="ta5">
        <office:forms form:automatic-focus="false" form:apply-design-mode="false"/>
        <table:table-column table:style-name="co5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2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Home Address</text:p>
          </table:table-cell>
          <table:table-cell table:style-name="ce1" office:value-type="string" calcext:value-type="string">
            <text:p>Company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Website</text:p>
          </table:table-cell>
          <table:table-cell table:style-name="ce1" office:value-type="string" calcext:value-type="string">
            <text:p>E-mail Address</text:p>
          </table:table-cell>
          <table:table-cell table:style-name="ce1" office:value-type="string" calcext:value-type="string">
            <text:p>Phone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Type</text:p>
          </table:table-cell>
          <table:table-cell table:style-name="ce1" table:number-columns-repeated="17"/>
          <table:table-cell table:number-columns-repeated="999"/>
        </table:table-row>
        <table:table-row table:style-name="ro1">
          <table:table-cell table:style-name="ce2" office:value-type="string" calcext:value-type="string">
            <text:p>Rostock</text:p>
          </table:table-cell>
          <table:table-cell table:number-columns-repeated="2" table:style-name="ce2" office:value-type="string" calcext:value-type="string">
            <text:p>Bunker</text:p>
          </table:table-cell>
          <table:table-cell table:style-name="ce2" office:value-type="string" calcext:value-type="string">
            <text:p>bunker-rostock.de</text:p>
          </table:table-cell>
          <table:table-cell table:style-name="ce2" office:value-type="string" calcext:value-type="string">
            <text:p>kombinatsleitung@bunker-rostock.de</text:p>
          </table:table-cell>
          <table:table-cell table:number-columns-repeated="2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Rostock</text:p>
          </table:table-cell>
          <table:table-cell table:style-name="ce2" office:value-type="string" calcext:value-type="string">
            <text:p>MS Stubnitz</text:p>
          </table:table-cell>
          <table:table-cell table:style-name="ce2" office:value-type="string" calcext:value-type="string">
            <text:p>Stubnitz</text:p>
          </table:table-cell>
          <table:table-cell table:style-name="ce2" office:value-type="string" calcext:value-type="string">
            <text:p>ms.stubnitz.com</text:p>
          </table:table-cell>
          <table:table-cell table:style-name="ce2" office:value-type="string" calcext:value-type="string">
            <text:p>-</text:p>
          </table:table-cell>
          <table:table-cell table:number-columns-repeated="2"/>
          <table:table-cell table:style-name="ce3" office:value-type="string" calcext:value-type="string">
            <text:p>Webform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Rostock</text:p>
          </table:table-cell>
          <table:table-cell table:number-columns-repeated="2" table:style-name="ce2" office:value-type="string" calcext:value-type="string">
            <text:p>Peter Weiß Haus</text:p>
          </table:table-cell>
          <table:table-cell table:style-name="ce2" office:value-type="string" calcext:value-type="string">
            <text:p>peterweisshaus.de</text:p>
          </table:table-cell>
          <table:table-cell table:style-name="ce2" office:value-type="string" calcext:value-type="string">
            <text:p>post@peterweisshaus.de</text:p>
          </table:table-cell>
          <table:table-cell table:number-columns-repeated="2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Greifswald</text:p>
          </table:table-cell>
          <table:table-cell table:number-columns-repeated="2" table:style-name="ce2" office:value-type="string" calcext:value-type="string">
            <text:p>Klex</text:p>
          </table:table-cell>
          <table:table-cell table:style-name="ce2" office:value-type="string" calcext:value-type="string">
            <text:p>das-klex.de</text:p>
          </table:table-cell>
          <table:table-cell table:style-name="ce2" office:value-type="string" calcext:value-type="string">
            <text:p>proton-hgw@web.de</text:p>
          </table:table-cell>
          <table:table-cell table:number-columns-repeated="2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5"/>
        </table:table-row>
        <table:table-row table:style-name="ro1" table:number-rows-repeated="996">
          <table:table-cell table:number-columns-repeated="7"/>
          <table:table-cell table:style-name="ce3" table:number-columns-repeated="2"/>
          <table:table-cell table:number-columns-repeated="1015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randenburg" table:style-name="ta6">
        <office:forms form:automatic-focus="false" form:apply-design-mode="false"/>
        <table:table-column table:style-name="co5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Home Address</text:p>
          </table:table-cell>
          <table:table-cell table:style-name="ce1" office:value-type="string" calcext:value-type="string">
            <text:p>Company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Website</text:p>
          </table:table-cell>
          <table:table-cell table:style-name="ce1" office:value-type="string" calcext:value-type="string">
            <text:p>E-mail Address</text:p>
          </table:table-cell>
          <table:table-cell table:style-name="ce1" office:value-type="string" calcext:value-type="string">
            <text:p>Phone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Type</text:p>
          </table:table-cell>
          <table:table-cell table:style-name="ce1" table:number-columns-repeated="17"/>
          <table:table-cell table:number-columns-repeated="999"/>
        </table:table-row>
        <table:table-row table:style-name="ro1">
          <table:table-cell table:style-name="ce2" office:value-type="string" calcext:value-type="string">
            <text:p>Cottbus</text:p>
          </table:table-cell>
          <table:table-cell table:number-columns-repeated="2" table:style-name="ce2" office:value-type="string" calcext:value-type="string">
            <text:p>Gladhouse</text:p>
          </table:table-cell>
          <table:table-cell table:style-name="ce2" office:value-type="string" calcext:value-type="string">
            <text:p>gladhouse.de</text:p>
          </table:table-cell>
          <table:table-cell table:style-name="ce2" office:value-type="string" calcext:value-type="string">
            <text:p>booking@gladhouse.de</text:p>
          </table:table-cell>
          <table:table-cell table:number-columns-repeated="2"/>
          <table:table-cell table:style-name="ce2" office:value-type="string" calcext:value-type="string">
            <text:p>Mail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Cottbus</text:p>
          </table:table-cell>
          <table:table-cell table:number-columns-repeated="2" table:style-name="ce2" office:value-type="string" calcext:value-type="string">
            <text:p>Irish Pub Baalse</text:p>
          </table:table-cell>
          <table:table-cell table:style-name="ce2" office:value-type="string" calcext:value-type="string">
            <text:p>facebook.com/baalsepub.de</text:p>
          </table:table-cell>
          <table:table-cell table:number-columns-repeated="3"/>
          <table:table-cell table:style-name="ce2" office:value-type="string" calcext:value-type="string">
            <text:p>Facebook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Cottbus</text:p>
          </table:table-cell>
          <table:table-cell table:style-name="ce2" office:value-type="string" calcext:value-type="string">
            <text:p>La Casa </text:p>
          </table:table-cell>
          <table:table-cell table:style-name="ce2" office:value-type="string" calcext:value-type="string">
            <text:p>La Casa</text:p>
          </table:table-cell>
          <table:table-cell table:style-name="ce2" office:value-type="string" calcext:value-type="string">
            <text:p>lacasa-cb.de</text:p>
          </table:table-cell>
          <table:table-cell table:style-name="ce2" office:value-type="string" calcext:value-type="string">
            <text:p>info.lacasa@gmx.de</text:p>
          </table:table-cell>
          <table:table-cell table:number-columns-repeated="2"/>
          <table:table-cell table:style-name="ce2" office:value-type="string" calcext:value-type="string">
            <text:p>Mail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Cottbus</text:p>
          </table:table-cell>
          <table:table-cell table:number-columns-repeated="2" table:style-name="ce2" office:value-type="string" calcext:value-type="string">
            <text:p>Muggefug</text:p>
          </table:table-cell>
          <table:table-cell table:style-name="ce2" office:value-type="string" calcext:value-type="string">
            <text:p>muggefug.de</text:p>
          </table:table-cell>
          <table:table-cell table:style-name="ce2" office:value-type="string" calcext:value-type="string">
            <text:p>muggefug@gmx.de</text:p>
          </table:table-cell>
          <table:table-cell table:number-columns-repeated="2"/>
          <table:table-cell table:style-name="ce2" office:value-type="string" calcext:value-type="string">
            <text:p>Mail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Cottbus</text:p>
          </table:table-cell>
          <table:table-cell table:number-columns-repeated="2" table:style-name="ce2" office:value-type="string" calcext:value-type="string">
            <text:p>Chekov</text:p>
          </table:table-cell>
          <table:table-cell table:style-name="ce2" office:value-type="string" calcext:value-type="string">
            <text:p>facebook.com/Chekov.Cottbus</text:p>
          </table:table-cell>
          <table:table-cell table:style-name="ce2" office:value-type="string" calcext:value-type="string">
            <text:p>chekov.cottbus@googlemail.com</text:p>
          </table:table-cell>
          <table:table-cell table:number-columns-repeated="2"/>
          <table:table-cell table:style-name="ce2" office:value-type="string" calcext:value-type="string">
            <text:p>Mail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Guben</text:p>
          </table:table-cell>
          <table:table-cell table:number-columns-repeated="2" table:style-name="ce2" office:value-type="string" calcext:value-type="string">
            <text:p>JC Comet</text:p>
          </table:table-cell>
          <table:table-cell table:style-name="ce2" office:value-type="string" calcext:value-type="string">
            <text:p>cafe-nobudget.de</text:p>
          </table:table-cell>
          <table:table-cell table:style-name="ce2" office:value-type="string" calcext:value-type="string">
            <text:p>cafe-nobudget@gmx.de</text:p>
          </table:table-cell>
          <table:table-cell table:number-columns-repeated="2"/>
          <table:table-cell table:style-name="ce2" office:value-type="string" calcext:value-type="string">
            <text:p>Mail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Potsdam</text:p>
          </table:table-cell>
          <table:table-cell table:number-columns-repeated="2" table:style-name="ce2" office:value-type="string" calcext:value-type="string">
            <text:p>Waschhaus</text:p>
          </table:table-cell>
          <table:table-cell table:style-name="ce2" office:value-type="string" calcext:value-type="string">
            <text:p>waschhaus.de</text:p>
          </table:table-cell>
          <table:table-cell table:style-name="ce2" office:value-type="string" calcext:value-type="string">
            <text:p>kontakt@waschhaus.de</text:p>
          </table:table-cell>
          <table:table-cell table:number-columns-repeated="2"/>
          <table:table-cell table:style-name="ce2" office:value-type="string" calcext:value-type="string">
            <text:p>Mail</text:p>
          </table:table-cell>
          <table:table-cell table:style-name="ce2"/>
          <table:table-cell table:number-columns-repeated="1015"/>
        </table:table-row>
        <table:table-row table:style-name="ro1" table:number-rows-repeated="4">
          <table:table-cell table:number-columns-repeated="3"/>
          <table:table-cell table:style-name="ce4"/>
          <table:table-cell table:number-columns-repeated="1020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heinland Pfalz" table:style-name="ta7">
        <office:forms form:automatic-focus="false" form:apply-design-mode="false"/>
        <table:table-column table:style-name="co5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5" table:number-columns-repeated="1016" table:default-cell-style-name="Default"/>
        <table:table-row table:style-name="ro1">
          <table:table-cell table:style-name="ce1" office:value-type="string" calcext:value-type="string">
            <text:p>Home Address</text:p>
          </table:table-cell>
          <table:table-cell table:style-name="ce1" office:value-type="string" calcext:value-type="string">
            <text:p>Company</text:p>
          </table:table-cell>
          <table:table-cell table:style-name="ce1" office:value-type="string" calcext:value-type="string">
            <text:p>First Name</text:p>
          </table:table-cell>
          <table:table-cell table:style-name="ce26" office:value-type="string" calcext:value-type="string">
            <text:p>URL</text:p>
          </table:table-cell>
          <table:table-cell table:style-name="ce26" office:value-type="string" calcext:value-type="string">
            <text:p>E-mail Address</text:p>
          </table:table-cell>
          <table:table-cell table:style-name="ce1" office:value-type="string" calcext:value-type="string">
            <text:p>Phone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AW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z w/ COC/ MYRA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Andernach</text:p>
          </table:table-cell>
          <table:table-cell table:style-name="ce2" office:value-type="string" calcext:value-type="string">
            <text:p>Juz Live Club</text:p>
          </table:table-cell>
          <table:table-cell table:style-name="ce2" office:value-type="string" calcext:value-type="string">
            <text:p>Juz Andernach, Hallo Thomas</text:p>
          </table:table-cell>
          <table:table-cell table:style-name="ce27" office:value-type="string" calcext:value-type="string">
            <text:p>juz-live-club.de</text:p>
          </table:table-cell>
          <table:table-cell table:style-name="ce27" office:value-type="string" calcext:value-type="string">
            <text:p>thomas.schmidt@andernach.de</text:p>
          </table:table-cell>
          <table:table-cell table:style-name="ce4"/>
          <table:table-cell table:number-columns-repeated="2"/>
          <table:table-cell table:style-name="ce2" office:value-type="string" calcext:value-type="string">
            <text:p>Mail</text:p>
          </table:table-cell>
          <table:table-cell table:style-name="ce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ernach</text:p>
          </table:table-cell>
          <table:table-cell table:style-name="ce2" office:value-type="string" calcext:value-type="string">
            <text:p>Shout Loud</text:p>
          </table:table-cell>
          <table:table-cell table:style-name="ce2" office:value-type="string" calcext:value-type="string">
            <text:p>Shout Loud Konzerte</text:p>
          </table:table-cell>
          <table:table-cell table:style-name="ce2" office:value-type="string" calcext:value-type="string">
            <text:p>magazin.shout-loud.de</text:p>
          </table:table-cell>
          <table:table-cell table:style-name="ce2" office:value-type="string" calcext:value-type="string">
            <text:p>info@shout-loud.de</text:p>
          </table:table-cell>
          <table:table-cell/>
          <table:table-cell table:style-name="ce2" office:value-type="string" calcext:value-type="string">
            <text:p>Lokaler Veranstalter</text:p>
          </table:table-cell>
          <table:table-cell table:style-name="ce2"/>
          <table:table-cell table:style-name="ce2" office:value-type="string" calcext:value-type="string">
            <text:p>Mail</text:p>
          </table:table-cell>
          <table:table-cell table:style-name="ce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ernach</text:p>
          </table:table-cell>
          <table:table-cell table:style-name="ce2" office:value-type="string" calcext:value-type="string">
            <text:p>Shout Loud</text:p>
          </table:table-cell>
          <table:table-cell table:style-name="ce2" office:value-type="string" calcext:value-type="string">
            <text:p>Florian</text:p>
          </table:table-cell>
          <table:table-cell table:style-name="ce2" office:value-type="string" calcext:value-type="string">
            <text:p>magazin.shout-loud.de</text:p>
          </table:table-cell>
          <table:table-cell table:style-name="ce2" office:value-type="string" calcext:value-type="string">
            <text:p>florian@shout-loud.de</text:p>
          </table:table-cell>
          <table:table-cell table:number-columns-repeated="3"/>
          <table:table-cell table:style-name="ce2" office:value-type="string" calcext:value-type="string">
            <text:p>Mail</text:p>
          </table:table-cell>
          <table:table-cell table:style-name="ce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ad Dürkheim</text:p>
          </table:table-cell>
          <table:table-cell table:number-columns-repeated="2" table:style-name="ce2" office:value-type="string" calcext:value-type="string">
            <text:p>Jukib</text:p>
          </table:table-cell>
          <table:table-cell table:style-name="ce27" office:value-type="string" calcext:value-type="string">
            <text:p>facebook.com/jukib.konzerte</text:p>
          </table:table-cell>
          <table:table-cell table:style-name="ce2" office:value-type="string" calcext:value-type="string">
            <text:p>anstaett@jukib-konzerte.de</text:p>
          </table:table-cell>
          <table:table-cell table:number-columns-repeated="2"/>
          <table:table-cell table:number-columns-repeated="2" table:style-name="ce2" office:value-type="string" calcext:value-type="string">
            <text:p>Mail</text:p>
          </table:table-cell>
          <table:table-cell table:style-name="ce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ad Kreuznach</text:p>
          </table:table-cell>
          <table:table-cell table:style-name="ce2" office:value-type="string" calcext:value-type="string">
            <text:p>Ajk </text:p>
          </table:table-cell>
          <table:table-cell table:style-name="ce2" office:value-type="string" calcext:value-type="string">
            <text:p>Ajk, Hallo Juliane</text:p>
          </table:table-cell>
          <table:table-cell table:style-name="ce27" office:value-type="string" calcext:value-type="string">
            <text:p>ajk.blogsport.de</text:p>
          </table:table-cell>
          <table:table-cell table:style-name="ce27" office:value-type="string" calcext:value-type="string">
            <text:p>AJK-BadKreuznach@gmx.de</text:p>
          </table:table-cell>
          <table:table-cell table:style-name="ce4"/>
          <table:table-cell/>
          <table:table-cell table:number-columns-repeated="2" table:style-name="ce2" office:value-type="string" calcext:value-type="string">
            <text:p>Mail</text:p>
          </table:table-cell>
          <table:table-cell table:style-name="ce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ad Kreuznach</text:p>
          </table:table-cell>
          <table:table-cell table:style-name="ce2" office:value-type="string" calcext:value-type="string">
            <text:p>Ajk </text:p>
          </table:table-cell>
          <table:table-cell table:style-name="ce2" office:value-type="string" calcext:value-type="string">
            <text:p>Ajk, Hallo Fey</text:p>
          </table:table-cell>
          <table:table-cell table:style-name="ce27" office:value-type="string" calcext:value-type="string">
            <text:p>ajk.blogsport.de</text:p>
          </table:table-cell>
          <table:table-cell table:style-name="ce27" office:value-type="string" calcext:value-type="string">
            <text:p>AJK-Booking@gmx.de</text:p>
          </table:table-cell>
          <table:table-cell table:style-name="ce4"/>
          <table:table-cell/>
          <table:table-cell table:number-columns-repeated="2" table:style-name="ce2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Bad Kreuznach</text:p>
          </table:table-cell>
          <table:table-cell table:number-columns-repeated="2" table:style-name="ce2" office:value-type="string" calcext:value-type="string">
            <text:p>Dudelsack</text:p>
          </table:table-cell>
          <table:table-cell table:style-name="ce2" office:value-type="string" calcext:value-type="string">
            <text:p>dudelsack-bk.de</text:p>
          </table:table-cell>
          <table:table-cell table:style-name="ce27" office:value-type="string" calcext:value-type="string">
            <text:p>info@dudelsack-bk.de</text:p>
          </table:table-cell>
          <table:table-cell table:style-name="ce4"/>
          <table:table-cell table:number-columns-repeated="2"/>
          <table:table-cell table:style-name="ce2" office:value-type="string" calcext:value-type="string">
            <text:p>Mail</text:p>
          </table:table-cell>
          <table:table-cell table:style-name="ce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rankenthal</text:p>
          </table:table-cell>
          <table:table-cell table:style-name="ce2" office:value-type="string" calcext:value-type="string">
            <text:p>Zuckerfabrik</text:p>
          </table:table-cell>
          <table:table-cell table:style-name="ce2" office:value-type="string" calcext:value-type="string">
            <text:p>Karsten</text:p>
          </table:table-cell>
          <table:table-cell table:style-name="ce27" office:value-type="string" calcext:value-type="string">
            <text:p>frankenthal.de/sv_frankenthal</text:p>
          </table:table-cell>
          <table:table-cell table:style-name="ce27" office:value-type="string" calcext:value-type="string">
            <text:p>karsten.ferchow@frankenthal.de</text:p>
          </table:table-cell>
          <table:table-cell table:number-columns-repeated="3"/>
          <table:table-cell table:style-name="ce2" office:value-type="string" calcext:value-type="string">
            <text:p>Mail</text:p>
          </table:table-cell>
          <table:table-cell table:style-name="ce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erdorf</text:p>
          </table:table-cell>
          <table:table-cell table:number-columns-repeated="2" table:style-name="ce2" office:value-type="string" calcext:value-type="string">
            <text:p>Rattenloch</text:p>
          </table:table-cell>
          <table:table-cell table:style-name="ce27" office:value-type="string" calcext:value-type="string">
            <text:p>rattenloch-herdorf.de</text:p>
          </table:table-cell>
          <table:table-cell table:style-name="ce27" office:value-type="string" calcext:value-type="string">
            <text:p>hardy.hope@t-online.de</text:p>
          </table:table-cell>
          <table:table-cell table:number-columns-repeated="3"/>
          <table:table-cell table:style-name="ce2" office:value-type="string" calcext:value-type="string">
            <text:p>Mail</text:p>
          </table:table-cell>
          <table:table-cell table:style-name="ce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Kaiserslautern</text:p>
          </table:table-cell>
          <table:table-cell table:style-name="ce2" office:value-type="string" calcext:value-type="string">
            <text:p>Juz </text:p>
          </table:table-cell>
          <table:table-cell table:style-name="ce2" office:value-type="string" calcext:value-type="string">
            <text:p>Juz</text:p>
          </table:table-cell>
          <table:table-cell table:style-name="ce27" office:value-type="string" calcext:value-type="string">
            <text:p>juz-kl.de</text:p>
          </table:table-cell>
          <table:table-cell table:style-name="ce27" office:value-type="string" calcext:value-type="string">
            <text:p>juz-kl@web.de</text:p>
          </table:table-cell>
          <table:table-cell table:number-columns-repeated="3"/>
          <table:table-cell table:style-name="ce2" office:value-type="string" calcext:value-type="string">
            <text:p>Mail</text:p>
          </table:table-cell>
          <table:table-cell table:style-name="ce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Koblenz </text:p>
          </table:table-cell>
          <table:table-cell table:number-columns-repeated="2" table:style-name="ce2" office:value-type="string" calcext:value-type="string">
            <text:p>Circus Maximus</text:p>
          </table:table-cell>
          <table:table-cell table:style-name="ce27" office:value-type="string" calcext:value-type="string">
            <text:p>circus-maximus.org</text:p>
          </table:table-cell>
          <table:table-cell table:style-name="ce2" office:value-type="string" calcext:value-type="string">
            <text:p>booking@circus-maximus.org</text:p>
          </table:table-cell>
          <table:table-cell table:number-columns-repeated="3"/>
          <table:table-cell table:style-name="ce2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Landau</text:p>
          </table:table-cell>
          <table:table-cell table:style-name="ce2" office:value-type="string" calcext:value-type="string">
            <text:p>Rhumbar</text:p>
          </table:table-cell>
          <table:table-cell table:style-name="ce2" office:value-type="string" calcext:value-type="string">
            <text:p>Jeannine</text:p>
          </table:table-cell>
          <table:table-cell table:style-name="ce27" office:value-type="string" calcext:value-type="string">
            <text:p>rhumbar-in-landau.jimdo.com</text:p>
          </table:table-cell>
          <table:table-cell table:style-name="ce27" office:value-type="string" calcext:value-type="string">
            <text:p>rhumbar.team@yahoo.de</text:p>
          </table:table-cell>
          <table:table-cell table:style-name="ce4"/>
          <table:table-cell table:number-columns-repeated="2"/>
          <table:table-cell table:style-name="ce2" office:value-type="string" calcext:value-type="string">
            <text:p>Mail</text:p>
          </table:table-cell>
          <table:table-cell table:style-name="ce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ainz</text:p>
          </table:table-cell>
          <table:table-cell table:style-name="ce2" office:value-type="string" calcext:value-type="string">
            <text:p>Alexander The Great</text:p>
          </table:table-cell>
          <table:table-cell/>
          <table:table-cell table:style-name="ce27" office:value-type="string" calcext:value-type="string">
            <text:p>alexander-the-great-mz.de</text:p>
          </table:table-cell>
          <table:table-cell table:style-name="ce28"/>
          <table:table-cell table:style-name="ce4"/>
          <table:table-cell table:number-columns-repeated="3"/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Mainz</text:p>
          </table:table-cell>
          <table:table-cell table:style-name="ce2" office:value-type="string" calcext:value-type="string">
            <text:p>Haus der Jugend</text:p>
          </table:table-cell>
          <table:table-cell table:style-name="ce2" office:value-type="string" calcext:value-type="string">
            <text:p>Peter</text:p>
          </table:table-cell>
          <table:table-cell table:style-name="ce27" office:value-type="string" calcext:value-type="string">
            <text:p>hdj-mainz.de</text:p>
          </table:table-cell>
          <table:table-cell table:style-name="ce27" office:value-type="string" calcext:value-type="string">
            <text:p>info@m8-mainz.de</text:p>
          </table:table-cell>
          <table:table-cell table:style-name="ce2" office:value-type="string" calcext:value-type="string">
            <text:p>0176-85043098</text:p>
          </table:table-cell>
          <table:table-cell table:number-columns-repeated="2"/>
          <table:table-cell table:style-name="ce2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Mainz</text:p>
          </table:table-cell>
          <table:table-cell table:style-name="ce2" office:value-type="string" calcext:value-type="string">
            <text:p>Haus Mainusch</text:p>
          </table:table-cell>
          <table:table-cell table:style-name="ce2" office:value-type="string" calcext:value-type="string">
            <text:p>Mainusch</text:p>
          </table:table-cell>
          <table:table-cell table:style-name="ce27" office:value-type="string" calcext:value-type="string">
            <text:p>haus-mainusch.de</text:p>
          </table:table-cell>
          <table:table-cell table:style-name="ce28"/>
          <table:table-cell table:style-name="ce4"/>
          <table:table-cell table:number-columns-repeated="3"/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Mainz</text:p>
          </table:table-cell>
          <table:table-cell table:number-columns-repeated="2" table:style-name="ce2" office:value-type="string" calcext:value-type="string">
            <text:p>QKaff</text:p>
          </table:table-cell>
          <table:table-cell table:style-name="ce27"/>
          <table:table-cell table:style-name="ce28"/>
          <table:table-cell table:style-name="ce4"/>
          <table:table-cell table:number-columns-repeated="3"/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Trier</text:p>
          </table:table-cell>
          <table:table-cell table:style-name="ce2" office:value-type="string" calcext:value-type="string">
            <text:p>Exzellenzhaus</text:p>
          </table:table-cell>
          <table:table-cell table:style-name="ce2" office:value-type="string" calcext:value-type="string">
            <text:p>Rino</text:p>
          </table:table-cell>
          <table:table-cell table:style-name="ce27" office:value-type="string" calcext:value-type="string">
            <text:p>exhaus.de</text:p>
          </table:table-cell>
          <table:table-cell table:style-name="ce27" office:value-type="string" calcext:value-type="string">
            <text:p>kulturbuero@exhaus.de</text:p>
          </table:table-cell>
          <table:table-cell table:style-name="ce4"/>
          <table:table-cell table:number-columns-repeated="2"/>
          <table:table-cell table:style-name="ce2" office:value-type="string" calcext:value-type="string">
            <text:p>Mail</text:p>
          </table:table-cell>
          <table:table-cell table:style-name="ce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rier</text:p>
          </table:table-cell>
          <table:table-cell table:style-name="ce2" office:value-type="string" calcext:value-type="string">
            <text:p>Luckys Luke</text:p>
          </table:table-cell>
          <table:table-cell table:style-name="ce2" office:value-type="string" calcext:value-type="string">
            <text:p>Thomas</text:p>
          </table:table-cell>
          <table:table-cell table:style-name="ce27" office:value-type="string" calcext:value-type="string">
            <text:p>luckys-luke.de</text:p>
          </table:table-cell>
          <table:table-cell table:style-name="ce27" office:value-type="string" calcext:value-type="string">
            <text:p>thomas@luke.de</text:p>
          </table:table-cell>
          <table:table-cell table:style-name="ce4"/>
          <table:table-cell table:number-columns-repeated="2"/>
          <table:table-cell table:style-name="ce2" office:value-type="string" calcext:value-type="string">
            <text:p>Mail</text:p>
          </table:table-cell>
          <table:table-cell table:style-name="ce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Koblenz </text:p>
          </table:table-cell>
          <table:table-cell table:style-name="ce2" office:value-type="string" calcext:value-type="string">
            <text:p>Jam Club</text:p>
          </table:table-cell>
          <table:table-cell table:style-name="ce2" office:value-type="string" calcext:value-type="string">
            <text:p>Christoph, Hallo Jam</text:p>
          </table:table-cell>
          <table:table-cell table:style-name="ce2" office:value-type="string" calcext:value-type="string">
            <text:p>jamnet.de</text:p>
          </table:table-cell>
          <table:table-cell table:style-name="ce2" office:value-type="string" calcext:value-type="string">
            <text:p>christophbeckmann@gmx.de</text:p>
          </table:table-cell>
          <table:table-cell table:number-columns-repeated="3"/>
          <table:table-cell table:style-name="ce2" office:value-type="string" calcext:value-type="string">
            <text:p>Mail</text:p>
          </table:table-cell>
          <table:table-cell table:style-name="ce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Kaiserslautern</text:p>
          </table:table-cell>
          <table:table-cell table:number-columns-repeated="2" table:style-name="ce2" office:value-type="string" calcext:value-type="string">
            <text:p>Havanna</text:p>
          </table:table-cell>
          <table:table-cell table:style-name="ce2" office:value-type="string" calcext:value-type="string">
            <text:p>facebook.com/Club-Discothek-Havanna-329392487112893</text:p>
          </table:table-cell>
          <table:table-cell table:style-name="ce2" office:value-type="string" calcext:value-type="string">
            <text:p>-</text:p>
          </table:table-cell>
          <table:table-cell table:number-columns-repeated="3"/>
          <table:table-cell table:style-name="ce2" office:value-type="string" calcext:value-type="string">
            <text:p>Facebook</text:p>
          </table:table-cell>
          <table:table-cell table:style-name="ce3"/>
          <table:table-cell table:number-columns-repeated="1014"/>
        </table:table-row>
        <table:table-row table:style-name="ro1" table:number-rows-repeated="984">
          <table:table-cell table:number-columns-repeated="3"/>
          <table:table-cell table:style-name="ce4"/>
          <table:table-cell table:number-columns-repeated="5"/>
          <table:table-cell table:style-name="ce3"/>
          <table:table-cell table:number-columns-repeated="1014"/>
        </table:table-row>
        <table:table-row table:style-name="ro2" table:number-rows-repeated="1047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amburg" table:style-name="ta8">
        <office:forms form:automatic-focus="false" form:apply-design-mode="false"/>
        <table:table-column table:style-name="co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Home Address</text:p>
          </table:table-cell>
          <table:table-cell table:style-name="ce1" office:value-type="string" calcext:value-type="string">
            <text:p>Company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Web</text:p>
          </table:table-cell>
          <table:table-cell table:style-name="ce1" office:value-type="string" calcext:value-type="string">
            <text:p>E-mail Address</text:p>
          </table:table-cell>
          <table:table-cell table:style-name="ce1" office:value-type="string" calcext:value-type="string">
            <text:p>Phone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AW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Gahlen</text:p>
          </table:table-cell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2" office:value-type="string" calcext:value-type="string">
            <text:p>Hamburg</text:p>
          </table:table-cell>
          <table:table-cell table:number-columns-repeated="2" table:style-name="ce2" office:value-type="string" calcext:value-type="string">
            <text:p>Astra Stube</text:p>
          </table:table-cell>
          <table:table-cell table:style-name="ce2" office:value-type="string" calcext:value-type="string">
            <text:p>astra-stube.de</text:p>
          </table:table-cell>
          <table:table-cell table:style-name="ce2" office:value-type="string" calcext:value-type="string">
            <text:p>play@astra-stube.de</text:p>
          </table:table-cell>
          <table:table-cell table:number-columns-repeated="3"/>
          <table:table-cell table:style-name="ce3" office:value-type="string" calcext:value-type="string">
            <text:p>Mail</text:p>
          </table:table-cell>
          <table:table-cell table:style-name="ce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amburg</text:p>
          </table:table-cell>
          <table:table-cell table:style-name="ce2" office:value-type="string" calcext:value-type="string">
            <text:p>Bambi Galore</text:p>
          </table:table-cell>
          <table:table-cell table:style-name="ce2" office:value-type="string" calcext:value-type="string">
            <text:p>Bambi Galore, Hallo Florian</text:p>
          </table:table-cell>
          <table:table-cell table:style-name="ce2" office:value-type="string" calcext:value-type="string">
            <text:p>bambigalore.de</text:p>
          </table:table-cell>
          <table:table-cell table:style-name="ce2" office:value-type="string" calcext:value-type="string">
            <text:p>f.holzapfel@kph-hamburg.de</text:p>
          </table:table-cell>
          <table:table-cell table:number-columns-repeated="3"/>
          <table:table-cell table:style-name="ce3" office:value-type="string" calcext:value-type="string">
            <text:p>Mail</text:p>
          </table:table-cell>
          <table:table-cell table:style-name="ce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amburg</text:p>
          </table:table-cell>
          <table:table-cell table:number-columns-repeated="2" table:style-name="ce2" office:value-type="string" calcext:value-type="string">
            <text:p>Cafe Flop</text:p>
          </table:table-cell>
          <table:table-cell table:style-name="ce2" office:value-type="string" calcext:value-type="string">
            <text:p>unserhausev.de</text:p>
          </table:table-cell>
          <table:table-cell table:style-name="ce2" office:value-type="string" calcext:value-type="string">
            <text:p>booking@unserhausev.de</text:p>
          </table:table-cell>
          <table:table-cell table:number-columns-repeated="3"/>
          <table:table-cell table:style-name="ce3" office:value-type="string" calcext:value-type="string">
            <text:p>Mail</text:p>
          </table:table-cell>
          <table:table-cell table:style-name="ce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amburg</text:p>
          </table:table-cell>
          <table:table-cell table:style-name="ce2" office:value-type="string" calcext:value-type="string">
            <text:p>Club Molotow</text:p>
          </table:table-cell>
          <table:table-cell table:style-name="ce2" office:value-type="string" calcext:value-type="string">
            <text:p>Molotow</text:p>
          </table:table-cell>
          <table:table-cell table:style-name="ce2" office:value-type="string" calcext:value-type="string">
            <text:p>molotowclub.com</text:p>
          </table:table-cell>
          <table:table-cell table:style-name="ce2" office:value-type="string" calcext:value-type="string">
            <text:p>molotow@molotowclub.com</text:p>
          </table:table-cell>
          <table:table-cell table:number-columns-repeated="3"/>
          <table:table-cell table:style-name="ce3" office:value-type="string" calcext:value-type="string">
            <text:p>Mail</text:p>
          </table:table-cell>
          <table:table-cell table:style-name="ce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amburg</text:p>
          </table:table-cell>
          <table:table-cell table:style-name="ce2" office:value-type="string" calcext:value-type="string">
            <text:p>Der Clochard</text:p>
          </table:table-cell>
          <table:table-cell table:style-name="ce2" office:value-type="string" calcext:value-type="string">
            <text:p>Clochard</text:p>
          </table:table-cell>
          <table:table-cell table:style-name="ce2" office:value-type="string" calcext:value-type="string">
            <text:p>clo.lima-city.de</text:p>
          </table:table-cell>
          <table:table-cell table:style-name="ce2" office:value-type="string" calcext:value-type="string">
            <text:p>band@derclochard.de</text:p>
          </table:table-cell>
          <table:table-cell table:number-columns-repeated="3"/>
          <table:table-cell table:style-name="ce3" office:value-type="string" calcext:value-type="string">
            <text:p>Mail</text:p>
          </table:table-cell>
          <table:table-cell table:style-name="ce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amburg</text:p>
          </table:table-cell>
          <table:table-cell table:number-columns-repeated="2" table:style-name="ce2" office:value-type="string" calcext:value-type="string">
            <text:p>Gängeviertel</text:p>
          </table:table-cell>
          <table:table-cell table:style-name="ce2" office:value-type="string" calcext:value-type="string">
            <text:p>facebook.com/gvgoeshc</text:p>
          </table:table-cell>
          <table:table-cell table:number-columns-repeated="4"/>
          <table:table-cell table:style-name="ce3" office:value-type="string" calcext:value-type="string">
            <text:p>Facebook</text:p>
          </table:table-cell>
          <table:table-cell table:style-name="ce3" office:value-type="string" calcext:value-type="string">
            <text:p>Tobi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amburg</text:p>
          </table:table-cell>
          <table:table-cell table:style-name="ce2" office:value-type="string" calcext:value-type="string">
            <text:p>Pocca Bar</text:p>
          </table:table-cell>
          <table:table-cell table:style-name="ce2" office:value-type="string" calcext:value-type="string">
            <text:p>Marc</text:p>
          </table:table-cell>
          <table:table-cell table:style-name="ce2" office:value-type="string" calcext:value-type="string">
            <text:p>marc@pocca-bar.com</text:p>
          </table:table-cell>
          <table:table-cell table:style-name="ce2" office:value-type="string" calcext:value-type="string">
            <text:p>pooca-bar.com</text:p>
          </table:table-cell>
          <table:table-cell table:number-columns-repeated="3"/>
          <table:table-cell table:style-name="ce3" office:value-type="string" calcext:value-type="string">
            <text:p>Mail</text:p>
          </table:table-cell>
          <table:table-cell table:style-name="ce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amburg</text:p>
          </table:table-cell>
          <table:table-cell table:style-name="ce2" office:value-type="string" calcext:value-type="string">
            <text:p>Rock Cafe St. Pauli</text:p>
          </table:table-cell>
          <table:table-cell table:style-name="ce2" office:value-type="string" calcext:value-type="string">
            <text:p>Rock Cafe</text:p>
          </table:table-cell>
          <table:table-cell table:style-name="ce2" office:value-type="string" calcext:value-type="string">
            <text:p>rock-cafe-hamburg.de</text:p>
          </table:table-cell>
          <table:table-cell table:style-name="ce2" office:value-type="string" calcext:value-type="string">
            <text:p>info@rock-cafe-stpauli.de</text:p>
          </table:table-cell>
          <table:table-cell table:number-columns-repeated="3"/>
          <table:table-cell table:style-name="ce3" office:value-type="string" calcext:value-type="string">
            <text:p>Mail</text:p>
          </table:table-cell>
          <table:table-cell table:style-name="ce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amburg</text:p>
          </table:table-cell>
          <table:table-cell table:number-columns-repeated="2" table:style-name="ce2" office:value-type="string" calcext:value-type="string">
            <text:p>Zwick</text:p>
          </table:table-cell>
          <table:table-cell table:style-name="ce2" office:value-type="string" calcext:value-type="string">
            <text:p>zwick4u.com</text:p>
          </table:table-cell>
          <table:table-cell table:style-name="ce2" office:value-type="string" calcext:value-type="string">
            <text:p>booking@zwick4u.com</text:p>
          </table:table-cell>
          <table:table-cell table:number-columns-repeated="3"/>
          <table:table-cell table:style-name="ce3" office:value-type="string" calcext:value-type="string">
            <text:p>Mail</text:p>
          </table:table-cell>
          <table:table-cell table:style-name="ce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amburg</text:p>
          </table:table-cell>
          <table:table-cell table:style-name="ce2" office:value-type="string" calcext:value-type="string">
            <text:p>Monkeys Music Club</text:p>
          </table:table-cell>
          <table:table-cell table:style-name="ce2" office:value-type="string" calcext:value-type="string">
            <text:p>Monkeys</text:p>
          </table:table-cell>
          <table:table-cell table:style-name="ce2" office:value-type="string" calcext:value-type="string">
            <text:p>facebook.com/monkeysclubhamburg</text:p>
          </table:table-cell>
          <table:table-cell table:style-name="ce2" office:value-type="string" calcext:value-type="string">
            <text:p>info@monkeys-hamburg.de</text:p>
          </table:table-cell>
          <table:table-cell table:number-columns-repeated="3"/>
          <table:table-cell table:style-name="ce3" office:value-type="string" calcext:value-type="string">
            <text:p>Mail</text:p>
          </table:table-cell>
          <table:table-cell table:style-name="ce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amburg</text:p>
          </table:table-cell>
          <table:table-cell table:number-columns-repeated="2" table:style-name="ce2" office:value-type="string" calcext:value-type="string">
            <text:p>Hafenklang</text:p>
          </table:table-cell>
          <table:table-cell table:style-name="ce2" office:value-type="string" calcext:value-type="string">
            <text:p>hafenklang.org</text:p>
          </table:table-cell>
          <table:table-cell table:style-name="ce4"/>
          <table:table-cell table:number-columns-repeated="3"/>
          <table:table-cell table:style-name="ce3" office:value-type="string" calcext:value-type="string">
            <text:p>Mail</text:p>
          </table:table-cell>
          <table:table-cell table:style-name="ce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amburg</text:p>
          </table:table-cell>
          <table:table-cell table:number-columns-repeated="2" table:style-name="ce2" office:value-type="string" calcext:value-type="string">
            <text:p>Headcrash</text:p>
          </table:table-cell>
          <table:table-cell table:style-name="ce2" office:value-type="string" calcext:value-type="string">
            <text:p>headcrash-hamburg.com</text:p>
          </table:table-cell>
          <table:table-cell table:style-name="ce2" office:value-type="string" calcext:value-type="string">
            <text:p>community@headcrash.hamburg</text:p>
          </table:table-cell>
          <table:table-cell/>
          <table:table-cell table:style-name="ce2" office:value-type="string" calcext:value-type="string">
            <text:p>Nur Miete</text:p>
          </table:table-cell>
          <table:table-cell table:style-name="ce2" office:value-type="string" calcext:value-type="string">
            <text:p>Mail</text:p>
          </table:table-cell>
          <table:table-cell table:style-name="ce3" office:value-type="string" calcext:value-type="string">
            <text:p>Mail</text:p>
          </table:table-cell>
          <table:table-cell table:style-name="ce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amburg</text:p>
          </table:table-cell>
          <table:table-cell table:number-columns-repeated="2" table:style-name="ce2" office:value-type="string" calcext:value-type="string">
            <text:p>Bar227</text:p>
          </table:table-cell>
          <table:table-cell table:style-name="ce2" office:value-type="string" calcext:value-type="string">
            <text:p>bar227.de</text:p>
          </table:table-cell>
          <table:table-cell table:style-name="ce2" office:value-type="string" calcext:value-type="string">
            <text:p>info@bar227.de</text:p>
          </table:table-cell>
          <table:table-cell table:number-columns-repeated="3"/>
          <table:table-cell table:style-name="ce3" office:value-type="string" calcext:value-type="string">
            <text:p>Mail</text:p>
          </table:table-cell>
          <table:table-cell table:style-name="ce3" office:value-type="string" calcext:value-type="string">
            <text:p>Tobi</text:p>
          </table:table-cell>
          <table:table-cell table:number-columns-repeated="1014"/>
        </table:table-row>
        <table:table-row table:style-name="ro1" table:number-rows-repeated="4">
          <table:table-cell table:number-columns-repeated="3"/>
          <table:table-cell table:style-name="ce4" table:number-columns-repeated="2"/>
          <table:table-cell table:number-columns-repeated="3"/>
          <table:table-cell table:style-name="ce3" table:number-columns-repeated="2"/>
          <table:table-cell table:number-columns-repeated="1014"/>
        </table:table-row>
        <table:table-row table:style-name="ro1" table:number-rows-repeated="980">
          <table:table-cell table:number-columns-repeated="8"/>
          <table:table-cell table:style-name="ce3" table:number-columns-repeated="2"/>
          <table:table-cell table:number-columns-repeated="1014"/>
        </table:table-row>
        <table:table-row table:style-name="ro2" table:number-rows-repeated="104757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den Würtemberg" table:style-name="ta9">
        <office:forms form:automatic-focus="false" form:apply-design-mode="false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8" table:default-cell-style-name="Default"/>
        <table:table-column table:style-name="co5" table:default-cell-style-name="Default"/>
        <table:table-column table:style-name="co43" table:default-cell-style-name="Default"/>
        <table:table-column table:style-name="co5" table:number-columns-repeated="1017" table:default-cell-style-name="Default"/>
        <table:table-row table:style-name="ro1">
          <table:table-cell table:style-name="ce1" office:value-type="string" calcext:value-type="string">
            <text:p>Home Address</text:p>
          </table:table-cell>
          <table:table-cell table:style-name="ce1" office:value-type="string" calcext:value-type="string">
            <text:p>Company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Website</text:p>
          </table:table-cell>
          <table:table-cell table:style-name="ce1" office:value-type="string" calcext:value-type="string">
            <text:p>E-mail Address</text:p>
          </table:table-cell>
          <table:table-cell table:style-name="ce1" office:value-type="string" calcext:value-type="string">
            <text:p>Phone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AW</text:p>
          </table:table-cell>
          <table:table-cell table:style-name="ce1" office:value-type="string" calcext:value-type="string">
            <text:p>Type </text:p>
          </table:table-cell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2" office:value-type="string" calcext:value-type="string">
            <text:p>Aalen</text:p>
          </table:table-cell>
          <table:table-cell table:number-columns-repeated="2" table:style-name="ce2" office:value-type="string" calcext:value-type="string">
            <text:p>Rock It</text:p>
          </table:table-cell>
          <table:table-cell table:style-name="ce2" office:value-type="string" calcext:value-type="string">
            <text:p>rockitaalen.de</text:p>
          </table:table-cell>
          <table:table-cell table:style-name="ce29" office:value-type="string" calcext:value-type="string">
            <text:p>rockit@gmx.net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Auggen</text:p>
          </table:table-cell>
          <table:table-cell table:style-name="ce2" office:value-type="string" calcext:value-type="string">
            <text:p>Raumstation Sternen</text:p>
          </table:table-cell>
          <table:table-cell table:style-name="ce2" office:value-type="string" calcext:value-type="string">
            <text:p>Raumstation</text:p>
          </table:table-cell>
          <table:table-cell table:style-name="ce2" office:value-type="string" calcext:value-type="string">
            <text:p>sternengalaxie.de</text:p>
          </table:table-cell>
          <table:table-cell table:style-name="ce2" office:value-type="string" calcext:value-type="string">
            <text:p>sternen-auggen@web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Backnang</text:p>
          </table:table-cell>
          <table:table-cell table:style-name="ce2" office:value-type="string" calcext:value-type="string">
            <text:p>Jugendzentrum</text:p>
          </table:table-cell>
          <table:table-cell table:style-name="ce2" office:value-type="string" calcext:value-type="string">
            <text:p>Juze</text:p>
          </table:table-cell>
          <table:table-cell table:style-name="ce2" office:value-type="string" calcext:value-type="string">
            <text:p>juzebacknang.com</text:p>
          </table:table-cell>
          <table:table-cell table:style-name="ce2" office:value-type="string" calcext:value-type="string">
            <text:p>konzert@juzebacknang.com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Emmendingen</text:p>
          </table:table-cell>
          <table:table-cell table:style-name="ce2" office:value-type="string" calcext:value-type="string">
            <text:p>Juze</text:p>
          </table:table-cell>
          <table:table-cell table:style-name="ce2" office:value-type="string" calcext:value-type="string">
            <text:p>Muhamet</text:p>
          </table:table-cell>
          <table:table-cell table:style-name="ce2" office:value-type="string" calcext:value-type="string">
            <text:p>facebook.com/juzeem</text:p>
          </table:table-cell>
          <table:table-cell table:style-name="ce2" office:value-type="string" calcext:value-type="string">
            <text:p>m.yilmaz@emmendingen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Esslingen</text:p>
          </table:table-cell>
          <table:table-cell table:number-columns-repeated="2" table:style-name="ce2" office:value-type="string" calcext:value-type="string">
            <text:p>Komma</text:p>
          </table:table-cell>
          <table:table-cell table:style-name="ce2" office:value-type="string" calcext:value-type="string">
            <text:p>komma.info</text:p>
          </table:table-cell>
          <table:table-cell table:style-name="ce2" office:value-type="string" calcext:value-type="string">
            <text:p>info@komma.info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Freiburg</text:p>
          </table:table-cell>
          <table:table-cell table:number-columns-repeated="2" table:style-name="ce2" office:value-type="string" calcext:value-type="string">
            <text:p>Cafe Atlantik</text:p>
          </table:table-cell>
          <table:table-cell table:style-name="ce2" office:value-type="string" calcext:value-type="string">
            <text:p>cafe-atlantik.de</text:p>
          </table:table-cell>
          <table:table-cell table:style-name="ce2" office:value-type="string" calcext:value-type="string">
            <text:p>-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Facebook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Freiburg</text:p>
          </table:table-cell>
          <table:table-cell table:style-name="ce2" office:value-type="string" calcext:value-type="string">
            <text:p>KTS</text:p>
          </table:table-cell>
          <table:table-cell table:style-name="ce2" office:value-type="string" calcext:value-type="string">
            <text:p>Slacklinecity Shows</text:p>
          </table:table-cell>
          <table:table-cell table:style-name="ce2" office:value-type="string" calcext:value-type="string">
            <text:p>facebook.com/slhcpunx</text:p>
          </table:table-cell>
          <table:table-cell table:style-name="ce2" office:value-type="string" calcext:value-type="string">
            <text:p>slacklinecityshows@gmx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Freiburg</text:p>
          </table:table-cell>
          <table:table-cell table:number-columns-repeated="2" table:style-name="ce2" office:value-type="string" calcext:value-type="string">
            <text:p>White Rabbit</text:p>
          </table:table-cell>
          <table:table-cell table:style-name="ce2" office:value-type="string" calcext:value-type="string">
            <text:p>white-rabbit-club.de</text:p>
          </table:table-cell>
          <table:table-cell table:style-name="ce2" office:value-type="string" calcext:value-type="string">
            <text:p>info@white-rabbit-club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Göppingen</text:p>
          </table:table-cell>
          <table:table-cell table:style-name="ce2" office:value-type="string" calcext:value-type="string">
            <text:p>Krypta</text:p>
          </table:table-cell>
          <table:table-cell table:style-name="ce2" office:value-type="string" calcext:value-type="string">
            <text:p>Fabrik Für Kunst Und Kultur</text:p>
          </table:table-cell>
          <table:table-cell table:style-name="ce2" office:value-type="string" calcext:value-type="string">
            <text:p>fabrikev.de</text:p>
          </table:table-cell>
          <table:table-cell table:style-name="ce2" office:value-type="string" calcext:value-type="string">
            <text:p>info@fabrikev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Haslach</text:p>
          </table:table-cell>
          <table:table-cell table:style-name="ce2" office:value-type="string" calcext:value-type="string">
            <text:p>Black Station</text:p>
          </table:table-cell>
          <table:table-cell table:style-name="ce2" office:value-type="string" calcext:value-type="string">
            <text:p>Blackstation</text:p>
          </table:table-cell>
          <table:table-cell table:style-name="ce2" office:value-type="string" calcext:value-type="string">
            <text:p>blackstation218-haslach.de</text:p>
          </table:table-cell>
          <table:table-cell table:style-name="ce2" office:value-type="string" calcext:value-type="string">
            <text:p>BRMC-Haslach@web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Haslach</text:p>
          </table:table-cell>
          <table:table-cell table:number-columns-repeated="2" table:style-name="ce2" office:value-type="string" calcext:value-type="string">
            <text:p>Kastenkeller</text:p>
          </table:table-cell>
          <table:table-cell table:style-name="ce2" office:value-type="string" calcext:value-type="string">
            <text:p>facebook.com/Kastenkeller</text:p>
          </table:table-cell>
          <table:table-cell table:style-name="ce2" office:value-type="string" calcext:value-type="string">
            <text:p>-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Facebook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Haslach</text:p>
          </table:table-cell>
          <table:table-cell table:number-columns-repeated="2" table:style-name="ce2" office:value-type="string" calcext:value-type="string">
            <text:p>Kastenkeller</text:p>
          </table:table-cell>
          <table:table-cell table:style-name="ce2" office:value-type="string" calcext:value-type="string">
            <text:p>facebook.com/Kastenkeller-Konzerte-589542044521875</text:p>
          </table:table-cell>
          <table:table-cell table:style-name="ce2"/>
          <table:table-cell table:number-columns-repeated="2"/>
          <table:table-cell table:style-name="ce3"/>
          <table:table-cell table:style-name="ce3" office:value-type="string" calcext:value-type="string">
            <text:p>Facebook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Herrenberg</text:p>
          </table:table-cell>
          <table:table-cell table:number-columns-repeated="2" table:style-name="ce2" office:value-type="string" calcext:value-type="string">
            <text:p>Juha</text:p>
          </table:table-cell>
          <table:table-cell table:style-name="ce2" office:value-type="string" calcext:value-type="string">
            <text:p>juha-herrenberg.de</text:p>
          </table:table-cell>
          <table:table-cell table:style-name="ce2" office:value-type="string" calcext:value-type="string">
            <text:p>-</text:p>
          </table:table-cell>
          <table:table-cell table:number-columns-repeated="2"/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Heubach</text:p>
          </table:table-cell>
          <table:table-cell table:number-columns-repeated="2" table:style-name="ce2" office:value-type="string" calcext:value-type="string">
            <text:p>QL Tourraum</text:p>
          </table:table-cell>
          <table:table-cell table:style-name="ce2" office:value-type="string" calcext:value-type="string">
            <text:p>qltourraum.de</text:p>
          </table:table-cell>
          <table:table-cell table:style-name="ce2" office:value-type="string" calcext:value-type="string">
            <text:p>info@QLTourRaum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Heuchlingen</text:p>
          </table:table-cell>
          <table:table-cell table:number-columns-repeated="2" table:style-name="ce2" office:value-type="string" calcext:value-type="string">
            <text:p>Schlicker</text:p>
          </table:table-cell>
          <table:table-cell table:style-name="ce2" office:value-type="string" calcext:value-type="string">
            <text:p>schlicker-heuchlingen.de</text:p>
          </table:table-cell>
          <table:table-cell table:style-name="ce2" office:value-type="string" calcext:value-type="string">
            <text:p>info@schlicker-heuchlingen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Isny</text:p>
          </table:table-cell>
          <table:table-cell table:style-name="ce2" office:value-type="string" calcext:value-type="string">
            <text:p>Juz</text:p>
          </table:table-cell>
          <table:table-cell table:style-name="ce2" office:value-type="string" calcext:value-type="string">
            <text:p>Juze Go In</text:p>
          </table:table-cell>
          <table:table-cell table:style-name="ce2" office:value-type="string" calcext:value-type="string">
            <text:p>juze-goin-isny.de</text:p>
          </table:table-cell>
          <table:table-cell table:style-name="ce2" office:value-type="string" calcext:value-type="string">
            <text:p>konzerte@juze-goin-isny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Karlsruhe</text:p>
          </table:table-cell>
          <table:table-cell table:style-name="ce2" office:value-type="string" calcext:value-type="string">
            <text:p>AKK</text:p>
          </table:table-cell>
          <table:table-cell table:style-name="ce2" office:value-type="string" calcext:value-type="string">
            <text:p>AKK Karlsruhe</text:p>
          </table:table-cell>
          <table:table-cell table:style-name="ce2" office:value-type="string" calcext:value-type="string">
            <text:p>akk.org</text:p>
          </table:table-cell>
          <table:table-cell table:style-name="ce2" office:value-type="string" calcext:value-type="string">
            <text:p>akk@akk.org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Karlsruhe</text:p>
          </table:table-cell>
          <table:table-cell table:number-columns-repeated="2" table:style-name="ce2" office:value-type="string" calcext:value-type="string">
            <text:p>Alte Hackerei</text:p>
          </table:table-cell>
          <table:table-cell table:style-name="ce2" office:value-type="string" calcext:value-type="string">
            <text:p>altehackerei.de</text:p>
          </table:table-cell>
          <table:table-cell table:style-name="ce29" office:value-type="string" calcext:value-type="string">
            <text:p>plueschbert@web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3">
          <table:table-cell table:style-name="ce2" office:value-type="string" calcext:value-type="string">
            <text:p>Karlsruhe</text:p>
          </table:table-cell>
          <table:table-cell table:number-columns-repeated="2" table:style-name="ce2" office:value-type="string" calcext:value-type="string">
            <text:p>Alte Hackerei</text:p>
          </table:table-cell>
          <table:table-cell table:style-name="ce2" office:value-type="string" calcext:value-type="string">
            <text:p>altehackerei.de</text:p>
          </table:table-cell>
          <table:table-cell table:style-name="ce2" office:value-type="string" calcext:value-type="string">
            <text:p>teenkrieg@gmx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Karlsruhe</text:p>
          </table:table-cell>
          <table:table-cell table:style-name="ce2" office:value-type="string" calcext:value-type="string">
            <text:p>Die Stadtmitte</text:p>
          </table:table-cell>
          <table:table-cell table:style-name="ce2" office:value-type="string" calcext:value-type="string">
            <text:p>Stadtmitte</text:p>
          </table:table-cell>
          <table:table-cell table:style-name="ce2" office:value-type="string" calcext:value-type="string">
            <text:p>die-stadtmitte.de</text:p>
          </table:table-cell>
          <table:table-cell table:style-name="ce2" office:value-type="string" calcext:value-type="string">
            <text:p>booking@die-stadtmitte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Karlsruhe</text:p>
          </table:table-cell>
          <table:table-cell table:number-columns-repeated="2" table:style-name="ce2" office:value-type="string" calcext:value-type="string">
            <text:p>Substage</text:p>
          </table:table-cell>
          <table:table-cell table:style-name="ce4"/>
          <table:table-cell table:number-columns-repeated="3"/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Karlsruhe</text:p>
          </table:table-cell>
          <table:table-cell table:number-columns-repeated="2" table:style-name="ce2" office:value-type="string" calcext:value-type="string">
            <text:p>Z10</text:p>
          </table:table-cell>
          <table:table-cell table:style-name="ce2" office:value-type="string" calcext:value-type="string">
            <text:p>z10.info</text:p>
          </table:table-cell>
          <table:table-cell table:style-name="ce2" office:value-type="string" calcext:value-type="string">
            <text:p>kultur@z10.info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Karlsruhe</text:p>
          </table:table-cell>
          <table:table-cell table:style-name="ce2" office:value-type="string" calcext:value-type="string">
            <text:p>Jubez</text:p>
          </table:table-cell>
          <table:table-cell table:style-name="ce2" office:value-type="string" calcext:value-type="string">
            <text:p>Chris</text:p>
          </table:table-cell>
          <table:table-cell table:style-name="ce2" office:value-type="string" calcext:value-type="string">
            <text:p>jubez.de</text:p>
          </table:table-cell>
          <table:table-cell table:style-name="ce2" office:value-type="string" calcext:value-type="string">
            <text:p>c.marmann@stja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Kehl</text:p>
          </table:table-cell>
          <table:table-cell table:style-name="ce2" office:value-type="string" calcext:value-type="string">
            <text:p>Juke St. Nepomuk</text:p>
          </table:table-cell>
          <table:table-cell table:style-name="ce2" office:value-type="string" calcext:value-type="string">
            <text:p>Heiko</text:p>
          </table:table-cell>
          <table:table-cell table:style-name="ce2" office:value-type="string" calcext:value-type="string">
            <text:p>juke-st-nepomuk.de</text:p>
          </table:table-cell>
          <table:table-cell table:style-name="ce2" office:value-type="string" calcext:value-type="string">
            <text:p>info@juke-kehl.de</text:p>
          </table:table-cell>
          <table:table-cell table:number-columns-repeated="2"/>
          <table:table-cell table:number-columns-repeated="2"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Kisslegg</text:p>
          </table:table-cell>
          <table:table-cell table:number-columns-repeated="2" table:style-name="ce2" office:value-type="string" calcext:value-type="string">
            <text:p>Juze Spatz</text:p>
          </table:table-cell>
          <table:table-cell table:style-name="ce2" office:value-type="string" calcext:value-type="string">
            <text:p>juze-spatz.de</text:p>
          </table:table-cell>
          <table:table-cell table:style-name="ce2" office:value-type="string" calcext:value-type="string">
            <text:p>konzerte@juze-spatz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Lahr</text:p>
          </table:table-cell>
          <table:table-cell table:style-name="ce2" office:value-type="string" calcext:value-type="string">
            <text:p>Schlachthof</text:p>
          </table:table-cell>
          <table:table-cell table:style-name="ce2" office:value-type="string" calcext:value-type="string">
            <text:p>Rockwerkstatt</text:p>
          </table:table-cell>
          <table:table-cell table:style-name="ce2" office:value-type="string" calcext:value-type="string">
            <text:p>schlachthof-lahr.de</text:p>
          </table:table-cell>
          <table:table-cell table:style-name="ce2" office:value-type="string" calcext:value-type="string">
            <text:p>info@rockwerkstatt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Langenau</text:p>
          </table:table-cell>
          <table:table-cell table:number-columns-repeated="2" table:style-name="ce2" office:value-type="string" calcext:value-type="string">
            <text:p>Kaoskeller</text:p>
          </table:table-cell>
          <table:table-cell/>
          <table:table-cell table:style-name="ce2" office:value-type="string" calcext:value-type="string">
            <text:p>info@jugendzentrum-langenau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Leonberg</text:p>
          </table:table-cell>
          <table:table-cell table:number-columns-repeated="2" table:style-name="ce2" office:value-type="string" calcext:value-type="string">
            <text:p>Beatbaracke</text:p>
          </table:table-cell>
          <table:table-cell table:style-name="ce2" office:value-type="string" calcext:value-type="string">
            <text:p>jhleonberg.de</text:p>
          </table:table-cell>
          <table:table-cell table:style-name="ce2" office:value-type="string" calcext:value-type="string">
            <text:p>info@jhleonberg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Leutkirch im Allgäu</text:p>
          </table:table-cell>
          <table:table-cell table:number-columns-repeated="2" table:style-name="ce2" office:value-type="string" calcext:value-type="string">
            <text:p>Jugendhaus</text:p>
          </table:table-cell>
          <table:table-cell table:style-name="ce2" office:value-type="string" calcext:value-type="string">
            <text:p>jugendhaus-leutkirch.de</text:p>
          </table:table-cell>
          <table:table-cell table:style-name="ce2" office:value-type="string" calcext:value-type="string">
            <text:p>info@jugendhaus-leutkirch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Lörrach</text:p>
          </table:table-cell>
          <table:table-cell table:style-name="ce2" office:value-type="string" calcext:value-type="string">
            <text:p>Altes Wasserwerk</text:p>
          </table:table-cell>
          <table:table-cell table:style-name="ce2" office:value-type="string" calcext:value-type="string">
            <text:p>Hallo Jürgen, Hallo Altes Wasserwerk</text:p>
          </table:table-cell>
          <table:table-cell table:style-name="ce2" office:value-type="string" calcext:value-type="string">
            <text:p>alteswasserwerk.de</text:p>
          </table:table-cell>
          <table:table-cell table:style-name="ce2" office:value-type="string" calcext:value-type="string">
            <text:p>juergen.hamel@gmail.com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Lörrach</text:p>
          </table:table-cell>
          <table:table-cell table:style-name="ce2" office:value-type="string" calcext:value-type="string">
            <text:p>Altes Wasserwerk</text:p>
          </table:table-cell>
          <table:table-cell table:style-name="ce2" office:value-type="string" calcext:value-type="string">
            <text:p>Hallo Manuel, Hallo Altes Wasserwerk</text:p>
          </table:table-cell>
          <table:table-cell table:style-name="ce2" office:value-type="string" calcext:value-type="string">
            <text:p>alteswasserwerk.de</text:p>
          </table:table-cell>
          <table:table-cell table:style-name="ce2" office:value-type="string" calcext:value-type="string">
            <text:p>manuel.wegner80@gmail.com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Lörrach</text:p>
          </table:table-cell>
          <table:table-cell table:style-name="ce2" office:value-type="string" calcext:value-type="string">
            <text:p>Metalcafe</text:p>
          </table:table-cell>
          <table:table-cell table:style-name="ce2" office:value-type="string" calcext:value-type="string">
            <text:p>Metal Maniacs</text:p>
          </table:table-cell>
          <table:table-cell table:style-name="ce2" office:value-type="string" calcext:value-type="string">
            <text:p>metal-maniacs.eu</text:p>
          </table:table-cell>
          <table:table-cell table:style-name="ce2" office:value-type="string" calcext:value-type="string">
            <text:p>contact@metal-maniacs.eu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Ludwigsburg</text:p>
          </table:table-cell>
          <table:table-cell table:number-columns-repeated="2" table:style-name="ce2" office:value-type="string" calcext:value-type="string">
            <text:p>Villa</text:p>
          </table:table-cell>
          <table:table-cell table:style-name="ce2" office:value-type="string" calcext:value-type="string">
            <text:p>facebook.com/grunzev</text:p>
          </table:table-cell>
          <table:table-cell table:style-name="ce2" office:value-type="string" calcext:value-type="string">
            <text:p>-</text:p>
          </table:table-cell>
          <table:table-cell/>
          <table:table-cell table:style-name="ce2" office:value-type="string" calcext:value-type="string">
            <text:p>Nur Wochenenden</text:p>
          </table:table-cell>
          <table:table-cell table:style-name="ce3"/>
          <table:table-cell table:style-name="ce3" office:value-type="string" calcext:value-type="string">
            <text:p>Facebook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Mannheim</text:p>
          </table:table-cell>
          <table:table-cell table:style-name="ce2" office:value-type="string" calcext:value-type="string">
            <text:p>Jugendhaus Waldpforte</text:p>
          </table:table-cell>
          <table:table-cell table:style-name="ce2" office:value-type="string" calcext:value-type="string">
            <text:p>Herr Camilotto</text:p>
          </table:table-cell>
          <table:table-cell table:style-name="ce2" office:value-type="string" calcext:value-type="string">
            <text:p>waldpforte.majo.de</text:p>
          </table:table-cell>
          <table:table-cell table:style-name="ce2" office:value-type="string" calcext:value-type="string">
            <text:p>dieter.camilotto@mannheim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Mannheim</text:p>
          </table:table-cell>
          <table:table-cell table:style-name="ce2" office:value-type="string" calcext:value-type="string">
            <text:p>Jugendhaus Waldpforte</text:p>
          </table:table-cell>
          <table:table-cell table:style-name="ce2" office:value-type="string" calcext:value-type="string">
            <text:p>Niklas</text:p>
          </table:table-cell>
          <table:table-cell table:style-name="ce2" office:value-type="string" calcext:value-type="string">
            <text:p>waldpforte.majo.de</text:p>
          </table:table-cell>
          <table:table-cell table:style-name="ce2" office:value-type="string" calcext:value-type="string">
            <text:p>niknik992@gmail.com</text:p>
          </table:table-cell>
          <table:table-cell/>
          <table:table-cell table:style-name="ce2" office:value-type="string" calcext:value-type="string">
            <text:p>Niklas Harbourt (Azubi)</text:p>
          </table:table-cell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Mannheim</text:p>
          </table:table-cell>
          <table:table-cell table:style-name="ce2" office:value-type="string" calcext:value-type="string">
            <text:p>Juz Friedrich Dürr</text:p>
          </table:table-cell>
          <table:table-cell table:style-name="ce2" office:value-type="string" calcext:value-type="string">
            <text:p>Juz Mannheim</text:p>
          </table:table-cell>
          <table:table-cell table:style-name="ce2" office:value-type="string" calcext:value-type="string">
            <text:p>juz-mannheim.de</text:p>
          </table:table-cell>
          <table:table-cell table:style-name="ce2" office:value-type="string" calcext:value-type="string">
            <text:p>konzertanfrage@juz-mannheim.de</text:p>
          </table:table-cell>
          <table:table-cell/>
          <table:table-cell table:style-name="ce2"/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Mannheim</text:p>
          </table:table-cell>
          <table:table-cell table:number-columns-repeated="2" table:style-name="ce2" office:value-type="string" calcext:value-type="string">
            <text:p>Fresh</text:p>
          </table:table-cell>
          <table:table-cell table:style-name="ce2" office:value-type="string" calcext:value-type="string">
            <text:p>facebook.com/freshmannheim</text:p>
          </table:table-cell>
          <table:table-cell table:style-name="ce2" office:value-type="string" calcext:value-type="string">
            <text:p>fresh-club@forum-mannheim.de</text:p>
          </table:table-cell>
          <table:table-cell/>
          <table:table-cell table:style-name="ce2"/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Mannheim</text:p>
          </table:table-cell>
          <table:table-cell table:style-name="ce2" office:value-type="string" calcext:value-type="string">
            <text:p>Fresh</text:p>
          </table:table-cell>
          <table:table-cell table:style-name="ce2" office:value-type="string" calcext:value-type="string">
            <text:p>Rainer, Hallo Fresh Mannheum</text:p>
          </table:table-cell>
          <table:table-cell table:style-name="ce2" office:value-type="string" calcext:value-type="string">
            <text:p>facebook.com/freshmannheim</text:p>
          </table:table-cell>
          <table:table-cell table:style-name="ce30" office:value-type="string" calcext:value-type="string">
            <text:p>rainer.doehring@forum-mannheim.de</text:p>
          </table:table-cell>
          <table:table-cell table:number-columns-repeated="2"/>
          <table:table-cell table:number-columns-repeated="2"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Mulfingen</text:p>
          </table:table-cell>
          <table:table-cell table:style-name="ce2" office:value-type="string" calcext:value-type="string">
            <text:p>Himmelreich</text:p>
          </table:table-cell>
          <table:table-cell table:style-name="ce2" office:value-type="string" calcext:value-type="string">
            <text:p>Rolf, Hallo Himmelreich</text:p>
          </table:table-cell>
          <table:table-cell table:style-name="ce2" office:value-type="string" calcext:value-type="string">
            <text:p>himmelreich-mulfingen.de</text:p>
          </table:table-cell>
          <table:table-cell table:style-name="ce2" office:value-type="string" calcext:value-type="string">
            <text:p>musikanfrage@himmelreich-mulfingen.com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Oberwolfach</text:p>
          </table:table-cell>
          <table:table-cell table:number-columns-repeated="2" table:style-name="ce2" office:value-type="string" calcext:value-type="string">
            <text:p>Wolfsklause</text:p>
          </table:table-cell>
          <table:table-cell table:style-name="ce2" office:value-type="string" calcext:value-type="string">
            <text:p>wolfsklause-konzerte.de</text:p>
          </table:table-cell>
          <table:table-cell table:style-name="ce2" office:value-type="string" calcext:value-type="string">
            <text:p>info@wolfsklause-konzerte.de</text:p>
          </table:table-cell>
          <table:table-cell table:number-columns-repeated="2"/>
          <table:table-cell table:number-columns-repeated="2"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Offenburg</text:p>
          </table:table-cell>
          <table:table-cell table:number-columns-repeated="2" table:style-name="ce2" office:value-type="string" calcext:value-type="string">
            <text:p>Kessel</text:p>
          </table:table-cell>
          <table:table-cell table:style-name="ce2" office:value-type="string" calcext:value-type="string">
            <text:p>juze-kessel.de</text:p>
          </table:table-cell>
          <table:table-cell table:style-name="ce2" office:value-type="string" calcext:value-type="string">
            <text:p>post@juze-kessel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Webform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Offenburg</text:p>
          </table:table-cell>
          <table:table-cell table:style-name="ce2" office:value-type="string" calcext:value-type="string">
            <text:p>Stud</text:p>
          </table:table-cell>
          <table:table-cell table:style-name="ce2" office:value-type="string" calcext:value-type="string">
            <text:p>Christian</text:p>
          </table:table-cell>
          <table:table-cell table:style-name="ce2" office:value-type="string" calcext:value-type="string">
            <text:p>stud-offenburg.de</text:p>
          </table:table-cell>
          <table:table-cell table:style-name="ce2" office:value-type="string" calcext:value-type="string">
            <text:p>bands@stud-offenburg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Pforzheim</text:p>
          </table:table-cell>
          <table:table-cell table:number-columns-repeated="2" table:style-name="ce2" office:value-type="string" calcext:value-type="string">
            <text:p>Kupferdächle</text:p>
          </table:table-cell>
          <table:table-cell table:style-name="ce2" office:value-type="string" calcext:value-type="string">
            <text:p>kupferdaechle.de</text:p>
          </table:table-cell>
          <table:table-cell table:style-name="ce2" office:value-type="string" calcext:value-type="string">
            <text:p>info@kupferdaechle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Plochingen</text:p>
          </table:table-cell>
          <table:table-cell table:style-name="ce2" office:value-type="string" calcext:value-type="string">
            <text:p>Juze</text:p>
          </table:table-cell>
          <table:table-cell table:style-name="ce2" office:value-type="string" calcext:value-type="string">
            <text:p>Dennis, Hallo Juze</text:p>
          </table:table-cell>
          <table:table-cell table:style-name="ce2" office:value-type="string" calcext:value-type="string">
            <text:p>jz-plochingen.de</text:p>
          </table:table-cell>
          <table:table-cell table:style-name="ce2"/>
          <table:table-cell table:number-columns-repeated="2"/>
          <table:table-cell table:style-name="ce3"/>
          <table:table-cell table:style-name="ce3" office:value-type="string" calcext:value-type="string">
            <text:p>Facebook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Ravensburg</text:p>
          </table:table-cell>
          <table:table-cell table:style-name="ce2" office:value-type="string" calcext:value-type="string">
            <text:p>Jugendhaus</text:p>
          </table:table-cell>
          <table:table-cell table:style-name="ce2" office:value-type="string" calcext:value-type="string">
            <text:p>Daniel, Hallo Jugendhaus</text:p>
          </table:table-cell>
          <table:table-cell table:style-name="ce2" office:value-type="string" calcext:value-type="string">
            <text:p>jugend-rv.de</text:p>
          </table:table-cell>
          <table:table-cell table:style-name="ce31" office:value-type="string" calcext:value-type="string">
            <text:p>Daniel.Butz@jugend-rv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Radolfzell</text:p>
          </table:table-cell>
          <table:table-cell table:style-name="ce2" office:value-type="string" calcext:value-type="string">
            <text:p>Bokle</text:p>
          </table:table-cell>
          <table:table-cell table:style-name="ce2" office:value-type="string" calcext:value-type="string">
            <text:p>Hallo Daniel, Hallo Bokle</text:p>
          </table:table-cell>
          <table:table-cell table:style-name="ce2" office:value-type="string" calcext:value-type="string">
            <text:p>bokle.de</text:p>
          </table:table-cell>
          <table:table-cell table:style-name="ce2" office:value-type="string" calcext:value-type="string">
            <text:p>bokle@bokle.de</text:p>
          </table:table-cell>
          <table:table-cell table:number-columns-repeated="2"/>
          <table:table-cell table:number-columns-repeated="2"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Reutlingen</text:p>
          </table:table-cell>
          <table:table-cell table:number-columns-repeated="2" table:style-name="ce2" office:value-type="string" calcext:value-type="string">
            <text:p>Kulturschock</text:p>
          </table:table-cell>
          <table:table-cell table:style-name="ce2" office:value-type="string" calcext:value-type="string">
            <text:p>facebook.com/KulturschockZelle</text:p>
          </table:table-cell>
          <table:table-cell table:style-name="ce2" office:value-type="string" calcext:value-type="string">
            <text:p>postfach@kulturschock-zelle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Schwäbisch Hall</text:p>
          </table:table-cell>
          <table:table-cell table:number-columns-repeated="2" table:style-name="ce2" office:value-type="string" calcext:value-type="string">
            <text:p>Club Alpha 60</text:p>
          </table:table-cell>
          <table:table-cell table:style-name="ce2" office:value-type="string" calcext:value-type="string">
            <text:p>clubalpha60.de</text:p>
          </table:table-cell>
          <table:table-cell table:style-name="ce2" office:value-type="string" calcext:value-type="string">
            <text:p>ak-programm@clubalpha60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Stuttgart</text:p>
          </table:table-cell>
          <table:table-cell table:style-name="ce2" office:value-type="string" calcext:value-type="string">
            <text:p>Jugendhaus West</text:p>
          </table:table-cell>
          <table:table-cell table:style-name="ce2" office:value-type="string" calcext:value-type="string">
            <text:p>Juha West, Hallo Flo</text:p>
          </table:table-cell>
          <table:table-cell table:style-name="ce2" office:value-type="string" calcext:value-type="string">
            <text:p>facebook.com/pages/Juha-West</text:p>
          </table:table-cell>
          <table:table-cell table:style-name="ce2" office:value-type="string" calcext:value-type="string">
            <text:p>konzerte-west@jugendhaus.net</text:p>
          </table:table-cell>
          <table:table-cell table:number-columns-repeated="2"/>
          <table:table-cell table:number-columns-repeated="2"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Stuttgart</text:p>
          </table:table-cell>
          <table:table-cell table:number-columns-repeated="2" table:style-name="ce2" office:value-type="string" calcext:value-type="string">
            <text:p>Kellerklub</text:p>
          </table:table-cell>
          <table:table-cell table:style-name="ce2" office:value-type="string" calcext:value-type="string">
            <text:p>kellerklub.com</text:p>
          </table:table-cell>
          <table:table-cell table:style-name="ce2" office:value-type="string" calcext:value-type="string">
            <text:p>theodorou@kellerklub.com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Tübingen</text:p>
          </table:table-cell>
          <table:table-cell table:number-columns-repeated="2" table:style-name="ce2" office:value-type="string" calcext:value-type="string">
            <text:p>Epplehaus</text:p>
          </table:table-cell>
          <table:table-cell table:style-name="ce2" office:value-type="string" calcext:value-type="string">
            <text:p>epplehaus.de</text:p>
          </table:table-cell>
          <table:table-cell table:style-name="ce2"/>
          <table:table-cell table:number-columns-repeated="2"/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Tübingen</text:p>
          </table:table-cell>
          <table:table-cell table:number-columns-repeated="2" table:style-name="ce2" office:value-type="string" calcext:value-type="string">
            <text:p>Epplehaus</text:p>
          </table:table-cell>
          <table:table-cell table:style-name="ce2" office:value-type="string" calcext:value-type="string">
            <text:p>epplehaus.de</text:p>
          </table:table-cell>
          <table:table-cell table:style-name="ce2"/>
          <table:table-cell table:number-columns-repeated="2"/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Tutlingen</text:p>
          </table:table-cell>
          <table:table-cell table:number-columns-repeated="2" table:style-name="ce2" office:value-type="string" calcext:value-type="string">
            <text:p>Phono</text:p>
          </table:table-cell>
          <table:table-cell table:style-name="ce2" office:value-type="string" calcext:value-type="string">
            <text:p>facebook.com/phonotuttlingen</text:p>
          </table:table-cell>
          <table:table-cell table:style-name="ce2" office:value-type="string" calcext:value-type="string">
            <text:p>evang.JugendwerkTuttlingen@t-online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Tutlingen</text:p>
          </table:table-cell>
          <table:table-cell table:number-columns-repeated="2" table:style-name="ce2" office:value-type="string" calcext:value-type="string">
            <text:p>Rittergarten</text:p>
          </table:table-cell>
          <table:table-cell table:style-name="ce2" office:value-type="string" calcext:value-type="string">
            <text:p>rittergarten.de</text:p>
          </table:table-cell>
          <table:table-cell table:style-name="ce2" office:value-type="string" calcext:value-type="string">
            <text:p>verein@rittergarten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Ulm</text:p>
          </table:table-cell>
          <table:table-cell table:number-columns-repeated="2" table:style-name="ce2" office:value-type="string" calcext:value-type="string">
            <text:p>Beteigeuze</text:p>
          </table:table-cell>
          <table:table-cell table:style-name="ce2" office:value-type="string" calcext:value-type="string">
            <text:p>beteigeuze.npage.de</text:p>
          </table:table-cell>
          <table:table-cell table:style-name="ce2" office:value-type="string" calcext:value-type="string">
            <text:p>betei@gmx.com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Ulm</text:p>
          </table:table-cell>
          <table:table-cell table:number-columns-repeated="2" table:style-name="ce2" office:value-type="string" calcext:value-type="string">
            <text:p>Cat</text:p>
          </table:table-cell>
          <table:table-cell table:style-name="ce2" office:value-type="string" calcext:value-type="string">
            <text:p>cat-ulm.de</text:p>
          </table:table-cell>
          <table:table-cell table:style-name="ce25" office:value-type="string" calcext:value-type="string">
            <text:p>booking@cat-ulm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Ulm</text:p>
          </table:table-cell>
          <table:table-cell table:style-name="ce2" office:value-type="string" calcext:value-type="string">
            <text:p>Club Action </text:p>
          </table:table-cell>
          <table:table-cell table:style-name="ce2" office:value-type="string" calcext:value-type="string">
            <text:p>Florian</text:p>
          </table:table-cell>
          <table:table-cell table:style-name="ce2" office:value-type="string" calcext:value-type="string">
            <text:p>club-action.de</text:p>
          </table:table-cell>
          <table:table-cell table:style-name="ce2" office:value-type="string" calcext:value-type="string">
            <text:p>florian.haegele@club-action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Ulm</text:p>
          </table:table-cell>
          <table:table-cell table:style-name="ce2" office:value-type="string" calcext:value-type="string">
            <text:p>Club Schilli</text:p>
          </table:table-cell>
          <table:table-cell table:style-name="ce2" office:value-type="string" calcext:value-type="string">
            <text:p>Club Schili</text:p>
          </table:table-cell>
          <table:table-cell table:style-name="ce2" office:value-type="string" calcext:value-type="string">
            <text:p>facebook.com/clubschilli</text:p>
          </table:table-cell>
          <table:table-cell table:number-columns-repeated="3"/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Ulm</text:p>
          </table:table-cell>
          <table:table-cell table:number-columns-repeated="2" table:style-name="ce2" office:value-type="string" calcext:value-type="string">
            <text:p>Hexenhaus</text:p>
          </table:table-cell>
          <table:table-cell table:style-name="ce2" office:value-type="string" calcext:value-type="string">
            <text:p>hexenhaus-metal.de</text:p>
          </table:table-cell>
          <table:table-cell table:style-name="ce2" office:value-type="string" calcext:value-type="string">
            <text:p>metalgigs@hexenhaus-metal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Ulm</text:p>
          </table:table-cell>
          <table:table-cell table:number-columns-repeated="2" table:style-name="ce2" office:value-type="string" calcext:value-type="string">
            <text:p>Studentencafe</text:p>
          </table:table-cell>
          <table:table-cell table:style-name="ce2" office:value-type="string" calcext:value-type="string">
            <text:p>studentencafe.de</text:p>
          </table:table-cell>
          <table:table-cell table:style-name="ce2" office:value-type="string" calcext:value-type="string">
            <text:p>bandbooking@studentencafe.de</text:p>
          </table:table-cell>
          <table:table-cell table:number-columns-repeated="2"/>
          <table:table-cell table:number-columns-repeated="2"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Ulm</text:p>
          </table:table-cell>
          <table:table-cell table:number-columns-repeated="2" table:style-name="ce2" office:value-type="string" calcext:value-type="string">
            <text:p>Roxy</text:p>
          </table:table-cell>
          <table:table-cell table:style-name="ce2" office:value-type="string" calcext:value-type="string">
            <text:p>roxy.ulm.de</text:p>
          </table:table-cell>
          <table:table-cell table:style-name="ce2" office:value-type="string" calcext:value-type="string">
            <text:p>-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Webform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Weingarten</text:p>
          </table:table-cell>
          <table:table-cell table:number-columns-repeated="2" table:style-name="ce2" office:value-type="string" calcext:value-type="string">
            <text:p>Alibi Cafe</text:p>
          </table:table-cell>
          <table:table-cell table:style-name="ce2" office:value-type="string" calcext:value-type="string">
            <text:p>alibi-wgt.de</text:p>
          </table:table-cell>
          <table:table-cell table:style-name="ce2" office:value-type="string" calcext:value-type="string">
            <text:p>booking@alibi-wgt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Weinheim</text:p>
          </table:table-cell>
          <table:table-cell table:number-columns-repeated="2" table:style-name="ce2" office:value-type="string" calcext:value-type="string">
            <text:p>Cafe Central</text:p>
          </table:table-cell>
          <table:table-cell table:style-name="ce2" office:value-type="string" calcext:value-type="string">
            <text:p>cafecentral.de</text:p>
          </table:table-cell>
          <table:table-cell table:style-name="ce2" office:value-type="string" calcext:value-type="string">
            <text:p>booking@cafecentral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Villingen Schwenningen</text:p>
          </table:table-cell>
          <table:table-cell table:number-columns-repeated="2" table:style-name="ce2" office:value-type="string" calcext:value-type="string">
            <text:p>Delta</text:p>
          </table:table-cell>
          <table:table-cell table:style-name="ce2" office:value-type="string" calcext:value-type="string">
            <text:p>delta-the-animal-house.de</text:p>
          </table:table-cell>
          <table:table-cell table:style-name="ce2" office:value-type="string" calcext:value-type="string">
            <text:p>-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Webform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Reutlingen</text:p>
          </table:table-cell>
          <table:table-cell table:number-columns-repeated="2" table:style-name="ce2" office:value-type="string" calcext:value-type="string">
            <text:p>Hades</text:p>
          </table:table-cell>
          <table:table-cell table:style-name="ce2" office:value-type="string" calcext:value-type="string">
            <text:p>facebook.com/HadesReutlingen</text:p>
          </table:table-cell>
          <table:table-cell table:style-name="ce2" office:value-type="string" calcext:value-type="string">
            <text:p>-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Facebook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Stuttgart</text:p>
          </table:table-cell>
          <table:table-cell table:number-columns-repeated="2" table:style-name="ce2" office:value-type="string" calcext:value-type="string">
            <text:p>Zwölfzehn</text:p>
          </table:table-cell>
          <table:table-cell table:style-name="ce2" office:value-type="string" calcext:value-type="string">
            <text:p>zwoelfzehn.club</text:p>
          </table:table-cell>
          <table:table-cell table:style-name="ce2" office:value-type="string" calcext:value-type="string">
            <text:p>info@zwoelfzehn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Schwäbisch Gmünd</text:p>
          </table:table-cell>
          <table:table-cell table:number-columns-repeated="2" table:style-name="ce2" office:value-type="string" calcext:value-type="string">
            <text:p>Esperanza</text:p>
          </table:table-cell>
          <table:table-cell table:style-name="ce2" office:value-type="string" calcext:value-type="string">
            <text:p>schwaebisch-gmuend.de/5642-Esperanza.html</text:p>
          </table:table-cell>
          <table:table-cell table:style-name="ce2" office:value-type="string" calcext:value-type="string">
            <text:p>esperanza@goldmail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Heidelberg</text:p>
          </table:table-cell>
          <table:table-cell table:number-columns-repeated="2" table:style-name="ce2" office:value-type="string" calcext:value-type="string">
            <text:p>Karlstorbahnhof</text:p>
          </table:table-cell>
          <table:table-cell table:style-name="ce2" office:value-type="string" calcext:value-type="string">
            <text:p>karlstorbahnhof.de</text:p>
          </table:table-cell>
          <table:table-cell table:style-name="ce2" office:value-type="string" calcext:value-type="string">
            <text:p>booking@karlstorbahnhof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Königshofen</text:p>
          </table:table-cell>
          <table:table-cell table:style-name="ce2" office:value-type="string" calcext:value-type="string">
            <text:p>Kulturschock</text:p>
          </table:table-cell>
          <table:table-cell table:number-columns-repeated="2"/>
          <table:table-cell table:style-name="ce2" office:value-type="string" calcext:value-type="string">
            <text:p>info@kulturschock-koenigshofen.de</text:p>
          </table:table-cell>
          <table:table-cell table:number-columns-repeated="2"/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Gaildorf</text:p>
          </table:table-cell>
          <table:table-cell table:style-name="ce2" office:value-type="string" calcext:value-type="string">
            <text:p>Kulturcafe Gaildorf</text:p>
          </table:table-cell>
          <table:table-cell table:number-columns-repeated="2"/>
          <table:table-cell table:style-name="ce2" office:value-type="string" calcext:value-type="string">
            <text:p>uargh@kulturcafe-gaildorf.de</text:p>
          </table:table-cell>
          <table:table-cell table:number-columns-repeated="2"/>
          <table:table-cell table:style-name="ce3" table:number-columns-repeated="3"/>
          <table:table-cell table:number-columns-repeated="1014"/>
        </table:table-row>
        <table:table-row table:style-name="ro1" table:number-rows-repeated="945">
          <table:table-cell table:number-columns-repeated="7"/>
          <table:table-cell table:style-name="ce3" table:number-columns-repeated="3"/>
          <table:table-cell table:number-columns-repeated="1014"/>
        </table:table-row>
        <table:table-row table:style-name="ro2" table:number-rows-repeated="1047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remen" table:style-name="ta10">
        <office:forms form:automatic-focus="false" form:apply-design-mode="false"/>
        <table:table-column table:style-name="co5" table:number-columns-repeated="2" table:default-cell-style-name="Default"/>
        <table:table-column table:style-name="co44" table:default-cell-style-name="Default"/>
        <table:table-column table:style-name="co37" table:default-cell-style-name="Default"/>
        <table:table-column table:style-name="co45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Home Address</text:p>
          </table:table-cell>
          <table:table-cell table:style-name="ce1" office:value-type="string" calcext:value-type="string">
            <text:p>Company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Website</text:p>
          </table:table-cell>
          <table:table-cell table:style-name="ce1" office:value-type="string" calcext:value-type="string">
            <text:p>E-mail Address</text:p>
          </table:table-cell>
          <table:table-cell table:style-name="ce1" office:value-type="string" calcext:value-type="string">
            <text:p>Phone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Type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Lagerhaus</text:p>
          </table:table-cell>
          <table:table-cell table:style-name="ce2" office:value-type="string" calcext:value-type="string">
            <text:p>Bremen</text:p>
          </table:table-cell>
          <table:table-cell table:style-name="ce2" office:value-type="string" calcext:value-type="string">
            <text:p>Lagerhaus</text:p>
          </table:table-cell>
          <table:table-cell table:style-name="ce2" office:value-type="string" calcext:value-type="string">
            <text:p>kulturzentrum-lagerhaus.de</text:p>
          </table:table-cell>
          <table:table-cell table:style-name="ce2" office:value-type="string" calcext:value-type="string">
            <text:p>info@kulturzentrum-lagerhaus.de</text:p>
          </table:table-cell>
          <table:table-cell table:number-columns-repeated="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Tower</text:p>
          </table:table-cell>
          <table:table-cell table:style-name="ce2" office:value-type="string" calcext:value-type="string">
            <text:p>Bremen</text:p>
          </table:table-cell>
          <table:table-cell table:style-name="ce2" office:value-type="string" calcext:value-type="string">
            <text:p>Tower</text:p>
          </table:table-cell>
          <table:table-cell table:style-name="ce2" office:value-type="string" calcext:value-type="string">
            <text:p>tower-bremen.de</text:p>
          </table:table-cell>
          <table:table-cell table:style-name="ce2" office:value-type="string" calcext:value-type="string">
            <text:p>info@tower-bremen.de</text:p>
          </table:table-cell>
          <table:table-cell table:number-columns-repeated="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Schlachthof</text:p>
          </table:table-cell>
          <table:table-cell table:style-name="ce2" office:value-type="string" calcext:value-type="string">
            <text:p>Bremen</text:p>
          </table:table-cell>
          <table:table-cell table:style-name="ce2" office:value-type="string" calcext:value-type="string">
            <text:p>Schlachthof</text:p>
          </table:table-cell>
          <table:table-cell table:style-name="ce2" office:value-type="string" calcext:value-type="string">
            <text:p>schlachthof-bremen.de</text:p>
          </table:table-cell>
          <table:table-cell table:style-name="ce2" office:value-type="string" calcext:value-type="string">
            <text:p>info@schlachthof-bremen.de</text:p>
          </table:table-cell>
          <table:table-cell table:number-columns-repeated="2"/>
          <table:table-cell table:style-name="ce2" office:value-type="string" calcext:value-type="string">
            <text:p>Mail</text:p>
          </table:table-cell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Karo</text:p>
          </table:table-cell>
          <table:table-cell table:style-name="ce2" office:value-type="string" calcext:value-type="string">
            <text:p>Bremen</text:p>
          </table:table-cell>
          <table:table-cell table:style-name="ce2" office:value-type="string" calcext:value-type="string">
            <text:p>Karo</text:p>
          </table:table-cell>
          <table:table-cell table:style-name="ce2" office:value-type="string" calcext:value-type="string">
            <text:p>karo-bremen.de</text:p>
          </table:table-cell>
          <table:table-cell table:style-name="ce2" office:value-type="string" calcext:value-type="string">
            <text:p>karo@karo-bremen.de</text:p>
          </table:table-cell>
          <table:table-cell table:number-columns-repeated="2"/>
          <table:table-cell table:style-name="ce2" office:value-type="string" calcext:value-type="string">
            <text:p>Mail</text:p>
          </table:table-cell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Karo</text:p>
          </table:table-cell>
          <table:table-cell table:style-name="ce2" office:value-type="string" calcext:value-type="string">
            <text:p>Bremen</text:p>
          </table:table-cell>
          <table:table-cell table:style-name="ce2" office:value-type="string" calcext:value-type="string">
            <text:p>Thielo, Hallo Karo</text:p>
          </table:table-cell>
          <table:table-cell table:style-name="ce2" office:value-type="string" calcext:value-type="string">
            <text:p>karo-bremen.de</text:p>
          </table:table-cell>
          <table:table-cell table:style-name="ce2" office:value-type="string" calcext:value-type="string">
            <text:p>thielo@karo-bremen.de</text:p>
          </table:table-cell>
          <table:table-cell table:number-columns-repeated="2"/>
          <table:table-cell table:style-name="ce2" office:value-type="string" calcext:value-type="string">
            <text:p>Mail</text:p>
          </table:table-cell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Römer</text:p>
          </table:table-cell>
          <table:table-cell table:style-name="ce2" office:value-type="string" calcext:value-type="string">
            <text:p>Bremen</text:p>
          </table:table-cell>
          <table:table-cell table:style-name="ce2" office:value-type="string" calcext:value-type="string">
            <text:p>Römer</text:p>
          </table:table-cell>
          <table:table-cell table:style-name="ce2" office:value-type="string" calcext:value-type="string">
            <text:p>roemer-bremen.de</text:p>
          </table:table-cell>
          <table:table-cell table:style-name="ce2" office:value-type="string" calcext:value-type="string">
            <text:p>hello@roemer-bremen.de</text:p>
          </table:table-cell>
          <table:table-cell table:style-name="ce2" office:value-type="string" calcext:value-type="string">
            <text:p>0174/1630669</text:p>
          </table:table-cell>
          <table:table-cell/>
          <table:table-cell table:style-name="ce2" office:value-type="string" calcext:value-type="string">
            <text:p>Mail</text:p>
          </table:table-cell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table:number-columns-repeated="4"/>
          <table:table-cell table:number-columns-repeated="2"/>
          <table:table-cell table:style-name="ce2"/>
          <table:table-cell/>
          <table:table-cell table:style-name="ce3" table:number-columns-repeated="2"/>
          <table:table-cell table:number-columns-repeated="1014"/>
        </table:table-row>
        <table:table-row table:style-name="ro1" table:number-rows-repeated="2">
          <table:table-cell table:number-columns-repeated="3"/>
          <table:table-cell table:style-name="ce4"/>
          <table:table-cell table:number-columns-repeated="4"/>
          <table:table-cell table:style-name="ce3" table:number-columns-repeated="2"/>
          <table:table-cell table:number-columns-repeated="1014"/>
        </table:table-row>
        <table:table-row table:style-name="ro1" table:number-rows-repeated="989">
          <table:table-cell table:number-columns-repeated="8"/>
          <table:table-cell table:style-name="ce3" table:number-columns-repeated="2"/>
          <table:table-cell table:number-columns-repeated="1014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chsen" table:style-name="ta11">
        <office:forms form:automatic-focus="false" form:apply-design-mode="false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38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0" table:default-cell-style-name="Default"/>
        <table:table-column table:style-name="co5" table:number-columns-repeated="1016" table:default-cell-style-name="Default"/>
        <table:table-row table:style-name="ro3">
          <table:table-cell table:style-name="ce1" office:value-type="string" calcext:value-type="string">
            <text:p>Stadt/ Ort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Anrede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Tel.</text:p>
          </table:table-cell>
          <table:table-cell table:style-name="ce1" office:value-type="string" calcext:value-type="string">
            <text:p>Notizen</text:p>
          </table:table-cell>
          <table:table-cell table:style-name="ce1" office:value-type="string" calcext:value-type="string">
            <text:p>AW</text:p>
          </table:table-cell>
          <table:table-cell table:style-name="ce1" office:value-type="string" calcext:value-type="string">
            <text:p>Type</text:p>
          </table:table-cell>
          <table:table-cell table:style-name="ce1" table:number-columns-repeated="15"/>
          <table:table-cell table:number-columns-repeated="1000"/>
        </table:table-row>
        <table:table-row table:style-name="ro1">
          <table:table-cell table:style-name="ce2" office:value-type="string" calcext:value-type="string">
            <text:p>Chemnitz</text:p>
          </table:table-cell>
          <table:table-cell table:number-columns-repeated="2" table:style-name="ce2" office:value-type="string" calcext:value-type="string">
            <text:p>Ajz</text:p>
          </table:table-cell>
          <table:table-cell table:style-name="ce2" office:value-type="string" calcext:value-type="string">
            <text:p>ajz-chemnitz.de</text:p>
          </table:table-cell>
          <table:table-cell table:style-name="ce2" office:value-type="string" calcext:value-type="string">
            <text:p>konzerte@ajz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hemnitz</text:p>
          </table:table-cell>
          <table:table-cell table:style-name="ce2" office:value-type="string" calcext:value-type="string">
            <text:p>Subway To Peter</text:p>
          </table:table-cell>
          <table:table-cell table:style-name="ce2" office:value-type="string" calcext:value-type="string">
            <text:p>Peter</text:p>
          </table:table-cell>
          <table:table-cell table:style-name="ce2" office:value-type="string" calcext:value-type="string">
            <text:p>subwaytopeter.de</text:p>
          </table:table-cell>
          <table:table-cell table:style-name="ce2" office:value-type="string" calcext:value-type="string">
            <text:p>office@subwaytopeter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hemnitz</text:p>
          </table:table-cell>
          <table:table-cell table:number-columns-repeated="2" table:style-name="ce2" office:value-type="string" calcext:value-type="string">
            <text:p>Südbahnhof</text:p>
          </table:table-cell>
          <table:table-cell table:style-name="ce2" office:value-type="string" calcext:value-type="string">
            <text:p>suedbahnhofchemnitz.de</text:p>
          </table:table-cell>
          <table:table-cell table:style-name="ce27" office:value-type="string" calcext:value-type="string">
            <text:p>info@suedbahnhofchemnitz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hemnitz</text:p>
          </table:table-cell>
          <table:table-cell table:style-name="ce2" office:value-type="string" calcext:value-type="string">
            <text:p>Südbahnhof</text:p>
          </table:table-cell>
          <table:table-cell table:style-name="ce2" office:value-type="string" calcext:value-type="string">
            <text:p>Klaus</text:p>
          </table:table-cell>
          <table:table-cell table:style-name="ce2" office:value-type="string" calcext:value-type="string">
            <text:p>suedbahnhofchemnitz.de</text:p>
          </table:table-cell>
          <table:table-cell table:style-name="ce27" office:value-type="string" calcext:value-type="string">
            <text:p>klaus@suedbahnhofchemnitz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Dresden</text:p>
          </table:table-cell>
          <table:table-cell table:style-name="ce2" office:value-type="string" calcext:value-type="string">
            <text:p>Chemiefabrik </text:p>
          </table:table-cell>
          <table:table-cell table:style-name="ce2" office:value-type="string" calcext:value-type="string">
            <text:p>Chemiefabrik</text:p>
          </table:table-cell>
          <table:table-cell table:style-name="ce2" office:value-type="string" calcext:value-type="string">
            <text:p>chemiefabrik.info</text:p>
          </table:table-cell>
          <table:table-cell table:style-name="ce2" office:value-type="string" calcext:value-type="string">
            <text:p>Fred_Adrett@gmx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Dresden</text:p>
          </table:table-cell>
          <table:table-cell table:style-name="ce2" office:value-type="string" calcext:value-type="string">
            <text:p>Chemiefabrik </text:p>
          </table:table-cell>
          <table:table-cell table:style-name="ce2" office:value-type="string" calcext:value-type="string">
            <text:p>Chemiefabrik</text:p>
          </table:table-cell>
          <table:table-cell table:style-name="ce2" office:value-type="string" calcext:value-type="string">
            <text:p>chemiefabrik.info</text:p>
          </table:table-cell>
          <table:table-cell table:style-name="ce5" office:value-type="string" calcext:value-type="string">
            <text:p>mario@chemiefabrik.info</text:p>
          </table:table-cell>
          <table:table-cell table:number-columns-repeated="2"/>
          <table:table-cell table:number-columns-repeated="2"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Dresden</text:p>
          </table:table-cell>
          <table:table-cell table:style-name="ce2" office:value-type="string" calcext:value-type="string">
            <text:p>Club Novitatis</text:p>
          </table:table-cell>
          <table:table-cell table:style-name="ce2" office:value-type="string" calcext:value-type="string">
            <text:p>Novitatis</text:p>
          </table:table-cell>
          <table:table-cell table:style-name="ce2" office:value-type="string" calcext:value-type="string">
            <text:p>novitatis.de</text:p>
          </table:table-cell>
          <table:table-cell table:style-name="ce2" office:value-type="string" calcext:value-type="string">
            <text:p>kontakt@novitatis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Dresden</text:p>
          </table:table-cell>
          <table:table-cell table:number-columns-repeated="2" table:style-name="ce2" office:value-type="string" calcext:value-type="string">
            <text:p>Club Puschkin</text:p>
          </table:table-cell>
          <table:table-cell table:style-name="ce2" office:value-type="string" calcext:value-type="string">
            <text:p>clubpuschkin.info</text:p>
          </table:table-cell>
          <table:table-cell table:style-name="ce2" office:value-type="string" calcext:value-type="string">
            <text:p>booking@clubpuschkin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Dresden</text:p>
          </table:table-cell>
          <table:table-cell table:style-name="ce2" office:value-type="string" calcext:value-type="string">
            <text:p>Groove Station </text:p>
          </table:table-cell>
          <table:table-cell table:style-name="ce2" office:value-type="string" calcext:value-type="string">
            <text:p>Groove Station</text:p>
          </table:table-cell>
          <table:table-cell table:style-name="ce2" office:value-type="string" calcext:value-type="string">
            <text:p>groovestation.de</text:p>
          </table:table-cell>
          <table:table-cell table:style-name="ce2" office:value-type="string" calcext:value-type="string">
            <text:p>info@groovestation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Dresden</text:p>
          </table:table-cell>
          <table:table-cell table:number-columns-repeated="2" table:style-name="ce2" office:value-type="string" calcext:value-type="string">
            <text:p>Heavy Duty</text:p>
          </table:table-cell>
          <table:table-cell table:style-name="ce2" office:value-type="string" calcext:value-type="string">
            <text:p>heavyduty-dresden.de</text:p>
          </table:table-cell>
          <table:table-cell table:style-name="ce2" office:value-type="string" calcext:value-type="string">
            <text:p>willi.iris@t-online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Dresden</text:p>
          </table:table-cell>
          <table:table-cell table:number-columns-repeated="2" table:style-name="ce2" office:value-type="string" calcext:value-type="string">
            <text:p>Jugendhaus Roter Baum</text:p>
          </table:table-cell>
          <table:table-cell table:style-name="ce2" office:value-type="string" calcext:value-type="string">
            <text:p>roter-baum.de</text:p>
          </table:table-cell>
          <table:table-cell table:style-name="ce2" office:value-type="string" calcext:value-type="string">
            <text:p>info@roter-baum.de</text:p>
          </table:table-cell>
          <table:table-cell/>
          <table:table-cell table:style-name="ce2" office:value-type="string" calcext:value-type="string">
            <text:p>Keine eigenen Veranstaltungen</text:p>
          </table:table-cell>
          <table:table-cell table:number-columns-repeated="2"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Dresden</text:p>
          </table:table-cell>
          <table:table-cell table:style-name="ce2" office:value-type="string" calcext:value-type="string">
            <text:p>Jugendhaus Roter Baum</text:p>
          </table:table-cell>
          <table:table-cell table:style-name="ce2" office:value-type="string" calcext:value-type="string">
            <text:p>Schoisaal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choisaal-booking@gmx.de</text:p>
          </table:table-cell>
          <table:table-cell table:number-columns-repeated="2"/>
          <table:table-cell table:number-columns-repeated="2"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Dresden</text:p>
          </table:table-cell>
          <table:table-cell table:style-name="ce2" office:value-type="string" calcext:value-type="string">
            <text:p>Katys Garage</text:p>
          </table:table-cell>
          <table:table-cell table:style-name="ce2" office:value-type="string" calcext:value-type="string">
            <text:p>Katys</text:p>
          </table:table-cell>
          <table:table-cell table:style-name="ce2" office:value-type="string" calcext:value-type="string">
            <text:p>katysgarage.de</text:p>
          </table:table-cell>
          <table:table-cell table:style-name="ce2" office:value-type="string" calcext:value-type="string">
            <text:p>-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Webform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Dresden</text:p>
          </table:table-cell>
          <table:table-cell table:style-name="ce2" office:value-type="string" calcext:value-type="string">
            <text:p>Ostpol</text:p>
          </table:table-cell>
          <table:table-cell table:style-name="ce2" office:value-type="string" calcext:value-type="string">
            <text:p>Ost-Pol</text:p>
          </table:table-cell>
          <table:table-cell table:style-name="ce2" office:value-type="string" calcext:value-type="string">
            <text:p>ost-pol.de</text:p>
          </table:table-cell>
          <table:table-cell table:style-name="ce2" office:value-type="string" calcext:value-type="string">
            <text:p>ostpolbooking@gmx.de</text:p>
          </table:table-cell>
          <table:table-cell table:style-name="ce2"/>
          <table:table-cell/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Dresden</text:p>
          </table:table-cell>
          <table:table-cell table:style-name="ce2" office:value-type="string" calcext:value-type="string">
            <text:p>Rosis Amüsierlokal</text:p>
          </table:table-cell>
          <table:table-cell table:style-name="ce2" office:value-type="string" calcext:value-type="string">
            <text:p>Rosis</text:p>
          </table:table-cell>
          <table:table-cell table:style-name="ce2" office:value-type="string" calcext:value-type="string">
            <text:p>rosis-dresden.de</text:p>
          </table:table-cell>
          <table:table-cell table:style-name="ce2" office:value-type="string" calcext:value-type="string">
            <text:p>-</text:p>
          </table:table-cell>
          <table:table-cell table:style-name="ce2"/>
          <table:table-cell/>
          <table:table-cell table:style-name="ce3"/>
          <table:table-cell table:style-name="ce3" office:value-type="string" calcext:value-type="string">
            <text:p>Facebook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Dresden</text:p>
          </table:table-cell>
          <table:table-cell table:number-columns-repeated="2" table:style-name="ce2" office:value-type="string" calcext:value-type="string">
            <text:p>Sabotage</text:p>
          </table:table-cell>
          <table:table-cell table:style-name="ce2" office:value-type="string" calcext:value-type="string">
            <text:p>sabotage-dresden.de</text:p>
          </table:table-cell>
          <table:table-cell table:style-name="ce2" office:value-type="string" calcext:value-type="string">
            <text:p>-</text:p>
          </table:table-cell>
          <table:table-cell table:style-name="ce2"/>
          <table:table-cell/>
          <table:table-cell table:style-name="ce3"/>
          <table:table-cell table:style-name="ce3" office:value-type="string" calcext:value-type="string">
            <text:p>Webform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Dresden</text:p>
          </table:table-cell>
          <table:table-cell table:style-name="ce2" office:value-type="string" calcext:value-type="string">
            <text:p>Sabotage</text:p>
          </table:table-cell>
          <table:table-cell table:style-name="ce2" office:value-type="string" calcext:value-type="string">
            <text:p>Lucas, Hallo Sabotage</text:p>
          </table:table-cell>
          <table:table-cell table:style-name="ce2" office:value-type="string" calcext:value-type="string">
            <text:p>sabotage-dresden.de</text:p>
          </table:table-cell>
          <table:table-cell table:style-name="ce2" office:value-type="string" calcext:value-type="string">
            <text:p>usu_booking@gmx.de</text:p>
          </table:table-cell>
          <table:table-cell table:style-name="ce2"/>
          <table:table-cell/>
          <table:table-cell table:number-columns-repeated="2"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Dresden</text:p>
          </table:table-cell>
          <table:table-cell table:number-columns-repeated="2" table:style-name="ce2" office:value-type="string" calcext:value-type="string">
            <text:p>Tante Ju</text:p>
          </table:table-cell>
          <table:table-cell table:style-name="ce2" office:value-type="string" calcext:value-type="string">
            <text:p>liveclub-dresden.de</text:p>
          </table:table-cell>
          <table:table-cell table:style-name="ce2" office:value-type="string" calcext:value-type="string">
            <text:p>-</text:p>
          </table:table-cell>
          <table:table-cell/>
          <table:table-cell table:style-name="ce2"/>
          <table:table-cell table:style-name="ce3"/>
          <table:table-cell table:style-name="ce3" office:value-type="string" calcext:value-type="string">
            <text:p>Webform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Görlitz</text:p>
          </table:table-cell>
          <table:table-cell table:style-name="ce2" office:value-type="string" calcext:value-type="string">
            <text:p>Basta</text:p>
          </table:table-cell>
          <table:table-cell table:style-name="ce2" office:value-type="string" calcext:value-type="string">
            <text:p>Kaothi, Hallo Basta</text:p>
          </table:table-cell>
          <table:table-cell table:style-name="ce2" office:value-type="string" calcext:value-type="string">
            <text:p>basta-club.net</text:p>
          </table:table-cell>
          <table:table-cell table:style-name="ce2" office:value-type="string" calcext:value-type="string">
            <text:p>kaothi@riseup.net</text:p>
          </table:table-cell>
          <table:table-cell table:number-columns-repeated="2"/>
          <table:table-cell table:number-columns-repeated="2"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Leipzig</text:p>
          </table:table-cell>
          <table:table-cell table:number-columns-repeated="2" table:style-name="ce2" office:value-type="string" calcext:value-type="string">
            <text:p>Black Label</text:p>
          </table:table-cell>
          <table:table-cell table:style-name="ce2" office:value-type="string" calcext:value-type="string">
            <text:p>blacklabelpub.com</text:p>
          </table:table-cell>
          <table:table-cell table:style-name="ce2" office:value-type="string" calcext:value-type="string">
            <text:p>-</text:p>
          </table:table-cell>
          <table:table-cell table:number-columns-repeated="2"/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Leipzig</text:p>
          </table:table-cell>
          <table:table-cell table:style-name="ce2" office:value-type="string" calcext:value-type="string">
            <text:p>Bandcommunity</text:p>
          </table:table-cell>
          <table:table-cell table:style-name="ce2" office:value-type="string" calcext:value-type="string">
            <text:p>Bandcommuninty</text:p>
          </table:table-cell>
          <table:table-cell table:style-name="ce2" office:value-type="string" calcext:value-type="string">
            <text:p>bandcommunity-leipzig.org</text:p>
          </table:table-cell>
          <table:table-cell table:style-name="ce2" office:value-type="string" calcext:value-type="string">
            <text:p>booking@bandcommunity-leipzig.org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Leipzig</text:p>
          </table:table-cell>
          <table:table-cell table:style-name="ce2" office:value-type="string" calcext:value-type="string">
            <text:p>Four Rooms</text:p>
          </table:table-cell>
          <table:table-cell table:style-name="ce2" office:value-type="string" calcext:value-type="string">
            <text:p>Tobias, Hallo Four Rooms</text:p>
          </table:table-cell>
          <table:table-cell table:style-name="ce2" office:value-type="string" calcext:value-type="string">
            <text:p>fourooms.net</text:p>
          </table:table-cell>
          <table:table-cell table:style-name="ce2" office:value-type="string" calcext:value-type="string">
            <text:p>Tobiquart@web.de</text:p>
          </table:table-cell>
          <table:table-cell table:number-columns-repeated="2"/>
          <table:table-cell table:number-columns-repeated="2"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Leipzig</text:p>
          </table:table-cell>
          <table:table-cell table:number-columns-repeated="2" table:style-name="ce2" office:value-type="string" calcext:value-type="string">
            <text:p>Westwerk</text:p>
          </table:table-cell>
          <table:table-cell table:style-name="ce2" office:value-type="string" calcext:value-type="string">
            <text:p>westwerk-leipzig.de</text:p>
          </table:table-cell>
          <table:table-cell table:style-name="ce2" office:value-type="string" calcext:value-type="string">
            <text:p>mail@westwerk-leipzig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Leipzig</text:p>
          </table:table-cell>
          <table:table-cell table:number-columns-repeated="2" table:style-name="ce2" office:value-type="string" calcext:value-type="string">
            <text:p>Handstand Und Moral</text:p>
          </table:table-cell>
          <table:table-cell table:style-name="ce2" office:value-type="string" calcext:value-type="string">
            <text:p>anstandundmoral.wordpress.com</text:p>
          </table:table-cell>
          <table:table-cell table:style-name="ce2" office:value-type="string" calcext:value-type="string">
            <text:p>kontakt@handstandundmoral.de</text:p>
          </table:table-cell>
          <table:table-cell table:number-columns-repeated="2"/>
          <table:table-cell table:number-columns-repeated="2"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Leipzig</text:p>
          </table:table-cell>
          <table:table-cell table:number-columns-repeated="2" table:style-name="ce2" office:value-type="string" calcext:value-type="string">
            <text:p>naTo</text:p>
          </table:table-cell>
          <table:table-cell table:style-name="ce2" office:value-type="string" calcext:value-type="string">
            <text:p>nato-leipzig.de</text:p>
          </table:table-cell>
          <table:table-cell table:style-name="ce2" office:value-type="string" calcext:value-type="string">
            <text:p>booking@nato-leipzig.de</text:p>
          </table:table-cell>
          <table:table-cell table:number-columns-repeated="2"/>
          <table:table-cell table:number-columns-repeated="2"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Leipzig</text:p>
          </table:table-cell>
          <table:table-cell table:number-columns-repeated="2" table:style-name="ce2" office:value-type="string" calcext:value-type="string">
            <text:p>Felsenkeller</text:p>
          </table:table-cell>
          <table:table-cell table:style-name="ce2" office:value-type="string" calcext:value-type="string">
            <text:p>felsenkeller-leipzig.weebly.com</text:p>
          </table:table-cell>
          <table:table-cell table:style-name="ce2" office:value-type="string" calcext:value-type="string">
            <text:p>booking@felsenkeller-leipzig.com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Lichtenstein</text:p>
          </table:table-cell>
          <table:table-cell table:number-columns-repeated="2" table:style-name="ce2" office:value-type="string" calcext:value-type="string">
            <text:p>JZ Riot</text:p>
          </table:table-cell>
          <table:table-cell table:style-name="ce2" office:value-type="string" calcext:value-type="string">
            <text:p>facebook.com/JZ-RIOT-LICHTENSTEIN-234123229727</text:p>
          </table:table-cell>
          <table:table-cell table:style-name="ce2" office:value-type="string" calcext:value-type="string">
            <text:p>-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Facebook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Niesky</text:p>
          </table:table-cell>
          <table:table-cell table:style-name="ce2" office:value-type="string" calcext:value-type="string">
            <text:p>H.O.L.Z.</text:p>
          </table:table-cell>
          <table:table-cell table:style-name="ce2" office:value-type="string" calcext:value-type="string">
            <text:p>Juz</text:p>
          </table:table-cell>
          <table:table-cell table:style-name="ce2" office:value-type="string" calcext:value-type="string">
            <text:p>facebook.com/JugendzentrumNiesky</text:p>
          </table:table-cell>
          <table:table-cell table:style-name="ce2" office:value-type="string" calcext:value-type="string">
            <text:p>juzniesky@jugendring-oberlausitz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Olbernhau</text:p>
          </table:table-cell>
          <table:table-cell table:number-columns-repeated="2" table:style-name="ce2" office:value-type="string" calcext:value-type="string">
            <text:p>Juz</text:p>
          </table:table-cell>
          <table:table-cell table:style-name="ce2" office:value-type="string" calcext:value-type="string">
            <text:p>juz-olbernhau.de</text:p>
          </table:table-cell>
          <table:table-cell table:style-name="ce2" office:value-type="string" calcext:value-type="string">
            <text:p>info@juz-olbernhau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Olbernhau</text:p>
          </table:table-cell>
          <table:table-cell table:number-columns-repeated="2" table:style-name="ce2" office:value-type="string" calcext:value-type="string">
            <text:p>Juz</text:p>
          </table:table-cell>
          <table:table-cell table:style-name="ce2" office:value-type="string" calcext:value-type="string">
            <text:p>juz-olbernhau.de</text:p>
          </table:table-cell>
          <table:table-cell table:style-name="ce5" office:value-type="string" calcext:value-type="string">
            <text:p>kenny@juz-olbernhau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Riesa</text:p>
          </table:table-cell>
          <table:table-cell table:style-name="ce2" office:value-type="string" calcext:value-type="string">
            <text:p>Offenes Jugendhaus</text:p>
          </table:table-cell>
          <table:table-cell table:style-name="ce2" office:value-type="string" calcext:value-type="string">
            <text:p>OJH</text:p>
          </table:table-cell>
          <table:table-cell table:style-name="ce2" office:value-type="string" calcext:value-type="string">
            <text:p>ojh-riesa.de</text:p>
          </table:table-cell>
          <table:table-cell table:style-name="ce2" office:value-type="string" calcext:value-type="string">
            <text:p>ojh@outlaw-jugendhilfe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Rosswein</text:p>
          </table:table-cell>
          <table:table-cell table:number-columns-repeated="2" table:style-name="ce2" office:value-type="string" calcext:value-type="string">
            <text:p>Jugendhaus</text:p>
          </table:table-cell>
          <table:table-cell table:style-name="ce2" office:value-type="string" calcext:value-type="string">
            <text:p>jugendhaus-rosswein.de</text:p>
          </table:table-cell>
          <table:table-cell table:style-name="ce32" office:value-type="string" calcext:value-type="string">
            <text:p>jugendhaus.rw@googlemail.com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Singwitz</text:p>
          </table:table-cell>
          <table:table-cell table:number-columns-repeated="2" table:style-name="ce2" office:value-type="string" calcext:value-type="string">
            <text:p>Kesselhaus</text:p>
          </table:table-cell>
          <table:table-cell table:style-name="ce2" office:value-type="string" calcext:value-type="string">
            <text:p>kesselhauslager.de</text:p>
          </table:table-cell>
          <table:table-cell table:style-name="ce2" office:value-type="string" calcext:value-type="string">
            <text:p>live@kesselhauslager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hemnitz</text:p>
          </table:table-cell>
          <table:table-cell table:number-columns-repeated="2" table:style-name="ce2" office:value-type="string" calcext:value-type="string">
            <text:p>Sanitätsstelle</text:p>
          </table:table-cell>
          <table:table-cell table:style-name="ce2" office:value-type="string" calcext:value-type="string">
            <text:p>sanitaetsstelle.de</text:p>
          </table:table-cell>
          <table:table-cell table:style-name="ce2" office:value-type="string" calcext:value-type="string">
            <text:p>-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Webform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Zittau</text:p>
          </table:table-cell>
          <table:table-cell table:style-name="ce2" office:value-type="string" calcext:value-type="string">
            <text:p>Emil</text:p>
          </table:table-cell>
          <table:table-cell table:style-name="ce2" office:value-type="string" calcext:value-type="string">
            <text:p>Emil, Hallo Kulturgruppe</text:p>
          </table:table-cell>
          <table:table-cell table:style-name="ce2" office:value-type="string" calcext:value-type="string">
            <text:p>emil-zittau.de</text:p>
          </table:table-cell>
          <table:table-cell table:style-name="ce2" office:value-type="string" calcext:value-type="string">
            <text:p>kulturgruppe@emil-zittau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Ostritz</text:p>
          </table:table-cell>
          <table:table-cell table:number-columns-repeated="2" table:style-name="ce2" office:value-type="string" calcext:value-type="string">
            <text:p>Me O Wa</text:p>
          </table:table-cell>
          <table:table-cell table:style-name="ce2" office:value-type="string" calcext:value-type="string">
            <text:p>me-o-wa.de</text:p>
          </table:table-cell>
          <table:table-cell table:style-name="ce2" office:value-type="string" calcext:value-type="string">
            <text:p>gig@me-o-wa.de</text:p>
          </table:table-cell>
          <table:table-cell table:number-columns-repeated="2"/>
          <table:table-cell table:number-columns-repeated="2"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Bischoffswerda</text:p>
          </table:table-cell>
          <table:table-cell table:number-columns-repeated="2" table:style-name="ce2" office:value-type="string" calcext:value-type="string">
            <text:p>Eastclub</text:p>
          </table:table-cell>
          <table:table-cell table:style-name="ce2" office:value-type="string" calcext:value-type="string">
            <text:p>east-club.de</text:p>
          </table:table-cell>
          <table:table-cell table:style-name="ce2" office:value-type="string" calcext:value-type="string">
            <text:p>info@east-club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Plauen</text:p>
          </table:table-cell>
          <table:table-cell table:style-name="ce2" office:value-type="string" calcext:value-type="string">
            <text:p>Alte Kaffeerösterei</text:p>
          </table:table-cell>
          <table:table-cell table:style-name="ce2" office:value-type="string" calcext:value-type="string">
            <text:p>Rösterei</text:p>
          </table:table-cell>
          <table:table-cell table:style-name="ce2" office:value-type="string" calcext:value-type="string">
            <text:p>altekaffeeroesterei.de</text:p>
          </table:table-cell>
          <table:table-cell table:style-name="ce2" office:value-type="string" calcext:value-type="string">
            <text:p>booking@altekaffeeroesterei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Annaberg</text:p>
          </table:table-cell>
          <table:table-cell table:style-name="ce2" office:value-type="string" calcext:value-type="string">
            <text:p>Alte Brauerei</text:p>
          </table:table-cell>
          <table:table-cell table:style-name="ce2" office:value-type="string" calcext:value-type="string">
            <text:p>Brauerei</text:p>
          </table:table-cell>
          <table:table-cell table:style-name="ce2" office:value-type="string" calcext:value-type="string">
            <text:p>altebrauerei-annaberg.de</text:p>
          </table:table-cell>
          <table:table-cell table:style-name="ce2" office:value-type="string" calcext:value-type="string">
            <text:p>booking@altebrauerei-annaberg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Zittau</text:p>
          </table:table-cell>
          <table:table-cell table:number-columns-repeated="2" table:style-name="ce2" office:value-type="string" calcext:value-type="string">
            <text:p>Bunter Hund</text:p>
          </table:table-cell>
          <table:table-cell table:style-name="ce2" office:value-type="string" calcext:value-type="string">
            <text:p>facebook.com/BunterHundZittau</text:p>
          </table:table-cell>
          <table:table-cell table:style-name="ce2" office:value-type="string" calcext:value-type="string">
            <text:p>-</text:p>
          </table:table-cell>
          <table:table-cell table:number-columns-repeated="2"/>
          <table:table-cell table:number-columns-repeated="2" table:style-name="ce3" office:value-type="string" calcext:value-type="string">
            <text:p>Facebook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Hauptmannsgrün</text:p>
          </table:table-cell>
          <table:table-cell table:number-columns-repeated="2" table:style-name="ce2" office:value-type="string" calcext:value-type="string">
            <text:p>Metalclub Reichenbach</text:p>
          </table:table-cell>
          <table:table-cell table:style-name="ce2" office:value-type="string" calcext:value-type="string">
            <text:p>metalclub-reichenbach.de</text:p>
          </table:table-cell>
          <table:table-cell table:style-name="ce2" office:value-type="string" calcext:value-type="string">
            <text:p>gruetzer@gmx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7"/>
          <table:table-cell table:style-name="ce3" table:number-columns-repeated="3"/>
          <table:table-cell table:number-columns-repeated="1014"/>
        </table:table-row>
        <table:table-row table:style-name="ro1" table:number-rows-repeated="967">
          <table:table-cell table:number-columns-repeated="7"/>
          <table:table-cell table:style-name="ce3" table:number-columns-repeated="3"/>
          <table:table-cell table:number-columns-repeated="1014"/>
        </table:table-row>
        <table:table-row table:style-name="ro2" table:number-rows-repeated="1047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essen" table:style-name="ta12">
        <office:forms form:automatic-focus="false" form:apply-design-mode="false"/>
        <table:table-column table:style-name="co52" table:default-cell-style-name="Default"/>
        <table:table-column table:style-name="co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" table:default-cell-style-name="Default"/>
        <table:table-column table:style-name="co56" table:default-cell-style-name="Default"/>
        <table:table-column table:style-name="co1" table:default-cell-style-name="Default"/>
        <table:table-column table:style-name="co5" table:number-columns-repeated="1016" table:default-cell-style-name="Default"/>
        <table:table-row table:style-name="ro1">
          <table:table-cell table:style-name="ce1" office:value-type="string" calcext:value-type="string">
            <text:p>Home Address</text:p>
          </table:table-cell>
          <table:table-cell table:style-name="ce1" office:value-type="string" calcext:value-type="string">
            <text:p>Company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Website</text:p>
          </table:table-cell>
          <table:table-cell table:style-name="ce1" office:value-type="string" calcext:value-type="string">
            <text:p>E-mail Address</text:p>
          </table:table-cell>
          <table:table-cell table:style-name="ce1" office:value-type="string" calcext:value-type="string">
            <text:p>Phone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AW</text:p>
          </table:table-cell>
          <table:table-cell table:style-name="ce1" office:value-type="string" calcext:value-type="string">
            <text:p>Type</text:p>
          </table:table-cell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2" office:value-type="string" calcext:value-type="string">
            <text:p>Alsfeld</text:p>
          </table:table-cell>
          <table:table-cell table:style-name="ce2" office:value-type="string" calcext:value-type="string">
            <text:p>Rockkeller Aglarond</text:p>
          </table:table-cell>
          <table:table-cell table:style-name="ce2" office:value-type="string" calcext:value-type="string">
            <text:p>Aglarond</text:p>
          </table:table-cell>
          <table:table-cell table:style-name="ce2" office:value-type="string" calcext:value-type="string">
            <text:p>facebook.com/Rockkeller-Aglarond-Alsfeld-458674644175842</text:p>
          </table:table-cell>
          <table:table-cell table:style-name="ce2" office:value-type="string" calcext:value-type="string">
            <text:p>-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Faceboo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ad Neustadt/Saale</text:p>
          </table:table-cell>
          <table:table-cell table:number-columns-repeated="2" table:style-name="ce2" office:value-type="string" calcext:value-type="string">
            <text:p>Juze</text:p>
          </table:table-cell>
          <table:table-cell table:style-name="ce2" office:value-type="string" calcext:value-type="string">
            <text:p>musicandyouthculture.de</text:p>
          </table:table-cell>
          <table:table-cell table:style-name="ce2" office:value-type="string" calcext:value-type="string">
            <text:p>-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Webfor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armstadt</text:p>
          </table:table-cell>
          <table:table-cell table:style-name="ce2" office:value-type="string" calcext:value-type="string">
            <text:p>Goldene Krone</text:p>
          </table:table-cell>
          <table:table-cell table:style-name="ce2" office:value-type="string" calcext:value-type="string">
            <text:p>Julius, Hallo Krone</text:p>
          </table:table-cell>
          <table:table-cell table:style-name="ce2" office:value-type="string" calcext:value-type="string">
            <text:p>goldene-krone.de</text:p>
          </table:table-cell>
          <table:table-cell table:style-name="ce2" office:value-type="string" calcext:value-type="string">
            <text:p>booking@goldene-krone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armstadt</text:p>
          </table:table-cell>
          <table:table-cell table:number-columns-repeated="2" table:style-name="ce2" office:value-type="string" calcext:value-type="string">
            <text:p>Steinbruch</text:p>
          </table:table-cell>
          <table:table-cell table:style-name="ce2" office:value-type="string" calcext:value-type="string">
            <text:p>steinbruch-theater.club</text:p>
          </table:table-cell>
          <table:table-cell table:style-name="ce2"/>
          <table:table-cell/>
          <table:table-cell table:style-name="ce2"/>
          <table:table-cell table:style-name="ce3"/>
          <table:table-cell table:style-name="ce3" office:value-type="string" calcext:value-type="string">
            <text:p>Webfor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nnerich</text:p>
          </table:table-cell>
          <table:table-cell table:style-name="ce2" office:value-type="string" calcext:value-type="string">
            <text:p>Second Home </text:p>
          </table:table-cell>
          <table:table-cell table:style-name="ce2" office:value-type="string" calcext:value-type="string">
            <text:p>Second Home</text:p>
          </table:table-cell>
          <table:table-cell table:style-name="ce2" office:value-type="string" calcext:value-type="string">
            <text:p>facebook.com/SecondHomeEnnerich</text:p>
          </table:table-cell>
          <table:table-cell table:style-name="ce2" office:value-type="string" calcext:value-type="string">
            <text:p>second.home@gmx.de</text:p>
          </table:table-cell>
          <table:table-cell/>
          <table:table-cell table:style-name="ce2"/>
          <table:table-cell table:style-name="ce3"/>
          <table:table-cell table:style-name="ce3" office:value-type="string" calcext:value-type="string">
            <text:p>M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schwege</text:p>
          </table:table-cell>
          <table:table-cell table:style-name="ce2" office:value-type="string" calcext:value-type="string">
            <text:p>Juze</text:p>
          </table:table-cell>
          <table:table-cell table:style-name="ce2" office:value-type="string" calcext:value-type="string">
            <text:p>Juze Schlossmühle</text:p>
          </table:table-cell>
          <table:table-cell table:style-name="ce2" office:value-type="string" calcext:value-type="string">
            <text:p>facebook.com/Jugendzentrum-Schlossmühle-147482561946759</text:p>
          </table:table-cell>
          <table:table-cell table:style-name="ce2" office:value-type="string" calcext:value-type="string">
            <text:p>juz.schlossmuehle@gmail.com</text:p>
          </table:table-cell>
          <table:table-cell/>
          <table:table-cell table:style-name="ce2"/>
          <table:table-cell table:style-name="ce3"/>
          <table:table-cell table:style-name="ce3" office:value-type="string" calcext:value-type="string">
            <text:p>M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lörsheim</text:p>
          </table:table-cell>
          <table:table-cell table:number-columns-repeated="2" table:style-name="ce2" office:value-type="string" calcext:value-type="string">
            <text:p>Moshpit</text:p>
          </table:table-cell>
          <table:table-cell table:style-name="ce2" office:value-type="string" calcext:value-type="string">
            <text:p>krake-ev.de</text:p>
          </table:table-cell>
          <table:table-cell table:style-name="ce2" office:value-type="string" calcext:value-type="string">
            <text:p>-</text:p>
          </table:table-cell>
          <table:table-cell/>
          <table:table-cell table:style-name="ce2" office:value-type="string" calcext:value-type="string">
            <text:p>Nicht erreichbar</text:p>
          </table:table-cell>
          <table:table-cell table:style-name="ce3"/>
          <table:table-cell table:style-name="ce3" office:value-type="string" calcext:value-type="string">
            <text:p>Webfor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rankfurt</text:p>
          </table:table-cell>
          <table:table-cell table:style-name="ce2" office:value-type="string" calcext:value-type="string">
            <text:p>Elfer</text:p>
          </table:table-cell>
          <table:table-cell table:style-name="ce2" office:value-type="string" calcext:value-type="string">
            <text:p>Thomas</text:p>
          </table:table-cell>
          <table:table-cell table:style-name="ce2" office:value-type="string" calcext:value-type="string">
            <text:p>www.11-er.de</text:p>
          </table:table-cell>
          <table:table-cell table:style-name="ce2" office:value-type="string" calcext:value-type="string">
            <text:p>thomas@11-er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rankfurt</text:p>
          </table:table-cell>
          <table:table-cell table:number-columns-repeated="2" table:style-name="ce2" office:value-type="string" calcext:value-type="string">
            <text:p>Klapperfeld</text:p>
          </table:table-cell>
          <table:table-cell table:style-name="ce2" office:value-type="string" calcext:value-type="string">
            <text:p>faitesvotrejeu.tk</text:p>
          </table:table-cell>
          <table:table-cell table:style-name="ce2" office:value-type="string" calcext:value-type="string">
            <text:p>faitesvotrejeu@yahoo.com</text:p>
          </table:table-cell>
          <table:table-cell table:style-name="ce4"/>
          <table:table-cell/>
          <table:table-cell table:style-name="ce3"/>
          <table:table-cell table:style-name="ce3" office:value-type="string" calcext:value-type="string">
            <text:p>M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ulda</text:p>
          </table:table-cell>
          <table:table-cell table:number-columns-repeated="2" table:style-name="ce2" office:value-type="string" calcext:value-type="string">
            <text:p>Cafe Panama</text:p>
          </table:table-cell>
          <table:table-cell table:style-name="ce2" office:value-type="string" calcext:value-type="string">
            <text:p>facebook.com/cafepanama</text:p>
          </table:table-cell>
          <table:table-cell table:style-name="ce2" office:value-type="string" calcext:value-type="string">
            <text:p>-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Faceboo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ulda</text:p>
          </table:table-cell>
          <table:table-cell table:style-name="ce2" office:value-type="string" calcext:value-type="string">
            <text:p>Kreuz</text:p>
          </table:table-cell>
          <table:table-cell table:style-name="ce2" office:value-type="string" calcext:value-type="string">
            <text:p>Herr Wortmann, Hallo Kreuz Fulda</text:p>
          </table:table-cell>
          <table:table-cell table:style-name="ce2" office:value-type="string" calcext:value-type="string">
            <text:p>kreuz.com</text:p>
          </table:table-cell>
          <table:table-cell table:style-name="ce2" office:value-type="string" calcext:value-type="string">
            <text:p>kreuz@kreuz.com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Gießen</text:p>
          </table:table-cell>
          <table:table-cell table:style-name="ce2" office:value-type="string" calcext:value-type="string">
            <text:p>Alte Kupferschmiede</text:p>
          </table:table-cell>
          <table:table-cell table:style-name="ce2" office:value-type="string" calcext:value-type="string">
            <text:p>Kupferschmiede</text:p>
          </table:table-cell>
          <table:table-cell table:style-name="ce2" office:value-type="string" calcext:value-type="string">
            <text:p>facebook.com/altekupferschmiede</text:p>
          </table:table-cell>
          <table:table-cell table:style-name="ce2" office:value-type="string" calcext:value-type="string">
            <text:p>-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Facebook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Gelnhausen</text:p>
          </table:table-cell>
          <table:table-cell table:number-columns-repeated="2" table:style-name="ce2" office:value-type="string" calcext:value-type="string">
            <text:p>Lorbass</text:p>
          </table:table-cell>
          <table:table-cell table:style-name="ce2" office:value-type="string" calcext:value-type="string">
            <text:p>info@lorbass.de</text:p>
          </table:table-cell>
          <table:table-cell table:style-name="ce2" office:value-type="string" calcext:value-type="string">
            <text:p>lorbass-gelnhausen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Hanau</text:p>
          </table:table-cell>
          <table:table-cell table:number-columns-repeated="2" table:style-name="ce2" office:value-type="string" calcext:value-type="string">
            <text:p>Kuz</text:p>
          </table:table-cell>
          <table:table-cell table:style-name="ce2" office:value-type="string" calcext:value-type="string">
            <text:p>kuz-hanau.de</text:p>
          </table:table-cell>
          <table:table-cell table:style-name="ce2" office:value-type="string" calcext:value-type="string">
            <text:p>booking@kuz-hanau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arben</text:p>
          </table:table-cell>
          <table:table-cell table:style-name="ce2" office:value-type="string" calcext:value-type="string">
            <text:p>Kulturscheune</text:p>
          </table:table-cell>
          <table:table-cell table:style-name="ce2" office:value-type="string" calcext:value-type="string">
            <text:p>Michael, Hallo Kulturscheune</text:p>
          </table:table-cell>
          <table:table-cell table:style-name="ce2" office:value-type="string" calcext:value-type="string">
            <text:p>kulturscheune-karben.de</text:p>
          </table:table-cell>
          <table:table-cell table:style-name="ce2" office:value-type="string" calcext:value-type="string">
            <text:p>michael@kulturscheune-karben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assel</text:p>
          </table:table-cell>
          <table:table-cell table:style-name="ce2" office:value-type="string" calcext:value-type="string">
            <text:p>K19</text:p>
          </table:table-cell>
          <table:table-cell table:style-name="ce2" office:value-type="string" calcext:value-type="string">
            <text:p>Asta</text:p>
          </table:table-cell>
          <table:table-cell table:style-name="ce2" office:value-type="string" calcext:value-type="string">
            <text:p>kultur@asta-kassel.de</text:p>
          </table:table-cell>
          <table:table-cell table:style-name="ce2" office:value-type="string" calcext:value-type="string">
            <text:p>www.facebook.com/KulturzentrumK19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assel</text:p>
          </table:table-cell>
          <table:table-cell table:number-columns-repeated="2" table:style-name="ce2" office:value-type="string" calcext:value-type="string">
            <text:p>Kultur Von Unten</text:p>
          </table:table-cell>
          <table:table-cell table:style-name="ce2" office:value-type="string" calcext:value-type="string">
            <text:p>wirsindunten.de</text:p>
          </table:table-cell>
          <table:table-cell table:style-name="ce2" office:value-type="string" calcext:value-type="string">
            <text:p>kontakt@wirsindunten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assel</text:p>
          </table:table-cell>
          <table:table-cell table:number-columns-repeated="2" table:style-name="ce2" office:value-type="string" calcext:value-type="string">
            <text:p>Fiasko</text:p>
          </table:table-cell>
          <table:table-cell table:style-name="ce2" office:value-type="string" calcext:value-type="string">
            <text:p>fiasko-kassel.de</text:p>
          </table:table-cell>
          <table:table-cell table:style-name="ce2" office:value-type="string" calcext:value-type="string">
            <text:p>box@fiasko-kassel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Kassel</text:p>
          </table:table-cell>
          <table:table-cell table:number-columns-repeated="2" table:style-name="ce2" office:value-type="string" calcext:value-type="string">
            <text:p>Schlachthof</text:p>
          </table:table-cell>
          <table:table-cell table:style-name="ce2" office:value-type="string" calcext:value-type="string">
            <text:p>schlachthof-kassel.de</text:p>
          </table:table-cell>
          <table:table-cell table:style-name="ce2" office:value-type="string" calcext:value-type="string">
            <text:p>info@schlachthof-kassel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Langenselbold</text:p>
          </table:table-cell>
          <table:table-cell table:number-columns-repeated="2" table:style-name="ce2" office:value-type="string" calcext:value-type="string">
            <text:p>Juz Underground</text:p>
          </table:table-cell>
          <table:table-cell table:style-name="ce2" office:value-type="string" calcext:value-type="string">
            <text:p>jufoela.de</text:p>
          </table:table-cell>
          <table:table-cell table:style-name="ce2" office:value-type="string" calcext:value-type="string">
            <text:p>jugend@jufoela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Langenselbold</text:p>
          </table:table-cell>
          <table:table-cell table:style-name="ce2" office:value-type="string" calcext:value-type="string">
            <text:p>Juz Underground</text:p>
          </table:table-cell>
          <table:table-cell table:style-name="ce2" office:value-type="string" calcext:value-type="string">
            <text:p>Alex, Hallo Underground</text:p>
          </table:table-cell>
          <table:table-cell table:style-name="ce2" office:value-type="string" calcext:value-type="string">
            <text:p>facebook.com/Volume.de</text:p>
          </table:table-cell>
          <table:table-cell table:style-name="ce5" office:value-type="string" calcext:value-type="string">
            <text:p>alex@volume-music.com</text:p>
          </table:table-cell>
          <table:table-cell/>
          <table:table-cell table:style-name="ce2" office:value-type="string" calcext:value-type="string">
            <text:p>Booker für das Juz Langenselbold</text:p>
          </table:table-cell>
          <table:table-cell table:style-name="ce3"/>
          <table:table-cell table:style-name="ce3" office:value-type="string" calcext:value-type="string">
            <text:p>M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Limburg</text:p>
          </table:table-cell>
          <table:table-cell table:style-name="ce2" office:value-type="string" calcext:value-type="string">
            <text:p>Kalkrwerk</text:p>
          </table:table-cell>
          <table:table-cell table:style-name="ce2" office:value-type="string" calcext:value-type="string">
            <text:p>Kalkwerk</text:p>
          </table:table-cell>
          <table:table-cell table:style-name="ce2" office:value-type="string" calcext:value-type="string">
            <text:p>kakadu.blogsport.eu</text:p>
          </table:table-cell>
          <table:table-cell table:style-name="ce34" office:value-type="string" calcext:value-type="string">
            <text:p>Kakadu_Kalkwerk@Safe-mail.net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arburg</text:p>
          </table:table-cell>
          <table:table-cell table:style-name="ce2" office:value-type="string" calcext:value-type="string">
            <text:p>Cafe Trauma</text:p>
          </table:table-cell>
          <table:table-cell table:style-name="ce2" office:value-type="string" calcext:value-type="string">
            <text:p>Konzertgruppe, Hallo Trauma</text:p>
          </table:table-cell>
          <table:table-cell table:style-name="ce2" office:value-type="string" calcext:value-type="string">
            <text:p>cafetrauma.de</text:p>
          </table:table-cell>
          <table:table-cell table:style-name="ce2" office:value-type="string" calcext:value-type="string">
            <text:p>info@cafetrauma.de</text:p>
          </table:table-cell>
          <table:table-cell table:number-columns-repeated="2"/>
          <table:table-cell table:number-columns-repeated="2" table:style-name="ce3" office:value-type="string" calcext:value-type="string">
            <text:p>M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arburg</text:p>
          </table:table-cell>
          <table:table-cell table:style-name="ce2" office:value-type="string" calcext:value-type="string">
            <text:p>KFZ</text:p>
          </table:table-cell>
          <table:table-cell table:style-name="ce2" office:value-type="string" calcext:value-type="string">
            <text:p>Kerstin, Hallo KFZ</text:p>
          </table:table-cell>
          <table:table-cell table:style-name="ce2" office:value-type="string" calcext:value-type="string">
            <text:p>kfz-marburg.de</text:p>
          </table:table-cell>
          <table:table-cell table:style-name="ce2" office:value-type="string" calcext:value-type="string">
            <text:p>hoffbauer@kfz-marburg.de</text:p>
          </table:table-cell>
          <table:table-cell table:number-columns-repeated="2"/>
          <table:table-cell table:number-columns-repeated="2" table:style-name="ce3" office:value-type="string" calcext:value-type="string">
            <text:p>M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arburg</text:p>
          </table:table-cell>
          <table:table-cell table:style-name="ce2" office:value-type="string" calcext:value-type="string">
            <text:p>KFZ</text:p>
          </table:table-cell>
          <table:table-cell table:style-name="ce2" office:value-type="string" calcext:value-type="string">
            <text:p>Matthias, Hallo KFZ</text:p>
          </table:table-cell>
          <table:table-cell table:style-name="ce2" office:value-type="string" calcext:value-type="string">
            <text:p>kfz-marburg.de</text:p>
          </table:table-cell>
          <table:table-cell table:style-name="ce2" office:value-type="string" calcext:value-type="string">
            <text:p>wussow@kfz-marburg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arburg</text:p>
          </table:table-cell>
          <table:table-cell table:number-columns-repeated="2" table:style-name="ce2" office:value-type="string" calcext:value-type="string">
            <text:p>Knubbel</text:p>
          </table:table-cell>
          <table:table-cell table:style-name="ce2" office:value-type="string" calcext:value-type="string">
            <text:p>knubel.net</text:p>
          </table:table-cell>
          <table:table-cell table:style-name="ce2" office:value-type="string" calcext:value-type="string">
            <text:p>info@knubbel.net</text:p>
          </table:table-cell>
          <table:table-cell/>
          <table:table-cell table:style-name="ce2" office:value-type="string" calcext:value-type="string">
            <text:p>Miete 210€ (Woche)/ 500 (Wochenende)</text:p>
          </table:table-cell>
          <table:table-cell table:style-name="ce3"/>
          <table:table-cell table:style-name="ce3" office:value-type="string" calcext:value-type="string">
            <text:p>M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ichelstadt</text:p>
          </table:table-cell>
          <table:table-cell table:number-columns-repeated="2" table:style-name="ce2" office:value-type="string" calcext:value-type="string">
            <text:p>Unterholz</text:p>
          </table:table-cell>
          <table:table-cell table:style-name="ce2" office:value-type="string" calcext:value-type="string">
            <text:p>unterholz.club</text:p>
          </table:table-cell>
          <table:table-cell table:style-name="ce2" office:value-type="string" calcext:value-type="string">
            <text:p>info@unterholz.club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ichelstadt</text:p>
          </table:table-cell>
          <table:table-cell table:style-name="ce2" office:value-type="string" calcext:value-type="string">
            <text:p>Unterholz</text:p>
          </table:table-cell>
          <table:table-cell table:style-name="ce2" office:value-type="string" calcext:value-type="string">
            <text:p>Eva, Hallo Unterholz</text:p>
          </table:table-cell>
          <table:table-cell table:style-name="ce2" office:value-type="string" calcext:value-type="string">
            <text:p>unterholz.club</text:p>
          </table:table-cell>
          <table:table-cell table:style-name="ce2" office:value-type="string" calcext:value-type="string">
            <text:p>e.kuger@pq-world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Offenbach</text:p>
          </table:table-cell>
          <table:table-cell table:number-columns-repeated="2" table:style-name="ce2" office:value-type="string" calcext:value-type="string">
            <text:p>Lochlicht Booking</text:p>
          </table:table-cell>
          <table:table-cell table:style-name="ce2"/>
          <table:table-cell table:style-name="ce2" office:value-type="string" calcext:value-type="string">
            <text:p>lochlicht@gmail.com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üsselsheim</text:p>
          </table:table-cell>
          <table:table-cell table:style-name="ce2" office:value-type="string" calcext:value-type="string">
            <text:p>Das Rind</text:p>
          </table:table-cell>
          <table:table-cell table:style-name="ce2" office:value-type="string" calcext:value-type="string">
            <text:p>Flo, Hallo Rind</text:p>
          </table:table-cell>
          <table:table-cell table:style-name="ce2" office:value-type="string" calcext:value-type="string">
            <text:p>dasrind.de</text:p>
          </table:table-cell>
          <table:table-cell table:style-name="ce2" office:value-type="string" calcext:value-type="string">
            <text:p>flo@dasrind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iesbaden</text:p>
          </table:table-cell>
          <table:table-cell table:style-name="ce2" office:value-type="string" calcext:value-type="string">
            <text:p>Kulturpalast</text:p>
          </table:table-cell>
          <table:table-cell table:style-name="ce2" office:value-type="string" calcext:value-type="string">
            <text:p>Ulf</text:p>
          </table:table-cell>
          <table:table-cell table:style-name="ce2" office:value-type="string" calcext:value-type="string">
            <text:p>kulturpalast-wiesbaden.de</text:p>
          </table:table-cell>
          <table:table-cell table:style-name="ce2" office:value-type="string" calcext:value-type="string">
            <text:p>booking@kulturpalast-wiesbaden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iesbaden</text:p>
          </table:table-cell>
          <table:table-cell table:style-name="ce2" office:value-type="string" calcext:value-type="string">
            <text:p>Sabot</text:p>
          </table:table-cell>
          <table:table-cell table:style-name="ce2" office:value-type="string" calcext:value-type="string">
            <text:p>Raidy, Hallo Sabot</text:p>
          </table:table-cell>
          <table:table-cell table:style-name="ce2" office:value-type="string" calcext:value-type="string">
            <text:p>kulturkneipe-sabot.de</text:p>
          </table:table-cell>
          <table:table-cell table:style-name="ce2" office:value-type="string" calcext:value-type="string">
            <text:p>raidy@kulturkneipe-sabot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iesbaden</text:p>
          </table:table-cell>
          <table:table-cell table:style-name="ce33" office:value-type="string" calcext:value-type="string">
            <text:p>Schlachthof</text:p>
          </table:table-cell>
          <table:table-cell table:style-name="ce2" office:value-type="string" calcext:value-type="string">
            <text:p>Dennis, Hallo Schlachthof</text:p>
          </table:table-cell>
          <table:table-cell table:style-name="ce2" office:value-type="string" calcext:value-type="string">
            <text:p>schlachthof-wiesbaden.de</text:p>
          </table:table-cell>
          <table:table-cell table:style-name="ce2" office:value-type="string" calcext:value-type="string">
            <text:p>dennis.peters@schlachthof-wiesbaden.de</text:p>
          </table:table-cell>
          <table:table-cell table:style-name="ce2" office:value-type="string" calcext:value-type="string">
            <text:p>0163-8939833</text:p>
          </table:table-cell>
          <table:table-cell/>
          <table:table-cell table:style-name="ce3"/>
          <table:table-cell table:style-name="ce3" office:value-type="string" calcext:value-type="string">
            <text:p>M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iesbaden</text:p>
          </table:table-cell>
          <table:table-cell table:style-name="ce2" office:value-type="string" calcext:value-type="string">
            <text:p>Schlachthof</text:p>
          </table:table-cell>
          <table:table-cell table:style-name="ce2" office:value-type="string" calcext:value-type="string">
            <text:p>Carsten, Hallo Schlachthof</text:p>
          </table:table-cell>
          <table:table-cell table:style-name="ce2" office:value-type="string" calcext:value-type="string">
            <text:p>schlachthof-wiesbaden.de</text:p>
          </table:table-cell>
          <table:table-cell table:style-name="ce2" office:value-type="string" calcext:value-type="string">
            <text:p>carsten.schack@schlachthof-wiesbaden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Gießen</text:p>
          </table:table-cell>
          <table:table-cell table:number-columns-repeated="2" table:style-name="ce2" office:value-type="string" calcext:value-type="string">
            <text:p>MuK</text:p>
          </table:table-cell>
          <table:table-cell table:style-name="ce2" office:value-type="string" calcext:value-type="string">
            <text:p>muk-giessen.de</text:p>
          </table:table-cell>
          <table:table-cell table:style-name="ce25" office:value-type="string" calcext:value-type="string">
            <text:p>info@muk-giessen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Heuchelheim</text:p>
          </table:table-cell>
          <table:table-cell table:style-name="ce2" office:value-type="string" calcext:value-type="string">
            <text:p>Undergrund</text:p>
          </table:table-cell>
          <table:table-cell table:style-name="ce2" office:value-type="string" calcext:value-type="string">
            <text:p>Underground</text:p>
          </table:table-cell>
          <table:table-cell table:style-name="ce2" office:value-type="string" calcext:value-type="string">
            <text:p>facebook.com/juz.heuchelheim.9</text:p>
          </table:table-cell>
          <table:table-cell table:style-name="ce35" office:value-type="string" calcext:value-type="string">
            <text:p>kontakt@underground-heuchelheim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Facebook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Gießen</text:p>
          </table:table-cell>
          <table:table-cell table:number-columns-repeated="2" table:style-name="ce2" office:value-type="string" calcext:value-type="string">
            <text:p>Jokus</text:p>
          </table:table-cell>
          <table:table-cell table:style-name="ce2" office:value-type="string" calcext:value-type="string">
            <text:p>jokus-giessen.de</text:p>
          </table:table-cell>
          <table:table-cell table:style-name="ce2" office:value-type="string" calcext:value-type="string">
            <text:p>jokus@giessen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Hanau</text:p>
          </table:table-cell>
          <table:table-cell table:number-columns-repeated="2" table:style-name="ce2" office:value-type="string" calcext:value-type="string">
            <text:p>Infoladen</text:p>
          </table:table-cell>
          <table:table-cell table:style-name="ce2" office:value-type="string" calcext:value-type="string">
            <text:p>metzgerstrasse-hanau.de</text:p>
          </table:table-cell>
          <table:table-cell table:style-name="ce2" office:value-type="string" calcext:value-type="string">
            <text:p>Infoladen_hanau@gmx.net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Neukirchen</text:p>
          </table:table-cell>
          <table:table-cell table:number-columns-repeated="2" table:style-name="ce2" office:value-type="string" calcext:value-type="string">
            <text:p>Kuz Sägewerk</text:p>
          </table:table-cell>
          <table:table-cell table:style-name="ce2" office:value-type="string" calcext:value-type="string">
            <text:p>kuz-saegewerk.de</text:p>
          </table:table-cell>
          <table:table-cell table:style-name="ce2" office:value-type="string" calcext:value-type="string">
            <text:p>info@kuz-saegewerk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eu Isenburg</text:p>
          </table:table-cell>
          <table:table-cell table:number-columns-repeated="2" table:style-name="ce2" office:value-type="string" calcext:value-type="string">
            <text:p>Club Voltaire</text:p>
          </table:table-cell>
          <table:table-cell table:style-name="ce2" office:value-type="string" calcext:value-type="string">
            <text:p>club-voltaire.de</text:p>
          </table:table-cell>
          <table:table-cell table:style-name="ce2" office:value-type="string" calcext:value-type="string">
            <text:p>clubvoltaire@t-online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Lorsch</text:p>
          </table:table-cell>
          <table:table-cell table:style-name="ce2" office:value-type="string" calcext:value-type="string">
            <text:p>Kulturhaus Rex</text:p>
          </table:table-cell>
          <table:table-cell table:style-name="ce2" office:value-type="string" calcext:value-type="string">
            <text:p>Kulturhaus</text:p>
          </table:table-cell>
          <table:table-cell table:style-name="ce2" office:value-type="string" calcext:value-type="string">
            <text:p>facebook.com/REX.Kulturhaus</text:p>
          </table:table-cell>
          <table:table-cell table:style-name="ce2" office:value-type="string" calcext:value-type="string">
            <text:p>-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Facebook</text:p>
          </table:table-cell>
          <table:table-cell table:number-columns-repeated="1015"/>
        </table:table-row>
        <table:table-row table:style-name="ro1" table:number-rows-repeated="967">
          <table:table-cell table:number-columns-repeated="7"/>
          <table:table-cell table:style-name="ce3" table:number-columns-repeated="2"/>
          <table:table-cell table:number-columns-repeated="1015"/>
        </table:table-row>
        <table:table-row table:style-name="ro2" table:number-rows-repeated="1047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chsen Anhalt" table:style-name="ta13">
        <office:forms form:automatic-focus="false" form:apply-design-mode="false"/>
        <table:table-column table:style-name="co5" table:default-cell-style-name="Default"/>
        <table:table-column table:style-name="co57" table:default-cell-style-name="Default"/>
        <table:table-column table:style-name="co24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Home Address</text:p>
          </table:table-cell>
          <table:table-cell table:style-name="ce1" office:value-type="string" calcext:value-type="string">
            <text:p>Company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Website</text:p>
          </table:table-cell>
          <table:table-cell table:style-name="ce1" office:value-type="string" calcext:value-type="string">
            <text:p>E-mail Address</text:p>
          </table:table-cell>
          <table:table-cell table:style-name="ce1" office:value-type="string" calcext:value-type="string">
            <text:p>Phone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Type</text:p>
          </table:table-cell>
          <table:table-cell table:style-name="ce1" table:number-columns-repeated="17"/>
          <table:table-cell table:number-columns-repeated="999"/>
        </table:table-row>
        <table:table-row table:style-name="ro1">
          <table:table-cell table:style-name="ce2" office:value-type="string" calcext:value-type="string">
            <text:p>Bitterfeld</text:p>
          </table:table-cell>
          <table:table-cell table:style-name="ce2" office:value-type="string" calcext:value-type="string">
            <text:p>Bunker</text:p>
          </table:table-cell>
          <table:table-cell table:style-name="ce2" office:value-type="string" calcext:value-type="string">
            <text:p>Roman</text:p>
          </table:table-cell>
          <table:table-cell table:style-name="ce2" office:value-type="string" calcext:value-type="string">
            <text:p>facebook.com/bunkerbtf</text:p>
          </table:table-cell>
          <table:table-cell table:style-name="ce2" office:value-type="string" calcext:value-type="string">
            <text:p>-</text:p>
          </table:table-cell>
          <table:table-cell table:number-columns-repeated="2"/>
          <table:table-cell table:style-name="ce3" office:value-type="string" calcext:value-type="string">
            <text:p>Facebook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Halle</text:p>
          </table:table-cell>
          <table:table-cell table:style-name="ce2" office:value-type="string" calcext:value-type="string">
            <text:p>Rockpool e.V.</text:p>
          </table:table-cell>
          <table:table-cell table:style-name="ce2" office:value-type="string" calcext:value-type="string">
            <text:p>Rockpool</text:p>
          </table:table-cell>
          <table:table-cell table:style-name="ce2" office:value-type="string" calcext:value-type="string">
            <text:p>facebook.com/rockpoolev</text:p>
          </table:table-cell>
          <table:table-cell table:style-name="ce2" office:value-type="string" calcext:value-type="string">
            <text:p>info@rockpool-ev.de</text:p>
          </table:table-cell>
          <table:table-cell table:number-columns-repeated="2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Halle </text:p>
          </table:table-cell>
          <table:table-cell table:number-columns-repeated="2" table:style-name="ce2" office:value-type="string" calcext:value-type="string">
            <text:p>Rockstation</text:p>
          </table:table-cell>
          <table:table-cell table:style-name="ce2" office:value-type="string" calcext:value-type="string">
            <text:p>rockstation-halle.com</text:p>
          </table:table-cell>
          <table:table-cell table:style-name="ce2" office:value-type="string" calcext:value-type="string">
            <text:p>-</text:p>
          </table:table-cell>
          <table:table-cell table:number-columns-repeated="2"/>
          <table:table-cell table:style-name="ce3" office:value-type="string" calcext:value-type="string">
            <text:p>Webformular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Genthin</text:p>
          </table:table-cell>
          <table:table-cell table:number-columns-repeated="2" table:style-name="ce2" office:value-type="string" calcext:value-type="string">
            <text:p>Irish Pub</text:p>
          </table:table-cell>
          <table:table-cell table:style-name="ce2" office:value-type="string" calcext:value-type="string">
            <text:p>facebook.com/IrishPubGenthin</text:p>
          </table:table-cell>
          <table:table-cell table:style-name="ce4"/>
          <table:table-cell table:number-columns-repeated="2"/>
          <table:table-cell table:style-name="ce3" office:value-type="string" calcext:value-type="string">
            <text:p>Facebook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Halle</text:p>
          </table:table-cell>
          <table:table-cell table:number-columns-repeated="2" table:style-name="ce2" office:value-type="string" calcext:value-type="string">
            <text:p>Reil78</text:p>
          </table:table-cell>
          <table:table-cell table:style-name="ce2" office:value-type="string" calcext:value-type="string">
            <text:p>http://reil78.de</text:p>
          </table:table-cell>
          <table:table-cell table:style-name="ce2" office:value-type="string" calcext:value-type="string">
            <text:p>reil78@yahoo.de</text:p>
          </table:table-cell>
          <table:table-cell table:number-columns-repeated="2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Halle</text:p>
          </table:table-cell>
          <table:table-cell table:number-columns-repeated="2" table:style-name="ce2" office:value-type="string" calcext:value-type="string">
            <text:p>Schaf Auf Eisenberg Booking</text:p>
          </table:table-cell>
          <table:table-cell table:style-name="ce2"/>
          <table:table-cell table:style-name="ce2" office:value-type="string" calcext:value-type="string">
            <text:p>schaf.auf.eisenberg@gmx.de</text:p>
          </table:table-cell>
          <table:table-cell table:number-columns-repeated="2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Halle</text:p>
          </table:table-cell>
          <table:table-cell table:number-columns-repeated="2" table:style-name="ce2" office:value-type="string" calcext:value-type="string">
            <text:p>VL Ludwigstraße</text:p>
          </table:table-cell>
          <table:table-cell table:style-name="ce2"/>
          <table:table-cell table:style-name="ce2" office:value-type="string" calcext:value-type="string">
            <text:p>igkult@ludwigstraße37.de</text:p>
          </table:table-cell>
          <table:table-cell table:number-columns-repeated="2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Halberstadt</text:p>
          </table:table-cell>
          <table:table-cell table:number-columns-repeated="2" table:style-name="ce2" office:value-type="string" calcext:value-type="string">
            <text:p>Zora</text:p>
          </table:table-cell>
          <table:table-cell table:style-name="ce2" office:value-type="string" calcext:value-type="string">
            <text:p>zorahbs.blogsport.de</text:p>
          </table:table-cell>
          <table:table-cell table:style-name="ce2" office:value-type="string" calcext:value-type="string">
            <text:p>verwaltung@zora.de</text:p>
          </table:table-cell>
          <table:table-cell table:number-columns-repeated="2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Magdeburg</text:p>
          </table:table-cell>
          <table:table-cell table:number-columns-repeated="2" table:style-name="ce2" office:value-type="string" calcext:value-type="string">
            <text:p>Factory</text:p>
          </table:table-cell>
          <table:table-cell table:style-name="ce2" office:value-type="string" calcext:value-type="string">
            <text:p>factory-magdeburg.de</text:p>
          </table:table-cell>
          <table:table-cell table:style-name="ce2" office:value-type="string" calcext:value-type="string">
            <text:p>Christian@factory-magdeburg.de</text:p>
          </table:table-cell>
          <table:table-cell table:number-columns-repeated="2"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Leipzig</text:p>
          </table:table-cell>
          <table:table-cell table:number-columns-repeated="2" table:style-name="ce2" office:value-type="string" calcext:value-type="string">
            <text:p>4 Rooms</text:p>
          </table:table-cell>
          <table:table-cell table:style-name="ce2" office:value-type="string" calcext:value-type="string">
            <text:p>http://fourooms.net/</text:p>
          </table:table-cell>
          <table:table-cell table:style-name="ce2" office:value-type="string" calcext:value-type="string">
            <text:p>mail@fourooms.net</text:p>
          </table:table-cell>
          <table:table-cell table:style-name="ce2" office:value-type="string" calcext:value-type="string">
            <text:p>0177 7944007</text:p>
          </table:table-cell>
          <table:table-cell/>
          <table:table-cell table:style-name="ce3" office:value-type="string" calcext:value-type="string">
            <text:p>Mail</text:p>
          </table:table-cell>
          <table:table-cell table:style-name="ce3"/>
          <table:table-cell table:number-columns-repeated="1015"/>
        </table:table-row>
        <table:table-row table:style-name="ro1" table:number-rows-repeated="2">
          <table:table-cell table:number-columns-repeated="3"/>
          <table:table-cell table:style-name="ce4" table:number-columns-repeated="2"/>
          <table:table-cell table:number-columns-repeated="2"/>
          <table:table-cell table:style-name="ce3" table:number-columns-repeated="2"/>
          <table:table-cell table:number-columns-repeated="1015"/>
        </table:table-row>
        <table:table-row table:style-name="ro1" table:number-rows-repeated="990">
          <table:table-cell table:number-columns-repeated="7"/>
          <table:table-cell table:style-name="ce3" table:number-columns-repeated="2"/>
          <table:table-cell table:number-columns-repeated="1015"/>
        </table:table-row>
        <table:table-row table:style-name="ro2" table:number-rows-repeated="1047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erlin" table:style-name="ta14">
        <office:forms form:automatic-focus="false" form:apply-design-mode="false"/>
        <table:table-column table:style-name="co5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5" table:number-columns-repeated="1016" table:default-cell-style-name="Default"/>
        <table:table-row table:style-name="ro1">
          <table:table-cell table:style-name="ce1" office:value-type="string" calcext:value-type="string">
            <text:p>Home Address</text:p>
          </table:table-cell>
          <table:table-cell table:style-name="ce1" office:value-type="string" calcext:value-type="string">
            <text:p>Company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E-mail Address</text:p>
          </table:table-cell>
          <table:table-cell table:style-name="ce1" office:value-type="string" calcext:value-type="string">
            <text:p>Phone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AW</text:p>
          </table:table-cell>
          <table:table-cell table:style-name="ce1" office:value-type="string" calcext:value-type="string">
            <text:p>Type</text:p>
          </table:table-cell>
          <table:table-cell table:style-name="ce1" table:number-columns-repeated="16"/>
          <table:table-cell table:number-columns-repeated="999"/>
        </table:table-row>
        <table:table-row table:style-name="ro1">
          <table:table-cell table:style-name="ce2" office:value-type="string" calcext:value-type="string">
            <text:p>Berlin</text:p>
          </table:table-cell>
          <table:table-cell table:style-name="ce2" office:value-type="string" calcext:value-type="string">
            <text:p>Cassiopeia</text:p>
          </table:table-cell>
          <table:table-cell table:style-name="ce2" office:value-type="string" calcext:value-type="string">
            <text:p>Jakob</text:p>
          </table:table-cell>
          <table:table-cell table:style-name="ce2" office:value-type="string" calcext:value-type="string">
            <text:p>cassiopeia-berlin.de</text:p>
          </table:table-cell>
          <table:table-cell table:style-name="ce2" office:value-type="string" calcext:value-type="string">
            <text:p>jakob@cassiopeia-berlin.de</text:p>
          </table:table-cell>
          <table:table-cell table:number-columns-repeated="3"/>
          <table:table-cell table:style-name="ce3" office:value-type="string" calcext:value-type="string">
            <text:p>M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erlin</text:p>
          </table:table-cell>
          <table:table-cell table:number-columns-repeated="2" table:style-name="ce2" office:value-type="string" calcext:value-type="string">
            <text:p>For Life Concerts</text:p>
          </table:table-cell>
          <table:table-cell table:style-name="ce2" office:value-type="string" calcext:value-type="string">
            <text:p>facebook.com/4LifeConcertsBerlin</text:p>
          </table:table-cell>
          <table:table-cell table:style-name="ce2" office:value-type="string" calcext:value-type="string">
            <text:p>forlifeconcerts@web.de</text:p>
          </table:table-cell>
          <table:table-cell/>
          <table:table-cell table:style-name="ce2" office:value-type="string" calcext:value-type="string">
            <text:p>Lokaler Booker für unterschiedliche Venues</text:p>
          </table:table-cell>
          <table:table-cell table:style-name="ce2"/>
          <table:table-cell table:style-name="ce3" office:value-type="string" calcext:value-type="string">
            <text:p>M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erlin</text:p>
          </table:table-cell>
          <table:table-cell table:number-columns-repeated="2" table:style-name="ce2" office:value-type="string" calcext:value-type="string">
            <text:p>K17</text:p>
          </table:table-cell>
          <table:table-cell table:style-name="ce2" office:value-type="string" calcext:value-type="string">
            <text:p>k17-berlin.de</text:p>
          </table:table-cell>
          <table:table-cell table:style-name="ce2" office:value-type="string" calcext:value-type="string">
            <text:p>office@k17-berlin.de</text:p>
          </table:table-cell>
          <table:table-cell table:number-columns-repeated="3"/>
          <table:table-cell table:style-name="ce3" office:value-type="string" calcext:value-type="string">
            <text:p>M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erlin</text:p>
          </table:table-cell>
          <table:table-cell table:number-columns-repeated="2" table:style-name="ce2" office:value-type="string" calcext:value-type="string">
            <text:p>Musik und Frieden</text:p>
          </table:table-cell>
          <table:table-cell table:style-name="ce2" office:value-type="string" calcext:value-type="string">
            <text:p>musikundfrieden.de</text:p>
          </table:table-cell>
          <table:table-cell table:style-name="ce2" office:value-type="string" calcext:value-type="string">
            <text:p>info@musikundfrieden.de</text:p>
          </table:table-cell>
          <table:table-cell table:number-columns-repeated="3"/>
          <table:table-cell table:style-name="ce3" office:value-type="string" calcext:value-type="string">
            <text:p>M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erlin</text:p>
          </table:table-cell>
          <table:table-cell table:number-columns-repeated="2" table:style-name="ce2" office:value-type="string" calcext:value-type="string">
            <text:p>Roter Baum</text:p>
          </table:table-cell>
          <table:table-cell table:style-name="ce2" office:value-type="string" calcext:value-type="string">
            <text:p>roter-baum-berlin.de</text:p>
          </table:table-cell>
          <table:table-cell table:style-name="ce2" office:value-type="string" calcext:value-type="string">
            <text:p>info@roter-baum-berlin.de</text:p>
          </table:table-cell>
          <table:table-cell table:number-columns-repeated="3"/>
          <table:table-cell table:style-name="ce3" office:value-type="string" calcext:value-type="string">
            <text:p>M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erlin</text:p>
          </table:table-cell>
          <table:table-cell table:number-columns-repeated="2" table:style-name="ce2" office:value-type="string" calcext:value-type="string">
            <text:p>Sage Club</text:p>
          </table:table-cell>
          <table:table-cell table:style-name="ce2" office:value-type="string" calcext:value-type="string">
            <text:p>sage-club.de</text:p>
          </table:table-cell>
          <table:table-cell table:style-name="ce2" office:value-type="string" calcext:value-type="string">
            <text:p>-</text:p>
          </table:table-cell>
          <table:table-cell table:number-columns-repeated="3"/>
          <table:table-cell table:style-name="ce3" office:value-type="string" calcext:value-type="string">
            <text:p>Webfor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erlin</text:p>
          </table:table-cell>
          <table:table-cell table:number-columns-repeated="2" table:style-name="ce2" office:value-type="string" calcext:value-type="string">
            <text:p>Zilini</text:p>
          </table:table-cell>
          <table:table-cell table:style-name="ce2" office:value-type="string" calcext:value-type="string">
            <text:p>zilini.de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030-3329589</text:p>
          </table:table-cell>
          <table:table-cell table:number-columns-repeated="2"/>
          <table:table-cell table:style-name="ce3" office:value-type="string" calcext:value-type="string">
            <text:p>Telef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erlin</text:p>
          </table:table-cell>
          <table:table-cell table:number-columns-repeated="2" table:style-name="ce2" office:value-type="string" calcext:value-type="string">
            <text:p>Tiefgrund</text:p>
          </table:table-cell>
          <table:table-cell table:style-name="ce2" office:value-type="string" calcext:value-type="string">
            <text:p>tiefgrund-venue.com</text:p>
          </table:table-cell>
          <table:table-cell table:style-name="ce2" office:value-type="string" calcext:value-type="string">
            <text:p>contact@tiefgrund-venue.com</text:p>
          </table:table-cell>
          <table:table-cell/>
          <table:table-cell table:style-name="ce2" office:value-type="string" calcext:value-type="string">
            <text:p>Kein Metalcore</text:p>
          </table:table-cell>
          <table:table-cell table:style-name="ce2" office:value-type="string" calcext:value-type="string">
            <text:p>Mail</text:p>
          </table:table-cell>
          <table:table-cell table:style-name="ce3" office:value-type="string" calcext:value-type="string">
            <text:p>M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erlin</text:p>
          </table:table-cell>
          <table:table-cell table:number-columns-repeated="2" table:style-name="ce2" office:value-type="string" calcext:value-type="string">
            <text:p>White Trash</text:p>
          </table:table-cell>
          <table:table-cell table:style-name="ce2" office:value-type="string" calcext:value-type="string">
            <text:p>whitetrashfastfood.com</text:p>
          </table:table-cell>
          <table:table-cell table:style-name="ce2" office:value-type="string" calcext:value-type="string">
            <text:p>info@whitetrashfastfood.com</text:p>
          </table:table-cell>
          <table:table-cell table:number-columns-repeated="3"/>
          <table:table-cell table:style-name="ce3" office:value-type="string" calcext:value-type="string">
            <text:p>M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erlin</text:p>
          </table:table-cell>
          <table:table-cell table:number-columns-repeated="2" table:style-name="ce2" office:value-type="string" calcext:value-type="string">
            <text:p>Jugendclub Klinke</text:p>
          </table:table-cell>
          <table:table-cell table:style-name="ce2" office:value-type="string" calcext:value-type="string">
            <text:p>klub-dieklinke.de</text:p>
          </table:table-cell>
          <table:table-cell table:style-name="ce2" office:value-type="string" calcext:value-type="string">
            <text:p>klinke.jugendclub@gmx.de</text:p>
          </table:table-cell>
          <table:table-cell table:number-columns-repeated="3"/>
          <table:table-cell table:style-name="ce3" office:value-type="string" calcext:value-type="string">
            <text:p>M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erlin</text:p>
          </table:table-cell>
          <table:table-cell table:number-columns-repeated="2" table:style-name="ce2" office:value-type="string" calcext:value-type="string">
            <text:p>XB Liebig</text:p>
          </table:table-cell>
          <table:table-cell table:style-name="ce2" office:value-type="string" calcext:value-type="string">
            <text:p>xb.blogsport.de</text:p>
          </table:table-cell>
          <table:table-cell table:style-name="ce2" office:value-type="string" calcext:value-type="string">
            <text:p>xb@riseup.net</text:p>
          </table:table-cell>
          <table:table-cell table:number-columns-repeated="3"/>
          <table:table-cell table:style-name="ce3" office:value-type="string" calcext:value-type="string">
            <text:p>M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erlin</text:p>
          </table:table-cell>
          <table:table-cell table:number-columns-repeated="2" table:style-name="ce2" office:value-type="string" calcext:value-type="string">
            <text:p>Bunte Kuh</text:p>
          </table:table-cell>
          <table:table-cell table:style-name="ce2" office:value-type="string" calcext:value-type="string">
            <text:p>buntekuhverein.de</text:p>
          </table:table-cell>
          <table:table-cell table:style-name="ce2" office:value-type="string" calcext:value-type="string">
            <text:p>buntekuhverein@gmx.de</text:p>
          </table:table-cell>
          <table:table-cell table:number-columns-repeated="3"/>
          <table:table-cell table:style-name="ce3" office:value-type="string" calcext:value-type="string">
            <text:p>M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erlin</text:p>
          </table:table-cell>
          <table:table-cell table:style-name="ce2" office:value-type="string" calcext:value-type="string">
            <text:p>Dufte Musikbar</text:p>
          </table:table-cell>
          <table:table-cell table:style-name="ce2" office:value-type="string" calcext:value-type="string">
            <text:p>Dufte</text:p>
          </table:table-cell>
          <table:table-cell table:style-name="ce2" office:value-type="string" calcext:value-type="string">
            <text:p>dufte-musikbar.de</text:p>
          </table:table-cell>
          <table:table-cell table:style-name="ce2" office:value-type="string" calcext:value-type="string">
            <text:p>artists@dufte-musikbar.de</text:p>
          </table:table-cell>
          <table:table-cell table:number-columns-repeated="3"/>
          <table:table-cell table:style-name="ce3" office:value-type="string" calcext:value-type="string">
            <text:p>M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erlin</text:p>
          </table:table-cell>
          <table:table-cell table:number-columns-repeated="2" table:style-name="ce2" office:value-type="string" calcext:value-type="string">
            <text:p>Wild At Heart</text:p>
          </table:table-cell>
          <table:table-cell table:style-name="ce2" office:value-type="string" calcext:value-type="string">
            <text:p>wildatheartberlin.de</text:p>
          </table:table-cell>
          <table:table-cell table:style-name="ce2" office:value-type="string" calcext:value-type="string">
            <text:p><text:s/>info@wildatheartberlin.de</text:p>
          </table:table-cell>
          <table:table-cell table:number-columns-repeated="3"/>
          <table:table-cell table:style-name="ce3" office:value-type="string" calcext:value-type="string">
            <text:p>M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erlin</text:p>
          </table:table-cell>
          <table:table-cell table:number-columns-repeated="2" table:style-name="ce2" office:value-type="string" calcext:value-type="string">
            <text:p>CVLT of Morningstart Booking</text:p>
          </table:table-cell>
          <table:table-cell table:style-name="ce4"/>
          <table:table-cell table:style-name="ce2" office:value-type="string" calcext:value-type="string">
            <text:p>taliben@riseup.net</text:p>
          </table:table-cell>
          <table:table-cell table:number-columns-repeated="3"/>
          <table:table-cell table:style-name="ce3" office:value-type="string" calcext:value-type="string">
            <text:p>Mail</text:p>
          </table:table-cell>
          <table:table-cell table:number-columns-repeated="1015"/>
        </table:table-row>
        <table:table-row table:style-name="ro1" table:number-rows-repeated="6">
          <table:table-cell table:number-columns-repeated="3"/>
          <table:table-cell table:style-name="ce4"/>
          <table:table-cell table:number-columns-repeated="4"/>
          <table:table-cell table:style-name="ce3"/>
          <table:table-cell table:number-columns-repeated="1015"/>
        </table:table-row>
        <table:table-row table:style-name="ro1" table:number-rows-repeated="978">
          <table:table-cell table:number-columns-repeated="8"/>
          <table:table-cell table:style-name="ce3"/>
          <table:table-cell table:number-columns-repeated="1015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yern" table:style-name="ta15">
        <office:forms form:automatic-focus="false" form:apply-design-mode="false"/>
        <table:table-column table:style-name="co3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5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5" table:number-columns-repeated="1016" table:default-cell-style-name="Default"/>
        <table:table-row table:style-name="ro1">
          <table:table-cell table:style-name="ce1" office:value-type="string" calcext:value-type="string">
            <text:p>Home Address</text:p>
          </table:table-cell>
          <table:table-cell table:style-name="ce1" office:value-type="string" calcext:value-type="string">
            <text:p>Company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Website</text:p>
          </table:table-cell>
          <table:table-cell table:style-name="ce1" office:value-type="string" calcext:value-type="string">
            <text:p>E-mail Address</text:p>
          </table:table-cell>
          <table:table-cell table:style-name="ce1" office:value-type="string" calcext:value-type="string">
            <text:p>Phone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AW</text:p>
          </table:table-cell>
          <table:table-cell table:style-name="ce1" office:value-type="string" calcext:value-type="string">
            <text:p>Type </text:p>
          </table:table-cell>
          <table:table-cell table:style-name="ce1" table:number-columns-repeated="16"/>
          <table:table-cell table:number-columns-repeated="999"/>
        </table:table-row>
        <table:table-row table:style-name="ro3">
          <table:table-cell table:style-name="ce2" office:value-type="string" calcext:value-type="string">
            <text:p>Ansbach</text:p>
          </table:table-cell>
          <table:table-cell table:number-columns-repeated="2" table:style-name="ce2" office:value-type="string" calcext:value-type="string">
            <text:p>13Eins</text:p>
          </table:table-cell>
          <table:table-cell table:style-name="ce2" office:value-type="string" calcext:value-type="string">
            <text:p>13eins.de</text:p>
          </table:table-cell>
          <table:table-cell table:style-name="ce2" office:value-type="string" calcext:value-type="string">
            <text:p>booking@13eins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Alzenau</text:p>
          </table:table-cell>
          <table:table-cell table:number-columns-repeated="2" table:style-name="ce2" office:value-type="string" calcext:value-type="string">
            <text:p>Teestube</text:p>
          </table:table-cell>
          <table:table-cell table:style-name="ce2" office:value-type="string" calcext:value-type="string">
            <text:p>teestube-alzenau.de</text:p>
          </table:table-cell>
          <table:table-cell table:style-name="ce2" office:value-type="string" calcext:value-type="string">
            <text:p>info@teestube-alzenau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ugsburg</text:p>
          </table:table-cell>
          <table:table-cell table:style-name="ce2" office:value-type="string" calcext:value-type="string">
            <text:p>Ballonfabrik</text:p>
          </table:table-cell>
          <table:table-cell table:style-name="ce2" office:value-type="string" calcext:value-type="string">
            <text:p>Fabrik Unique</text:p>
          </table:table-cell>
          <table:table-cell table:style-name="ce2" office:value-type="string" calcext:value-type="string">
            <text:p>ballonfabrik.org</text:p>
          </table:table-cell>
          <table:table-cell table:style-name="ce2" office:value-type="string" calcext:value-type="string">
            <text:p>info@ballonfabrik.org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ugsburg</text:p>
          </table:table-cell>
          <table:table-cell table:number-columns-repeated="2" table:style-name="ce2" office:value-type="string" calcext:value-type="string">
            <text:p>K15</text:p>
          </table:table-cell>
          <table:table-cell table:style-name="ce2" office:value-type="string" calcext:value-type="string">
            <text:p>sjr-a.de</text:p>
          </table:table-cell>
          <table:table-cell table:style-name="ce2" office:value-type="string" calcext:value-type="string">
            <text:p>k15@sjr-a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ugsburg</text:p>
          </table:table-cell>
          <table:table-cell table:number-columns-repeated="2" table:style-name="ce2" office:value-type="string" calcext:value-type="string">
            <text:p>Kantine</text:p>
          </table:table-cell>
          <table:table-cell table:style-name="ce2" office:value-type="string" calcext:value-type="string">
            <text:p>musikkantine.de</text:p>
          </table:table-cell>
          <table:table-cell table:style-name="ce2" office:value-type="string" calcext:value-type="string">
            <text:p>info@musikkantine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ugsburg</text:p>
          </table:table-cell>
          <table:table-cell table:style-name="ce2" office:value-type="string" calcext:value-type="string">
            <text:p>Lamm Klub</text:p>
          </table:table-cell>
          <table:table-cell table:style-name="ce2" office:value-type="string" calcext:value-type="string">
            <text:p>Markus, Hallo Lamm Klub</text:p>
          </table:table-cell>
          <table:table-cell table:style-name="ce2" office:value-type="string" calcext:value-type="string">
            <text:p>lamm-klub.net</text:p>
          </table:table-cell>
          <table:table-cell table:style-name="ce5" office:value-type="string" calcext:value-type="string">
            <text:p>markus@lamm-klub.net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ugsburg</text:p>
          </table:table-cell>
          <table:table-cell table:number-columns-repeated="2" table:style-name="ce2" office:value-type="string" calcext:value-type="string">
            <text:p>Rockfabrik</text:p>
          </table:table-cell>
          <table:table-cell table:style-name="ce2" office:value-type="string" calcext:value-type="string">
            <text:p>rockfabrik-augsburg.de</text:p>
          </table:table-cell>
          <table:table-cell table:style-name="ce2" office:value-type="string" calcext:value-type="string">
            <text:p>office@rockfabrik-augsburg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schaffenburg</text:p>
          </table:table-cell>
          <table:table-cell table:number-columns-repeated="2" table:style-name="ce2" office:value-type="string" calcext:value-type="string">
            <text:p>Colos Saal</text:p>
          </table:table-cell>
          <table:table-cell table:style-name="ce2" office:value-type="string" calcext:value-type="string">
            <text:p>colos-saal.de</text:p>
          </table:table-cell>
          <table:table-cell table:style-name="ce2" office:value-type="string" calcext:value-type="string">
            <text:p>info@colos-saal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ayreuth</text:p>
          </table:table-cell>
          <table:table-cell table:number-columns-repeated="2" table:style-name="ce2" office:value-type="string" calcext:value-type="string">
            <text:p>Glashaus</text:p>
          </table:table-cell>
          <table:table-cell table:style-name="ce2" office:value-type="string" calcext:value-type="string">
            <text:p>glashaus.org</text:p>
          </table:table-cell>
          <table:table-cell table:style-name="ce2" office:value-type="string" calcext:value-type="string">
            <text:p>metal@glashaus.org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ayreuth</text:p>
          </table:table-cell>
          <table:table-cell table:number-columns-repeated="2" table:style-name="ce2" office:value-type="string" calcext:value-type="string">
            <text:p>Zentrum</text:p>
          </table:table-cell>
          <table:table-cell table:style-name="ce2" office:value-type="string" calcext:value-type="string">
            <text:p>das-zentrum.de</text:p>
          </table:table-cell>
          <table:table-cell table:style-name="ce2" office:value-type="string" calcext:value-type="string">
            <text:p>info@das-zentrum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urglangenfeld</text:p>
          </table:table-cell>
          <table:table-cell table:number-columns-repeated="2" table:style-name="ce2" office:value-type="string" calcext:value-type="string">
            <text:p>Juz</text:p>
          </table:table-cell>
          <table:table-cell table:style-name="ce2" office:value-type="string" calcext:value-type="string">
            <text:p>facebook.com/juzbul</text:p>
          </table:table-cell>
          <table:table-cell table:style-name="ce2" office:value-type="string" calcext:value-type="string">
            <text:p>juz_burglengenfeld@web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urglengfeld</text:p>
          </table:table-cell>
          <table:table-cell table:style-name="ce2" office:value-type="string" calcext:value-type="string">
            <text:p>Juz</text:p>
          </table:table-cell>
          <table:table-cell table:style-name="ce2" office:value-type="string" calcext:value-type="string">
            <text:p>Juz Burglengenfeld</text:p>
          </table:table-cell>
          <table:table-cell table:style-name="ce2" office:value-type="string" calcext:value-type="string">
            <text:p>juz-bul.de</text:p>
          </table:table-cell>
          <table:table-cell table:style-name="ce2" office:value-type="string" calcext:value-type="string">
            <text:p>juz_burglengenfeld@web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ham</text:p>
          </table:table-cell>
          <table:table-cell table:style-name="ce2" office:value-type="string" calcext:value-type="string">
            <text:p>L.A.</text:p>
          </table:table-cell>
          <table:table-cell table:style-name="ce2" office:value-type="string" calcext:value-type="string">
            <text:p>L.A. Cham</text:p>
          </table:table-cell>
          <table:table-cell table:style-name="ce2" office:value-type="string" calcext:value-type="string">
            <text:p>la-cham.de</text:p>
          </table:table-cell>
          <table:table-cell table:style-name="ce4"/>
          <table:table-cell/>
          <table:table-cell table:style-name="ce2"/>
          <table:table-cell table:style-name="ce3"/>
          <table:table-cell table:style-name="ce3" office:value-type="string" calcext:value-type="string">
            <text:p>Webfor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rlangen</text:p>
          </table:table-cell>
          <table:table-cell table:number-columns-repeated="2" table:style-name="ce2" office:value-type="string" calcext:value-type="string">
            <text:p>E-Werk</text:p>
          </table:table-cell>
          <table:table-cell table:style-name="ce2" office:value-type="string" calcext:value-type="string">
            <text:p>e-werk.de</text:p>
          </table:table-cell>
          <table:table-cell table:style-name="ce37" office:value-type="string" calcext:value-type="string">
            <text:p>info@e-werk.de 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rlangen</text:p>
          </table:table-cell>
          <table:table-cell table:number-columns-repeated="2" table:style-name="ce2" office:value-type="string" calcext:value-type="string">
            <text:p>New Force</text:p>
          </table:table-cell>
          <table:table-cell table:style-name="ce2" office:value-type="string" calcext:value-type="string">
            <text:p>newforce.de</text:p>
          </table:table-cell>
          <table:table-cell table:style-name="ce2" office:value-type="string" calcext:value-type="string">
            <text:p>booking@newforce.de</text:p>
          </table:table-cell>
          <table:table-cell table:number-columns-repeated="2"/>
          <table:table-cell table:number-columns-repeated="2" table:style-name="ce3" office:value-type="string" calcext:value-type="string">
            <text:p>M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rlangen</text:p>
          </table:table-cell>
          <table:table-cell table:style-name="ce2" office:value-type="string" calcext:value-type="string">
            <text:p>New Force</text:p>
          </table:table-cell>
          <table:table-cell table:style-name="ce2" office:value-type="string" calcext:value-type="string">
            <text:p>Mobbl</text:p>
          </table:table-cell>
          <table:table-cell table:style-name="ce2" office:value-type="string" calcext:value-type="string">
            <text:p>newforce.de</text:p>
          </table:table-cell>
          <table:table-cell table:style-name="ce2" office:value-type="string" calcext:value-type="string">
            <text:p>mobbl@newforce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rlangen</text:p>
          </table:table-cell>
          <table:table-cell table:number-columns-repeated="2" table:style-name="ce2" office:value-type="string" calcext:value-type="string">
            <text:p>Omega</text:p>
          </table:table-cell>
          <table:table-cell table:style-name="ce2" office:value-type="string" calcext:value-type="string">
            <text:p>omega-erlangen.de</text:p>
          </table:table-cell>
          <table:table-cell table:style-name="ce2" office:value-type="string" calcext:value-type="string">
            <text:p>konzerte@omega-erlangen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rlangen</text:p>
          </table:table-cell>
          <table:table-cell table:style-name="ce2" office:value-type="string" calcext:value-type="string">
            <text:p>Juz</text:p>
          </table:table-cell>
          <table:table-cell table:style-name="ce2" office:value-type="string" calcext:value-type="string">
            <text:p>Juz </text:p>
          </table:table-cell>
          <table:table-cell table:style-name="ce2" office:value-type="string" calcext:value-type="string">
            <text:p>juz.wojo-club.de</text:p>
          </table:table-cell>
          <table:table-cell table:style-name="ce34" office:value-type="string" calcext:value-type="string">
            <text:p>jugendhaus-er-konzerte@gmx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Herzogenaurach</text:p>
          </table:table-cell>
          <table:table-cell table:number-columns-repeated="2" table:style-name="ce2" office:value-type="string" calcext:value-type="string">
            <text:p>Jugendhaus Rabatz</text:p>
          </table:table-cell>
          <table:table-cell table:style-name="ce2" office:value-type="string" calcext:value-type="string">
            <text:p>herzojugend.de</text:p>
          </table:table-cell>
          <table:table-cell table:style-name="ce2" office:value-type="string" calcext:value-type="string">
            <text:p>rabatz@herzomedia.net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Herzogenaurach</text:p>
          </table:table-cell>
          <table:table-cell table:number-columns-repeated="2" table:style-name="ce2" office:value-type="string" calcext:value-type="string">
            <text:p>Jugendhaus Rabatz</text:p>
          </table:table-cell>
          <table:table-cell table:style-name="ce2" office:value-type="string" calcext:value-type="string">
            <text:p>herzojugend.de</text:p>
          </table:table-cell>
          <table:table-cell table:style-name="ce2" office:value-type="string" calcext:value-type="string">
            <text:p>rafael.strzodka@me.com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aufbeuren</text:p>
          </table:table-cell>
          <table:table-cell table:style-name="ce2" office:value-type="string" calcext:value-type="string">
            <text:p>Brazil</text:p>
          </table:table-cell>
          <table:table-cell table:style-name="ce2" office:value-type="string" calcext:value-type="string">
            <text:p>Ralf</text:p>
          </table:table-cell>
          <table:table-cell table:style-name="ce2" office:value-type="string" calcext:value-type="string">
            <text:p>brazil-kf.de</text:p>
          </table:table-cell>
          <table:table-cell table:style-name="ce2" office:value-type="string" calcext:value-type="string">
            <text:p>info@brazil-kf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Langenzenn</text:p>
          </table:table-cell>
          <table:table-cell table:style-name="ce2" office:value-type="string" calcext:value-type="string">
            <text:p>Juz Alte Post</text:p>
          </table:table-cell>
          <table:table-cell table:style-name="ce2" office:value-type="string" calcext:value-type="string">
            <text:p>Alte Post</text:p>
          </table:table-cell>
          <table:table-cell table:style-name="ce2" office:value-type="string" calcext:value-type="string">
            <text:p>altepost.org</text:p>
          </table:table-cell>
          <table:table-cell table:number-columns-repeated="3"/>
          <table:table-cell table:style-name="ce3"/>
          <table:table-cell table:style-name="ce3" office:value-type="string" calcext:value-type="string">
            <text:p>Webfor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Lindau</text:p>
          </table:table-cell>
          <table:table-cell table:number-columns-repeated="2" table:style-name="ce2" office:value-type="string" calcext:value-type="string">
            <text:p>Vaudeville</text:p>
          </table:table-cell>
          <table:table-cell table:style-name="ce2" office:value-type="string" calcext:value-type="string">
            <text:p>vaudeville.de</text:p>
          </table:table-cell>
          <table:table-cell table:style-name="ce2" office:value-type="string" calcext:value-type="string">
            <text:p>booking@vaudeville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Lindenberg Buchloe</text:p>
          </table:table-cell>
          <table:table-cell table:number-columns-repeated="2" table:style-name="ce2" office:value-type="string" calcext:value-type="string">
            <text:p>Hirsch</text:p>
          </table:table-cell>
          <table:table-cell table:style-name="ce2" office:value-type="string" calcext:value-type="string">
            <text:p>facebook.com/hirschlindenberg</text:p>
          </table:table-cell>
          <table:table-cell table:style-name="ce2" office:value-type="string" calcext:value-type="string">
            <text:p>-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Faceboo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Lörrach</text:p>
          </table:table-cell>
          <table:table-cell table:style-name="ce2" office:value-type="string" calcext:value-type="string">
            <text:p>Metalcafe</text:p>
          </table:table-cell>
          <table:table-cell table:style-name="ce2" office:value-type="string" calcext:value-type="string">
            <text:p>Metal Maniacs</text:p>
          </table:table-cell>
          <table:table-cell table:style-name="ce2" office:value-type="string" calcext:value-type="string">
            <text:p>metal-maniacs.eu</text:p>
          </table:table-cell>
          <table:table-cell table:style-name="ce2" office:value-type="string" calcext:value-type="string">
            <text:p>contact@metal-maniacs.eu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ünchen</text:p>
          </table:table-cell>
          <table:table-cell table:number-columns-repeated="2" table:style-name="ce2" office:value-type="string" calcext:value-type="string">
            <text:p>Backstage</text:p>
          </table:table-cell>
          <table:table-cell table:style-name="ce2" office:value-type="string" calcext:value-type="string">
            <text:p>www.backstage.eu</text:p>
          </table:table-cell>
          <table:table-cell table:style-name="ce2"/>
          <table:table-cell table:number-columns-repeated="2"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München</text:p>
          </table:table-cell>
          <table:table-cell table:number-columns-repeated="2" table:style-name="ce2" office:value-type="string" calcext:value-type="string">
            <text:p>Feierwerk</text:p>
          </table:table-cell>
          <table:table-cell table:style-name="ce2" office:value-type="string" calcext:value-type="string">
            <text:p>feierwerk.de</text:p>
          </table:table-cell>
          <table:table-cell table:style-name="ce2" office:value-type="string" calcext:value-type="string">
            <text:p>booking@feierwerk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ünchen</text:p>
          </table:table-cell>
          <table:table-cell table:number-columns-repeated="2" table:style-name="ce2" office:value-type="string" calcext:value-type="string">
            <text:p>Kaffee Kult</text:p>
          </table:table-cell>
          <table:table-cell table:style-name="ce2" office:value-type="string" calcext:value-type="string">
            <text:p>kafekult.de</text:p>
          </table:table-cell>
          <table:table-cell table:style-name="ce2" office:value-type="string" calcext:value-type="string">
            <text:p>-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Webfor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ünchen</text:p>
          </table:table-cell>
          <table:table-cell table:number-columns-repeated="2" table:style-name="ce2" office:value-type="string" calcext:value-type="string">
            <text:p>Kafe Marat</text:p>
          </table:table-cell>
          <table:table-cell table:style-name="ce2" office:value-type="string" calcext:value-type="string">
            <text:p>kafemarat.blogsport.de</text:p>
          </table:table-cell>
          <table:table-cell table:style-name="ce2" office:value-type="string" calcext:value-type="string">
            <text:p>kafemarat@gmx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ünchen</text:p>
          </table:table-cell>
          <table:table-cell table:style-name="ce2" office:value-type="string" calcext:value-type="string">
            <text:p>Kafe Marat</text:p>
          </table:table-cell>
          <table:table-cell table:style-name="ce2" office:value-type="string" calcext:value-type="string">
            <text:p>Bast, Hallo Kafe Marat</text:p>
          </table:table-cell>
          <table:table-cell table:style-name="ce2" office:value-type="string" calcext:value-type="string">
            <text:p>kafemarat.blogsport.de</text:p>
          </table:table-cell>
          <table:table-cell table:style-name="ce2" office:value-type="string" calcext:value-type="string">
            <text:p>w.bastian@gmx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ünchen</text:p>
          </table:table-cell>
          <table:table-cell table:number-columns-repeated="2" table:style-name="ce2" office:value-type="string" calcext:value-type="string">
            <text:p>Be Alive Agency</text:p>
          </table:table-cell>
          <table:table-cell table:style-name="ce2"/>
          <table:table-cell table:style-name="ce2" office:value-type="string" calcext:value-type="string">
            <text:p>barney.s.blanke@googlemail.com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ünchen</text:p>
          </table:table-cell>
          <table:table-cell table:style-name="ce2" office:value-type="string" calcext:value-type="string">
            <text:p>Sunny Red</text:p>
          </table:table-cell>
          <table:table-cell table:style-name="ce2" table:number-columns-repeated="3"/>
          <table:table-cell table:number-columns-repeated="2"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Nersingen</text:p>
          </table:table-cell>
          <table:table-cell table:number-columns-repeated="2" table:style-name="ce2" office:value-type="string" calcext:value-type="string">
            <text:p>Rock's</text:p>
          </table:table-cell>
          <table:table-cell table:style-name="ce2" office:value-type="string" calcext:value-type="string">
            <text:p>rocks-nersingen.de</text:p>
          </table:table-cell>
          <table:table-cell table:style-name="ce2" office:value-type="string" calcext:value-type="string">
            <text:p>info@rocks-nersingen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eusäß</text:p>
          </table:table-cell>
          <table:table-cell table:number-columns-repeated="2" table:style-name="ce2" office:value-type="string" calcext:value-type="string">
            <text:p>Stereoton</text:p>
          </table:table-cell>
          <table:table-cell table:style-name="ce2" office:value-type="string" calcext:value-type="string">
            <text:p>jugendkulturhaus.de</text:p>
          </table:table-cell>
          <table:table-cell table:style-name="ce2" office:value-type="string" calcext:value-type="string">
            <text:p>stereoton@jugendkulturhaus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ürnberg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Benni</text:p>
          </table:table-cell>
          <table:table-cell table:style-name="ce2" office:value-type="string" calcext:value-type="string">
            <text:p>facebook.com/bennykindler</text:p>
          </table:table-cell>
          <table:table-cell table:number-columns-repeated="2"/>
          <table:table-cell table:style-name="ce2" office:value-type="string" calcext:value-type="string">
            <text:p>Lokaler Booker für verschiedene Venues</text:p>
          </table:table-cell>
          <table:table-cell table:style-name="ce3"/>
          <table:table-cell table:style-name="ce3" office:value-type="string" calcext:value-type="string">
            <text:p>Faceboo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ürnberg</text:p>
          </table:table-cell>
          <table:table-cell table:style-name="ce2" office:value-type="string" calcext:value-type="string">
            <text:p>Cultfactory</text:p>
          </table:table-cell>
          <table:table-cell table:style-name="ce2" office:value-type="string" calcext:value-type="string">
            <text:p>Luise</text:p>
          </table:table-cell>
          <table:table-cell table:style-name="ce2" office:value-type="string" calcext:value-type="string">
            <text:p>luise-cultfactory.de</text:p>
          </table:table-cell>
          <table:table-cell table:style-name="ce2" office:value-type="string" calcext:value-type="string">
            <text:p>info@luise-cultfactory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ürnberg</text:p>
          </table:table-cell>
          <table:table-cell table:number-columns-repeated="2" table:style-name="ce2" office:value-type="string" calcext:value-type="string">
            <text:p>Hirsch</text:p>
          </table:table-cell>
          <table:table-cell table:style-name="ce2" office:value-type="string" calcext:value-type="string">
            <text:p>der-hirsch.de</text:p>
          </table:table-cell>
          <table:table-cell table:style-name="ce37" office:value-type="string" calcext:value-type="string">
            <text:p>booking@der-hirsch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ürnberg</text:p>
          </table:table-cell>
          <table:table-cell table:style-name="ce2" office:value-type="string" calcext:value-type="string">
            <text:p>Klüpfel</text:p>
          </table:table-cell>
          <table:table-cell table:style-name="ce2" office:value-type="string" calcext:value-type="string">
            <text:p>Matthias, Hallo Klüpfel</text:p>
          </table:table-cell>
          <table:table-cell table:style-name="ce2" office:value-type="string" calcext:value-type="string">
            <text:p>kluepfel.de</text:p>
          </table:table-cell>
          <table:table-cell table:style-name="ce2" office:value-type="string" calcext:value-type="string">
            <text:p>booking@kluepfel.de</text:p>
          </table:table-cell>
          <table:table-cell table:number-columns-repeated="2"/>
          <table:table-cell table:number-columns-repeated="2" table:style-name="ce3" office:value-type="string" calcext:value-type="string">
            <text:p>M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ürnberg</text:p>
          </table:table-cell>
          <table:table-cell table:style-name="ce2" office:value-type="string" calcext:value-type="string">
            <text:p>Kulturverein</text:p>
          </table:table-cell>
          <table:table-cell table:style-name="ce2" office:value-type="string" calcext:value-type="string">
            <text:p>KV</text:p>
          </table:table-cell>
          <table:table-cell table:style-name="ce2" office:value-type="string" calcext:value-type="string">
            <text:p>kunstverein-nuernberg.de</text:p>
          </table:table-cell>
          <table:table-cell table:style-name="ce2" office:value-type="string" calcext:value-type="string">
            <text:p>anfragen@kv-nbg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ürnberg</text:p>
          </table:table-cell>
          <table:table-cell table:number-columns-repeated="2" table:style-name="ce2" office:value-type="string" calcext:value-type="string">
            <text:p>Musikzentrale</text:p>
          </table:table-cell>
          <table:table-cell table:style-name="ce2" office:value-type="string" calcext:value-type="string">
            <text:p>musikzentrale.com</text:p>
          </table:table-cell>
          <table:table-cell table:style-name="ce2" office:value-type="string" calcext:value-type="string">
            <text:p>info@musikzentrale.com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ürnberg</text:p>
          </table:table-cell>
          <table:table-cell table:number-columns-repeated="2" table:style-name="ce2" office:value-type="string" calcext:value-type="string">
            <text:p>Quibble</text:p>
          </table:table-cell>
          <table:table-cell table:style-name="ce2" office:value-type="string" calcext:value-type="string">
            <text:p>quibble.de</text:p>
          </table:table-cell>
          <table:table-cell table:style-name="ce2" office:value-type="string" calcext:value-type="string">
            <text:p>kontakt@quibble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ürnberg</text:p>
          </table:table-cell>
          <table:table-cell table:style-name="ce2" office:value-type="string" calcext:value-type="string">
            <text:p>Quibble</text:p>
          </table:table-cell>
          <table:table-cell table:style-name="ce2" office:value-type="string" calcext:value-type="string">
            <text:p>Michael</text:p>
          </table:table-cell>
          <table:table-cell table:style-name="ce2" office:value-type="string" calcext:value-type="string">
            <text:p>quibble.de</text:p>
          </table:table-cell>
          <table:table-cell table:style-name="ce2" office:value-type="string" calcext:value-type="string">
            <text:p>michael.gerner@quibble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ürnberg</text:p>
          </table:table-cell>
          <table:table-cell table:number-columns-repeated="2" table:style-name="ce2" office:value-type="string" calcext:value-type="string">
            <text:p>Rockfabrik</text:p>
          </table:table-cell>
          <table:table-cell table:style-name="ce2" office:value-type="string" calcext:value-type="string">
            <text:p>rockfabrik.de</text:p>
          </table:table-cell>
          <table:table-cell table:style-name="ce37" office:value-type="string" calcext:value-type="string">
            <text:p>info@rockfabrik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ürnberg</text:p>
          </table:table-cell>
          <table:table-cell table:style-name="ce2" office:value-type="string" calcext:value-type="string">
            <text:p>Rockfabrik</text:p>
          </table:table-cell>
          <table:table-cell table:style-name="ce2" office:value-type="string" calcext:value-type="string">
            <text:p>Julia</text:p>
          </table:table-cell>
          <table:table-cell table:style-name="ce2" office:value-type="string" calcext:value-type="string">
            <text:p>rockfabrik.de</text:p>
          </table:table-cell>
          <table:table-cell table:style-name="ce37" office:value-type="string" calcext:value-type="string">
            <text:p>julia@rockfabrik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ürnberg</text:p>
          </table:table-cell>
          <table:table-cell table:number-columns-repeated="2" table:style-name="ce2" office:value-type="string" calcext:value-type="string">
            <text:p>Z-Bau</text:p>
          </table:table-cell>
          <table:table-cell table:style-name="ce2" office:value-type="string" calcext:value-type="string">
            <text:p>z-bau.com</text:p>
          </table:table-cell>
          <table:table-cell table:style-name="ce2" office:value-type="string" calcext:value-type="string">
            <text:p>booking@z-bau.com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ürnberg</text:p>
          </table:table-cell>
          <table:table-cell table:number-columns-repeated="2" table:style-name="ce2" office:value-type="string" calcext:value-type="string">
            <text:p>Zentralcafe</text:p>
          </table:table-cell>
          <table:table-cell table:style-name="ce2" office:value-type="string" calcext:value-type="string">
            <text:p>www.zentralcafe.com</text:p>
          </table:table-cell>
          <table:table-cell table:style-name="ce2" office:value-type="string" calcext:value-type="string">
            <text:p>info@zentralcafe.com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assau</text:p>
          </table:table-cell>
          <table:table-cell table:style-name="ce2" office:value-type="string" calcext:value-type="string">
            <text:p>Tabakfabrik</text:p>
          </table:table-cell>
          <table:table-cell table:style-name="ce36" office:value-type="string" calcext:value-type="string">
            <text:p>MFV</text:p>
          </table:table-cell>
          <table:table-cell table:style-name="ce2" office:value-type="string" calcext:value-type="string">
            <text:p>mfv-passau.de</text:p>
          </table:table-cell>
          <table:table-cell table:style-name="ce2" office:value-type="string" calcext:value-type="string">
            <text:p>tabakfabrik@googlemail.com</text:p>
          </table:table-cell>
          <table:table-cell table:number-columns-repeated="2"/>
          <table:table-cell table:number-columns-repeated="2" table:style-name="ce3" office:value-type="string" calcext:value-type="string">
            <text:p>M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assau</text:p>
          </table:table-cell>
          <table:table-cell table:style-name="ce2" office:value-type="string" calcext:value-type="string">
            <text:p>Zeughaus</text:p>
          </table:table-cell>
          <table:table-cell table:style-name="ce36" office:value-type="string" calcext:value-type="string">
            <text:p>Kathi</text:p>
          </table:table-cell>
          <table:table-cell table:style-name="ce2" office:value-type="string" calcext:value-type="string">
            <text:p>zeughaus-passau.de</text:p>
          </table:table-cell>
          <table:table-cell table:style-name="ce2" office:value-type="string" calcext:value-type="string">
            <text:p>kr@kamel-events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assau</text:p>
          </table:table-cell>
          <table:table-cell table:style-name="ce2" office:value-type="string" calcext:value-type="string">
            <text:p>Zeughaus</text:p>
          </table:table-cell>
          <table:table-cell table:style-name="ce36" office:value-type="string" calcext:value-type="string">
            <text:p>Christian</text:p>
          </table:table-cell>
          <table:table-cell table:style-name="ce2" office:value-type="string" calcext:value-type="string">
            <text:p>zeughaus-passau.de</text:p>
          </table:table-cell>
          <table:table-cell table:style-name="ce2" office:value-type="string" calcext:value-type="string">
            <text:p>punkpanther@gmx.net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assau</text:p>
          </table:table-cell>
          <table:table-cell table:style-name="ce2" office:value-type="string" calcext:value-type="string">
            <text:p>Zeughaus</text:p>
          </table:table-cell>
          <table:table-cell table:style-name="ce36" office:value-type="string" calcext:value-type="string">
            <text:p>Johannes</text:p>
          </table:table-cell>
          <table:table-cell table:style-name="ce2" office:value-type="string" calcext:value-type="string">
            <text:p>zeughaus-passau.de</text:p>
          </table:table-cell>
          <table:table-cell table:style-name="ce2" office:value-type="string" calcext:value-type="string">
            <text:p>karodde@gmx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assau</text:p>
          </table:table-cell>
          <table:table-cell table:style-name="ce2" office:value-type="string" calcext:value-type="string">
            <text:p>Zeughaus</text:p>
          </table:table-cell>
          <table:table-cell table:style-name="ce36" office:value-type="string" calcext:value-type="string">
            <text:p>Sebastian</text:p>
          </table:table-cell>
          <table:table-cell table:style-name="ce2" office:value-type="string" calcext:value-type="string">
            <text:p>zeughaus-passau.de</text:p>
          </table:table-cell>
          <table:table-cell table:style-name="ce2" office:value-type="string" calcext:value-type="string">
            <text:p>sebi.ruppert@freenet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assau</text:p>
          </table:table-cell>
          <table:table-cell table:style-name="ce2" office:value-type="string" calcext:value-type="string">
            <text:p>Zeughaus</text:p>
          </table:table-cell>
          <table:table-cell table:style-name="ce36" office:value-type="string" calcext:value-type="string">
            <text:p>Eva</text:p>
          </table:table-cell>
          <table:table-cell table:style-name="ce2" office:value-type="string" calcext:value-type="string">
            <text:p>zeughaus-passau.de</text:p>
          </table:table-cell>
          <table:table-cell table:style-name="ce2" office:value-type="string" calcext:value-type="string">
            <text:p>eva-zink@web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assau</text:p>
          </table:table-cell>
          <table:table-cell table:style-name="ce2" office:value-type="string" calcext:value-type="string">
            <text:p>Zeughaus</text:p>
          </table:table-cell>
          <table:table-cell table:style-name="ce36" office:value-type="string" calcext:value-type="string">
            <text:p>Bernhard</text:p>
          </table:table-cell>
          <table:table-cell table:style-name="ce2" office:value-type="string" calcext:value-type="string">
            <text:p>zeughaus-passau.de</text:p>
          </table:table-cell>
          <table:table-cell table:style-name="ce2" office:value-type="string" calcext:value-type="string">
            <text:p>bernhard.grassl1@gmail.com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gensburg</text:p>
          </table:table-cell>
          <table:table-cell table:style-name="ce2" office:value-type="string" calcext:value-type="string">
            <text:p>Alte Mälzerei</text:p>
          </table:table-cell>
          <table:table-cell table:style-name="ce2" office:value-type="string" calcext:value-type="string">
            <text:p>Stefan</text:p>
          </table:table-cell>
          <table:table-cell table:style-name="ce2" office:value-type="string" calcext:value-type="string">
            <text:p>alte-maelzerei.de</text:p>
          </table:table-cell>
          <table:table-cell table:style-name="ce2" office:value-type="string" calcext:value-type="string">
            <text:p>stefan.glufke@alte-maelzerei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gensburg</text:p>
          </table:table-cell>
          <table:table-cell table:style-name="ce2" office:value-type="string" calcext:value-type="string">
            <text:p>Alte Mälzerei</text:p>
          </table:table-cell>
          <table:table-cell table:style-name="ce2" office:value-type="string" calcext:value-type="string">
            <text:p>Hans</text:p>
          </table:table-cell>
          <table:table-cell table:style-name="ce2" office:value-type="string" calcext:value-type="string">
            <text:p>alte-maelzerei.de</text:p>
          </table:table-cell>
          <table:table-cell table:style-name="ce2" office:value-type="string" calcext:value-type="string">
            <text:p>hans.krottenthaler@alte-maelzerei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chweinfurt</text:p>
          </table:table-cell>
          <table:table-cell table:style-name="ce2" office:value-type="string" calcext:value-type="string">
            <text:p>Stattbahnhof</text:p>
          </table:table-cell>
          <table:table-cell table:style-name="ce2" office:value-type="string" calcext:value-type="string">
            <text:p>Programmgruppe Stattbahnhof</text:p>
          </table:table-cell>
          <table:table-cell table:style-name="ce2" office:value-type="string" calcext:value-type="string">
            <text:p>stattbahnhof-sw.de</text:p>
          </table:table-cell>
          <table:table-cell table:style-name="ce2" office:value-type="string" calcext:value-type="string">
            <text:p>booking@stattbahnhof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traßkirchen</text:p>
          </table:table-cell>
          <table:table-cell table:number-columns-repeated="2" table:style-name="ce2" office:value-type="string" calcext:value-type="string">
            <text:p>Plutonium Klub</text:p>
          </table:table-cell>
          <table:table-cell table:style-name="ce2" office:value-type="string" calcext:value-type="string">
            <text:p>plutonium-klub.com</text:p>
          </table:table-cell>
          <table:table-cell table:style-name="ce2" office:value-type="string" calcext:value-type="string">
            <text:p>booking@plutonium-klub.com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öging</text:p>
          </table:table-cell>
          <table:table-cell table:style-name="ce2" office:value-type="string" calcext:value-type="string">
            <text:p>Silo </text:p>
          </table:table-cell>
          <table:table-cell table:style-name="ce2" office:value-type="string" calcext:value-type="string">
            <text:p>Silo</text:p>
          </table:table-cell>
          <table:table-cell table:style-name="ce2" office:value-type="string" calcext:value-type="string">
            <text:p>ourhomeland.wix.com</text:p>
          </table:table-cell>
          <table:table-cell table:style-name="ce2" office:value-type="string" calcext:value-type="string">
            <text:p>play@silo1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eil Der Stadt</text:p>
          </table:table-cell>
          <table:table-cell table:style-name="ce2" office:value-type="string" calcext:value-type="string">
            <text:p>Jugendhaus Kloster</text:p>
          </table:table-cell>
          <table:table-cell table:style-name="ce2" office:value-type="string" calcext:value-type="string">
            <text:p>JH Kloster</text:p>
          </table:table-cell>
          <table:table-cell table:style-name="ce2" office:value-type="string" calcext:value-type="string">
            <text:p>jh-kloster.de</text:p>
          </table:table-cell>
          <table:table-cell table:style-name="ce2" office:value-type="string" calcext:value-type="string">
            <text:p>Info@jh-kloster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ürzburg</text:p>
          </table:table-cell>
          <table:table-cell table:style-name="ce2" office:value-type="string" calcext:value-type="string">
            <text:p>BHof</text:p>
          </table:table-cell>
          <table:table-cell table:style-name="ce2" office:value-type="string" calcext:value-type="string">
            <text:p>Christof</text:p>
          </table:table-cell>
          <table:table-cell table:style-name="ce2" office:value-type="string" calcext:value-type="string">
            <text:p>b-hof.de</text:p>
          </table:table-cell>
          <table:table-cell table:style-name="ce2" office:value-type="string" calcext:value-type="string">
            <text:p>christof@b-hof.de</text:p>
          </table:table-cell>
          <table:table-cell table:number-columns-repeated="2"/>
          <table:table-cell table:number-columns-repeated="2" table:style-name="ce3" office:value-type="string" calcext:value-type="string">
            <text:p>M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ürzburg</text:p>
          </table:table-cell>
          <table:table-cell table:style-name="ce2" office:value-type="string" calcext:value-type="string">
            <text:p>BHof</text:p>
          </table:table-cell>
          <table:table-cell table:style-name="ce2" office:value-type="string" calcext:value-type="string">
            <text:p>Lucky</text:p>
          </table:table-cell>
          <table:table-cell table:style-name="ce2" office:value-type="string" calcext:value-type="string">
            <text:p>b-hof.de</text:p>
          </table:table-cell>
          <table:table-cell table:style-name="ce2" office:value-type="string" calcext:value-type="string">
            <text:p>lucky@b-hof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ürzburg</text:p>
          </table:table-cell>
          <table:table-cell table:style-name="ce2" office:value-type="string" calcext:value-type="string">
            <text:p>Cafe Kairo</text:p>
          </table:table-cell>
          <table:table-cell table:style-name="ce2" office:value-type="string" calcext:value-type="string">
            <text:p>Würzburger Rockgemeinschaft</text:p>
          </table:table-cell>
          <table:table-cell table:style-name="ce2" office:value-type="string" calcext:value-type="string">
            <text:p>wuerg.net</text:p>
          </table:table-cell>
          <table:table-cell table:style-name="ce2" office:value-type="string" calcext:value-type="string">
            <text:p>mhlungu0@gmail.com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ürzburg</text:p>
          </table:table-cell>
          <table:table-cell table:style-name="ce2" office:value-type="string" calcext:value-type="string">
            <text:p>Cafe Kairo</text:p>
          </table:table-cell>
          <table:table-cell table:style-name="ce2" office:value-type="string" calcext:value-type="string">
            <text:p>Matthias</text:p>
          </table:table-cell>
          <table:table-cell table:style-name="ce2" office:value-type="string" calcext:value-type="string">
            <text:p>xyeahx.blogsport.de</text:p>
          </table:table-cell>
          <table:table-cell table:style-name="ce2" office:value-type="string" calcext:value-type="string">
            <text:p>-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Webfor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ürzburg</text:p>
          </table:table-cell>
          <table:table-cell table:style-name="ce2" office:value-type="string" calcext:value-type="string">
            <text:p>Jugendclub Immerhin</text:p>
          </table:table-cell>
          <table:table-cell table:style-name="ce2" office:value-type="string" calcext:value-type="string">
            <text:p>Immerhin</text:p>
          </table:table-cell>
          <table:table-cell table:style-name="ce2" office:value-type="string" calcext:value-type="string">
            <text:p>immerhin-wuerzburg.de</text:p>
          </table:table-cell>
          <table:table-cell table:style-name="ce2" office:value-type="string" calcext:value-type="string">
            <text:p>whole_lotta_pete@gmx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traubing</text:p>
          </table:table-cell>
          <table:table-cell table:style-name="ce2" office:value-type="string" calcext:value-type="string">
            <text:p>Tiefenrausch</text:p>
          </table:table-cell>
          <table:table-cell table:style-name="ce2" office:value-type="string" calcext:value-type="string">
            <text:p>Nathalie, Hallo Tiefenrausch</text:p>
          </table:table-cell>
          <table:table-cell table:style-name="ce2" office:value-type="string" calcext:value-type="string">
            <text:p>tiefenrauschstraubing.de</text:p>
          </table:table-cell>
          <table:table-cell table:style-name="ce2" office:value-type="string" calcext:value-type="string">
            <text:p>natty@tiefenrauschstraubing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traubing</text:p>
          </table:table-cell>
          <table:table-cell table:style-name="ce2" office:value-type="string" calcext:value-type="string">
            <text:p>Tiefenrausch</text:p>
          </table:table-cell>
          <table:table-cell table:style-name="ce2" office:value-type="string" calcext:value-type="string">
            <text:p>Teifenrausch</text:p>
          </table:table-cell>
          <table:table-cell table:style-name="ce2" office:value-type="string" calcext:value-type="string">
            <text:p>tiefenrauschstraubing.de</text:p>
          </table:table-cell>
          <table:table-cell table:style-name="ce2" office:value-type="string" calcext:value-type="string">
            <text:p>info@tiefenrauschstraubing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traubing</text:p>
          </table:table-cell>
          <table:table-cell table:style-name="ce2" office:value-type="string" calcext:value-type="string">
            <text:p>Raven</text:p>
          </table:table-cell>
          <table:table-cell table:style-name="ce2" office:value-type="string" calcext:value-type="string">
            <text:p>Fred, Hallo Raven</text:p>
          </table:table-cell>
          <table:table-cell table:style-name="ce2" office:value-type="string" calcext:value-type="string">
            <text:p>ali-raven.com</text:p>
          </table:table-cell>
          <table:table-cell table:style-name="ce2" office:value-type="string" calcext:value-type="string">
            <text:p>info@ali-raven.com</text:p>
          </table:table-cell>
          <table:table-cell table:number-columns-repeated="2"/>
          <table:table-cell table:number-columns-repeated="2" table:style-name="ce3" office:value-type="string" calcext:value-type="string">
            <text:p>M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osenheim</text:p>
          </table:table-cell>
          <table:table-cell table:style-name="ce2" office:value-type="string" calcext:value-type="string">
            <text:p>Vetternwirtschaft</text:p>
          </table:table-cell>
          <table:table-cell table:style-name="ce2" office:value-type="string" calcext:value-type="string">
            <text:p>Vetterwirtschaft</text:p>
          </table:table-cell>
          <table:table-cell table:style-name="ce34" office:value-type="string" calcext:value-type="string">
            <text:p>vfbk.net</text:p>
          </table:table-cell>
          <table:table-cell table:style-name="ce38" office:value-type="string" calcext:value-type="string">
            <text:p>vetternbooking@yahoo.de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M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ürnberg</text:p>
          </table:table-cell>
          <table:table-cell table:style-name="ce2" office:value-type="string" calcext:value-type="string">
            <text:p>Doom over Nuernberg</text:p>
          </table:table-cell>
          <table:table-cell/>
          <table:table-cell table:style-name="ce4"/>
          <table:table-cell table:style-name="ce2" office:value-type="string" calcext:value-type="string">
            <text:p>doom-over-nuernberg@info.de</text:p>
          </table:table-cell>
          <table:table-cell table:number-columns-repeated="2"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Aschaffenburg</text:p>
          </table:table-cell>
          <table:table-cell table:style-name="ce2" office:value-type="string" calcext:value-type="string">
            <text:p>JuKuZ</text:p>
          </table:table-cell>
          <table:table-cell/>
          <table:table-cell table:style-name="ce4"/>
          <table:table-cell table:style-name="ce2" office:value-type="string" calcext:value-type="string">
            <text:p>musikbuero@jukuz.de</text:p>
          </table:table-cell>
          <table:table-cell table:number-columns-repeated="2"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Wachenroth</text:p>
          </table:table-cell>
          <table:table-cell table:style-name="ce2" office:value-type="string" calcext:value-type="string">
            <text:p>Toxicity</text:p>
          </table:table-cell>
          <table:table-cell/>
          <table:table-cell table:style-name="ce4"/>
          <table:table-cell table:style-name="ce2" office:value-type="string" calcext:value-type="string">
            <text:p>house-of-corpse@t-online.de</text:p>
          </table:table-cell>
          <table:table-cell table:number-columns-repeated="2"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Adelsheim</text:p>
          </table:table-cell>
          <table:table-cell table:style-name="ce2" office:value-type="string" calcext:value-type="string">
            <text:p>Live Factory</text:p>
          </table:table-cell>
          <table:table-cell/>
          <table:table-cell table:style-name="ce4"/>
          <table:table-cell table:style-name="ce2" office:value-type="string" calcext:value-type="string">
            <text:p>live-factory@t-online.de</text:p>
          </table:table-cell>
          <table:table-cell table:number-columns-repeated="2"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Schweinfurt</text:p>
          </table:table-cell>
          <table:table-cell table:style-name="ce2" office:value-type="string" calcext:value-type="string">
            <text:p>Jugendhaus</text:p>
          </table:table-cell>
          <table:table-cell/>
          <table:table-cell table:style-name="ce4"/>
          <table:table-cell table:style-name="ce2" office:value-type="string" calcext:value-type="string">
            <text:p>jugendhaus@schweinfurt.de</text:p>
          </table:table-cell>
          <table:table-cell table:number-columns-repeated="2"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Bad Windsheim</text:p>
          </table:table-cell>
          <table:table-cell table:style-name="ce2" office:value-type="string" calcext:value-type="string">
            <text:p>SChneiderscheune</text:p>
          </table:table-cell>
          <table:table-cell/>
          <table:table-cell table:style-name="ce4"/>
          <table:table-cell table:style-name="ce2" office:value-type="string" calcext:value-type="string">
            <text:p>team@jugendtreff-schneiderscheune.de</text:p>
          </table:table-cell>
          <table:table-cell table:number-columns-repeated="2"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Hammelburg</text:p>
          </table:table-cell>
          <table:table-cell table:style-name="ce2" office:value-type="string" calcext:value-type="string">
            <text:p>Musikinitiative Hammelburg e.V.</text:p>
          </table:table-cell>
          <table:table-cell/>
          <table:table-cell table:style-name="ce4"/>
          <table:table-cell table:style-name="ce2" office:value-type="string" calcext:value-type="string">
            <text:p>manuel-bauer@musikini.de</text:p>
          </table:table-cell>
          <table:table-cell table:number-columns-repeated="2"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Bamberg</text:p>
          </table:table-cell>
          <table:table-cell table:style-name="ce2" office:value-type="string" calcext:value-type="string">
            <text:p>Sounds'n'Arts</text:p>
          </table:table-cell>
          <table:table-cell/>
          <table:table-cell table:style-name="ce4"/>
          <table:table-cell table:style-name="ce2" office:value-type="string" calcext:value-type="string">
            <text:p>Info@sounds-n-arts.com</text:p>
          </table:table-cell>
          <table:table-cell table:number-columns-repeated="2"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Nürnberg</text:p>
          </table:table-cell>
          <table:table-cell table:style-name="ce2" office:value-type="string" calcext:value-type="string">
            <text:p>Power&amp;Equality</text:p>
          </table:table-cell>
          <table:table-cell/>
          <table:table-cell table:style-name="ce4"/>
          <table:table-cell table:style-name="ce2" office:value-type="string" calcext:value-type="string">
            <text:p>thexheat@gmail.com</text:p>
          </table:table-cell>
          <table:table-cell table:number-columns-repeated="2"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Würzburg</text:p>
          </table:table-cell>
          <table:table-cell table:style-name="ce2" office:value-type="string" calcext:value-type="string">
            <text:p>Goondock Entertainment</text:p>
          </table:table-cell>
          <table:table-cell/>
          <table:table-cell table:style-name="ce4"/>
          <table:table-cell table:style-name="ce2" office:value-type="string" calcext:value-type="string">
            <text:p>meiki@vhamrad.de</text:p>
          </table:table-cell>
          <table:table-cell table:number-columns-repeated="2"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Miltenberg</text:p>
          </table:table-cell>
          <table:table-cell table:number-columns-repeated="2" table:style-name="ce2" office:value-type="string" calcext:value-type="string">
            <text:p>Beavers</text:p>
          </table:table-cell>
          <table:table-cell table:style-name="ce2" office:value-type="string" calcext:value-type="string">
            <text:p>beaversmiltenberg.de</text:p>
          </table:table-cell>
          <table:table-cell table:style-name="ce2" office:value-type="string" calcext:value-type="string">
            <text:p>-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Webform</text:p>
          </table:table-cell>
          <table:table-cell table:number-columns-repeated="1015"/>
        </table:table-row>
        <table:table-row table:style-name="ro1" table:number-rows-repeated="934">
          <table:table-cell table:number-columns-repeated="7"/>
          <table:table-cell table:style-name="ce3" table:number-columns-repeated="2"/>
          <table:table-cell table:number-columns-repeated="1015"/>
        </table:table-row>
        <table:table-row table:style-name="ro2" table:number-rows-repeated="1047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chleswig Holstein" table:style-name="ta16">
        <office:forms form:automatic-focus="false" form:apply-design-mode="false"/>
        <table:table-column table:style-name="co5" table:number-columns-repeated="3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Stadt/ Ort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Anrede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Tel.</text:p>
          </table:table-cell>
          <table:table-cell table:style-name="ce1" office:value-type="string" calcext:value-type="string">
            <text:p>Notize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Gahlen</text:p>
          </table:table-cell>
          <table:table-cell table:style-name="ce1" table:number-columns-repeated="16"/>
          <table:table-cell table:number-columns-repeated="999"/>
        </table:table-row>
        <table:table-row table:style-name="ro1">
          <table:table-cell table:style-name="ce2" office:value-type="string" calcext:value-type="string">
            <text:p>Flensburg</text:p>
          </table:table-cell>
          <table:table-cell table:number-columns-repeated="2" table:style-name="ce2" office:value-type="string" calcext:value-type="string">
            <text:p>Kühlhaus</text:p>
          </table:table-cell>
          <table:table-cell table:style-name="ce2" office:value-type="string" calcext:value-type="string">
            <text:p>kuehlhaus.net</text:p>
          </table:table-cell>
          <table:table-cell table:style-name="ce2" office:value-type="string" calcext:value-type="string">
            <text:p>info@kuehlhaus.net</text:p>
          </table:table-cell>
          <table:table-cell table:number-columns-repeated="2"/>
          <table:table-cell table:style-name="ce3" office:value-type="string" calcext:value-type="string">
            <text:p>Mail</text:p>
          </table:table-cell>
          <table:table-cell table:style-name="ce3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iel</text:p>
          </table:table-cell>
          <table:table-cell table:style-name="ce2" office:value-type="string" calcext:value-type="string">
            <text:p>Die Pumpe</text:p>
          </table:table-cell>
          <table:table-cell table:style-name="ce2" office:value-type="string" calcext:value-type="string">
            <text:p>Marco</text:p>
          </table:table-cell>
          <table:table-cell table:style-name="ce2" office:value-type="string" calcext:value-type="string">
            <text:p>diepumpe.de</text:p>
          </table:table-cell>
          <table:table-cell table:style-name="ce2" office:value-type="string" calcext:value-type="string">
            <text:p>carlos@diepumpe.de</text:p>
          </table:table-cell>
          <table:table-cell table:number-columns-repeated="2"/>
          <table:table-cell table:style-name="ce3" office:value-type="string" calcext:value-type="string">
            <text:p>Mail</text:p>
          </table:table-cell>
          <table:table-cell table:style-name="ce3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iel</text:p>
          </table:table-cell>
          <table:table-cell table:style-name="ce2" office:value-type="string" calcext:value-type="string">
            <text:p>Die Pumpe</text:p>
          </table:table-cell>
          <table:table-cell table:style-name="ce2" office:value-type="string" calcext:value-type="string">
            <text:p>Dennis</text:p>
          </table:table-cell>
          <table:table-cell table:style-name="ce2" office:value-type="string" calcext:value-type="string">
            <text:p>diepumpe.de</text:p>
          </table:table-cell>
          <table:table-cell table:style-name="ce2" office:value-type="string" calcext:value-type="string">
            <text:p>oetzi@diepumpe.de</text:p>
          </table:table-cell>
          <table:table-cell table:number-columns-repeated="2"/>
          <table:table-cell table:style-name="ce3" office:value-type="string" calcext:value-type="string">
            <text:p>Mail</text:p>
          </table:table-cell>
          <table:table-cell table:style-name="ce3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Lübeck</text:p>
          </table:table-cell>
          <table:table-cell table:number-columns-repeated="2" table:style-name="ce2" office:value-type="string" calcext:value-type="string">
            <text:p>Dr. Rock</text:p>
          </table:table-cell>
          <table:table-cell table:style-name="ce2" office:value-type="string" calcext:value-type="string">
            <text:p>dr-rock-club.de</text:p>
          </table:table-cell>
          <table:table-cell table:style-name="ce2" office:value-type="string" calcext:value-type="string">
            <text:p>contact@dr-rock-club.de</text:p>
          </table:table-cell>
          <table:table-cell table:number-columns-repeated="2"/>
          <table:table-cell table:style-name="ce3" office:value-type="string" calcext:value-type="string">
            <text:p>Mail</text:p>
          </table:table-cell>
          <table:table-cell table:style-name="ce3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Lübeck</text:p>
          </table:table-cell>
          <table:table-cell table:style-name="ce2" office:value-type="string" calcext:value-type="string">
            <text:p>Body And Soul</text:p>
          </table:table-cell>
          <table:table-cell table:style-name="ce2" office:value-type="string" calcext:value-type="string">
            <text:p>Cargo Events</text:p>
          </table:table-cell>
          <table:table-cell table:style-name="ce2" office:value-type="string" calcext:value-type="string">
            <text:p>bodyandsoul.de</text:p>
          </table:table-cell>
          <table:table-cell table:style-name="ce2" office:value-type="string" calcext:value-type="string">
            <text:p>bootsmann@cargo-schiff.de</text:p>
          </table:table-cell>
          <table:table-cell table:number-columns-repeated="2"/>
          <table:table-cell table:style-name="ce3" office:value-type="string" calcext:value-type="string">
            <text:p>Mail</text:p>
          </table:table-cell>
          <table:table-cell table:style-name="ce3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lensburg</text:p>
          </table:table-cell>
          <table:table-cell table:style-name="ce2" office:value-type="string" calcext:value-type="string">
            <text:p>Volksbad</text:p>
          </table:table-cell>
          <table:table-cell table:style-name="ce2" office:value-type="string" calcext:value-type="string">
            <text:p>Flensburg</text:p>
          </table:table-cell>
          <table:table-cell table:style-name="ce2" office:value-type="string" calcext:value-type="string">
            <text:p>volxbad.de</text:p>
          </table:table-cell>
          <table:table-cell table:style-name="ce2" office:value-type="string" calcext:value-type="string">
            <text:p>volksbad.flensburg@t-online.de</text:p>
          </table:table-cell>
          <table:table-cell table:number-columns-repeated="2"/>
          <table:table-cell table:style-name="ce3" office:value-type="string" calcext:value-type="string">
            <text:p>Mail</text:p>
          </table:table-cell>
          <table:table-cell table:style-name="ce3" office:value-type="string" calcext:value-type="string">
            <text:p>x</text:p>
          </table:table-cell>
          <table:table-cell table:number-columns-repeated="1015"/>
        </table:table-row>
        <table:table-row table:style-name="ro1" table:number-rows-repeated="4">
          <table:table-cell table:number-columns-repeated="4"/>
          <table:table-cell table:style-name="ce4"/>
          <table:table-cell table:number-columns-repeated="2"/>
          <table:table-cell table:style-name="ce3" table:number-columns-repeated="2"/>
          <table:table-cell table:number-columns-repeated="1015"/>
        </table:table-row>
        <table:table-row table:style-name="ro1" table:number-rows-repeated="989">
          <table:table-cell table:number-columns-repeated="7"/>
          <table:table-cell table:style-name="ce3" table:number-columns-repeated="2"/>
          <table:table-cell table:number-columns-repeated="1015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usland" table:style-name="ta17">
        <office:forms form:automatic-focus="false" form:apply-design-mode="false"/>
        <table:table-column table:style-name="co5" table:number-columns-repeated="4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 calcext:value-type="string">
            <text:p>Company</text:p>
          </table:table-cell>
          <table:table-cell table:style-name="ce1" office:value-type="string" calcext:value-type="string">
            <text:p>Home Address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FirstName</text:p>
          </table:table-cell>
          <table:table-cell table:style-name="ce1" office:value-type="string" calcext:value-type="string">
            <text:p>Website</text:p>
          </table:table-cell>
          <table:table-cell table:style-name="ce1" office:value-type="string" calcext:value-type="string">
            <text:p>E-mail Address</text:p>
          </table:table-cell>
          <table:table-cell table:style-name="ce1" office:value-type="string" calcext:value-type="string">
            <text:p>Phone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AW</text:p>
          </table:table-cell>
          <table:table-cell table:style-name="ce1" office:value-type="string" calcext:value-type="string">
            <text:p>Type</text:p>
          </table:table-cell>
          <table:table-cell table:style-name="ce1" table:number-columns-repeated="15"/>
          <table:table-cell table:number-columns-repeated="999"/>
        </table:table-row>
        <table:table-row table:style-name="ro1">
          <table:table-cell table:style-name="ce2" office:value-type="string" calcext:value-type="string">
            <text:p>Dänemark</text:p>
          </table:table-cell>
          <table:table-cell table:style-name="ce2" office:value-type="string" calcext:value-type="string">
            <text:p>Kopenhagen</text:p>
          </table:table-cell>
          <table:table-cell table:number-columns-repeated="2" table:style-name="ce2" office:value-type="string" calcext:value-type="string">
            <text:p>Underwerket</text:p>
          </table:table-cell>
          <table:table-cell table:style-name="ce2" office:value-type="string" calcext:value-type="string">
            <text:p>under.werket.dk</text:p>
          </table:table-cell>
          <table:table-cell table:style-name="ce2" office:value-type="string" calcext:value-type="string">
            <text:p>Underwerket@kraftwerket.dk</text:p>
          </table:table-cell>
          <table:table-cell table:number-columns-repeated="3"/>
          <table:table-cell table:style-name="ce3" office:value-type="string" calcext:value-type="string">
            <text:p>Mail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Österreich</text:p>
          </table:table-cell>
          <table:table-cell table:style-name="ce2" office:value-type="string" calcext:value-type="string">
            <text:p>Vöcklabruck</text:p>
          </table:table-cell>
          <table:table-cell table:number-columns-repeated="2" table:style-name="ce2" office:value-type="string" calcext:value-type="string">
            <text:p>OKH</text:p>
          </table:table-cell>
          <table:table-cell table:style-name="ce2" office:value-type="string" calcext:value-type="string">
            <text:p>okh.or.at</text:p>
          </table:table-cell>
          <table:table-cell table:style-name="ce2" office:value-type="string" calcext:value-type="string">
            <text:p>programm@okh.or.at</text:p>
          </table:table-cell>
          <table:table-cell table:number-columns-repeated="3"/>
          <table:table-cell table:style-name="ce3" office:value-type="string" calcext:value-type="string">
            <text:p>Mail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Österreich</text:p>
          </table:table-cell>
          <table:table-cell table:style-name="ce2" office:value-type="string" calcext:value-type="string">
            <text:p>Salzburg</text:p>
          </table:table-cell>
          <table:table-cell table:style-name="ce2" office:value-type="string" calcext:value-type="string">
            <text:p>Rockhouse</text:p>
          </table:table-cell>
          <table:table-cell table:style-name="ce2" office:value-type="string" calcext:value-type="string">
            <text:p>Wolf</text:p>
          </table:table-cell>
          <table:table-cell table:style-name="ce2" office:value-type="string" calcext:value-type="string">
            <text:p>www.rockhouse.at</text:p>
          </table:table-cell>
          <table:table-cell table:style-name="ce2" office:value-type="string" calcext:value-type="string">
            <text:p>booking@rockhouse.at</text:p>
          </table:table-cell>
          <table:table-cell table:number-columns-repeated="3"/>
          <table:table-cell table:style-name="ce3" office:value-type="string" calcext:value-type="string">
            <text:p>Mail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Österreich</text:p>
          </table:table-cell>
          <table:table-cell table:style-name="ce2" office:value-type="string" calcext:value-type="string">
            <text:p>St. Pölten</text:p>
          </table:table-cell>
          <table:table-cell table:number-columns-repeated="2" table:style-name="ce2" office:value-type="string" calcext:value-type="string">
            <text:p>frei:raum</text:p>
          </table:table-cell>
          <table:table-cell table:style-name="ce2"/>
          <table:table-cell table:style-name="ce2" office:value-type="string" calcext:value-type="string">
            <text:p>wolfgang.matzl@st-poelten.gv.at</text:p>
          </table:table-cell>
          <table:table-cell table:number-columns-repeated="3"/>
          <table:table-cell table:style-name="ce3" office:value-type="string" calcext:value-type="string">
            <text:p>Mail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Österreich</text:p>
          </table:table-cell>
          <table:table-cell table:style-name="ce2" office:value-type="string" calcext:value-type="string">
            <text:p>Gei</text:p>
          </table:table-cell>
          <table:table-cell table:number-columns-repeated="2" table:style-name="ce2" office:value-type="string" calcext:value-type="string">
            <text:p>Musikclub Gei</text:p>
          </table:table-cell>
          <table:table-cell table:style-name="ce2" office:value-type="string" calcext:value-type="string">
            <text:p>facebook.com/gei.tk</text:p>
          </table:table-cell>
          <table:table-cell table:style-name="ce2"/>
          <table:table-cell table:number-columns-repeated="3"/>
          <table:table-cell table:style-name="ce3" office:value-type="string" calcext:value-type="string">
            <text:p>Facebook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Österreich</text:p>
          </table:table-cell>
          <table:table-cell table:style-name="ce2" office:value-type="string" calcext:value-type="string">
            <text:p>Wien</text:p>
          </table:table-cell>
          <table:table-cell table:number-columns-repeated="2" table:style-name="ce2" office:value-type="string" calcext:value-type="string">
            <text:p>Arena 3Raum</text:p>
          </table:table-cell>
          <table:table-cell table:style-name="ce2" office:value-type="string" calcext:value-type="string">
            <text:p>arenavie.com</text:p>
          </table:table-cell>
          <table:table-cell table:style-name="ce2" office:value-type="string" calcext:value-type="string">
            <text:p>-</text:p>
          </table:table-cell>
          <table:table-cell table:number-columns-repeated="3"/>
          <table:table-cell table:style-name="ce3" office:value-type="string" calcext:value-type="string">
            <text:p>Webfor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hweiz</text:p>
          </table:table-cell>
          <table:table-cell table:style-name="ce2" office:value-type="string" calcext:value-type="string">
            <text:p>Basel</text:p>
          </table:table-cell>
          <table:table-cell table:style-name="ce2" office:value-type="string" calcext:value-type="string">
            <text:p>Kaserne</text:p>
          </table:table-cell>
          <table:table-cell table:number-columns-repeated="6"/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Schweiz</text:p>
          </table:table-cell>
          <table:table-cell table:style-name="ce2" office:value-type="string" calcext:value-type="string">
            <text:p>Bremgarten</text:p>
          </table:table-cell>
          <table:table-cell table:number-columns-repeated="2" table:style-name="ce2" office:value-type="string" calcext:value-type="string">
            <text:p>Rockbunker</text:p>
          </table:table-cell>
          <table:table-cell table:style-name="ce2" office:value-type="string" calcext:value-type="string">
            <text:p>rockbunker.ch</text:p>
          </table:table-cell>
          <table:table-cell table:style-name="ce2" office:value-type="string" calcext:value-type="string">
            <text:p>rockbunker@gmx.ch</text:p>
          </table:table-cell>
          <table:table-cell table:number-columns-repeated="3"/>
          <table:table-cell table:style-name="ce3" office:value-type="string" calcext:value-type="string">
            <text:p>Mail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hweiz</text:p>
          </table:table-cell>
          <table:table-cell table:style-name="ce2" office:value-type="string" calcext:value-type="string">
            <text:p>Zürich</text:p>
          </table:table-cell>
          <table:table-cell table:number-columns-repeated="2" table:style-name="ce2" office:value-type="string" calcext:value-type="string">
            <text:p>Dynamo</text:p>
          </table:table-cell>
          <table:table-cell table:style-name="ce2" office:value-type="string" calcext:value-type="string">
            <text:p>dynamo.ch</text:p>
          </table:table-cell>
          <table:table-cell table:style-name="ce2" office:value-type="string" calcext:value-type="string">
            <text:p>info@dynamo.ch</text:p>
          </table:table-cell>
          <table:table-cell table:number-columns-repeated="3"/>
          <table:table-cell table:style-name="ce3" office:value-type="string" calcext:value-type="string">
            <text:p>Mail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iederlande</text:p>
          </table:table-cell>
          <table:table-cell table:style-name="ce2" office:value-type="string" calcext:value-type="string">
            <text:p>Amsterdam</text:p>
          </table:table-cell>
          <table:table-cell table:style-name="ce2" office:value-type="string" calcext:value-type="string">
            <text:p>The Cave</text:p>
          </table:table-cell>
          <table:table-cell/>
          <table:table-cell table:style-name="ce2" office:value-type="string" calcext:value-type="string">
            <text:p>facebook.com/pages/The-Cave</text:p>
          </table:table-cell>
          <table:table-cell table:style-name="ce2" office:value-type="string" calcext:value-type="string">
            <text:p>rockclubthecave@gmail.com</text:p>
          </table:table-cell>
          <table:table-cell table:number-columns-repeated="3"/>
          <table:table-cell table:style-name="ce3" office:value-type="string" calcext:value-type="string">
            <text:p>Mail</text:p>
          </table:table-cell>
          <table:table-cell table:number-columns-repeated="1014"/>
        </table:table-row>
        <table:table-row table:style-name="ro1" table:number-rows-repeated="7">
          <table:table-cell table:number-columns-repeated="5"/>
          <table:table-cell table:style-name="ce4"/>
          <table:table-cell table:number-columns-repeated="3"/>
          <table:table-cell table:style-name="ce3"/>
          <table:table-cell table:number-columns-repeated="1014"/>
        </table:table-row>
        <table:table-row table:style-name="ro1" table:number-rows-repeated="984">
          <table:table-cell table:number-columns-repeated="9"/>
          <table:table-cell table:style-name="ce3"/>
          <table:table-cell table:number-columns-repeated="1014"/>
        </table:table-row>
        <table:table-row table:style-name="ro2" table:number-rows-repeated="1047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Zusammenfügen" table:style-name="ta18">
        <office:forms form:automatic-focus="false" form:apply-design-mode="false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number-columns-repeated="2" table:default-cell-style-name="Default"/>
        <table:table-row table:style-name="ro4">
          <table:table-cell table:style-name="ce39" office:value-type="string" calcext:value-type="string">
            <text:p>Stadt</text:p>
          </table:table-cell>
          <table:table-cell table:style-name="ce39" office:value-type="string" calcext:value-type="string">
            <text:p>Club</text:p>
          </table:table-cell>
          <table:table-cell table:style-name="ce39" office:value-type="string" calcext:value-type="string">
            <text:p>Veranstaltername</text:p>
          </table:table-cell>
          <table:table-cell table:style-name="ce39" office:value-type="string" calcext:value-type="string">
            <text:p>Homepage</text:p>
          </table:table-cell>
          <table:table-cell table:style-name="ce39" office:value-type="string" calcext:value-type="string">
            <text:p>Email</text:p>
          </table:table-cell>
          <table:table-cell table:style-name="ce39" office:value-type="string" calcext:value-type="string">
            <text:p>Telefon</text:p>
          </table:table-cell>
          <table:table-cell table:style-name="ce39" office:value-type="string" calcext:value-type="string">
            <text:p>Bundesland</text:p>
          </table:table-cell>
          <table:table-cell table:style-name="ce39" office:value-type="string" calcext:value-type="string">
            <text:p>Land</text:p>
          </table:table-cell>
          <table:table-cell/>
        </table:table-row>
        <table:table-row table:style-name="ro5">
          <table:table-cell table:formula="of:=[$'Nordrhein-Westfalen'.A2:$'Nordrhein-Westfalen'.F2]" office:value-type="string" office:string-value="Aachen" calcext:value-type="string">
            <text:p>Aachen</text:p>
          </table:table-cell>
          <table:table-cell table:formula="of:=[$'Nordrhein-Westfalen'.B2:$'Nordrhein-Westfalen'.G2]" office:value-type="string" office:string-value="Musikbunker" calcext:value-type="string">
            <text:p>Musikbunker</text:p>
          </table:table-cell>
          <table:table-cell table:formula="of:=[$'Nordrhein-Westfalen'.C2:$'Nordrhein-Westfalen'.H2]" office:value-type="string" office:string-value="Musikbunker" calcext:value-type="string">
            <text:p>Musikbunker</text:p>
          </table:table-cell>
          <table:table-cell table:formula="of:=[$'Nordrhein-Westfalen'.D2:$'Nordrhein-Westfalen'.I2]" office:value-type="string" office:string-value="mubu.ac" calcext:value-type="string">
            <text:p>mubu.ac</text:p>
          </table:table-cell>
          <table:table-cell table:formula="of:=[$'Nordrhein-Westfalen'.E2:$'Nordrhein-Westfalen'.J2]" office:value-type="string" office:string-value="info@musikbunker-aachen.de" calcext:value-type="string">
            <text:p>info@musikbunker-aachen.de</text:p>
          </table:table-cell>
          <table:table-cell table:formula="of:=[$'Nordrhein-Westfalen'.F2:$'Nordrhein-Westfalen'.K2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Nordrhein-Westfalen'.A3:$'Nordrhein-Westfalen'.F3]" office:value-type="string" office:string-value="Attendorn" calcext:value-type="string">
            <text:p>Attendorn</text:p>
          </table:table-cell>
          <table:table-cell table:formula="of:=[$'Nordrhein-Westfalen'.B3:$'Nordrhein-Westfalen'.G3]" office:value-type="string" office:string-value="Noisebox" calcext:value-type="string">
            <text:p>Noisebox</text:p>
          </table:table-cell>
          <table:table-cell table:formula="of:=[$'Nordrhein-Westfalen'.C3:$'Nordrhein-Westfalen'.H3]" office:value-type="string" office:string-value="Noisebox" calcext:value-type="string">
            <text:p>Noisebox</text:p>
          </table:table-cell>
          <table:table-cell table:formula="of:=[$'Nordrhein-Westfalen'.D3:$'Nordrhein-Westfalen'.I3]" office:value-type="string" office:string-value="jugendzentrum-attendorn.de" calcext:value-type="string">
            <text:p>jugendzentrum-attendorn.de</text:p>
          </table:table-cell>
          <table:table-cell table:formula="of:=[$'Nordrhein-Westfalen'.E3:$'Nordrhein-Westfalen'.J3]" office:value-type="string" office:string-value="info@jugendzentrum-attendorn.de" calcext:value-type="string">
            <text:p>info@jugendzentrum-attendorn.de</text:p>
          </table:table-cell>
          <table:table-cell table:formula="of:=[$'Nordrhein-Westfalen'.F3:$'Nordrhein-Westfalen'.K3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Nordrhein-Westfalen'.A4:$'Nordrhein-Westfalen'.F4]" office:value-type="string" office:string-value="Bad Oeyenhausen" calcext:value-type="string">
            <text:p>Bad Oeyenhausen</text:p>
          </table:table-cell>
          <table:table-cell table:formula="of:=[$'Nordrhein-Westfalen'.B4:$'Nordrhein-Westfalen'.G4]" office:value-type="string" office:string-value="Druckerei" calcext:value-type="string">
            <text:p>Druckerei</text:p>
          </table:table-cell>
          <table:table-cell table:formula="of:=[$'Nordrhein-Westfalen'.C4:$'Nordrhein-Westfalen'.H4]" office:value-type="string" office:string-value="Druckerei, Hallo Programmgruppe" calcext:value-type="string">
            <text:p>Druckerei, Hallo Programmgruppe</text:p>
          </table:table-cell>
          <table:table-cell table:formula="of:=[$'Nordrhein-Westfalen'.D4:$'Nordrhein-Westfalen'.I4]" office:value-type="string" office:string-value="dbbo.de" calcext:value-type="string">
            <text:p>dbbo.de</text:p>
          </table:table-cell>
          <table:table-cell table:formula="of:=[$'Nordrhein-Westfalen'.E4:$'Nordrhein-Westfalen'.J4]" office:value-type="string" office:string-value="pg@dbbo.de" calcext:value-type="string">
            <text:p>pg@dbbo.de</text:p>
          </table:table-cell>
          <table:table-cell table:formula="of:=[$'Nordrhein-Westfalen'.F4:$'Nordrhein-Westfalen'.K4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Nordrhein-Westfalen'.A5:$'Nordrhein-Westfalen'.F5]" office:value-type="string" office:string-value="Bad Oeyenhausen" calcext:value-type="string">
            <text:p>Bad Oeyenhausen</text:p>
          </table:table-cell>
          <table:table-cell table:formula="of:=[$'Nordrhein-Westfalen'.B5:$'Nordrhein-Westfalen'.G5]" office:value-type="string" office:string-value="Druckerei" calcext:value-type="string">
            <text:p>Druckerei</text:p>
          </table:table-cell>
          <table:table-cell table:formula="of:=[$'Nordrhein-Westfalen'.C5:$'Nordrhein-Westfalen'.H5]" office:value-type="string" office:string-value="Druckerei, Hallo Programmgruppe" calcext:value-type="string">
            <text:p>Druckerei, Hallo Programmgruppe</text:p>
          </table:table-cell>
          <table:table-cell table:formula="of:=[$'Nordrhein-Westfalen'.D5:$'Nordrhein-Westfalen'.I5]" office:value-type="string" office:string-value="dbbo.de" calcext:value-type="string">
            <text:p>dbbo.de</text:p>
          </table:table-cell>
          <table:table-cell table:formula="of:=[$'Nordrhein-Westfalen'.E5:$'Nordrhein-Westfalen'.J5]" office:value-type="string" office:string-value="info@dbbo.de" calcext:value-type="string">
            <text:p>info@dbbo.de</text:p>
          </table:table-cell>
          <table:table-cell table:formula="of:=[$'Nordrhein-Westfalen'.F5:$'Nordrhein-Westfalen'.K5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Nordrhein-Westfalen'.A6:$'Nordrhein-Westfalen'.F6]" office:value-type="string" office:string-value="Bensberg" calcext:value-type="string">
            <text:p>Bensberg</text:p>
          </table:table-cell>
          <table:table-cell table:formula="of:=[$'Nordrhein-Westfalen'.B6:$'Nordrhein-Westfalen'.G6]" office:value-type="string" office:string-value="Juz Ufo" calcext:value-type="string">
            <text:p>Juz Ufo</text:p>
          </table:table-cell>
          <table:table-cell table:formula="of:=[$'Nordrhein-Westfalen'.C6:$'Nordrhein-Westfalen'.H6]" office:value-type="string" office:string-value="Q1" calcext:value-type="string">
            <text:p>Q1</text:p>
          </table:table-cell>
          <table:table-cell table:formula="of:=[$'Nordrhein-Westfalen'.D6:$'Nordrhein-Westfalen'.I6]" office:value-type="string" office:string-value="q1-gl.de" calcext:value-type="string">
            <text:p>q1-gl.de</text:p>
          </table:table-cell>
          <table:table-cell table:formula="of:=[$'Nordrhein-Westfalen'.E6:$'Nordrhein-Westfalen'.J6]" office:value-type="string" office:string-value="k.piel@q1-gl.de" calcext:value-type="string">
            <text:p>k.piel@q1-gl.de</text:p>
          </table:table-cell>
          <table:table-cell table:formula="of:=[$'Nordrhein-Westfalen'.F6:$'Nordrhein-Westfalen'.K6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Nordrhein-Westfalen'.A7:$'Nordrhein-Westfalen'.F7]" office:value-type="string" office:string-value="Bergkamen" calcext:value-type="string">
            <text:p>Bergkamen</text:p>
          </table:table-cell>
          <table:table-cell table:formula="of:=[$'Nordrhein-Westfalen'.B7:$'Nordrhein-Westfalen'.G7]" office:value-type="string" office:string-value="Yellowstone" calcext:value-type="string">
            <text:p>Yellowstone</text:p>
          </table:table-cell>
          <table:table-cell table:formula="of:=[$'Nordrhein-Westfalen'.C7:$'Nordrhein-Westfalen'.H7]" office:value-type="string" office:string-value="Yellowstone" calcext:value-type="string">
            <text:p>Yellowstone</text:p>
          </table:table-cell>
          <table:table-cell table:formula="of:=[$'Nordrhein-Westfalen'.D7:$'Nordrhein-Westfalen'.I7]" office:value-type="string" office:string-value="soundclub-bergkamen.de" calcext:value-type="string">
            <text:p>soundclub-bergkamen.de</text:p>
          </table:table-cell>
          <table:table-cell table:formula="of:=[$'Nordrhein-Westfalen'.E7:$'Nordrhein-Westfalen'.J7]" office:value-type="string" office:string-value="jh.oberaden@helimail.de" calcext:value-type="string">
            <text:p>jh.oberaden@helimail.de</text:p>
          </table:table-cell>
          <table:table-cell table:formula="of:=[$'Nordrhein-Westfalen'.F7:$'Nordrhein-Westfalen'.K7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Nordrhein-Westfalen'.A8:$'Nordrhein-Westfalen'.F8]" office:value-type="string" office:string-value="Bielefeld" calcext:value-type="string">
            <text:p>Bielefeld</text:p>
          </table:table-cell>
          <table:table-cell table:formula="of:=[$'Nordrhein-Westfalen'.B8:$'Nordrhein-Westfalen'.G8]" office:value-type="string" office:string-value="Forum" calcext:value-type="string">
            <text:p>Forum</text:p>
          </table:table-cell>
          <table:table-cell table:formula="of:=[$'Nordrhein-Westfalen'.C8:$'Nordrhein-Westfalen'.H8]" office:value-type="string" office:string-value="Forum" calcext:value-type="string">
            <text:p>Forum</text:p>
          </table:table-cell>
          <table:table-cell table:formula="of:=[$'Nordrhein-Westfalen'.D8:$'Nordrhein-Westfalen'.I8]" office:value-type="string" office:string-value="forum-bielefeld.com" calcext:value-type="string">
            <text:p>forum-bielefeld.com</text:p>
          </table:table-cell>
          <table:table-cell table:formula="of:=[$'Nordrhein-Westfalen'.E8:$'Nordrhein-Westfalen'.J8]" office:value-type="string" office:string-value="info@forum-bielefeld.com" calcext:value-type="string">
            <text:p>info@forum-bielefeld.com</text:p>
          </table:table-cell>
          <table:table-cell table:formula="of:=[$'Nordrhein-Westfalen'.F8:$'Nordrhein-Westfalen'.K8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Nordrhein-Westfalen'.A9:$'Nordrhein-Westfalen'.F9]" office:value-type="string" office:string-value="Bochum" calcext:value-type="string">
            <text:p>Bochum</text:p>
          </table:table-cell>
          <table:table-cell table:formula="of:=[$'Nordrhein-Westfalen'.B9:$'Nordrhein-Westfalen'.G9]" office:value-type="string" office:string-value="Die Trumpete" calcext:value-type="string">
            <text:p>Die Trumpete</text:p>
          </table:table-cell>
          <table:table-cell table:formula="of:=[$'Nordrhein-Westfalen'.C9:$'Nordrhein-Westfalen'.H9]" office:value-type="string" office:string-value="Trumpete" calcext:value-type="string">
            <text:p>Trumpete</text:p>
          </table:table-cell>
          <table:table-cell table:formula="of:=[$'Nordrhein-Westfalen'.D9:$'Nordrhein-Westfalen'.I9]" office:value-type="string" office:string-value="facebook.com/dieTrompete" calcext:value-type="string">
            <text:p>facebook.com/dieTrompete</text:p>
          </table:table-cell>
          <table:table-cell table:formula="of:=[$'Nordrhein-Westfalen'.E9:$'Nordrhein-Westfalen'.J9]" office:value-type="string" office:string-value="-" calcext:value-type="string">
            <text:p>-</text:p>
          </table:table-cell>
          <table:table-cell table:formula="of:=[$'Nordrhein-Westfalen'.F9:$'Nordrhein-Westfalen'.K9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Nordrhein-Westfalen'.A10:$'Nordrhein-Westfalen'.F10]" office:value-type="string" office:string-value="Bonn" calcext:value-type="string">
            <text:p>Bonn</text:p>
          </table:table-cell>
          <table:table-cell table:formula="of:=[$'Nordrhein-Westfalen'.B10:$'Nordrhein-Westfalen'.G10]" office:value-type="string" office:string-value="BLA" calcext:value-type="string">
            <text:p>BLA</text:p>
          </table:table-cell>
          <table:table-cell table:formula="of:=[$'Nordrhein-Westfalen'.C10:$'Nordrhein-Westfalen'.H10]" office:value-type="string" office:string-value="BLA" calcext:value-type="string">
            <text:p>BLA</text:p>
          </table:table-cell>
          <table:table-cell table:formula="of:=[$'Nordrhein-Westfalen'.D10:$'Nordrhein-Westfalen'.I10]" office:value-type="string" office:string-value="bla-bonn.de" calcext:value-type="string">
            <text:p>bla-bonn.de</text:p>
          </table:table-cell>
          <table:table-cell table:formula="of:=[$'Nordrhein-Westfalen'.E1:$'Nordrhein-Westfalen'.J1]" office:value-type="string" office:string-value="E-mail Address" calcext:value-type="string">
            <text:p>E-mail Address</text:p>
          </table:table-cell>
          <table:table-cell table:formula="of:=[$'Nordrhein-Westfalen'.F10:$'Nordrhein-Westfalen'.K10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Nordrhein-Westfalen'.A11:$'Nordrhein-Westfalen'.F11]" office:value-type="string" office:string-value="Bonn" calcext:value-type="string">
            <text:p>Bonn</text:p>
          </table:table-cell>
          <table:table-cell table:formula="of:=[$'Nordrhein-Westfalen'.B11:$'Nordrhein-Westfalen'.G11]" office:value-type="string" office:string-value="Klangstation" calcext:value-type="string">
            <text:p>Klangstation</text:p>
          </table:table-cell>
          <table:table-cell table:formula="of:=[$'Nordrhein-Westfalen'.C11:$'Nordrhein-Westfalen'.H11]" office:value-type="string" office:string-value="Klangstation" calcext:value-type="string">
            <text:p>Klangstation</text:p>
          </table:table-cell>
          <table:table-cell table:formula="of:=[$'Nordrhein-Westfalen'.D11:$'Nordrhein-Westfalen'.I11]" office:value-type="string" office:string-value="klangstation.de" calcext:value-type="string">
            <text:p>klangstation.de</text:p>
          </table:table-cell>
          <table:table-cell table:formula="of:=[$'Nordrhein-Westfalen'.E11:$'Nordrhein-Westfalen'.J11]" office:value-type="string" office:string-value="info@klangstation.de" calcext:value-type="string">
            <text:p>info@klangstation.de</text:p>
          </table:table-cell>
          <table:table-cell table:formula="of:=[$'Nordrhein-Westfalen'.F11:$'Nordrhein-Westfalen'.K11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Nordrhein-Westfalen'.A12:$'Nordrhein-Westfalen'.F12]" office:value-type="string" office:string-value="Detmold" calcext:value-type="string">
            <text:p>Detmold</text:p>
          </table:table-cell>
          <table:table-cell table:formula="of:=[$'Nordrhein-Westfalen'.B12:$'Nordrhein-Westfalen'.G12]" office:value-type="string" office:string-value="Villa Am Hügel" calcext:value-type="string">
            <text:p>Villa Am Hügel</text:p>
          </table:table-cell>
          <table:table-cell table:formula="of:=[$'Nordrhein-Westfalen'.C12:$'Nordrhein-Westfalen'.H12]" office:value-type="string" office:string-value="Villa" calcext:value-type="string">
            <text:p>Villa</text:p>
          </table:table-cell>
          <table:table-cell table:formula="of:=[$'Nordrhein-Westfalen'.D12:$'Nordrhein-Westfalen'.I12]" office:value-type="string" office:string-value="facebook.com/KonzerteamHuegel" calcext:value-type="string">
            <text:p>facebook.com/KonzerteamHuegel</text:p>
          </table:table-cell>
          <table:table-cell table:formula="of:=[$'Nordrhein-Westfalen'.E12:$'Nordrhein-Westfalen'.J12]" office:value-type="string" office:string-value="-" calcext:value-type="string">
            <text:p>-</text:p>
          </table:table-cell>
          <table:table-cell table:formula="of:=[$'Nordrhein-Westfalen'.F12:$'Nordrhein-Westfalen'.K12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Nordrhein-Westfalen'.A13:$'Nordrhein-Westfalen'.F13]" office:value-type="string" office:string-value="Dorsten" calcext:value-type="string">
            <text:p>Dorsten</text:p>
          </table:table-cell>
          <table:table-cell table:formula="of:=[$'Nordrhein-Westfalen'.B13:$'Nordrhein-Westfalen'.G13]" office:value-type="string" office:string-value="Positive Records" calcext:value-type="string">
            <text:p>Positive Records</text:p>
          </table:table-cell>
          <table:table-cell table:formula="of:=[$'Nordrhein-Westfalen'.C13:$'Nordrhein-Westfalen'.H13]" office:value-type="string" office:string-value="Dieter, Hallo Positive Records" calcext:value-type="string">
            <text:p>Dieter, Hallo Positive Records</text:p>
          </table:table-cell>
          <table:table-cell table:formula="of:=[$'Nordrhein-Westfalen'.D13:$'Nordrhein-Westfalen'.I13]" office:value-type="string" office:string-value="positive-records.de" calcext:value-type="string">
            <text:p>positive-records.de</text:p>
          </table:table-cell>
          <table:table-cell table:formula="of:=[$'Nordrhein-Westfalen'.E13:$'Nordrhein-Westfalen'.J13]" office:value-type="string" office:string-value="backs@positive-records.com" calcext:value-type="string">
            <text:p>backs@positive-records.com</text:p>
          </table:table-cell>
          <table:table-cell table:formula="of:=[$'Nordrhein-Westfalen'.F13:$'Nordrhein-Westfalen'.K13]" office:value-type="string" office:string-value="02362 / 796965" calcext:value-type="string">
            <text:p>02362 / 796965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Nordrhein-Westfalen'.A14:$'Nordrhein-Westfalen'.F14]" office:value-type="string" office:string-value="Duisburg" calcext:value-type="string">
            <text:p>Duisburg</text:p>
          </table:table-cell>
          <table:table-cell table:formula="of:=[$'Nordrhein-Westfalen'.B14:$'Nordrhein-Westfalen'.G14]" office:value-type="string" office:string-value="Alte Schleiferei" calcext:value-type="string">
            <text:p>Alte Schleiferei</text:p>
          </table:table-cell>
          <table:table-cell table:formula="of:=[$'Nordrhein-Westfalen'.C14:$'Nordrhein-Westfalen'.H14]" office:value-type="string" office:string-value="Schleiferei" calcext:value-type="string">
            <text:p>Schleiferei</text:p>
          </table:table-cell>
          <table:table-cell table:formula="of:=[$'Nordrhein-Westfalen'.D14:$'Nordrhein-Westfalen'.I14]" office:value-type="string" office:string-value="facebook.com/alteschleifereiduisburg" calcext:value-type="string">
            <text:p>facebook.com/alteschleifereiduisburg</text:p>
          </table:table-cell>
          <table:table-cell table:formula="of:=[$'Nordrhein-Westfalen'.E14:$'Nordrhein-Westfalen'.J14]" office:value-type="string" office:string-value="-" calcext:value-type="string">
            <text:p>-</text:p>
          </table:table-cell>
          <table:table-cell table:formula="of:=[$'Nordrhein-Westfalen'.F14:$'Nordrhein-Westfalen'.K14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Nordrhein-Westfalen'.A15:$'Nordrhein-Westfalen'.F15]" office:value-type="string" office:string-value="Duisburg" calcext:value-type="string">
            <text:p>Duisburg</text:p>
          </table:table-cell>
          <table:table-cell table:formula="of:=[$'Nordrhein-Westfalen'.B15:$'Nordrhein-Westfalen'.G15]" office:value-type="string" office:string-value="St. Peter" calcext:value-type="string">
            <text:p>St. Peter</text:p>
          </table:table-cell>
          <table:table-cell table:formula="of:=[$'Nordrhein-Westfalen'.C15:$'Nordrhein-Westfalen'.H15]" office:value-type="string" office:string-value="St. Peter" calcext:value-type="string">
            <text:p>St. Peter</text:p>
          </table:table-cell>
          <table:table-cell table:formula="of:=[$'Nordrhein-Westfalen'.D15:$'Nordrhein-Westfalen'.I15]" office:value-type="string" office:string-value="facebook.com/JugendzentrumSt.Peter" calcext:value-type="string">
            <text:p>facebook.com/JugendzentrumSt.Peter</text:p>
          </table:table-cell>
          <table:table-cell table:formula="of:=[$'Nordrhein-Westfalen'.E15:$'Nordrhein-Westfalen'.J15]" office:value-type="string" office:string-value="-" calcext:value-type="string">
            <text:p>-</text:p>
          </table:table-cell>
          <table:table-cell table:formula="of:=[$'Nordrhein-Westfalen'.F15:$'Nordrhein-Westfalen'.K15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Nordrhein-Westfalen'.A16:$'Nordrhein-Westfalen'.F16]" office:value-type="string" office:string-value="Duisburg" calcext:value-type="string">
            <text:p>Duisburg</text:p>
          </table:table-cell>
          <table:table-cell table:formula="of:=[$'Nordrhein-Westfalen'.B16:$'Nordrhein-Westfalen'.G16]" office:value-type="string" office:string-value="Parkhaus" calcext:value-type="string">
            <text:p>Parkhaus</text:p>
          </table:table-cell>
          <table:table-cell table:formula="of:=[$'Nordrhein-Westfalen'.C16:$'Nordrhein-Westfalen'.H16]" office:value-type="string" office:string-value="Anna, Hallo Parkhaus" calcext:value-type="string">
            <text:p>Anna, Hallo Parkhaus</text:p>
          </table:table-cell>
          <table:table-cell table:formula="of:=[$'Nordrhein-Westfalen'.D16:$'Nordrhein-Westfalen'.I16]" office:value-type="string" office:string-value="parkhaus-meiderich.de" calcext:value-type="string">
            <text:p>parkhaus-meiderich.de</text:p>
          </table:table-cell>
          <table:table-cell table:formula="of:=[$'Nordrhein-Westfalen'.E16:$'Nordrhein-Westfalen'.J16]" office:value-type="string" office:string-value="info@parkhaus-meiderich.de" calcext:value-type="string">
            <text:p>info@parkhaus-meiderich.de</text:p>
          </table:table-cell>
          <table:table-cell table:formula="of:=[$'Nordrhein-Westfalen'.F16:$'Nordrhein-Westfalen'.K16]" office:value-type="string" office:string-value="0203 / 443 448" calcext:value-type="string">
            <text:p>0203 / 443 448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Nordrhein-Westfalen'.A17:$'Nordrhein-Westfalen'.F17]" office:value-type="string" office:string-value="Düsseldorf" calcext:value-type="string">
            <text:p>Düsseldorf</text:p>
          </table:table-cell>
          <table:table-cell table:formula="of:=[$'Nordrhein-Westfalen'.B17:$'Nordrhein-Westfalen'.G17]" office:value-type="string" office:string-value="Brause" calcext:value-type="string">
            <text:p>Brause</text:p>
          </table:table-cell>
          <table:table-cell table:formula="of:=[$'Nordrhein-Westfalen'.C17:$'Nordrhein-Westfalen'.H17]" office:value-type="string" office:string-value="Brause" calcext:value-type="string">
            <text:p>Brause</text:p>
          </table:table-cell>
          <table:table-cell table:formula="of:=[$'Nordrhein-Westfalen'.D17:$'Nordrhein-Westfalen'.I17]" office:value-type="string" office:string-value="metzgereischnitzel.de" calcext:value-type="string">
            <text:p>metzgereischnitzel.de</text:p>
          </table:table-cell>
          <table:table-cell table:formula="of:=[$'Nordrhein-Westfalen'.E17:$'Nordrhein-Westfalen'.J17]" office:value-type="string" office:string-value="booking@metzgereischnitzel.de" calcext:value-type="string">
            <text:p>booking@metzgereischnitzel.de</text:p>
          </table:table-cell>
          <table:table-cell table:formula="of:=[$'Nordrhein-Westfalen'.F17:$'Nordrhein-Westfalen'.K17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Nordrhein-Westfalen'.A18:$'Nordrhein-Westfalen'.F18]" office:value-type="string" office:string-value="Düsseldorf" calcext:value-type="string">
            <text:p>Düsseldorf</text:p>
          </table:table-cell>
          <table:table-cell table:formula="of:=[$'Nordrhein-Westfalen'.B18:$'Nordrhein-Westfalen'.G18]" office:value-type="string" office:string-value="Cafe Schreiraum" calcext:value-type="string">
            <text:p>Cafe Schreiraum</text:p>
          </table:table-cell>
          <table:table-cell table:formula="of:=[$'Nordrhein-Westfalen'.C18:$'Nordrhein-Westfalen'.H18]" office:value-type="string" office:string-value="Cafe Schreiraum" calcext:value-type="string">
            <text:p>Cafe Schreiraum</text:p>
          </table:table-cell>
          <table:table-cell table:formula="of:=[$'Nordrhein-Westfalen'.D18:$'Nordrhein-Westfalen'.I18]" office:value-type="string" office:string-value="facebook.com/schreiraum" calcext:value-type="string">
            <text:p>facebook.com/schreiraum</text:p>
          </table:table-cell>
          <table:table-cell table:formula="of:=[$'Nordrhein-Westfalen'.E18:$'Nordrhein-Westfalen'.J18]" office:value-type="string" office:string-value="schreiraum@fahr-zur-hoelle.org" calcext:value-type="string">
            <text:p>schreiraum@fahr-zur-hoelle.org</text:p>
          </table:table-cell>
          <table:table-cell table:formula="of:=[$'Nordrhein-Westfalen'.F18:$'Nordrhein-Westfalen'.K18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Nordrhein-Westfalen'.A19:$'Nordrhein-Westfalen'.F19]" office:value-type="string" office:string-value="Düsseldorf" calcext:value-type="string">
            <text:p>Düsseldorf</text:p>
          </table:table-cell>
          <table:table-cell table:formula="of:=[$'Nordrhein-Westfalen'.B19:$'Nordrhein-Westfalen'.G19]" office:value-type="string" office:string-value="Haus Spilles" calcext:value-type="string">
            <text:p>Haus Spilles</text:p>
          </table:table-cell>
          <table:table-cell table:formula="of:=[$'Nordrhein-Westfalen'.C19:$'Nordrhein-Westfalen'.H19]" office:value-type="string" office:string-value="Haus Spilles" calcext:value-type="string">
            <text:p>Haus Spilles</text:p>
          </table:table-cell>
          <table:table-cell table:formula="of:=[$'Nordrhein-Westfalen'.D19:$'Nordrhein-Westfalen'.I19]" office:value-type="string" office:string-value="spilles.de" calcext:value-type="string">
            <text:p>spilles.de</text:p>
          </table:table-cell>
          <table:table-cell table:formula="of:=[$'Nordrhein-Westfalen'.E19:$'Nordrhein-Westfalen'.J19]" office:value-type="string" office:string-value="haus@spilles.de" calcext:value-type="string">
            <text:p>haus@spilles.de</text:p>
          </table:table-cell>
          <table:table-cell table:formula="of:=[$'Nordrhein-Westfalen'.F19:$'Nordrhein-Westfalen'.K19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Nordrhein-Westfalen'.A20:$'Nordrhein-Westfalen'.F20]" office:value-type="string" office:string-value="Düsseldorf" calcext:value-type="string">
            <text:p>Düsseldorf</text:p>
          </table:table-cell>
          <table:table-cell table:formula="of:=[$'Nordrhein-Westfalen'.B20:$'Nordrhein-Westfalen'.G20]" office:value-type="string" office:string-value="Spektakulum" calcext:value-type="string">
            <text:p>Spektakulum</text:p>
          </table:table-cell>
          <table:table-cell table:formula="of:=[$'Nordrhein-Westfalen'.C20:$'Nordrhein-Westfalen'.H20]" office:value-type="string" office:string-value="Spektakulum" calcext:value-type="string">
            <text:p>Spektakulum</text:p>
          </table:table-cell>
          <table:table-cell table:formula="of:=[$'Nordrhein-Westfalen'.D20:$'Nordrhein-Westfalen'.I20]" office:value-type="string" office:string-value="spektakulum.net" calcext:value-type="string">
            <text:p>spektakulum.net</text:p>
          </table:table-cell>
          <table:table-cell table:formula="of:=[$'Nordrhein-Westfalen'.E2:$'Nordrhein-Westfalen'.J2]" office:value-type="string" office:string-value="info@musikbunker-aachen.de" calcext:value-type="string">
            <text:p>info@musikbunker-aachen.de</text:p>
          </table:table-cell>
          <table:table-cell table:formula="of:=[$'Nordrhein-Westfalen'.F20:$'Nordrhein-Westfalen'.K20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Nordrhein-Westfalen'.A21:$'Nordrhein-Westfalen'.F21]" office:value-type="string" office:string-value="Düsseldorf" calcext:value-type="string">
            <text:p>Düsseldorf</text:p>
          </table:table-cell>
          <table:table-cell table:formula="of:=[$'Nordrhein-Westfalen'.B21:$'Nordrhein-Westfalen'.G21]" office:value-type="string" office:string-value="Teestube" calcext:value-type="string">
            <text:p>Teestube</text:p>
          </table:table-cell>
          <table:table-cell table:formula="of:=[$'Nordrhein-Westfalen'.C21:$'Nordrhein-Westfalen'.H21]" office:value-type="string" office:string-value="Teestube" calcext:value-type="string">
            <text:p>Teestube</text:p>
          </table:table-cell>
          <table:table-cell table:formula="of:=[$'Nordrhein-Westfalen'.D21:$'Nordrhein-Westfalen'.I21]" office:value-type="float" office:value="0" calcext:value-type="float">
            <text:p>0</text:p>
          </table:table-cell>
          <table:table-cell table:formula="of:=[$'Nordrhein-Westfalen'.E21:$'Nordrhein-Westfalen'.J21]" office:value-type="string" office:string-value="teestube@fnk.de" calcext:value-type="string">
            <text:p>teestube@fnk.de</text:p>
          </table:table-cell>
          <table:table-cell table:formula="of:=[$'Nordrhein-Westfalen'.F21:$'Nordrhein-Westfalen'.K21]" office:value-type="string" office:string-value="0211-4790497" calcext:value-type="string">
            <text:p>0211-4790497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Nordrhein-Westfalen'.A22:$'Nordrhein-Westfalen'.F22]" office:value-type="string" office:string-value="Düsseldorf" calcext:value-type="string">
            <text:p>Düsseldorf</text:p>
          </table:table-cell>
          <table:table-cell table:formula="of:=[$'Nordrhein-Westfalen'.B22:$'Nordrhein-Westfalen'.G22]" office:value-type="string" office:string-value="Tube" calcext:value-type="string">
            <text:p>Tube</text:p>
          </table:table-cell>
          <table:table-cell table:formula="of:=[$'Nordrhein-Westfalen'.C22:$'Nordrhein-Westfalen'.H22]" office:value-type="string" office:string-value="Tube" calcext:value-type="string">
            <text:p>Tube</text:p>
          </table:table-cell>
          <table:table-cell table:formula="of:=[$'Nordrhein-Westfalen'.D22:$'Nordrhein-Westfalen'.I22]" office:value-type="float" office:value="0" calcext:value-type="float">
            <text:p>0</text:p>
          </table:table-cell>
          <table:table-cell table:formula="of:=[$'Nordrhein-Westfalen'.E22:$'Nordrhein-Westfalen'.J22]" office:value-type="float" office:value="0" calcext:value-type="float">
            <text:p>0</text:p>
          </table:table-cell>
          <table:table-cell table:formula="of:=[$'Nordrhein-Westfalen'.F22:$'Nordrhein-Westfalen'.K22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Nordrhein-Westfalen'.A23:$'Nordrhein-Westfalen'.F23]" office:value-type="string" office:string-value="Düsseldorf" calcext:value-type="string">
            <text:p>Düsseldorf</text:p>
          </table:table-cell>
          <table:table-cell table:formula="of:=[$'Nordrhein-Westfalen'.B23:$'Nordrhein-Westfalen'.G23]" office:value-type="string" office:string-value="ZAKK" calcext:value-type="string">
            <text:p>ZAKK</text:p>
          </table:table-cell>
          <table:table-cell table:formula="of:=[$'Nordrhein-Westfalen'.C23:$'Nordrhein-Westfalen'.H23]" office:value-type="string" office:string-value="ZAKK" calcext:value-type="string">
            <text:p>ZAKK</text:p>
          </table:table-cell>
          <table:table-cell table:formula="of:=[$'Nordrhein-Westfalen'.D23:$'Nordrhein-Westfalen'.I23]" office:value-type="string" office:string-value="zakk.de" calcext:value-type="string">
            <text:p>zakk.de</text:p>
          </table:table-cell>
          <table:table-cell table:formula="of:=[$'Nordrhein-Westfalen'.E23:$'Nordrhein-Westfalen'.J23]" office:value-type="string" office:string-value="-" calcext:value-type="string">
            <text:p>-</text:p>
          </table:table-cell>
          <table:table-cell table:formula="of:=[$'Nordrhein-Westfalen'.F23:$'Nordrhein-Westfalen'.K23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Nordrhein-Westfalen'.A24:$'Nordrhein-Westfalen'.F24]" office:value-type="string" office:string-value="Düsseldorf" calcext:value-type="string">
            <text:p>Düsseldorf</text:p>
          </table:table-cell>
          <table:table-cell table:formula="of:=[$'Nordrhein-Westfalen'.B24:$'Nordrhein-Westfalen'.G24]" office:value-type="string" office:string-value="Pitcher" calcext:value-type="string">
            <text:p>Pitcher</text:p>
          </table:table-cell>
          <table:table-cell table:formula="of:=[$'Nordrhein-Westfalen'.C24:$'Nordrhein-Westfalen'.H24]" office:value-type="string" office:string-value="Pitcher" calcext:value-type="string">
            <text:p>Pitcher</text:p>
          </table:table-cell>
          <table:table-cell table:formula="of:=[$'Nordrhein-Westfalen'.D24:$'Nordrhein-Westfalen'.I24]" office:value-type="string" office:string-value="pitcher29.com" calcext:value-type="string">
            <text:p>pitcher29.com</text:p>
          </table:table-cell>
          <table:table-cell table:formula="of:=[$'Nordrhein-Westfalen'.E24:$'Nordrhein-Westfalen'.J24]" office:value-type="string" office:string-value="-" calcext:value-type="string">
            <text:p>-</text:p>
          </table:table-cell>
          <table:table-cell table:formula="of:=[$'Nordrhein-Westfalen'.F24:$'Nordrhein-Westfalen'.K24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Nordrhein-Westfalen'.A25:$'Nordrhein-Westfalen'.F25]" office:value-type="string" office:string-value="Düsseldorf" calcext:value-type="string">
            <text:p>Düsseldorf</text:p>
          </table:table-cell>
          <table:table-cell table:formula="of:=[$'Nordrhein-Westfalen'.B25:$'Nordrhein-Westfalen'.G25]" office:value-type="string" office:string-value="Franklin5" calcext:value-type="string">
            <text:p>Franklin5</text:p>
          </table:table-cell>
          <table:table-cell table:formula="of:=[$'Nordrhein-Westfalen'.C25:$'Nordrhein-Westfalen'.H25]" office:value-type="string" office:string-value="Franklin 5" calcext:value-type="string">
            <text:p>Franklin 5</text:p>
          </table:table-cell>
          <table:table-cell table:formula="of:=[$'Nordrhein-Westfalen'.D25:$'Nordrhein-Westfalen'.I25]" office:value-type="string" office:string-value="franklin5.de" calcext:value-type="string">
            <text:p>franklin5.de</text:p>
          </table:table-cell>
          <table:table-cell table:formula="of:=[$'Nordrhein-Westfalen'.E25:$'Nordrhein-Westfalen'.J25]" office:value-type="string" office:string-value="info@franklin5.de" calcext:value-type="string">
            <text:p>info@franklin5.de</text:p>
          </table:table-cell>
          <table:table-cell table:formula="of:=[$'Nordrhein-Westfalen'.F25:$'Nordrhein-Westfalen'.K25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Nordrhein-Westfalen'.A26:$'Nordrhein-Westfalen'.F26]" office:value-type="string" office:string-value="Essen" calcext:value-type="string">
            <text:p>Essen</text:p>
          </table:table-cell>
          <table:table-cell table:formula="of:=[$'Nordrhein-Westfalen'.B26:$'Nordrhein-Westfalen'.G26]" office:value-type="string" office:string-value="Panic Room" calcext:value-type="string">
            <text:p>Panic Room</text:p>
          </table:table-cell>
          <table:table-cell table:formula="of:=[$'Nordrhein-Westfalen'.C26:$'Nordrhein-Westfalen'.H26]" office:value-type="float" office:value="0" calcext:value-type="float">
            <text:p>0</text:p>
          </table:table-cell>
          <table:table-cell table:formula="of:=[$'Nordrhein-Westfalen'.D26:$'Nordrhein-Westfalen'.I26]" office:value-type="float" office:value="0" calcext:value-type="float">
            <text:p>0</text:p>
          </table:table-cell>
          <table:table-cell table:formula="of:=[$'Nordrhein-Westfalen'.E26:$'Nordrhein-Westfalen'.J26]" office:value-type="float" office:value="0" calcext:value-type="float">
            <text:p>0</text:p>
          </table:table-cell>
          <table:table-cell table:formula="of:=[$'Nordrhein-Westfalen'.F26:$'Nordrhein-Westfalen'.K26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Nordrhein-Westfalen'.A27:$'Nordrhein-Westfalen'.F27]" office:value-type="string" office:string-value="Essen" calcext:value-type="string">
            <text:p>Essen</text:p>
          </table:table-cell>
          <table:table-cell table:formula="of:=[$'Nordrhein-Westfalen'.B27:$'Nordrhein-Westfalen'.G27]" office:value-type="string" office:string-value="Cafe Nova" calcext:value-type="string">
            <text:p>Cafe Nova</text:p>
          </table:table-cell>
          <table:table-cell table:formula="of:=[$'Nordrhein-Westfalen'.C27:$'Nordrhein-Westfalen'.H27]" office:value-type="string" office:string-value="Cafe Nova" calcext:value-type="string">
            <text:p>Cafe Nova</text:p>
          </table:table-cell>
          <table:table-cell table:formula="of:=[$'Nordrhein-Westfalen'.D27:$'Nordrhein-Westfalen'.I27]" office:value-type="string" office:string-value="cafe-nova.de" calcext:value-type="string">
            <text:p>cafe-nova.de</text:p>
          </table:table-cell>
          <table:table-cell table:formula="of:=[$'Nordrhein-Westfalen'.E27:$'Nordrhein-Westfalen'.J27]" office:value-type="string" office:string-value="booking@cafe-nova.de" calcext:value-type="string">
            <text:p>booking@cafe-nova.de</text:p>
          </table:table-cell>
          <table:table-cell table:formula="of:=[$'Nordrhein-Westfalen'.F27:$'Nordrhein-Westfalen'.K27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Nordrhein-Westfalen'.A28:$'Nordrhein-Westfalen'.F28]" office:value-type="string" office:string-value="Essen" calcext:value-type="string">
            <text:p>Essen</text:p>
          </table:table-cell>
          <table:table-cell table:formula="of:=[$'Nordrhein-Westfalen'.B28:$'Nordrhein-Westfalen'.G28]" office:value-type="string" office:string-value="Turock" calcext:value-type="string">
            <text:p>Turock</text:p>
          </table:table-cell>
          <table:table-cell table:formula="of:=[$'Nordrhein-Westfalen'.C28:$'Nordrhein-Westfalen'.H28]" office:value-type="string" office:string-value="Peter" calcext:value-type="string">
            <text:p>Peter</text:p>
          </table:table-cell>
          <table:table-cell table:formula="of:=[$'Nordrhein-Westfalen'.D28:$'Nordrhein-Westfalen'.I28]" office:value-type="string" office:string-value="turock.de" calcext:value-type="string">
            <text:p>turock.de</text:p>
          </table:table-cell>
          <table:table-cell table:formula="of:=[$'Nordrhein-Westfalen'.E28:$'Nordrhein-Westfalen'.J28]" office:value-type="string" office:string-value="info@turock.de" calcext:value-type="string">
            <text:p>info@turock.de</text:p>
          </table:table-cell>
          <table:table-cell table:formula="of:=[$'Nordrhein-Westfalen'.F28:$'Nordrhein-Westfalen'.K28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Nordrhein-Westfalen'.A29:$'Nordrhein-Westfalen'.F29]" office:value-type="string" office:string-value="Grefrath" calcext:value-type="string">
            <text:p>Grefrath</text:p>
          </table:table-cell>
          <table:table-cell table:formula="of:=[$'Nordrhein-Westfalen'.B29:$'Nordrhein-Westfalen'.G29]" office:value-type="string" office:string-value="Dingens" calcext:value-type="string">
            <text:p>Dingens</text:p>
          </table:table-cell>
          <table:table-cell table:formula="of:=[$'Nordrhein-Westfalen'.C29:$'Nordrhein-Westfalen'.H29]" office:value-type="string" office:string-value="Dingens, Hallo Herr Küsters" calcext:value-type="string">
            <text:p>Dingens, Hallo Herr Küsters</text:p>
          </table:table-cell>
          <table:table-cell table:formula="of:=[$'Nordrhein-Westfalen'.D29:$'Nordrhein-Westfalen'.I29]" office:value-type="string" office:string-value="grefrath.de/de/inhalt/jugendzentrum-dingens-9708183" calcext:value-type="string">
            <text:p>grefrath.de/de/inhalt/jugendzentrum-dingens-9708183</text:p>
          </table:table-cell>
          <table:table-cell table:formula="of:=[$'Nordrhein-Westfalen'.E29:$'Nordrhein-Westfalen'.J29]" office:value-type="string" office:string-value="leon.kuesters@grefrath.de" calcext:value-type="string">
            <text:p>leon.kuesters@grefrath.de</text:p>
          </table:table-cell>
          <table:table-cell table:formula="of:=[$'Nordrhein-Westfalen'.F29:$'Nordrhein-Westfalen'.K29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Nordrhein-Westfalen'.A30:$'Nordrhein-Westfalen'.F30]" office:value-type="string" office:string-value="Gütersloh" calcext:value-type="string">
            <text:p>Gütersloh</text:p>
          </table:table-cell>
          <table:table-cell table:formula="of:=[$'Nordrhein-Westfalen'.B30:$'Nordrhein-Westfalen'.G30]" office:value-type="string" office:string-value="Die Weberei" calcext:value-type="string">
            <text:p>Die Weberei</text:p>
          </table:table-cell>
          <table:table-cell table:formula="of:=[$'Nordrhein-Westfalen'.C30:$'Nordrhein-Westfalen'.H30]" office:value-type="string" office:string-value="Die Weberei" calcext:value-type="string">
            <text:p>Die Weberei</text:p>
          </table:table-cell>
          <table:table-cell table:formula="of:=[$'Nordrhein-Westfalen'.D30:$'Nordrhein-Westfalen'.I30]" office:value-type="string" office:string-value="die-weberei.de" calcext:value-type="string">
            <text:p>die-weberei.de</text:p>
          </table:table-cell>
          <table:table-cell table:formula="of:=[$'Nordrhein-Westfalen'.E3:$'Nordrhein-Westfalen'.J3]" office:value-type="string" office:string-value="info@jugendzentrum-attendorn.de" calcext:value-type="string">
            <text:p>info@jugendzentrum-attendorn.de</text:p>
          </table:table-cell>
          <table:table-cell table:formula="of:=[$'Nordrhein-Westfalen'.F30:$'Nordrhein-Westfalen'.K30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Nordrhein-Westfalen'.A31:$'Nordrhein-Westfalen'.F31]" office:value-type="string" office:string-value="Gütersloh" calcext:value-type="string">
            <text:p>Gütersloh</text:p>
          </table:table-cell>
          <table:table-cell table:formula="of:=[$'Nordrhein-Westfalen'.B31:$'Nordrhein-Westfalen'.G31]" office:value-type="string" office:string-value="Cable Street Beat" calcext:value-type="string">
            <text:p>Cable Street Beat</text:p>
          </table:table-cell>
          <table:table-cell table:formula="of:=[$'Nordrhein-Westfalen'.C31:$'Nordrhein-Westfalen'.H31]" office:value-type="string" office:string-value="Cable Street Beat" calcext:value-type="string">
            <text:p>Cable Street Beat</text:p>
          </table:table-cell>
          <table:table-cell table:formula="of:=[$'Nordrhein-Westfalen'.D31:$'Nordrhein-Westfalen'.I31]" office:value-type="string" office:string-value="cable-street-beat.de" calcext:value-type="string">
            <text:p>cable-street-beat.de</text:p>
          </table:table-cell>
          <table:table-cell table:formula="of:=[$'Nordrhein-Westfalen'.E31:$'Nordrhein-Westfalen'.J31]" office:value-type="string" office:string-value="booking@cable-street-beat.de" calcext:value-type="string">
            <text:p>booking@cable-street-beat.de</text:p>
          </table:table-cell>
          <table:table-cell table:formula="of:=[$'Nordrhein-Westfalen'.F31:$'Nordrhein-Westfalen'.K31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Nordrhein-Westfalen'.A32:$'Nordrhein-Westfalen'.F32]" office:value-type="string" office:string-value="Hagen" calcext:value-type="string">
            <text:p>Hagen</text:p>
          </table:table-cell>
          <table:table-cell table:formula="of:=[$'Nordrhein-Westfalen'.B32:$'Nordrhein-Westfalen'.G32]" office:value-type="string" office:string-value="Kultopia" calcext:value-type="string">
            <text:p>Kultopia</text:p>
          </table:table-cell>
          <table:table-cell table:formula="of:=[$'Nordrhein-Westfalen'.C32:$'Nordrhein-Westfalen'.H32]" office:value-type="string" office:string-value="Kultopia" calcext:value-type="string">
            <text:p>Kultopia</text:p>
          </table:table-cell>
          <table:table-cell table:formula="of:=[$'Nordrhein-Westfalen'.D32:$'Nordrhein-Westfalen'.I32]" office:value-type="string" office:string-value="kultopia.de" calcext:value-type="string">
            <text:p>kultopia.de</text:p>
          </table:table-cell>
          <table:table-cell table:formula="of:=[$'Nordrhein-Westfalen'.E32:$'Nordrhein-Westfalen'.J32]" office:value-type="string" office:string-value="booking@kultopia.de" calcext:value-type="string">
            <text:p>booking@kultopia.de</text:p>
          </table:table-cell>
          <table:table-cell table:formula="of:=[$'Nordrhein-Westfalen'.F32:$'Nordrhein-Westfalen'.K32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Nordrhein-Westfalen'.A33:$'Nordrhein-Westfalen'.F33]" office:value-type="string" office:string-value="Herzebrock" calcext:value-type="string">
            <text:p>Herzebrock</text:p>
          </table:table-cell>
          <table:table-cell table:formula="of:=[$'Nordrhein-Westfalen'.B33:$'Nordrhein-Westfalen'.G33]" office:value-type="string" office:string-value="JH Klein Bonum" calcext:value-type="string">
            <text:p>JH Klein Bonum</text:p>
          </table:table-cell>
          <table:table-cell table:formula="of:=[$'Nordrhein-Westfalen'.C33:$'Nordrhein-Westfalen'.H33]" office:value-type="string" office:string-value="Klein Bonum" calcext:value-type="string">
            <text:p>Klein Bonum</text:p>
          </table:table-cell>
          <table:table-cell table:formula="of:=[$'Nordrhein-Westfalen'.D33:$'Nordrhein-Westfalen'.I33]" office:value-type="string" office:string-value="jh-kleinbonum.de" calcext:value-type="string">
            <text:p>jh-kleinbonum.de</text:p>
          </table:table-cell>
          <table:table-cell table:formula="of:=[$'Nordrhein-Westfalen'.E33:$'Nordrhein-Westfalen'.J33]" office:value-type="string" office:string-value="klein.bonum@gmx.de" calcext:value-type="string">
            <text:p>klein.bonum@gmx.de</text:p>
          </table:table-cell>
          <table:table-cell table:formula="of:=[$'Nordrhein-Westfalen'.F33:$'Nordrhein-Westfalen'.K33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Nordrhein-Westfalen'.A34:$'Nordrhein-Westfalen'.F34]" office:value-type="string" office:string-value="Kleve" calcext:value-type="string">
            <text:p>Kleve</text:p>
          </table:table-cell>
          <table:table-cell table:formula="of:=[$'Nordrhein-Westfalen'.B34:$'Nordrhein-Westfalen'.G34]" office:value-type="string" office:string-value="Radhaus" calcext:value-type="string">
            <text:p>Radhaus</text:p>
          </table:table-cell>
          <table:table-cell table:formula="of:=[$'Nordrhein-Westfalen'.C34:$'Nordrhein-Westfalen'.H34]" office:value-type="string" office:string-value="Kleve" calcext:value-type="string">
            <text:p>Kleve</text:p>
          </table:table-cell>
          <table:table-cell table:formula="of:=[$'Nordrhein-Westfalen'.D34:$'Nordrhein-Westfalen'.I34]" office:value-type="string" office:string-value="radhaus-kleve.de" calcext:value-type="string">
            <text:p>radhaus-kleve.de</text:p>
          </table:table-cell>
          <table:table-cell table:formula="of:=[$'Nordrhein-Westfalen'.E34:$'Nordrhein-Westfalen'.J34]" office:value-type="string" office:string-value="konzerte@radhaus-kleve.de" calcext:value-type="string">
            <text:p>konzerte@radhaus-kleve.de</text:p>
          </table:table-cell>
          <table:table-cell table:formula="of:=[$'Nordrhein-Westfalen'.F34:$'Nordrhein-Westfalen'.K34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Nordrhein-Westfalen'.A35:$'Nordrhein-Westfalen'.F35]" office:value-type="string" office:string-value="Krefeld" calcext:value-type="string">
            <text:p>Krefeld</text:p>
          </table:table-cell>
          <table:table-cell table:formula="of:=[$'Nordrhein-Westfalen'.B35:$'Nordrhein-Westfalen'.G35]" office:value-type="string" office:string-value="Magnapop" calcext:value-type="string">
            <text:p>Magnapop</text:p>
          </table:table-cell>
          <table:table-cell table:formula="of:=[$'Nordrhein-Westfalen'.C35:$'Nordrhein-Westfalen'.H35]" office:value-type="string" office:string-value="Magnapop" calcext:value-type="string">
            <text:p>Magnapop</text:p>
          </table:table-cell>
          <table:table-cell table:formula="of:=[$'Nordrhein-Westfalen'.D35:$'Nordrhein-Westfalen'.I35]" office:value-type="string" office:string-value="wordpress.magnapop.de" calcext:value-type="string">
            <text:p>wordpress.magnapop.de</text:p>
          </table:table-cell>
          <table:table-cell table:formula="of:=[$'Nordrhein-Westfalen'.E35:$'Nordrhein-Westfalen'.J35]" office:value-type="string" office:string-value="info@magnapop.de" calcext:value-type="string">
            <text:p>info@magnapop.de</text:p>
          </table:table-cell>
          <table:table-cell table:formula="of:=[$'Nordrhein-Westfalen'.F35:$'Nordrhein-Westfalen'.K35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Nordrhein-Westfalen'.A36:$'Nordrhein-Westfalen'.F36]" office:value-type="string" office:string-value="Köln" calcext:value-type="string">
            <text:p>Köln</text:p>
          </table:table-cell>
          <table:table-cell table:formula="of:=[$'Nordrhein-Westfalen'.B36:$'Nordrhein-Westfalen'.G36]" office:value-type="string" office:string-value="Blue Shell" calcext:value-type="string">
            <text:p>Blue Shell</text:p>
          </table:table-cell>
          <table:table-cell table:formula="of:=[$'Nordrhein-Westfalen'.C36:$'Nordrhein-Westfalen'.H36]" office:value-type="string" office:string-value="Rolf, Hallo Blue Shell" calcext:value-type="string">
            <text:p>Rolf, Hallo Blue Shell</text:p>
          </table:table-cell>
          <table:table-cell table:formula="of:=[$'Nordrhein-Westfalen'.D36:$'Nordrhein-Westfalen'.I36]" office:value-type="string" office:string-value="blue-shell.de" calcext:value-type="string">
            <text:p>blue-shell.de</text:p>
          </table:table-cell>
          <table:table-cell table:formula="of:=[$'Nordrhein-Westfalen'.E36:$'Nordrhein-Westfalen'.J36]" office:value-type="string" office:string-value="rolf.kistenich@blue-shell.de" calcext:value-type="string">
            <text:p>rolf.kistenich@blue-shell.de</text:p>
          </table:table-cell>
          <table:table-cell table:formula="of:=[$'Nordrhein-Westfalen'.F36:$'Nordrhein-Westfalen'.K36]" office:value-type="string" office:string-value="0163/6195138" calcext:value-type="string">
            <text:p>0163/6195138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Nordrhein-Westfalen'.A37:$'Nordrhein-Westfalen'.F37]" office:value-type="string" office:string-value="Köln" calcext:value-type="string">
            <text:p>Köln</text:p>
          </table:table-cell>
          <table:table-cell table:formula="of:=[$'Nordrhein-Westfalen'.B37:$'Nordrhein-Westfalen'.G37]" office:value-type="string" office:string-value="MTC" calcext:value-type="string">
            <text:p>MTC</text:p>
          </table:table-cell>
          <table:table-cell table:formula="of:=[$'Nordrhein-Westfalen'.C37:$'Nordrhein-Westfalen'.H37]" office:value-type="string" office:string-value="MTC Club" calcext:value-type="string">
            <text:p>MTC Club</text:p>
          </table:table-cell>
          <table:table-cell table:formula="of:=[$'Nordrhein-Westfalen'.D37:$'Nordrhein-Westfalen'.I37]" office:value-type="string" office:string-value="mtcclub.de" calcext:value-type="string">
            <text:p>mtcclub.de</text:p>
          </table:table-cell>
          <table:table-cell table:formula="of:=[$'Nordrhein-Westfalen'.E37:$'Nordrhein-Westfalen'.J37]" office:value-type="string" office:string-value="mtcclub@netcologne.de" calcext:value-type="string">
            <text:p>mtcclub@netcologne.de</text:p>
          </table:table-cell>
          <table:table-cell table:formula="of:=[$'Nordrhein-Westfalen'.F37:$'Nordrhein-Westfalen'.K37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Nordrhein-Westfalen'.A38:$'Nordrhein-Westfalen'.F38]" office:value-type="string" office:string-value="Lüdenscheid" calcext:value-type="string">
            <text:p>Lüdenscheid</text:p>
          </table:table-cell>
          <table:table-cell table:formula="of:=[$'Nordrhein-Westfalen'.B38:$'Nordrhein-Westfalen'.G38]" office:value-type="string" office:string-value="AJZ" calcext:value-type="string">
            <text:p>AJZ</text:p>
          </table:table-cell>
          <table:table-cell table:formula="of:=[$'Nordrhein-Westfalen'.C38:$'Nordrhein-Westfalen'.H38]" office:value-type="string" office:string-value="AJZ" calcext:value-type="string">
            <text:p>AJZ</text:p>
          </table:table-cell>
          <table:table-cell table:formula="of:=[$'Nordrhein-Westfalen'.D38:$'Nordrhein-Westfalen'.I38]" office:value-type="string" office:string-value="facebook.com/ajzluedenscheid" calcext:value-type="string">
            <text:p>facebook.com/ajzluedenscheid</text:p>
          </table:table-cell>
          <table:table-cell table:formula="of:=[$'Nordrhein-Westfalen'.E38:$'Nordrhein-Westfalen'.J38]" office:value-type="string" office:string-value="-" calcext:value-type="string">
            <text:p>-</text:p>
          </table:table-cell>
          <table:table-cell table:formula="of:=[$'Nordrhein-Westfalen'.F38:$'Nordrhein-Westfalen'.K38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Nordrhein-Westfalen'.A39:$'Nordrhein-Westfalen'.F39]" office:value-type="string" office:string-value="Mönchengladbach" calcext:value-type="string">
            <text:p>Mönchengladbach</text:p>
          </table:table-cell>
          <table:table-cell table:formula="of:=[$'Nordrhein-Westfalen'.B39:$'Nordrhein-Westfalen'.G39]" office:value-type="string" office:string-value="Jukomm" calcext:value-type="string">
            <text:p>Jukomm</text:p>
          </table:table-cell>
          <table:table-cell table:formula="of:=[$'Nordrhein-Westfalen'.C39:$'Nordrhein-Westfalen'.H39]" office:value-type="string" office:string-value="Jukomm" calcext:value-type="string">
            <text:p>Jukomm</text:p>
          </table:table-cell>
          <table:table-cell table:formula="of:=[$'Nordrhein-Westfalen'.D39:$'Nordrhein-Westfalen'.I39]" office:value-type="string" office:string-value="jukomm.de" calcext:value-type="string">
            <text:p>jukomm.de</text:p>
          </table:table-cell>
          <table:table-cell table:formula="of:=[$'Nordrhein-Westfalen'.E39:$'Nordrhein-Westfalen'.J39]" office:value-type="string" office:string-value="info@jukomm.de" calcext:value-type="string">
            <text:p>info@jukomm.de</text:p>
          </table:table-cell>
          <table:table-cell table:formula="of:=[$'Nordrhein-Westfalen'.F39:$'Nordrhein-Westfalen'.K39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Nordrhein-Westfalen'.A40:$'Nordrhein-Westfalen'.F40]" office:value-type="string" office:string-value="Mönchengladbach" calcext:value-type="string">
            <text:p>Mönchengladbach</text:p>
          </table:table-cell>
          <table:table-cell table:formula="of:=[$'Nordrhein-Westfalen'.B40:$'Nordrhein-Westfalen'.G40]" office:value-type="string" office:string-value="Roots Club" calcext:value-type="string">
            <text:p>Roots Club</text:p>
          </table:table-cell>
          <table:table-cell table:formula="of:=[$'Nordrhein-Westfalen'.C40:$'Nordrhein-Westfalen'.H40]" office:value-type="string" office:string-value="Roots Club" calcext:value-type="string">
            <text:p>Roots Club</text:p>
          </table:table-cell>
          <table:table-cell table:formula="of:=[$'Nordrhein-Westfalen'.D40:$'Nordrhein-Westfalen'.I40]" office:value-type="string" office:string-value="facebook.com/ROOTS-Club-MG-265188968728" calcext:value-type="string">
            <text:p>facebook.com/ROOTS-Club-MG-265188968728</text:p>
          </table:table-cell>
          <table:table-cell table:formula="of:=[$'Nordrhein-Westfalen'.E4:$'Nordrhein-Westfalen'.J4]" office:value-type="string" office:string-value="pg@dbbo.de" calcext:value-type="string">
            <text:p>pg@dbbo.de</text:p>
          </table:table-cell>
          <table:table-cell table:formula="of:=[$'Nordrhein-Westfalen'.F40:$'Nordrhein-Westfalen'.K40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Nordrhein-Westfalen'.A41:$'Nordrhein-Westfalen'.F41]" office:value-type="string" office:string-value="Mühlheim" calcext:value-type="string">
            <text:p>Mühlheim</text:p>
          </table:table-cell>
          <table:table-cell table:formula="of:=[$'Nordrhein-Westfalen'.B41:$'Nordrhein-Westfalen'.G41]" office:value-type="string" office:string-value="Autonomes Zentrum" calcext:value-type="string">
            <text:p>Autonomes Zentrum</text:p>
          </table:table-cell>
          <table:table-cell table:formula="of:=[$'Nordrhein-Westfalen'.C41:$'Nordrhein-Westfalen'.H41]" office:value-type="string" office:string-value="AZ" calcext:value-type="string">
            <text:p>AZ</text:p>
          </table:table-cell>
          <table:table-cell table:formula="of:=[$'Nordrhein-Westfalen'.D41:$'Nordrhein-Westfalen'.I41]" office:value-type="string" office:string-value="az-muelheim.de" calcext:value-type="string">
            <text:p>az-muelheim.de</text:p>
          </table:table-cell>
          <table:table-cell table:formula="of:=[$'Nordrhein-Westfalen'.E41:$'Nordrhein-Westfalen'.J41]" office:value-type="string" office:string-value="punkerzuechter@gmx.de" calcext:value-type="string">
            <text:p>punkerzuechter@gmx.de</text:p>
          </table:table-cell>
          <table:table-cell table:formula="of:=[$'Nordrhein-Westfalen'.F41:$'Nordrhein-Westfalen'.K41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Nordrhein-Westfalen'.A42:$'Nordrhein-Westfalen'.F42]" office:value-type="string" office:string-value="Münster" calcext:value-type="string">
            <text:p>Münster</text:p>
          </table:table-cell>
          <table:table-cell table:formula="of:=[$'Nordrhein-Westfalen'.B42:$'Nordrhein-Westfalen'.G42]" office:value-type="string" office:string-value="Bahnhof Wolbeck" calcext:value-type="string">
            <text:p>Bahnhof Wolbeck</text:p>
          </table:table-cell>
          <table:table-cell table:formula="of:=[$'Nordrhein-Westfalen'.C42:$'Nordrhein-Westfalen'.H42]" office:value-type="string" office:string-value="Jonathan, Hallo Bahnhof Wolbeck" calcext:value-type="string">
            <text:p>Jonathan, Hallo Bahnhof Wolbeck</text:p>
          </table:table-cell>
          <table:table-cell table:formula="of:=[$'Nordrhein-Westfalen'.D42:$'Nordrhein-Westfalen'.I42]" office:value-type="string" office:string-value="bahnhof-wolbeck.de" calcext:value-type="string">
            <text:p>bahnhof-wolbeck.de</text:p>
          </table:table-cell>
          <table:table-cell table:formula="of:=[$'Nordrhein-Westfalen'.E42:$'Nordrhein-Westfalen'.J42]" office:value-type="string" office:string-value="email@bahnhof-wolbeck.de" calcext:value-type="string">
            <text:p>email@bahnhof-wolbeck.de</text:p>
          </table:table-cell>
          <table:table-cell table:formula="of:=[$'Nordrhein-Westfalen'.F42:$'Nordrhein-Westfalen'.K42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Nordrhein-Westfalen'.A43:$'Nordrhein-Westfalen'.F43]" office:value-type="string" office:string-value="Münster" calcext:value-type="string">
            <text:p>Münster</text:p>
          </table:table-cell>
          <table:table-cell table:formula="of:=[$'Nordrhein-Westfalen'.B43:$'Nordrhein-Westfalen'.G43]" office:value-type="string" office:string-value="Dead Mans Chest Booking" calcext:value-type="string">
            <text:p>Dead Mans Chest Booking</text:p>
          </table:table-cell>
          <table:table-cell table:formula="of:=[$'Nordrhein-Westfalen'.C43:$'Nordrhein-Westfalen'.H43]" office:value-type="string" office:string-value="Matthias, Hallo Dead Mans Chest" calcext:value-type="string">
            <text:p>Matthias, Hallo Dead Mans Chest</text:p>
          </table:table-cell>
          <table:table-cell table:formula="of:=[$'Nordrhein-Westfalen'.D43:$'Nordrhein-Westfalen'.I43]" office:value-type="string" office:string-value="deadmanschest.de" calcext:value-type="string">
            <text:p>deadmanschest.de</text:p>
          </table:table-cell>
          <table:table-cell table:formula="of:=[$'Nordrhein-Westfalen'.E43:$'Nordrhein-Westfalen'.J43]" office:value-type="string" office:string-value="booking@deadmanschest.de" calcext:value-type="string">
            <text:p>booking@deadmanschest.de</text:p>
          </table:table-cell>
          <table:table-cell table:formula="of:=[$'Nordrhein-Westfalen'.F43:$'Nordrhein-Westfalen'.K43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Nordrhein-Westfalen'.A44:$'Nordrhein-Westfalen'.F44]" office:value-type="string" office:string-value="Münster" calcext:value-type="string">
            <text:p>Münster</text:p>
          </table:table-cell>
          <table:table-cell table:formula="of:=[$'Nordrhein-Westfalen'.B44:$'Nordrhein-Westfalen'.G44]" office:value-type="string" office:string-value="Grim Booking" calcext:value-type="string">
            <text:p>Grim Booking</text:p>
          </table:table-cell>
          <table:table-cell table:formula="of:=[$'Nordrhein-Westfalen'.C44:$'Nordrhein-Westfalen'.H44]" office:value-type="string" office:string-value="Grim Booking" calcext:value-type="string">
            <text:p>Grim Booking</text:p>
          </table:table-cell>
          <table:table-cell table:formula="of:=[$'Nordrhein-Westfalen'.D44:$'Nordrhein-Westfalen'.I44]" office:value-type="string" office:string-value="facebook.com/grimshows" calcext:value-type="string">
            <text:p>facebook.com/grimshows</text:p>
          </table:table-cell>
          <table:table-cell table:formula="of:=[$'Nordrhein-Westfalen'.E44:$'Nordrhein-Westfalen'.J44]" office:value-type="string" office:string-value="grim-booking@gmx.de" calcext:value-type="string">
            <text:p>grim-booking@gmx.de</text:p>
          </table:table-cell>
          <table:table-cell table:formula="of:=[$'Nordrhein-Westfalen'.F44:$'Nordrhein-Westfalen'.K44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Nordrhein-Westfalen'.A45:$'Nordrhein-Westfalen'.F45]" office:value-type="string" office:string-value="Münster" calcext:value-type="string">
            <text:p>Münster</text:p>
          </table:table-cell>
          <table:table-cell table:formula="of:=[$'Nordrhein-Westfalen'.B45:$'Nordrhein-Westfalen'.G45]" office:value-type="string" office:string-value="KissOrKillBooking" calcext:value-type="string">
            <text:p>KissOrKillBooking</text:p>
          </table:table-cell>
          <table:table-cell table:formula="of:=[$'Nordrhein-Westfalen'.C45:$'Nordrhein-Westfalen'.H45]" office:value-type="string" office:string-value="Kiss Or Kill" calcext:value-type="string">
            <text:p>Kiss Or Kill</text:p>
          </table:table-cell>
          <table:table-cell table:formula="of:=[$'Nordrhein-Westfalen'.D45:$'Nordrhein-Westfalen'.I45]" office:value-type="string" office:string-value="facebook.com/kissorkillshows" calcext:value-type="string">
            <text:p>facebook.com/kissorkillshows</text:p>
          </table:table-cell>
          <table:table-cell table:formula="of:=[$'Nordrhein-Westfalen'.E45:$'Nordrhein-Westfalen'.J45]" office:value-type="float" office:value="0" calcext:value-type="float">
            <text:p>0</text:p>
          </table:table-cell>
          <table:table-cell table:formula="of:=[$'Nordrhein-Westfalen'.F45:$'Nordrhein-Westfalen'.K45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Nordrhein-Westfalen'.A46:$'Nordrhein-Westfalen'.F46]" office:value-type="string" office:string-value="Münster" calcext:value-type="string">
            <text:p>Münster</text:p>
          </table:table-cell>
          <table:table-cell table:formula="of:=[$'Nordrhein-Westfalen'.B46:$'Nordrhein-Westfalen'.G46]" office:value-type="string" office:string-value="Rare Guitar" calcext:value-type="string">
            <text:p>Rare Guitar</text:p>
          </table:table-cell>
          <table:table-cell table:formula="of:=[$'Nordrhein-Westfalen'.C46:$'Nordrhein-Westfalen'.H46]" office:value-type="string" office:string-value="Marco, Hallo Rare Guitar" calcext:value-type="string">
            <text:p>Marco, Hallo Rare Guitar</text:p>
          </table:table-cell>
          <table:table-cell table:formula="of:=[$'Nordrhein-Westfalen'.D46:$'Nordrhein-Westfalen'.I46]" office:value-type="string" office:string-value="rareguitar.de" calcext:value-type="string">
            <text:p>rareguitar.de</text:p>
          </table:table-cell>
          <table:table-cell table:formula="of:=[$'Nordrhein-Westfalen'.E46:$'Nordrhein-Westfalen'.J46]" office:value-type="string" office:string-value="Marco-Beuker@t-online.de" calcext:value-type="string">
            <text:p>Marco-Beuker@t-online.de</text:p>
          </table:table-cell>
          <table:table-cell table:formula="of:=[$'Nordrhein-Westfalen'.F46:$'Nordrhein-Westfalen'.K46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Nordrhein-Westfalen'.A47:$'Nordrhein-Westfalen'.F47]" office:value-type="string" office:string-value="Münster" calcext:value-type="string">
            <text:p>Münster</text:p>
          </table:table-cell>
          <table:table-cell table:formula="of:=[$'Nordrhein-Westfalen'.B47:$'Nordrhein-Westfalen'.G47]" office:value-type="string" office:string-value="Spökes Booking" calcext:value-type="string">
            <text:p>Spökes Booking</text:p>
          </table:table-cell>
          <table:table-cell table:formula="of:=[$'Nordrhein-Westfalen'.C47:$'Nordrhein-Westfalen'.H47]" office:value-type="string" office:string-value="Spökes" calcext:value-type="string">
            <text:p>Spökes</text:p>
          </table:table-cell>
          <table:table-cell table:formula="of:=[$'Nordrhein-Westfalen'.D47:$'Nordrhein-Westfalen'.I47]" office:value-type="string" office:string-value="facebook.com/spoekeskonzerte" calcext:value-type="string">
            <text:p>facebook.com/spoekeskonzerte</text:p>
          </table:table-cell>
          <table:table-cell table:formula="of:=[$'Nordrhein-Westfalen'.E47:$'Nordrhein-Westfalen'.J47]" office:value-type="float" office:value="0" calcext:value-type="float">
            <text:p>0</text:p>
          </table:table-cell>
          <table:table-cell table:formula="of:=[$'Nordrhein-Westfalen'.F47:$'Nordrhein-Westfalen'.K47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Nordrhein-Westfalen'.A48:$'Nordrhein-Westfalen'.F48]" office:value-type="string" office:string-value="Münster" calcext:value-type="string">
            <text:p>Münster</text:p>
          </table:table-cell>
          <table:table-cell table:formula="of:=[$'Nordrhein-Westfalen'.B48:$'Nordrhein-Westfalen'.G48]" office:value-type="string" office:string-value="Tortuga Booking" calcext:value-type="string">
            <text:p>Tortuga Booking</text:p>
          </table:table-cell>
          <table:table-cell table:formula="of:=[$'Nordrhein-Westfalen'.C48:$'Nordrhein-Westfalen'.H48]" office:value-type="string" office:string-value="David, Hallo Tortuga Booking" calcext:value-type="string">
            <text:p>David, Hallo Tortuga Booking</text:p>
          </table:table-cell>
          <table:table-cell table:formula="of:=[$'Nordrhein-Westfalen'.D48:$'Nordrhein-Westfalen'.I48]" office:value-type="string" office:string-value="facebook.com/Tortuga-Booking-877214915681469" calcext:value-type="string">
            <text:p>facebook.com/Tortuga-Booking-877214915681469</text:p>
          </table:table-cell>
          <table:table-cell table:formula="of:=[$'Nordrhein-Westfalen'.E48:$'Nordrhein-Westfalen'.J48]" office:value-type="string" office:string-value="contact@tortuga-booking.de" calcext:value-type="string">
            <text:p>contact@tortuga-booking.de</text:p>
          </table:table-cell>
          <table:table-cell table:formula="of:=[$'Nordrhein-Westfalen'.F48:$'Nordrhein-Westfalen'.K48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Nordrhein-Westfalen'.A49:$'Nordrhein-Westfalen'.F49]" office:value-type="string" office:string-value="Oberhausen" calcext:value-type="string">
            <text:p>Oberhausen</text:p>
          </table:table-cell>
          <table:table-cell table:formula="of:=[$'Nordrhein-Westfalen'.B49:$'Nordrhein-Westfalen'.G49]" office:value-type="string" office:string-value="Helvete" calcext:value-type="string">
            <text:p>Helvete</text:p>
          </table:table-cell>
          <table:table-cell table:formula="of:=[$'Nordrhein-Westfalen'.C49:$'Nordrhein-Westfalen'.H49]" office:value-type="string" office:string-value="Gregor, Hallo Helvete" calcext:value-type="string">
            <text:p>Gregor, Hallo Helvete</text:p>
          </table:table-cell>
          <table:table-cell table:formula="of:=[$'Nordrhein-Westfalen'.D49:$'Nordrhein-Westfalen'.I49]" office:value-type="string" office:string-value="helvete.de / facebook.com/helvete.ob" calcext:value-type="string">
            <text:p>helvete.de / facebook.com/helvete.ob</text:p>
          </table:table-cell>
          <table:table-cell table:formula="of:=[$'Nordrhein-Westfalen'.E49:$'Nordrhein-Westfalen'.J49]" office:value-type="string" office:string-value="info@helvete.de" calcext:value-type="string">
            <text:p>info@helvete.de</text:p>
          </table:table-cell>
          <table:table-cell table:formula="of:=[$'Nordrhein-Westfalen'.F49:$'Nordrhein-Westfalen'.K49]" office:value-type="string" office:string-value="0176/61145616" calcext:value-type="string">
            <text:p>0176/61145616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Nordrhein-Westfalen'.A50:$'Nordrhein-Westfalen'.F50]" office:value-type="string" office:string-value="Oberhausen" calcext:value-type="string">
            <text:p>Oberhausen</text:p>
          </table:table-cell>
          <table:table-cell table:formula="of:=[$'Nordrhein-Westfalen'.B50:$'Nordrhein-Westfalen'.G50]" office:value-type="string" office:string-value="Druckluft" calcext:value-type="string">
            <text:p>Druckluft</text:p>
          </table:table-cell>
          <table:table-cell table:formula="of:=[$'Nordrhein-Westfalen'.C50:$'Nordrhein-Westfalen'.H50]" office:value-type="string" office:string-value="Druckluft" calcext:value-type="string">
            <text:p>Druckluft</text:p>
          </table:table-cell>
          <table:table-cell table:formula="of:=[$'Nordrhein-Westfalen'.D50:$'Nordrhein-Westfalen'.I50]" office:value-type="string" office:string-value="drucklufthaus.de" calcext:value-type="string">
            <text:p>drucklufthaus.de</text:p>
          </table:table-cell>
          <table:table-cell table:formula="of:=[$'Nordrhein-Westfalen'.E5:$'Nordrhein-Westfalen'.J5]" office:value-type="string" office:string-value="info@dbbo.de" calcext:value-type="string">
            <text:p>info@dbbo.de</text:p>
          </table:table-cell>
          <table:table-cell table:formula="of:=[$'Nordrhein-Westfalen'.F50:$'Nordrhein-Westfalen'.K50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Nordrhein-Westfalen'.A51:$'Nordrhein-Westfalen'.F51]" office:value-type="string" office:string-value="Oer Erkenschwick" calcext:value-type="string">
            <text:p>Oer Erkenschwick</text:p>
          </table:table-cell>
          <table:table-cell table:formula="of:=[$'Nordrhein-Westfalen'.B51:$'Nordrhein-Westfalen'.G51]" office:value-type="string" office:string-value="Joes" calcext:value-type="string">
            <text:p>Joes</text:p>
          </table:table-cell>
          <table:table-cell table:formula="of:=[$'Nordrhein-Westfalen'.C51:$'Nordrhein-Westfalen'.H51]" office:value-type="string" office:string-value="Joes" calcext:value-type="string">
            <text:p>Joes</text:p>
          </table:table-cell>
          <table:table-cell table:formula="of:=[$'Nordrhein-Westfalen'.D51:$'Nordrhein-Westfalen'.I51]" office:value-type="string" office:string-value="facebook.com/jugendinoe" calcext:value-type="string">
            <text:p>facebook.com/jugendinoe</text:p>
          </table:table-cell>
          <table:table-cell table:formula="of:=[$'Nordrhein-Westfalen'.E51:$'Nordrhein-Westfalen'.J51]" office:value-type="float" office:value="0" calcext:value-type="float">
            <text:p>0</text:p>
          </table:table-cell>
          <table:table-cell table:formula="of:=[$'Nordrhein-Westfalen'.F51:$'Nordrhein-Westfalen'.K51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Nordrhein-Westfalen'.A52:$'Nordrhein-Westfalen'.F52]" office:value-type="string" office:string-value="Paderborn" calcext:value-type="string">
            <text:p>Paderborn</text:p>
          </table:table-cell>
          <table:table-cell table:formula="of:=[$'Nordrhein-Westfalen'.B52:$'Nordrhein-Westfalen'.G52]" office:value-type="string" office:string-value="Juzi MultiCulti" calcext:value-type="string">
            <text:p>Juzi MultiCulti</text:p>
          </table:table-cell>
          <table:table-cell table:formula="of:=[$'Nordrhein-Westfalen'.C52:$'Nordrhein-Westfalen'.H52]" office:value-type="string" office:string-value="Sonja, Hallo Juzi" calcext:value-type="string">
            <text:p>Sonja, Hallo Juzi</text:p>
          </table:table-cell>
          <table:table-cell table:formula="of:=[$'Nordrhein-Westfalen'.D52:$'Nordrhein-Westfalen'.I52]" office:value-type="string" office:string-value="multicult.wordpress.com" calcext:value-type="string">
            <text:p>multicult.wordpress.com</text:p>
          </table:table-cell>
          <table:table-cell table:formula="of:=[$'Nordrhein-Westfalen'.E52:$'Nordrhein-Westfalen'.J52]" office:value-type="string" office:string-value="s.chudalla@paderborn.de" calcext:value-type="string">
            <text:p>s.chudalla@paderborn.de</text:p>
          </table:table-cell>
          <table:table-cell table:formula="of:=[$'Nordrhein-Westfalen'.F52:$'Nordrhein-Westfalen'.K52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Nordrhein-Westfalen'.A53:$'Nordrhein-Westfalen'.F53]" office:value-type="string" office:string-value="Ratingen" calcext:value-type="string">
            <text:p>Ratingen</text:p>
          </table:table-cell>
          <table:table-cell table:formula="of:=[$'Nordrhein-Westfalen'.B53:$'Nordrhein-Westfalen'.G53]" office:value-type="string" office:string-value="Cafe Comic" calcext:value-type="string">
            <text:p>Cafe Comic</text:p>
          </table:table-cell>
          <table:table-cell table:formula="of:=[$'Nordrhein-Westfalen'.C53:$'Nordrhein-Westfalen'.H53]" office:value-type="string" office:string-value="Bernhard / Phil" calcext:value-type="string">
            <text:p>Bernhard / Phil</text:p>
          </table:table-cell>
          <table:table-cell table:formula="of:=[$'Nordrhein-Westfalen'.D53:$'Nordrhein-Westfalen'.I53]" office:value-type="string" office:string-value="cafe-comic.de" calcext:value-type="string">
            <text:p>cafe-comic.de</text:p>
          </table:table-cell>
          <table:table-cell table:formula="of:=[$'Nordrhein-Westfalen'.E53:$'Nordrhein-Westfalen'.J53]" office:value-type="string" office:string-value="berni@cafe-comic.de" calcext:value-type="string">
            <text:p>berni@cafe-comic.de</text:p>
          </table:table-cell>
          <table:table-cell table:formula="of:=[$'Nordrhein-Westfalen'.F53:$'Nordrhein-Westfalen'.K53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Nordrhein-Westfalen'.A54:$'Nordrhein-Westfalen'.F54]" office:value-type="string" office:string-value="Remscheid" calcext:value-type="string">
            <text:p>Remscheid</text:p>
          </table:table-cell>
          <table:table-cell table:formula="of:=[$'Nordrhein-Westfalen'.B54:$'Nordrhein-Westfalen'.G54]" office:value-type="string" office:string-value="Kraftstation" calcext:value-type="string">
            <text:p>Kraftstation</text:p>
          </table:table-cell>
          <table:table-cell table:formula="of:=[$'Nordrhein-Westfalen'.C54:$'Nordrhein-Westfalen'.H54]" office:value-type="string" office:string-value="Kraftstation" calcext:value-type="string">
            <text:p>Kraftstation</text:p>
          </table:table-cell>
          <table:table-cell table:formula="of:=[$'Nordrhein-Westfalen'.D54:$'Nordrhein-Westfalen'.I54]" office:value-type="string" office:string-value="kraftstation.de" calcext:value-type="string">
            <text:p>kraftstation.de</text:p>
          </table:table-cell>
          <table:table-cell table:formula="of:=[$'Nordrhein-Westfalen'.E54:$'Nordrhein-Westfalen'.J54]" office:value-type="string" office:string-value="dill@kraftstation.de" calcext:value-type="string">
            <text:p>dill@kraftstation.de</text:p>
          </table:table-cell>
          <table:table-cell table:formula="of:=[$'Nordrhein-Westfalen'.F54:$'Nordrhein-Westfalen'.K54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Nordrhein-Westfalen'.A55:$'Nordrhein-Westfalen'.F55]" office:value-type="string" office:string-value="Rheinberg " calcext:value-type="string">
            <text:p>Rheinberg </text:p>
          </table:table-cell>
          <table:table-cell table:formula="of:=[$'Nordrhein-Westfalen'.B55:$'Nordrhein-Westfalen'.G55]" office:value-type="string" office:string-value="Zuff 07" calcext:value-type="string">
            <text:p>Zuff 07</text:p>
          </table:table-cell>
          <table:table-cell table:formula="of:=[$'Nordrhein-Westfalen'.C55:$'Nordrhein-Westfalen'.H55]" office:value-type="float" office:value="0" calcext:value-type="float">
            <text:p>0</text:p>
          </table:table-cell>
          <table:table-cell table:formula="of:=[$'Nordrhein-Westfalen'.D55:$'Nordrhein-Westfalen'.I55]" office:value-type="float" office:value="0" calcext:value-type="float">
            <text:p>0</text:p>
          </table:table-cell>
          <table:table-cell table:formula="of:=[$'Nordrhein-Westfalen'.E55:$'Nordrhein-Westfalen'.J55]" office:value-type="float" office:value="0" calcext:value-type="float">
            <text:p>0</text:p>
          </table:table-cell>
          <table:table-cell table:formula="of:=[$'Nordrhein-Westfalen'.F55:$'Nordrhein-Westfalen'.K55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Nordrhein-Westfalen'.A56:$'Nordrhein-Westfalen'.F56]" office:value-type="string" office:string-value="Schwerte" calcext:value-type="string">
            <text:p>Schwerte</text:p>
          </table:table-cell>
          <table:table-cell table:formula="of:=[$'Nordrhein-Westfalen'.B56:$'Nordrhein-Westfalen'.G56]" office:value-type="string" office:string-value="Rattenloch" calcext:value-type="string">
            <text:p>Rattenloch</text:p>
          </table:table-cell>
          <table:table-cell table:formula="of:=[$'Nordrhein-Westfalen'.C56:$'Nordrhein-Westfalen'.H56]" office:value-type="string" office:string-value="Rattenloch" calcext:value-type="string">
            <text:p>Rattenloch</text:p>
          </table:table-cell>
          <table:table-cell table:formula="of:=[$'Nordrhein-Westfalen'.D56:$'Nordrhein-Westfalen'.I56]" office:value-type="string" office:string-value="kunterbunt-schwerte.com" calcext:value-type="string">
            <text:p>kunterbunt-schwerte.com</text:p>
          </table:table-cell>
          <table:table-cell table:formula="of:=[$'Nordrhein-Westfalen'.E56:$'Nordrhein-Westfalen'.J56]" office:value-type="string" office:string-value="rattenloch@googlemail.com" calcext:value-type="string">
            <text:p>rattenloch@googlemail.com</text:p>
          </table:table-cell>
          <table:table-cell table:formula="of:=[$'Nordrhein-Westfalen'.F56:$'Nordrhein-Westfalen'.K56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Nordrhein-Westfalen'.A57:$'Nordrhein-Westfalen'.F57]" office:value-type="string" office:string-value="Siegburg" calcext:value-type="string">
            <text:p>Siegburg</text:p>
          </table:table-cell>
          <table:table-cell table:formula="of:=[$'Nordrhein-Westfalen'.B57:$'Nordrhein-Westfalen'.G57]" office:value-type="string" office:string-value="Kubana Live Club" calcext:value-type="string">
            <text:p>Kubana Live Club</text:p>
          </table:table-cell>
          <table:table-cell table:formula="of:=[$'Nordrhein-Westfalen'.C57:$'Nordrhein-Westfalen'.H57]" office:value-type="string" office:string-value="Kubana" calcext:value-type="string">
            <text:p>Kubana</text:p>
          </table:table-cell>
          <table:table-cell table:formula="of:=[$'Nordrhein-Westfalen'.D57:$'Nordrhein-Westfalen'.I57]" office:value-type="string" office:string-value="kubana.de" calcext:value-type="string">
            <text:p>kubana.de</text:p>
          </table:table-cell>
          <table:table-cell table:formula="of:=[$'Nordrhein-Westfalen'.E57:$'Nordrhein-Westfalen'.J57]" office:value-type="string" office:string-value="info@kubana.de" calcext:value-type="string">
            <text:p>info@kubana.de</text:p>
          </table:table-cell>
          <table:table-cell table:formula="of:=[$'Nordrhein-Westfalen'.F57:$'Nordrhein-Westfalen'.K57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Nordrhein-Westfalen'.A58:$'Nordrhein-Westfalen'.F58]" office:value-type="string" office:string-value="Siegen" calcext:value-type="string">
            <text:p>Siegen</text:p>
          </table:table-cell>
          <table:table-cell table:formula="of:=[$'Nordrhein-Westfalen'.B58:$'Nordrhein-Westfalen'.G58]" office:value-type="string" office:string-value="Vortex" calcext:value-type="string">
            <text:p>Vortex</text:p>
          </table:table-cell>
          <table:table-cell table:formula="of:=[$'Nordrhein-Westfalen'.C58:$'Nordrhein-Westfalen'.H58]" office:value-type="string" office:string-value="Phil, Hallo Vortex" calcext:value-type="string">
            <text:p>Phil, Hallo Vortex</text:p>
          </table:table-cell>
          <table:table-cell table:formula="of:=[$'Nordrhein-Westfalen'.D58:$'Nordrhein-Westfalen'.I58]" office:value-type="string" office:string-value="vortex-surfer.de" calcext:value-type="string">
            <text:p>vortex-surfer.de</text:p>
          </table:table-cell>
          <table:table-cell table:formula="of:=[$'Nordrhein-Westfalen'.E58:$'Nordrhein-Westfalen'.J58]" office:value-type="string" office:string-value="info@vortex-surfer.de" calcext:value-type="string">
            <text:p>info@vortex-surfer.de</text:p>
          </table:table-cell>
          <table:table-cell table:formula="of:=[$'Nordrhein-Westfalen'.F58:$'Nordrhein-Westfalen'.K58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Nordrhein-Westfalen'.A59:$'Nordrhein-Westfalen'.F59]" office:value-type="string" office:string-value="Siegen" calcext:value-type="string">
            <text:p>Siegen</text:p>
          </table:table-cell>
          <table:table-cell table:formula="of:=[$'Nordrhein-Westfalen'.B59:$'Nordrhein-Westfalen'.G59]" office:value-type="string" office:string-value="Musikclub Meyer" calcext:value-type="string">
            <text:p>Musikclub Meyer</text:p>
          </table:table-cell>
          <table:table-cell table:formula="of:=[$'Nordrhein-Westfalen'.C59:$'Nordrhein-Westfalen'.H59]" office:value-type="string" office:string-value="Christina, Hallo Musikclub Meyer" calcext:value-type="string">
            <text:p>Christina, Hallo Musikclub Meyer</text:p>
          </table:table-cell>
          <table:table-cell table:formula="of:=[$'Nordrhein-Westfalen'.D59:$'Nordrhein-Westfalen'.I59]" office:value-type="string" office:string-value="meyer-siegen.de" calcext:value-type="string">
            <text:p>meyer-siegen.de</text:p>
          </table:table-cell>
          <table:table-cell table:formula="of:=[$'Nordrhein-Westfalen'.E59:$'Nordrhein-Westfalen'.J59]" office:value-type="string" office:string-value="ina.le@gmx.de" calcext:value-type="string">
            <text:p>ina.le@gmx.de</text:p>
          </table:table-cell>
          <table:table-cell table:formula="of:=[$'Nordrhein-Westfalen'.F59:$'Nordrhein-Westfalen'.K59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Nordrhein-Westfalen'.A60:$'Nordrhein-Westfalen'.F60]" office:value-type="string" office:string-value="Siegen" calcext:value-type="string">
            <text:p>Siegen</text:p>
          </table:table-cell>
          <table:table-cell table:formula="of:=[$'Nordrhein-Westfalen'.B60:$'Nordrhein-Westfalen'.G60]" office:value-type="string" office:string-value="Musikclub Meyer" calcext:value-type="string">
            <text:p>Musikclub Meyer</text:p>
          </table:table-cell>
          <table:table-cell table:formula="of:=[$'Nordrhein-Westfalen'.C60:$'Nordrhein-Westfalen'.H60]" office:value-type="string" office:string-value="Musikclub Meyer" calcext:value-type="string">
            <text:p>Musikclub Meyer</text:p>
          </table:table-cell>
          <table:table-cell table:formula="of:=[$'Nordrhein-Westfalen'.D60:$'Nordrhein-Westfalen'.I60]" office:value-type="string" office:string-value="meyer-siegen.de" calcext:value-type="string">
            <text:p>meyer-siegen.de</text:p>
          </table:table-cell>
          <table:table-cell table:formula="of:=[$'Nordrhein-Westfalen'.E6:$'Nordrhein-Westfalen'.J6]" office:value-type="string" office:string-value="k.piel@q1-gl.de" calcext:value-type="string">
            <text:p>k.piel@q1-gl.de</text:p>
          </table:table-cell>
          <table:table-cell table:formula="of:=[$'Nordrhein-Westfalen'.F60:$'Nordrhein-Westfalen'.K60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Nordrhein-Westfalen'.A61:$'Nordrhein-Westfalen'.F61]" office:value-type="string" office:string-value="Solingen" calcext:value-type="string">
            <text:p>Solingen</text:p>
          </table:table-cell>
          <table:table-cell table:formula="of:=[$'Nordrhein-Westfalen'.B61:$'Nordrhein-Westfalen'.G61]" office:value-type="string" office:string-value="Cobra" calcext:value-type="string">
            <text:p>Cobra</text:p>
          </table:table-cell>
          <table:table-cell table:formula="of:=[$'Nordrhein-Westfalen'.C61:$'Nordrhein-Westfalen'.H61]" office:value-type="string" office:string-value="Cobra" calcext:value-type="string">
            <text:p>Cobra</text:p>
          </table:table-cell>
          <table:table-cell table:formula="of:=[$'Nordrhein-Westfalen'.D61:$'Nordrhein-Westfalen'.I61]" office:value-type="string" office:string-value="cobra-solingen.de" calcext:value-type="string">
            <text:p>cobra-solingen.de</text:p>
          </table:table-cell>
          <table:table-cell table:formula="of:=[$'Nordrhein-Westfalen'.E61:$'Nordrhein-Westfalen'.J61]" office:value-type="string" office:string-value="info@cobra-solingen.de" calcext:value-type="string">
            <text:p>info@cobra-solingen.de</text:p>
          </table:table-cell>
          <table:table-cell table:formula="of:=[$'Nordrhein-Westfalen'.F61:$'Nordrhein-Westfalen'.K61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Nordrhein-Westfalen'.A62:$'Nordrhein-Westfalen'.F62]" office:value-type="string" office:string-value="Troisdorf" calcext:value-type="string">
            <text:p>Troisdorf</text:p>
          </table:table-cell>
          <table:table-cell table:formula="of:=[$'Nordrhein-Westfalen'.B62:$'Nordrhein-Westfalen'.G62]" office:value-type="string" office:string-value="Bauhaus" calcext:value-type="string">
            <text:p>Bauhaus</text:p>
          </table:table-cell>
          <table:table-cell table:formula="of:=[$'Nordrhein-Westfalen'.C62:$'Nordrhein-Westfalen'.H62]" office:value-type="string" office:string-value="Torsten, Hallo Baumhaus" calcext:value-type="string">
            <text:p>Torsten, Hallo Baumhaus</text:p>
          </table:table-cell>
          <table:table-cell table:formula="of:=[$'Nordrhein-Westfalen'.D62:$'Nordrhein-Westfalen'.I62]" office:value-type="string" office:string-value="jugendzentrum-bauhaus.de" calcext:value-type="string">
            <text:p>jugendzentrum-bauhaus.de</text:p>
          </table:table-cell>
          <table:table-cell table:formula="of:=[$'Nordrhein-Westfalen'.E62:$'Nordrhein-Westfalen'.J62]" office:value-type="string" office:string-value="taktart-booking@gmx.de" calcext:value-type="string">
            <text:p>taktart-booking@gmx.de</text:p>
          </table:table-cell>
          <table:table-cell table:formula="of:=[$'Nordrhein-Westfalen'.F62:$'Nordrhein-Westfalen'.K62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Nordrhein-Westfalen'.A63:$'Nordrhein-Westfalen'.F63]" office:value-type="string" office:string-value="Wermelskirchen" calcext:value-type="string">
            <text:p>Wermelskirchen</text:p>
          </table:table-cell>
          <table:table-cell table:formula="of:=[$'Nordrhein-Westfalen'.B63:$'Nordrhein-Westfalen'.G63]" office:value-type="string" office:string-value="Ajz Bahndamm" calcext:value-type="string">
            <text:p>Ajz Bahndamm</text:p>
          </table:table-cell>
          <table:table-cell table:formula="of:=[$'Nordrhein-Westfalen'.C63:$'Nordrhein-Westfalen'.H63]" office:value-type="string" office:string-value="AJZ" calcext:value-type="string">
            <text:p>AJZ</text:p>
          </table:table-cell>
          <table:table-cell table:formula="of:=[$'Nordrhein-Westfalen'.D63:$'Nordrhein-Westfalen'.I63]" office:value-type="string" office:string-value="ajzbahndamm.de" calcext:value-type="string">
            <text:p>ajzbahndamm.de</text:p>
          </table:table-cell>
          <table:table-cell table:formula="of:=[$'Nordrhein-Westfalen'.E63:$'Nordrhein-Westfalen'.J63]" office:value-type="string" office:string-value="webmaster@ajzbahndamm.de" calcext:value-type="string">
            <text:p>webmaster@ajzbahndamm.de</text:p>
          </table:table-cell>
          <table:table-cell table:formula="of:=[$'Nordrhein-Westfalen'.F63:$'Nordrhein-Westfalen'.K63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Nordrhein-Westfalen'.A64:$'Nordrhein-Westfalen'.F64]" office:value-type="string" office:string-value="Wesel" calcext:value-type="string">
            <text:p>Wesel</text:p>
          </table:table-cell>
          <table:table-cell table:formula="of:=[$'Nordrhein-Westfalen'.B64:$'Nordrhein-Westfalen'.G64]" office:value-type="string" office:string-value="Krachgarten" calcext:value-type="string">
            <text:p>Krachgarten</text:p>
          </table:table-cell>
          <table:table-cell table:formula="of:=[$'Nordrhein-Westfalen'.C64:$'Nordrhein-Westfalen'.H64]" office:value-type="string" office:string-value="Krachgarten" calcext:value-type="string">
            <text:p>Krachgarten</text:p>
          </table:table-cell>
          <table:table-cell table:formula="of:=[$'Nordrhein-Westfalen'.D64:$'Nordrhein-Westfalen'.I64]" office:value-type="string" office:string-value="krachgarten-wesel.jimdo.com" calcext:value-type="string">
            <text:p>krachgarten-wesel.jimdo.com</text:p>
          </table:table-cell>
          <table:table-cell table:formula="of:=[$'Nordrhein-Westfalen'.E64:$'Nordrhein-Westfalen'.J64]" office:value-type="string" office:string-value="-" calcext:value-type="string">
            <text:p>-</text:p>
          </table:table-cell>
          <table:table-cell table:formula="of:=[$'Nordrhein-Westfalen'.F64:$'Nordrhein-Westfalen'.K64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Nordrhein-Westfalen'.A65:$'Nordrhein-Westfalen'.F65]" office:value-type="string" office:string-value="Wuppertal" calcext:value-type="string">
            <text:p>Wuppertal</text:p>
          </table:table-cell>
          <table:table-cell table:formula="of:=[$'Nordrhein-Westfalen'.B65:$'Nordrhein-Westfalen'.G65]" office:value-type="string" office:string-value="Underground" calcext:value-type="string">
            <text:p>Underground</text:p>
          </table:table-cell>
          <table:table-cell table:formula="of:=[$'Nordrhein-Westfalen'.C65:$'Nordrhein-Westfalen'.H65]" office:value-type="float" office:value="0" calcext:value-type="float">
            <text:p>0</text:p>
          </table:table-cell>
          <table:table-cell table:formula="of:=[$'Nordrhein-Westfalen'.D65:$'Nordrhein-Westfalen'.I65]" office:value-type="string" office:string-value="underground-wuppertal.de" calcext:value-type="string">
            <text:p>underground-wuppertal.de</text:p>
          </table:table-cell>
          <table:table-cell table:formula="of:=[$'Nordrhein-Westfalen'.E65:$'Nordrhein-Westfalen'.J65]" office:value-type="string" office:string-value="info@underground-wuppertal.de" calcext:value-type="string">
            <text:p>info@underground-wuppertal.de</text:p>
          </table:table-cell>
          <table:table-cell table:formula="of:=[$'Nordrhein-Westfalen'.F65:$'Nordrhein-Westfalen'.K65]" office:value-type="string" office:string-value="0152/27315789" calcext:value-type="string">
            <text:p>0152/27315789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Nordrhein-Westfalen'.A66:$'Nordrhein-Westfalen'.F66]" office:value-type="string" office:string-value="Wuppertal" calcext:value-type="string">
            <text:p>Wuppertal</text:p>
          </table:table-cell>
          <table:table-cell table:formula="of:=[$'Nordrhein-Westfalen'.B66:$'Nordrhein-Westfalen'.G66]" office:value-type="string" office:string-value="Hannya Booking" calcext:value-type="string">
            <text:p>Hannya Booking</text:p>
          </table:table-cell>
          <table:table-cell table:formula="of:=[$'Nordrhein-Westfalen'.C66:$'Nordrhein-Westfalen'.H66]" office:value-type="string" office:string-value="Hannya Booking" calcext:value-type="string">
            <text:p>Hannya Booking</text:p>
          </table:table-cell>
          <table:table-cell table:formula="of:=[$'Nordrhein-Westfalen'.D66:$'Nordrhein-Westfalen'.I66]" office:value-type="float" office:value="0" calcext:value-type="float">
            <text:p>0</text:p>
          </table:table-cell>
          <table:table-cell table:formula="of:=[$'Nordrhein-Westfalen'.E66:$'Nordrhein-Westfalen'.J66]" office:value-type="string" office:string-value="hannja.booking@gmail.com" calcext:value-type="string">
            <text:p>hannja.booking@gmail.com</text:p>
          </table:table-cell>
          <table:table-cell table:formula="of:=[$'Nordrhein-Westfalen'.F66:$'Nordrhein-Westfalen'.K66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Nordrhein-Westfalen'.A67:$'Nordrhein-Westfalen'.F67]" office:value-type="string" office:string-value="Kempen" calcext:value-type="string">
            <text:p>Kempen</text:p>
          </table:table-cell>
          <table:table-cell table:formula="of:=[$'Nordrhein-Westfalen'.B67:$'Nordrhein-Westfalen'.G67]" office:value-type="string" office:string-value="Hermano Booking" calcext:value-type="string">
            <text:p>Hermano Booking</text:p>
          </table:table-cell>
          <table:table-cell table:formula="of:=[$'Nordrhein-Westfalen'.C67:$'Nordrhein-Westfalen'.H67]" office:value-type="string" office:string-value="Eduardo, Hallo Hermano Booking" calcext:value-type="string">
            <text:p>Eduardo, Hallo Hermano Booking</text:p>
          </table:table-cell>
          <table:table-cell table:formula="of:=[$'Nordrhein-Westfalen'.D67:$'Nordrhein-Westfalen'.I67]" office:value-type="string" office:string-value="hermanobooking.de / facebook.com/hermanobooking" calcext:value-type="string">
            <text:p>hermanobooking.de / facebook.com/hermanobooking</text:p>
          </table:table-cell>
          <table:table-cell table:formula="of:=[$'Nordrhein-Westfalen'.E67:$'Nordrhein-Westfalen'.J67]" office:value-type="string" office:string-value="info@hermanobooking.de" calcext:value-type="string">
            <text:p>info@hermanobooking.de</text:p>
          </table:table-cell>
          <table:table-cell table:formula="of:=[$'Nordrhein-Westfalen'.F67:$'Nordrhein-Westfalen'.K67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Saarland.A2:$Saarland.F2]" office:value-type="string" office:string-value="Illingen" calcext:value-type="string">
            <text:p>Illingen</text:p>
          </table:table-cell>
          <table:table-cell table:formula="of:=[$Saarland.B2:$Saarland.G2]" office:value-type="string" office:string-value="Juz Illingen" calcext:value-type="string">
            <text:p>Juz Illingen</text:p>
          </table:table-cell>
          <table:table-cell table:formula="of:=[$Saarland.C2:$Saarland.H2]" office:value-type="string" office:string-value="Juz Illingen" calcext:value-type="string">
            <text:p>Juz Illingen</text:p>
          </table:table-cell>
          <table:table-cell table:formula="of:=[$Saarland.D2:$Saarland.I2]" office:value-type="string" office:string-value="facebook.com/JuZ-Illingen-171593271731" calcext:value-type="string">
            <text:p>facebook.com/JuZ-Illingen-171593271731</text:p>
          </table:table-cell>
          <table:table-cell table:formula="of:=[$Saarland.E2:$Saarland.J2]" office:value-type="float" office:value="0" calcext:value-type="float">
            <text:p>0</text:p>
          </table:table-cell>
          <table:table-cell table:formula="of:=[$Saarland.F2:$Saarland.K2]" office:value-type="float" office:value="0" calcext:value-type="float">
            <text:p>0</text:p>
          </table:table-cell>
          <table:table-cell office:value-type="string" calcext:value-type="string">
            <text:p>Saarland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Saarland.A3:$Saarland.F3]" office:value-type="string" office:string-value="Neunkirchen" calcext:value-type="string">
            <text:p>Neunkirchen</text:p>
          </table:table-cell>
          <table:table-cell table:formula="of:=[$Saarland.B3:$Saarland.G3]" office:value-type="string" office:string-value="Kuz Sägewerk" calcext:value-type="string">
            <text:p>Kuz Sägewerk</text:p>
          </table:table-cell>
          <table:table-cell table:formula="of:=[$Saarland.C3:$Saarland.H3]" office:value-type="string" office:string-value="Kuz Sägewerk" calcext:value-type="string">
            <text:p>Kuz Sägewerk</text:p>
          </table:table-cell>
          <table:table-cell table:formula="of:=[$Saarland.D3:$Saarland.I3]" office:value-type="string" office:string-value="kuz-saegewerk.de" calcext:value-type="string">
            <text:p>kuz-saegewerk.de</text:p>
          </table:table-cell>
          <table:table-cell table:formula="of:=[$Saarland.E3:$Saarland.J3]" office:value-type="string" office:string-value="info@kuz-saegewerk.de" calcext:value-type="string">
            <text:p>info@kuz-saegewerk.de</text:p>
          </table:table-cell>
          <table:table-cell table:formula="of:=[$Saarland.F3:$Saarland.K3]" office:value-type="float" office:value="0" calcext:value-type="float">
            <text:p>0</text:p>
          </table:table-cell>
          <table:table-cell office:value-type="string" calcext:value-type="string">
            <text:p>Saarland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Saarland.A4:$Saarland.F4]" office:value-type="string" office:string-value="Saarbrücken " calcext:value-type="string">
            <text:p>Saarbrücken </text:p>
          </table:table-cell>
          <table:table-cell table:formula="of:=[$Saarland.B4:$Saarland.G4]" office:value-type="string" office:string-value="Devild Place" calcext:value-type="string">
            <text:p>Devild Place</text:p>
          </table:table-cell>
          <table:table-cell table:formula="of:=[$Saarland.C4:$Saarland.H4]" office:value-type="string" office:string-value="Devils Place" calcext:value-type="string">
            <text:p>Devils Place</text:p>
          </table:table-cell>
          <table:table-cell table:formula="of:=[$Saarland.D4:$Saarland.I4]" office:value-type="string" office:string-value="devils-place.com" calcext:value-type="string">
            <text:p>devils-place.com</text:p>
          </table:table-cell>
          <table:table-cell table:formula="of:=[$Saarland.E4:$Saarland.J4]" office:value-type="string" office:string-value="booking@devils-place.com" calcext:value-type="string">
            <text:p>booking@devils-place.com</text:p>
          </table:table-cell>
          <table:table-cell table:formula="of:=[$Saarland.F4:$Saarland.K4]" office:value-type="float" office:value="0" calcext:value-type="float">
            <text:p>0</text:p>
          </table:table-cell>
          <table:table-cell office:value-type="string" calcext:value-type="string">
            <text:p>Saarland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Saarland.A5:$Saarland.F5]" office:value-type="string" office:string-value="Saarbrücken" calcext:value-type="string">
            <text:p>Saarbrücken</text:p>
          </table:table-cell>
          <table:table-cell table:formula="of:=[$Saarland.B5:$Saarland.G5]" office:value-type="string" office:string-value="Haifischblut Collective" calcext:value-type="string">
            <text:p>Haifischblut Collective</text:p>
          </table:table-cell>
          <table:table-cell table:formula="of:=[$Saarland.C5:$Saarland.H5]" office:value-type="string" office:string-value="Haifischblut Collective" calcext:value-type="string">
            <text:p>Haifischblut Collective</text:p>
          </table:table-cell>
          <table:table-cell table:formula="of:=[$Saarland.D5:$Saarland.I5]" office:value-type="string" office:string-value="facebook.com/haifischblutcollective" calcext:value-type="string">
            <text:p>facebook.com/haifischblutcollective</text:p>
          </table:table-cell>
          <table:table-cell table:formula="of:=[$Saarland.E5:$Saarland.J5]" office:value-type="string" office:string-value="haifischblut.collective@gmail.com" calcext:value-type="string">
            <text:p>haifischblut.collective@gmail.com</text:p>
          </table:table-cell>
          <table:table-cell table:formula="of:=[$Saarland.F5:$Saarland.K5]" office:value-type="float" office:value="0" calcext:value-type="float">
            <text:p>0</text:p>
          </table:table-cell>
          <table:table-cell office:value-type="string" calcext:value-type="string">
            <text:p>Saarland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Saarland.A6:$Saarland.F6]" office:value-type="string" office:string-value="Saarbrücken" calcext:value-type="string">
            <text:p>Saarbrücken</text:p>
          </table:table-cell>
          <table:table-cell table:formula="of:=[$Saarland.B6:$Saarland.G6]" office:value-type="string" office:string-value="Juz United" calcext:value-type="string">
            <text:p>Juz United</text:p>
          </table:table-cell>
          <table:table-cell table:formula="of:=[$Saarland.C6:$Saarland.H6]" office:value-type="string" office:string-value="Juz United" calcext:value-type="string">
            <text:p>Juz United</text:p>
          </table:table-cell>
          <table:table-cell table:formula="of:=[$Saarland.D6:$Saarland.I6]" office:value-type="string" office:string-value="juz-united.de" calcext:value-type="string">
            <text:p>juz-united.de</text:p>
          </table:table-cell>
          <table:table-cell table:formula="of:=[$Saarland.E6:$Saarland.J6]" office:value-type="string" office:string-value="zentrale@juz-united.de" calcext:value-type="string">
            <text:p>zentrale@juz-united.de</text:p>
          </table:table-cell>
          <table:table-cell table:formula="of:=[$Saarland.F6:$Saarland.K6]" office:value-type="float" office:value="0" calcext:value-type="float">
            <text:p>0</text:p>
          </table:table-cell>
          <table:table-cell office:value-type="string" calcext:value-type="string">
            <text:p>Saarland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Saarland.A7:$Saarland.F7]" office:value-type="string" office:string-value="Saarbrücken" calcext:value-type="string">
            <text:p>Saarbrücken</text:p>
          </table:table-cell>
          <table:table-cell table:formula="of:=[$Saarland.B7:$Saarland.G7]" office:value-type="string" office:string-value="Kleiner Klub" calcext:value-type="string">
            <text:p>Kleiner Klub</text:p>
          </table:table-cell>
          <table:table-cell table:formula="of:=[$Saarland.C7:$Saarland.H7]" office:value-type="string" office:string-value="Eric" calcext:value-type="string">
            <text:p>Eric</text:p>
          </table:table-cell>
          <table:table-cell table:formula="of:=[$Saarland.D7:$Saarland.I7]" office:value-type="string" office:string-value="kleinerklub.de" calcext:value-type="string">
            <text:p>kleinerklub.de</text:p>
          </table:table-cell>
          <table:table-cell table:formula="of:=[$Saarland.E7:$Saarland.J7]" office:value-type="string" office:string-value="eric@kleinerklub.de" calcext:value-type="string">
            <text:p>eric@kleinerklub.de</text:p>
          </table:table-cell>
          <table:table-cell table:formula="of:=[$Saarland.F7:$Saarland.K7]" office:value-type="float" office:value="0" calcext:value-type="float">
            <text:p>0</text:p>
          </table:table-cell>
          <table:table-cell office:value-type="string" calcext:value-type="string">
            <text:p>Saarland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Saarland.A8:$Saarland.F8]" office:value-type="string" office:string-value="Saarbrücken" calcext:value-type="string">
            <text:p>Saarbrücken</text:p>
          </table:table-cell>
          <table:table-cell table:formula="of:=[$Saarland.B8:$Saarland.G8]" office:value-type="string" office:string-value="Kleiner Klub" calcext:value-type="string">
            <text:p>Kleiner Klub</text:p>
          </table:table-cell>
          <table:table-cell table:formula="of:=[$Saarland.C8:$Saarland.H8]" office:value-type="string" office:string-value="Enzo" calcext:value-type="string">
            <text:p>Enzo</text:p>
          </table:table-cell>
          <table:table-cell table:formula="of:=[$Saarland.D8:$Saarland.I8]" office:value-type="string" office:string-value="kleinerklub.de" calcext:value-type="string">
            <text:p>kleinerklub.de</text:p>
          </table:table-cell>
          <table:table-cell table:formula="of:=[$Saarland.E8:$Saarland.J8]" office:value-type="string" office:string-value="enzo@kleinerklub.de" calcext:value-type="string">
            <text:p>enzo@kleinerklub.de</text:p>
          </table:table-cell>
          <table:table-cell table:formula="of:=[$Saarland.F8:$Saarland.K8]" office:value-type="float" office:value="0" calcext:value-type="float">
            <text:p>0</text:p>
          </table:table-cell>
          <table:table-cell office:value-type="string" calcext:value-type="string">
            <text:p>Saarland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Saarland.A9:$Saarland.F9]" office:value-type="string" office:string-value="St. Ingbert" calcext:value-type="string">
            <text:p>St. Ingbert</text:p>
          </table:table-cell>
          <table:table-cell table:formula="of:=[$Saarland.B9:$Saarland.G9]" office:value-type="string" office:string-value="Juz St. Ingbert" calcext:value-type="string">
            <text:p>Juz St. Ingbert</text:p>
          </table:table-cell>
          <table:table-cell table:formula="of:=[$Saarland.C9:$Saarland.H9]" office:value-type="string" office:string-value="Juz" calcext:value-type="string">
            <text:p>Juz</text:p>
          </table:table-cell>
          <table:table-cell table:formula="of:=[$Saarland.D9:$Saarland.I9]" office:value-type="string" office:string-value="juzigb.blogsport.de" calcext:value-type="string">
            <text:p>juzigb.blogsport.de</text:p>
          </table:table-cell>
          <table:table-cell table:formula="of:=[$Saarland.E9:$Saarland.J9]" office:value-type="string" office:string-value="konzertanfrage.juz-igb@gmx.de" calcext:value-type="string">
            <text:p>konzertanfrage.juz-igb@gmx.de</text:p>
          </table:table-cell>
          <table:table-cell table:formula="of:=[$Saarland.F9:$Saarland.K9]" office:value-type="float" office:value="0" calcext:value-type="float">
            <text:p>0</text:p>
          </table:table-cell>
          <table:table-cell office:value-type="string" calcext:value-type="string">
            <text:p>Saarland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Saarland.A10:$Saarland.F10]" office:value-type="string" office:string-value="Saarwellingen" calcext:value-type="string">
            <text:p>Saarwellingen</text:p>
          </table:table-cell>
          <table:table-cell table:formula="of:=[$Saarland.B10:$Saarland.G10]" office:value-type="string" office:string-value="Flexibel" calcext:value-type="string">
            <text:p>Flexibel</text:p>
          </table:table-cell>
          <table:table-cell table:formula="of:=[$Saarland.C10:$Saarland.H10]" office:value-type="string" office:string-value="Flexibel" calcext:value-type="string">
            <text:p>Flexibel</text:p>
          </table:table-cell>
          <table:table-cell table:formula="of:=[$Saarland.D10:$Saarland.I10]" office:value-type="string" office:string-value="facebook.com/Flexibel-203437186383484" calcext:value-type="string">
            <text:p>facebook.com/Flexibel-203437186383484</text:p>
          </table:table-cell>
          <table:table-cell table:formula="of:=[$Saarland.E1:$Saarland.J1]" office:value-type="string" office:string-value="E-mail Address" calcext:value-type="string">
            <text:p>E-mail Address</text:p>
          </table:table-cell>
          <table:table-cell table:formula="of:=[$Saarland.F10:$Saarland.K10]" office:value-type="float" office:value="0" calcext:value-type="float">
            <text:p>0</text:p>
          </table:table-cell>
          <table:table-cell office:value-type="string" calcext:value-type="string">
            <text:p>Saarland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Thüringen.A2:$Thüringen.F2]" office:value-type="string" office:string-value="Erfurt" calcext:value-type="string">
            <text:p>Erfurt</text:p>
          </table:table-cell>
          <table:table-cell table:formula="of:=[$Thüringen.B2:$Thüringen.G2]" office:value-type="string" office:string-value="Club From Hell" calcext:value-type="string">
            <text:p>Club From Hell</text:p>
          </table:table-cell>
          <table:table-cell table:formula="of:=[$Thüringen.C2:$Thüringen.H2]" office:value-type="string" office:string-value="Frank" calcext:value-type="string">
            <text:p>Frank</text:p>
          </table:table-cell>
          <table:table-cell table:formula="of:=[$Thüringen.D2:$Thüringen.I2]" office:value-type="string" office:string-value="clubfromhell.de" calcext:value-type="string">
            <text:p>clubfromhell.de</text:p>
          </table:table-cell>
          <table:table-cell table:formula="of:=[$Thüringen.E2:$Thüringen.J2]" office:value-type="string" office:string-value="info@clubfromhell.de" calcext:value-type="string">
            <text:p>info@clubfromhell.de</text:p>
          </table:table-cell>
          <table:table-cell table:formula="of:=[$Thüringen.F2:$Thüringen.K2]" office:value-type="float" office:value="0" calcext:value-type="float">
            <text:p>0</text:p>
          </table:table-cell>
          <table:table-cell office:value-type="string" calcext:value-type="string">
            <text:p>Thüring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Thüringen.A3:$Thüringen.F3]" office:value-type="string" office:string-value="Gotha" calcext:value-type="string">
            <text:p>Gotha</text:p>
          </table:table-cell>
          <table:table-cell table:formula="of:=[$Thüringen.B3:$Thüringen.G3]" office:value-type="string" office:string-value="Juwel" calcext:value-type="string">
            <text:p>Juwel</text:p>
          </table:table-cell>
          <table:table-cell table:formula="of:=[$Thüringen.C3:$Thüringen.H3]" office:value-type="string" office:string-value="Juwel" calcext:value-type="string">
            <text:p>Juwel</text:p>
          </table:table-cell>
          <table:table-cell table:formula="of:=[$Thüringen.D3:$Thüringen.I3]" office:value-type="string" office:string-value="juwelev.wordpress.com" calcext:value-type="string">
            <text:p>juwelev.wordpress.com</text:p>
          </table:table-cell>
          <table:table-cell table:formula="of:=[$Thüringen.E3:$Thüringen.J3]" office:value-type="string" office:string-value="veranstaltungen-juwel@safe-mail.net" calcext:value-type="string">
            <text:p>veranstaltungen-juwel@safe-mail.net</text:p>
          </table:table-cell>
          <table:table-cell table:formula="of:=[$Thüringen.F3:$Thüringen.K3]" office:value-type="float" office:value="0" calcext:value-type="float">
            <text:p>0</text:p>
          </table:table-cell>
          <table:table-cell office:value-type="string" calcext:value-type="string">
            <text:p>Thüring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Thüringen.A4:$Thüringen.F4]" office:value-type="string" office:string-value="Jena" calcext:value-type="string">
            <text:p>Jena</text:p>
          </table:table-cell>
          <table:table-cell table:formula="of:=[$Thüringen.B4:$Thüringen.G4]" office:value-type="string" office:string-value="Rosenkeller" calcext:value-type="string">
            <text:p>Rosenkeller</text:p>
          </table:table-cell>
          <table:table-cell table:formula="of:=[$Thüringen.C4:$Thüringen.H4]" office:value-type="string" office:string-value="Rosenkeller, Hallo Tom" calcext:value-type="string">
            <text:p>Rosenkeller, Hallo Tom</text:p>
          </table:table-cell>
          <table:table-cell table:formula="of:=[$Thüringen.D4:$Thüringen.I4]" office:value-type="string" office:string-value="rosenkeller.org" calcext:value-type="string">
            <text:p>rosenkeller.org</text:p>
          </table:table-cell>
          <table:table-cell table:formula="of:=[$Thüringen.E4:$Thüringen.J4]" office:value-type="string" office:string-value="tom@rosenkeller.org" calcext:value-type="string">
            <text:p>tom@rosenkeller.org</text:p>
          </table:table-cell>
          <table:table-cell table:formula="of:=[$Thüringen.F4:$Thüringen.K4]" office:value-type="float" office:value="0" calcext:value-type="float">
            <text:p>0</text:p>
          </table:table-cell>
          <table:table-cell office:value-type="string" calcext:value-type="string">
            <text:p>Thüring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Thüringen.A5:$Thüringen.F5]" office:value-type="string" office:string-value="Liebengrün" calcext:value-type="string">
            <text:p>Liebengrün</text:p>
          </table:table-cell>
          <table:table-cell table:formula="of:=[$Thüringen.B5:$Thüringen.G5]" office:value-type="string" office:string-value="Rathaussaal" calcext:value-type="string">
            <text:p>Rathaussaal</text:p>
          </table:table-cell>
          <table:table-cell table:formula="of:=[$Thüringen.C5:$Thüringen.H5]" office:value-type="string" office:string-value="Liebengrün" calcext:value-type="string">
            <text:p>Liebengrün</text:p>
          </table:table-cell>
          <table:table-cell table:formula="of:=[$Thüringen.D5:$Thüringen.I5]" office:value-type="string" office:string-value="www.fuck-this.de" calcext:value-type="string">
            <text:p>www.fuck-this.de</text:p>
          </table:table-cell>
          <table:table-cell table:formula="of:=[$Thüringen.E5:$Thüringen.J5]" office:value-type="string" office:string-value="erwin@fuck-this.de" calcext:value-type="string">
            <text:p>erwin@fuck-this.de</text:p>
          </table:table-cell>
          <table:table-cell table:formula="of:=[$Thüringen.F5:$Thüringen.K5]" office:value-type="float" office:value="0" calcext:value-type="float">
            <text:p>0</text:p>
          </table:table-cell>
          <table:table-cell office:value-type="string" calcext:value-type="string">
            <text:p>Thüring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Thüringen.A6:$Thüringen.F6]" office:value-type="string" office:string-value="Rauenstein" calcext:value-type="string">
            <text:p>Rauenstein</text:p>
          </table:table-cell>
          <table:table-cell table:formula="of:=[$Thüringen.B6:$Thüringen.G6]" office:value-type="string" office:string-value="Kulti" calcext:value-type="string">
            <text:p>Kulti</text:p>
          </table:table-cell>
          <table:table-cell table:formula="of:=[$Thüringen.C6:$Thüringen.H6]" office:value-type="string" office:string-value="Kulti, Hallo Hendrik" calcext:value-type="string">
            <text:p>Kulti, Hallo Hendrik</text:p>
          </table:table-cell>
          <table:table-cell table:formula="of:=[$Thüringen.D6:$Thüringen.I6]" office:value-type="string" office:string-value="kulti-rauenstein.de" calcext:value-type="string">
            <text:p>kulti-rauenstein.de</text:p>
          </table:table-cell>
          <table:table-cell table:formula="of:=[$Thüringen.E6:$Thüringen.J6]" office:value-type="string" office:string-value="hendrik@kulti-rauenstein.de" calcext:value-type="string">
            <text:p>hendrik@kulti-rauenstein.de</text:p>
          </table:table-cell>
          <table:table-cell table:formula="of:=[$Thüringen.F6:$Thüringen.K6]" office:value-type="float" office:value="0" calcext:value-type="float">
            <text:p>0</text:p>
          </table:table-cell>
          <table:table-cell office:value-type="string" calcext:value-type="string">
            <text:p>Thüring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Thüringen.A7:$Thüringen.F7]" office:value-type="string" office:string-value="Saalfeld" calcext:value-type="string">
            <text:p>Saalfeld</text:p>
          </table:table-cell>
          <table:table-cell table:formula="of:=[$Thüringen.B7:$Thüringen.G7]" office:value-type="string" office:string-value="Klubhaus" calcext:value-type="string">
            <text:p>Klubhaus</text:p>
          </table:table-cell>
          <table:table-cell table:formula="of:=[$Thüringen.C7:$Thüringen.H7]" office:value-type="string" office:string-value="Tommy" calcext:value-type="string">
            <text:p>Tommy</text:p>
          </table:table-cell>
          <table:table-cell table:formula="of:=[$Thüringen.D7:$Thüringen.I7]" office:value-type="string" office:string-value="klubhaus-saalfeld.de" calcext:value-type="string">
            <text:p>klubhaus-saalfeld.de</text:p>
          </table:table-cell>
          <table:table-cell table:formula="of:=[$Thüringen.E7:$Thüringen.J7]" office:value-type="string" office:string-value="klubhaus-slf@web.de" calcext:value-type="string">
            <text:p>klubhaus-slf@web.de</text:p>
          </table:table-cell>
          <table:table-cell table:formula="of:=[$Thüringen.F7:$Thüringen.K7]" office:value-type="float" office:value="0" calcext:value-type="float">
            <text:p>0</text:p>
          </table:table-cell>
          <table:table-cell office:value-type="string" calcext:value-type="string">
            <text:p>Thüring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Thüringen.A8:$Thüringen.F8]" office:value-type="string" office:string-value="Gotha" calcext:value-type="string">
            <text:p>Gotha</text:p>
          </table:table-cell>
          <table:table-cell table:formula="of:=[$Thüringen.B8:$Thüringen.G8]" office:value-type="string" office:string-value="Juwel" calcext:value-type="string">
            <text:p>Juwel</text:p>
          </table:table-cell>
          <table:table-cell table:formula="of:=[$Thüringen.C8:$Thüringen.H8]" office:value-type="string" office:string-value="Juwel" calcext:value-type="string">
            <text:p>Juwel</text:p>
          </table:table-cell>
          <table:table-cell table:formula="of:=[$Thüringen.D8:$Thüringen.I8]" office:value-type="string" office:string-value="juwelev.wordpress.com" calcext:value-type="string">
            <text:p>juwelev.wordpress.com</text:p>
          </table:table-cell>
          <table:table-cell table:formula="of:=[$Thüringen.E8:$Thüringen.J8]" office:value-type="string" office:string-value="veranstaltungen-juwel@safe-mail.net" calcext:value-type="string">
            <text:p>veranstaltungen-juwel@safe-mail.net</text:p>
          </table:table-cell>
          <table:table-cell table:formula="of:=[$Thüringen.F8:$Thüringen.K8]" office:value-type="float" office:value="0" calcext:value-type="float">
            <text:p>0</text:p>
          </table:table-cell>
          <table:table-cell office:value-type="string" calcext:value-type="string">
            <text:p>Thüring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Thüringen.A9:$Thüringen.F9]" office:value-type="string" office:string-value="Illmenau" calcext:value-type="string">
            <text:p>Illmenau</text:p>
          </table:table-cell>
          <table:table-cell table:formula="of:=[$Thüringen.B9:$Thüringen.G9]" office:value-type="string" office:string-value="BC Studentenclub" calcext:value-type="string">
            <text:p>BC Studentenclub</text:p>
          </table:table-cell>
          <table:table-cell table:formula="of:=[$Thüringen.C9:$Thüringen.H9]" office:value-type="string" office:string-value="BC Studentenclub" calcext:value-type="string">
            <text:p>BC Studentenclub</text:p>
          </table:table-cell>
          <table:table-cell table:formula="of:=[$Thüringen.D9:$Thüringen.I9]" office:value-type="float" office:value="0" calcext:value-type="float">
            <text:p>0</text:p>
          </table:table-cell>
          <table:table-cell table:formula="of:=[$Thüringen.E9:$Thüringen.J9]" office:value-type="string" office:string-value="booking@bc-studentenclub.de" calcext:value-type="string">
            <text:p>booking@bc-studentenclub.de</text:p>
          </table:table-cell>
          <table:table-cell table:formula="of:=[$Thüringen.F9:$Thüringen.K9]" office:value-type="float" office:value="0" calcext:value-type="float">
            <text:p>0</text:p>
          </table:table-cell>
          <table:table-cell office:value-type="string" calcext:value-type="string">
            <text:p>Thüring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Thüringen.A10:$Thüringen.F10]" office:value-type="string" office:string-value="Südthüringen/ Oberfranken" calcext:value-type="string">
            <text:p>Südthüringen/ Oberfranken</text:p>
          </table:table-cell>
          <table:table-cell table:formula="of:=[$Thüringen.B10:$Thüringen.G10]" office:value-type="string" office:string-value="TCHC Booking" calcext:value-type="string">
            <text:p>TCHC Booking</text:p>
          </table:table-cell>
          <table:table-cell table:formula="of:=[$Thüringen.C10:$Thüringen.H10]" office:value-type="string" office:string-value="TCHC Booking" calcext:value-type="string">
            <text:p>TCHC Booking</text:p>
          </table:table-cell>
          <table:table-cell table:formula="of:=[$Thüringen.D10:$Thüringen.I10]" office:value-type="string" office:string-value="facebook.com/tchc.booking" calcext:value-type="string">
            <text:p>facebook.com/tchc.booking</text:p>
          </table:table-cell>
          <table:table-cell table:formula="of:=[$Thüringen.E1:$Thüringen.J1]" office:value-type="string" office:string-value="E-mail Address" calcext:value-type="string">
            <text:p>E-mail Address</text:p>
          </table:table-cell>
          <table:table-cell table:formula="of:=[$Thüringen.F10:$Thüringen.K10]" office:value-type="float" office:value="0" calcext:value-type="float">
            <text:p>0</text:p>
          </table:table-cell>
          <table:table-cell office:value-type="string" calcext:value-type="string">
            <text:p>Thüring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Thüringen.A11:$Thüringen.F11]" office:value-type="string" office:string-value="Weimar" calcext:value-type="string">
            <text:p>Weimar</text:p>
          </table:table-cell>
          <table:table-cell table:formula="of:=[$Thüringen.B11:$Thüringen.G11]" office:value-type="string" office:string-value="TRVEFRYKT Zine" calcext:value-type="string">
            <text:p>TRVEFRYKT Zine</text:p>
          </table:table-cell>
          <table:table-cell table:formula="of:=[$Thüringen.C11:$Thüringen.H11]" office:value-type="string" office:string-value="TRVEFRYKT Zine" calcext:value-type="string">
            <text:p>TRVEFRYKT Zine</text:p>
          </table:table-cell>
          <table:table-cell table:formula="of:=[$Thüringen.D11:$Thüringen.I11]" office:value-type="float" office:value="0" calcext:value-type="float">
            <text:p>0</text:p>
          </table:table-cell>
          <table:table-cell table:formula="of:=[$Thüringen.E11:$Thüringen.J11]" office:value-type="string" office:string-value="atmofear@gmx.de" calcext:value-type="string">
            <text:p>atmofear@gmx.de</text:p>
          </table:table-cell>
          <table:table-cell table:formula="of:=[$Thüringen.F11:$Thüringen.K11]" office:value-type="float" office:value="0" calcext:value-type="float">
            <text:p>0</text:p>
          </table:table-cell>
          <table:table-cell office:value-type="string" calcext:value-type="string">
            <text:p>Thüring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Thüringen.A12:$Thüringen.F12]" office:value-type="string" office:string-value="Eisenach" calcext:value-type="string">
            <text:p>Eisenach</text:p>
          </table:table-cell>
          <table:table-cell table:formula="of:=[$Thüringen.B12:$Thüringen.G12]" office:value-type="string" office:string-value="Straight Outta EastSide Shows" calcext:value-type="string">
            <text:p>Straight Outta EastSide Shows</text:p>
          </table:table-cell>
          <table:table-cell table:formula="of:=[$Thüringen.C12:$Thüringen.H12]" office:value-type="string" office:string-value="Straight Outta EastSide Shows" calcext:value-type="string">
            <text:p>Straight Outta EastSide Shows</text:p>
          </table:table-cell>
          <table:table-cell table:formula="of:=[$Thüringen.D12:$Thüringen.I12]" office:value-type="string" office:string-value="facebook.com/SOEshows" calcext:value-type="string">
            <text:p>facebook.com/SOEshows</text:p>
          </table:table-cell>
          <table:table-cell table:formula="of:=[$Thüringen.E12:$Thüringen.J12]" office:value-type="string" office:string-value="-" calcext:value-type="string">
            <text:p>-</text:p>
          </table:table-cell>
          <table:table-cell table:formula="of:=[$Thüringen.F12:$Thüringen.K12]" office:value-type="float" office:value="0" calcext:value-type="float">
            <text:p>0</text:p>
          </table:table-cell>
          <table:table-cell office:value-type="string" calcext:value-type="string">
            <text:p>Thüring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Thüringen.A13:$Thüringen.F13]" office:value-type="string" office:string-value="Illmenau" calcext:value-type="string">
            <text:p>Illmenau</text:p>
          </table:table-cell>
          <table:table-cell table:formula="of:=[$Thüringen.B13:$Thüringen.G13]" office:value-type="string" office:string-value="Naracke 5 e.V." calcext:value-type="string">
            <text:p>Naracke 5 e.V.</text:p>
          </table:table-cell>
          <table:table-cell table:formula="of:=[$Thüringen.C13:$Thüringen.H13]" office:value-type="string" office:string-value="Naracke 5 e.V." calcext:value-type="string">
            <text:p>Naracke 5 e.V.</text:p>
          </table:table-cell>
          <table:table-cell table:formula="of:=[$Thüringen.D13:$Thüringen.I13]" office:value-type="string" office:string-value="facebook.com/Baracke5" calcext:value-type="string">
            <text:p>facebook.com/Baracke5</text:p>
          </table:table-cell>
          <table:table-cell table:formula="of:=[$Thüringen.E13:$Thüringen.J13]" office:value-type="string" office:string-value="-" calcext:value-type="string">
            <text:p>-</text:p>
          </table:table-cell>
          <table:table-cell table:formula="of:=[$Thüringen.F13:$Thüringen.K13]" office:value-type="float" office:value="0" calcext:value-type="float">
            <text:p>0</text:p>
          </table:table-cell>
          <table:table-cell office:value-type="string" calcext:value-type="string">
            <text:p>Thüring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Thüringen.A14:$Thüringen.F14]" office:value-type="string" office:string-value="Jena/ Weimar/ Erfurt/ Saalfeld" calcext:value-type="string">
            <text:p>Jena/ Weimar/ Erfurt/ Saalfeld</text:p>
          </table:table-cell>
          <table:table-cell table:formula="of:=[$Thüringen.B14:$Thüringen.G14]" office:value-type="string" office:string-value="Lotus Entertainment Booking" calcext:value-type="string">
            <text:p>Lotus Entertainment Booking</text:p>
          </table:table-cell>
          <table:table-cell table:formula="of:=[$Thüringen.C14:$Thüringen.H14]" office:value-type="string" office:string-value="Lotus Entertainment" calcext:value-type="string">
            <text:p>Lotus Entertainment</text:p>
          </table:table-cell>
          <table:table-cell table:formula="of:=[$Thüringen.D14:$Thüringen.I14]" office:value-type="float" office:value="0" calcext:value-type="float">
            <text:p>0</text:p>
          </table:table-cell>
          <table:table-cell table:formula="of:=[$Thüringen.E14:$Thüringen.J14]" office:value-type="string" office:string-value="lotus-entertainment@web.de" calcext:value-type="string">
            <text:p>lotus-entertainment@web.de</text:p>
          </table:table-cell>
          <table:table-cell table:formula="of:=[$Thüringen.F14:$Thüringen.K14]" office:value-type="float" office:value="0" calcext:value-type="float">
            <text:p>0</text:p>
          </table:table-cell>
          <table:table-cell office:value-type="string" calcext:value-type="string">
            <text:p>Thüring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Thüringen.A15:$Thüringen.F15]" office:value-type="string" office:string-value="Jena/ Weimar/ Erfurt/ Saalfeld" calcext:value-type="string">
            <text:p>Jena/ Weimar/ Erfurt/ Saalfeld</text:p>
          </table:table-cell>
          <table:table-cell table:formula="of:=[$Thüringen.B15:$Thüringen.G15]" office:value-type="string" office:string-value="Posi Box Booking" calcext:value-type="string">
            <text:p>Posi Box Booking</text:p>
          </table:table-cell>
          <table:table-cell table:formula="of:=[$Thüringen.C15:$Thüringen.H15]" office:value-type="string" office:string-value="Posi Box" calcext:value-type="string">
            <text:p>Posi Box</text:p>
          </table:table-cell>
          <table:table-cell table:formula="of:=[$Thüringen.D15:$Thüringen.I15]" office:value-type="float" office:value="0" calcext:value-type="float">
            <text:p>0</text:p>
          </table:table-cell>
          <table:table-cell table:formula="of:=[$Thüringen.E15:$Thüringen.J15]" office:value-type="string" office:string-value="posibox@riseup.net" calcext:value-type="string">
            <text:p>posibox@riseup.net</text:p>
          </table:table-cell>
          <table:table-cell table:formula="of:=[$Thüringen.F15:$Thüringen.K15]" office:value-type="float" office:value="0" calcext:value-type="float">
            <text:p>0</text:p>
          </table:table-cell>
          <table:table-cell office:value-type="string" calcext:value-type="string">
            <text:p>Thüring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Thüringen.A16:$Thüringen.F16]" office:value-type="string" office:string-value="Jena/ Weimar/ Erfurt/ Saalfeld" calcext:value-type="string">
            <text:p>Jena/ Weimar/ Erfurt/ Saalfeld</text:p>
          </table:table-cell>
          <table:table-cell table:formula="of:=[$Thüringen.B16:$Thüringen.G16]" office:value-type="string" office:string-value="Hypno East Brigade Concerts" calcext:value-type="string">
            <text:p>Hypno East Brigade Concerts</text:p>
          </table:table-cell>
          <table:table-cell table:formula="of:=[$Thüringen.C16:$Thüringen.H16]" office:value-type="string" office:string-value="Hypno East Brigade" calcext:value-type="string">
            <text:p>Hypno East Brigade</text:p>
          </table:table-cell>
          <table:table-cell table:formula="of:=[$Thüringen.D16:$Thüringen.I16]" office:value-type="float" office:value="0" calcext:value-type="float">
            <text:p>0</text:p>
          </table:table-cell>
          <table:table-cell table:formula="of:=[$Thüringen.E16:$Thüringen.J16]" office:value-type="string" office:string-value="Crustfrosch@web.de" calcext:value-type="string">
            <text:p>Crustfrosch@web.de</text:p>
          </table:table-cell>
          <table:table-cell table:formula="of:=[$Thüringen.F16:$Thüringen.K16]" office:value-type="float" office:value="0" calcext:value-type="float">
            <text:p>0</text:p>
          </table:table-cell>
          <table:table-cell office:value-type="string" calcext:value-type="string">
            <text:p>Thüring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Thüringen.A17:$Thüringen.F17]" office:value-type="string" office:string-value="Jena/ Weimar/ Erfurt/ Saalfeld" calcext:value-type="string">
            <text:p>Jena/ Weimar/ Erfurt/ Saalfeld</text:p>
          </table:table-cell>
          <table:table-cell table:formula="of:=[$Thüringen.B17:$Thüringen.G17]" office:value-type="string" office:string-value="Deaf Row Shows" calcext:value-type="string">
            <text:p>Deaf Row Shows</text:p>
          </table:table-cell>
          <table:table-cell table:formula="of:=[$Thüringen.C17:$Thüringen.H17]" office:value-type="string" office:string-value="Deaf Row Shows" calcext:value-type="string">
            <text:p>Deaf Row Shows</text:p>
          </table:table-cell>
          <table:table-cell table:formula="of:=[$Thüringen.D17:$Thüringen.I17]" office:value-type="float" office:value="0" calcext:value-type="float">
            <text:p>0</text:p>
          </table:table-cell>
          <table:table-cell table:formula="of:=[$Thüringen.E17:$Thüringen.J17]" office:value-type="string" office:string-value="deafrowfest@gmx.de" calcext:value-type="string">
            <text:p>deafrowfest@gmx.de</text:p>
          </table:table-cell>
          <table:table-cell table:formula="of:=[$Thüringen.F17:$Thüringen.K17]" office:value-type="float" office:value="0" calcext:value-type="float">
            <text:p>0</text:p>
          </table:table-cell>
          <table:table-cell office:value-type="string" calcext:value-type="string">
            <text:p>Thüring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Niedersachsen.A2:$Niedersachsen.F2]" office:value-type="string" office:string-value="Braunschweig" calcext:value-type="string">
            <text:p>Braunschweig</text:p>
          </table:table-cell>
          <table:table-cell table:formula="of:=[$Niedersachsen.B2:$Niedersachsen.G2]" office:value-type="string" office:string-value="B58" calcext:value-type="string">
            <text:p>B58</text:p>
          </table:table-cell>
          <table:table-cell table:formula="of:=[$Niedersachsen.C2:$Niedersachsen.H2]" office:value-type="string" office:string-value="B58" calcext:value-type="string">
            <text:p>B58</text:p>
          </table:table-cell>
          <table:table-cell table:formula="of:=[$Niedersachsen.D2:$Niedersachsen.I2]" office:value-type="string" office:string-value="juzb58.de" calcext:value-type="string">
            <text:p>juzb58.de</text:p>
          </table:table-cell>
          <table:table-cell table:formula="of:=[$Niedersachsen.E2:$Niedersachsen.J2]" office:value-type="string" office:string-value="booking@juzB58.de" calcext:value-type="string">
            <text:p>booking@juzB58.de</text:p>
          </table:table-cell>
          <table:table-cell table:formula="of:=[$Niedersachsen.F2:$Niedersachsen.K2]" office:value-type="float" office:value="0" calcext:value-type="float">
            <text:p>0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Niedersachsen.A3:$Niedersachsen.F3]" office:value-type="string" office:string-value="Braunschweig" calcext:value-type="string">
            <text:p>Braunschweig</text:p>
          </table:table-cell>
          <table:table-cell table:formula="of:=[$Niedersachsen.B3:$Niedersachsen.G3]" office:value-type="string" office:string-value="Nexus" calcext:value-type="string">
            <text:p>Nexus</text:p>
          </table:table-cell>
          <table:table-cell table:formula="of:=[$Niedersachsen.C3:$Niedersachsen.H3]" office:value-type="string" office:string-value="Nexus" calcext:value-type="string">
            <text:p>Nexus</text:p>
          </table:table-cell>
          <table:table-cell table:formula="of:=[$Niedersachsen.D3:$Niedersachsen.I3]" office:value-type="string" office:string-value="dasnexus.de" calcext:value-type="string">
            <text:p>dasnexus.de</text:p>
          </table:table-cell>
          <table:table-cell table:formula="of:=[$Niedersachsen.E3:$Niedersachsen.J3]" office:value-type="string" office:string-value="veranstaltungen@dasnexus.de" calcext:value-type="string">
            <text:p>veranstaltungen@dasnexus.de</text:p>
          </table:table-cell>
          <table:table-cell table:formula="of:=[$Niedersachsen.F3:$Niedersachsen.K3]" office:value-type="float" office:value="0" calcext:value-type="float">
            <text:p>0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Niedersachsen.A4:$Niedersachsen.F4]" office:value-type="string" office:string-value="Celle" calcext:value-type="string">
            <text:p>Celle</text:p>
          </table:table-cell>
          <table:table-cell table:formula="of:=[$Niedersachsen.B4:$Niedersachsen.G4]" office:value-type="string" office:string-value="Celler Musik Initiative" calcext:value-type="string">
            <text:p>Celler Musik Initiative</text:p>
          </table:table-cell>
          <table:table-cell table:formula="of:=[$Niedersachsen.C4:$Niedersachsen.H4]" office:value-type="string" office:string-value="Musik Initiative" calcext:value-type="string">
            <text:p>Musik Initiative</text:p>
          </table:table-cell>
          <table:table-cell table:formula="of:=[$Niedersachsen.D4:$Niedersachsen.I4]" office:value-type="string" office:string-value="cri-web.de" calcext:value-type="string">
            <text:p>cri-web.de</text:p>
          </table:table-cell>
          <table:table-cell table:formula="of:=[$Niedersachsen.E4:$Niedersachsen.J4]" office:value-type="string" office:string-value="-" calcext:value-type="string">
            <text:p>-</text:p>
          </table:table-cell>
          <table:table-cell table:formula="of:=[$Niedersachsen.F4:$Niedersachsen.K4]" office:value-type="float" office:value="0" calcext:value-type="float">
            <text:p>0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Niedersachsen.A5:$Niedersachsen.F5]" office:value-type="string" office:string-value="Clausthal" calcext:value-type="string">
            <text:p>Clausthal</text:p>
          </table:table-cell>
          <table:table-cell table:formula="of:=[$Niedersachsen.B5:$Niedersachsen.G5]" office:value-type="string" office:string-value="Kellerclub" calcext:value-type="string">
            <text:p>Kellerclub</text:p>
          </table:table-cell>
          <table:table-cell table:formula="of:=[$Niedersachsen.C5:$Niedersachsen.H5]" office:value-type="string" office:string-value="Kellerclub" calcext:value-type="string">
            <text:p>Kellerclub</text:p>
          </table:table-cell>
          <table:table-cell table:formula="of:=[$Niedersachsen.D5:$Niedersachsen.I5]" office:value-type="string" office:string-value="kellerclubimstuz.de" calcext:value-type="string">
            <text:p>kellerclubimstuz.de</text:p>
          </table:table-cell>
          <table:table-cell table:formula="of:=[$Niedersachsen.E5:$Niedersachsen.J5]" office:value-type="string" office:string-value="booking@KellerclubimStuZ.de" calcext:value-type="string">
            <text:p>booking@KellerclubimStuZ.de</text:p>
          </table:table-cell>
          <table:table-cell table:formula="of:=[$Niedersachsen.F5:$Niedersachsen.K5]" office:value-type="float" office:value="0" calcext:value-type="float">
            <text:p>0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Niedersachsen.A6:$Niedersachsen.F6]" office:value-type="string" office:string-value="Emden" calcext:value-type="string">
            <text:p>Emden</text:p>
          </table:table-cell>
          <table:table-cell table:formula="of:=[$Niedersachsen.B6:$Niedersachsen.G6]" office:value-type="string" office:string-value="Alte Post" calcext:value-type="string">
            <text:p>Alte Post</text:p>
          </table:table-cell>
          <table:table-cell table:formula="of:=[$Niedersachsen.C6:$Niedersachsen.H6]" office:value-type="string" office:string-value="Alte Post, Hallo Rita" calcext:value-type="string">
            <text:p>Alte Post, Hallo Rita</text:p>
          </table:table-cell>
          <table:table-cell table:formula="of:=[$Niedersachsen.D6:$Niedersachsen.I6]" office:value-type="string" office:string-value="altepost-emden.de" calcext:value-type="string">
            <text:p>altepost-emden.de</text:p>
          </table:table-cell>
          <table:table-cell table:formula="of:=[$Niedersachsen.E6:$Niedersachsen.J6]" office:value-type="string" office:string-value="kracht-bleeker@emden.de" calcext:value-type="string">
            <text:p>kracht-bleeker@emden.de</text:p>
          </table:table-cell>
          <table:table-cell table:formula="of:=[$Niedersachsen.F6:$Niedersachsen.K6]" office:value-type="float" office:value="0" calcext:value-type="float">
            <text:p>0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Niedersachsen.A7:$Niedersachsen.F7]" office:value-type="string" office:string-value="Faßberg" calcext:value-type="string">
            <text:p>Faßberg</text:p>
          </table:table-cell>
          <table:table-cell table:formula="of:=[$Niedersachsen.B7:$Niedersachsen.G7]" office:value-type="string" office:string-value="Anders Kneipe" calcext:value-type="string">
            <text:p>Anders Kneipe</text:p>
          </table:table-cell>
          <table:table-cell table:formula="of:=[$Niedersachsen.C7:$Niedersachsen.H7]" office:value-type="string" office:string-value="Anders Kneipe" calcext:value-type="string">
            <text:p>Anders Kneipe</text:p>
          </table:table-cell>
          <table:table-cell table:formula="of:=[$Niedersachsen.D7:$Niedersachsen.I7]" office:value-type="string" office:string-value="facebook.com/Anders-die-etwas-andere-Kneipe-805603389536168" calcext:value-type="string">
            <text:p>facebook.com/Anders-die-etwas-andere-Kneipe-805603389536168</text:p>
          </table:table-cell>
          <table:table-cell table:formula="of:=[$Niedersachsen.E7:$Niedersachsen.J7]" office:value-type="float" office:value="0" calcext:value-type="float">
            <text:p>0</text:p>
          </table:table-cell>
          <table:table-cell table:formula="of:=[$Niedersachsen.F7:$Niedersachsen.K7]" office:value-type="float" office:value="0" calcext:value-type="float">
            <text:p>0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Niedersachsen.A8:$Niedersachsen.F8]" office:value-type="string" office:string-value="Großfehn" calcext:value-type="string">
            <text:p>Großfehn</text:p>
          </table:table-cell>
          <table:table-cell table:formula="of:=[$Niedersachsen.B8:$Niedersachsen.G8]" office:value-type="string" office:string-value="Schlappohr" calcext:value-type="string">
            <text:p>Schlappohr</text:p>
          </table:table-cell>
          <table:table-cell table:formula="of:=[$Niedersachsen.C8:$Niedersachsen.H8]" office:value-type="string" office:string-value="Schlappohr" calcext:value-type="string">
            <text:p>Schlappohr</text:p>
          </table:table-cell>
          <table:table-cell table:formula="of:=[$Niedersachsen.D8:$Niedersachsen.I8]" office:value-type="string" office:string-value="facebook.com/Schlappohr-Rockkneipe-195991987087620" calcext:value-type="string">
            <text:p>facebook.com/Schlappohr-Rockkneipe-195991987087620</text:p>
          </table:table-cell>
          <table:table-cell table:formula="of:=[$Niedersachsen.E8:$Niedersachsen.J8]" office:value-type="string" office:string-value="-" calcext:value-type="string">
            <text:p>-</text:p>
          </table:table-cell>
          <table:table-cell table:formula="of:=[$Niedersachsen.F8:$Niedersachsen.K8]" office:value-type="float" office:value="0" calcext:value-type="float">
            <text:p>0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Niedersachsen.A9:$Niedersachsen.F9]" office:value-type="string" office:string-value="Hameln" calcext:value-type="string">
            <text:p>Hameln</text:p>
          </table:table-cell>
          <table:table-cell table:formula="of:=[$Niedersachsen.B9:$Niedersachsen.G9]" office:value-type="string" office:string-value="Freiraum" calcext:value-type="string">
            <text:p>Freiraum</text:p>
          </table:table-cell>
          <table:table-cell table:formula="of:=[$Niedersachsen.C9:$Niedersachsen.H9]" office:value-type="string" office:string-value="Freiraum Konzertgruppe" calcext:value-type="string">
            <text:p>Freiraum Konzertgruppe</text:p>
          </table:table-cell>
          <table:table-cell table:formula="of:=[$Niedersachsen.D9:$Niedersachsen.I9]" office:value-type="string" office:string-value="freiraum-hameln.de" calcext:value-type="string">
            <text:p>freiraum-hameln.de</text:p>
          </table:table-cell>
          <table:table-cell table:formula="of:=[$Niedersachsen.E9:$Niedersachsen.J9]" office:value-type="string" office:string-value="noise@freiraum-hameln.de" calcext:value-type="string">
            <text:p>noise@freiraum-hameln.de</text:p>
          </table:table-cell>
          <table:table-cell table:formula="of:=[$Niedersachsen.F9:$Niedersachsen.K9]" office:value-type="float" office:value="0" calcext:value-type="float">
            <text:p>0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Niedersachsen.A10:$Niedersachsen.F10]" office:value-type="string" office:string-value="Hameln" calcext:value-type="string">
            <text:p>Hameln</text:p>
          </table:table-cell>
          <table:table-cell table:formula="of:=[$Niedersachsen.B10:$Niedersachsen.G10]" office:value-type="string" office:string-value="Regenbogen" calcext:value-type="string">
            <text:p>Regenbogen</text:p>
          </table:table-cell>
          <table:table-cell table:formula="of:=[$Niedersachsen.C10:$Niedersachsen.H10]" office:value-type="string" office:string-value="Regenbogen" calcext:value-type="string">
            <text:p>Regenbogen</text:p>
          </table:table-cell>
          <table:table-cell table:formula="of:=[$Niedersachsen.D10:$Niedersachsen.I10]" office:value-type="string" office:string-value="regenbogen.hameln.de" calcext:value-type="string">
            <text:p>regenbogen.hameln.de</text:p>
          </table:table-cell>
          <table:table-cell table:formula="of:=[$Niedersachsen.E1:$Niedersachsen.J1]" office:value-type="string" office:string-value="E-mail Address" calcext:value-type="string">
            <text:p>E-mail Address</text:p>
          </table:table-cell>
          <table:table-cell table:formula="of:=[$Niedersachsen.F10:$Niedersachsen.K10]" office:value-type="float" office:value="0" calcext:value-type="float">
            <text:p>0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Niedersachsen.A11:$Niedersachsen.F11]" office:value-type="string" office:string-value="Hameln" calcext:value-type="string">
            <text:p>Hameln</text:p>
          </table:table-cell>
          <table:table-cell table:formula="of:=[$Niedersachsen.B11:$Niedersachsen.G11]" office:value-type="string" office:string-value="K3" calcext:value-type="string">
            <text:p>K3</text:p>
          </table:table-cell>
          <table:table-cell table:formula="of:=[$Niedersachsen.C11:$Niedersachsen.H11]" office:value-type="string" office:string-value="K3" calcext:value-type="string">
            <text:p>K3</text:p>
          </table:table-cell>
          <table:table-cell table:formula="of:=[$Niedersachsen.D11:$Niedersachsen.I11]" office:value-type="string" office:string-value="k3-hameln.de" calcext:value-type="string">
            <text:p>k3-hameln.de</text:p>
          </table:table-cell>
          <table:table-cell table:formula="of:=[$Niedersachsen.E11:$Niedersachsen.J11]" office:value-type="string" office:string-value="info@k3-hameln.de" calcext:value-type="string">
            <text:p>info@k3-hameln.de</text:p>
          </table:table-cell>
          <table:table-cell table:formula="of:=[$Niedersachsen.F11:$Niedersachsen.K11]" office:value-type="float" office:value="0" calcext:value-type="float">
            <text:p>0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Niedersachsen.A12:$Niedersachsen.F12]" office:value-type="string" office:string-value="Hannover" calcext:value-type="string">
            <text:p>Hannover</text:p>
          </table:table-cell>
          <table:table-cell table:formula="of:=[$Niedersachsen.B12:$Niedersachsen.G12]" office:value-type="string" office:string-value="Lux" calcext:value-type="string">
            <text:p>Lux</text:p>
          </table:table-cell>
          <table:table-cell table:formula="of:=[$Niedersachsen.C12:$Niedersachsen.H12]" office:value-type="string" office:string-value="Lux Linden" calcext:value-type="string">
            <text:p>Lux Linden</text:p>
          </table:table-cell>
          <table:table-cell table:formula="of:=[$Niedersachsen.D12:$Niedersachsen.I12]" office:value-type="string" office:string-value="lux-linden.de" calcext:value-type="string">
            <text:p>lux-linden.de</text:p>
          </table:table-cell>
          <table:table-cell table:formula="of:=[$Niedersachsen.E12:$Niedersachsen.J12]" office:value-type="string" office:string-value="info@lux-linden.de" calcext:value-type="string">
            <text:p>info@lux-linden.de</text:p>
          </table:table-cell>
          <table:table-cell table:formula="of:=[$Niedersachsen.F12:$Niedersachsen.K12]" office:value-type="float" office:value="0" calcext:value-type="float">
            <text:p>0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Niedersachsen.A13:$Niedersachsen.F13]" office:value-type="string" office:string-value="Hannover" calcext:value-type="string">
            <text:p>Hannover</text:p>
          </table:table-cell>
          <table:table-cell table:formula="of:=[$Niedersachsen.B13:$Niedersachsen.G13]" office:value-type="string" office:string-value="Rocker " calcext:value-type="string">
            <text:p>Rocker </text:p>
          </table:table-cell>
          <table:table-cell table:formula="of:=[$Niedersachsen.C13:$Niedersachsen.H13]" office:value-type="string" office:string-value="Rocker" calcext:value-type="string">
            <text:p>Rocker</text:p>
          </table:table-cell>
          <table:table-cell table:formula="of:=[$Niedersachsen.D13:$Niedersachsen.I13]" office:value-type="string" office:string-value="rocker-hannover.de" calcext:value-type="string">
            <text:p>rocker-hannover.de</text:p>
          </table:table-cell>
          <table:table-cell table:formula="of:=[$Niedersachsen.E13:$Niedersachsen.J13]" office:value-type="string" office:string-value="rocker-hannover@web.de" calcext:value-type="string">
            <text:p>rocker-hannover@web.de</text:p>
          </table:table-cell>
          <table:table-cell table:formula="of:=[$Niedersachsen.F13:$Niedersachsen.K13]" office:value-type="float" office:value="0" calcext:value-type="float">
            <text:p>0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Niedersachsen.A14:$Niedersachsen.F14]" office:value-type="string" office:string-value="Hannover" calcext:value-type="string">
            <text:p>Hannover</text:p>
          </table:table-cell>
          <table:table-cell table:formula="of:=[$Niedersachsen.B14:$Niedersachsen.G14]" office:value-type="string" office:string-value="Stumpf" calcext:value-type="string">
            <text:p>Stumpf</text:p>
          </table:table-cell>
          <table:table-cell table:formula="of:=[$Niedersachsen.C14:$Niedersachsen.H14]" office:value-type="string" office:string-value="Stumpf" calcext:value-type="string">
            <text:p>Stumpf</text:p>
          </table:table-cell>
          <table:table-cell table:formula="of:=[$Niedersachsen.D14:$Niedersachsen.I14]" office:value-type="string" office:string-value="stumpfpunk.blogsport.de" calcext:value-type="string">
            <text:p>stumpfpunk.blogsport.de</text:p>
          </table:table-cell>
          <table:table-cell table:formula="of:=[$Niedersachsen.E14:$Niedersachsen.J14]" office:value-type="string" office:string-value="stumpfpunk@riseup.net" calcext:value-type="string">
            <text:p>stumpfpunk@riseup.net</text:p>
          </table:table-cell>
          <table:table-cell table:formula="of:=[$Niedersachsen.F14:$Niedersachsen.K14]" office:value-type="float" office:value="0" calcext:value-type="float">
            <text:p>0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Niedersachsen.A15:$Niedersachsen.F15]" office:value-type="string" office:string-value="Hannover" calcext:value-type="string">
            <text:p>Hannover</text:p>
          </table:table-cell>
          <table:table-cell table:formula="of:=[$Niedersachsen.B15:$Niedersachsen.G15]" office:value-type="string" office:string-value="Cafe Glocksee" calcext:value-type="string">
            <text:p>Cafe Glocksee</text:p>
          </table:table-cell>
          <table:table-cell table:formula="of:=[$Niedersachsen.C15:$Niedersachsen.H15]" office:value-type="string" office:string-value="Cafe Glocksee" calcext:value-type="string">
            <text:p>Cafe Glocksee</text:p>
          </table:table-cell>
          <table:table-cell table:formula="of:=[$Niedersachsen.D15:$Niedersachsen.I15]" office:value-type="string" office:string-value="cafe-glocksee.de" calcext:value-type="string">
            <text:p>cafe-glocksee.de</text:p>
          </table:table-cell>
          <table:table-cell table:formula="of:=[$Niedersachsen.E15:$Niedersachsen.J15]" office:value-type="string" office:string-value="mail@cafe-glocksee.de" calcext:value-type="string">
            <text:p>mail@cafe-glocksee.de</text:p>
          </table:table-cell>
          <table:table-cell table:formula="of:=[$Niedersachsen.F15:$Niedersachsen.K15]" office:value-type="float" office:value="0" calcext:value-type="float">
            <text:p>0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Niedersachsen.A16:$Niedersachsen.F16]" office:value-type="string" office:string-value="Hannover" calcext:value-type="string">
            <text:p>Hannover</text:p>
          </table:table-cell>
          <table:table-cell table:formula="of:=[$Niedersachsen.B16:$Niedersachsen.G16]" office:value-type="string" office:string-value="Kulturzentrum Faust" calcext:value-type="string">
            <text:p>Kulturzentrum Faust</text:p>
          </table:table-cell>
          <table:table-cell table:formula="of:=[$Niedersachsen.C16:$Niedersachsen.H16]" office:value-type="string" office:string-value="Faust" calcext:value-type="string">
            <text:p>Faust</text:p>
          </table:table-cell>
          <table:table-cell table:formula="of:=[$Niedersachsen.D16:$Niedersachsen.I16]" office:value-type="string" office:string-value="kulturzentrum-faust.de" calcext:value-type="string">
            <text:p>kulturzentrum-faust.de</text:p>
          </table:table-cell>
          <table:table-cell table:formula="of:=[$Niedersachsen.E16:$Niedersachsen.J16]" office:value-type="string" office:string-value="booking@kulturzentrum-faust.de" calcext:value-type="string">
            <text:p>booking@kulturzentrum-faust.de</text:p>
          </table:table-cell>
          <table:table-cell table:formula="of:=[$Niedersachsen.F16:$Niedersachsen.K16]" office:value-type="float" office:value="0" calcext:value-type="float">
            <text:p>0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Niedersachsen.A17:$Niedersachsen.F17]" office:value-type="string" office:string-value="Hannover" calcext:value-type="string">
            <text:p>Hannover</text:p>
          </table:table-cell>
          <table:table-cell table:formula="of:=[$Niedersachsen.B17:$Niedersachsen.G17]" office:value-type="string" office:string-value="Bei Chez Heinz" calcext:value-type="string">
            <text:p>Bei Chez Heinz</text:p>
          </table:table-cell>
          <table:table-cell table:formula="of:=[$Niedersachsen.C17:$Niedersachsen.H17]" office:value-type="string" office:string-value="Christian, Hallo Chez Heinz" calcext:value-type="string">
            <text:p>Christian, Hallo Chez Heinz</text:p>
          </table:table-cell>
          <table:table-cell table:formula="of:=[$Niedersachsen.D17:$Niedersachsen.I17]" office:value-type="string" office:string-value="beichezheinz.de" calcext:value-type="string">
            <text:p>beichezheinz.de</text:p>
          </table:table-cell>
          <table:table-cell table:formula="of:=[$Niedersachsen.E17:$Niedersachsen.J17]" office:value-type="string" office:string-value="jennifer.kern@beichezheinz.de" calcext:value-type="string">
            <text:p>jennifer.kern@beichezheinz.de</text:p>
          </table:table-cell>
          <table:table-cell table:formula="of:=[$Niedersachsen.F17:$Niedersachsen.K17]" office:value-type="float" office:value="0" calcext:value-type="float">
            <text:p>0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Niedersachsen.A18:$Niedersachsen.F18]" office:value-type="string" office:string-value="Hannover" calcext:value-type="string">
            <text:p>Hannover</text:p>
          </table:table-cell>
          <table:table-cell table:formula="of:=[$Niedersachsen.B18:$Niedersachsen.G18]" office:value-type="string" office:string-value="Bei Chez Heinz" calcext:value-type="string">
            <text:p>Bei Chez Heinz</text:p>
          </table:table-cell>
          <table:table-cell table:formula="of:=[$Niedersachsen.C18:$Niedersachsen.H18]" office:value-type="string" office:string-value="Jennifer, Hallo Chez Heinz" calcext:value-type="string">
            <text:p>Jennifer, Hallo Chez Heinz</text:p>
          </table:table-cell>
          <table:table-cell table:formula="of:=[$Niedersachsen.D18:$Niedersachsen.I18]" office:value-type="string" office:string-value="beichezheinz.de" calcext:value-type="string">
            <text:p>beichezheinz.de</text:p>
          </table:table-cell>
          <table:table-cell table:formula="of:=[$Niedersachsen.E18:$Niedersachsen.J18]" office:value-type="string" office:string-value="christian.soelter@beichezheinz.de" calcext:value-type="string">
            <text:p>christian.soelter@beichezheinz.de</text:p>
          </table:table-cell>
          <table:table-cell table:formula="of:=[$Niedersachsen.F18:$Niedersachsen.K18]" office:value-type="float" office:value="0" calcext:value-type="float">
            <text:p>0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Niedersachsen.A19:$Niedersachsen.F19]" office:value-type="string" office:string-value="Hannover" calcext:value-type="string">
            <text:p>Hannover</text:p>
          </table:table-cell>
          <table:table-cell table:formula="of:=[$Niedersachsen.B19:$Niedersachsen.G19]" office:value-type="string" office:string-value="Faust" calcext:value-type="string">
            <text:p>Faust</text:p>
          </table:table-cell>
          <table:table-cell table:formula="of:=[$Niedersachsen.C19:$Niedersachsen.H19]" office:value-type="string" office:string-value="Faust" calcext:value-type="string">
            <text:p>Faust</text:p>
          </table:table-cell>
          <table:table-cell table:formula="of:=[$Niedersachsen.D19:$Niedersachsen.I19]" office:value-type="string" office:string-value="kulturzentrum-faust.de" calcext:value-type="string">
            <text:p>kulturzentrum-faust.de</text:p>
          </table:table-cell>
          <table:table-cell table:formula="of:=[$Niedersachsen.E19:$Niedersachsen.J19]" office:value-type="string" office:string-value="booking@kulturzentrum-faust.de" calcext:value-type="string">
            <text:p>booking@kulturzentrum-faust.de</text:p>
          </table:table-cell>
          <table:table-cell table:formula="of:=[$Niedersachsen.F19:$Niedersachsen.K19]" office:value-type="float" office:value="0" calcext:value-type="float">
            <text:p>0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Niedersachsen.A20:$Niedersachsen.F20]" office:value-type="string" office:string-value="Hannover" calcext:value-type="string">
            <text:p>Hannover</text:p>
          </table:table-cell>
          <table:table-cell table:formula="of:=[$Niedersachsen.B20:$Niedersachsen.G20]" office:value-type="string" office:string-value="Kulturpalast" calcext:value-type="string">
            <text:p>Kulturpalast</text:p>
          </table:table-cell>
          <table:table-cell table:formula="of:=[$Niedersachsen.C20:$Niedersachsen.H20]" office:value-type="string" office:string-value="Kulturpalast" calcext:value-type="string">
            <text:p>Kulturpalast</text:p>
          </table:table-cell>
          <table:table-cell table:formula="of:=[$Niedersachsen.D20:$Niedersachsen.I20]" office:value-type="string" office:string-value="kulturpalast-hannover.de" calcext:value-type="string">
            <text:p>kulturpalast-hannover.de</text:p>
          </table:table-cell>
          <table:table-cell table:formula="of:=[$Niedersachsen.E2:$Niedersachsen.J2]" office:value-type="string" office:string-value="booking@juzB58.de" calcext:value-type="string">
            <text:p>booking@juzB58.de</text:p>
          </table:table-cell>
          <table:table-cell table:formula="of:=[$Niedersachsen.F20:$Niedersachsen.K20]" office:value-type="float" office:value="0" calcext:value-type="float">
            <text:p>0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Niedersachsen.A21:$Niedersachsen.F21]" office:value-type="string" office:string-value="Lingen" calcext:value-type="string">
            <text:p>Lingen</text:p>
          </table:table-cell>
          <table:table-cell table:formula="of:=[$Niedersachsen.B21:$Niedersachsen.G21]" office:value-type="string" office:string-value="Alter Schlachthof" calcext:value-type="string">
            <text:p>Alter Schlachthof</text:p>
          </table:table-cell>
          <table:table-cell table:formula="of:=[$Niedersachsen.C21:$Niedersachsen.H21]" office:value-type="string" office:string-value="Alter Schlachthof" calcext:value-type="string">
            <text:p>Alter Schlachthof</text:p>
          </table:table-cell>
          <table:table-cell table:formula="of:=[$Niedersachsen.D21:$Niedersachsen.I21]" office:value-type="string" office:string-value="alterschlachthof.de" calcext:value-type="string">
            <text:p>alterschlachthof.de</text:p>
          </table:table-cell>
          <table:table-cell table:formula="of:=[$Niedersachsen.E21:$Niedersachsen.J21]" office:value-type="string" office:string-value="epping@alterschlachthof.de" calcext:value-type="string">
            <text:p>epping@alterschlachthof.de</text:p>
          </table:table-cell>
          <table:table-cell table:formula="of:=[$Niedersachsen.F21:$Niedersachsen.K21]" office:value-type="float" office:value="0" calcext:value-type="float">
            <text:p>0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Niedersachsen.A22:$Niedersachsen.F22]" office:value-type="string" office:string-value="Lingen" calcext:value-type="string">
            <text:p>Lingen</text:p>
          </table:table-cell>
          <table:table-cell table:formula="of:=[$Niedersachsen.B22:$Niedersachsen.G22]" office:value-type="string" office:string-value="Alter Schlachthof" calcext:value-type="string">
            <text:p>Alter Schlachthof</text:p>
          </table:table-cell>
          <table:table-cell table:formula="of:=[$Niedersachsen.C22:$Niedersachsen.H22]" office:value-type="string" office:string-value="Alter Schlachthof" calcext:value-type="string">
            <text:p>Alter Schlachthof</text:p>
          </table:table-cell>
          <table:table-cell table:formula="of:=[$Niedersachsen.D22:$Niedersachsen.I22]" office:value-type="string" office:string-value="alterschlachthof.de" calcext:value-type="string">
            <text:p>alterschlachthof.de</text:p>
          </table:table-cell>
          <table:table-cell table:formula="of:=[$Niedersachsen.E22:$Niedersachsen.J22]" office:value-type="string" office:string-value="fehren@alterschlachthof.de" calcext:value-type="string">
            <text:p>fehren@alterschlachthof.de</text:p>
          </table:table-cell>
          <table:table-cell table:formula="of:=[$Niedersachsen.F22:$Niedersachsen.K22]" office:value-type="float" office:value="0" calcext:value-type="float">
            <text:p>0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Niedersachsen.A23:$Niedersachsen.F23]" office:value-type="string" office:string-value="Moormerland" calcext:value-type="string">
            <text:p>Moormerland</text:p>
          </table:table-cell>
          <table:table-cell table:formula="of:=[$Niedersachsen.B23:$Niedersachsen.G23]" office:value-type="string" office:string-value="Juz Phoenix" calcext:value-type="string">
            <text:p>Juz Phoenix</text:p>
          </table:table-cell>
          <table:table-cell table:formula="of:=[$Niedersachsen.C23:$Niedersachsen.H23]" office:value-type="string" office:string-value="Enno" calcext:value-type="string">
            <text:p>Enno</text:p>
          </table:table-cell>
          <table:table-cell table:formula="of:=[$Niedersachsen.D23:$Niedersachsen.I23]" office:value-type="string" office:string-value="phoenix-moormerland.de" calcext:value-type="string">
            <text:p>phoenix-moormerland.de</text:p>
          </table:table-cell>
          <table:table-cell table:formula="of:=[$Niedersachsen.E23:$Niedersachsen.J23]" office:value-type="string" office:string-value="phoenix-jukuz@ewetel.net" calcext:value-type="string">
            <text:p>phoenix-jukuz@ewetel.net</text:p>
          </table:table-cell>
          <table:table-cell table:formula="of:=[$Niedersachsen.F23:$Niedersachsen.K23]" office:value-type="string" office:string-value="04954/5968" calcext:value-type="string">
            <text:p>04954/5968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Niedersachsen.A24:$Niedersachsen.F24]" office:value-type="string" office:string-value="Neuenhaus" calcext:value-type="string">
            <text:p>Neuenhaus</text:p>
          </table:table-cell>
          <table:table-cell table:formula="of:=[$Niedersachsen.B24:$Niedersachsen.G24]" office:value-type="string" office:string-value="Gleis 1" calcext:value-type="string">
            <text:p>Gleis 1</text:p>
          </table:table-cell>
          <table:table-cell table:formula="of:=[$Niedersachsen.C24:$Niedersachsen.H24]" office:value-type="string" office:string-value="Rüdiger, Hallo Gleis 1" calcext:value-type="string">
            <text:p>Rüdiger, Hallo Gleis 1</text:p>
          </table:table-cell>
          <table:table-cell table:formula="of:=[$Niedersachsen.D24:$Niedersachsen.I24]" office:value-type="string" office:string-value="gleis1-neuenhaus.de" calcext:value-type="string">
            <text:p>gleis1-neuenhaus.de</text:p>
          </table:table-cell>
          <table:table-cell table:formula="of:=[$Niedersachsen.E24:$Niedersachsen.J24]" office:value-type="string" office:string-value="info@gleis1-neuenhaus.de" calcext:value-type="string">
            <text:p>info@gleis1-neuenhaus.de</text:p>
          </table:table-cell>
          <table:table-cell table:formula="of:=[$Niedersachsen.F24:$Niedersachsen.K24]" office:value-type="float" office:value="0" calcext:value-type="float">
            <text:p>0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Niedersachsen.A25:$Niedersachsen.F25]" office:value-type="string" office:string-value="Peine" calcext:value-type="string">
            <text:p>Peine</text:p>
          </table:table-cell>
          <table:table-cell table:formula="of:=[$Niedersachsen.B25:$Niedersachsen.G25]" office:value-type="string" office:string-value="Garage" calcext:value-type="string">
            <text:p>Garage</text:p>
          </table:table-cell>
          <table:table-cell table:formula="of:=[$Niedersachsen.C25:$Niedersachsen.H25]" office:value-type="string" office:string-value="Garage Peine" calcext:value-type="string">
            <text:p>Garage Peine</text:p>
          </table:table-cell>
          <table:table-cell table:formula="of:=[$Niedersachsen.D25:$Niedersachsen.I25]" office:value-type="string" office:string-value="facebook.com/garage.peine" calcext:value-type="string">
            <text:p>facebook.com/garage.peine</text:p>
          </table:table-cell>
          <table:table-cell table:formula="of:=[$Niedersachsen.E25:$Niedersachsen.J25]" office:value-type="string" office:string-value="garage.peine@web.de" calcext:value-type="string">
            <text:p>garage.peine@web.de</text:p>
          </table:table-cell>
          <table:table-cell table:formula="of:=[$Niedersachsen.F25:$Niedersachsen.K25]" office:value-type="float" office:value="0" calcext:value-type="float">
            <text:p>0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Niedersachsen.A26:$Niedersachsen.F26]" office:value-type="string" office:string-value="Schüttdorf" calcext:value-type="string">
            <text:p>Schüttdorf</text:p>
          </table:table-cell>
          <table:table-cell table:formula="of:=[$Niedersachsen.B26:$Niedersachsen.G26]" office:value-type="string" office:string-value="UJZ Komplex" calcext:value-type="string">
            <text:p>UJZ Komplex</text:p>
          </table:table-cell>
          <table:table-cell table:formula="of:=[$Niedersachsen.C26:$Niedersachsen.H26]" office:value-type="string" office:string-value="UJZ Komplex" calcext:value-type="string">
            <text:p>UJZ Komplex</text:p>
          </table:table-cell>
          <table:table-cell table:formula="of:=[$Niedersachsen.D26:$Niedersachsen.I26]" office:value-type="string" office:string-value="komplex-schuettorf.de" calcext:value-type="string">
            <text:p>komplex-schuettorf.de</text:p>
          </table:table-cell>
          <table:table-cell table:formula="of:=[$Niedersachsen.E26:$Niedersachsen.J26]" office:value-type="string" office:string-value="info@komplex-schuettorf.de" calcext:value-type="string">
            <text:p>info@komplex-schuettorf.de</text:p>
          </table:table-cell>
          <table:table-cell table:formula="of:=[$Niedersachsen.F26:$Niedersachsen.K26]" office:value-type="float" office:value="0" calcext:value-type="float">
            <text:p>0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Niedersachsen.A27:$Niedersachsen.F27]" office:value-type="string" office:string-value="Varel" calcext:value-type="string">
            <text:p>Varel</text:p>
          </table:table-cell>
          <table:table-cell table:formula="of:=[$Niedersachsen.B27:$Niedersachsen.G27]" office:value-type="string" office:string-value="Weberei" calcext:value-type="string">
            <text:p>Weberei</text:p>
          </table:table-cell>
          <table:table-cell table:formula="of:=[$Niedersachsen.C27:$Niedersachsen.H27]" office:value-type="string" office:string-value="Weberei" calcext:value-type="string">
            <text:p>Weberei</text:p>
          </table:table-cell>
          <table:table-cell table:formula="of:=[$Niedersachsen.D27:$Niedersachsen.I27]" office:value-type="string" office:string-value="facebook.com/JugendzentrumWebereiVarel" calcext:value-type="string">
            <text:p>facebook.com/JugendzentrumWebereiVarel</text:p>
          </table:table-cell>
          <table:table-cell table:formula="of:=[$Niedersachsen.E27:$Niedersachsen.J27]" office:value-type="string" office:string-value="-" calcext:value-type="string">
            <text:p>-</text:p>
          </table:table-cell>
          <table:table-cell table:formula="of:=[$Niedersachsen.F27:$Niedersachsen.K27]" office:value-type="float" office:value="0" calcext:value-type="float">
            <text:p>0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Niedersachsen.A28:$Niedersachsen.F28]" office:value-type="string" office:string-value="Wolfsburg" calcext:value-type="string">
            <text:p>Wolfsburg</text:p>
          </table:table-cell>
          <table:table-cell table:formula="of:=[$Niedersachsen.B28:$Niedersachsen.G28]" office:value-type="string" office:string-value="Jugendhaus Ost" calcext:value-type="string">
            <text:p>Jugendhaus Ost</text:p>
          </table:table-cell>
          <table:table-cell table:formula="of:=[$Niedersachsen.C28:$Niedersachsen.H28]" office:value-type="string" office:string-value="Juha Ost" calcext:value-type="string">
            <text:p>Juha Ost</text:p>
          </table:table-cell>
          <table:table-cell table:formula="of:=[$Niedersachsen.D28:$Niedersachsen.I28]" office:value-type="string" office:string-value="jugendhausost.blogspot.de" calcext:value-type="string">
            <text:p>jugendhausost.blogspot.de</text:p>
          </table:table-cell>
          <table:table-cell table:formula="of:=[$Niedersachsen.E28:$Niedersachsen.J28]" office:value-type="string" office:string-value="konzerte.jugendhausost@googlemail.com" calcext:value-type="string">
            <text:p>konzerte.jugendhausost@googlemail.com</text:p>
          </table:table-cell>
          <table:table-cell table:formula="of:=[$Niedersachsen.F28:$Niedersachsen.K28]" office:value-type="float" office:value="0" calcext:value-type="float">
            <text:p>0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Niedersachsen.A29:$Niedersachsen.F29]" office:value-type="string" office:string-value="Oldenburg" calcext:value-type="string">
            <text:p>Oldenburg</text:p>
          </table:table-cell>
          <table:table-cell table:formula="of:=[$Niedersachsen.B29:$Niedersachsen.G29]" office:value-type="string" office:string-value="Amadeus" calcext:value-type="string">
            <text:p>Amadeus</text:p>
          </table:table-cell>
          <table:table-cell table:formula="of:=[$Niedersachsen.C29:$Niedersachsen.H29]" office:value-type="string" office:string-value="Amadeus" calcext:value-type="string">
            <text:p>Amadeus</text:p>
          </table:table-cell>
          <table:table-cell table:formula="of:=[$Niedersachsen.D29:$Niedersachsen.I29]" office:value-type="string" office:string-value="amadeus-ol.de" calcext:value-type="string">
            <text:p>amadeus-ol.de</text:p>
          </table:table-cell>
          <table:table-cell table:formula="of:=[$Niedersachsen.E29:$Niedersachsen.J29]" office:value-type="string" office:string-value="info@amadeus-ol.de" calcext:value-type="string">
            <text:p>info@amadeus-ol.de</text:p>
          </table:table-cell>
          <table:table-cell table:formula="of:=[$Niedersachsen.F29:$Niedersachsen.K29]" office:value-type="float" office:value="0" calcext:value-type="float">
            <text:p>0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Niedersachsen.A30:$Niedersachsen.F30]" office:value-type="string" office:string-value="Göttingen" calcext:value-type="string">
            <text:p>Göttingen</text:p>
          </table:table-cell>
          <table:table-cell table:formula="of:=[$Niedersachsen.B30:$Niedersachsen.G30]" office:value-type="string" office:string-value="Exil" calcext:value-type="string">
            <text:p>Exil</text:p>
          </table:table-cell>
          <table:table-cell table:formula="of:=[$Niedersachsen.C30:$Niedersachsen.H30]" office:value-type="string" office:string-value="Exil" calcext:value-type="string">
            <text:p>Exil</text:p>
          </table:table-cell>
          <table:table-cell table:formula="of:=[$Niedersachsen.D30:$Niedersachsen.I30]" office:value-type="string" office:string-value="exil-web.de" calcext:value-type="string">
            <text:p>exil-web.de</text:p>
          </table:table-cell>
          <table:table-cell table:formula="of:=[$Niedersachsen.E3:$Niedersachsen.J3]" office:value-type="string" office:string-value="veranstaltungen@dasnexus.de" calcext:value-type="string">
            <text:p>veranstaltungen@dasnexus.de</text:p>
          </table:table-cell>
          <table:table-cell table:formula="of:=[$Niedersachsen.F30:$Niedersachsen.K30]" office:value-type="float" office:value="0" calcext:value-type="float">
            <text:p>0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Niedersachsen.A31:$Niedersachsen.F31]" office:value-type="string" office:string-value="Hildesheim" calcext:value-type="string">
            <text:p>Hildesheim</text:p>
          </table:table-cell>
          <table:table-cell table:formula="of:=[$Niedersachsen.B31:$Niedersachsen.G31]" office:value-type="string" office:string-value="Kulturfabrik" calcext:value-type="string">
            <text:p>Kulturfabrik</text:p>
          </table:table-cell>
          <table:table-cell table:formula="of:=[$Niedersachsen.C31:$Niedersachsen.H31]" office:value-type="string" office:string-value="Kulturfabrik" calcext:value-type="string">
            <text:p>Kulturfabrik</text:p>
          </table:table-cell>
          <table:table-cell table:formula="of:=[$Niedersachsen.D31:$Niedersachsen.I31]" office:value-type="string" office:string-value="kufa.info" calcext:value-type="string">
            <text:p>kufa.info</text:p>
          </table:table-cell>
          <table:table-cell table:formula="of:=[$Niedersachsen.E31:$Niedersachsen.J31]" office:value-type="string" office:string-value="booking@kufa.info" calcext:value-type="string">
            <text:p>booking@kufa.info</text:p>
          </table:table-cell>
          <table:table-cell table:formula="of:=[$Niedersachsen.F31:$Niedersachsen.K31]" office:value-type="float" office:value="0" calcext:value-type="float">
            <text:p>0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Niedersachsen.A32:$Niedersachsen.F32]" office:value-type="string" office:string-value="Hildesheim" calcext:value-type="string">
            <text:p>Hildesheim</text:p>
          </table:table-cell>
          <table:table-cell table:formula="of:=[$Niedersachsen.B32:$Niedersachsen.G32]" office:value-type="string" office:string-value="Kulturfabrik" calcext:value-type="string">
            <text:p>Kulturfabrik</text:p>
          </table:table-cell>
          <table:table-cell table:formula="of:=[$Niedersachsen.C32:$Niedersachsen.H32]" office:value-type="string" office:string-value="Kulturfabrik" calcext:value-type="string">
            <text:p>Kulturfabrik</text:p>
          </table:table-cell>
          <table:table-cell table:formula="of:=[$Niedersachsen.D32:$Niedersachsen.I32]" office:value-type="string" office:string-value="kufa.info" calcext:value-type="string">
            <text:p>kufa.info</text:p>
          </table:table-cell>
          <table:table-cell table:formula="of:=[$Niedersachsen.E32:$Niedersachsen.J32]" office:value-type="string" office:string-value="bwolter@kufa.info" calcext:value-type="string">
            <text:p>bwolter@kufa.info</text:p>
          </table:table-cell>
          <table:table-cell table:formula="of:=[$Niedersachsen.F32:$Niedersachsen.K32]" office:value-type="float" office:value="0" calcext:value-type="float">
            <text:p>0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Niedersachsen.A33:$Niedersachsen.F33]" office:value-type="string" office:string-value="Vechta" calcext:value-type="string">
            <text:p>Vechta</text:p>
          </table:table-cell>
          <table:table-cell table:formula="of:=[$Niedersachsen.B33:$Niedersachsen.G33]" office:value-type="string" office:string-value="Gulfhaus" calcext:value-type="string">
            <text:p>Gulfhaus</text:p>
          </table:table-cell>
          <table:table-cell table:formula="of:=[$Niedersachsen.C33:$Niedersachsen.H33]" office:value-type="string" office:string-value="Gulfhaus" calcext:value-type="string">
            <text:p>Gulfhaus</text:p>
          </table:table-cell>
          <table:table-cell table:formula="of:=[$Niedersachsen.D33:$Niedersachsen.I33]" office:value-type="string" office:string-value="gulfhaus.de" calcext:value-type="string">
            <text:p>gulfhaus.de</text:p>
          </table:table-cell>
          <table:table-cell table:formula="of:=[$Niedersachsen.E33:$Niedersachsen.J33]" office:value-type="string" office:string-value="info@gulfhaus.de" calcext:value-type="string">
            <text:p>info@gulfhaus.de</text:p>
          </table:table-cell>
          <table:table-cell table:formula="of:=[$Niedersachsen.F33:$Niedersachsen.K33]" office:value-type="float" office:value="0" calcext:value-type="float">
            <text:p>0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Mecklenburg Vorpommern'.A2:$'Mecklenburg Vorpommern'.H2]" office:value-type="string" office:string-value="Rostock" calcext:value-type="string">
            <text:p>Rostock</text:p>
          </table:table-cell>
          <table:table-cell table:formula="of:=[$'Mecklenburg Vorpommern'.B2:$'Mecklenburg Vorpommern'.I2]" office:value-type="string" office:string-value="Bunker" calcext:value-type="string">
            <text:p>Bunker</text:p>
          </table:table-cell>
          <table:table-cell table:formula="of:=[$'Mecklenburg Vorpommern'.C2:$'Mecklenburg Vorpommern'.J2]" office:value-type="string" office:string-value="Bunker" calcext:value-type="string">
            <text:p>Bunker</text:p>
          </table:table-cell>
          <table:table-cell table:formula="of:=[$'Mecklenburg Vorpommern'.D2:$'Mecklenburg Vorpommern'.K2]" office:value-type="string" office:string-value="bunker-rostock.de" calcext:value-type="string">
            <text:p>bunker-rostock.de</text:p>
          </table:table-cell>
          <table:table-cell table:formula="of:=[$'Mecklenburg Vorpommern'.E2:$'Mecklenburg Vorpommern'.L2]" office:value-type="string" office:string-value="kombinatsleitung@bunker-rostock.de" calcext:value-type="string">
            <text:p>kombinatsleitung@bunker-rostock.de</text:p>
          </table:table-cell>
          <table:table-cell table:formula="of:=[$'Mecklenburg Vorpommern'.F2:$'Mecklenburg Vorpommern'.M2]" office:value-type="float" office:value="0" calcext:value-type="float">
            <text:p>0</text:p>
          </table:table-cell>
          <table:table-cell office:value-type="string" calcext:value-type="string">
            <text:p>Mecklenburg-Vorpomm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Mecklenburg Vorpommern'.A3:$'Mecklenburg Vorpommern'.H3]" office:value-type="string" office:string-value="Rostock" calcext:value-type="string">
            <text:p>Rostock</text:p>
          </table:table-cell>
          <table:table-cell table:formula="of:=[$'Mecklenburg Vorpommern'.B3:$'Mecklenburg Vorpommern'.I3]" office:value-type="string" office:string-value="MS Stubnitz" calcext:value-type="string">
            <text:p>MS Stubnitz</text:p>
          </table:table-cell>
          <table:table-cell table:formula="of:=[$'Mecklenburg Vorpommern'.C3:$'Mecklenburg Vorpommern'.J3]" office:value-type="string" office:string-value="Stubnitz" calcext:value-type="string">
            <text:p>Stubnitz</text:p>
          </table:table-cell>
          <table:table-cell table:formula="of:=[$'Mecklenburg Vorpommern'.D3:$'Mecklenburg Vorpommern'.K3]" office:value-type="string" office:string-value="ms.stubnitz.com" calcext:value-type="string">
            <text:p>ms.stubnitz.com</text:p>
          </table:table-cell>
          <table:table-cell table:formula="of:=[$'Mecklenburg Vorpommern'.E3:$'Mecklenburg Vorpommern'.L3]" office:value-type="string" office:string-value="-" calcext:value-type="string">
            <text:p>-</text:p>
          </table:table-cell>
          <table:table-cell table:formula="of:=[$'Mecklenburg Vorpommern'.F3:$'Mecklenburg Vorpommern'.M3]" office:value-type="float" office:value="0" calcext:value-type="float">
            <text:p>0</text:p>
          </table:table-cell>
          <table:table-cell office:value-type="string" calcext:value-type="string">
            <text:p>Mecklenburg-Vorpomm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Mecklenburg Vorpommern'.A4:$'Mecklenburg Vorpommern'.H4]" office:value-type="string" office:string-value="Rostock" calcext:value-type="string">
            <text:p>Rostock</text:p>
          </table:table-cell>
          <table:table-cell table:formula="of:=[$'Mecklenburg Vorpommern'.B4:$'Mecklenburg Vorpommern'.I4]" office:value-type="string" office:string-value="Peter Weiß Haus" calcext:value-type="string">
            <text:p>Peter Weiß Haus</text:p>
          </table:table-cell>
          <table:table-cell table:formula="of:=[$'Mecklenburg Vorpommern'.C4:$'Mecklenburg Vorpommern'.J4]" office:value-type="string" office:string-value="Peter Weiß Haus" calcext:value-type="string">
            <text:p>Peter Weiß Haus</text:p>
          </table:table-cell>
          <table:table-cell table:formula="of:=[$'Mecklenburg Vorpommern'.D4:$'Mecklenburg Vorpommern'.K4]" office:value-type="string" office:string-value="peterweisshaus.de" calcext:value-type="string">
            <text:p>peterweisshaus.de</text:p>
          </table:table-cell>
          <table:table-cell table:formula="of:=[$'Mecklenburg Vorpommern'.E4:$'Mecklenburg Vorpommern'.L4]" office:value-type="string" office:string-value="post@peterweisshaus.de" calcext:value-type="string">
            <text:p>post@peterweisshaus.de</text:p>
          </table:table-cell>
          <table:table-cell table:formula="of:=[$'Mecklenburg Vorpommern'.F4:$'Mecklenburg Vorpommern'.M4]" office:value-type="float" office:value="0" calcext:value-type="float">
            <text:p>0</text:p>
          </table:table-cell>
          <table:table-cell office:value-type="string" calcext:value-type="string">
            <text:p>Mecklenburg-Vorpomm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Mecklenburg Vorpommern'.A5:$'Mecklenburg Vorpommern'.H5]" office:value-type="string" office:string-value="Greifswald" calcext:value-type="string">
            <text:p>Greifswald</text:p>
          </table:table-cell>
          <table:table-cell table:formula="of:=[$'Mecklenburg Vorpommern'.B5:$'Mecklenburg Vorpommern'.I5]" office:value-type="string" office:string-value="Klex" calcext:value-type="string">
            <text:p>Klex</text:p>
          </table:table-cell>
          <table:table-cell table:formula="of:=[$'Mecklenburg Vorpommern'.C5:$'Mecklenburg Vorpommern'.J5]" office:value-type="string" office:string-value="Klex" calcext:value-type="string">
            <text:p>Klex</text:p>
          </table:table-cell>
          <table:table-cell table:formula="of:=[$'Mecklenburg Vorpommern'.D5:$'Mecklenburg Vorpommern'.K5]" office:value-type="string" office:string-value="das-klex.de" calcext:value-type="string">
            <text:p>das-klex.de</text:p>
          </table:table-cell>
          <table:table-cell table:formula="of:=[$'Mecklenburg Vorpommern'.E5:$'Mecklenburg Vorpommern'.L5]" office:value-type="string" office:string-value="proton-hgw@web.de" calcext:value-type="string">
            <text:p>proton-hgw@web.de</text:p>
          </table:table-cell>
          <table:table-cell table:formula="of:=[$'Mecklenburg Vorpommern'.F5:$'Mecklenburg Vorpommern'.M5]" office:value-type="float" office:value="0" calcext:value-type="float">
            <text:p>0</text:p>
          </table:table-cell>
          <table:table-cell office:value-type="string" calcext:value-type="string">
            <text:p>Mecklenburg-Vorpomm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randenburg.A2:$Brandenburg.H2]" office:value-type="string" office:string-value="Cottbus" calcext:value-type="string">
            <text:p>Cottbus</text:p>
          </table:table-cell>
          <table:table-cell table:formula="of:=[$Brandenburg.B2:$Brandenburg.I2]" office:value-type="string" office:string-value="Gladhouse" calcext:value-type="string">
            <text:p>Gladhouse</text:p>
          </table:table-cell>
          <table:table-cell table:formula="of:=[$Brandenburg.C2:$Brandenburg.J2]" office:value-type="string" office:string-value="Gladhouse" calcext:value-type="string">
            <text:p>Gladhouse</text:p>
          </table:table-cell>
          <table:table-cell table:formula="of:=[$Brandenburg.D2:$Brandenburg.K2]" office:value-type="string" office:string-value="gladhouse.de" calcext:value-type="string">
            <text:p>gladhouse.de</text:p>
          </table:table-cell>
          <table:table-cell table:formula="of:=[$Brandenburg.E2:$Brandenburg.L2]" office:value-type="string" office:string-value="booking@gladhouse.de" calcext:value-type="string">
            <text:p>booking@gladhouse.de</text:p>
          </table:table-cell>
          <table:table-cell table:formula="of:=[$Brandenburg.F2:$Brandenburg.M2]" office:value-type="float" office:value="0" calcext:value-type="float">
            <text:p>0</text:p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randenburg.A3:$Brandenburg.H3]" office:value-type="string" office:string-value="Cottbus" calcext:value-type="string">
            <text:p>Cottbus</text:p>
          </table:table-cell>
          <table:table-cell table:formula="of:=[$Brandenburg.B3:$Brandenburg.I3]" office:value-type="string" office:string-value="Irish Pub Baalse" calcext:value-type="string">
            <text:p>Irish Pub Baalse</text:p>
          </table:table-cell>
          <table:table-cell table:formula="of:=[$Brandenburg.C3:$Brandenburg.J3]" office:value-type="string" office:string-value="Irish Pub Baalse" calcext:value-type="string">
            <text:p>Irish Pub Baalse</text:p>
          </table:table-cell>
          <table:table-cell table:formula="of:=[$Brandenburg.D3:$Brandenburg.K3]" office:value-type="string" office:string-value="facebook.com/baalsepub.de" calcext:value-type="string">
            <text:p>facebook.com/baalsepub.de</text:p>
          </table:table-cell>
          <table:table-cell table:formula="of:=[$Brandenburg.E3:$Brandenburg.L3]" office:value-type="float" office:value="0" calcext:value-type="float">
            <text:p>0</text:p>
          </table:table-cell>
          <table:table-cell table:formula="of:=[$Brandenburg.F3:$Brandenburg.M3]" office:value-type="float" office:value="0" calcext:value-type="float">
            <text:p>0</text:p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randenburg.A4:$Brandenburg.H4]" office:value-type="string" office:string-value="Cottbus" calcext:value-type="string">
            <text:p>Cottbus</text:p>
          </table:table-cell>
          <table:table-cell table:formula="of:=[$Brandenburg.B4:$Brandenburg.I4]" office:value-type="string" office:string-value="La Casa " calcext:value-type="string">
            <text:p>La Casa </text:p>
          </table:table-cell>
          <table:table-cell table:formula="of:=[$Brandenburg.C4:$Brandenburg.J4]" office:value-type="string" office:string-value="La Casa" calcext:value-type="string">
            <text:p>La Casa</text:p>
          </table:table-cell>
          <table:table-cell table:formula="of:=[$Brandenburg.D4:$Brandenburg.K4]" office:value-type="string" office:string-value="lacasa-cb.de" calcext:value-type="string">
            <text:p>lacasa-cb.de</text:p>
          </table:table-cell>
          <table:table-cell table:formula="of:=[$Brandenburg.E4:$Brandenburg.L4]" office:value-type="string" office:string-value="info.lacasa@gmx.de" calcext:value-type="string">
            <text:p>info.lacasa@gmx.de</text:p>
          </table:table-cell>
          <table:table-cell table:formula="of:=[$Brandenburg.F4:$Brandenburg.M4]" office:value-type="float" office:value="0" calcext:value-type="float">
            <text:p>0</text:p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randenburg.A5:$Brandenburg.H5]" office:value-type="string" office:string-value="Cottbus" calcext:value-type="string">
            <text:p>Cottbus</text:p>
          </table:table-cell>
          <table:table-cell table:formula="of:=[$Brandenburg.B5:$Brandenburg.I5]" office:value-type="string" office:string-value="Muggefug" calcext:value-type="string">
            <text:p>Muggefug</text:p>
          </table:table-cell>
          <table:table-cell table:formula="of:=[$Brandenburg.C5:$Brandenburg.J5]" office:value-type="string" office:string-value="Muggefug" calcext:value-type="string">
            <text:p>Muggefug</text:p>
          </table:table-cell>
          <table:table-cell table:formula="of:=[$Brandenburg.D5:$Brandenburg.K5]" office:value-type="string" office:string-value="muggefug.de" calcext:value-type="string">
            <text:p>muggefug.de</text:p>
          </table:table-cell>
          <table:table-cell table:formula="of:=[$Brandenburg.E5:$Brandenburg.L5]" office:value-type="string" office:string-value="muggefug@gmx.de" calcext:value-type="string">
            <text:p>muggefug@gmx.de</text:p>
          </table:table-cell>
          <table:table-cell table:formula="of:=[$Brandenburg.F5:$Brandenburg.M5]" office:value-type="float" office:value="0" calcext:value-type="float">
            <text:p>0</text:p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randenburg.A6:$Brandenburg.H6]" office:value-type="string" office:string-value="Cottbus" calcext:value-type="string">
            <text:p>Cottbus</text:p>
          </table:table-cell>
          <table:table-cell table:formula="of:=[$Brandenburg.B6:$Brandenburg.I6]" office:value-type="string" office:string-value="Chekov" calcext:value-type="string">
            <text:p>Chekov</text:p>
          </table:table-cell>
          <table:table-cell table:formula="of:=[$Brandenburg.C6:$Brandenburg.J6]" office:value-type="string" office:string-value="Chekov" calcext:value-type="string">
            <text:p>Chekov</text:p>
          </table:table-cell>
          <table:table-cell table:formula="of:=[$Brandenburg.D6:$Brandenburg.K6]" office:value-type="string" office:string-value="facebook.com/Chekov.Cottbus" calcext:value-type="string">
            <text:p>facebook.com/Chekov.Cottbus</text:p>
          </table:table-cell>
          <table:table-cell table:formula="of:=[$Brandenburg.E6:$Brandenburg.L6]" office:value-type="string" office:string-value="chekov.cottbus@googlemail.com" calcext:value-type="string">
            <text:p>chekov.cottbus@googlemail.com</text:p>
          </table:table-cell>
          <table:table-cell table:formula="of:=[$Brandenburg.F6:$Brandenburg.M6]" office:value-type="float" office:value="0" calcext:value-type="float">
            <text:p>0</text:p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randenburg.A7:$Brandenburg.H7]" office:value-type="string" office:string-value="Guben" calcext:value-type="string">
            <text:p>Guben</text:p>
          </table:table-cell>
          <table:table-cell table:formula="of:=[$Brandenburg.B7:$Brandenburg.I7]" office:value-type="string" office:string-value="JC Comet" calcext:value-type="string">
            <text:p>JC Comet</text:p>
          </table:table-cell>
          <table:table-cell table:formula="of:=[$Brandenburg.C7:$Brandenburg.J7]" office:value-type="string" office:string-value="JC Comet" calcext:value-type="string">
            <text:p>JC Comet</text:p>
          </table:table-cell>
          <table:table-cell table:formula="of:=[$Brandenburg.D7:$Brandenburg.K7]" office:value-type="string" office:string-value="cafe-nobudget.de" calcext:value-type="string">
            <text:p>cafe-nobudget.de</text:p>
          </table:table-cell>
          <table:table-cell table:formula="of:=[$Brandenburg.E7:$Brandenburg.L7]" office:value-type="string" office:string-value="cafe-nobudget@gmx.de" calcext:value-type="string">
            <text:p>cafe-nobudget@gmx.de</text:p>
          </table:table-cell>
          <table:table-cell table:formula="of:=[$Brandenburg.F7:$Brandenburg.M7]" office:value-type="float" office:value="0" calcext:value-type="float">
            <text:p>0</text:p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randenburg.A8:$Brandenburg.H8]" office:value-type="string" office:string-value="Potsdam" calcext:value-type="string">
            <text:p>Potsdam</text:p>
          </table:table-cell>
          <table:table-cell table:formula="of:=[$Brandenburg.B8:$Brandenburg.I8]" office:value-type="string" office:string-value="Waschhaus" calcext:value-type="string">
            <text:p>Waschhaus</text:p>
          </table:table-cell>
          <table:table-cell table:formula="of:=[$Brandenburg.C8:$Brandenburg.J8]" office:value-type="string" office:string-value="Waschhaus" calcext:value-type="string">
            <text:p>Waschhaus</text:p>
          </table:table-cell>
          <table:table-cell table:formula="of:=[$Brandenburg.D8:$Brandenburg.K8]" office:value-type="string" office:string-value="waschhaus.de" calcext:value-type="string">
            <text:p>waschhaus.de</text:p>
          </table:table-cell>
          <table:table-cell table:formula="of:=[$Brandenburg.E8:$Brandenburg.L8]" office:value-type="string" office:string-value="kontakt@waschhaus.de" calcext:value-type="string">
            <text:p>kontakt@waschhaus.de</text:p>
          </table:table-cell>
          <table:table-cell table:formula="of:=[$Brandenburg.F8:$Brandenburg.M8]" office:value-type="float" office:value="0" calcext:value-type="float">
            <text:p>0</text:p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Rheinland Pfalz'.A2:$'Rheinland Pfalz'.F2]" office:value-type="string" office:string-value="Andernach" calcext:value-type="string">
            <text:p>Andernach</text:p>
          </table:table-cell>
          <table:table-cell table:formula="of:=[$'Rheinland Pfalz'.B2:$'Rheinland Pfalz'.G2]" office:value-type="string" office:string-value="Juz Live Club" calcext:value-type="string">
            <text:p>Juz Live Club</text:p>
          </table:table-cell>
          <table:table-cell table:formula="of:=[$'Rheinland Pfalz'.C2:$'Rheinland Pfalz'.H2]" office:value-type="string" office:string-value="Juz Andernach, Hallo Thomas" calcext:value-type="string">
            <text:p>Juz Andernach, Hallo Thomas</text:p>
          </table:table-cell>
          <table:table-cell table:formula="of:=[$'Rheinland Pfalz'.D2:$'Rheinland Pfalz'.I2]" office:value-type="string" office:string-value="juz-live-club.de" calcext:value-type="string">
            <text:p>juz-live-club.de</text:p>
          </table:table-cell>
          <table:table-cell table:formula="of:=[$'Rheinland Pfalz'.E2:$'Rheinland Pfalz'.J2]" office:value-type="string" office:string-value="thomas.schmidt@andernach.de" calcext:value-type="string">
            <text:p>thomas.schmidt@andernach.de</text:p>
          </table:table-cell>
          <table:table-cell table:formula="of:=[$'Rheinland Pfalz'.F2:$'Rheinland Pfalz'.K2]" office:value-type="float" office:value="0" calcext:value-type="float">
            <text:p>0</text:p>
          </table:table-cell>
          <table:table-cell office:value-type="string" calcext:value-type="string">
            <text:p>Rheinland-Pfalz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Rheinland Pfalz'.A3:$'Rheinland Pfalz'.F3]" office:value-type="string" office:string-value="Andernach" calcext:value-type="string">
            <text:p>Andernach</text:p>
          </table:table-cell>
          <table:table-cell table:formula="of:=[$'Rheinland Pfalz'.B3:$'Rheinland Pfalz'.G3]" office:value-type="string" office:string-value="Shout Loud" calcext:value-type="string">
            <text:p>Shout Loud</text:p>
          </table:table-cell>
          <table:table-cell table:formula="of:=[$'Rheinland Pfalz'.C3:$'Rheinland Pfalz'.H3]" office:value-type="string" office:string-value="Shout Loud Konzerte" calcext:value-type="string">
            <text:p>Shout Loud Konzerte</text:p>
          </table:table-cell>
          <table:table-cell table:formula="of:=[$'Rheinland Pfalz'.D3:$'Rheinland Pfalz'.I3]" office:value-type="string" office:string-value="magazin.shout-loud.de" calcext:value-type="string">
            <text:p>magazin.shout-loud.de</text:p>
          </table:table-cell>
          <table:table-cell table:formula="of:=[$'Rheinland Pfalz'.E3:$'Rheinland Pfalz'.J3]" office:value-type="string" office:string-value="info@shout-loud.de" calcext:value-type="string">
            <text:p>info@shout-loud.de</text:p>
          </table:table-cell>
          <table:table-cell table:formula="of:=[$'Rheinland Pfalz'.F3:$'Rheinland Pfalz'.K3]" office:value-type="float" office:value="0" calcext:value-type="float">
            <text:p>0</text:p>
          </table:table-cell>
          <table:table-cell office:value-type="string" calcext:value-type="string">
            <text:p>Rheinland-Pfalz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Rheinland Pfalz'.A4:$'Rheinland Pfalz'.F4]" office:value-type="string" office:string-value="Andernach" calcext:value-type="string">
            <text:p>Andernach</text:p>
          </table:table-cell>
          <table:table-cell table:formula="of:=[$'Rheinland Pfalz'.B4:$'Rheinland Pfalz'.G4]" office:value-type="string" office:string-value="Shout Loud" calcext:value-type="string">
            <text:p>Shout Loud</text:p>
          </table:table-cell>
          <table:table-cell table:formula="of:=[$'Rheinland Pfalz'.C4:$'Rheinland Pfalz'.H4]" office:value-type="string" office:string-value="Florian" calcext:value-type="string">
            <text:p>Florian</text:p>
          </table:table-cell>
          <table:table-cell table:formula="of:=[$'Rheinland Pfalz'.D4:$'Rheinland Pfalz'.I4]" office:value-type="string" office:string-value="magazin.shout-loud.de" calcext:value-type="string">
            <text:p>magazin.shout-loud.de</text:p>
          </table:table-cell>
          <table:table-cell table:formula="of:=[$'Rheinland Pfalz'.E4:$'Rheinland Pfalz'.J4]" office:value-type="string" office:string-value="florian@shout-loud.de" calcext:value-type="string">
            <text:p>florian@shout-loud.de</text:p>
          </table:table-cell>
          <table:table-cell table:formula="of:=[$'Rheinland Pfalz'.F4:$'Rheinland Pfalz'.K4]" office:value-type="float" office:value="0" calcext:value-type="float">
            <text:p>0</text:p>
          </table:table-cell>
          <table:table-cell office:value-type="string" calcext:value-type="string">
            <text:p>Rheinland-Pfalz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Rheinland Pfalz'.A5:$'Rheinland Pfalz'.F5]" office:value-type="string" office:string-value="Bad Dürkheim" calcext:value-type="string">
            <text:p>Bad Dürkheim</text:p>
          </table:table-cell>
          <table:table-cell table:formula="of:=[$'Rheinland Pfalz'.B5:$'Rheinland Pfalz'.G5]" office:value-type="string" office:string-value="Jukib" calcext:value-type="string">
            <text:p>Jukib</text:p>
          </table:table-cell>
          <table:table-cell table:formula="of:=[$'Rheinland Pfalz'.C5:$'Rheinland Pfalz'.H5]" office:value-type="string" office:string-value="Jukib" calcext:value-type="string">
            <text:p>Jukib</text:p>
          </table:table-cell>
          <table:table-cell table:formula="of:=[$'Rheinland Pfalz'.D5:$'Rheinland Pfalz'.I5]" office:value-type="string" office:string-value="facebook.com/jukib.konzerte" calcext:value-type="string">
            <text:p>facebook.com/jukib.konzerte</text:p>
          </table:table-cell>
          <table:table-cell table:formula="of:=[$'Rheinland Pfalz'.E5:$'Rheinland Pfalz'.J5]" office:value-type="string" office:string-value="anstaett@jukib-konzerte.de" calcext:value-type="string">
            <text:p>anstaett@jukib-konzerte.de</text:p>
          </table:table-cell>
          <table:table-cell table:formula="of:=[$'Rheinland Pfalz'.F5:$'Rheinland Pfalz'.K5]" office:value-type="float" office:value="0" calcext:value-type="float">
            <text:p>0</text:p>
          </table:table-cell>
          <table:table-cell office:value-type="string" calcext:value-type="string">
            <text:p>Rheinland-Pfalz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Rheinland Pfalz'.A6:$'Rheinland Pfalz'.F6]" office:value-type="string" office:string-value="Bad Kreuznach" calcext:value-type="string">
            <text:p>Bad Kreuznach</text:p>
          </table:table-cell>
          <table:table-cell table:formula="of:=[$'Rheinland Pfalz'.B6:$'Rheinland Pfalz'.G6]" office:value-type="string" office:string-value="Ajk " calcext:value-type="string">
            <text:p>Ajk </text:p>
          </table:table-cell>
          <table:table-cell table:formula="of:=[$'Rheinland Pfalz'.C6:$'Rheinland Pfalz'.H6]" office:value-type="string" office:string-value="Ajk, Hallo Juliane" calcext:value-type="string">
            <text:p>Ajk, Hallo Juliane</text:p>
          </table:table-cell>
          <table:table-cell table:formula="of:=[$'Rheinland Pfalz'.D6:$'Rheinland Pfalz'.I6]" office:value-type="string" office:string-value="ajk.blogsport.de" calcext:value-type="string">
            <text:p>ajk.blogsport.de</text:p>
          </table:table-cell>
          <table:table-cell table:formula="of:=[$'Rheinland Pfalz'.E6:$'Rheinland Pfalz'.J6]" office:value-type="string" office:string-value="AJK-BadKreuznach@gmx.de" calcext:value-type="string">
            <text:p>AJK-BadKreuznach@gmx.de</text:p>
          </table:table-cell>
          <table:table-cell table:formula="of:=[$'Rheinland Pfalz'.F6:$'Rheinland Pfalz'.K6]" office:value-type="float" office:value="0" calcext:value-type="float">
            <text:p>0</text:p>
          </table:table-cell>
          <table:table-cell office:value-type="string" calcext:value-type="string">
            <text:p>Rheinland-Pfalz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Rheinland Pfalz'.A7:$'Rheinland Pfalz'.F7]" office:value-type="string" office:string-value="Bad Kreuznach" calcext:value-type="string">
            <text:p>Bad Kreuznach</text:p>
          </table:table-cell>
          <table:table-cell table:formula="of:=[$'Rheinland Pfalz'.B7:$'Rheinland Pfalz'.G7]" office:value-type="string" office:string-value="Ajk " calcext:value-type="string">
            <text:p>Ajk </text:p>
          </table:table-cell>
          <table:table-cell table:formula="of:=[$'Rheinland Pfalz'.C7:$'Rheinland Pfalz'.H7]" office:value-type="string" office:string-value="Ajk, Hallo Fey" calcext:value-type="string">
            <text:p>Ajk, Hallo Fey</text:p>
          </table:table-cell>
          <table:table-cell table:formula="of:=[$'Rheinland Pfalz'.D7:$'Rheinland Pfalz'.I7]" office:value-type="string" office:string-value="ajk.blogsport.de" calcext:value-type="string">
            <text:p>ajk.blogsport.de</text:p>
          </table:table-cell>
          <table:table-cell table:formula="of:=[$'Rheinland Pfalz'.E7:$'Rheinland Pfalz'.J7]" office:value-type="string" office:string-value="AJK-Booking@gmx.de" calcext:value-type="string">
            <text:p>AJK-Booking@gmx.de</text:p>
          </table:table-cell>
          <table:table-cell table:formula="of:=[$'Rheinland Pfalz'.F7:$'Rheinland Pfalz'.K7]" office:value-type="float" office:value="0" calcext:value-type="float">
            <text:p>0</text:p>
          </table:table-cell>
          <table:table-cell office:value-type="string" calcext:value-type="string">
            <text:p>Rheinland-Pfalz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Rheinland Pfalz'.A8:$'Rheinland Pfalz'.F8]" office:value-type="string" office:string-value="Bad Kreuznach" calcext:value-type="string">
            <text:p>Bad Kreuznach</text:p>
          </table:table-cell>
          <table:table-cell table:formula="of:=[$'Rheinland Pfalz'.B8:$'Rheinland Pfalz'.G8]" office:value-type="string" office:string-value="Dudelsack" calcext:value-type="string">
            <text:p>Dudelsack</text:p>
          </table:table-cell>
          <table:table-cell table:formula="of:=[$'Rheinland Pfalz'.C8:$'Rheinland Pfalz'.H8]" office:value-type="string" office:string-value="Dudelsack" calcext:value-type="string">
            <text:p>Dudelsack</text:p>
          </table:table-cell>
          <table:table-cell table:formula="of:=[$'Rheinland Pfalz'.D8:$'Rheinland Pfalz'.I8]" office:value-type="string" office:string-value="dudelsack-bk.de" calcext:value-type="string">
            <text:p>dudelsack-bk.de</text:p>
          </table:table-cell>
          <table:table-cell table:formula="of:=[$'Rheinland Pfalz'.E8:$'Rheinland Pfalz'.J8]" office:value-type="string" office:string-value="info@dudelsack-bk.de" calcext:value-type="string">
            <text:p>info@dudelsack-bk.de</text:p>
          </table:table-cell>
          <table:table-cell table:formula="of:=[$'Rheinland Pfalz'.F8:$'Rheinland Pfalz'.K8]" office:value-type="float" office:value="0" calcext:value-type="float">
            <text:p>0</text:p>
          </table:table-cell>
          <table:table-cell office:value-type="string" calcext:value-type="string">
            <text:p>Rheinland-Pfalz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Rheinland Pfalz'.A9:$'Rheinland Pfalz'.F9]" office:value-type="string" office:string-value="Frankenthal" calcext:value-type="string">
            <text:p>Frankenthal</text:p>
          </table:table-cell>
          <table:table-cell table:formula="of:=[$'Rheinland Pfalz'.B9:$'Rheinland Pfalz'.G9]" office:value-type="string" office:string-value="Zuckerfabrik" calcext:value-type="string">
            <text:p>Zuckerfabrik</text:p>
          </table:table-cell>
          <table:table-cell table:formula="of:=[$'Rheinland Pfalz'.C9:$'Rheinland Pfalz'.H9]" office:value-type="string" office:string-value="Karsten" calcext:value-type="string">
            <text:p>Karsten</text:p>
          </table:table-cell>
          <table:table-cell table:formula="of:=[$'Rheinland Pfalz'.D9:$'Rheinland Pfalz'.I9]" office:value-type="string" office:string-value="frankenthal.de/sv_frankenthal" calcext:value-type="string">
            <text:p>frankenthal.de/sv_frankenthal</text:p>
          </table:table-cell>
          <table:table-cell table:formula="of:=[$'Rheinland Pfalz'.E9:$'Rheinland Pfalz'.J9]" office:value-type="string" office:string-value="karsten.ferchow@frankenthal.de" calcext:value-type="string">
            <text:p>karsten.ferchow@frankenthal.de</text:p>
          </table:table-cell>
          <table:table-cell table:formula="of:=[$'Rheinland Pfalz'.F9:$'Rheinland Pfalz'.K9]" office:value-type="float" office:value="0" calcext:value-type="float">
            <text:p>0</text:p>
          </table:table-cell>
          <table:table-cell office:value-type="string" calcext:value-type="string">
            <text:p>Rheinland-Pfalz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Rheinland Pfalz'.A10:$'Rheinland Pfalz'.F10]" office:value-type="string" office:string-value="Herdorf" calcext:value-type="string">
            <text:p>Herdorf</text:p>
          </table:table-cell>
          <table:table-cell table:formula="of:=[$'Rheinland Pfalz'.B10:$'Rheinland Pfalz'.G10]" office:value-type="string" office:string-value="Rattenloch" calcext:value-type="string">
            <text:p>Rattenloch</text:p>
          </table:table-cell>
          <table:table-cell table:formula="of:=[$'Rheinland Pfalz'.C10:$'Rheinland Pfalz'.H10]" office:value-type="string" office:string-value="Rattenloch" calcext:value-type="string">
            <text:p>Rattenloch</text:p>
          </table:table-cell>
          <table:table-cell table:formula="of:=[$'Rheinland Pfalz'.D10:$'Rheinland Pfalz'.I10]" office:value-type="string" office:string-value="rattenloch-herdorf.de" calcext:value-type="string">
            <text:p>rattenloch-herdorf.de</text:p>
          </table:table-cell>
          <table:table-cell table:formula="of:=[$'Rheinland Pfalz'.E1:$'Rheinland Pfalz'.J1]" office:value-type="string" office:string-value="E-mail Address" calcext:value-type="string">
            <text:p>E-mail Address</text:p>
          </table:table-cell>
          <table:table-cell table:formula="of:=[$'Rheinland Pfalz'.F10:$'Rheinland Pfalz'.K10]" office:value-type="float" office:value="0" calcext:value-type="float">
            <text:p>0</text:p>
          </table:table-cell>
          <table:table-cell office:value-type="string" calcext:value-type="string">
            <text:p>Rheinland-Pfalz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Rheinland Pfalz'.A11:$'Rheinland Pfalz'.F11]" office:value-type="string" office:string-value="Kaiserslautern" calcext:value-type="string">
            <text:p>Kaiserslautern</text:p>
          </table:table-cell>
          <table:table-cell table:formula="of:=[$'Rheinland Pfalz'.B11:$'Rheinland Pfalz'.G11]" office:value-type="string" office:string-value="Juz " calcext:value-type="string">
            <text:p>Juz </text:p>
          </table:table-cell>
          <table:table-cell table:formula="of:=[$'Rheinland Pfalz'.C11:$'Rheinland Pfalz'.H11]" office:value-type="string" office:string-value="Juz" calcext:value-type="string">
            <text:p>Juz</text:p>
          </table:table-cell>
          <table:table-cell table:formula="of:=[$'Rheinland Pfalz'.D11:$'Rheinland Pfalz'.I11]" office:value-type="string" office:string-value="juz-kl.de" calcext:value-type="string">
            <text:p>juz-kl.de</text:p>
          </table:table-cell>
          <table:table-cell table:formula="of:=[$'Rheinland Pfalz'.E11:$'Rheinland Pfalz'.J11]" office:value-type="string" office:string-value="juz-kl@web.de" calcext:value-type="string">
            <text:p>juz-kl@web.de</text:p>
          </table:table-cell>
          <table:table-cell table:formula="of:=[$'Rheinland Pfalz'.F11:$'Rheinland Pfalz'.K11]" office:value-type="float" office:value="0" calcext:value-type="float">
            <text:p>0</text:p>
          </table:table-cell>
          <table:table-cell office:value-type="string" calcext:value-type="string">
            <text:p>Rheinland-Pfalz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Rheinland Pfalz'.A12:$'Rheinland Pfalz'.F12]" office:value-type="string" office:string-value="Koblenz " calcext:value-type="string">
            <text:p>Koblenz </text:p>
          </table:table-cell>
          <table:table-cell table:formula="of:=[$'Rheinland Pfalz'.B12:$'Rheinland Pfalz'.G12]" office:value-type="string" office:string-value="Circus Maximus" calcext:value-type="string">
            <text:p>Circus Maximus</text:p>
          </table:table-cell>
          <table:table-cell table:formula="of:=[$'Rheinland Pfalz'.C12:$'Rheinland Pfalz'.H12]" office:value-type="string" office:string-value="Circus Maximus" calcext:value-type="string">
            <text:p>Circus Maximus</text:p>
          </table:table-cell>
          <table:table-cell table:formula="of:=[$'Rheinland Pfalz'.D12:$'Rheinland Pfalz'.I12]" office:value-type="string" office:string-value="circus-maximus.org" calcext:value-type="string">
            <text:p>circus-maximus.org</text:p>
          </table:table-cell>
          <table:table-cell table:formula="of:=[$'Rheinland Pfalz'.E12:$'Rheinland Pfalz'.J12]" office:value-type="string" office:string-value="booking@circus-maximus.org" calcext:value-type="string">
            <text:p>booking@circus-maximus.org</text:p>
          </table:table-cell>
          <table:table-cell table:formula="of:=[$'Rheinland Pfalz'.F12:$'Rheinland Pfalz'.K12]" office:value-type="float" office:value="0" calcext:value-type="float">
            <text:p>0</text:p>
          </table:table-cell>
          <table:table-cell office:value-type="string" calcext:value-type="string">
            <text:p>Rheinland-Pfalz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Rheinland Pfalz'.A13:$'Rheinland Pfalz'.F13]" office:value-type="string" office:string-value="Landau" calcext:value-type="string">
            <text:p>Landau</text:p>
          </table:table-cell>
          <table:table-cell table:formula="of:=[$'Rheinland Pfalz'.B13:$'Rheinland Pfalz'.G13]" office:value-type="string" office:string-value="Rhumbar" calcext:value-type="string">
            <text:p>Rhumbar</text:p>
          </table:table-cell>
          <table:table-cell table:formula="of:=[$'Rheinland Pfalz'.C13:$'Rheinland Pfalz'.H13]" office:value-type="string" office:string-value="Jeannine" calcext:value-type="string">
            <text:p>Jeannine</text:p>
          </table:table-cell>
          <table:table-cell table:formula="of:=[$'Rheinland Pfalz'.D13:$'Rheinland Pfalz'.I13]" office:value-type="string" office:string-value="rhumbar-in-landau.jimdo.com" calcext:value-type="string">
            <text:p>rhumbar-in-landau.jimdo.com</text:p>
          </table:table-cell>
          <table:table-cell table:formula="of:=[$'Rheinland Pfalz'.E13:$'Rheinland Pfalz'.J13]" office:value-type="string" office:string-value="rhumbar.team@yahoo.de" calcext:value-type="string">
            <text:p>rhumbar.team@yahoo.de</text:p>
          </table:table-cell>
          <table:table-cell table:formula="of:=[$'Rheinland Pfalz'.F13:$'Rheinland Pfalz'.K13]" office:value-type="float" office:value="0" calcext:value-type="float">
            <text:p>0</text:p>
          </table:table-cell>
          <table:table-cell office:value-type="string" calcext:value-type="string">
            <text:p>Rheinland-Pfalz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Rheinland Pfalz'.A14:$'Rheinland Pfalz'.F14]" office:value-type="string" office:string-value="Mainz" calcext:value-type="string">
            <text:p>Mainz</text:p>
          </table:table-cell>
          <table:table-cell table:formula="of:=[$'Rheinland Pfalz'.B14:$'Rheinland Pfalz'.G14]" office:value-type="string" office:string-value="Alexander The Great" calcext:value-type="string">
            <text:p>Alexander The Great</text:p>
          </table:table-cell>
          <table:table-cell table:formula="of:=[$'Rheinland Pfalz'.C14:$'Rheinland Pfalz'.H14]" office:value-type="float" office:value="0" calcext:value-type="float">
            <text:p>0</text:p>
          </table:table-cell>
          <table:table-cell table:formula="of:=[$'Rheinland Pfalz'.D14:$'Rheinland Pfalz'.I14]" office:value-type="string" office:string-value="alexander-the-great-mz.de" calcext:value-type="string">
            <text:p>alexander-the-great-mz.de</text:p>
          </table:table-cell>
          <table:table-cell table:formula="of:=[$'Rheinland Pfalz'.E14:$'Rheinland Pfalz'.J14]" office:value-type="float" office:value="0" calcext:value-type="float">
            <text:p>0</text:p>
          </table:table-cell>
          <table:table-cell table:formula="of:=[$'Rheinland Pfalz'.F14:$'Rheinland Pfalz'.K14]" office:value-type="float" office:value="0" calcext:value-type="float">
            <text:p>0</text:p>
          </table:table-cell>
          <table:table-cell office:value-type="string" calcext:value-type="string">
            <text:p>Rheinland-Pfalz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Rheinland Pfalz'.A15:$'Rheinland Pfalz'.F15]" office:value-type="string" office:string-value="Mainz" calcext:value-type="string">
            <text:p>Mainz</text:p>
          </table:table-cell>
          <table:table-cell table:formula="of:=[$'Rheinland Pfalz'.B15:$'Rheinland Pfalz'.G15]" office:value-type="string" office:string-value="Haus der Jugend" calcext:value-type="string">
            <text:p>Haus der Jugend</text:p>
          </table:table-cell>
          <table:table-cell table:formula="of:=[$'Rheinland Pfalz'.C15:$'Rheinland Pfalz'.H15]" office:value-type="string" office:string-value="Peter" calcext:value-type="string">
            <text:p>Peter</text:p>
          </table:table-cell>
          <table:table-cell table:formula="of:=[$'Rheinland Pfalz'.D15:$'Rheinland Pfalz'.I15]" office:value-type="string" office:string-value="hdj-mainz.de" calcext:value-type="string">
            <text:p>hdj-mainz.de</text:p>
          </table:table-cell>
          <table:table-cell table:formula="of:=[$'Rheinland Pfalz'.E15:$'Rheinland Pfalz'.J15]" office:value-type="string" office:string-value="info@m8-mainz.de" calcext:value-type="string">
            <text:p>info@m8-mainz.de</text:p>
          </table:table-cell>
          <table:table-cell table:formula="of:=[$'Rheinland Pfalz'.F15:$'Rheinland Pfalz'.K15]" office:value-type="string" office:string-value="0176-85043098" calcext:value-type="string">
            <text:p>0176-85043098</text:p>
          </table:table-cell>
          <table:table-cell office:value-type="string" calcext:value-type="string">
            <text:p>Rheinland-Pfalz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Rheinland Pfalz'.A16:$'Rheinland Pfalz'.F16]" office:value-type="string" office:string-value="Mainz" calcext:value-type="string">
            <text:p>Mainz</text:p>
          </table:table-cell>
          <table:table-cell table:formula="of:=[$'Rheinland Pfalz'.B16:$'Rheinland Pfalz'.G16]" office:value-type="string" office:string-value="Haus Mainusch" calcext:value-type="string">
            <text:p>Haus Mainusch</text:p>
          </table:table-cell>
          <table:table-cell table:formula="of:=[$'Rheinland Pfalz'.C16:$'Rheinland Pfalz'.H16]" office:value-type="string" office:string-value="Mainusch" calcext:value-type="string">
            <text:p>Mainusch</text:p>
          </table:table-cell>
          <table:table-cell table:formula="of:=[$'Rheinland Pfalz'.D16:$'Rheinland Pfalz'.I16]" office:value-type="string" office:string-value="haus-mainusch.de" calcext:value-type="string">
            <text:p>haus-mainusch.de</text:p>
          </table:table-cell>
          <table:table-cell table:formula="of:=[$'Rheinland Pfalz'.E16:$'Rheinland Pfalz'.J16]" office:value-type="float" office:value="0" calcext:value-type="float">
            <text:p>0</text:p>
          </table:table-cell>
          <table:table-cell table:formula="of:=[$'Rheinland Pfalz'.F16:$'Rheinland Pfalz'.K16]" office:value-type="float" office:value="0" calcext:value-type="float">
            <text:p>0</text:p>
          </table:table-cell>
          <table:table-cell office:value-type="string" calcext:value-type="string">
            <text:p>Rheinland-Pfalz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Rheinland Pfalz'.A17:$'Rheinland Pfalz'.F17]" office:value-type="string" office:string-value="Mainz" calcext:value-type="string">
            <text:p>Mainz</text:p>
          </table:table-cell>
          <table:table-cell table:formula="of:=[$'Rheinland Pfalz'.B17:$'Rheinland Pfalz'.G17]" office:value-type="string" office:string-value="QKaff" calcext:value-type="string">
            <text:p>QKaff</text:p>
          </table:table-cell>
          <table:table-cell table:formula="of:=[$'Rheinland Pfalz'.C17:$'Rheinland Pfalz'.H17]" office:value-type="string" office:string-value="QKaff" calcext:value-type="string">
            <text:p>QKaff</text:p>
          </table:table-cell>
          <table:table-cell table:formula="of:=[$'Rheinland Pfalz'.D17:$'Rheinland Pfalz'.I17]" office:value-type="float" office:value="0" calcext:value-type="float">
            <text:p>0</text:p>
          </table:table-cell>
          <table:table-cell table:formula="of:=[$'Rheinland Pfalz'.E17:$'Rheinland Pfalz'.J17]" office:value-type="float" office:value="0" calcext:value-type="float">
            <text:p>0</text:p>
          </table:table-cell>
          <table:table-cell table:formula="of:=[$'Rheinland Pfalz'.F17:$'Rheinland Pfalz'.K17]" office:value-type="float" office:value="0" calcext:value-type="float">
            <text:p>0</text:p>
          </table:table-cell>
          <table:table-cell office:value-type="string" calcext:value-type="string">
            <text:p>Rheinland-Pfalz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Rheinland Pfalz'.A18:$'Rheinland Pfalz'.F18]" office:value-type="string" office:string-value="Trier" calcext:value-type="string">
            <text:p>Trier</text:p>
          </table:table-cell>
          <table:table-cell table:formula="of:=[$'Rheinland Pfalz'.B18:$'Rheinland Pfalz'.G18]" office:value-type="string" office:string-value="Exzellenzhaus" calcext:value-type="string">
            <text:p>Exzellenzhaus</text:p>
          </table:table-cell>
          <table:table-cell table:formula="of:=[$'Rheinland Pfalz'.C18:$'Rheinland Pfalz'.H18]" office:value-type="string" office:string-value="Rino" calcext:value-type="string">
            <text:p>Rino</text:p>
          </table:table-cell>
          <table:table-cell table:formula="of:=[$'Rheinland Pfalz'.D18:$'Rheinland Pfalz'.I18]" office:value-type="string" office:string-value="exhaus.de" calcext:value-type="string">
            <text:p>exhaus.de</text:p>
          </table:table-cell>
          <table:table-cell table:formula="of:=[$'Rheinland Pfalz'.E18:$'Rheinland Pfalz'.J18]" office:value-type="string" office:string-value="kulturbuero@exhaus.de" calcext:value-type="string">
            <text:p>kulturbuero@exhaus.de</text:p>
          </table:table-cell>
          <table:table-cell table:formula="of:=[$'Rheinland Pfalz'.F18:$'Rheinland Pfalz'.K18]" office:value-type="float" office:value="0" calcext:value-type="float">
            <text:p>0</text:p>
          </table:table-cell>
          <table:table-cell office:value-type="string" calcext:value-type="string">
            <text:p>Rheinland-Pfalz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Rheinland Pfalz'.A19:$'Rheinland Pfalz'.F19]" office:value-type="string" office:string-value="Trier" calcext:value-type="string">
            <text:p>Trier</text:p>
          </table:table-cell>
          <table:table-cell table:formula="of:=[$'Rheinland Pfalz'.B19:$'Rheinland Pfalz'.G19]" office:value-type="string" office:string-value="Luckys Luke" calcext:value-type="string">
            <text:p>Luckys Luke</text:p>
          </table:table-cell>
          <table:table-cell table:formula="of:=[$'Rheinland Pfalz'.C19:$'Rheinland Pfalz'.H19]" office:value-type="string" office:string-value="Thomas" calcext:value-type="string">
            <text:p>Thomas</text:p>
          </table:table-cell>
          <table:table-cell table:formula="of:=[$'Rheinland Pfalz'.D19:$'Rheinland Pfalz'.I19]" office:value-type="string" office:string-value="luckys-luke.de" calcext:value-type="string">
            <text:p>luckys-luke.de</text:p>
          </table:table-cell>
          <table:table-cell table:formula="of:=[$'Rheinland Pfalz'.E19:$'Rheinland Pfalz'.J19]" office:value-type="string" office:string-value="thomas@luke.de" calcext:value-type="string">
            <text:p>thomas@luke.de</text:p>
          </table:table-cell>
          <table:table-cell table:formula="of:=[$'Rheinland Pfalz'.F19:$'Rheinland Pfalz'.K19]" office:value-type="float" office:value="0" calcext:value-type="float">
            <text:p>0</text:p>
          </table:table-cell>
          <table:table-cell office:value-type="string" calcext:value-type="string">
            <text:p>Rheinland-Pfalz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Rheinland Pfalz'.A20:$'Rheinland Pfalz'.F20]" office:value-type="string" office:string-value="Koblenz " calcext:value-type="string">
            <text:p>Koblenz </text:p>
          </table:table-cell>
          <table:table-cell table:formula="of:=[$'Rheinland Pfalz'.B20:$'Rheinland Pfalz'.G20]" office:value-type="string" office:string-value="Jam Club" calcext:value-type="string">
            <text:p>Jam Club</text:p>
          </table:table-cell>
          <table:table-cell table:formula="of:=[$'Rheinland Pfalz'.C20:$'Rheinland Pfalz'.H20]" office:value-type="string" office:string-value="Christoph, Hallo Jam" calcext:value-type="string">
            <text:p>Christoph, Hallo Jam</text:p>
          </table:table-cell>
          <table:table-cell table:formula="of:=[$'Rheinland Pfalz'.D20:$'Rheinland Pfalz'.I20]" office:value-type="string" office:string-value="jamnet.de" calcext:value-type="string">
            <text:p>jamnet.de</text:p>
          </table:table-cell>
          <table:table-cell table:formula="of:=[$'Rheinland Pfalz'.E2:$'Rheinland Pfalz'.J2]" office:value-type="string" office:string-value="thomas.schmidt@andernach.de" calcext:value-type="string">
            <text:p>thomas.schmidt@andernach.de</text:p>
          </table:table-cell>
          <table:table-cell table:formula="of:=[$'Rheinland Pfalz'.F20:$'Rheinland Pfalz'.K20]" office:value-type="float" office:value="0" calcext:value-type="float">
            <text:p>0</text:p>
          </table:table-cell>
          <table:table-cell office:value-type="string" calcext:value-type="string">
            <text:p>Rheinland-Pfalz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Rheinland Pfalz'.A21:$'Rheinland Pfalz'.F21]" office:value-type="string" office:string-value="Kaiserslautern" calcext:value-type="string">
            <text:p>Kaiserslautern</text:p>
          </table:table-cell>
          <table:table-cell table:formula="of:=[$'Rheinland Pfalz'.B21:$'Rheinland Pfalz'.G21]" office:value-type="string" office:string-value="Havanna" calcext:value-type="string">
            <text:p>Havanna</text:p>
          </table:table-cell>
          <table:table-cell table:formula="of:=[$'Rheinland Pfalz'.C21:$'Rheinland Pfalz'.H21]" office:value-type="string" office:string-value="Havanna" calcext:value-type="string">
            <text:p>Havanna</text:p>
          </table:table-cell>
          <table:table-cell table:formula="of:=[$'Rheinland Pfalz'.D21:$'Rheinland Pfalz'.I21]" office:value-type="string" office:string-value="facebook.com/Club-Discothek-Havanna-329392487112893" calcext:value-type="string">
            <text:p>facebook.com/Club-Discothek-Havanna-329392487112893</text:p>
          </table:table-cell>
          <table:table-cell table:formula="of:=[$'Rheinland Pfalz'.E21:$'Rheinland Pfalz'.J21]" office:value-type="string" office:string-value="-" calcext:value-type="string">
            <text:p>-</text:p>
          </table:table-cell>
          <table:table-cell table:formula="of:=[$'Rheinland Pfalz'.F21:$'Rheinland Pfalz'.K21]" office:value-type="float" office:value="0" calcext:value-type="float">
            <text:p>0</text:p>
          </table:table-cell>
          <table:table-cell office:value-type="string" calcext:value-type="string">
            <text:p>Rheinland-Pfalz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Hamburg.A2:$Hamburg.F2]" office:value-type="string" office:string-value="Hamburg" calcext:value-type="string">
            <text:p>Hamburg</text:p>
          </table:table-cell>
          <table:table-cell table:formula="of:=[$Hamburg.B2:$Hamburg.G2]" office:value-type="string" office:string-value="Astra Stube" calcext:value-type="string">
            <text:p>Astra Stube</text:p>
          </table:table-cell>
          <table:table-cell table:formula="of:=[$Hamburg.C2:$Hamburg.H2]" office:value-type="string" office:string-value="Astra Stube" calcext:value-type="string">
            <text:p>Astra Stube</text:p>
          </table:table-cell>
          <table:table-cell table:formula="of:=[$Hamburg.D2:$Hamburg.I2]" office:value-type="string" office:string-value="astra-stube.de" calcext:value-type="string">
            <text:p>astra-stube.de</text:p>
          </table:table-cell>
          <table:table-cell table:formula="of:=[$Hamburg.E2:$Hamburg.J2]" office:value-type="string" office:string-value="play@astra-stube.de" calcext:value-type="string">
            <text:p>play@astra-stube.de</text:p>
          </table:table-cell>
          <table:table-cell table:formula="of:=[$Hamburg.F2:$Hamburg.K2]" office:value-type="float" office:value="0" calcext:value-type="float">
            <text:p>0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Hamburg.A3:$Hamburg.F3]" office:value-type="string" office:string-value="Hamburg" calcext:value-type="string">
            <text:p>Hamburg</text:p>
          </table:table-cell>
          <table:table-cell table:formula="of:=[$Hamburg.B3:$Hamburg.G3]" office:value-type="string" office:string-value="Bambi Galore" calcext:value-type="string">
            <text:p>Bambi Galore</text:p>
          </table:table-cell>
          <table:table-cell table:formula="of:=[$Hamburg.C3:$Hamburg.H3]" office:value-type="string" office:string-value="Bambi Galore, Hallo Florian" calcext:value-type="string">
            <text:p>Bambi Galore, Hallo Florian</text:p>
          </table:table-cell>
          <table:table-cell table:formula="of:=[$Hamburg.D3:$Hamburg.I3]" office:value-type="string" office:string-value="bambigalore.de" calcext:value-type="string">
            <text:p>bambigalore.de</text:p>
          </table:table-cell>
          <table:table-cell table:formula="of:=[$Hamburg.E3:$Hamburg.J3]" office:value-type="string" office:string-value="f.holzapfel@kph-hamburg.de" calcext:value-type="string">
            <text:p>f.holzapfel@kph-hamburg.de</text:p>
          </table:table-cell>
          <table:table-cell table:formula="of:=[$Hamburg.F3:$Hamburg.K3]" office:value-type="float" office:value="0" calcext:value-type="float">
            <text:p>0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Hamburg.A4:$Hamburg.F4]" office:value-type="string" office:string-value="Hamburg" calcext:value-type="string">
            <text:p>Hamburg</text:p>
          </table:table-cell>
          <table:table-cell table:formula="of:=[$Hamburg.B4:$Hamburg.G4]" office:value-type="string" office:string-value="Cafe Flop" calcext:value-type="string">
            <text:p>Cafe Flop</text:p>
          </table:table-cell>
          <table:table-cell table:formula="of:=[$Hamburg.C4:$Hamburg.H4]" office:value-type="string" office:string-value="Cafe Flop" calcext:value-type="string">
            <text:p>Cafe Flop</text:p>
          </table:table-cell>
          <table:table-cell table:formula="of:=[$Hamburg.D4:$Hamburg.I4]" office:value-type="string" office:string-value="unserhausev.de" calcext:value-type="string">
            <text:p>unserhausev.de</text:p>
          </table:table-cell>
          <table:table-cell table:formula="of:=[$Hamburg.E4:$Hamburg.J4]" office:value-type="string" office:string-value="booking@unserhausev.de" calcext:value-type="string">
            <text:p>booking@unserhausev.de</text:p>
          </table:table-cell>
          <table:table-cell table:formula="of:=[$Hamburg.F4:$Hamburg.K4]" office:value-type="float" office:value="0" calcext:value-type="float">
            <text:p>0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Hamburg.A5:$Hamburg.F5]" office:value-type="string" office:string-value="Hamburg" calcext:value-type="string">
            <text:p>Hamburg</text:p>
          </table:table-cell>
          <table:table-cell table:formula="of:=[$Hamburg.B5:$Hamburg.G5]" office:value-type="string" office:string-value="Club Molotow" calcext:value-type="string">
            <text:p>Club Molotow</text:p>
          </table:table-cell>
          <table:table-cell table:formula="of:=[$Hamburg.C5:$Hamburg.H5]" office:value-type="string" office:string-value="Molotow" calcext:value-type="string">
            <text:p>Molotow</text:p>
          </table:table-cell>
          <table:table-cell table:formula="of:=[$Hamburg.D5:$Hamburg.I5]" office:value-type="string" office:string-value="molotowclub.com" calcext:value-type="string">
            <text:p>molotowclub.com</text:p>
          </table:table-cell>
          <table:table-cell table:formula="of:=[$Hamburg.E5:$Hamburg.J5]" office:value-type="string" office:string-value="molotow@molotowclub.com" calcext:value-type="string">
            <text:p>molotow@molotowclub.com</text:p>
          </table:table-cell>
          <table:table-cell table:formula="of:=[$Hamburg.F5:$Hamburg.K5]" office:value-type="float" office:value="0" calcext:value-type="float">
            <text:p>0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Hamburg.A6:$Hamburg.F6]" office:value-type="string" office:string-value="Hamburg" calcext:value-type="string">
            <text:p>Hamburg</text:p>
          </table:table-cell>
          <table:table-cell table:formula="of:=[$Hamburg.B6:$Hamburg.G6]" office:value-type="string" office:string-value="Der Clochard" calcext:value-type="string">
            <text:p>Der Clochard</text:p>
          </table:table-cell>
          <table:table-cell table:formula="of:=[$Hamburg.C6:$Hamburg.H6]" office:value-type="string" office:string-value="Clochard" calcext:value-type="string">
            <text:p>Clochard</text:p>
          </table:table-cell>
          <table:table-cell table:formula="of:=[$Hamburg.D6:$Hamburg.I6]" office:value-type="string" office:string-value="clo.lima-city.de" calcext:value-type="string">
            <text:p>clo.lima-city.de</text:p>
          </table:table-cell>
          <table:table-cell table:formula="of:=[$Hamburg.E6:$Hamburg.J6]" office:value-type="string" office:string-value="band@derclochard.de" calcext:value-type="string">
            <text:p>band@derclochard.de</text:p>
          </table:table-cell>
          <table:table-cell table:formula="of:=[$Hamburg.F6:$Hamburg.K6]" office:value-type="float" office:value="0" calcext:value-type="float">
            <text:p>0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Hamburg.A7:$Hamburg.F7]" office:value-type="string" office:string-value="Hamburg" calcext:value-type="string">
            <text:p>Hamburg</text:p>
          </table:table-cell>
          <table:table-cell table:formula="of:=[$Hamburg.B7:$Hamburg.G7]" office:value-type="string" office:string-value="Gängeviertel" calcext:value-type="string">
            <text:p>Gängeviertel</text:p>
          </table:table-cell>
          <table:table-cell table:formula="of:=[$Hamburg.C7:$Hamburg.H7]" office:value-type="string" office:string-value="Gängeviertel" calcext:value-type="string">
            <text:p>Gängeviertel</text:p>
          </table:table-cell>
          <table:table-cell table:formula="of:=[$Hamburg.D7:$Hamburg.I7]" office:value-type="string" office:string-value="facebook.com/gvgoeshc" calcext:value-type="string">
            <text:p>facebook.com/gvgoeshc</text:p>
          </table:table-cell>
          <table:table-cell table:formula="of:=[$Hamburg.E7:$Hamburg.J7]" office:value-type="float" office:value="0" calcext:value-type="float">
            <text:p>0</text:p>
          </table:table-cell>
          <table:table-cell table:formula="of:=[$Hamburg.F7:$Hamburg.K7]" office:value-type="float" office:value="0" calcext:value-type="float">
            <text:p>0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Hamburg.A8:$Hamburg.F8]" office:value-type="string" office:string-value="Hamburg" calcext:value-type="string">
            <text:p>Hamburg</text:p>
          </table:table-cell>
          <table:table-cell table:formula="of:=[$Hamburg.B8:$Hamburg.G8]" office:value-type="string" office:string-value="Pocca Bar" calcext:value-type="string">
            <text:p>Pocca Bar</text:p>
          </table:table-cell>
          <table:table-cell table:formula="of:=[$Hamburg.C8:$Hamburg.H8]" office:value-type="string" office:string-value="Marc" calcext:value-type="string">
            <text:p>Marc</text:p>
          </table:table-cell>
          <table:table-cell table:formula="of:=[$Hamburg.D8:$Hamburg.I8]" office:value-type="string" office:string-value="marc@pocca-bar.com" calcext:value-type="string">
            <text:p>marc@pocca-bar.com</text:p>
          </table:table-cell>
          <table:table-cell table:formula="of:=[$Hamburg.E8:$Hamburg.J8]" office:value-type="string" office:string-value="pooca-bar.com" calcext:value-type="string">
            <text:p>pooca-bar.com</text:p>
          </table:table-cell>
          <table:table-cell table:formula="of:=[$Hamburg.F8:$Hamburg.K8]" office:value-type="float" office:value="0" calcext:value-type="float">
            <text:p>0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Hamburg.A9:$Hamburg.F9]" office:value-type="string" office:string-value="Hamburg" calcext:value-type="string">
            <text:p>Hamburg</text:p>
          </table:table-cell>
          <table:table-cell table:formula="of:=[$Hamburg.B9:$Hamburg.G9]" office:value-type="string" office:string-value="Rock Cafe St. Pauli" calcext:value-type="string">
            <text:p>Rock Cafe St. Pauli</text:p>
          </table:table-cell>
          <table:table-cell table:formula="of:=[$Hamburg.C9:$Hamburg.H9]" office:value-type="string" office:string-value="Rock Cafe" calcext:value-type="string">
            <text:p>Rock Cafe</text:p>
          </table:table-cell>
          <table:table-cell table:formula="of:=[$Hamburg.D9:$Hamburg.I9]" office:value-type="string" office:string-value="rock-cafe-hamburg.de" calcext:value-type="string">
            <text:p>rock-cafe-hamburg.de</text:p>
          </table:table-cell>
          <table:table-cell table:formula="of:=[$Hamburg.E9:$Hamburg.J9]" office:value-type="string" office:string-value="info@rock-cafe-stpauli.de" calcext:value-type="string">
            <text:p>info@rock-cafe-stpauli.de</text:p>
          </table:table-cell>
          <table:table-cell table:formula="of:=[$Hamburg.F9:$Hamburg.K9]" office:value-type="float" office:value="0" calcext:value-type="float">
            <text:p>0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Hamburg.A10:$Hamburg.F10]" office:value-type="string" office:string-value="Hamburg" calcext:value-type="string">
            <text:p>Hamburg</text:p>
          </table:table-cell>
          <table:table-cell table:formula="of:=[$Hamburg.B10:$Hamburg.G10]" office:value-type="string" office:string-value="Zwick" calcext:value-type="string">
            <text:p>Zwick</text:p>
          </table:table-cell>
          <table:table-cell table:formula="of:=[$Hamburg.C10:$Hamburg.H10]" office:value-type="string" office:string-value="Zwick" calcext:value-type="string">
            <text:p>Zwick</text:p>
          </table:table-cell>
          <table:table-cell table:formula="of:=[$Hamburg.D10:$Hamburg.I10]" office:value-type="string" office:string-value="zwick4u.com" calcext:value-type="string">
            <text:p>zwick4u.com</text:p>
          </table:table-cell>
          <table:table-cell table:formula="of:=[$Hamburg.E1:$Hamburg.J1]" office:value-type="string" office:string-value="E-mail Address" calcext:value-type="string">
            <text:p>E-mail Address</text:p>
          </table:table-cell>
          <table:table-cell table:formula="of:=[$Hamburg.F10:$Hamburg.K10]" office:value-type="float" office:value="0" calcext:value-type="float">
            <text:p>0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Hamburg.A11:$Hamburg.F11]" office:value-type="string" office:string-value="Hamburg" calcext:value-type="string">
            <text:p>Hamburg</text:p>
          </table:table-cell>
          <table:table-cell table:formula="of:=[$Hamburg.B11:$Hamburg.G11]" office:value-type="string" office:string-value="Monkeys Music Club" calcext:value-type="string">
            <text:p>Monkeys Music Club</text:p>
          </table:table-cell>
          <table:table-cell table:formula="of:=[$Hamburg.C11:$Hamburg.H11]" office:value-type="string" office:string-value="Monkeys" calcext:value-type="string">
            <text:p>Monkeys</text:p>
          </table:table-cell>
          <table:table-cell table:formula="of:=[$Hamburg.D11:$Hamburg.I11]" office:value-type="string" office:string-value="facebook.com/monkeysclubhamburg" calcext:value-type="string">
            <text:p>facebook.com/monkeysclubhamburg</text:p>
          </table:table-cell>
          <table:table-cell table:formula="of:=[$Hamburg.E11:$Hamburg.J11]" office:value-type="string" office:string-value="info@monkeys-hamburg.de" calcext:value-type="string">
            <text:p>info@monkeys-hamburg.de</text:p>
          </table:table-cell>
          <table:table-cell table:formula="of:=[$Hamburg.F11:$Hamburg.K11]" office:value-type="float" office:value="0" calcext:value-type="float">
            <text:p>0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Hamburg.A12:$Hamburg.F12]" office:value-type="string" office:string-value="Hamburg" calcext:value-type="string">
            <text:p>Hamburg</text:p>
          </table:table-cell>
          <table:table-cell table:formula="of:=[$Hamburg.B12:$Hamburg.G12]" office:value-type="string" office:string-value="Hafenklang" calcext:value-type="string">
            <text:p>Hafenklang</text:p>
          </table:table-cell>
          <table:table-cell table:formula="of:=[$Hamburg.C12:$Hamburg.H12]" office:value-type="string" office:string-value="Hafenklang" calcext:value-type="string">
            <text:p>Hafenklang</text:p>
          </table:table-cell>
          <table:table-cell table:formula="of:=[$Hamburg.D12:$Hamburg.I12]" office:value-type="string" office:string-value="hafenklang.org" calcext:value-type="string">
            <text:p>hafenklang.org</text:p>
          </table:table-cell>
          <table:table-cell table:formula="of:=[$Hamburg.E12:$Hamburg.J12]" office:value-type="float" office:value="0" calcext:value-type="float">
            <text:p>0</text:p>
          </table:table-cell>
          <table:table-cell table:formula="of:=[$Hamburg.F12:$Hamburg.K12]" office:value-type="float" office:value="0" calcext:value-type="float">
            <text:p>0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Hamburg.A13:$Hamburg.F13]" office:value-type="string" office:string-value="Hamburg" calcext:value-type="string">
            <text:p>Hamburg</text:p>
          </table:table-cell>
          <table:table-cell table:formula="of:=[$Hamburg.B13:$Hamburg.G13]" office:value-type="string" office:string-value="Headcrash" calcext:value-type="string">
            <text:p>Headcrash</text:p>
          </table:table-cell>
          <table:table-cell table:formula="of:=[$Hamburg.C13:$Hamburg.H13]" office:value-type="string" office:string-value="Headcrash" calcext:value-type="string">
            <text:p>Headcrash</text:p>
          </table:table-cell>
          <table:table-cell table:formula="of:=[$Hamburg.D13:$Hamburg.I13]" office:value-type="string" office:string-value="headcrash-hamburg.com" calcext:value-type="string">
            <text:p>headcrash-hamburg.com</text:p>
          </table:table-cell>
          <table:table-cell table:formula="of:=[$Hamburg.E13:$Hamburg.J13]" office:value-type="string" office:string-value="community@headcrash.hamburg" calcext:value-type="string">
            <text:p>community@headcrash.hamburg</text:p>
          </table:table-cell>
          <table:table-cell table:formula="of:=[$Hamburg.F13:$Hamburg.K13]" office:value-type="float" office:value="0" calcext:value-type="float">
            <text:p>0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Hamburg.A14:$Hamburg.F14]" office:value-type="string" office:string-value="Hamburg" calcext:value-type="string">
            <text:p>Hamburg</text:p>
          </table:table-cell>
          <table:table-cell table:formula="of:=[$Hamburg.B14:$Hamburg.G14]" office:value-type="string" office:string-value="Bar227" calcext:value-type="string">
            <text:p>Bar227</text:p>
          </table:table-cell>
          <table:table-cell table:formula="of:=[$Hamburg.C14:$Hamburg.H14]" office:value-type="string" office:string-value="Bar227" calcext:value-type="string">
            <text:p>Bar227</text:p>
          </table:table-cell>
          <table:table-cell table:formula="of:=[$Hamburg.D14:$Hamburg.I14]" office:value-type="string" office:string-value="bar227.de" calcext:value-type="string">
            <text:p>bar227.de</text:p>
          </table:table-cell>
          <table:table-cell table:formula="of:=[$Hamburg.E14:$Hamburg.J14]" office:value-type="string" office:string-value="info@bar227.de" calcext:value-type="string">
            <text:p>info@bar227.de</text:p>
          </table:table-cell>
          <table:table-cell table:formula="of:=[$Hamburg.F14:$Hamburg.K14]" office:value-type="float" office:value="0" calcext:value-type="float">
            <text:p>0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Baden Würtemberg'.A2:$'Baden Würtemberg'.F2]" office:value-type="string" office:string-value="Aalen" calcext:value-type="string">
            <text:p>Aalen</text:p>
          </table:table-cell>
          <table:table-cell table:formula="of:=[$'Baden Würtemberg'.B2:$'Baden Würtemberg'.G2]" office:value-type="string" office:string-value="Rock It" calcext:value-type="string">
            <text:p>Rock It</text:p>
          </table:table-cell>
          <table:table-cell table:formula="of:=[$'Baden Würtemberg'.C2:$'Baden Würtemberg'.H2]" office:value-type="string" office:string-value="Rock It" calcext:value-type="string">
            <text:p>Rock It</text:p>
          </table:table-cell>
          <table:table-cell table:formula="of:=[$'Baden Würtemberg'.D2:$'Baden Würtemberg'.I2]" office:value-type="string" office:string-value="rockitaalen.de" calcext:value-type="string">
            <text:p>rockitaalen.de</text:p>
          </table:table-cell>
          <table:table-cell table:formula="of:=[$'Baden Würtemberg'.E2:$'Baden Würtemberg'.J2]" office:value-type="string" office:string-value="rockit@gmx.net" calcext:value-type="string">
            <text:p>rockit@gmx.net</text:p>
          </table:table-cell>
          <table:table-cell table:formula="of:=[$'Baden Würtemberg'.F2:$'Baden Würtemberg'.K2]" office:value-type="float" office:value="0" calcext:value-type="float">
            <text:p>0</text:p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Baden Würtemberg'.A3:$'Baden Würtemberg'.F3]" office:value-type="string" office:string-value="Auggen" calcext:value-type="string">
            <text:p>Auggen</text:p>
          </table:table-cell>
          <table:table-cell table:formula="of:=[$'Baden Würtemberg'.B3:$'Baden Würtemberg'.G3]" office:value-type="string" office:string-value="Raumstation Sternen" calcext:value-type="string">
            <text:p>Raumstation Sternen</text:p>
          </table:table-cell>
          <table:table-cell table:formula="of:=[$'Baden Würtemberg'.C3:$'Baden Würtemberg'.H3]" office:value-type="string" office:string-value="Raumstation" calcext:value-type="string">
            <text:p>Raumstation</text:p>
          </table:table-cell>
          <table:table-cell table:formula="of:=[$'Baden Würtemberg'.D3:$'Baden Würtemberg'.I3]" office:value-type="string" office:string-value="sternengalaxie.de" calcext:value-type="string">
            <text:p>sternengalaxie.de</text:p>
          </table:table-cell>
          <table:table-cell table:formula="of:=[$'Baden Würtemberg'.E3:$'Baden Würtemberg'.J3]" office:value-type="string" office:string-value="sternen-auggen@web.de" calcext:value-type="string">
            <text:p>sternen-auggen@web.de</text:p>
          </table:table-cell>
          <table:table-cell table:formula="of:=[$'Baden Würtemberg'.F3:$'Baden Würtemberg'.K3]" office:value-type="float" office:value="0" calcext:value-type="float">
            <text:p>0</text:p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Baden Würtemberg'.A4:$'Baden Würtemberg'.F4]" office:value-type="string" office:string-value="Backnang" calcext:value-type="string">
            <text:p>Backnang</text:p>
          </table:table-cell>
          <table:table-cell table:formula="of:=[$'Baden Würtemberg'.B4:$'Baden Würtemberg'.G4]" office:value-type="string" office:string-value="Jugendzentrum" calcext:value-type="string">
            <text:p>Jugendzentrum</text:p>
          </table:table-cell>
          <table:table-cell table:formula="of:=[$'Baden Würtemberg'.C4:$'Baden Würtemberg'.H4]" office:value-type="string" office:string-value="Juze" calcext:value-type="string">
            <text:p>Juze</text:p>
          </table:table-cell>
          <table:table-cell table:formula="of:=[$'Baden Würtemberg'.D4:$'Baden Würtemberg'.I4]" office:value-type="string" office:string-value="juzebacknang.com" calcext:value-type="string">
            <text:p>juzebacknang.com</text:p>
          </table:table-cell>
          <table:table-cell table:formula="of:=[$'Baden Würtemberg'.E4:$'Baden Würtemberg'.J4]" office:value-type="string" office:string-value="konzert@juzebacknang.com" calcext:value-type="string">
            <text:p>konzert@juzebacknang.com</text:p>
          </table:table-cell>
          <table:table-cell table:formula="of:=[$'Baden Würtemberg'.F4:$'Baden Würtemberg'.K4]" office:value-type="float" office:value="0" calcext:value-type="float">
            <text:p>0</text:p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Baden Würtemberg'.A5:$'Baden Würtemberg'.F5]" office:value-type="string" office:string-value="Emmendingen" calcext:value-type="string">
            <text:p>Emmendingen</text:p>
          </table:table-cell>
          <table:table-cell table:formula="of:=[$'Baden Würtemberg'.B5:$'Baden Würtemberg'.G5]" office:value-type="string" office:string-value="Juze" calcext:value-type="string">
            <text:p>Juze</text:p>
          </table:table-cell>
          <table:table-cell table:formula="of:=[$'Baden Würtemberg'.C5:$'Baden Würtemberg'.H5]" office:value-type="string" office:string-value="Muhamet" calcext:value-type="string">
            <text:p>Muhamet</text:p>
          </table:table-cell>
          <table:table-cell table:formula="of:=[$'Baden Würtemberg'.D5:$'Baden Würtemberg'.I5]" office:value-type="string" office:string-value="facebook.com/juzeem" calcext:value-type="string">
            <text:p>facebook.com/juzeem</text:p>
          </table:table-cell>
          <table:table-cell table:formula="of:=[$'Baden Würtemberg'.E5:$'Baden Würtemberg'.J5]" office:value-type="string" office:string-value="m.yilmaz@emmendingen.de" calcext:value-type="string">
            <text:p>m.yilmaz@emmendingen.de</text:p>
          </table:table-cell>
          <table:table-cell table:formula="of:=[$'Baden Würtemberg'.F5:$'Baden Würtemberg'.K5]" office:value-type="float" office:value="0" calcext:value-type="float">
            <text:p>0</text:p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Baden Würtemberg'.A6:$'Baden Würtemberg'.F6]" office:value-type="string" office:string-value="Esslingen" calcext:value-type="string">
            <text:p>Esslingen</text:p>
          </table:table-cell>
          <table:table-cell table:formula="of:=[$'Baden Würtemberg'.B6:$'Baden Würtemberg'.G6]" office:value-type="string" office:string-value="Komma" calcext:value-type="string">
            <text:p>Komma</text:p>
          </table:table-cell>
          <table:table-cell table:formula="of:=[$'Baden Würtemberg'.C6:$'Baden Würtemberg'.H6]" office:value-type="string" office:string-value="Komma" calcext:value-type="string">
            <text:p>Komma</text:p>
          </table:table-cell>
          <table:table-cell table:formula="of:=[$'Baden Würtemberg'.D6:$'Baden Würtemberg'.I6]" office:value-type="string" office:string-value="komma.info" calcext:value-type="string">
            <text:p>komma.info</text:p>
          </table:table-cell>
          <table:table-cell table:formula="of:=[$'Baden Würtemberg'.E6:$'Baden Würtemberg'.J6]" office:value-type="string" office:string-value="info@komma.info" calcext:value-type="string">
            <text:p>info@komma.info</text:p>
          </table:table-cell>
          <table:table-cell table:formula="of:=[$'Baden Würtemberg'.F6:$'Baden Würtemberg'.K6]" office:value-type="float" office:value="0" calcext:value-type="float">
            <text:p>0</text:p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Baden Würtemberg'.A7:$'Baden Würtemberg'.F7]" office:value-type="string" office:string-value="Freiburg" calcext:value-type="string">
            <text:p>Freiburg</text:p>
          </table:table-cell>
          <table:table-cell table:formula="of:=[$'Baden Würtemberg'.B7:$'Baden Würtemberg'.G7]" office:value-type="string" office:string-value="Cafe Atlantik" calcext:value-type="string">
            <text:p>Cafe Atlantik</text:p>
          </table:table-cell>
          <table:table-cell table:formula="of:=[$'Baden Würtemberg'.C7:$'Baden Würtemberg'.H7]" office:value-type="string" office:string-value="Cafe Atlantik" calcext:value-type="string">
            <text:p>Cafe Atlantik</text:p>
          </table:table-cell>
          <table:table-cell table:formula="of:=[$'Baden Würtemberg'.D7:$'Baden Würtemberg'.I7]" office:value-type="string" office:string-value="cafe-atlantik.de" calcext:value-type="string">
            <text:p>cafe-atlantik.de</text:p>
          </table:table-cell>
          <table:table-cell table:formula="of:=[$'Baden Würtemberg'.E7:$'Baden Würtemberg'.J7]" office:value-type="string" office:string-value="-" calcext:value-type="string">
            <text:p>-</text:p>
          </table:table-cell>
          <table:table-cell table:formula="of:=[$'Baden Würtemberg'.F7:$'Baden Würtemberg'.K7]" office:value-type="float" office:value="0" calcext:value-type="float">
            <text:p>0</text:p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Baden Würtemberg'.A8:$'Baden Würtemberg'.F8]" office:value-type="string" office:string-value="Freiburg" calcext:value-type="string">
            <text:p>Freiburg</text:p>
          </table:table-cell>
          <table:table-cell table:formula="of:=[$'Baden Würtemberg'.B8:$'Baden Würtemberg'.G8]" office:value-type="string" office:string-value="KTS" calcext:value-type="string">
            <text:p>KTS</text:p>
          </table:table-cell>
          <table:table-cell table:formula="of:=[$'Baden Würtemberg'.C8:$'Baden Würtemberg'.H8]" office:value-type="string" office:string-value="Slacklinecity Shows" calcext:value-type="string">
            <text:p>Slacklinecity Shows</text:p>
          </table:table-cell>
          <table:table-cell table:formula="of:=[$'Baden Würtemberg'.D8:$'Baden Würtemberg'.I8]" office:value-type="string" office:string-value="facebook.com/slhcpunx" calcext:value-type="string">
            <text:p>facebook.com/slhcpunx</text:p>
          </table:table-cell>
          <table:table-cell table:formula="of:=[$'Baden Würtemberg'.E8:$'Baden Würtemberg'.J8]" office:value-type="string" office:string-value="slacklinecityshows@gmx.de" calcext:value-type="string">
            <text:p>slacklinecityshows@gmx.de</text:p>
          </table:table-cell>
          <table:table-cell table:formula="of:=[$'Baden Würtemberg'.F8:$'Baden Würtemberg'.K8]" office:value-type="float" office:value="0" calcext:value-type="float">
            <text:p>0</text:p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Baden Würtemberg'.A9:$'Baden Würtemberg'.F9]" office:value-type="string" office:string-value="Freiburg" calcext:value-type="string">
            <text:p>Freiburg</text:p>
          </table:table-cell>
          <table:table-cell table:formula="of:=[$'Baden Würtemberg'.B9:$'Baden Würtemberg'.G9]" office:value-type="string" office:string-value="White Rabbit" calcext:value-type="string">
            <text:p>White Rabbit</text:p>
          </table:table-cell>
          <table:table-cell table:formula="of:=[$'Baden Würtemberg'.C9:$'Baden Würtemberg'.H9]" office:value-type="string" office:string-value="White Rabbit" calcext:value-type="string">
            <text:p>White Rabbit</text:p>
          </table:table-cell>
          <table:table-cell table:formula="of:=[$'Baden Würtemberg'.D9:$'Baden Würtemberg'.I9]" office:value-type="string" office:string-value="white-rabbit-club.de" calcext:value-type="string">
            <text:p>white-rabbit-club.de</text:p>
          </table:table-cell>
          <table:table-cell table:formula="of:=[$'Baden Würtemberg'.E9:$'Baden Würtemberg'.J9]" office:value-type="string" office:string-value="info@white-rabbit-club.de" calcext:value-type="string">
            <text:p>info@white-rabbit-club.de</text:p>
          </table:table-cell>
          <table:table-cell table:formula="of:=[$'Baden Würtemberg'.F9:$'Baden Würtemberg'.K9]" office:value-type="float" office:value="0" calcext:value-type="float">
            <text:p>0</text:p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Baden Würtemberg'.A10:$'Baden Würtemberg'.F10]" office:value-type="string" office:string-value="Göppingen" calcext:value-type="string">
            <text:p>Göppingen</text:p>
          </table:table-cell>
          <table:table-cell table:formula="of:=[$'Baden Würtemberg'.B10:$'Baden Würtemberg'.G10]" office:value-type="string" office:string-value="Krypta" calcext:value-type="string">
            <text:p>Krypta</text:p>
          </table:table-cell>
          <table:table-cell table:formula="of:=[$'Baden Würtemberg'.C10:$'Baden Würtemberg'.H10]" office:value-type="string" office:string-value="Fabrik Für Kunst Und Kultur" calcext:value-type="string">
            <text:p>Fabrik Für Kunst Und Kultur</text:p>
          </table:table-cell>
          <table:table-cell table:formula="of:=[$'Baden Würtemberg'.D10:$'Baden Würtemberg'.I10]" office:value-type="string" office:string-value="fabrikev.de" calcext:value-type="string">
            <text:p>fabrikev.de</text:p>
          </table:table-cell>
          <table:table-cell table:formula="of:=[$'Baden Würtemberg'.E1:$'Baden Würtemberg'.J1]" office:value-type="string" office:string-value="E-mail Address" calcext:value-type="string">
            <text:p>E-mail Address</text:p>
          </table:table-cell>
          <table:table-cell table:formula="of:=[$'Baden Würtemberg'.F10:$'Baden Würtemberg'.K10]" office:value-type="float" office:value="0" calcext:value-type="float">
            <text:p>0</text:p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Baden Würtemberg'.A11:$'Baden Würtemberg'.F11]" office:value-type="string" office:string-value="Haslach" calcext:value-type="string">
            <text:p>Haslach</text:p>
          </table:table-cell>
          <table:table-cell table:formula="of:=[$'Baden Würtemberg'.B11:$'Baden Würtemberg'.G11]" office:value-type="string" office:string-value="Black Station" calcext:value-type="string">
            <text:p>Black Station</text:p>
          </table:table-cell>
          <table:table-cell table:formula="of:=[$'Baden Würtemberg'.C11:$'Baden Würtemberg'.H11]" office:value-type="string" office:string-value="Blackstation" calcext:value-type="string">
            <text:p>Blackstation</text:p>
          </table:table-cell>
          <table:table-cell table:formula="of:=[$'Baden Würtemberg'.D11:$'Baden Würtemberg'.I11]" office:value-type="string" office:string-value="blackstation218-haslach.de" calcext:value-type="string">
            <text:p>blackstation218-haslach.de</text:p>
          </table:table-cell>
          <table:table-cell table:formula="of:=[$'Baden Würtemberg'.E11:$'Baden Würtemberg'.J11]" office:value-type="string" office:string-value="BRMC-Haslach@web.de" calcext:value-type="string">
            <text:p>BRMC-Haslach@web.de</text:p>
          </table:table-cell>
          <table:table-cell table:formula="of:=[$'Baden Würtemberg'.F11:$'Baden Würtemberg'.K11]" office:value-type="float" office:value="0" calcext:value-type="float">
            <text:p>0</text:p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Baden Würtemberg'.A12:$'Baden Würtemberg'.F12]" office:value-type="string" office:string-value="Haslach" calcext:value-type="string">
            <text:p>Haslach</text:p>
          </table:table-cell>
          <table:table-cell table:formula="of:=[$'Baden Würtemberg'.B12:$'Baden Würtemberg'.G12]" office:value-type="string" office:string-value="Kastenkeller" calcext:value-type="string">
            <text:p>Kastenkeller</text:p>
          </table:table-cell>
          <table:table-cell table:formula="of:=[$'Baden Würtemberg'.C12:$'Baden Würtemberg'.H12]" office:value-type="string" office:string-value="Kastenkeller" calcext:value-type="string">
            <text:p>Kastenkeller</text:p>
          </table:table-cell>
          <table:table-cell table:formula="of:=[$'Baden Würtemberg'.D12:$'Baden Würtemberg'.I12]" office:value-type="string" office:string-value="facebook.com/Kastenkeller" calcext:value-type="string">
            <text:p>facebook.com/Kastenkeller</text:p>
          </table:table-cell>
          <table:table-cell table:formula="of:=[$'Baden Würtemberg'.E12:$'Baden Würtemberg'.J12]" office:value-type="string" office:string-value="-" calcext:value-type="string">
            <text:p>-</text:p>
          </table:table-cell>
          <table:table-cell table:formula="of:=[$'Baden Würtemberg'.F12:$'Baden Würtemberg'.K12]" office:value-type="float" office:value="0" calcext:value-type="float">
            <text:p>0</text:p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Baden Würtemberg'.A13:$'Baden Würtemberg'.F13]" office:value-type="string" office:string-value="Haslach" calcext:value-type="string">
            <text:p>Haslach</text:p>
          </table:table-cell>
          <table:table-cell table:formula="of:=[$'Baden Würtemberg'.B13:$'Baden Würtemberg'.G13]" office:value-type="string" office:string-value="Kastenkeller" calcext:value-type="string">
            <text:p>Kastenkeller</text:p>
          </table:table-cell>
          <table:table-cell table:formula="of:=[$'Baden Würtemberg'.C13:$'Baden Würtemberg'.H13]" office:value-type="string" office:string-value="Kastenkeller" calcext:value-type="string">
            <text:p>Kastenkeller</text:p>
          </table:table-cell>
          <table:table-cell table:formula="of:=[$'Baden Würtemberg'.D13:$'Baden Würtemberg'.I13]" office:value-type="string" office:string-value="facebook.com/Kastenkeller-Konzerte-589542044521875" calcext:value-type="string">
            <text:p>facebook.com/Kastenkeller-Konzerte-589542044521875</text:p>
          </table:table-cell>
          <table:table-cell table:formula="of:=[$'Baden Würtemberg'.E13:$'Baden Würtemberg'.J13]" office:value-type="float" office:value="0" calcext:value-type="float">
            <text:p>0</text:p>
          </table:table-cell>
          <table:table-cell table:formula="of:=[$'Baden Würtemberg'.F13:$'Baden Würtemberg'.K13]" office:value-type="float" office:value="0" calcext:value-type="float">
            <text:p>0</text:p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Baden Würtemberg'.A14:$'Baden Würtemberg'.F14]" office:value-type="string" office:string-value="Herrenberg" calcext:value-type="string">
            <text:p>Herrenberg</text:p>
          </table:table-cell>
          <table:table-cell table:formula="of:=[$'Baden Würtemberg'.B14:$'Baden Würtemberg'.G14]" office:value-type="string" office:string-value="Juha" calcext:value-type="string">
            <text:p>Juha</text:p>
          </table:table-cell>
          <table:table-cell table:formula="of:=[$'Baden Würtemberg'.C14:$'Baden Würtemberg'.H14]" office:value-type="string" office:string-value="Juha" calcext:value-type="string">
            <text:p>Juha</text:p>
          </table:table-cell>
          <table:table-cell table:formula="of:=[$'Baden Würtemberg'.D14:$'Baden Würtemberg'.I14]" office:value-type="string" office:string-value="juha-herrenberg.de" calcext:value-type="string">
            <text:p>juha-herrenberg.de</text:p>
          </table:table-cell>
          <table:table-cell table:formula="of:=[$'Baden Würtemberg'.E14:$'Baden Würtemberg'.J14]" office:value-type="string" office:string-value="-" calcext:value-type="string">
            <text:p>-</text:p>
          </table:table-cell>
          <table:table-cell table:formula="of:=[$'Baden Würtemberg'.F14:$'Baden Würtemberg'.K14]" office:value-type="float" office:value="0" calcext:value-type="float">
            <text:p>0</text:p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Baden Würtemberg'.A15:$'Baden Würtemberg'.F15]" office:value-type="string" office:string-value="Heubach" calcext:value-type="string">
            <text:p>Heubach</text:p>
          </table:table-cell>
          <table:table-cell table:formula="of:=[$'Baden Würtemberg'.B15:$'Baden Würtemberg'.G15]" office:value-type="string" office:string-value="QL Tourraum" calcext:value-type="string">
            <text:p>QL Tourraum</text:p>
          </table:table-cell>
          <table:table-cell table:formula="of:=[$'Baden Würtemberg'.C15:$'Baden Würtemberg'.H15]" office:value-type="string" office:string-value="QL Tourraum" calcext:value-type="string">
            <text:p>QL Tourraum</text:p>
          </table:table-cell>
          <table:table-cell table:formula="of:=[$'Baden Würtemberg'.D15:$'Baden Würtemberg'.I15]" office:value-type="string" office:string-value="qltourraum.de" calcext:value-type="string">
            <text:p>qltourraum.de</text:p>
          </table:table-cell>
          <table:table-cell table:formula="of:=[$'Baden Würtemberg'.E15:$'Baden Würtemberg'.J15]" office:value-type="string" office:string-value="info@QLTourRaum.de" calcext:value-type="string">
            <text:p>info@QLTourRaum.de</text:p>
          </table:table-cell>
          <table:table-cell table:formula="of:=[$'Baden Würtemberg'.F15:$'Baden Würtemberg'.K15]" office:value-type="float" office:value="0" calcext:value-type="float">
            <text:p>0</text:p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Baden Würtemberg'.A16:$'Baden Würtemberg'.F16]" office:value-type="string" office:string-value="Heuchlingen" calcext:value-type="string">
            <text:p>Heuchlingen</text:p>
          </table:table-cell>
          <table:table-cell table:formula="of:=[$'Baden Würtemberg'.B16:$'Baden Würtemberg'.G16]" office:value-type="string" office:string-value="Schlicker" calcext:value-type="string">
            <text:p>Schlicker</text:p>
          </table:table-cell>
          <table:table-cell table:formula="of:=[$'Baden Würtemberg'.C16:$'Baden Würtemberg'.H16]" office:value-type="string" office:string-value="Schlicker" calcext:value-type="string">
            <text:p>Schlicker</text:p>
          </table:table-cell>
          <table:table-cell table:formula="of:=[$'Baden Würtemberg'.D16:$'Baden Würtemberg'.I16]" office:value-type="string" office:string-value="schlicker-heuchlingen.de" calcext:value-type="string">
            <text:p>schlicker-heuchlingen.de</text:p>
          </table:table-cell>
          <table:table-cell table:formula="of:=[$'Baden Würtemberg'.E16:$'Baden Würtemberg'.J16]" office:value-type="string" office:string-value="info@schlicker-heuchlingen.de" calcext:value-type="string">
            <text:p>info@schlicker-heuchlingen.de</text:p>
          </table:table-cell>
          <table:table-cell table:formula="of:=[$'Baden Würtemberg'.F16:$'Baden Würtemberg'.K16]" office:value-type="float" office:value="0" calcext:value-type="float">
            <text:p>0</text:p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Baden Würtemberg'.A17:$'Baden Würtemberg'.F17]" office:value-type="string" office:string-value="Isny" calcext:value-type="string">
            <text:p>Isny</text:p>
          </table:table-cell>
          <table:table-cell table:formula="of:=[$'Baden Würtemberg'.B17:$'Baden Würtemberg'.G17]" office:value-type="string" office:string-value="Juz" calcext:value-type="string">
            <text:p>Juz</text:p>
          </table:table-cell>
          <table:table-cell table:formula="of:=[$'Baden Würtemberg'.C17:$'Baden Würtemberg'.H17]" office:value-type="string" office:string-value="Juze Go In" calcext:value-type="string">
            <text:p>Juze Go In</text:p>
          </table:table-cell>
          <table:table-cell table:formula="of:=[$'Baden Würtemberg'.D17:$'Baden Würtemberg'.I17]" office:value-type="string" office:string-value="juze-goin-isny.de" calcext:value-type="string">
            <text:p>juze-goin-isny.de</text:p>
          </table:table-cell>
          <table:table-cell table:formula="of:=[$'Baden Würtemberg'.E17:$'Baden Würtemberg'.J17]" office:value-type="string" office:string-value="konzerte@juze-goin-isny.de" calcext:value-type="string">
            <text:p>konzerte@juze-goin-isny.de</text:p>
          </table:table-cell>
          <table:table-cell table:formula="of:=[$'Baden Würtemberg'.F17:$'Baden Würtemberg'.K17]" office:value-type="float" office:value="0" calcext:value-type="float">
            <text:p>0</text:p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Baden Würtemberg'.A18:$'Baden Würtemberg'.F18]" office:value-type="string" office:string-value="Karlsruhe" calcext:value-type="string">
            <text:p>Karlsruhe</text:p>
          </table:table-cell>
          <table:table-cell table:formula="of:=[$'Baden Würtemberg'.B18:$'Baden Würtemberg'.G18]" office:value-type="string" office:string-value="AKK" calcext:value-type="string">
            <text:p>AKK</text:p>
          </table:table-cell>
          <table:table-cell table:formula="of:=[$'Baden Würtemberg'.C18:$'Baden Würtemberg'.H18]" office:value-type="string" office:string-value="AKK Karlsruhe" calcext:value-type="string">
            <text:p>AKK Karlsruhe</text:p>
          </table:table-cell>
          <table:table-cell table:formula="of:=[$'Baden Würtemberg'.D18:$'Baden Würtemberg'.I18]" office:value-type="string" office:string-value="akk.org" calcext:value-type="string">
            <text:p>akk.org</text:p>
          </table:table-cell>
          <table:table-cell table:formula="of:=[$'Baden Würtemberg'.E18:$'Baden Würtemberg'.J18]" office:value-type="string" office:string-value="akk@akk.org" calcext:value-type="string">
            <text:p>akk@akk.org</text:p>
          </table:table-cell>
          <table:table-cell table:formula="of:=[$'Baden Würtemberg'.F18:$'Baden Würtemberg'.K18]" office:value-type="float" office:value="0" calcext:value-type="float">
            <text:p>0</text:p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Baden Würtemberg'.A19:$'Baden Würtemberg'.F19]" office:value-type="string" office:string-value="Karlsruhe" calcext:value-type="string">
            <text:p>Karlsruhe</text:p>
          </table:table-cell>
          <table:table-cell table:formula="of:=[$'Baden Würtemberg'.B19:$'Baden Würtemberg'.G19]" office:value-type="string" office:string-value="Alte Hackerei" calcext:value-type="string">
            <text:p>Alte Hackerei</text:p>
          </table:table-cell>
          <table:table-cell table:formula="of:=[$'Baden Würtemberg'.C19:$'Baden Würtemberg'.H19]" office:value-type="string" office:string-value="Alte Hackerei" calcext:value-type="string">
            <text:p>Alte Hackerei</text:p>
          </table:table-cell>
          <table:table-cell table:formula="of:=[$'Baden Würtemberg'.D19:$'Baden Würtemberg'.I19]" office:value-type="string" office:string-value="altehackerei.de" calcext:value-type="string">
            <text:p>altehackerei.de</text:p>
          </table:table-cell>
          <table:table-cell table:formula="of:=[$'Baden Würtemberg'.E19:$'Baden Würtemberg'.J19]" office:value-type="string" office:string-value="plueschbert@web.de" calcext:value-type="string">
            <text:p>plueschbert@web.de</text:p>
          </table:table-cell>
          <table:table-cell table:formula="of:=[$'Baden Würtemberg'.F19:$'Baden Würtemberg'.K19]" office:value-type="float" office:value="0" calcext:value-type="float">
            <text:p>0</text:p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Baden Würtemberg'.A20:$'Baden Würtemberg'.F20]" office:value-type="string" office:string-value="Karlsruhe" calcext:value-type="string">
            <text:p>Karlsruhe</text:p>
          </table:table-cell>
          <table:table-cell table:formula="of:=[$'Baden Würtemberg'.B20:$'Baden Würtemberg'.G20]" office:value-type="string" office:string-value="Alte Hackerei" calcext:value-type="string">
            <text:p>Alte Hackerei</text:p>
          </table:table-cell>
          <table:table-cell table:formula="of:=[$'Baden Würtemberg'.C20:$'Baden Würtemberg'.H20]" office:value-type="string" office:string-value="Alte Hackerei" calcext:value-type="string">
            <text:p>Alte Hackerei</text:p>
          </table:table-cell>
          <table:table-cell table:formula="of:=[$'Baden Würtemberg'.D20:$'Baden Würtemberg'.I20]" office:value-type="string" office:string-value="altehackerei.de" calcext:value-type="string">
            <text:p>altehackerei.de</text:p>
          </table:table-cell>
          <table:table-cell table:formula="of:=[$'Baden Würtemberg'.E2:$'Baden Würtemberg'.J2]" office:value-type="string" office:string-value="rockit@gmx.net" calcext:value-type="string">
            <text:p>rockit@gmx.net</text:p>
          </table:table-cell>
          <table:table-cell table:formula="of:=[$'Baden Würtemberg'.F20:$'Baden Würtemberg'.K20]" office:value-type="float" office:value="0" calcext:value-type="float">
            <text:p>0</text:p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Baden Würtemberg'.A21:$'Baden Würtemberg'.F21]" office:value-type="string" office:string-value="Karlsruhe" calcext:value-type="string">
            <text:p>Karlsruhe</text:p>
          </table:table-cell>
          <table:table-cell table:formula="of:=[$'Baden Würtemberg'.B21:$'Baden Würtemberg'.G21]" office:value-type="string" office:string-value="Die Stadtmitte" calcext:value-type="string">
            <text:p>Die Stadtmitte</text:p>
          </table:table-cell>
          <table:table-cell table:formula="of:=[$'Baden Würtemberg'.C21:$'Baden Würtemberg'.H21]" office:value-type="string" office:string-value="Stadtmitte" calcext:value-type="string">
            <text:p>Stadtmitte</text:p>
          </table:table-cell>
          <table:table-cell table:formula="of:=[$'Baden Würtemberg'.D21:$'Baden Würtemberg'.I21]" office:value-type="string" office:string-value="die-stadtmitte.de" calcext:value-type="string">
            <text:p>die-stadtmitte.de</text:p>
          </table:table-cell>
          <table:table-cell table:formula="of:=[$'Baden Würtemberg'.E21:$'Baden Würtemberg'.J21]" office:value-type="string" office:string-value="booking@die-stadtmitte.de" calcext:value-type="string">
            <text:p>booking@die-stadtmitte.de</text:p>
          </table:table-cell>
          <table:table-cell table:formula="of:=[$'Baden Würtemberg'.F21:$'Baden Würtemberg'.K21]" office:value-type="float" office:value="0" calcext:value-type="float">
            <text:p>0</text:p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Baden Würtemberg'.A22:$'Baden Würtemberg'.F22]" office:value-type="string" office:string-value="Karlsruhe" calcext:value-type="string">
            <text:p>Karlsruhe</text:p>
          </table:table-cell>
          <table:table-cell table:formula="of:=[$'Baden Würtemberg'.B22:$'Baden Würtemberg'.G22]" office:value-type="string" office:string-value="Substage" calcext:value-type="string">
            <text:p>Substage</text:p>
          </table:table-cell>
          <table:table-cell table:formula="of:=[$'Baden Würtemberg'.C22:$'Baden Würtemberg'.H22]" office:value-type="string" office:string-value="Substage" calcext:value-type="string">
            <text:p>Substage</text:p>
          </table:table-cell>
          <table:table-cell table:formula="of:=[$'Baden Würtemberg'.D22:$'Baden Würtemberg'.I22]" office:value-type="float" office:value="0" calcext:value-type="float">
            <text:p>0</text:p>
          </table:table-cell>
          <table:table-cell table:formula="of:=[$'Baden Würtemberg'.E22:$'Baden Würtemberg'.J22]" office:value-type="float" office:value="0" calcext:value-type="float">
            <text:p>0</text:p>
          </table:table-cell>
          <table:table-cell table:formula="of:=[$'Baden Würtemberg'.F22:$'Baden Würtemberg'.K22]" office:value-type="float" office:value="0" calcext:value-type="float">
            <text:p>0</text:p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Baden Würtemberg'.A23:$'Baden Würtemberg'.F23]" office:value-type="string" office:string-value="Karlsruhe" calcext:value-type="string">
            <text:p>Karlsruhe</text:p>
          </table:table-cell>
          <table:table-cell table:formula="of:=[$'Baden Würtemberg'.B23:$'Baden Würtemberg'.G23]" office:value-type="string" office:string-value="Z10" calcext:value-type="string">
            <text:p>Z10</text:p>
          </table:table-cell>
          <table:table-cell table:formula="of:=[$'Baden Würtemberg'.C23:$'Baden Würtemberg'.H23]" office:value-type="string" office:string-value="Z10" calcext:value-type="string">
            <text:p>Z10</text:p>
          </table:table-cell>
          <table:table-cell table:formula="of:=[$'Baden Würtemberg'.D23:$'Baden Würtemberg'.I23]" office:value-type="string" office:string-value="z10.info" calcext:value-type="string">
            <text:p>z10.info</text:p>
          </table:table-cell>
          <table:table-cell table:formula="of:=[$'Baden Würtemberg'.E23:$'Baden Würtemberg'.J23]" office:value-type="string" office:string-value="kultur@z10.info" calcext:value-type="string">
            <text:p>kultur@z10.info</text:p>
          </table:table-cell>
          <table:table-cell table:formula="of:=[$'Baden Würtemberg'.F23:$'Baden Würtemberg'.K23]" office:value-type="float" office:value="0" calcext:value-type="float">
            <text:p>0</text:p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Baden Würtemberg'.A24:$'Baden Würtemberg'.F24]" office:value-type="string" office:string-value="Karlsruhe" calcext:value-type="string">
            <text:p>Karlsruhe</text:p>
          </table:table-cell>
          <table:table-cell table:formula="of:=[$'Baden Würtemberg'.B24:$'Baden Würtemberg'.G24]" office:value-type="string" office:string-value="Jubez" calcext:value-type="string">
            <text:p>Jubez</text:p>
          </table:table-cell>
          <table:table-cell table:formula="of:=[$'Baden Würtemberg'.C24:$'Baden Würtemberg'.H24]" office:value-type="string" office:string-value="Chris" calcext:value-type="string">
            <text:p>Chris</text:p>
          </table:table-cell>
          <table:table-cell table:formula="of:=[$'Baden Würtemberg'.D24:$'Baden Würtemberg'.I24]" office:value-type="string" office:string-value="jubez.de" calcext:value-type="string">
            <text:p>jubez.de</text:p>
          </table:table-cell>
          <table:table-cell table:formula="of:=[$'Baden Würtemberg'.E24:$'Baden Würtemberg'.J24]" office:value-type="string" office:string-value="c.marmann@stja.de" calcext:value-type="string">
            <text:p>c.marmann@stja.de</text:p>
          </table:table-cell>
          <table:table-cell table:formula="of:=[$'Baden Würtemberg'.F24:$'Baden Würtemberg'.K24]" office:value-type="float" office:value="0" calcext:value-type="float">
            <text:p>0</text:p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Baden Würtemberg'.A25:$'Baden Würtemberg'.F25]" office:value-type="string" office:string-value="Kehl" calcext:value-type="string">
            <text:p>Kehl</text:p>
          </table:table-cell>
          <table:table-cell table:formula="of:=[$'Baden Würtemberg'.B25:$'Baden Würtemberg'.G25]" office:value-type="string" office:string-value="Juke St. Nepomuk" calcext:value-type="string">
            <text:p>Juke St. Nepomuk</text:p>
          </table:table-cell>
          <table:table-cell table:formula="of:=[$'Baden Würtemberg'.C25:$'Baden Würtemberg'.H25]" office:value-type="string" office:string-value="Heiko" calcext:value-type="string">
            <text:p>Heiko</text:p>
          </table:table-cell>
          <table:table-cell table:formula="of:=[$'Baden Würtemberg'.D25:$'Baden Würtemberg'.I25]" office:value-type="string" office:string-value="juke-st-nepomuk.de" calcext:value-type="string">
            <text:p>juke-st-nepomuk.de</text:p>
          </table:table-cell>
          <table:table-cell table:formula="of:=[$'Baden Würtemberg'.E25:$'Baden Würtemberg'.J25]" office:value-type="string" office:string-value="info@juke-kehl.de" calcext:value-type="string">
            <text:p>info@juke-kehl.de</text:p>
          </table:table-cell>
          <table:table-cell table:formula="of:=[$'Baden Würtemberg'.F25:$'Baden Würtemberg'.K25]" office:value-type="float" office:value="0" calcext:value-type="float">
            <text:p>0</text:p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Baden Würtemberg'.A26:$'Baden Würtemberg'.F26]" office:value-type="string" office:string-value="Kisslegg" calcext:value-type="string">
            <text:p>Kisslegg</text:p>
          </table:table-cell>
          <table:table-cell table:formula="of:=[$'Baden Würtemberg'.B26:$'Baden Würtemberg'.G26]" office:value-type="string" office:string-value="Juze Spatz" calcext:value-type="string">
            <text:p>Juze Spatz</text:p>
          </table:table-cell>
          <table:table-cell table:formula="of:=[$'Baden Würtemberg'.C26:$'Baden Würtemberg'.H26]" office:value-type="string" office:string-value="Juze Spatz" calcext:value-type="string">
            <text:p>Juze Spatz</text:p>
          </table:table-cell>
          <table:table-cell table:formula="of:=[$'Baden Würtemberg'.D26:$'Baden Würtemberg'.I26]" office:value-type="string" office:string-value="juze-spatz.de" calcext:value-type="string">
            <text:p>juze-spatz.de</text:p>
          </table:table-cell>
          <table:table-cell table:formula="of:=[$'Baden Würtemberg'.E26:$'Baden Würtemberg'.J26]" office:value-type="string" office:string-value="konzerte@juze-spatz.de" calcext:value-type="string">
            <text:p>konzerte@juze-spatz.de</text:p>
          </table:table-cell>
          <table:table-cell table:formula="of:=[$'Baden Würtemberg'.F26:$'Baden Würtemberg'.K26]" office:value-type="float" office:value="0" calcext:value-type="float">
            <text:p>0</text:p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Baden Würtemberg'.A27:$'Baden Würtemberg'.F27]" office:value-type="string" office:string-value="Lahr" calcext:value-type="string">
            <text:p>Lahr</text:p>
          </table:table-cell>
          <table:table-cell table:formula="of:=[$'Baden Würtemberg'.B27:$'Baden Würtemberg'.G27]" office:value-type="string" office:string-value="Schlachthof" calcext:value-type="string">
            <text:p>Schlachthof</text:p>
          </table:table-cell>
          <table:table-cell table:formula="of:=[$'Baden Würtemberg'.C27:$'Baden Würtemberg'.H27]" office:value-type="string" office:string-value="Rockwerkstatt" calcext:value-type="string">
            <text:p>Rockwerkstatt</text:p>
          </table:table-cell>
          <table:table-cell table:formula="of:=[$'Baden Würtemberg'.D27:$'Baden Würtemberg'.I27]" office:value-type="string" office:string-value="schlachthof-lahr.de" calcext:value-type="string">
            <text:p>schlachthof-lahr.de</text:p>
          </table:table-cell>
          <table:table-cell table:formula="of:=[$'Baden Würtemberg'.E27:$'Baden Würtemberg'.J27]" office:value-type="string" office:string-value="info@rockwerkstatt.de" calcext:value-type="string">
            <text:p>info@rockwerkstatt.de</text:p>
          </table:table-cell>
          <table:table-cell table:formula="of:=[$'Baden Würtemberg'.F27:$'Baden Würtemberg'.K27]" office:value-type="float" office:value="0" calcext:value-type="float">
            <text:p>0</text:p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Baden Würtemberg'.A28:$'Baden Würtemberg'.F28]" office:value-type="string" office:string-value="Langenau" calcext:value-type="string">
            <text:p>Langenau</text:p>
          </table:table-cell>
          <table:table-cell table:formula="of:=[$'Baden Würtemberg'.B28:$'Baden Würtemberg'.G28]" office:value-type="string" office:string-value="Kaoskeller" calcext:value-type="string">
            <text:p>Kaoskeller</text:p>
          </table:table-cell>
          <table:table-cell table:formula="of:=[$'Baden Würtemberg'.C28:$'Baden Würtemberg'.H28]" office:value-type="string" office:string-value="Kaoskeller" calcext:value-type="string">
            <text:p>Kaoskeller</text:p>
          </table:table-cell>
          <table:table-cell table:formula="of:=[$'Baden Würtemberg'.D28:$'Baden Würtemberg'.I28]" office:value-type="float" office:value="0" calcext:value-type="float">
            <text:p>0</text:p>
          </table:table-cell>
          <table:table-cell table:formula="of:=[$'Baden Würtemberg'.E28:$'Baden Würtemberg'.J28]" office:value-type="string" office:string-value="info@jugendzentrum-langenau.de" calcext:value-type="string">
            <text:p>info@jugendzentrum-langenau.de</text:p>
          </table:table-cell>
          <table:table-cell table:formula="of:=[$'Baden Würtemberg'.F28:$'Baden Würtemberg'.K28]" office:value-type="float" office:value="0" calcext:value-type="float">
            <text:p>0</text:p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Baden Würtemberg'.A29:$'Baden Würtemberg'.F29]" office:value-type="string" office:string-value="Leonberg" calcext:value-type="string">
            <text:p>Leonberg</text:p>
          </table:table-cell>
          <table:table-cell table:formula="of:=[$'Baden Würtemberg'.B29:$'Baden Würtemberg'.G29]" office:value-type="string" office:string-value="Beatbaracke" calcext:value-type="string">
            <text:p>Beatbaracke</text:p>
          </table:table-cell>
          <table:table-cell table:formula="of:=[$'Baden Würtemberg'.C29:$'Baden Würtemberg'.H29]" office:value-type="string" office:string-value="Beatbaracke" calcext:value-type="string">
            <text:p>Beatbaracke</text:p>
          </table:table-cell>
          <table:table-cell table:formula="of:=[$'Baden Würtemberg'.D29:$'Baden Würtemberg'.I29]" office:value-type="string" office:string-value="jhleonberg.de" calcext:value-type="string">
            <text:p>jhleonberg.de</text:p>
          </table:table-cell>
          <table:table-cell table:formula="of:=[$'Baden Würtemberg'.E29:$'Baden Würtemberg'.J29]" office:value-type="string" office:string-value="info@jhleonberg.de" calcext:value-type="string">
            <text:p>info@jhleonberg.de</text:p>
          </table:table-cell>
          <table:table-cell table:formula="of:=[$'Baden Würtemberg'.F29:$'Baden Würtemberg'.K29]" office:value-type="float" office:value="0" calcext:value-type="float">
            <text:p>0</text:p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Baden Würtemberg'.A30:$'Baden Würtemberg'.F30]" office:value-type="string" office:string-value="Leutkirch im Allgäu" calcext:value-type="string">
            <text:p>Leutkirch im Allgäu</text:p>
          </table:table-cell>
          <table:table-cell table:formula="of:=[$'Baden Würtemberg'.B30:$'Baden Würtemberg'.G30]" office:value-type="string" office:string-value="Jugendhaus" calcext:value-type="string">
            <text:p>Jugendhaus</text:p>
          </table:table-cell>
          <table:table-cell table:formula="of:=[$'Baden Würtemberg'.C30:$'Baden Würtemberg'.H30]" office:value-type="string" office:string-value="Jugendhaus" calcext:value-type="string">
            <text:p>Jugendhaus</text:p>
          </table:table-cell>
          <table:table-cell table:formula="of:=[$'Baden Würtemberg'.D30:$'Baden Würtemberg'.I30]" office:value-type="string" office:string-value="jugendhaus-leutkirch.de" calcext:value-type="string">
            <text:p>jugendhaus-leutkirch.de</text:p>
          </table:table-cell>
          <table:table-cell table:formula="of:=[$'Baden Würtemberg'.E3:$'Baden Würtemberg'.J3]" office:value-type="string" office:string-value="sternen-auggen@web.de" calcext:value-type="string">
            <text:p>sternen-auggen@web.de</text:p>
          </table:table-cell>
          <table:table-cell table:formula="of:=[$'Baden Würtemberg'.F30:$'Baden Würtemberg'.K30]" office:value-type="float" office:value="0" calcext:value-type="float">
            <text:p>0</text:p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Baden Würtemberg'.A31:$'Baden Würtemberg'.F31]" office:value-type="string" office:string-value="Lörrach" calcext:value-type="string">
            <text:p>Lörrach</text:p>
          </table:table-cell>
          <table:table-cell table:formula="of:=[$'Baden Würtemberg'.B31:$'Baden Würtemberg'.G31]" office:value-type="string" office:string-value="Altes Wasserwerk" calcext:value-type="string">
            <text:p>Altes Wasserwerk</text:p>
          </table:table-cell>
          <table:table-cell table:formula="of:=[$'Baden Würtemberg'.C31:$'Baden Würtemberg'.H31]" office:value-type="string" office:string-value="Hallo Jürgen, Hallo Altes Wasserwerk" calcext:value-type="string">
            <text:p>Hallo Jürgen, Hallo Altes Wasserwerk</text:p>
          </table:table-cell>
          <table:table-cell table:formula="of:=[$'Baden Würtemberg'.D31:$'Baden Würtemberg'.I31]" office:value-type="string" office:string-value="alteswasserwerk.de" calcext:value-type="string">
            <text:p>alteswasserwerk.de</text:p>
          </table:table-cell>
          <table:table-cell table:formula="of:=[$'Baden Würtemberg'.E31:$'Baden Würtemberg'.J31]" office:value-type="string" office:string-value="juergen.hamel@gmail.com" calcext:value-type="string">
            <text:p>juergen.hamel@gmail.com</text:p>
          </table:table-cell>
          <table:table-cell table:formula="of:=[$'Baden Würtemberg'.F31:$'Baden Würtemberg'.K31]" office:value-type="float" office:value="0" calcext:value-type="float">
            <text:p>0</text:p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Baden Würtemberg'.A32:$'Baden Würtemberg'.F32]" office:value-type="string" office:string-value="Lörrach" calcext:value-type="string">
            <text:p>Lörrach</text:p>
          </table:table-cell>
          <table:table-cell table:formula="of:=[$'Baden Würtemberg'.B32:$'Baden Würtemberg'.G32]" office:value-type="string" office:string-value="Altes Wasserwerk" calcext:value-type="string">
            <text:p>Altes Wasserwerk</text:p>
          </table:table-cell>
          <table:table-cell table:formula="of:=[$'Baden Würtemberg'.C32:$'Baden Würtemberg'.H32]" office:value-type="string" office:string-value="Hallo Manuel, Hallo Altes Wasserwerk" calcext:value-type="string">
            <text:p>Hallo Manuel, Hallo Altes Wasserwerk</text:p>
          </table:table-cell>
          <table:table-cell table:formula="of:=[$'Baden Würtemberg'.D32:$'Baden Würtemberg'.I32]" office:value-type="string" office:string-value="alteswasserwerk.de" calcext:value-type="string">
            <text:p>alteswasserwerk.de</text:p>
          </table:table-cell>
          <table:table-cell table:formula="of:=[$'Baden Würtemberg'.E32:$'Baden Würtemberg'.J32]" office:value-type="string" office:string-value="manuel.wegner80@gmail.com" calcext:value-type="string">
            <text:p>manuel.wegner80@gmail.com</text:p>
          </table:table-cell>
          <table:table-cell table:formula="of:=[$'Baden Würtemberg'.F32:$'Baden Würtemberg'.K32]" office:value-type="float" office:value="0" calcext:value-type="float">
            <text:p>0</text:p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Baden Würtemberg'.A33:$'Baden Würtemberg'.F33]" office:value-type="string" office:string-value="Lörrach" calcext:value-type="string">
            <text:p>Lörrach</text:p>
          </table:table-cell>
          <table:table-cell table:formula="of:=[$'Baden Würtemberg'.B33:$'Baden Würtemberg'.G33]" office:value-type="string" office:string-value="Metalcafe" calcext:value-type="string">
            <text:p>Metalcafe</text:p>
          </table:table-cell>
          <table:table-cell table:formula="of:=[$'Baden Würtemberg'.C33:$'Baden Würtemberg'.H33]" office:value-type="string" office:string-value="Metal Maniacs" calcext:value-type="string">
            <text:p>Metal Maniacs</text:p>
          </table:table-cell>
          <table:table-cell table:formula="of:=[$'Baden Würtemberg'.D33:$'Baden Würtemberg'.I33]" office:value-type="string" office:string-value="metal-maniacs.eu" calcext:value-type="string">
            <text:p>metal-maniacs.eu</text:p>
          </table:table-cell>
          <table:table-cell table:formula="of:=[$'Baden Würtemberg'.E33:$'Baden Würtemberg'.J33]" office:value-type="string" office:string-value="contact@metal-maniacs.eu" calcext:value-type="string">
            <text:p>contact@metal-maniacs.eu</text:p>
          </table:table-cell>
          <table:table-cell table:formula="of:=[$'Baden Würtemberg'.F33:$'Baden Würtemberg'.K33]" office:value-type="float" office:value="0" calcext:value-type="float">
            <text:p>0</text:p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Baden Würtemberg'.A34:$'Baden Würtemberg'.F34]" office:value-type="string" office:string-value="Ludwigsburg" calcext:value-type="string">
            <text:p>Ludwigsburg</text:p>
          </table:table-cell>
          <table:table-cell table:formula="of:=[$'Baden Würtemberg'.B34:$'Baden Würtemberg'.G34]" office:value-type="string" office:string-value="Villa" calcext:value-type="string">
            <text:p>Villa</text:p>
          </table:table-cell>
          <table:table-cell table:formula="of:=[$'Baden Würtemberg'.C34:$'Baden Würtemberg'.H34]" office:value-type="string" office:string-value="Villa" calcext:value-type="string">
            <text:p>Villa</text:p>
          </table:table-cell>
          <table:table-cell table:formula="of:=[$'Baden Würtemberg'.D34:$'Baden Würtemberg'.I34]" office:value-type="string" office:string-value="facebook.com/grunzev" calcext:value-type="string">
            <text:p>facebook.com/grunzev</text:p>
          </table:table-cell>
          <table:table-cell table:formula="of:=[$'Baden Würtemberg'.E34:$'Baden Würtemberg'.J34]" office:value-type="string" office:string-value="-" calcext:value-type="string">
            <text:p>-</text:p>
          </table:table-cell>
          <table:table-cell table:formula="of:=[$'Baden Würtemberg'.F34:$'Baden Würtemberg'.K34]" office:value-type="float" office:value="0" calcext:value-type="float">
            <text:p>0</text:p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Baden Würtemberg'.A35:$'Baden Würtemberg'.F35]" office:value-type="string" office:string-value="Mannheim" calcext:value-type="string">
            <text:p>Mannheim</text:p>
          </table:table-cell>
          <table:table-cell table:formula="of:=[$'Baden Würtemberg'.B35:$'Baden Würtemberg'.G35]" office:value-type="string" office:string-value="Jugendhaus Waldpforte" calcext:value-type="string">
            <text:p>Jugendhaus Waldpforte</text:p>
          </table:table-cell>
          <table:table-cell table:formula="of:=[$'Baden Würtemberg'.C35:$'Baden Würtemberg'.H35]" office:value-type="string" office:string-value="Herr Camilotto" calcext:value-type="string">
            <text:p>Herr Camilotto</text:p>
          </table:table-cell>
          <table:table-cell table:formula="of:=[$'Baden Würtemberg'.D35:$'Baden Würtemberg'.I35]" office:value-type="string" office:string-value="waldpforte.majo.de" calcext:value-type="string">
            <text:p>waldpforte.majo.de</text:p>
          </table:table-cell>
          <table:table-cell table:formula="of:=[$'Baden Würtemberg'.E35:$'Baden Würtemberg'.J35]" office:value-type="string" office:string-value="dieter.camilotto@mannheim.de" calcext:value-type="string">
            <text:p>dieter.camilotto@mannheim.de</text:p>
          </table:table-cell>
          <table:table-cell table:formula="of:=[$'Baden Würtemberg'.F35:$'Baden Würtemberg'.K35]" office:value-type="float" office:value="0" calcext:value-type="float">
            <text:p>0</text:p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Baden Würtemberg'.A36:$'Baden Würtemberg'.F36]" office:value-type="string" office:string-value="Mannheim" calcext:value-type="string">
            <text:p>Mannheim</text:p>
          </table:table-cell>
          <table:table-cell table:formula="of:=[$'Baden Würtemberg'.B36:$'Baden Würtemberg'.G36]" office:value-type="string" office:string-value="Jugendhaus Waldpforte" calcext:value-type="string">
            <text:p>Jugendhaus Waldpforte</text:p>
          </table:table-cell>
          <table:table-cell table:formula="of:=[$'Baden Würtemberg'.C36:$'Baden Würtemberg'.H36]" office:value-type="string" office:string-value="Niklas" calcext:value-type="string">
            <text:p>Niklas</text:p>
          </table:table-cell>
          <table:table-cell table:formula="of:=[$'Baden Würtemberg'.D36:$'Baden Würtemberg'.I36]" office:value-type="string" office:string-value="waldpforte.majo.de" calcext:value-type="string">
            <text:p>waldpforte.majo.de</text:p>
          </table:table-cell>
          <table:table-cell table:formula="of:=[$'Baden Würtemberg'.E36:$'Baden Würtemberg'.J36]" office:value-type="string" office:string-value="niknik992@gmail.com" calcext:value-type="string">
            <text:p>niknik992@gmail.com</text:p>
          </table:table-cell>
          <table:table-cell table:formula="of:=[$'Baden Würtemberg'.F36:$'Baden Würtemberg'.K36]" office:value-type="float" office:value="0" calcext:value-type="float">
            <text:p>0</text:p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Baden Würtemberg'.A37:$'Baden Würtemberg'.F37]" office:value-type="string" office:string-value="Mannheim" calcext:value-type="string">
            <text:p>Mannheim</text:p>
          </table:table-cell>
          <table:table-cell table:formula="of:=[$'Baden Würtemberg'.B37:$'Baden Würtemberg'.G37]" office:value-type="string" office:string-value="Juz Friedrich Dürr" calcext:value-type="string">
            <text:p>Juz Friedrich Dürr</text:p>
          </table:table-cell>
          <table:table-cell table:formula="of:=[$'Baden Würtemberg'.C37:$'Baden Würtemberg'.H37]" office:value-type="string" office:string-value="Juz Mannheim" calcext:value-type="string">
            <text:p>Juz Mannheim</text:p>
          </table:table-cell>
          <table:table-cell table:formula="of:=[$'Baden Würtemberg'.D37:$'Baden Würtemberg'.I37]" office:value-type="string" office:string-value="juz-mannheim.de" calcext:value-type="string">
            <text:p>juz-mannheim.de</text:p>
          </table:table-cell>
          <table:table-cell table:formula="of:=[$'Baden Würtemberg'.E37:$'Baden Würtemberg'.J37]" office:value-type="string" office:string-value="konzertanfrage@juz-mannheim.de" calcext:value-type="string">
            <text:p>konzertanfrage@juz-mannheim.de</text:p>
          </table:table-cell>
          <table:table-cell table:formula="of:=[$'Baden Würtemberg'.F37:$'Baden Würtemberg'.K37]" office:value-type="float" office:value="0" calcext:value-type="float">
            <text:p>0</text:p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Baden Würtemberg'.A38:$'Baden Würtemberg'.F38]" office:value-type="string" office:string-value="Mannheim" calcext:value-type="string">
            <text:p>Mannheim</text:p>
          </table:table-cell>
          <table:table-cell table:formula="of:=[$'Baden Würtemberg'.B38:$'Baden Würtemberg'.G38]" office:value-type="string" office:string-value="Fresh" calcext:value-type="string">
            <text:p>Fresh</text:p>
          </table:table-cell>
          <table:table-cell table:formula="of:=[$'Baden Würtemberg'.C38:$'Baden Würtemberg'.H38]" office:value-type="string" office:string-value="Fresh" calcext:value-type="string">
            <text:p>Fresh</text:p>
          </table:table-cell>
          <table:table-cell table:formula="of:=[$'Baden Würtemberg'.D38:$'Baden Würtemberg'.I38]" office:value-type="string" office:string-value="facebook.com/freshmannheim" calcext:value-type="string">
            <text:p>facebook.com/freshmannheim</text:p>
          </table:table-cell>
          <table:table-cell table:formula="of:=[$'Baden Würtemberg'.E38:$'Baden Würtemberg'.J38]" office:value-type="string" office:string-value="fresh-club@forum-mannheim.de" calcext:value-type="string">
            <text:p>fresh-club@forum-mannheim.de</text:p>
          </table:table-cell>
          <table:table-cell table:formula="of:=[$'Baden Würtemberg'.F38:$'Baden Würtemberg'.K38]" office:value-type="float" office:value="0" calcext:value-type="float">
            <text:p>0</text:p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Baden Würtemberg'.A39:$'Baden Würtemberg'.F39]" office:value-type="string" office:string-value="Mannheim" calcext:value-type="string">
            <text:p>Mannheim</text:p>
          </table:table-cell>
          <table:table-cell table:formula="of:=[$'Baden Würtemberg'.B39:$'Baden Würtemberg'.G39]" office:value-type="string" office:string-value="Fresh" calcext:value-type="string">
            <text:p>Fresh</text:p>
          </table:table-cell>
          <table:table-cell table:formula="of:=[$'Baden Würtemberg'.C39:$'Baden Würtemberg'.H39]" office:value-type="string" office:string-value="Rainer, Hallo Fresh Mannheum" calcext:value-type="string">
            <text:p>Rainer, Hallo Fresh Mannheum</text:p>
          </table:table-cell>
          <table:table-cell table:formula="of:=[$'Baden Würtemberg'.D39:$'Baden Würtemberg'.I39]" office:value-type="string" office:string-value="facebook.com/freshmannheim" calcext:value-type="string">
            <text:p>facebook.com/freshmannheim</text:p>
          </table:table-cell>
          <table:table-cell table:formula="of:=[$'Baden Würtemberg'.E39:$'Baden Würtemberg'.J39]" office:value-type="string" office:string-value="rainer.doehring@forum-mannheim.de" calcext:value-type="string">
            <text:p>rainer.doehring@forum-mannheim.de</text:p>
          </table:table-cell>
          <table:table-cell table:formula="of:=[$'Baden Würtemberg'.F39:$'Baden Würtemberg'.K39]" office:value-type="float" office:value="0" calcext:value-type="float">
            <text:p>0</text:p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Baden Würtemberg'.A40:$'Baden Würtemberg'.F40]" office:value-type="string" office:string-value="Mulfingen" calcext:value-type="string">
            <text:p>Mulfingen</text:p>
          </table:table-cell>
          <table:table-cell table:formula="of:=[$'Baden Würtemberg'.B40:$'Baden Würtemberg'.G40]" office:value-type="string" office:string-value="Himmelreich" calcext:value-type="string">
            <text:p>Himmelreich</text:p>
          </table:table-cell>
          <table:table-cell table:formula="of:=[$'Baden Würtemberg'.C40:$'Baden Würtemberg'.H40]" office:value-type="string" office:string-value="Rolf, Hallo Himmelreich" calcext:value-type="string">
            <text:p>Rolf, Hallo Himmelreich</text:p>
          </table:table-cell>
          <table:table-cell table:formula="of:=[$'Baden Würtemberg'.D40:$'Baden Würtemberg'.I40]" office:value-type="string" office:string-value="himmelreich-mulfingen.de" calcext:value-type="string">
            <text:p>himmelreich-mulfingen.de</text:p>
          </table:table-cell>
          <table:table-cell table:formula="of:=[$'Baden Würtemberg'.E4:$'Baden Würtemberg'.J4]" office:value-type="string" office:string-value="konzert@juzebacknang.com" calcext:value-type="string">
            <text:p>konzert@juzebacknang.com</text:p>
          </table:table-cell>
          <table:table-cell table:formula="of:=[$'Baden Würtemberg'.F40:$'Baden Würtemberg'.K40]" office:value-type="float" office:value="0" calcext:value-type="float">
            <text:p>0</text:p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Baden Würtemberg'.A41:$'Baden Würtemberg'.F41]" office:value-type="string" office:string-value="Oberwolfach" calcext:value-type="string">
            <text:p>Oberwolfach</text:p>
          </table:table-cell>
          <table:table-cell table:formula="of:=[$'Baden Würtemberg'.B41:$'Baden Würtemberg'.G41]" office:value-type="string" office:string-value="Wolfsklause" calcext:value-type="string">
            <text:p>Wolfsklause</text:p>
          </table:table-cell>
          <table:table-cell table:formula="of:=[$'Baden Würtemberg'.C41:$'Baden Würtemberg'.H41]" office:value-type="string" office:string-value="Wolfsklause" calcext:value-type="string">
            <text:p>Wolfsklause</text:p>
          </table:table-cell>
          <table:table-cell table:formula="of:=[$'Baden Würtemberg'.D41:$'Baden Würtemberg'.I41]" office:value-type="string" office:string-value="wolfsklause-konzerte.de" calcext:value-type="string">
            <text:p>wolfsklause-konzerte.de</text:p>
          </table:table-cell>
          <table:table-cell table:formula="of:=[$'Baden Würtemberg'.E41:$'Baden Würtemberg'.J41]" office:value-type="string" office:string-value="info@wolfsklause-konzerte.de" calcext:value-type="string">
            <text:p>info@wolfsklause-konzerte.de</text:p>
          </table:table-cell>
          <table:table-cell table:formula="of:=[$'Baden Würtemberg'.F41:$'Baden Würtemberg'.K41]" office:value-type="float" office:value="0" calcext:value-type="float">
            <text:p>0</text:p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Baden Würtemberg'.A42:$'Baden Würtemberg'.F42]" office:value-type="string" office:string-value="Offenburg" calcext:value-type="string">
            <text:p>Offenburg</text:p>
          </table:table-cell>
          <table:table-cell table:formula="of:=[$'Baden Würtemberg'.B42:$'Baden Würtemberg'.G42]" office:value-type="string" office:string-value="Kessel" calcext:value-type="string">
            <text:p>Kessel</text:p>
          </table:table-cell>
          <table:table-cell table:formula="of:=[$'Baden Würtemberg'.C42:$'Baden Würtemberg'.H42]" office:value-type="string" office:string-value="Kessel" calcext:value-type="string">
            <text:p>Kessel</text:p>
          </table:table-cell>
          <table:table-cell table:formula="of:=[$'Baden Würtemberg'.D42:$'Baden Würtemberg'.I42]" office:value-type="string" office:string-value="juze-kessel.de" calcext:value-type="string">
            <text:p>juze-kessel.de</text:p>
          </table:table-cell>
          <table:table-cell table:formula="of:=[$'Baden Würtemberg'.E42:$'Baden Würtemberg'.J42]" office:value-type="string" office:string-value="post@juze-kessel.de" calcext:value-type="string">
            <text:p>post@juze-kessel.de</text:p>
          </table:table-cell>
          <table:table-cell table:formula="of:=[$'Baden Würtemberg'.F42:$'Baden Würtemberg'.K42]" office:value-type="float" office:value="0" calcext:value-type="float">
            <text:p>0</text:p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Baden Würtemberg'.A43:$'Baden Würtemberg'.F43]" office:value-type="string" office:string-value="Offenburg" calcext:value-type="string">
            <text:p>Offenburg</text:p>
          </table:table-cell>
          <table:table-cell table:formula="of:=[$'Baden Würtemberg'.B43:$'Baden Würtemberg'.G43]" office:value-type="string" office:string-value="Stud" calcext:value-type="string">
            <text:p>Stud</text:p>
          </table:table-cell>
          <table:table-cell table:formula="of:=[$'Baden Würtemberg'.C43:$'Baden Würtemberg'.H43]" office:value-type="string" office:string-value="Christian" calcext:value-type="string">
            <text:p>Christian</text:p>
          </table:table-cell>
          <table:table-cell table:formula="of:=[$'Baden Würtemberg'.D43:$'Baden Würtemberg'.I43]" office:value-type="string" office:string-value="stud-offenburg.de" calcext:value-type="string">
            <text:p>stud-offenburg.de</text:p>
          </table:table-cell>
          <table:table-cell table:formula="of:=[$'Baden Würtemberg'.E43:$'Baden Würtemberg'.J43]" office:value-type="string" office:string-value="bands@stud-offenburg.de" calcext:value-type="string">
            <text:p>bands@stud-offenburg.de</text:p>
          </table:table-cell>
          <table:table-cell table:formula="of:=[$'Baden Würtemberg'.F43:$'Baden Würtemberg'.K43]" office:value-type="float" office:value="0" calcext:value-type="float">
            <text:p>0</text:p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Baden Würtemberg'.A44:$'Baden Würtemberg'.F44]" office:value-type="string" office:string-value="Pforzheim" calcext:value-type="string">
            <text:p>Pforzheim</text:p>
          </table:table-cell>
          <table:table-cell table:formula="of:=[$'Baden Würtemberg'.B44:$'Baden Würtemberg'.G44]" office:value-type="string" office:string-value="Kupferdächle" calcext:value-type="string">
            <text:p>Kupferdächle</text:p>
          </table:table-cell>
          <table:table-cell table:formula="of:=[$'Baden Würtemberg'.C44:$'Baden Würtemberg'.H44]" office:value-type="string" office:string-value="Kupferdächle" calcext:value-type="string">
            <text:p>Kupferdächle</text:p>
          </table:table-cell>
          <table:table-cell table:formula="of:=[$'Baden Würtemberg'.D44:$'Baden Würtemberg'.I44]" office:value-type="string" office:string-value="kupferdaechle.de" calcext:value-type="string">
            <text:p>kupferdaechle.de</text:p>
          </table:table-cell>
          <table:table-cell table:formula="of:=[$'Baden Würtemberg'.E44:$'Baden Würtemberg'.J44]" office:value-type="string" office:string-value="info@kupferdaechle.de" calcext:value-type="string">
            <text:p>info@kupferdaechle.de</text:p>
          </table:table-cell>
          <table:table-cell table:formula="of:=[$'Baden Würtemberg'.F44:$'Baden Würtemberg'.K44]" office:value-type="float" office:value="0" calcext:value-type="float">
            <text:p>0</text:p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Baden Würtemberg'.A45:$'Baden Würtemberg'.F45]" office:value-type="string" office:string-value="Plochingen" calcext:value-type="string">
            <text:p>Plochingen</text:p>
          </table:table-cell>
          <table:table-cell table:formula="of:=[$'Baden Würtemberg'.B45:$'Baden Würtemberg'.G45]" office:value-type="string" office:string-value="Juze" calcext:value-type="string">
            <text:p>Juze</text:p>
          </table:table-cell>
          <table:table-cell table:formula="of:=[$'Baden Würtemberg'.C45:$'Baden Würtemberg'.H45]" office:value-type="string" office:string-value="Dennis, Hallo Juze" calcext:value-type="string">
            <text:p>Dennis, Hallo Juze</text:p>
          </table:table-cell>
          <table:table-cell table:formula="of:=[$'Baden Würtemberg'.D45:$'Baden Würtemberg'.I45]" office:value-type="string" office:string-value="jz-plochingen.de" calcext:value-type="string">
            <text:p>jz-plochingen.de</text:p>
          </table:table-cell>
          <table:table-cell table:formula="of:=[$'Baden Würtemberg'.E45:$'Baden Würtemberg'.J45]" office:value-type="float" office:value="0" calcext:value-type="float">
            <text:p>0</text:p>
          </table:table-cell>
          <table:table-cell table:formula="of:=[$'Baden Würtemberg'.F45:$'Baden Würtemberg'.K45]" office:value-type="float" office:value="0" calcext:value-type="float">
            <text:p>0</text:p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Baden Würtemberg'.A46:$'Baden Würtemberg'.F46]" office:value-type="string" office:string-value="Ravensburg" calcext:value-type="string">
            <text:p>Ravensburg</text:p>
          </table:table-cell>
          <table:table-cell table:formula="of:=[$'Baden Würtemberg'.B46:$'Baden Würtemberg'.G46]" office:value-type="string" office:string-value="Jugendhaus" calcext:value-type="string">
            <text:p>Jugendhaus</text:p>
          </table:table-cell>
          <table:table-cell table:formula="of:=[$'Baden Würtemberg'.C46:$'Baden Würtemberg'.H46]" office:value-type="string" office:string-value="Daniel, Hallo Jugendhaus" calcext:value-type="string">
            <text:p>Daniel, Hallo Jugendhaus</text:p>
          </table:table-cell>
          <table:table-cell table:formula="of:=[$'Baden Würtemberg'.D46:$'Baden Würtemberg'.I46]" office:value-type="string" office:string-value="jugend-rv.de" calcext:value-type="string">
            <text:p>jugend-rv.de</text:p>
          </table:table-cell>
          <table:table-cell table:formula="of:=[$'Baden Würtemberg'.E46:$'Baden Würtemberg'.J46]" office:value-type="string" office:string-value="Daniel.Butz@jugend-rv.de" calcext:value-type="string">
            <text:p>Daniel.Butz@jugend-rv.de</text:p>
          </table:table-cell>
          <table:table-cell table:formula="of:=[$'Baden Würtemberg'.F46:$'Baden Würtemberg'.K46]" office:value-type="float" office:value="0" calcext:value-type="float">
            <text:p>0</text:p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Baden Würtemberg'.A47:$'Baden Würtemberg'.F47]" office:value-type="string" office:string-value="Radolfzell" calcext:value-type="string">
            <text:p>Radolfzell</text:p>
          </table:table-cell>
          <table:table-cell table:formula="of:=[$'Baden Würtemberg'.B47:$'Baden Würtemberg'.G47]" office:value-type="string" office:string-value="Bokle" calcext:value-type="string">
            <text:p>Bokle</text:p>
          </table:table-cell>
          <table:table-cell table:formula="of:=[$'Baden Würtemberg'.C47:$'Baden Würtemberg'.H47]" office:value-type="string" office:string-value="Hallo Daniel, Hallo Bokle" calcext:value-type="string">
            <text:p>Hallo Daniel, Hallo Bokle</text:p>
          </table:table-cell>
          <table:table-cell table:formula="of:=[$'Baden Würtemberg'.D47:$'Baden Würtemberg'.I47]" office:value-type="string" office:string-value="bokle.de" calcext:value-type="string">
            <text:p>bokle.de</text:p>
          </table:table-cell>
          <table:table-cell table:formula="of:=[$'Baden Würtemberg'.E47:$'Baden Würtemberg'.J47]" office:value-type="string" office:string-value="bokle@bokle.de" calcext:value-type="string">
            <text:p>bokle@bokle.de</text:p>
          </table:table-cell>
          <table:table-cell table:formula="of:=[$'Baden Würtemberg'.F47:$'Baden Würtemberg'.K47]" office:value-type="float" office:value="0" calcext:value-type="float">
            <text:p>0</text:p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Baden Würtemberg'.A48:$'Baden Würtemberg'.F48]" office:value-type="string" office:string-value="Reutlingen" calcext:value-type="string">
            <text:p>Reutlingen</text:p>
          </table:table-cell>
          <table:table-cell table:formula="of:=[$'Baden Würtemberg'.B48:$'Baden Würtemberg'.G48]" office:value-type="string" office:string-value="Kulturschock" calcext:value-type="string">
            <text:p>Kulturschock</text:p>
          </table:table-cell>
          <table:table-cell table:formula="of:=[$'Baden Würtemberg'.C48:$'Baden Würtemberg'.H48]" office:value-type="string" office:string-value="Kulturschock" calcext:value-type="string">
            <text:p>Kulturschock</text:p>
          </table:table-cell>
          <table:table-cell table:formula="of:=[$'Baden Würtemberg'.D48:$'Baden Würtemberg'.I48]" office:value-type="string" office:string-value="facebook.com/KulturschockZelle" calcext:value-type="string">
            <text:p>facebook.com/KulturschockZelle</text:p>
          </table:table-cell>
          <table:table-cell table:formula="of:=[$'Baden Würtemberg'.E48:$'Baden Würtemberg'.J48]" office:value-type="string" office:string-value="postfach@kulturschock-zelle.de" calcext:value-type="string">
            <text:p>postfach@kulturschock-zelle.de</text:p>
          </table:table-cell>
          <table:table-cell table:formula="of:=[$'Baden Würtemberg'.F48:$'Baden Würtemberg'.K48]" office:value-type="float" office:value="0" calcext:value-type="float">
            <text:p>0</text:p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Baden Würtemberg'.A49:$'Baden Würtemberg'.F49]" office:value-type="string" office:string-value="Schwäbisch Hall" calcext:value-type="string">
            <text:p>Schwäbisch Hall</text:p>
          </table:table-cell>
          <table:table-cell table:formula="of:=[$'Baden Würtemberg'.B49:$'Baden Würtemberg'.G49]" office:value-type="string" office:string-value="Club Alpha 60" calcext:value-type="string">
            <text:p>Club Alpha 60</text:p>
          </table:table-cell>
          <table:table-cell table:formula="of:=[$'Baden Würtemberg'.C49:$'Baden Würtemberg'.H49]" office:value-type="string" office:string-value="Club Alpha 60" calcext:value-type="string">
            <text:p>Club Alpha 60</text:p>
          </table:table-cell>
          <table:table-cell table:formula="of:=[$'Baden Würtemberg'.D49:$'Baden Würtemberg'.I49]" office:value-type="string" office:string-value="clubalpha60.de" calcext:value-type="string">
            <text:p>clubalpha60.de</text:p>
          </table:table-cell>
          <table:table-cell table:formula="of:=[$'Baden Würtemberg'.E49:$'Baden Würtemberg'.J49]" office:value-type="string" office:string-value="ak-programm@clubalpha60.de" calcext:value-type="string">
            <text:p>ak-programm@clubalpha60.de</text:p>
          </table:table-cell>
          <table:table-cell table:formula="of:=[$'Baden Würtemberg'.F49:$'Baden Würtemberg'.K49]" office:value-type="float" office:value="0" calcext:value-type="float">
            <text:p>0</text:p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Baden Würtemberg'.A50:$'Baden Würtemberg'.F50]" office:value-type="string" office:string-value="Stuttgart" calcext:value-type="string">
            <text:p>Stuttgart</text:p>
          </table:table-cell>
          <table:table-cell table:formula="of:=[$'Baden Würtemberg'.B50:$'Baden Würtemberg'.G50]" office:value-type="string" office:string-value="Jugendhaus West" calcext:value-type="string">
            <text:p>Jugendhaus West</text:p>
          </table:table-cell>
          <table:table-cell table:formula="of:=[$'Baden Würtemberg'.C50:$'Baden Würtemberg'.H50]" office:value-type="string" office:string-value="Juha West, Hallo Flo" calcext:value-type="string">
            <text:p>Juha West, Hallo Flo</text:p>
          </table:table-cell>
          <table:table-cell table:formula="of:=[$'Baden Würtemberg'.D50:$'Baden Würtemberg'.I50]" office:value-type="string" office:string-value="facebook.com/pages/Juha-West" calcext:value-type="string">
            <text:p>facebook.com/pages/Juha-West</text:p>
          </table:table-cell>
          <table:table-cell table:formula="of:=[$'Baden Würtemberg'.E5:$'Baden Würtemberg'.J5]" office:value-type="string" office:string-value="m.yilmaz@emmendingen.de" calcext:value-type="string">
            <text:p>m.yilmaz@emmendingen.de</text:p>
          </table:table-cell>
          <table:table-cell table:formula="of:=[$'Baden Würtemberg'.F50:$'Baden Würtemberg'.K50]" office:value-type="float" office:value="0" calcext:value-type="float">
            <text:p>0</text:p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Baden Würtemberg'.A51:$'Baden Würtemberg'.F51]" office:value-type="string" office:string-value="Stuttgart" calcext:value-type="string">
            <text:p>Stuttgart</text:p>
          </table:table-cell>
          <table:table-cell table:formula="of:=[$'Baden Würtemberg'.B51:$'Baden Würtemberg'.G51]" office:value-type="string" office:string-value="Kellerklub" calcext:value-type="string">
            <text:p>Kellerklub</text:p>
          </table:table-cell>
          <table:table-cell table:formula="of:=[$'Baden Würtemberg'.C51:$'Baden Würtemberg'.H51]" office:value-type="string" office:string-value="Kellerklub" calcext:value-type="string">
            <text:p>Kellerklub</text:p>
          </table:table-cell>
          <table:table-cell table:formula="of:=[$'Baden Würtemberg'.D51:$'Baden Würtemberg'.I51]" office:value-type="string" office:string-value="kellerklub.com" calcext:value-type="string">
            <text:p>kellerklub.com</text:p>
          </table:table-cell>
          <table:table-cell table:formula="of:=[$'Baden Würtemberg'.E51:$'Baden Würtemberg'.J51]" office:value-type="string" office:string-value="theodorou@kellerklub.com" calcext:value-type="string">
            <text:p>theodorou@kellerklub.com</text:p>
          </table:table-cell>
          <table:table-cell table:formula="of:=[$'Baden Würtemberg'.F51:$'Baden Würtemberg'.K51]" office:value-type="float" office:value="0" calcext:value-type="float">
            <text:p>0</text:p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Baden Würtemberg'.A52:$'Baden Würtemberg'.F52]" office:value-type="string" office:string-value="Tübingen" calcext:value-type="string">
            <text:p>Tübingen</text:p>
          </table:table-cell>
          <table:table-cell table:formula="of:=[$'Baden Würtemberg'.B52:$'Baden Würtemberg'.G52]" office:value-type="string" office:string-value="Epplehaus" calcext:value-type="string">
            <text:p>Epplehaus</text:p>
          </table:table-cell>
          <table:table-cell table:formula="of:=[$'Baden Würtemberg'.C52:$'Baden Würtemberg'.H52]" office:value-type="string" office:string-value="Epplehaus" calcext:value-type="string">
            <text:p>Epplehaus</text:p>
          </table:table-cell>
          <table:table-cell table:formula="of:=[$'Baden Würtemberg'.D52:$'Baden Würtemberg'.I52]" office:value-type="string" office:string-value="epplehaus.de" calcext:value-type="string">
            <text:p>epplehaus.de</text:p>
          </table:table-cell>
          <table:table-cell table:formula="of:=[$'Baden Würtemberg'.E52:$'Baden Würtemberg'.J52]" office:value-type="float" office:value="0" calcext:value-type="float">
            <text:p>0</text:p>
          </table:table-cell>
          <table:table-cell table:formula="of:=[$'Baden Würtemberg'.F52:$'Baden Würtemberg'.K52]" office:value-type="float" office:value="0" calcext:value-type="float">
            <text:p>0</text:p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Baden Würtemberg'.A53:$'Baden Würtemberg'.F53]" office:value-type="string" office:string-value="Tübingen" calcext:value-type="string">
            <text:p>Tübingen</text:p>
          </table:table-cell>
          <table:table-cell table:formula="of:=[$'Baden Würtemberg'.B53:$'Baden Würtemberg'.G53]" office:value-type="string" office:string-value="Epplehaus" calcext:value-type="string">
            <text:p>Epplehaus</text:p>
          </table:table-cell>
          <table:table-cell table:formula="of:=[$'Baden Würtemberg'.C53:$'Baden Würtemberg'.H53]" office:value-type="string" office:string-value="Epplehaus" calcext:value-type="string">
            <text:p>Epplehaus</text:p>
          </table:table-cell>
          <table:table-cell table:formula="of:=[$'Baden Würtemberg'.D53:$'Baden Würtemberg'.I53]" office:value-type="string" office:string-value="epplehaus.de" calcext:value-type="string">
            <text:p>epplehaus.de</text:p>
          </table:table-cell>
          <table:table-cell table:formula="of:=[$'Baden Würtemberg'.E53:$'Baden Würtemberg'.J53]" office:value-type="float" office:value="0" calcext:value-type="float">
            <text:p>0</text:p>
          </table:table-cell>
          <table:table-cell table:formula="of:=[$'Baden Würtemberg'.F53:$'Baden Würtemberg'.K53]" office:value-type="float" office:value="0" calcext:value-type="float">
            <text:p>0</text:p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Baden Würtemberg'.A54:$'Baden Würtemberg'.F54]" office:value-type="string" office:string-value="Tutlingen" calcext:value-type="string">
            <text:p>Tutlingen</text:p>
          </table:table-cell>
          <table:table-cell table:formula="of:=[$'Baden Würtemberg'.B54:$'Baden Würtemberg'.G54]" office:value-type="string" office:string-value="Phono" calcext:value-type="string">
            <text:p>Phono</text:p>
          </table:table-cell>
          <table:table-cell table:formula="of:=[$'Baden Würtemberg'.C54:$'Baden Würtemberg'.H54]" office:value-type="string" office:string-value="Phono" calcext:value-type="string">
            <text:p>Phono</text:p>
          </table:table-cell>
          <table:table-cell table:formula="of:=[$'Baden Würtemberg'.D54:$'Baden Würtemberg'.I54]" office:value-type="string" office:string-value="facebook.com/phonotuttlingen" calcext:value-type="string">
            <text:p>facebook.com/phonotuttlingen</text:p>
          </table:table-cell>
          <table:table-cell table:formula="of:=[$'Baden Würtemberg'.E54:$'Baden Würtemberg'.J54]" office:value-type="string" office:string-value="evang.JugendwerkTuttlingen@t-online.de" calcext:value-type="string">
            <text:p>evang.JugendwerkTuttlingen@t-online.de</text:p>
          </table:table-cell>
          <table:table-cell table:formula="of:=[$'Baden Würtemberg'.F54:$'Baden Würtemberg'.K54]" office:value-type="float" office:value="0" calcext:value-type="float">
            <text:p>0</text:p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Baden Würtemberg'.A55:$'Baden Würtemberg'.F55]" office:value-type="string" office:string-value="Tutlingen" calcext:value-type="string">
            <text:p>Tutlingen</text:p>
          </table:table-cell>
          <table:table-cell table:formula="of:=[$'Baden Würtemberg'.B55:$'Baden Würtemberg'.G55]" office:value-type="string" office:string-value="Rittergarten" calcext:value-type="string">
            <text:p>Rittergarten</text:p>
          </table:table-cell>
          <table:table-cell table:formula="of:=[$'Baden Würtemberg'.C55:$'Baden Würtemberg'.H55]" office:value-type="string" office:string-value="Rittergarten" calcext:value-type="string">
            <text:p>Rittergarten</text:p>
          </table:table-cell>
          <table:table-cell table:formula="of:=[$'Baden Würtemberg'.D55:$'Baden Würtemberg'.I55]" office:value-type="string" office:string-value="rittergarten.de" calcext:value-type="string">
            <text:p>rittergarten.de</text:p>
          </table:table-cell>
          <table:table-cell table:formula="of:=[$'Baden Würtemberg'.E55:$'Baden Würtemberg'.J55]" office:value-type="string" office:string-value="verein@rittergarten.de" calcext:value-type="string">
            <text:p>verein@rittergarten.de</text:p>
          </table:table-cell>
          <table:table-cell table:formula="of:=[$'Baden Würtemberg'.F55:$'Baden Würtemberg'.K55]" office:value-type="float" office:value="0" calcext:value-type="float">
            <text:p>0</text:p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Baden Würtemberg'.A56:$'Baden Würtemberg'.F56]" office:value-type="string" office:string-value="Ulm" calcext:value-type="string">
            <text:p>Ulm</text:p>
          </table:table-cell>
          <table:table-cell table:formula="of:=[$'Baden Würtemberg'.B56:$'Baden Würtemberg'.G56]" office:value-type="string" office:string-value="Beteigeuze" calcext:value-type="string">
            <text:p>Beteigeuze</text:p>
          </table:table-cell>
          <table:table-cell table:formula="of:=[$'Baden Würtemberg'.C56:$'Baden Würtemberg'.H56]" office:value-type="string" office:string-value="Beteigeuze" calcext:value-type="string">
            <text:p>Beteigeuze</text:p>
          </table:table-cell>
          <table:table-cell table:formula="of:=[$'Baden Würtemberg'.D56:$'Baden Würtemberg'.I56]" office:value-type="string" office:string-value="beteigeuze.npage.de" calcext:value-type="string">
            <text:p>beteigeuze.npage.de</text:p>
          </table:table-cell>
          <table:table-cell table:formula="of:=[$'Baden Würtemberg'.E56:$'Baden Würtemberg'.J56]" office:value-type="string" office:string-value="betei@gmx.com" calcext:value-type="string">
            <text:p>betei@gmx.com</text:p>
          </table:table-cell>
          <table:table-cell table:formula="of:=[$'Baden Würtemberg'.F56:$'Baden Würtemberg'.K56]" office:value-type="float" office:value="0" calcext:value-type="float">
            <text:p>0</text:p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Baden Würtemberg'.A57:$'Baden Würtemberg'.F57]" office:value-type="string" office:string-value="Ulm" calcext:value-type="string">
            <text:p>Ulm</text:p>
          </table:table-cell>
          <table:table-cell table:formula="of:=[$'Baden Würtemberg'.B57:$'Baden Würtemberg'.G57]" office:value-type="string" office:string-value="Cat" calcext:value-type="string">
            <text:p>Cat</text:p>
          </table:table-cell>
          <table:table-cell table:formula="of:=[$'Baden Würtemberg'.C57:$'Baden Würtemberg'.H57]" office:value-type="string" office:string-value="Cat" calcext:value-type="string">
            <text:p>Cat</text:p>
          </table:table-cell>
          <table:table-cell table:formula="of:=[$'Baden Würtemberg'.D57:$'Baden Würtemberg'.I57]" office:value-type="string" office:string-value="cat-ulm.de" calcext:value-type="string">
            <text:p>cat-ulm.de</text:p>
          </table:table-cell>
          <table:table-cell table:formula="of:=[$'Baden Würtemberg'.E57:$'Baden Würtemberg'.J57]" office:value-type="string" office:string-value="booking@cat-ulm.de" calcext:value-type="string">
            <text:p>booking@cat-ulm.de</text:p>
          </table:table-cell>
          <table:table-cell table:formula="of:=[$'Baden Würtemberg'.F57:$'Baden Würtemberg'.K57]" office:value-type="float" office:value="0" calcext:value-type="float">
            <text:p>0</text:p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Baden Würtemberg'.A58:$'Baden Würtemberg'.F58]" office:value-type="string" office:string-value="Ulm" calcext:value-type="string">
            <text:p>Ulm</text:p>
          </table:table-cell>
          <table:table-cell table:formula="of:=[$'Baden Würtemberg'.B58:$'Baden Würtemberg'.G58]" office:value-type="string" office:string-value="Club Action " calcext:value-type="string">
            <text:p>Club Action </text:p>
          </table:table-cell>
          <table:table-cell table:formula="of:=[$'Baden Würtemberg'.C58:$'Baden Würtemberg'.H58]" office:value-type="string" office:string-value="Florian" calcext:value-type="string">
            <text:p>Florian</text:p>
          </table:table-cell>
          <table:table-cell table:formula="of:=[$'Baden Würtemberg'.D58:$'Baden Würtemberg'.I58]" office:value-type="string" office:string-value="club-action.de" calcext:value-type="string">
            <text:p>club-action.de</text:p>
          </table:table-cell>
          <table:table-cell table:formula="of:=[$'Baden Würtemberg'.E58:$'Baden Würtemberg'.J58]" office:value-type="string" office:string-value="florian.haegele@club-action.de" calcext:value-type="string">
            <text:p>florian.haegele@club-action.de</text:p>
          </table:table-cell>
          <table:table-cell table:formula="of:=[$'Baden Würtemberg'.F58:$'Baden Würtemberg'.K58]" office:value-type="float" office:value="0" calcext:value-type="float">
            <text:p>0</text:p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Baden Würtemberg'.A59:$'Baden Würtemberg'.F59]" office:value-type="string" office:string-value="Ulm" calcext:value-type="string">
            <text:p>Ulm</text:p>
          </table:table-cell>
          <table:table-cell table:formula="of:=[$'Baden Würtemberg'.B59:$'Baden Würtemberg'.G59]" office:value-type="string" office:string-value="Club Schilli" calcext:value-type="string">
            <text:p>Club Schilli</text:p>
          </table:table-cell>
          <table:table-cell table:formula="of:=[$'Baden Würtemberg'.C59:$'Baden Würtemberg'.H59]" office:value-type="string" office:string-value="Club Schili" calcext:value-type="string">
            <text:p>Club Schili</text:p>
          </table:table-cell>
          <table:table-cell table:formula="of:=[$'Baden Würtemberg'.D59:$'Baden Würtemberg'.I59]" office:value-type="string" office:string-value="facebook.com/clubschilli" calcext:value-type="string">
            <text:p>facebook.com/clubschilli</text:p>
          </table:table-cell>
          <table:table-cell table:formula="of:=[$'Baden Würtemberg'.E59:$'Baden Würtemberg'.J59]" office:value-type="float" office:value="0" calcext:value-type="float">
            <text:p>0</text:p>
          </table:table-cell>
          <table:table-cell table:formula="of:=[$'Baden Würtemberg'.F59:$'Baden Würtemberg'.K59]" office:value-type="float" office:value="0" calcext:value-type="float">
            <text:p>0</text:p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Baden Würtemberg'.A60:$'Baden Würtemberg'.F60]" office:value-type="string" office:string-value="Ulm" calcext:value-type="string">
            <text:p>Ulm</text:p>
          </table:table-cell>
          <table:table-cell table:formula="of:=[$'Baden Würtemberg'.B60:$'Baden Würtemberg'.G60]" office:value-type="string" office:string-value="Hexenhaus" calcext:value-type="string">
            <text:p>Hexenhaus</text:p>
          </table:table-cell>
          <table:table-cell table:formula="of:=[$'Baden Würtemberg'.C60:$'Baden Würtemberg'.H60]" office:value-type="string" office:string-value="Hexenhaus" calcext:value-type="string">
            <text:p>Hexenhaus</text:p>
          </table:table-cell>
          <table:table-cell table:formula="of:=[$'Baden Würtemberg'.D60:$'Baden Würtemberg'.I60]" office:value-type="string" office:string-value="hexenhaus-metal.de" calcext:value-type="string">
            <text:p>hexenhaus-metal.de</text:p>
          </table:table-cell>
          <table:table-cell table:formula="of:=[$'Baden Würtemberg'.E6:$'Baden Würtemberg'.J6]" office:value-type="string" office:string-value="info@komma.info" calcext:value-type="string">
            <text:p>info@komma.info</text:p>
          </table:table-cell>
          <table:table-cell table:formula="of:=[$'Baden Würtemberg'.F60:$'Baden Würtemberg'.K60]" office:value-type="float" office:value="0" calcext:value-type="float">
            <text:p>0</text:p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Baden Würtemberg'.A61:$'Baden Würtemberg'.F61]" office:value-type="string" office:string-value="Ulm" calcext:value-type="string">
            <text:p>Ulm</text:p>
          </table:table-cell>
          <table:table-cell table:formula="of:=[$'Baden Würtemberg'.B61:$'Baden Würtemberg'.G61]" office:value-type="string" office:string-value="Studentencafe" calcext:value-type="string">
            <text:p>Studentencafe</text:p>
          </table:table-cell>
          <table:table-cell table:formula="of:=[$'Baden Würtemberg'.C61:$'Baden Würtemberg'.H61]" office:value-type="string" office:string-value="Studentencafe" calcext:value-type="string">
            <text:p>Studentencafe</text:p>
          </table:table-cell>
          <table:table-cell table:formula="of:=[$'Baden Würtemberg'.D61:$'Baden Würtemberg'.I61]" office:value-type="string" office:string-value="studentencafe.de" calcext:value-type="string">
            <text:p>studentencafe.de</text:p>
          </table:table-cell>
          <table:table-cell table:formula="of:=[$'Baden Würtemberg'.E61:$'Baden Würtemberg'.J61]" office:value-type="string" office:string-value="bandbooking@studentencafe.de" calcext:value-type="string">
            <text:p>bandbooking@studentencafe.de</text:p>
          </table:table-cell>
          <table:table-cell table:formula="of:=[$'Baden Würtemberg'.F61:$'Baden Würtemberg'.K61]" office:value-type="float" office:value="0" calcext:value-type="float">
            <text:p>0</text:p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Baden Würtemberg'.A62:$'Baden Würtemberg'.F62]" office:value-type="string" office:string-value="Ulm" calcext:value-type="string">
            <text:p>Ulm</text:p>
          </table:table-cell>
          <table:table-cell table:formula="of:=[$'Baden Würtemberg'.B62:$'Baden Würtemberg'.G62]" office:value-type="string" office:string-value="Roxy" calcext:value-type="string">
            <text:p>Roxy</text:p>
          </table:table-cell>
          <table:table-cell table:formula="of:=[$'Baden Würtemberg'.C62:$'Baden Würtemberg'.H62]" office:value-type="string" office:string-value="Roxy" calcext:value-type="string">
            <text:p>Roxy</text:p>
          </table:table-cell>
          <table:table-cell table:formula="of:=[$'Baden Würtemberg'.D62:$'Baden Würtemberg'.I62]" office:value-type="string" office:string-value="roxy.ulm.de" calcext:value-type="string">
            <text:p>roxy.ulm.de</text:p>
          </table:table-cell>
          <table:table-cell table:formula="of:=[$'Baden Würtemberg'.E62:$'Baden Würtemberg'.J62]" office:value-type="string" office:string-value="-" calcext:value-type="string">
            <text:p>-</text:p>
          </table:table-cell>
          <table:table-cell table:formula="of:=[$'Baden Würtemberg'.F62:$'Baden Würtemberg'.K62]" office:value-type="float" office:value="0" calcext:value-type="float">
            <text:p>0</text:p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Baden Würtemberg'.A63:$'Baden Würtemberg'.F63]" office:value-type="string" office:string-value="Weingarten" calcext:value-type="string">
            <text:p>Weingarten</text:p>
          </table:table-cell>
          <table:table-cell table:formula="of:=[$'Baden Würtemberg'.B63:$'Baden Würtemberg'.G63]" office:value-type="string" office:string-value="Alibi Cafe" calcext:value-type="string">
            <text:p>Alibi Cafe</text:p>
          </table:table-cell>
          <table:table-cell table:formula="of:=[$'Baden Würtemberg'.C63:$'Baden Würtemberg'.H63]" office:value-type="string" office:string-value="Alibi Cafe" calcext:value-type="string">
            <text:p>Alibi Cafe</text:p>
          </table:table-cell>
          <table:table-cell table:formula="of:=[$'Baden Würtemberg'.D63:$'Baden Würtemberg'.I63]" office:value-type="string" office:string-value="alibi-wgt.de" calcext:value-type="string">
            <text:p>alibi-wgt.de</text:p>
          </table:table-cell>
          <table:table-cell table:formula="of:=[$'Baden Würtemberg'.E63:$'Baden Würtemberg'.J63]" office:value-type="string" office:string-value="booking@alibi-wgt.de" calcext:value-type="string">
            <text:p>booking@alibi-wgt.de</text:p>
          </table:table-cell>
          <table:table-cell table:formula="of:=[$'Baden Würtemberg'.F63:$'Baden Würtemberg'.K63]" office:value-type="float" office:value="0" calcext:value-type="float">
            <text:p>0</text:p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Baden Würtemberg'.A64:$'Baden Würtemberg'.F64]" office:value-type="string" office:string-value="Weinheim" calcext:value-type="string">
            <text:p>Weinheim</text:p>
          </table:table-cell>
          <table:table-cell table:formula="of:=[$'Baden Würtemberg'.B64:$'Baden Würtemberg'.G64]" office:value-type="string" office:string-value="Cafe Central" calcext:value-type="string">
            <text:p>Cafe Central</text:p>
          </table:table-cell>
          <table:table-cell table:formula="of:=[$'Baden Würtemberg'.C64:$'Baden Würtemberg'.H64]" office:value-type="string" office:string-value="Cafe Central" calcext:value-type="string">
            <text:p>Cafe Central</text:p>
          </table:table-cell>
          <table:table-cell table:formula="of:=[$'Baden Würtemberg'.D64:$'Baden Würtemberg'.I64]" office:value-type="string" office:string-value="cafecentral.de" calcext:value-type="string">
            <text:p>cafecentral.de</text:p>
          </table:table-cell>
          <table:table-cell table:formula="of:=[$'Baden Würtemberg'.E64:$'Baden Würtemberg'.J64]" office:value-type="string" office:string-value="booking@cafecentral.de" calcext:value-type="string">
            <text:p>booking@cafecentral.de</text:p>
          </table:table-cell>
          <table:table-cell table:formula="of:=[$'Baden Würtemberg'.F64:$'Baden Würtemberg'.K64]" office:value-type="float" office:value="0" calcext:value-type="float">
            <text:p>0</text:p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Baden Würtemberg'.A65:$'Baden Würtemberg'.F65]" office:value-type="string" office:string-value="Villingen Schwenningen" calcext:value-type="string">
            <text:p>Villingen Schwenningen</text:p>
          </table:table-cell>
          <table:table-cell table:formula="of:=[$'Baden Würtemberg'.B65:$'Baden Würtemberg'.G65]" office:value-type="string" office:string-value="Delta" calcext:value-type="string">
            <text:p>Delta</text:p>
          </table:table-cell>
          <table:table-cell table:formula="of:=[$'Baden Würtemberg'.C65:$'Baden Würtemberg'.H65]" office:value-type="string" office:string-value="Delta" calcext:value-type="string">
            <text:p>Delta</text:p>
          </table:table-cell>
          <table:table-cell table:formula="of:=[$'Baden Würtemberg'.D65:$'Baden Würtemberg'.I65]" office:value-type="string" office:string-value="delta-the-animal-house.de" calcext:value-type="string">
            <text:p>delta-the-animal-house.de</text:p>
          </table:table-cell>
          <table:table-cell table:formula="of:=[$'Baden Würtemberg'.E65:$'Baden Würtemberg'.J65]" office:value-type="string" office:string-value="-" calcext:value-type="string">
            <text:p>-</text:p>
          </table:table-cell>
          <table:table-cell table:formula="of:=[$'Baden Würtemberg'.F65:$'Baden Würtemberg'.K65]" office:value-type="float" office:value="0" calcext:value-type="float">
            <text:p>0</text:p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Baden Würtemberg'.A66:$'Baden Würtemberg'.F66]" office:value-type="string" office:string-value="Reutlingen" calcext:value-type="string">
            <text:p>Reutlingen</text:p>
          </table:table-cell>
          <table:table-cell table:formula="of:=[$'Baden Würtemberg'.B66:$'Baden Würtemberg'.G66]" office:value-type="string" office:string-value="Hades" calcext:value-type="string">
            <text:p>Hades</text:p>
          </table:table-cell>
          <table:table-cell table:formula="of:=[$'Baden Würtemberg'.C66:$'Baden Würtemberg'.H66]" office:value-type="string" office:string-value="Hades" calcext:value-type="string">
            <text:p>Hades</text:p>
          </table:table-cell>
          <table:table-cell table:formula="of:=[$'Baden Würtemberg'.D66:$'Baden Würtemberg'.I66]" office:value-type="string" office:string-value="facebook.com/HadesReutlingen" calcext:value-type="string">
            <text:p>facebook.com/HadesReutlingen</text:p>
          </table:table-cell>
          <table:table-cell table:formula="of:=[$'Baden Würtemberg'.E66:$'Baden Würtemberg'.J66]" office:value-type="string" office:string-value="-" calcext:value-type="string">
            <text:p>-</text:p>
          </table:table-cell>
          <table:table-cell table:formula="of:=[$'Baden Würtemberg'.F66:$'Baden Würtemberg'.K66]" office:value-type="float" office:value="0" calcext:value-type="float">
            <text:p>0</text:p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Baden Würtemberg'.A67:$'Baden Würtemberg'.F67]" office:value-type="string" office:string-value="Stuttgart" calcext:value-type="string">
            <text:p>Stuttgart</text:p>
          </table:table-cell>
          <table:table-cell table:formula="of:=[$'Baden Würtemberg'.B67:$'Baden Würtemberg'.G67]" office:value-type="string" office:string-value="Zwölfzehn" calcext:value-type="string">
            <text:p>Zwölfzehn</text:p>
          </table:table-cell>
          <table:table-cell table:formula="of:=[$'Baden Würtemberg'.C67:$'Baden Würtemberg'.H67]" office:value-type="string" office:string-value="Zwölfzehn" calcext:value-type="string">
            <text:p>Zwölfzehn</text:p>
          </table:table-cell>
          <table:table-cell table:formula="of:=[$'Baden Würtemberg'.D67:$'Baden Würtemberg'.I67]" office:value-type="string" office:string-value="zwoelfzehn.club" calcext:value-type="string">
            <text:p>zwoelfzehn.club</text:p>
          </table:table-cell>
          <table:table-cell table:formula="of:=[$'Baden Würtemberg'.E67:$'Baden Würtemberg'.J67]" office:value-type="string" office:string-value="info@zwoelfzehn.de" calcext:value-type="string">
            <text:p>info@zwoelfzehn.de</text:p>
          </table:table-cell>
          <table:table-cell table:formula="of:=[$'Baden Würtemberg'.F67:$'Baden Würtemberg'.K67]" office:value-type="float" office:value="0" calcext:value-type="float">
            <text:p>0</text:p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Baden Würtemberg'.A68:$'Baden Würtemberg'.F68]" office:value-type="string" office:string-value="Schwäbisch Gmünd" calcext:value-type="string">
            <text:p>Schwäbisch Gmünd</text:p>
          </table:table-cell>
          <table:table-cell table:formula="of:=[$'Baden Würtemberg'.B68:$'Baden Würtemberg'.G68]" office:value-type="string" office:string-value="Esperanza" calcext:value-type="string">
            <text:p>Esperanza</text:p>
          </table:table-cell>
          <table:table-cell table:formula="of:=[$'Baden Würtemberg'.C68:$'Baden Würtemberg'.H68]" office:value-type="string" office:string-value="Esperanza" calcext:value-type="string">
            <text:p>Esperanza</text:p>
          </table:table-cell>
          <table:table-cell table:formula="of:=[$'Baden Würtemberg'.D68:$'Baden Würtemberg'.I68]" office:value-type="string" office:string-value="schwaebisch-gmuend.de/5642-Esperanza.html" calcext:value-type="string">
            <text:p>schwaebisch-gmuend.de/5642-Esperanza.html</text:p>
          </table:table-cell>
          <table:table-cell table:formula="of:=[$'Baden Würtemberg'.E68:$'Baden Würtemberg'.J68]" office:value-type="string" office:string-value="esperanza@goldmail.de" calcext:value-type="string">
            <text:p>esperanza@goldmail.de</text:p>
          </table:table-cell>
          <table:table-cell table:formula="of:=[$'Baden Würtemberg'.F68:$'Baden Würtemberg'.K68]" office:value-type="float" office:value="0" calcext:value-type="float">
            <text:p>0</text:p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Baden Würtemberg'.A69:$'Baden Würtemberg'.F69]" office:value-type="string" office:string-value="Heidelberg" calcext:value-type="string">
            <text:p>Heidelberg</text:p>
          </table:table-cell>
          <table:table-cell table:formula="of:=[$'Baden Würtemberg'.B69:$'Baden Würtemberg'.G69]" office:value-type="string" office:string-value="Karlstorbahnhof" calcext:value-type="string">
            <text:p>Karlstorbahnhof</text:p>
          </table:table-cell>
          <table:table-cell table:formula="of:=[$'Baden Würtemberg'.C69:$'Baden Würtemberg'.H69]" office:value-type="string" office:string-value="Karlstorbahnhof" calcext:value-type="string">
            <text:p>Karlstorbahnhof</text:p>
          </table:table-cell>
          <table:table-cell table:formula="of:=[$'Baden Würtemberg'.D69:$'Baden Würtemberg'.I69]" office:value-type="string" office:string-value="karlstorbahnhof.de" calcext:value-type="string">
            <text:p>karlstorbahnhof.de</text:p>
          </table:table-cell>
          <table:table-cell table:formula="of:=[$'Baden Würtemberg'.E69:$'Baden Würtemberg'.J69]" office:value-type="string" office:string-value="booking@karlstorbahnhof.de" calcext:value-type="string">
            <text:p>booking@karlstorbahnhof.de</text:p>
          </table:table-cell>
          <table:table-cell table:formula="of:=[$'Baden Würtemberg'.F69:$'Baden Würtemberg'.K69]" office:value-type="float" office:value="0" calcext:value-type="float">
            <text:p>0</text:p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Baden Würtemberg'.A70:$'Baden Würtemberg'.F70]" office:value-type="string" office:string-value="Königshofen" calcext:value-type="string">
            <text:p>Königshofen</text:p>
          </table:table-cell>
          <table:table-cell table:formula="of:=[$'Baden Würtemberg'.B70:$'Baden Würtemberg'.G70]" office:value-type="string" office:string-value="Kulturschock" calcext:value-type="string">
            <text:p>Kulturschock</text:p>
          </table:table-cell>
          <table:table-cell table:formula="of:=[$'Baden Würtemberg'.C70:$'Baden Würtemberg'.H70]" office:value-type="float" office:value="0" calcext:value-type="float">
            <text:p>0</text:p>
          </table:table-cell>
          <table:table-cell table:formula="of:=[$'Baden Würtemberg'.D70:$'Baden Würtemberg'.I70]" office:value-type="float" office:value="0" calcext:value-type="float">
            <text:p>0</text:p>
          </table:table-cell>
          <table:table-cell table:formula="of:=[$'Baden Würtemberg'.E7:$'Baden Würtemberg'.J7]" office:value-type="string" office:string-value="-" calcext:value-type="string">
            <text:p>-</text:p>
          </table:table-cell>
          <table:table-cell table:formula="of:=[$'Baden Würtemberg'.F70:$'Baden Würtemberg'.K70]" office:value-type="float" office:value="0" calcext:value-type="float">
            <text:p>0</text:p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Baden Würtemberg'.A71:$'Baden Würtemberg'.F71]" office:value-type="string" office:string-value="Gaildorf" calcext:value-type="string">
            <text:p>Gaildorf</text:p>
          </table:table-cell>
          <table:table-cell table:formula="of:=[$'Baden Würtemberg'.B71:$'Baden Würtemberg'.G71]" office:value-type="string" office:string-value="Kulturcafe Gaildorf" calcext:value-type="string">
            <text:p>Kulturcafe Gaildorf</text:p>
          </table:table-cell>
          <table:table-cell table:formula="of:=[$'Baden Würtemberg'.C71:$'Baden Würtemberg'.H71]" office:value-type="float" office:value="0" calcext:value-type="float">
            <text:p>0</text:p>
          </table:table-cell>
          <table:table-cell table:formula="of:=[$'Baden Würtemberg'.D71:$'Baden Würtemberg'.I71]" office:value-type="float" office:value="0" calcext:value-type="float">
            <text:p>0</text:p>
          </table:table-cell>
          <table:table-cell table:formula="of:=[$'Baden Würtemberg'.E71:$'Baden Würtemberg'.J71]" office:value-type="string" office:string-value="uargh@kulturcafe-gaildorf.de" calcext:value-type="string">
            <text:p>uargh@kulturcafe-gaildorf.de</text:p>
          </table:table-cell>
          <table:table-cell table:formula="of:=[$'Baden Würtemberg'.F71:$'Baden Würtemberg'.K71]" office:value-type="float" office:value="0" calcext:value-type="float">
            <text:p>0</text:p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remen.A2:$Bremen.F2]" office:value-type="string" office:string-value="Lagerhaus" calcext:value-type="string">
            <text:p>Lagerhaus</text:p>
          </table:table-cell>
          <table:table-cell table:formula="of:=[$Bremen.B2:$Bremen.G2]" office:value-type="string" office:string-value="Bremen" calcext:value-type="string">
            <text:p>Bremen</text:p>
          </table:table-cell>
          <table:table-cell table:formula="of:=[$Bremen.C2:$Bremen.H2]" office:value-type="string" office:string-value="Lagerhaus" calcext:value-type="string">
            <text:p>Lagerhaus</text:p>
          </table:table-cell>
          <table:table-cell table:formula="of:=[$Bremen.D2:$Bremen.I2]" office:value-type="string" office:string-value="kulturzentrum-lagerhaus.de" calcext:value-type="string">
            <text:p>kulturzentrum-lagerhaus.de</text:p>
          </table:table-cell>
          <table:table-cell table:formula="of:=[$Bremen.E2:$Bremen.J2]" office:value-type="string" office:string-value="info@kulturzentrum-lagerhaus.de" calcext:value-type="string">
            <text:p>info@kulturzentrum-lagerhaus.de</text:p>
          </table:table-cell>
          <table:table-cell table:formula="of:=[$Bremen.F2:$Bremen.K2]" office:value-type="float" office:value="0" calcext:value-type="float">
            <text:p>0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remen.A3:$Bremen.F3]" office:value-type="string" office:string-value="Tower" calcext:value-type="string">
            <text:p>Tower</text:p>
          </table:table-cell>
          <table:table-cell table:formula="of:=[$Bremen.B3:$Bremen.G3]" office:value-type="string" office:string-value="Bremen" calcext:value-type="string">
            <text:p>Bremen</text:p>
          </table:table-cell>
          <table:table-cell table:formula="of:=[$Bremen.C3:$Bremen.H3]" office:value-type="string" office:string-value="Tower" calcext:value-type="string">
            <text:p>Tower</text:p>
          </table:table-cell>
          <table:table-cell table:formula="of:=[$Bremen.D3:$Bremen.I3]" office:value-type="string" office:string-value="tower-bremen.de" calcext:value-type="string">
            <text:p>tower-bremen.de</text:p>
          </table:table-cell>
          <table:table-cell table:formula="of:=[$Bremen.E3:$Bremen.J3]" office:value-type="string" office:string-value="info@tower-bremen.de" calcext:value-type="string">
            <text:p>info@tower-bremen.de</text:p>
          </table:table-cell>
          <table:table-cell table:formula="of:=[$Bremen.F3:$Bremen.K3]" office:value-type="float" office:value="0" calcext:value-type="float">
            <text:p>0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remen.A4:$Bremen.F4]" office:value-type="string" office:string-value="Schlachthof" calcext:value-type="string">
            <text:p>Schlachthof</text:p>
          </table:table-cell>
          <table:table-cell table:formula="of:=[$Bremen.B4:$Bremen.G4]" office:value-type="string" office:string-value="Bremen" calcext:value-type="string">
            <text:p>Bremen</text:p>
          </table:table-cell>
          <table:table-cell table:formula="of:=[$Bremen.C4:$Bremen.H4]" office:value-type="string" office:string-value="Schlachthof" calcext:value-type="string">
            <text:p>Schlachthof</text:p>
          </table:table-cell>
          <table:table-cell table:formula="of:=[$Bremen.D4:$Bremen.I4]" office:value-type="string" office:string-value="schlachthof-bremen.de" calcext:value-type="string">
            <text:p>schlachthof-bremen.de</text:p>
          </table:table-cell>
          <table:table-cell table:formula="of:=[$Bremen.E4:$Bremen.J4]" office:value-type="string" office:string-value="info@schlachthof-bremen.de" calcext:value-type="string">
            <text:p>info@schlachthof-bremen.de</text:p>
          </table:table-cell>
          <table:table-cell table:formula="of:=[$Bremen.F4:$Bremen.K4]" office:value-type="float" office:value="0" calcext:value-type="float">
            <text:p>0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remen.A5:$Bremen.F5]" office:value-type="string" office:string-value="Karo" calcext:value-type="string">
            <text:p>Karo</text:p>
          </table:table-cell>
          <table:table-cell table:formula="of:=[$Bremen.B5:$Bremen.G5]" office:value-type="string" office:string-value="Bremen" calcext:value-type="string">
            <text:p>Bremen</text:p>
          </table:table-cell>
          <table:table-cell table:formula="of:=[$Bremen.C5:$Bremen.H5]" office:value-type="string" office:string-value="Karo" calcext:value-type="string">
            <text:p>Karo</text:p>
          </table:table-cell>
          <table:table-cell table:formula="of:=[$Bremen.D5:$Bremen.I5]" office:value-type="string" office:string-value="karo-bremen.de" calcext:value-type="string">
            <text:p>karo-bremen.de</text:p>
          </table:table-cell>
          <table:table-cell table:formula="of:=[$Bremen.E5:$Bremen.J5]" office:value-type="string" office:string-value="karo@karo-bremen.de" calcext:value-type="string">
            <text:p>karo@karo-bremen.de</text:p>
          </table:table-cell>
          <table:table-cell table:formula="of:=[$Bremen.F5:$Bremen.K5]" office:value-type="float" office:value="0" calcext:value-type="float">
            <text:p>0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remen.A6:$Bremen.F6]" office:value-type="string" office:string-value="Karo" calcext:value-type="string">
            <text:p>Karo</text:p>
          </table:table-cell>
          <table:table-cell table:formula="of:=[$Bremen.B6:$Bremen.G6]" office:value-type="string" office:string-value="Bremen" calcext:value-type="string">
            <text:p>Bremen</text:p>
          </table:table-cell>
          <table:table-cell table:formula="of:=[$Bremen.C6:$Bremen.H6]" office:value-type="string" office:string-value="Thielo, Hallo Karo" calcext:value-type="string">
            <text:p>Thielo, Hallo Karo</text:p>
          </table:table-cell>
          <table:table-cell table:formula="of:=[$Bremen.D6:$Bremen.I6]" office:value-type="string" office:string-value="karo-bremen.de" calcext:value-type="string">
            <text:p>karo-bremen.de</text:p>
          </table:table-cell>
          <table:table-cell table:formula="of:=[$Bremen.E6:$Bremen.J6]" office:value-type="string" office:string-value="thielo@karo-bremen.de" calcext:value-type="string">
            <text:p>thielo@karo-bremen.de</text:p>
          </table:table-cell>
          <table:table-cell table:formula="of:=[$Bremen.F6:$Bremen.K6]" office:value-type="float" office:value="0" calcext:value-type="float">
            <text:p>0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remen.A7:$Bremen.F7]" office:value-type="string" office:string-value="Römer" calcext:value-type="string">
            <text:p>Römer</text:p>
          </table:table-cell>
          <table:table-cell table:formula="of:=[$Bremen.B7:$Bremen.G7]" office:value-type="string" office:string-value="Bremen" calcext:value-type="string">
            <text:p>Bremen</text:p>
          </table:table-cell>
          <table:table-cell table:formula="of:=[$Bremen.C7:$Bremen.H7]" office:value-type="string" office:string-value="Römer" calcext:value-type="string">
            <text:p>Römer</text:p>
          </table:table-cell>
          <table:table-cell table:formula="of:=[$Bremen.D7:$Bremen.I7]" office:value-type="string" office:string-value="roemer-bremen.de" calcext:value-type="string">
            <text:p>roemer-bremen.de</text:p>
          </table:table-cell>
          <table:table-cell table:formula="of:=[$Bremen.E7:$Bremen.J7]" office:value-type="string" office:string-value="hello@roemer-bremen.de" calcext:value-type="string">
            <text:p>hello@roemer-bremen.de</text:p>
          </table:table-cell>
          <table:table-cell table:formula="of:=[$Bremen.F7:$Bremen.K7]" office:value-type="string" office:string-value="0174/1630669" calcext:value-type="string">
            <text:p>0174/1630669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Sachsen.A2:$Sachsen.I2]" office:value-type="string" office:string-value="Chemnitz" calcext:value-type="string">
            <text:p>Chemnitz</text:p>
          </table:table-cell>
          <table:table-cell table:formula="of:=[$Sachsen.B2:$Sachsen.J2]" office:value-type="string" office:string-value="Ajz" calcext:value-type="string">
            <text:p>Ajz</text:p>
          </table:table-cell>
          <table:table-cell table:formula="of:=[$Sachsen.C2:$Sachsen.K2]" office:value-type="string" office:string-value="Ajz" calcext:value-type="string">
            <text:p>Ajz</text:p>
          </table:table-cell>
          <table:table-cell table:formula="of:=[$Sachsen.D2:$Sachsen.L2]" office:value-type="string" office:string-value="ajz-chemnitz.de" calcext:value-type="string">
            <text:p>ajz-chemnitz.de</text:p>
          </table:table-cell>
          <table:table-cell table:formula="of:=[$Sachsen.E2:$Sachsen.M2]" office:value-type="string" office:string-value="konzerte@ajz.de" calcext:value-type="string">
            <text:p>konzerte@ajz.de</text:p>
          </table:table-cell>
          <table:table-cell table:formula="of:=[$Sachsen.F2:$Sachsen.N2]" office:value-type="float" office:value="0" calcext:value-type="float">
            <text:p>0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Sachsen.A3:$Sachsen.I3]" office:value-type="string" office:string-value="Chemnitz" calcext:value-type="string">
            <text:p>Chemnitz</text:p>
          </table:table-cell>
          <table:table-cell table:formula="of:=[$Sachsen.B3:$Sachsen.J3]" office:value-type="string" office:string-value="Subway To Peter" calcext:value-type="string">
            <text:p>Subway To Peter</text:p>
          </table:table-cell>
          <table:table-cell table:formula="of:=[$Sachsen.C3:$Sachsen.K3]" office:value-type="string" office:string-value="Peter" calcext:value-type="string">
            <text:p>Peter</text:p>
          </table:table-cell>
          <table:table-cell table:formula="of:=[$Sachsen.D3:$Sachsen.L3]" office:value-type="string" office:string-value="subwaytopeter.de" calcext:value-type="string">
            <text:p>subwaytopeter.de</text:p>
          </table:table-cell>
          <table:table-cell table:formula="of:=[$Sachsen.E3:$Sachsen.M3]" office:value-type="string" office:string-value="office@subwaytopeter.de" calcext:value-type="string">
            <text:p>office@subwaytopeter.de</text:p>
          </table:table-cell>
          <table:table-cell table:formula="of:=[$Sachsen.F3:$Sachsen.N3]" office:value-type="float" office:value="0" calcext:value-type="float">
            <text:p>0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Sachsen.A4:$Sachsen.I4]" office:value-type="string" office:string-value="Chemnitz" calcext:value-type="string">
            <text:p>Chemnitz</text:p>
          </table:table-cell>
          <table:table-cell table:formula="of:=[$Sachsen.B4:$Sachsen.J4]" office:value-type="string" office:string-value="Südbahnhof" calcext:value-type="string">
            <text:p>Südbahnhof</text:p>
          </table:table-cell>
          <table:table-cell table:formula="of:=[$Sachsen.C4:$Sachsen.K4]" office:value-type="string" office:string-value="Südbahnhof" calcext:value-type="string">
            <text:p>Südbahnhof</text:p>
          </table:table-cell>
          <table:table-cell table:formula="of:=[$Sachsen.D4:$Sachsen.L4]" office:value-type="string" office:string-value="suedbahnhofchemnitz.de" calcext:value-type="string">
            <text:p>suedbahnhofchemnitz.de</text:p>
          </table:table-cell>
          <table:table-cell table:formula="of:=[$Sachsen.E4:$Sachsen.M4]" office:value-type="string" office:string-value="info@suedbahnhofchemnitz.de" calcext:value-type="string">
            <text:p>info@suedbahnhofchemnitz.de</text:p>
          </table:table-cell>
          <table:table-cell table:formula="of:=[$Sachsen.F4:$Sachsen.N4]" office:value-type="float" office:value="0" calcext:value-type="float">
            <text:p>0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Sachsen.A5:$Sachsen.I5]" office:value-type="string" office:string-value="Chemnitz" calcext:value-type="string">
            <text:p>Chemnitz</text:p>
          </table:table-cell>
          <table:table-cell table:formula="of:=[$Sachsen.B5:$Sachsen.J5]" office:value-type="string" office:string-value="Südbahnhof" calcext:value-type="string">
            <text:p>Südbahnhof</text:p>
          </table:table-cell>
          <table:table-cell table:formula="of:=[$Sachsen.C5:$Sachsen.K5]" office:value-type="string" office:string-value="Klaus" calcext:value-type="string">
            <text:p>Klaus</text:p>
          </table:table-cell>
          <table:table-cell table:formula="of:=[$Sachsen.D5:$Sachsen.L5]" office:value-type="string" office:string-value="suedbahnhofchemnitz.de" calcext:value-type="string">
            <text:p>suedbahnhofchemnitz.de</text:p>
          </table:table-cell>
          <table:table-cell table:formula="of:=[$Sachsen.E5:$Sachsen.M5]" office:value-type="string" office:string-value="klaus@suedbahnhofchemnitz.de" calcext:value-type="string">
            <text:p>klaus@suedbahnhofchemnitz.de</text:p>
          </table:table-cell>
          <table:table-cell table:formula="of:=[$Sachsen.F5:$Sachsen.N5]" office:value-type="float" office:value="0" calcext:value-type="float">
            <text:p>0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Sachsen.A6:$Sachsen.I6]" office:value-type="string" office:string-value="Dresden" calcext:value-type="string">
            <text:p>Dresden</text:p>
          </table:table-cell>
          <table:table-cell table:formula="of:=[$Sachsen.B6:$Sachsen.J6]" office:value-type="string" office:string-value="Chemiefabrik " calcext:value-type="string">
            <text:p>Chemiefabrik </text:p>
          </table:table-cell>
          <table:table-cell table:formula="of:=[$Sachsen.C6:$Sachsen.K6]" office:value-type="string" office:string-value="Chemiefabrik" calcext:value-type="string">
            <text:p>Chemiefabrik</text:p>
          </table:table-cell>
          <table:table-cell table:formula="of:=[$Sachsen.D6:$Sachsen.L6]" office:value-type="string" office:string-value="chemiefabrik.info" calcext:value-type="string">
            <text:p>chemiefabrik.info</text:p>
          </table:table-cell>
          <table:table-cell table:formula="of:=[$Sachsen.E6:$Sachsen.M6]" office:value-type="string" office:string-value="Fred_Adrett@gmx.de" calcext:value-type="string">
            <text:p>Fred_Adrett@gmx.de</text:p>
          </table:table-cell>
          <table:table-cell table:formula="of:=[$Sachsen.F6:$Sachsen.N6]" office:value-type="float" office:value="0" calcext:value-type="float">
            <text:p>0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Sachsen.A7:$Sachsen.I7]" office:value-type="string" office:string-value="Dresden" calcext:value-type="string">
            <text:p>Dresden</text:p>
          </table:table-cell>
          <table:table-cell table:formula="of:=[$Sachsen.B7:$Sachsen.J7]" office:value-type="string" office:string-value="Chemiefabrik " calcext:value-type="string">
            <text:p>Chemiefabrik </text:p>
          </table:table-cell>
          <table:table-cell table:formula="of:=[$Sachsen.C7:$Sachsen.K7]" office:value-type="string" office:string-value="Chemiefabrik" calcext:value-type="string">
            <text:p>Chemiefabrik</text:p>
          </table:table-cell>
          <table:table-cell table:formula="of:=[$Sachsen.D7:$Sachsen.L7]" office:value-type="string" office:string-value="chemiefabrik.info" calcext:value-type="string">
            <text:p>chemiefabrik.info</text:p>
          </table:table-cell>
          <table:table-cell table:formula="of:=[$Sachsen.E7:$Sachsen.M7]" office:value-type="string" office:string-value="mario@chemiefabrik.info" calcext:value-type="string">
            <text:p>mario@chemiefabrik.info</text:p>
          </table:table-cell>
          <table:table-cell table:formula="of:=[$Sachsen.F7:$Sachsen.N7]" office:value-type="float" office:value="0" calcext:value-type="float">
            <text:p>0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Sachsen.A8:$Sachsen.I8]" office:value-type="string" office:string-value="Dresden" calcext:value-type="string">
            <text:p>Dresden</text:p>
          </table:table-cell>
          <table:table-cell table:formula="of:=[$Sachsen.B8:$Sachsen.J8]" office:value-type="string" office:string-value="Club Novitatis" calcext:value-type="string">
            <text:p>Club Novitatis</text:p>
          </table:table-cell>
          <table:table-cell table:formula="of:=[$Sachsen.C8:$Sachsen.K8]" office:value-type="string" office:string-value="Novitatis" calcext:value-type="string">
            <text:p>Novitatis</text:p>
          </table:table-cell>
          <table:table-cell table:formula="of:=[$Sachsen.D8:$Sachsen.L8]" office:value-type="string" office:string-value="novitatis.de" calcext:value-type="string">
            <text:p>novitatis.de</text:p>
          </table:table-cell>
          <table:table-cell table:formula="of:=[$Sachsen.E8:$Sachsen.M8]" office:value-type="string" office:string-value="kontakt@novitatis.de" calcext:value-type="string">
            <text:p>kontakt@novitatis.de</text:p>
          </table:table-cell>
          <table:table-cell table:formula="of:=[$Sachsen.F8:$Sachsen.N8]" office:value-type="float" office:value="0" calcext:value-type="float">
            <text:p>0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Sachsen.A9:$Sachsen.I9]" office:value-type="string" office:string-value="Dresden" calcext:value-type="string">
            <text:p>Dresden</text:p>
          </table:table-cell>
          <table:table-cell table:formula="of:=[$Sachsen.B9:$Sachsen.J9]" office:value-type="string" office:string-value="Club Puschkin" calcext:value-type="string">
            <text:p>Club Puschkin</text:p>
          </table:table-cell>
          <table:table-cell table:formula="of:=[$Sachsen.C9:$Sachsen.K9]" office:value-type="string" office:string-value="Club Puschkin" calcext:value-type="string">
            <text:p>Club Puschkin</text:p>
          </table:table-cell>
          <table:table-cell table:formula="of:=[$Sachsen.D9:$Sachsen.L9]" office:value-type="string" office:string-value="clubpuschkin.info" calcext:value-type="string">
            <text:p>clubpuschkin.info</text:p>
          </table:table-cell>
          <table:table-cell table:formula="of:=[$Sachsen.E9:$Sachsen.M9]" office:value-type="string" office:string-value="booking@clubpuschkin.de" calcext:value-type="string">
            <text:p>booking@clubpuschkin.de</text:p>
          </table:table-cell>
          <table:table-cell table:formula="of:=[$Sachsen.F9:$Sachsen.N9]" office:value-type="float" office:value="0" calcext:value-type="float">
            <text:p>0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Sachsen.A10:$Sachsen.I10]" office:value-type="string" office:string-value="Dresden" calcext:value-type="string">
            <text:p>Dresden</text:p>
          </table:table-cell>
          <table:table-cell table:formula="of:=[$Sachsen.B10:$Sachsen.J10]" office:value-type="string" office:string-value="Groove Station " calcext:value-type="string">
            <text:p>Groove Station </text:p>
          </table:table-cell>
          <table:table-cell table:formula="of:=[$Sachsen.C10:$Sachsen.K10]" office:value-type="string" office:string-value="Groove Station" calcext:value-type="string">
            <text:p>Groove Station</text:p>
          </table:table-cell>
          <table:table-cell table:formula="of:=[$Sachsen.D10:$Sachsen.L10]" office:value-type="string" office:string-value="groovestation.de" calcext:value-type="string">
            <text:p>groovestation.de</text:p>
          </table:table-cell>
          <table:table-cell table:formula="of:=[$Sachsen.E1:$Sachsen.M1]" office:value-type="string" office:string-value="Mail" calcext:value-type="string">
            <text:p>Mail</text:p>
          </table:table-cell>
          <table:table-cell table:formula="of:=[$Sachsen.F10:$Sachsen.N10]" office:value-type="float" office:value="0" calcext:value-type="float">
            <text:p>0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Sachsen.A11:$Sachsen.I11]" office:value-type="string" office:string-value="Dresden" calcext:value-type="string">
            <text:p>Dresden</text:p>
          </table:table-cell>
          <table:table-cell table:formula="of:=[$Sachsen.B11:$Sachsen.J11]" office:value-type="string" office:string-value="Heavy Duty" calcext:value-type="string">
            <text:p>Heavy Duty</text:p>
          </table:table-cell>
          <table:table-cell table:formula="of:=[$Sachsen.C11:$Sachsen.K11]" office:value-type="string" office:string-value="Heavy Duty" calcext:value-type="string">
            <text:p>Heavy Duty</text:p>
          </table:table-cell>
          <table:table-cell table:formula="of:=[$Sachsen.D11:$Sachsen.L11]" office:value-type="string" office:string-value="heavyduty-dresden.de" calcext:value-type="string">
            <text:p>heavyduty-dresden.de</text:p>
          </table:table-cell>
          <table:table-cell table:formula="of:=[$Sachsen.E11:$Sachsen.M11]" office:value-type="string" office:string-value="willi.iris@t-online.de" calcext:value-type="string">
            <text:p>willi.iris@t-online.de</text:p>
          </table:table-cell>
          <table:table-cell table:formula="of:=[$Sachsen.F11:$Sachsen.N11]" office:value-type="float" office:value="0" calcext:value-type="float">
            <text:p>0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Sachsen.A12:$Sachsen.I12]" office:value-type="string" office:string-value="Dresden" calcext:value-type="string">
            <text:p>Dresden</text:p>
          </table:table-cell>
          <table:table-cell table:formula="of:=[$Sachsen.B12:$Sachsen.J12]" office:value-type="string" office:string-value="Jugendhaus Roter Baum" calcext:value-type="string">
            <text:p>Jugendhaus Roter Baum</text:p>
          </table:table-cell>
          <table:table-cell table:formula="of:=[$Sachsen.C12:$Sachsen.K12]" office:value-type="string" office:string-value="Jugendhaus Roter Baum" calcext:value-type="string">
            <text:p>Jugendhaus Roter Baum</text:p>
          </table:table-cell>
          <table:table-cell table:formula="of:=[$Sachsen.D12:$Sachsen.L12]" office:value-type="string" office:string-value="roter-baum.de" calcext:value-type="string">
            <text:p>roter-baum.de</text:p>
          </table:table-cell>
          <table:table-cell table:formula="of:=[$Sachsen.E12:$Sachsen.M12]" office:value-type="string" office:string-value="info@roter-baum.de" calcext:value-type="string">
            <text:p>info@roter-baum.de</text:p>
          </table:table-cell>
          <table:table-cell table:formula="of:=[$Sachsen.F12:$Sachsen.N12]" office:value-type="float" office:value="0" calcext:value-type="float">
            <text:p>0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Sachsen.A13:$Sachsen.I13]" office:value-type="string" office:string-value="Dresden" calcext:value-type="string">
            <text:p>Dresden</text:p>
          </table:table-cell>
          <table:table-cell table:formula="of:=[$Sachsen.B13:$Sachsen.J13]" office:value-type="string" office:string-value="Jugendhaus Roter Baum" calcext:value-type="string">
            <text:p>Jugendhaus Roter Baum</text:p>
          </table:table-cell>
          <table:table-cell table:formula="of:=[$Sachsen.C13:$Sachsen.K13]" office:value-type="string" office:string-value="Schoisaal" calcext:value-type="string">
            <text:p>Schoisaal</text:p>
          </table:table-cell>
          <table:table-cell table:formula="of:=[$Sachsen.D13:$Sachsen.L13]" office:value-type="string" office:string-value="-" calcext:value-type="string">
            <text:p>-</text:p>
          </table:table-cell>
          <table:table-cell table:formula="of:=[$Sachsen.E13:$Sachsen.M13]" office:value-type="string" office:string-value="schoisaal-booking@gmx.de" calcext:value-type="string">
            <text:p>schoisaal-booking@gmx.de</text:p>
          </table:table-cell>
          <table:table-cell table:formula="of:=[$Sachsen.F13:$Sachsen.N13]" office:value-type="float" office:value="0" calcext:value-type="float">
            <text:p>0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Sachsen.A14:$Sachsen.I14]" office:value-type="string" office:string-value="Dresden" calcext:value-type="string">
            <text:p>Dresden</text:p>
          </table:table-cell>
          <table:table-cell table:formula="of:=[$Sachsen.B14:$Sachsen.J14]" office:value-type="string" office:string-value="Katys Garage" calcext:value-type="string">
            <text:p>Katys Garage</text:p>
          </table:table-cell>
          <table:table-cell table:formula="of:=[$Sachsen.C14:$Sachsen.K14]" office:value-type="string" office:string-value="Katys" calcext:value-type="string">
            <text:p>Katys</text:p>
          </table:table-cell>
          <table:table-cell table:formula="of:=[$Sachsen.D14:$Sachsen.L14]" office:value-type="string" office:string-value="katysgarage.de" calcext:value-type="string">
            <text:p>katysgarage.de</text:p>
          </table:table-cell>
          <table:table-cell table:formula="of:=[$Sachsen.E14:$Sachsen.M14]" office:value-type="string" office:string-value="-" calcext:value-type="string">
            <text:p>-</text:p>
          </table:table-cell>
          <table:table-cell table:formula="of:=[$Sachsen.F14:$Sachsen.N14]" office:value-type="float" office:value="0" calcext:value-type="float">
            <text:p>0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Sachsen.A15:$Sachsen.I15]" office:value-type="string" office:string-value="Dresden" calcext:value-type="string">
            <text:p>Dresden</text:p>
          </table:table-cell>
          <table:table-cell table:formula="of:=[$Sachsen.B15:$Sachsen.J15]" office:value-type="string" office:string-value="Ostpol" calcext:value-type="string">
            <text:p>Ostpol</text:p>
          </table:table-cell>
          <table:table-cell table:formula="of:=[$Sachsen.C15:$Sachsen.K15]" office:value-type="string" office:string-value="Ost-Pol" calcext:value-type="string">
            <text:p>Ost-Pol</text:p>
          </table:table-cell>
          <table:table-cell table:formula="of:=[$Sachsen.D15:$Sachsen.L15]" office:value-type="string" office:string-value="ost-pol.de" calcext:value-type="string">
            <text:p>ost-pol.de</text:p>
          </table:table-cell>
          <table:table-cell table:formula="of:=[$Sachsen.E15:$Sachsen.M15]" office:value-type="string" office:string-value="ostpolbooking@gmx.de" calcext:value-type="string">
            <text:p>ostpolbooking@gmx.de</text:p>
          </table:table-cell>
          <table:table-cell table:formula="of:=[$Sachsen.F15:$Sachsen.N15]" office:value-type="float" office:value="0" calcext:value-type="float">
            <text:p>0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Sachsen.A16:$Sachsen.I16]" office:value-type="string" office:string-value="Dresden" calcext:value-type="string">
            <text:p>Dresden</text:p>
          </table:table-cell>
          <table:table-cell table:formula="of:=[$Sachsen.B16:$Sachsen.J16]" office:value-type="string" office:string-value="Rosis Amüsierlokal" calcext:value-type="string">
            <text:p>Rosis Amüsierlokal</text:p>
          </table:table-cell>
          <table:table-cell table:formula="of:=[$Sachsen.C16:$Sachsen.K16]" office:value-type="string" office:string-value="Rosis" calcext:value-type="string">
            <text:p>Rosis</text:p>
          </table:table-cell>
          <table:table-cell table:formula="of:=[$Sachsen.D16:$Sachsen.L16]" office:value-type="string" office:string-value="rosis-dresden.de" calcext:value-type="string">
            <text:p>rosis-dresden.de</text:p>
          </table:table-cell>
          <table:table-cell table:formula="of:=[$Sachsen.E16:$Sachsen.M16]" office:value-type="string" office:string-value="-" calcext:value-type="string">
            <text:p>-</text:p>
          </table:table-cell>
          <table:table-cell table:formula="of:=[$Sachsen.F16:$Sachsen.N16]" office:value-type="float" office:value="0" calcext:value-type="float">
            <text:p>0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Sachsen.A17:$Sachsen.I17]" office:value-type="string" office:string-value="Dresden" calcext:value-type="string">
            <text:p>Dresden</text:p>
          </table:table-cell>
          <table:table-cell table:formula="of:=[$Sachsen.B17:$Sachsen.J17]" office:value-type="string" office:string-value="Sabotage" calcext:value-type="string">
            <text:p>Sabotage</text:p>
          </table:table-cell>
          <table:table-cell table:formula="of:=[$Sachsen.C17:$Sachsen.K17]" office:value-type="string" office:string-value="Sabotage" calcext:value-type="string">
            <text:p>Sabotage</text:p>
          </table:table-cell>
          <table:table-cell table:formula="of:=[$Sachsen.D17:$Sachsen.L17]" office:value-type="string" office:string-value="sabotage-dresden.de" calcext:value-type="string">
            <text:p>sabotage-dresden.de</text:p>
          </table:table-cell>
          <table:table-cell table:formula="of:=[$Sachsen.E17:$Sachsen.M17]" office:value-type="string" office:string-value="-" calcext:value-type="string">
            <text:p>-</text:p>
          </table:table-cell>
          <table:table-cell table:formula="of:=[$Sachsen.F17:$Sachsen.N17]" office:value-type="float" office:value="0" calcext:value-type="float">
            <text:p>0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Sachsen.A18:$Sachsen.I18]" office:value-type="string" office:string-value="Dresden" calcext:value-type="string">
            <text:p>Dresden</text:p>
          </table:table-cell>
          <table:table-cell table:formula="of:=[$Sachsen.B18:$Sachsen.J18]" office:value-type="string" office:string-value="Sabotage" calcext:value-type="string">
            <text:p>Sabotage</text:p>
          </table:table-cell>
          <table:table-cell table:formula="of:=[$Sachsen.C18:$Sachsen.K18]" office:value-type="string" office:string-value="Lucas, Hallo Sabotage" calcext:value-type="string">
            <text:p>Lucas, Hallo Sabotage</text:p>
          </table:table-cell>
          <table:table-cell table:formula="of:=[$Sachsen.D18:$Sachsen.L18]" office:value-type="string" office:string-value="sabotage-dresden.de" calcext:value-type="string">
            <text:p>sabotage-dresden.de</text:p>
          </table:table-cell>
          <table:table-cell table:formula="of:=[$Sachsen.E18:$Sachsen.M18]" office:value-type="string" office:string-value="usu_booking@gmx.de" calcext:value-type="string">
            <text:p>usu_booking@gmx.de</text:p>
          </table:table-cell>
          <table:table-cell table:formula="of:=[$Sachsen.F18:$Sachsen.N18]" office:value-type="float" office:value="0" calcext:value-type="float">
            <text:p>0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Sachsen.A19:$Sachsen.I19]" office:value-type="string" office:string-value="Dresden" calcext:value-type="string">
            <text:p>Dresden</text:p>
          </table:table-cell>
          <table:table-cell table:formula="of:=[$Sachsen.B19:$Sachsen.J19]" office:value-type="string" office:string-value="Tante Ju" calcext:value-type="string">
            <text:p>Tante Ju</text:p>
          </table:table-cell>
          <table:table-cell table:formula="of:=[$Sachsen.C19:$Sachsen.K19]" office:value-type="string" office:string-value="Tante Ju" calcext:value-type="string">
            <text:p>Tante Ju</text:p>
          </table:table-cell>
          <table:table-cell table:formula="of:=[$Sachsen.D19:$Sachsen.L19]" office:value-type="string" office:string-value="liveclub-dresden.de" calcext:value-type="string">
            <text:p>liveclub-dresden.de</text:p>
          </table:table-cell>
          <table:table-cell table:formula="of:=[$Sachsen.E19:$Sachsen.M19]" office:value-type="string" office:string-value="-" calcext:value-type="string">
            <text:p>-</text:p>
          </table:table-cell>
          <table:table-cell table:formula="of:=[$Sachsen.F19:$Sachsen.N19]" office:value-type="float" office:value="0" calcext:value-type="float">
            <text:p>0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Sachsen.A20:$Sachsen.I20]" office:value-type="string" office:string-value="Görlitz" calcext:value-type="string">
            <text:p>Görlitz</text:p>
          </table:table-cell>
          <table:table-cell table:formula="of:=[$Sachsen.B20:$Sachsen.J20]" office:value-type="string" office:string-value="Basta" calcext:value-type="string">
            <text:p>Basta</text:p>
          </table:table-cell>
          <table:table-cell table:formula="of:=[$Sachsen.C20:$Sachsen.K20]" office:value-type="string" office:string-value="Kaothi, Hallo Basta" calcext:value-type="string">
            <text:p>Kaothi, Hallo Basta</text:p>
          </table:table-cell>
          <table:table-cell table:formula="of:=[$Sachsen.D20:$Sachsen.L20]" office:value-type="string" office:string-value="basta-club.net" calcext:value-type="string">
            <text:p>basta-club.net</text:p>
          </table:table-cell>
          <table:table-cell table:formula="of:=[$Sachsen.E2:$Sachsen.M2]" office:value-type="string" office:string-value="konzerte@ajz.de" calcext:value-type="string">
            <text:p>konzerte@ajz.de</text:p>
          </table:table-cell>
          <table:table-cell table:formula="of:=[$Sachsen.F20:$Sachsen.N20]" office:value-type="float" office:value="0" calcext:value-type="float">
            <text:p>0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Sachsen.A21:$Sachsen.I21]" office:value-type="string" office:string-value="Leipzig" calcext:value-type="string">
            <text:p>Leipzig</text:p>
          </table:table-cell>
          <table:table-cell table:formula="of:=[$Sachsen.B21:$Sachsen.J21]" office:value-type="string" office:string-value="Black Label" calcext:value-type="string">
            <text:p>Black Label</text:p>
          </table:table-cell>
          <table:table-cell table:formula="of:=[$Sachsen.C21:$Sachsen.K21]" office:value-type="string" office:string-value="Black Label" calcext:value-type="string">
            <text:p>Black Label</text:p>
          </table:table-cell>
          <table:table-cell table:formula="of:=[$Sachsen.D21:$Sachsen.L21]" office:value-type="string" office:string-value="blacklabelpub.com" calcext:value-type="string">
            <text:p>blacklabelpub.com</text:p>
          </table:table-cell>
          <table:table-cell table:formula="of:=[$Sachsen.E21:$Sachsen.M21]" office:value-type="string" office:string-value="-" calcext:value-type="string">
            <text:p>-</text:p>
          </table:table-cell>
          <table:table-cell table:formula="of:=[$Sachsen.F21:$Sachsen.N21]" office:value-type="float" office:value="0" calcext:value-type="float">
            <text:p>0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Sachsen.A22:$Sachsen.I22]" office:value-type="string" office:string-value="Leipzig" calcext:value-type="string">
            <text:p>Leipzig</text:p>
          </table:table-cell>
          <table:table-cell table:formula="of:=[$Sachsen.B22:$Sachsen.J22]" office:value-type="string" office:string-value="Bandcommunity" calcext:value-type="string">
            <text:p>Bandcommunity</text:p>
          </table:table-cell>
          <table:table-cell table:formula="of:=[$Sachsen.C22:$Sachsen.K22]" office:value-type="string" office:string-value="Bandcommuninty" calcext:value-type="string">
            <text:p>Bandcommuninty</text:p>
          </table:table-cell>
          <table:table-cell table:formula="of:=[$Sachsen.D22:$Sachsen.L22]" office:value-type="string" office:string-value="bandcommunity-leipzig.org" calcext:value-type="string">
            <text:p>bandcommunity-leipzig.org</text:p>
          </table:table-cell>
          <table:table-cell table:formula="of:=[$Sachsen.E22:$Sachsen.M22]" office:value-type="string" office:string-value="booking@bandcommunity-leipzig.org" calcext:value-type="string">
            <text:p>booking@bandcommunity-leipzig.org</text:p>
          </table:table-cell>
          <table:table-cell table:formula="of:=[$Sachsen.F22:$Sachsen.N22]" office:value-type="float" office:value="0" calcext:value-type="float">
            <text:p>0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Sachsen.A23:$Sachsen.I23]" office:value-type="string" office:string-value="Leipzig" calcext:value-type="string">
            <text:p>Leipzig</text:p>
          </table:table-cell>
          <table:table-cell table:formula="of:=[$Sachsen.B23:$Sachsen.J23]" office:value-type="string" office:string-value="Four Rooms" calcext:value-type="string">
            <text:p>Four Rooms</text:p>
          </table:table-cell>
          <table:table-cell table:formula="of:=[$Sachsen.C23:$Sachsen.K23]" office:value-type="string" office:string-value="Tobias, Hallo Four Rooms" calcext:value-type="string">
            <text:p>Tobias, Hallo Four Rooms</text:p>
          </table:table-cell>
          <table:table-cell table:formula="of:=[$Sachsen.D23:$Sachsen.L23]" office:value-type="string" office:string-value="fourooms.net" calcext:value-type="string">
            <text:p>fourooms.net</text:p>
          </table:table-cell>
          <table:table-cell table:formula="of:=[$Sachsen.E23:$Sachsen.M23]" office:value-type="string" office:string-value="Tobiquart@web.de" calcext:value-type="string">
            <text:p>Tobiquart@web.de</text:p>
          </table:table-cell>
          <table:table-cell table:formula="of:=[$Sachsen.F23:$Sachsen.N23]" office:value-type="float" office:value="0" calcext:value-type="float">
            <text:p>0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Sachsen.A24:$Sachsen.I24]" office:value-type="string" office:string-value="Leipzig" calcext:value-type="string">
            <text:p>Leipzig</text:p>
          </table:table-cell>
          <table:table-cell table:formula="of:=[$Sachsen.B24:$Sachsen.J24]" office:value-type="string" office:string-value="Westwerk" calcext:value-type="string">
            <text:p>Westwerk</text:p>
          </table:table-cell>
          <table:table-cell table:formula="of:=[$Sachsen.C24:$Sachsen.K24]" office:value-type="string" office:string-value="Westwerk" calcext:value-type="string">
            <text:p>Westwerk</text:p>
          </table:table-cell>
          <table:table-cell table:formula="of:=[$Sachsen.D24:$Sachsen.L24]" office:value-type="string" office:string-value="westwerk-leipzig.de" calcext:value-type="string">
            <text:p>westwerk-leipzig.de</text:p>
          </table:table-cell>
          <table:table-cell table:formula="of:=[$Sachsen.E24:$Sachsen.M24]" office:value-type="string" office:string-value="mail@westwerk-leipzig.de" calcext:value-type="string">
            <text:p>mail@westwerk-leipzig.de</text:p>
          </table:table-cell>
          <table:table-cell table:formula="of:=[$Sachsen.F24:$Sachsen.N24]" office:value-type="float" office:value="0" calcext:value-type="float">
            <text:p>0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Sachsen.A25:$Sachsen.I25]" office:value-type="string" office:string-value="Leipzig" calcext:value-type="string">
            <text:p>Leipzig</text:p>
          </table:table-cell>
          <table:table-cell table:formula="of:=[$Sachsen.B25:$Sachsen.J25]" office:value-type="string" office:string-value="Handstand Und Moral" calcext:value-type="string">
            <text:p>Handstand Und Moral</text:p>
          </table:table-cell>
          <table:table-cell table:formula="of:=[$Sachsen.C25:$Sachsen.K25]" office:value-type="string" office:string-value="Handstand Und Moral" calcext:value-type="string">
            <text:p>Handstand Und Moral</text:p>
          </table:table-cell>
          <table:table-cell table:formula="of:=[$Sachsen.D25:$Sachsen.L25]" office:value-type="string" office:string-value="anstandundmoral.wordpress.com" calcext:value-type="string">
            <text:p>anstandundmoral.wordpress.com</text:p>
          </table:table-cell>
          <table:table-cell table:formula="of:=[$Sachsen.E25:$Sachsen.M25]" office:value-type="string" office:string-value="kontakt@handstandundmoral.de" calcext:value-type="string">
            <text:p>kontakt@handstandundmoral.de</text:p>
          </table:table-cell>
          <table:table-cell table:formula="of:=[$Sachsen.F25:$Sachsen.N25]" office:value-type="float" office:value="0" calcext:value-type="float">
            <text:p>0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Sachsen.A26:$Sachsen.I26]" office:value-type="string" office:string-value="Leipzig" calcext:value-type="string">
            <text:p>Leipzig</text:p>
          </table:table-cell>
          <table:table-cell table:formula="of:=[$Sachsen.B26:$Sachsen.J26]" office:value-type="string" office:string-value="naTo" calcext:value-type="string">
            <text:p>naTo</text:p>
          </table:table-cell>
          <table:table-cell table:formula="of:=[$Sachsen.C26:$Sachsen.K26]" office:value-type="string" office:string-value="naTo" calcext:value-type="string">
            <text:p>naTo</text:p>
          </table:table-cell>
          <table:table-cell table:formula="of:=[$Sachsen.D26:$Sachsen.L26]" office:value-type="string" office:string-value="nato-leipzig.de" calcext:value-type="string">
            <text:p>nato-leipzig.de</text:p>
          </table:table-cell>
          <table:table-cell table:formula="of:=[$Sachsen.E26:$Sachsen.M26]" office:value-type="string" office:string-value="booking@nato-leipzig.de" calcext:value-type="string">
            <text:p>booking@nato-leipzig.de</text:p>
          </table:table-cell>
          <table:table-cell table:formula="of:=[$Sachsen.F26:$Sachsen.N26]" office:value-type="float" office:value="0" calcext:value-type="float">
            <text:p>0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Sachsen.A27:$Sachsen.I27]" office:value-type="string" office:string-value="Leipzig" calcext:value-type="string">
            <text:p>Leipzig</text:p>
          </table:table-cell>
          <table:table-cell table:formula="of:=[$Sachsen.B27:$Sachsen.J27]" office:value-type="string" office:string-value="Felsenkeller" calcext:value-type="string">
            <text:p>Felsenkeller</text:p>
          </table:table-cell>
          <table:table-cell table:formula="of:=[$Sachsen.C27:$Sachsen.K27]" office:value-type="string" office:string-value="Felsenkeller" calcext:value-type="string">
            <text:p>Felsenkeller</text:p>
          </table:table-cell>
          <table:table-cell table:formula="of:=[$Sachsen.D27:$Sachsen.L27]" office:value-type="string" office:string-value="felsenkeller-leipzig.weebly.com" calcext:value-type="string">
            <text:p>felsenkeller-leipzig.weebly.com</text:p>
          </table:table-cell>
          <table:table-cell table:formula="of:=[$Sachsen.E27:$Sachsen.M27]" office:value-type="string" office:string-value="booking@felsenkeller-leipzig.com" calcext:value-type="string">
            <text:p>booking@felsenkeller-leipzig.com</text:p>
          </table:table-cell>
          <table:table-cell table:formula="of:=[$Sachsen.F27:$Sachsen.N27]" office:value-type="float" office:value="0" calcext:value-type="float">
            <text:p>0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Sachsen.A28:$Sachsen.I28]" office:value-type="string" office:string-value="Lichtenstein" calcext:value-type="string">
            <text:p>Lichtenstein</text:p>
          </table:table-cell>
          <table:table-cell table:formula="of:=[$Sachsen.B28:$Sachsen.J28]" office:value-type="string" office:string-value="JZ Riot" calcext:value-type="string">
            <text:p>JZ Riot</text:p>
          </table:table-cell>
          <table:table-cell table:formula="of:=[$Sachsen.C28:$Sachsen.K28]" office:value-type="string" office:string-value="JZ Riot" calcext:value-type="string">
            <text:p>JZ Riot</text:p>
          </table:table-cell>
          <table:table-cell table:formula="of:=[$Sachsen.D28:$Sachsen.L28]" office:value-type="string" office:string-value="facebook.com/JZ-RIOT-LICHTENSTEIN-234123229727" calcext:value-type="string">
            <text:p>facebook.com/JZ-RIOT-LICHTENSTEIN-234123229727</text:p>
          </table:table-cell>
          <table:table-cell table:formula="of:=[$Sachsen.E28:$Sachsen.M28]" office:value-type="string" office:string-value="-" calcext:value-type="string">
            <text:p>-</text:p>
          </table:table-cell>
          <table:table-cell table:formula="of:=[$Sachsen.F28:$Sachsen.N28]" office:value-type="float" office:value="0" calcext:value-type="float">
            <text:p>0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Sachsen.A29:$Sachsen.I29]" office:value-type="string" office:string-value="Niesky" calcext:value-type="string">
            <text:p>Niesky</text:p>
          </table:table-cell>
          <table:table-cell table:formula="of:=[$Sachsen.B29:$Sachsen.J29]" office:value-type="string" office:string-value="H.O.L.Z." calcext:value-type="string">
            <text:p>H.O.L.Z.</text:p>
          </table:table-cell>
          <table:table-cell table:formula="of:=[$Sachsen.C29:$Sachsen.K29]" office:value-type="string" office:string-value="Juz" calcext:value-type="string">
            <text:p>Juz</text:p>
          </table:table-cell>
          <table:table-cell table:formula="of:=[$Sachsen.D29:$Sachsen.L29]" office:value-type="string" office:string-value="facebook.com/JugendzentrumNiesky" calcext:value-type="string">
            <text:p>facebook.com/JugendzentrumNiesky</text:p>
          </table:table-cell>
          <table:table-cell table:formula="of:=[$Sachsen.E29:$Sachsen.M29]" office:value-type="string" office:string-value="juzniesky@jugendring-oberlausitz.de" calcext:value-type="string">
            <text:p>juzniesky@jugendring-oberlausitz.de</text:p>
          </table:table-cell>
          <table:table-cell table:formula="of:=[$Sachsen.F29:$Sachsen.N29]" office:value-type="float" office:value="0" calcext:value-type="float">
            <text:p>0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Sachsen.A30:$Sachsen.I30]" office:value-type="string" office:string-value="Olbernhau" calcext:value-type="string">
            <text:p>Olbernhau</text:p>
          </table:table-cell>
          <table:table-cell table:formula="of:=[$Sachsen.B30:$Sachsen.J30]" office:value-type="string" office:string-value="Juz" calcext:value-type="string">
            <text:p>Juz</text:p>
          </table:table-cell>
          <table:table-cell table:formula="of:=[$Sachsen.C30:$Sachsen.K30]" office:value-type="string" office:string-value="Juz" calcext:value-type="string">
            <text:p>Juz</text:p>
          </table:table-cell>
          <table:table-cell table:formula="of:=[$Sachsen.D30:$Sachsen.L30]" office:value-type="string" office:string-value="juz-olbernhau.de" calcext:value-type="string">
            <text:p>juz-olbernhau.de</text:p>
          </table:table-cell>
          <table:table-cell table:formula="of:=[$Sachsen.E3:$Sachsen.M3]" office:value-type="string" office:string-value="office@subwaytopeter.de" calcext:value-type="string">
            <text:p>office@subwaytopeter.de</text:p>
          </table:table-cell>
          <table:table-cell table:formula="of:=[$Sachsen.F30:$Sachsen.N30]" office:value-type="float" office:value="0" calcext:value-type="float">
            <text:p>0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Sachsen.A31:$Sachsen.I31]" office:value-type="string" office:string-value="Olbernhau" calcext:value-type="string">
            <text:p>Olbernhau</text:p>
          </table:table-cell>
          <table:table-cell table:formula="of:=[$Sachsen.B31:$Sachsen.J31]" office:value-type="string" office:string-value="Juz" calcext:value-type="string">
            <text:p>Juz</text:p>
          </table:table-cell>
          <table:table-cell table:formula="of:=[$Sachsen.C31:$Sachsen.K31]" office:value-type="string" office:string-value="Juz" calcext:value-type="string">
            <text:p>Juz</text:p>
          </table:table-cell>
          <table:table-cell table:formula="of:=[$Sachsen.D31:$Sachsen.L31]" office:value-type="string" office:string-value="juz-olbernhau.de" calcext:value-type="string">
            <text:p>juz-olbernhau.de</text:p>
          </table:table-cell>
          <table:table-cell table:formula="of:=[$Sachsen.E31:$Sachsen.M31]" office:value-type="string" office:string-value="kenny@juz-olbernhau.de" calcext:value-type="string">
            <text:p>kenny@juz-olbernhau.de</text:p>
          </table:table-cell>
          <table:table-cell table:formula="of:=[$Sachsen.F31:$Sachsen.N31]" office:value-type="float" office:value="0" calcext:value-type="float">
            <text:p>0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Sachsen.A32:$Sachsen.I32]" office:value-type="string" office:string-value="Riesa" calcext:value-type="string">
            <text:p>Riesa</text:p>
          </table:table-cell>
          <table:table-cell table:formula="of:=[$Sachsen.B32:$Sachsen.J32]" office:value-type="string" office:string-value="Offenes Jugendhaus" calcext:value-type="string">
            <text:p>Offenes Jugendhaus</text:p>
          </table:table-cell>
          <table:table-cell table:formula="of:=[$Sachsen.C32:$Sachsen.K32]" office:value-type="string" office:string-value="OJH" calcext:value-type="string">
            <text:p>OJH</text:p>
          </table:table-cell>
          <table:table-cell table:formula="of:=[$Sachsen.D32:$Sachsen.L32]" office:value-type="string" office:string-value="ojh-riesa.de" calcext:value-type="string">
            <text:p>ojh-riesa.de</text:p>
          </table:table-cell>
          <table:table-cell table:formula="of:=[$Sachsen.E32:$Sachsen.M32]" office:value-type="string" office:string-value="ojh@outlaw-jugendhilfe.de" calcext:value-type="string">
            <text:p>ojh@outlaw-jugendhilfe.de</text:p>
          </table:table-cell>
          <table:table-cell table:formula="of:=[$Sachsen.F32:$Sachsen.N32]" office:value-type="float" office:value="0" calcext:value-type="float">
            <text:p>0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Sachsen.A33:$Sachsen.I33]" office:value-type="string" office:string-value="Rosswein" calcext:value-type="string">
            <text:p>Rosswein</text:p>
          </table:table-cell>
          <table:table-cell table:formula="of:=[$Sachsen.B33:$Sachsen.J33]" office:value-type="string" office:string-value="Jugendhaus" calcext:value-type="string">
            <text:p>Jugendhaus</text:p>
          </table:table-cell>
          <table:table-cell table:formula="of:=[$Sachsen.C33:$Sachsen.K33]" office:value-type="string" office:string-value="Jugendhaus" calcext:value-type="string">
            <text:p>Jugendhaus</text:p>
          </table:table-cell>
          <table:table-cell table:formula="of:=[$Sachsen.D33:$Sachsen.L33]" office:value-type="string" office:string-value="jugendhaus-rosswein.de" calcext:value-type="string">
            <text:p>jugendhaus-rosswein.de</text:p>
          </table:table-cell>
          <table:table-cell table:formula="of:=[$Sachsen.E33:$Sachsen.M33]" office:value-type="string" office:string-value="jugendhaus.rw@googlemail.com" calcext:value-type="string">
            <text:p>jugendhaus.rw@googlemail.com</text:p>
          </table:table-cell>
          <table:table-cell table:formula="of:=[$Sachsen.F33:$Sachsen.N33]" office:value-type="float" office:value="0" calcext:value-type="float">
            <text:p>0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Sachsen.A34:$Sachsen.I34]" office:value-type="string" office:string-value="Singwitz" calcext:value-type="string">
            <text:p>Singwitz</text:p>
          </table:table-cell>
          <table:table-cell table:formula="of:=[$Sachsen.B34:$Sachsen.J34]" office:value-type="string" office:string-value="Kesselhaus" calcext:value-type="string">
            <text:p>Kesselhaus</text:p>
          </table:table-cell>
          <table:table-cell table:formula="of:=[$Sachsen.C34:$Sachsen.K34]" office:value-type="string" office:string-value="Kesselhaus" calcext:value-type="string">
            <text:p>Kesselhaus</text:p>
          </table:table-cell>
          <table:table-cell table:formula="of:=[$Sachsen.D34:$Sachsen.L34]" office:value-type="string" office:string-value="kesselhauslager.de" calcext:value-type="string">
            <text:p>kesselhauslager.de</text:p>
          </table:table-cell>
          <table:table-cell table:formula="of:=[$Sachsen.E34:$Sachsen.M34]" office:value-type="string" office:string-value="live@kesselhauslager.de" calcext:value-type="string">
            <text:p>live@kesselhauslager.de</text:p>
          </table:table-cell>
          <table:table-cell table:formula="of:=[$Sachsen.F34:$Sachsen.N34]" office:value-type="float" office:value="0" calcext:value-type="float">
            <text:p>0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Sachsen.A35:$Sachsen.I35]" office:value-type="string" office:string-value="Chemnitz" calcext:value-type="string">
            <text:p>Chemnitz</text:p>
          </table:table-cell>
          <table:table-cell table:formula="of:=[$Sachsen.B35:$Sachsen.J35]" office:value-type="string" office:string-value="Sanitätsstelle" calcext:value-type="string">
            <text:p>Sanitätsstelle</text:p>
          </table:table-cell>
          <table:table-cell table:formula="of:=[$Sachsen.C35:$Sachsen.K35]" office:value-type="string" office:string-value="Sanitätsstelle" calcext:value-type="string">
            <text:p>Sanitätsstelle</text:p>
          </table:table-cell>
          <table:table-cell table:formula="of:=[$Sachsen.D35:$Sachsen.L35]" office:value-type="string" office:string-value="sanitaetsstelle.de" calcext:value-type="string">
            <text:p>sanitaetsstelle.de</text:p>
          </table:table-cell>
          <table:table-cell table:formula="of:=[$Sachsen.E35:$Sachsen.M35]" office:value-type="string" office:string-value="-" calcext:value-type="string">
            <text:p>-</text:p>
          </table:table-cell>
          <table:table-cell table:formula="of:=[$Sachsen.F35:$Sachsen.N35]" office:value-type="float" office:value="0" calcext:value-type="float">
            <text:p>0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Sachsen.A36:$Sachsen.I36]" office:value-type="string" office:string-value="Zittau" calcext:value-type="string">
            <text:p>Zittau</text:p>
          </table:table-cell>
          <table:table-cell table:formula="of:=[$Sachsen.B36:$Sachsen.J36]" office:value-type="string" office:string-value="Emil" calcext:value-type="string">
            <text:p>Emil</text:p>
          </table:table-cell>
          <table:table-cell table:formula="of:=[$Sachsen.C36:$Sachsen.K36]" office:value-type="string" office:string-value="Emil, Hallo Kulturgruppe" calcext:value-type="string">
            <text:p>Emil, Hallo Kulturgruppe</text:p>
          </table:table-cell>
          <table:table-cell table:formula="of:=[$Sachsen.D36:$Sachsen.L36]" office:value-type="string" office:string-value="emil-zittau.de" calcext:value-type="string">
            <text:p>emil-zittau.de</text:p>
          </table:table-cell>
          <table:table-cell table:formula="of:=[$Sachsen.E36:$Sachsen.M36]" office:value-type="string" office:string-value="kulturgruppe@emil-zittau.de" calcext:value-type="string">
            <text:p>kulturgruppe@emil-zittau.de</text:p>
          </table:table-cell>
          <table:table-cell table:formula="of:=[$Sachsen.F36:$Sachsen.N36]" office:value-type="float" office:value="0" calcext:value-type="float">
            <text:p>0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Sachsen.A37:$Sachsen.I37]" office:value-type="string" office:string-value="Ostritz" calcext:value-type="string">
            <text:p>Ostritz</text:p>
          </table:table-cell>
          <table:table-cell table:formula="of:=[$Sachsen.B37:$Sachsen.J37]" office:value-type="string" office:string-value="Me O Wa" calcext:value-type="string">
            <text:p>Me O Wa</text:p>
          </table:table-cell>
          <table:table-cell table:formula="of:=[$Sachsen.C37:$Sachsen.K37]" office:value-type="string" office:string-value="Me O Wa" calcext:value-type="string">
            <text:p>Me O Wa</text:p>
          </table:table-cell>
          <table:table-cell table:formula="of:=[$Sachsen.D37:$Sachsen.L37]" office:value-type="string" office:string-value="me-o-wa.de" calcext:value-type="string">
            <text:p>me-o-wa.de</text:p>
          </table:table-cell>
          <table:table-cell table:formula="of:=[$Sachsen.E37:$Sachsen.M37]" office:value-type="string" office:string-value="gig@me-o-wa.de" calcext:value-type="string">
            <text:p>gig@me-o-wa.de</text:p>
          </table:table-cell>
          <table:table-cell table:formula="of:=[$Sachsen.F37:$Sachsen.N37]" office:value-type="float" office:value="0" calcext:value-type="float">
            <text:p>0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Sachsen.A38:$Sachsen.I38]" office:value-type="string" office:string-value="Bischoffswerda" calcext:value-type="string">
            <text:p>Bischoffswerda</text:p>
          </table:table-cell>
          <table:table-cell table:formula="of:=[$Sachsen.B38:$Sachsen.J38]" office:value-type="string" office:string-value="Eastclub" calcext:value-type="string">
            <text:p>Eastclub</text:p>
          </table:table-cell>
          <table:table-cell table:formula="of:=[$Sachsen.C38:$Sachsen.K38]" office:value-type="string" office:string-value="Eastclub" calcext:value-type="string">
            <text:p>Eastclub</text:p>
          </table:table-cell>
          <table:table-cell table:formula="of:=[$Sachsen.D38:$Sachsen.L38]" office:value-type="string" office:string-value="east-club.de" calcext:value-type="string">
            <text:p>east-club.de</text:p>
          </table:table-cell>
          <table:table-cell table:formula="of:=[$Sachsen.E38:$Sachsen.M38]" office:value-type="string" office:string-value="info@east-club.de" calcext:value-type="string">
            <text:p>info@east-club.de</text:p>
          </table:table-cell>
          <table:table-cell table:formula="of:=[$Sachsen.F38:$Sachsen.N38]" office:value-type="float" office:value="0" calcext:value-type="float">
            <text:p>0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Sachsen.A39:$Sachsen.I39]" office:value-type="string" office:string-value="Plauen" calcext:value-type="string">
            <text:p>Plauen</text:p>
          </table:table-cell>
          <table:table-cell table:formula="of:=[$Sachsen.B39:$Sachsen.J39]" office:value-type="string" office:string-value="Alte Kaffeerösterei" calcext:value-type="string">
            <text:p>Alte Kaffeerösterei</text:p>
          </table:table-cell>
          <table:table-cell table:formula="of:=[$Sachsen.C39:$Sachsen.K39]" office:value-type="string" office:string-value="Rösterei" calcext:value-type="string">
            <text:p>Rösterei</text:p>
          </table:table-cell>
          <table:table-cell table:formula="of:=[$Sachsen.D39:$Sachsen.L39]" office:value-type="string" office:string-value="altekaffeeroesterei.de" calcext:value-type="string">
            <text:p>altekaffeeroesterei.de</text:p>
          </table:table-cell>
          <table:table-cell table:formula="of:=[$Sachsen.E39:$Sachsen.M39]" office:value-type="string" office:string-value="booking@altekaffeeroesterei.de" calcext:value-type="string">
            <text:p>booking@altekaffeeroesterei.de</text:p>
          </table:table-cell>
          <table:table-cell table:formula="of:=[$Sachsen.F39:$Sachsen.N39]" office:value-type="float" office:value="0" calcext:value-type="float">
            <text:p>0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Sachsen.A40:$Sachsen.I40]" office:value-type="string" office:string-value="Annaberg" calcext:value-type="string">
            <text:p>Annaberg</text:p>
          </table:table-cell>
          <table:table-cell table:formula="of:=[$Sachsen.B40:$Sachsen.J40]" office:value-type="string" office:string-value="Alte Brauerei" calcext:value-type="string">
            <text:p>Alte Brauerei</text:p>
          </table:table-cell>
          <table:table-cell table:formula="of:=[$Sachsen.C40:$Sachsen.K40]" office:value-type="string" office:string-value="Brauerei" calcext:value-type="string">
            <text:p>Brauerei</text:p>
          </table:table-cell>
          <table:table-cell table:formula="of:=[$Sachsen.D40:$Sachsen.L40]" office:value-type="string" office:string-value="altebrauerei-annaberg.de" calcext:value-type="string">
            <text:p>altebrauerei-annaberg.de</text:p>
          </table:table-cell>
          <table:table-cell table:formula="of:=[$Sachsen.E4:$Sachsen.M4]" office:value-type="string" office:string-value="info@suedbahnhofchemnitz.de" calcext:value-type="string">
            <text:p>info@suedbahnhofchemnitz.de</text:p>
          </table:table-cell>
          <table:table-cell table:formula="of:=[$Sachsen.F40:$Sachsen.N40]" office:value-type="float" office:value="0" calcext:value-type="float">
            <text:p>0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Sachsen.A41:$Sachsen.I41]" office:value-type="string" office:string-value="Zittau" calcext:value-type="string">
            <text:p>Zittau</text:p>
          </table:table-cell>
          <table:table-cell table:formula="of:=[$Sachsen.B41:$Sachsen.J41]" office:value-type="string" office:string-value="Bunter Hund" calcext:value-type="string">
            <text:p>Bunter Hund</text:p>
          </table:table-cell>
          <table:table-cell table:formula="of:=[$Sachsen.C41:$Sachsen.K41]" office:value-type="string" office:string-value="Bunter Hund" calcext:value-type="string">
            <text:p>Bunter Hund</text:p>
          </table:table-cell>
          <table:table-cell table:formula="of:=[$Sachsen.D41:$Sachsen.L41]" office:value-type="string" office:string-value="facebook.com/BunterHundZittau" calcext:value-type="string">
            <text:p>facebook.com/BunterHundZittau</text:p>
          </table:table-cell>
          <table:table-cell table:formula="of:=[$Sachsen.E41:$Sachsen.M41]" office:value-type="string" office:string-value="-" calcext:value-type="string">
            <text:p>-</text:p>
          </table:table-cell>
          <table:table-cell table:formula="of:=[$Sachsen.F41:$Sachsen.N41]" office:value-type="float" office:value="0" calcext:value-type="float">
            <text:p>0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Sachsen.A42:$Sachsen.I42]" office:value-type="string" office:string-value="Hauptmannsgrün" calcext:value-type="string">
            <text:p>Hauptmannsgrün</text:p>
          </table:table-cell>
          <table:table-cell table:formula="of:=[$Sachsen.B42:$Sachsen.J42]" office:value-type="string" office:string-value="Metalclub Reichenbach" calcext:value-type="string">
            <text:p>Metalclub Reichenbach</text:p>
          </table:table-cell>
          <table:table-cell table:formula="of:=[$Sachsen.C42:$Sachsen.K42]" office:value-type="string" office:string-value="Metalclub Reichenbach" calcext:value-type="string">
            <text:p>Metalclub Reichenbach</text:p>
          </table:table-cell>
          <table:table-cell table:formula="of:=[$Sachsen.D42:$Sachsen.L42]" office:value-type="string" office:string-value="metalclub-reichenbach.de" calcext:value-type="string">
            <text:p>metalclub-reichenbach.de</text:p>
          </table:table-cell>
          <table:table-cell table:formula="of:=[$Sachsen.E42:$Sachsen.M42]" office:value-type="string" office:string-value="gruetzer@gmx.de" calcext:value-type="string">
            <text:p>gruetzer@gmx.de</text:p>
          </table:table-cell>
          <table:table-cell table:formula="of:=[$Sachsen.F42:$Sachsen.N42]" office:value-type="float" office:value="0" calcext:value-type="float">
            <text:p>0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Hessen.A2:$Hessen.F2]" office:value-type="string" office:string-value="Alsfeld" calcext:value-type="string">
            <text:p>Alsfeld</text:p>
          </table:table-cell>
          <table:table-cell table:formula="of:=[$Hessen.B2:$Hessen.G2]" office:value-type="string" office:string-value="Rockkeller Aglarond" calcext:value-type="string">
            <text:p>Rockkeller Aglarond</text:p>
          </table:table-cell>
          <table:table-cell table:formula="of:=[$Hessen.C2:$Hessen.H2]" office:value-type="string" office:string-value="Aglarond" calcext:value-type="string">
            <text:p>Aglarond</text:p>
          </table:table-cell>
          <table:table-cell table:formula="of:=[$Hessen.D2:$Hessen.I2]" office:value-type="string" office:string-value="facebook.com/Rockkeller-Aglarond-Alsfeld-458674644175842" calcext:value-type="string">
            <text:p>facebook.com/Rockkeller-Aglarond-Alsfeld-458674644175842</text:p>
          </table:table-cell>
          <table:table-cell table:formula="of:=[$Hessen.E2:$Hessen.J2]" office:value-type="string" office:string-value="-" calcext:value-type="string">
            <text:p>-</text:p>
          </table:table-cell>
          <table:table-cell table:formula="of:=[$Hessen.F2:$Hessen.K2]" office:value-type="float" office:value="0" calcext:value-type="float">
            <text:p>0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Hessen.A3:$Hessen.F3]" office:value-type="string" office:string-value="Bad Neustadt/Saale" calcext:value-type="string">
            <text:p>Bad Neustadt/Saale</text:p>
          </table:table-cell>
          <table:table-cell table:formula="of:=[$Hessen.B3:$Hessen.G3]" office:value-type="string" office:string-value="Juze" calcext:value-type="string">
            <text:p>Juze</text:p>
          </table:table-cell>
          <table:table-cell table:formula="of:=[$Hessen.C3:$Hessen.H3]" office:value-type="string" office:string-value="Juze" calcext:value-type="string">
            <text:p>Juze</text:p>
          </table:table-cell>
          <table:table-cell table:formula="of:=[$Hessen.D3:$Hessen.I3]" office:value-type="string" office:string-value="musicandyouthculture.de" calcext:value-type="string">
            <text:p>musicandyouthculture.de</text:p>
          </table:table-cell>
          <table:table-cell table:formula="of:=[$Hessen.E3:$Hessen.J3]" office:value-type="string" office:string-value="-" calcext:value-type="string">
            <text:p>-</text:p>
          </table:table-cell>
          <table:table-cell table:formula="of:=[$Hessen.F3:$Hessen.K3]" office:value-type="float" office:value="0" calcext:value-type="float">
            <text:p>0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Hessen.A4:$Hessen.F4]" office:value-type="string" office:string-value="Darmstadt" calcext:value-type="string">
            <text:p>Darmstadt</text:p>
          </table:table-cell>
          <table:table-cell table:formula="of:=[$Hessen.B4:$Hessen.G4]" office:value-type="string" office:string-value="Goldene Krone" calcext:value-type="string">
            <text:p>Goldene Krone</text:p>
          </table:table-cell>
          <table:table-cell table:formula="of:=[$Hessen.C4:$Hessen.H4]" office:value-type="string" office:string-value="Julius, Hallo Krone" calcext:value-type="string">
            <text:p>Julius, Hallo Krone</text:p>
          </table:table-cell>
          <table:table-cell table:formula="of:=[$Hessen.D4:$Hessen.I4]" office:value-type="string" office:string-value="goldene-krone.de" calcext:value-type="string">
            <text:p>goldene-krone.de</text:p>
          </table:table-cell>
          <table:table-cell table:formula="of:=[$Hessen.E4:$Hessen.J4]" office:value-type="string" office:string-value="booking@goldene-krone.de" calcext:value-type="string">
            <text:p>booking@goldene-krone.de</text:p>
          </table:table-cell>
          <table:table-cell table:formula="of:=[$Hessen.F4:$Hessen.K4]" office:value-type="float" office:value="0" calcext:value-type="float">
            <text:p>0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Hessen.A5:$Hessen.F5]" office:value-type="string" office:string-value="Darmstadt" calcext:value-type="string">
            <text:p>Darmstadt</text:p>
          </table:table-cell>
          <table:table-cell table:formula="of:=[$Hessen.B5:$Hessen.G5]" office:value-type="string" office:string-value="Steinbruch" calcext:value-type="string">
            <text:p>Steinbruch</text:p>
          </table:table-cell>
          <table:table-cell table:formula="of:=[$Hessen.C5:$Hessen.H5]" office:value-type="string" office:string-value="Steinbruch" calcext:value-type="string">
            <text:p>Steinbruch</text:p>
          </table:table-cell>
          <table:table-cell table:formula="of:=[$Hessen.D5:$Hessen.I5]" office:value-type="string" office:string-value="steinbruch-theater.club" calcext:value-type="string">
            <text:p>steinbruch-theater.club</text:p>
          </table:table-cell>
          <table:table-cell table:formula="of:=[$Hessen.E5:$Hessen.J5]" office:value-type="float" office:value="0" calcext:value-type="float">
            <text:p>0</text:p>
          </table:table-cell>
          <table:table-cell table:formula="of:=[$Hessen.F5:$Hessen.K5]" office:value-type="float" office:value="0" calcext:value-type="float">
            <text:p>0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Hessen.A6:$Hessen.F6]" office:value-type="string" office:string-value="Ennerich" calcext:value-type="string">
            <text:p>Ennerich</text:p>
          </table:table-cell>
          <table:table-cell table:formula="of:=[$Hessen.B6:$Hessen.G6]" office:value-type="string" office:string-value="Second Home " calcext:value-type="string">
            <text:p>Second Home </text:p>
          </table:table-cell>
          <table:table-cell table:formula="of:=[$Hessen.C6:$Hessen.H6]" office:value-type="string" office:string-value="Second Home" calcext:value-type="string">
            <text:p>Second Home</text:p>
          </table:table-cell>
          <table:table-cell table:formula="of:=[$Hessen.D6:$Hessen.I6]" office:value-type="string" office:string-value="facebook.com/SecondHomeEnnerich" calcext:value-type="string">
            <text:p>facebook.com/SecondHomeEnnerich</text:p>
          </table:table-cell>
          <table:table-cell table:formula="of:=[$Hessen.E6:$Hessen.J6]" office:value-type="string" office:string-value="second.home@gmx.de" calcext:value-type="string">
            <text:p>second.home@gmx.de</text:p>
          </table:table-cell>
          <table:table-cell table:formula="of:=[$Hessen.F6:$Hessen.K6]" office:value-type="float" office:value="0" calcext:value-type="float">
            <text:p>0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Hessen.A7:$Hessen.F7]" office:value-type="string" office:string-value="Eschwege" calcext:value-type="string">
            <text:p>Eschwege</text:p>
          </table:table-cell>
          <table:table-cell table:formula="of:=[$Hessen.B7:$Hessen.G7]" office:value-type="string" office:string-value="Juze" calcext:value-type="string">
            <text:p>Juze</text:p>
          </table:table-cell>
          <table:table-cell table:formula="of:=[$Hessen.C7:$Hessen.H7]" office:value-type="string" office:string-value="Juze Schlossmühle" calcext:value-type="string">
            <text:p>Juze Schlossmühle</text:p>
          </table:table-cell>
          <table:table-cell table:formula="of:=[$Hessen.D7:$Hessen.I7]" office:value-type="string" office:string-value="facebook.com/Jugendzentrum-Schlossmühle-147482561946759" calcext:value-type="string">
            <text:p>facebook.com/Jugendzentrum-Schlossmühle-147482561946759</text:p>
          </table:table-cell>
          <table:table-cell table:formula="of:=[$Hessen.E7:$Hessen.J7]" office:value-type="string" office:string-value="juz.schlossmuehle@gmail.com" calcext:value-type="string">
            <text:p>juz.schlossmuehle@gmail.com</text:p>
          </table:table-cell>
          <table:table-cell table:formula="of:=[$Hessen.F7:$Hessen.K7]" office:value-type="float" office:value="0" calcext:value-type="float">
            <text:p>0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Hessen.A8:$Hessen.F8]" office:value-type="string" office:string-value="Flörsheim" calcext:value-type="string">
            <text:p>Flörsheim</text:p>
          </table:table-cell>
          <table:table-cell table:formula="of:=[$Hessen.B8:$Hessen.G8]" office:value-type="string" office:string-value="Moshpit" calcext:value-type="string">
            <text:p>Moshpit</text:p>
          </table:table-cell>
          <table:table-cell table:formula="of:=[$Hessen.C8:$Hessen.H8]" office:value-type="string" office:string-value="Moshpit" calcext:value-type="string">
            <text:p>Moshpit</text:p>
          </table:table-cell>
          <table:table-cell table:formula="of:=[$Hessen.D8:$Hessen.I8]" office:value-type="string" office:string-value="krake-ev.de" calcext:value-type="string">
            <text:p>krake-ev.de</text:p>
          </table:table-cell>
          <table:table-cell table:formula="of:=[$Hessen.E8:$Hessen.J8]" office:value-type="string" office:string-value="-" calcext:value-type="string">
            <text:p>-</text:p>
          </table:table-cell>
          <table:table-cell table:formula="of:=[$Hessen.F8:$Hessen.K8]" office:value-type="float" office:value="0" calcext:value-type="float">
            <text:p>0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Hessen.A9:$Hessen.F9]" office:value-type="string" office:string-value="Frankfurt" calcext:value-type="string">
            <text:p>Frankfurt</text:p>
          </table:table-cell>
          <table:table-cell table:formula="of:=[$Hessen.B9:$Hessen.G9]" office:value-type="string" office:string-value="Elfer" calcext:value-type="string">
            <text:p>Elfer</text:p>
          </table:table-cell>
          <table:table-cell table:formula="of:=[$Hessen.C9:$Hessen.H9]" office:value-type="string" office:string-value="Thomas" calcext:value-type="string">
            <text:p>Thomas</text:p>
          </table:table-cell>
          <table:table-cell table:formula="of:=[$Hessen.D9:$Hessen.I9]" office:value-type="string" office:string-value="www.11-er.de" calcext:value-type="string">
            <text:p>www.11-er.de</text:p>
          </table:table-cell>
          <table:table-cell table:formula="of:=[$Hessen.E9:$Hessen.J9]" office:value-type="string" office:string-value="thomas@11-er.de" calcext:value-type="string">
            <text:p>thomas@11-er.de</text:p>
          </table:table-cell>
          <table:table-cell table:formula="of:=[$Hessen.F9:$Hessen.K9]" office:value-type="float" office:value="0" calcext:value-type="float">
            <text:p>0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Hessen.A10:$Hessen.F10]" office:value-type="string" office:string-value="Frankfurt" calcext:value-type="string">
            <text:p>Frankfurt</text:p>
          </table:table-cell>
          <table:table-cell table:formula="of:=[$Hessen.B10:$Hessen.G10]" office:value-type="string" office:string-value="Klapperfeld" calcext:value-type="string">
            <text:p>Klapperfeld</text:p>
          </table:table-cell>
          <table:table-cell table:formula="of:=[$Hessen.C10:$Hessen.H10]" office:value-type="string" office:string-value="Klapperfeld" calcext:value-type="string">
            <text:p>Klapperfeld</text:p>
          </table:table-cell>
          <table:table-cell table:formula="of:=[$Hessen.D10:$Hessen.I10]" office:value-type="string" office:string-value="faitesvotrejeu.tk" calcext:value-type="string">
            <text:p>faitesvotrejeu.tk</text:p>
          </table:table-cell>
          <table:table-cell table:formula="of:=[$Hessen.E1:$Hessen.J1]" office:value-type="string" office:string-value="E-mail Address" calcext:value-type="string">
            <text:p>E-mail Address</text:p>
          </table:table-cell>
          <table:table-cell table:formula="of:=[$Hessen.F10:$Hessen.K10]" office:value-type="float" office:value="0" calcext:value-type="float">
            <text:p>0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Hessen.A11:$Hessen.F11]" office:value-type="string" office:string-value="Fulda" calcext:value-type="string">
            <text:p>Fulda</text:p>
          </table:table-cell>
          <table:table-cell table:formula="of:=[$Hessen.B11:$Hessen.G11]" office:value-type="string" office:string-value="Cafe Panama" calcext:value-type="string">
            <text:p>Cafe Panama</text:p>
          </table:table-cell>
          <table:table-cell table:formula="of:=[$Hessen.C11:$Hessen.H11]" office:value-type="string" office:string-value="Cafe Panama" calcext:value-type="string">
            <text:p>Cafe Panama</text:p>
          </table:table-cell>
          <table:table-cell table:formula="of:=[$Hessen.D11:$Hessen.I11]" office:value-type="string" office:string-value="facebook.com/cafepanama" calcext:value-type="string">
            <text:p>facebook.com/cafepanama</text:p>
          </table:table-cell>
          <table:table-cell table:formula="of:=[$Hessen.E11:$Hessen.J11]" office:value-type="string" office:string-value="-" calcext:value-type="string">
            <text:p>-</text:p>
          </table:table-cell>
          <table:table-cell table:formula="of:=[$Hessen.F11:$Hessen.K11]" office:value-type="float" office:value="0" calcext:value-type="float">
            <text:p>0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Hessen.A12:$Hessen.F12]" office:value-type="string" office:string-value="Fulda" calcext:value-type="string">
            <text:p>Fulda</text:p>
          </table:table-cell>
          <table:table-cell table:formula="of:=[$Hessen.B12:$Hessen.G12]" office:value-type="string" office:string-value="Kreuz" calcext:value-type="string">
            <text:p>Kreuz</text:p>
          </table:table-cell>
          <table:table-cell table:formula="of:=[$Hessen.C12:$Hessen.H12]" office:value-type="string" office:string-value="Herr Wortmann, Hallo Kreuz Fulda" calcext:value-type="string">
            <text:p>Herr Wortmann, Hallo Kreuz Fulda</text:p>
          </table:table-cell>
          <table:table-cell table:formula="of:=[$Hessen.D12:$Hessen.I12]" office:value-type="string" office:string-value="kreuz.com" calcext:value-type="string">
            <text:p>kreuz.com</text:p>
          </table:table-cell>
          <table:table-cell table:formula="of:=[$Hessen.E12:$Hessen.J12]" office:value-type="string" office:string-value="kreuz@kreuz.com" calcext:value-type="string">
            <text:p>kreuz@kreuz.com</text:p>
          </table:table-cell>
          <table:table-cell table:formula="of:=[$Hessen.F12:$Hessen.K12]" office:value-type="float" office:value="0" calcext:value-type="float">
            <text:p>0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Hessen.A13:$Hessen.F13]" office:value-type="string" office:string-value="Gießen" calcext:value-type="string">
            <text:p>Gießen</text:p>
          </table:table-cell>
          <table:table-cell table:formula="of:=[$Hessen.B13:$Hessen.G13]" office:value-type="string" office:string-value="Alte Kupferschmiede" calcext:value-type="string">
            <text:p>Alte Kupferschmiede</text:p>
          </table:table-cell>
          <table:table-cell table:formula="of:=[$Hessen.C13:$Hessen.H13]" office:value-type="string" office:string-value="Kupferschmiede" calcext:value-type="string">
            <text:p>Kupferschmiede</text:p>
          </table:table-cell>
          <table:table-cell table:formula="of:=[$Hessen.D13:$Hessen.I13]" office:value-type="string" office:string-value="facebook.com/altekupferschmiede" calcext:value-type="string">
            <text:p>facebook.com/altekupferschmiede</text:p>
          </table:table-cell>
          <table:table-cell table:formula="of:=[$Hessen.E13:$Hessen.J13]" office:value-type="string" office:string-value="-" calcext:value-type="string">
            <text:p>-</text:p>
          </table:table-cell>
          <table:table-cell table:formula="of:=[$Hessen.F13:$Hessen.K13]" office:value-type="float" office:value="0" calcext:value-type="float">
            <text:p>0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Hessen.A14:$Hessen.F14]" office:value-type="string" office:string-value="Gelnhausen" calcext:value-type="string">
            <text:p>Gelnhausen</text:p>
          </table:table-cell>
          <table:table-cell table:formula="of:=[$Hessen.B14:$Hessen.G14]" office:value-type="string" office:string-value="Lorbass" calcext:value-type="string">
            <text:p>Lorbass</text:p>
          </table:table-cell>
          <table:table-cell table:formula="of:=[$Hessen.C14:$Hessen.H14]" office:value-type="string" office:string-value="Lorbass" calcext:value-type="string">
            <text:p>Lorbass</text:p>
          </table:table-cell>
          <table:table-cell table:formula="of:=[$Hessen.D14:$Hessen.I14]" office:value-type="string" office:string-value="info@lorbass.de" calcext:value-type="string">
            <text:p>info@lorbass.de</text:p>
          </table:table-cell>
          <table:table-cell table:formula="of:=[$Hessen.E14:$Hessen.J14]" office:value-type="string" office:string-value="lorbass-gelnhausen.de" calcext:value-type="string">
            <text:p>lorbass-gelnhausen.de</text:p>
          </table:table-cell>
          <table:table-cell table:formula="of:=[$Hessen.F14:$Hessen.K14]" office:value-type="float" office:value="0" calcext:value-type="float">
            <text:p>0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Hessen.A15:$Hessen.F15]" office:value-type="string" office:string-value="Hanau" calcext:value-type="string">
            <text:p>Hanau</text:p>
          </table:table-cell>
          <table:table-cell table:formula="of:=[$Hessen.B15:$Hessen.G15]" office:value-type="string" office:string-value="Kuz" calcext:value-type="string">
            <text:p>Kuz</text:p>
          </table:table-cell>
          <table:table-cell table:formula="of:=[$Hessen.C15:$Hessen.H15]" office:value-type="string" office:string-value="Kuz" calcext:value-type="string">
            <text:p>Kuz</text:p>
          </table:table-cell>
          <table:table-cell table:formula="of:=[$Hessen.D15:$Hessen.I15]" office:value-type="string" office:string-value="kuz-hanau.de" calcext:value-type="string">
            <text:p>kuz-hanau.de</text:p>
          </table:table-cell>
          <table:table-cell table:formula="of:=[$Hessen.E15:$Hessen.J15]" office:value-type="string" office:string-value="booking@kuz-hanau.de" calcext:value-type="string">
            <text:p>booking@kuz-hanau.de</text:p>
          </table:table-cell>
          <table:table-cell table:formula="of:=[$Hessen.F15:$Hessen.K15]" office:value-type="float" office:value="0" calcext:value-type="float">
            <text:p>0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Hessen.A16:$Hessen.F16]" office:value-type="string" office:string-value="Karben" calcext:value-type="string">
            <text:p>Karben</text:p>
          </table:table-cell>
          <table:table-cell table:formula="of:=[$Hessen.B16:$Hessen.G16]" office:value-type="string" office:string-value="Kulturscheune" calcext:value-type="string">
            <text:p>Kulturscheune</text:p>
          </table:table-cell>
          <table:table-cell table:formula="of:=[$Hessen.C16:$Hessen.H16]" office:value-type="string" office:string-value="Michael, Hallo Kulturscheune" calcext:value-type="string">
            <text:p>Michael, Hallo Kulturscheune</text:p>
          </table:table-cell>
          <table:table-cell table:formula="of:=[$Hessen.D16:$Hessen.I16]" office:value-type="string" office:string-value="kulturscheune-karben.de" calcext:value-type="string">
            <text:p>kulturscheune-karben.de</text:p>
          </table:table-cell>
          <table:table-cell table:formula="of:=[$Hessen.E16:$Hessen.J16]" office:value-type="string" office:string-value="michael@kulturscheune-karben.de" calcext:value-type="string">
            <text:p>michael@kulturscheune-karben.de</text:p>
          </table:table-cell>
          <table:table-cell table:formula="of:=[$Hessen.F16:$Hessen.K16]" office:value-type="float" office:value="0" calcext:value-type="float">
            <text:p>0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Hessen.A17:$Hessen.F17]" office:value-type="string" office:string-value="Kassel" calcext:value-type="string">
            <text:p>Kassel</text:p>
          </table:table-cell>
          <table:table-cell table:formula="of:=[$Hessen.B17:$Hessen.G17]" office:value-type="string" office:string-value="K19" calcext:value-type="string">
            <text:p>K19</text:p>
          </table:table-cell>
          <table:table-cell table:formula="of:=[$Hessen.C17:$Hessen.H17]" office:value-type="string" office:string-value="Asta" calcext:value-type="string">
            <text:p>Asta</text:p>
          </table:table-cell>
          <table:table-cell table:formula="of:=[$Hessen.D17:$Hessen.I17]" office:value-type="string" office:string-value="kultur@asta-kassel.de" calcext:value-type="string">
            <text:p>kultur@asta-kassel.de</text:p>
          </table:table-cell>
          <table:table-cell table:formula="of:=[$Hessen.E17:$Hessen.J17]" office:value-type="string" office:string-value="www.facebook.com/KulturzentrumK19" calcext:value-type="string">
            <text:p>www.facebook.com/KulturzentrumK19</text:p>
          </table:table-cell>
          <table:table-cell table:formula="of:=[$Hessen.F17:$Hessen.K17]" office:value-type="float" office:value="0" calcext:value-type="float">
            <text:p>0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Hessen.A18:$Hessen.F18]" office:value-type="string" office:string-value="Kassel" calcext:value-type="string">
            <text:p>Kassel</text:p>
          </table:table-cell>
          <table:table-cell table:formula="of:=[$Hessen.B18:$Hessen.G18]" office:value-type="string" office:string-value="Kultur Von Unten" calcext:value-type="string">
            <text:p>Kultur Von Unten</text:p>
          </table:table-cell>
          <table:table-cell table:formula="of:=[$Hessen.C18:$Hessen.H18]" office:value-type="string" office:string-value="Kultur Von Unten" calcext:value-type="string">
            <text:p>Kultur Von Unten</text:p>
          </table:table-cell>
          <table:table-cell table:formula="of:=[$Hessen.D18:$Hessen.I18]" office:value-type="string" office:string-value="wirsindunten.de" calcext:value-type="string">
            <text:p>wirsindunten.de</text:p>
          </table:table-cell>
          <table:table-cell table:formula="of:=[$Hessen.E18:$Hessen.J18]" office:value-type="string" office:string-value="kontakt@wirsindunten.de" calcext:value-type="string">
            <text:p>kontakt@wirsindunten.de</text:p>
          </table:table-cell>
          <table:table-cell table:formula="of:=[$Hessen.F18:$Hessen.K18]" office:value-type="float" office:value="0" calcext:value-type="float">
            <text:p>0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Hessen.A19:$Hessen.F19]" office:value-type="string" office:string-value="Kassel" calcext:value-type="string">
            <text:p>Kassel</text:p>
          </table:table-cell>
          <table:table-cell table:formula="of:=[$Hessen.B19:$Hessen.G19]" office:value-type="string" office:string-value="Fiasko" calcext:value-type="string">
            <text:p>Fiasko</text:p>
          </table:table-cell>
          <table:table-cell table:formula="of:=[$Hessen.C19:$Hessen.H19]" office:value-type="string" office:string-value="Fiasko" calcext:value-type="string">
            <text:p>Fiasko</text:p>
          </table:table-cell>
          <table:table-cell table:formula="of:=[$Hessen.D19:$Hessen.I19]" office:value-type="string" office:string-value="fiasko-kassel.de" calcext:value-type="string">
            <text:p>fiasko-kassel.de</text:p>
          </table:table-cell>
          <table:table-cell table:formula="of:=[$Hessen.E19:$Hessen.J19]" office:value-type="string" office:string-value="box@fiasko-kassel.de" calcext:value-type="string">
            <text:p>box@fiasko-kassel.de</text:p>
          </table:table-cell>
          <table:table-cell table:formula="of:=[$Hessen.F19:$Hessen.K19]" office:value-type="float" office:value="0" calcext:value-type="float">
            <text:p>0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Hessen.A20:$Hessen.F20]" office:value-type="string" office:string-value="Kassel" calcext:value-type="string">
            <text:p>Kassel</text:p>
          </table:table-cell>
          <table:table-cell table:formula="of:=[$Hessen.B20:$Hessen.G20]" office:value-type="string" office:string-value="Schlachthof" calcext:value-type="string">
            <text:p>Schlachthof</text:p>
          </table:table-cell>
          <table:table-cell table:formula="of:=[$Hessen.C20:$Hessen.H20]" office:value-type="string" office:string-value="Schlachthof" calcext:value-type="string">
            <text:p>Schlachthof</text:p>
          </table:table-cell>
          <table:table-cell table:formula="of:=[$Hessen.D20:$Hessen.I20]" office:value-type="string" office:string-value="schlachthof-kassel.de" calcext:value-type="string">
            <text:p>schlachthof-kassel.de</text:p>
          </table:table-cell>
          <table:table-cell table:formula="of:=[$Hessen.E2:$Hessen.J2]" office:value-type="string" office:string-value="-" calcext:value-type="string">
            <text:p>-</text:p>
          </table:table-cell>
          <table:table-cell table:formula="of:=[$Hessen.F20:$Hessen.K20]" office:value-type="float" office:value="0" calcext:value-type="float">
            <text:p>0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Hessen.A21:$Hessen.F21]" office:value-type="string" office:string-value="Langenselbold" calcext:value-type="string">
            <text:p>Langenselbold</text:p>
          </table:table-cell>
          <table:table-cell table:formula="of:=[$Hessen.B21:$Hessen.G21]" office:value-type="string" office:string-value="Juz Underground" calcext:value-type="string">
            <text:p>Juz Underground</text:p>
          </table:table-cell>
          <table:table-cell table:formula="of:=[$Hessen.C21:$Hessen.H21]" office:value-type="string" office:string-value="Juz Underground" calcext:value-type="string">
            <text:p>Juz Underground</text:p>
          </table:table-cell>
          <table:table-cell table:formula="of:=[$Hessen.D21:$Hessen.I21]" office:value-type="string" office:string-value="jufoela.de" calcext:value-type="string">
            <text:p>jufoela.de</text:p>
          </table:table-cell>
          <table:table-cell table:formula="of:=[$Hessen.E21:$Hessen.J21]" office:value-type="string" office:string-value="jugend@jufoela.de" calcext:value-type="string">
            <text:p>jugend@jufoela.de</text:p>
          </table:table-cell>
          <table:table-cell table:formula="of:=[$Hessen.F21:$Hessen.K21]" office:value-type="float" office:value="0" calcext:value-type="float">
            <text:p>0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Hessen.A22:$Hessen.F22]" office:value-type="string" office:string-value="Langenselbold" calcext:value-type="string">
            <text:p>Langenselbold</text:p>
          </table:table-cell>
          <table:table-cell table:formula="of:=[$Hessen.B22:$Hessen.G22]" office:value-type="string" office:string-value="Juz Underground" calcext:value-type="string">
            <text:p>Juz Underground</text:p>
          </table:table-cell>
          <table:table-cell table:formula="of:=[$Hessen.C22:$Hessen.H22]" office:value-type="string" office:string-value="Alex, Hallo Underground" calcext:value-type="string">
            <text:p>Alex, Hallo Underground</text:p>
          </table:table-cell>
          <table:table-cell table:formula="of:=[$Hessen.D22:$Hessen.I22]" office:value-type="string" office:string-value="facebook.com/Volume.de" calcext:value-type="string">
            <text:p>facebook.com/Volume.de</text:p>
          </table:table-cell>
          <table:table-cell table:formula="of:=[$Hessen.E22:$Hessen.J22]" office:value-type="string" office:string-value="alex@volume-music.com" calcext:value-type="string">
            <text:p>alex@volume-music.com</text:p>
          </table:table-cell>
          <table:table-cell table:formula="of:=[$Hessen.F22:$Hessen.K22]" office:value-type="float" office:value="0" calcext:value-type="float">
            <text:p>0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Hessen.A23:$Hessen.F23]" office:value-type="string" office:string-value="Limburg" calcext:value-type="string">
            <text:p>Limburg</text:p>
          </table:table-cell>
          <table:table-cell table:formula="of:=[$Hessen.B23:$Hessen.G23]" office:value-type="string" office:string-value="Kalkrwerk" calcext:value-type="string">
            <text:p>Kalkrwerk</text:p>
          </table:table-cell>
          <table:table-cell table:formula="of:=[$Hessen.C23:$Hessen.H23]" office:value-type="string" office:string-value="Kalkwerk" calcext:value-type="string">
            <text:p>Kalkwerk</text:p>
          </table:table-cell>
          <table:table-cell table:formula="of:=[$Hessen.D23:$Hessen.I23]" office:value-type="string" office:string-value="kakadu.blogsport.eu" calcext:value-type="string">
            <text:p>kakadu.blogsport.eu</text:p>
          </table:table-cell>
          <table:table-cell table:formula="of:=[$Hessen.E23:$Hessen.J23]" office:value-type="string" office:string-value="Kakadu_Kalkwerk@Safe-mail.net" calcext:value-type="string">
            <text:p>Kakadu_Kalkwerk@Safe-mail.net</text:p>
          </table:table-cell>
          <table:table-cell table:formula="of:=[$Hessen.F23:$Hessen.K23]" office:value-type="float" office:value="0" calcext:value-type="float">
            <text:p>0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Hessen.A24:$Hessen.F24]" office:value-type="string" office:string-value="Marburg" calcext:value-type="string">
            <text:p>Marburg</text:p>
          </table:table-cell>
          <table:table-cell table:formula="of:=[$Hessen.B24:$Hessen.G24]" office:value-type="string" office:string-value="Cafe Trauma" calcext:value-type="string">
            <text:p>Cafe Trauma</text:p>
          </table:table-cell>
          <table:table-cell table:formula="of:=[$Hessen.C24:$Hessen.H24]" office:value-type="string" office:string-value="Konzertgruppe, Hallo Trauma" calcext:value-type="string">
            <text:p>Konzertgruppe, Hallo Trauma</text:p>
          </table:table-cell>
          <table:table-cell table:formula="of:=[$Hessen.D24:$Hessen.I24]" office:value-type="string" office:string-value="cafetrauma.de" calcext:value-type="string">
            <text:p>cafetrauma.de</text:p>
          </table:table-cell>
          <table:table-cell table:formula="of:=[$Hessen.E24:$Hessen.J24]" office:value-type="string" office:string-value="info@cafetrauma.de" calcext:value-type="string">
            <text:p>info@cafetrauma.de</text:p>
          </table:table-cell>
          <table:table-cell table:formula="of:=[$Hessen.F24:$Hessen.K24]" office:value-type="float" office:value="0" calcext:value-type="float">
            <text:p>0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Hessen.A25:$Hessen.F25]" office:value-type="string" office:string-value="Marburg" calcext:value-type="string">
            <text:p>Marburg</text:p>
          </table:table-cell>
          <table:table-cell table:formula="of:=[$Hessen.B25:$Hessen.G25]" office:value-type="string" office:string-value="KFZ" calcext:value-type="string">
            <text:p>KFZ</text:p>
          </table:table-cell>
          <table:table-cell table:formula="of:=[$Hessen.C25:$Hessen.H25]" office:value-type="string" office:string-value="Kerstin, Hallo KFZ" calcext:value-type="string">
            <text:p>Kerstin, Hallo KFZ</text:p>
          </table:table-cell>
          <table:table-cell table:formula="of:=[$Hessen.D25:$Hessen.I25]" office:value-type="string" office:string-value="kfz-marburg.de" calcext:value-type="string">
            <text:p>kfz-marburg.de</text:p>
          </table:table-cell>
          <table:table-cell table:formula="of:=[$Hessen.E25:$Hessen.J25]" office:value-type="string" office:string-value="hoffbauer@kfz-marburg.de" calcext:value-type="string">
            <text:p>hoffbauer@kfz-marburg.de</text:p>
          </table:table-cell>
          <table:table-cell table:formula="of:=[$Hessen.F25:$Hessen.K25]" office:value-type="float" office:value="0" calcext:value-type="float">
            <text:p>0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Hessen.A26:$Hessen.F26]" office:value-type="string" office:string-value="Marburg" calcext:value-type="string">
            <text:p>Marburg</text:p>
          </table:table-cell>
          <table:table-cell table:formula="of:=[$Hessen.B26:$Hessen.G26]" office:value-type="string" office:string-value="KFZ" calcext:value-type="string">
            <text:p>KFZ</text:p>
          </table:table-cell>
          <table:table-cell table:formula="of:=[$Hessen.C26:$Hessen.H26]" office:value-type="string" office:string-value="Matthias, Hallo KFZ" calcext:value-type="string">
            <text:p>Matthias, Hallo KFZ</text:p>
          </table:table-cell>
          <table:table-cell table:formula="of:=[$Hessen.D26:$Hessen.I26]" office:value-type="string" office:string-value="kfz-marburg.de" calcext:value-type="string">
            <text:p>kfz-marburg.de</text:p>
          </table:table-cell>
          <table:table-cell table:formula="of:=[$Hessen.E26:$Hessen.J26]" office:value-type="string" office:string-value="wussow@kfz-marburg.de" calcext:value-type="string">
            <text:p>wussow@kfz-marburg.de</text:p>
          </table:table-cell>
          <table:table-cell table:formula="of:=[$Hessen.F26:$Hessen.K26]" office:value-type="float" office:value="0" calcext:value-type="float">
            <text:p>0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Hessen.A27:$Hessen.F27]" office:value-type="string" office:string-value="Marburg" calcext:value-type="string">
            <text:p>Marburg</text:p>
          </table:table-cell>
          <table:table-cell table:formula="of:=[$Hessen.B27:$Hessen.G27]" office:value-type="string" office:string-value="Knubbel" calcext:value-type="string">
            <text:p>Knubbel</text:p>
          </table:table-cell>
          <table:table-cell table:formula="of:=[$Hessen.C27:$Hessen.H27]" office:value-type="string" office:string-value="Knubbel" calcext:value-type="string">
            <text:p>Knubbel</text:p>
          </table:table-cell>
          <table:table-cell table:formula="of:=[$Hessen.D27:$Hessen.I27]" office:value-type="string" office:string-value="knubel.net" calcext:value-type="string">
            <text:p>knubel.net</text:p>
          </table:table-cell>
          <table:table-cell table:formula="of:=[$Hessen.E27:$Hessen.J27]" office:value-type="string" office:string-value="info@knubbel.net" calcext:value-type="string">
            <text:p>info@knubbel.net</text:p>
          </table:table-cell>
          <table:table-cell table:formula="of:=[$Hessen.F27:$Hessen.K27]" office:value-type="float" office:value="0" calcext:value-type="float">
            <text:p>0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Hessen.A28:$Hessen.F28]" office:value-type="string" office:string-value="Michelstadt" calcext:value-type="string">
            <text:p>Michelstadt</text:p>
          </table:table-cell>
          <table:table-cell table:formula="of:=[$Hessen.B28:$Hessen.G28]" office:value-type="string" office:string-value="Unterholz" calcext:value-type="string">
            <text:p>Unterholz</text:p>
          </table:table-cell>
          <table:table-cell table:formula="of:=[$Hessen.C28:$Hessen.H28]" office:value-type="string" office:string-value="Unterholz" calcext:value-type="string">
            <text:p>Unterholz</text:p>
          </table:table-cell>
          <table:table-cell table:formula="of:=[$Hessen.D28:$Hessen.I28]" office:value-type="string" office:string-value="unterholz.club" calcext:value-type="string">
            <text:p>unterholz.club</text:p>
          </table:table-cell>
          <table:table-cell table:formula="of:=[$Hessen.E28:$Hessen.J28]" office:value-type="string" office:string-value="info@unterholz.club" calcext:value-type="string">
            <text:p>info@unterholz.club</text:p>
          </table:table-cell>
          <table:table-cell table:formula="of:=[$Hessen.F28:$Hessen.K28]" office:value-type="float" office:value="0" calcext:value-type="float">
            <text:p>0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Hessen.A29:$Hessen.F29]" office:value-type="string" office:string-value="Michelstadt" calcext:value-type="string">
            <text:p>Michelstadt</text:p>
          </table:table-cell>
          <table:table-cell table:formula="of:=[$Hessen.B29:$Hessen.G29]" office:value-type="string" office:string-value="Unterholz" calcext:value-type="string">
            <text:p>Unterholz</text:p>
          </table:table-cell>
          <table:table-cell table:formula="of:=[$Hessen.C29:$Hessen.H29]" office:value-type="string" office:string-value="Eva, Hallo Unterholz" calcext:value-type="string">
            <text:p>Eva, Hallo Unterholz</text:p>
          </table:table-cell>
          <table:table-cell table:formula="of:=[$Hessen.D29:$Hessen.I29]" office:value-type="string" office:string-value="unterholz.club" calcext:value-type="string">
            <text:p>unterholz.club</text:p>
          </table:table-cell>
          <table:table-cell table:formula="of:=[$Hessen.E29:$Hessen.J29]" office:value-type="string" office:string-value="e.kuger@pq-world.de" calcext:value-type="string">
            <text:p>e.kuger@pq-world.de</text:p>
          </table:table-cell>
          <table:table-cell table:formula="of:=[$Hessen.F29:$Hessen.K29]" office:value-type="float" office:value="0" calcext:value-type="float">
            <text:p>0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Hessen.A30:$Hessen.F30]" office:value-type="string" office:string-value="Offenbach" calcext:value-type="string">
            <text:p>Offenbach</text:p>
          </table:table-cell>
          <table:table-cell table:formula="of:=[$Hessen.B30:$Hessen.G30]" office:value-type="string" office:string-value="Lochlicht Booking" calcext:value-type="string">
            <text:p>Lochlicht Booking</text:p>
          </table:table-cell>
          <table:table-cell table:formula="of:=[$Hessen.C30:$Hessen.H30]" office:value-type="string" office:string-value="Lochlicht Booking" calcext:value-type="string">
            <text:p>Lochlicht Booking</text:p>
          </table:table-cell>
          <table:table-cell table:formula="of:=[$Hessen.D30:$Hessen.I30]" office:value-type="float" office:value="0" calcext:value-type="float">
            <text:p>0</text:p>
          </table:table-cell>
          <table:table-cell table:formula="of:=[$Hessen.E3:$Hessen.J3]" office:value-type="string" office:string-value="-" calcext:value-type="string">
            <text:p>-</text:p>
          </table:table-cell>
          <table:table-cell table:formula="of:=[$Hessen.F30:$Hessen.K30]" office:value-type="float" office:value="0" calcext:value-type="float">
            <text:p>0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Hessen.A31:$Hessen.F31]" office:value-type="string" office:string-value="Rüsselsheim" calcext:value-type="string">
            <text:p>Rüsselsheim</text:p>
          </table:table-cell>
          <table:table-cell table:formula="of:=[$Hessen.B31:$Hessen.G31]" office:value-type="string" office:string-value="Das Rind" calcext:value-type="string">
            <text:p>Das Rind</text:p>
          </table:table-cell>
          <table:table-cell table:formula="of:=[$Hessen.C31:$Hessen.H31]" office:value-type="string" office:string-value="Flo, Hallo Rind" calcext:value-type="string">
            <text:p>Flo, Hallo Rind</text:p>
          </table:table-cell>
          <table:table-cell table:formula="of:=[$Hessen.D31:$Hessen.I31]" office:value-type="string" office:string-value="dasrind.de" calcext:value-type="string">
            <text:p>dasrind.de</text:p>
          </table:table-cell>
          <table:table-cell table:formula="of:=[$Hessen.E31:$Hessen.J31]" office:value-type="string" office:string-value="flo@dasrind.de" calcext:value-type="string">
            <text:p>flo@dasrind.de</text:p>
          </table:table-cell>
          <table:table-cell table:formula="of:=[$Hessen.F31:$Hessen.K31]" office:value-type="float" office:value="0" calcext:value-type="float">
            <text:p>0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Hessen.A32:$Hessen.F32]" office:value-type="string" office:string-value="Wiesbaden" calcext:value-type="string">
            <text:p>Wiesbaden</text:p>
          </table:table-cell>
          <table:table-cell table:formula="of:=[$Hessen.B32:$Hessen.G32]" office:value-type="string" office:string-value="Kulturpalast" calcext:value-type="string">
            <text:p>Kulturpalast</text:p>
          </table:table-cell>
          <table:table-cell table:formula="of:=[$Hessen.C32:$Hessen.H32]" office:value-type="string" office:string-value="Ulf" calcext:value-type="string">
            <text:p>Ulf</text:p>
          </table:table-cell>
          <table:table-cell table:formula="of:=[$Hessen.D32:$Hessen.I32]" office:value-type="string" office:string-value="kulturpalast-wiesbaden.de" calcext:value-type="string">
            <text:p>kulturpalast-wiesbaden.de</text:p>
          </table:table-cell>
          <table:table-cell table:formula="of:=[$Hessen.E32:$Hessen.J32]" office:value-type="string" office:string-value="booking@kulturpalast-wiesbaden.de" calcext:value-type="string">
            <text:p>booking@kulturpalast-wiesbaden.de</text:p>
          </table:table-cell>
          <table:table-cell table:formula="of:=[$Hessen.F32:$Hessen.K32]" office:value-type="float" office:value="0" calcext:value-type="float">
            <text:p>0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Hessen.A33:$Hessen.F33]" office:value-type="string" office:string-value="Wiesbaden" calcext:value-type="string">
            <text:p>Wiesbaden</text:p>
          </table:table-cell>
          <table:table-cell table:formula="of:=[$Hessen.B33:$Hessen.G33]" office:value-type="string" office:string-value="Sabot" calcext:value-type="string">
            <text:p>Sabot</text:p>
          </table:table-cell>
          <table:table-cell table:formula="of:=[$Hessen.C33:$Hessen.H33]" office:value-type="string" office:string-value="Raidy, Hallo Sabot" calcext:value-type="string">
            <text:p>Raidy, Hallo Sabot</text:p>
          </table:table-cell>
          <table:table-cell table:formula="of:=[$Hessen.D33:$Hessen.I33]" office:value-type="string" office:string-value="kulturkneipe-sabot.de" calcext:value-type="string">
            <text:p>kulturkneipe-sabot.de</text:p>
          </table:table-cell>
          <table:table-cell table:formula="of:=[$Hessen.E33:$Hessen.J33]" office:value-type="string" office:string-value="raidy@kulturkneipe-sabot.de" calcext:value-type="string">
            <text:p>raidy@kulturkneipe-sabot.de</text:p>
          </table:table-cell>
          <table:table-cell table:formula="of:=[$Hessen.F33:$Hessen.K33]" office:value-type="float" office:value="0" calcext:value-type="float">
            <text:p>0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Hessen.A34:$Hessen.F34]" office:value-type="string" office:string-value="Wiesbaden" calcext:value-type="string">
            <text:p>Wiesbaden</text:p>
          </table:table-cell>
          <table:table-cell table:formula="of:=[$Hessen.B34:$Hessen.G34]" office:value-type="string" office:string-value="Schlachthof" calcext:value-type="string">
            <text:p>Schlachthof</text:p>
          </table:table-cell>
          <table:table-cell table:formula="of:=[$Hessen.C34:$Hessen.H34]" office:value-type="string" office:string-value="Dennis, Hallo Schlachthof" calcext:value-type="string">
            <text:p>Dennis, Hallo Schlachthof</text:p>
          </table:table-cell>
          <table:table-cell table:formula="of:=[$Hessen.D34:$Hessen.I34]" office:value-type="string" office:string-value="schlachthof-wiesbaden.de" calcext:value-type="string">
            <text:p>schlachthof-wiesbaden.de</text:p>
          </table:table-cell>
          <table:table-cell table:formula="of:=[$Hessen.E34:$Hessen.J34]" office:value-type="string" office:string-value="dennis.peters@schlachthof-wiesbaden.de" calcext:value-type="string">
            <text:p>dennis.peters@schlachthof-wiesbaden.de</text:p>
          </table:table-cell>
          <table:table-cell table:formula="of:=[$Hessen.F34:$Hessen.K34]" office:value-type="string" office:string-value="0163-8939833" calcext:value-type="string">
            <text:p>0163-8939833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Hessen.A35:$Hessen.F35]" office:value-type="string" office:string-value="Wiesbaden" calcext:value-type="string">
            <text:p>Wiesbaden</text:p>
          </table:table-cell>
          <table:table-cell table:formula="of:=[$Hessen.B35:$Hessen.G35]" office:value-type="string" office:string-value="Schlachthof" calcext:value-type="string">
            <text:p>Schlachthof</text:p>
          </table:table-cell>
          <table:table-cell table:formula="of:=[$Hessen.C35:$Hessen.H35]" office:value-type="string" office:string-value="Carsten, Hallo Schlachthof" calcext:value-type="string">
            <text:p>Carsten, Hallo Schlachthof</text:p>
          </table:table-cell>
          <table:table-cell table:formula="of:=[$Hessen.D35:$Hessen.I35]" office:value-type="string" office:string-value="schlachthof-wiesbaden.de" calcext:value-type="string">
            <text:p>schlachthof-wiesbaden.de</text:p>
          </table:table-cell>
          <table:table-cell table:formula="of:=[$Hessen.E35:$Hessen.J35]" office:value-type="string" office:string-value="carsten.schack@schlachthof-wiesbaden.de" calcext:value-type="string">
            <text:p>carsten.schack@schlachthof-wiesbaden.de</text:p>
          </table:table-cell>
          <table:table-cell table:formula="of:=[$Hessen.F35:$Hessen.K35]" office:value-type="float" office:value="0" calcext:value-type="float">
            <text:p>0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Hessen.A36:$Hessen.F36]" office:value-type="string" office:string-value="Gießen" calcext:value-type="string">
            <text:p>Gießen</text:p>
          </table:table-cell>
          <table:table-cell table:formula="of:=[$Hessen.B36:$Hessen.G36]" office:value-type="string" office:string-value="MuK" calcext:value-type="string">
            <text:p>MuK</text:p>
          </table:table-cell>
          <table:table-cell table:formula="of:=[$Hessen.C36:$Hessen.H36]" office:value-type="string" office:string-value="MuK" calcext:value-type="string">
            <text:p>MuK</text:p>
          </table:table-cell>
          <table:table-cell table:formula="of:=[$Hessen.D36:$Hessen.I36]" office:value-type="string" office:string-value="muk-giessen.de" calcext:value-type="string">
            <text:p>muk-giessen.de</text:p>
          </table:table-cell>
          <table:table-cell table:formula="of:=[$Hessen.E36:$Hessen.J36]" office:value-type="string" office:string-value="info@muk-giessen.de" calcext:value-type="string">
            <text:p>info@muk-giessen.de</text:p>
          </table:table-cell>
          <table:table-cell table:formula="of:=[$Hessen.F36:$Hessen.K36]" office:value-type="float" office:value="0" calcext:value-type="float">
            <text:p>0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Hessen.A37:$Hessen.F37]" office:value-type="string" office:string-value="Heuchelheim" calcext:value-type="string">
            <text:p>Heuchelheim</text:p>
          </table:table-cell>
          <table:table-cell table:formula="of:=[$Hessen.B37:$Hessen.G37]" office:value-type="string" office:string-value="Undergrund" calcext:value-type="string">
            <text:p>Undergrund</text:p>
          </table:table-cell>
          <table:table-cell table:formula="of:=[$Hessen.C37:$Hessen.H37]" office:value-type="string" office:string-value="Underground" calcext:value-type="string">
            <text:p>Underground</text:p>
          </table:table-cell>
          <table:table-cell table:formula="of:=[$Hessen.D37:$Hessen.I37]" office:value-type="string" office:string-value="facebook.com/juz.heuchelheim.9" calcext:value-type="string">
            <text:p>facebook.com/juz.heuchelheim.9</text:p>
          </table:table-cell>
          <table:table-cell table:formula="of:=[$Hessen.E37:$Hessen.J37]" office:value-type="string" office:string-value="kontakt@underground-heuchelheim.de" calcext:value-type="string">
            <text:p>kontakt@underground-heuchelheim.de</text:p>
          </table:table-cell>
          <table:table-cell table:formula="of:=[$Hessen.F37:$Hessen.K37]" office:value-type="float" office:value="0" calcext:value-type="float">
            <text:p>0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Hessen.A38:$Hessen.F38]" office:value-type="string" office:string-value="Gießen" calcext:value-type="string">
            <text:p>Gießen</text:p>
          </table:table-cell>
          <table:table-cell table:formula="of:=[$Hessen.B38:$Hessen.G38]" office:value-type="string" office:string-value="Jokus" calcext:value-type="string">
            <text:p>Jokus</text:p>
          </table:table-cell>
          <table:table-cell table:formula="of:=[$Hessen.C38:$Hessen.H38]" office:value-type="string" office:string-value="Jokus" calcext:value-type="string">
            <text:p>Jokus</text:p>
          </table:table-cell>
          <table:table-cell table:formula="of:=[$Hessen.D38:$Hessen.I38]" office:value-type="string" office:string-value="jokus-giessen.de" calcext:value-type="string">
            <text:p>jokus-giessen.de</text:p>
          </table:table-cell>
          <table:table-cell table:formula="of:=[$Hessen.E38:$Hessen.J38]" office:value-type="string" office:string-value="jokus@giessen.de" calcext:value-type="string">
            <text:p>jokus@giessen.de</text:p>
          </table:table-cell>
          <table:table-cell table:formula="of:=[$Hessen.F38:$Hessen.K38]" office:value-type="float" office:value="0" calcext:value-type="float">
            <text:p>0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Hessen.A39:$Hessen.F39]" office:value-type="string" office:string-value="Hanau" calcext:value-type="string">
            <text:p>Hanau</text:p>
          </table:table-cell>
          <table:table-cell table:formula="of:=[$Hessen.B39:$Hessen.G39]" office:value-type="string" office:string-value="Infoladen" calcext:value-type="string">
            <text:p>Infoladen</text:p>
          </table:table-cell>
          <table:table-cell table:formula="of:=[$Hessen.C39:$Hessen.H39]" office:value-type="string" office:string-value="Infoladen" calcext:value-type="string">
            <text:p>Infoladen</text:p>
          </table:table-cell>
          <table:table-cell table:formula="of:=[$Hessen.D39:$Hessen.I39]" office:value-type="string" office:string-value="metzgerstrasse-hanau.de" calcext:value-type="string">
            <text:p>metzgerstrasse-hanau.de</text:p>
          </table:table-cell>
          <table:table-cell table:formula="of:=[$Hessen.E39:$Hessen.J39]" office:value-type="string" office:string-value="Infoladen_hanau@gmx.net" calcext:value-type="string">
            <text:p>Infoladen_hanau@gmx.net</text:p>
          </table:table-cell>
          <table:table-cell table:formula="of:=[$Hessen.F39:$Hessen.K39]" office:value-type="float" office:value="0" calcext:value-type="float">
            <text:p>0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Hessen.A40:$Hessen.F40]" office:value-type="string" office:string-value="Neukirchen" calcext:value-type="string">
            <text:p>Neukirchen</text:p>
          </table:table-cell>
          <table:table-cell table:formula="of:=[$Hessen.B40:$Hessen.G40]" office:value-type="string" office:string-value="Kuz Sägewerk" calcext:value-type="string">
            <text:p>Kuz Sägewerk</text:p>
          </table:table-cell>
          <table:table-cell table:formula="of:=[$Hessen.C40:$Hessen.H40]" office:value-type="string" office:string-value="Kuz Sägewerk" calcext:value-type="string">
            <text:p>Kuz Sägewerk</text:p>
          </table:table-cell>
          <table:table-cell table:formula="of:=[$Hessen.D40:$Hessen.I40]" office:value-type="string" office:string-value="kuz-saegewerk.de" calcext:value-type="string">
            <text:p>kuz-saegewerk.de</text:p>
          </table:table-cell>
          <table:table-cell table:formula="of:=[$Hessen.E4:$Hessen.J4]" office:value-type="string" office:string-value="booking@goldene-krone.de" calcext:value-type="string">
            <text:p>booking@goldene-krone.de</text:p>
          </table:table-cell>
          <table:table-cell table:formula="of:=[$Hessen.F40:$Hessen.K40]" office:value-type="float" office:value="0" calcext:value-type="float">
            <text:p>0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Hessen.A41:$Hessen.F41]" office:value-type="string" office:string-value="Neu Isenburg" calcext:value-type="string">
            <text:p>Neu Isenburg</text:p>
          </table:table-cell>
          <table:table-cell table:formula="of:=[$Hessen.B41:$Hessen.G41]" office:value-type="string" office:string-value="Club Voltaire" calcext:value-type="string">
            <text:p>Club Voltaire</text:p>
          </table:table-cell>
          <table:table-cell table:formula="of:=[$Hessen.C41:$Hessen.H41]" office:value-type="string" office:string-value="Club Voltaire" calcext:value-type="string">
            <text:p>Club Voltaire</text:p>
          </table:table-cell>
          <table:table-cell table:formula="of:=[$Hessen.D41:$Hessen.I41]" office:value-type="string" office:string-value="club-voltaire.de" calcext:value-type="string">
            <text:p>club-voltaire.de</text:p>
          </table:table-cell>
          <table:table-cell table:formula="of:=[$Hessen.E41:$Hessen.J41]" office:value-type="string" office:string-value="clubvoltaire@t-online.de" calcext:value-type="string">
            <text:p>clubvoltaire@t-online.de</text:p>
          </table:table-cell>
          <table:table-cell table:formula="of:=[$Hessen.F41:$Hessen.K41]" office:value-type="float" office:value="0" calcext:value-type="float">
            <text:p>0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Hessen.A42:$Hessen.F42]" office:value-type="string" office:string-value="Lorsch" calcext:value-type="string">
            <text:p>Lorsch</text:p>
          </table:table-cell>
          <table:table-cell table:formula="of:=[$Hessen.B42:$Hessen.G42]" office:value-type="string" office:string-value="Kulturhaus Rex" calcext:value-type="string">
            <text:p>Kulturhaus Rex</text:p>
          </table:table-cell>
          <table:table-cell table:formula="of:=[$Hessen.C42:$Hessen.H42]" office:value-type="string" office:string-value="Kulturhaus" calcext:value-type="string">
            <text:p>Kulturhaus</text:p>
          </table:table-cell>
          <table:table-cell table:formula="of:=[$Hessen.D42:$Hessen.I42]" office:value-type="string" office:string-value="facebook.com/REX.Kulturhaus" calcext:value-type="string">
            <text:p>facebook.com/REX.Kulturhaus</text:p>
          </table:table-cell>
          <table:table-cell table:formula="of:=[$Hessen.E42:$Hessen.J42]" office:value-type="string" office:string-value="-" calcext:value-type="string">
            <text:p>-</text:p>
          </table:table-cell>
          <table:table-cell table:formula="of:=[$Hessen.F42:$Hessen.K42]" office:value-type="float" office:value="0" calcext:value-type="float">
            <text:p>0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Sachsen Anhalt'.A2:$'Sachsen Anhalt'.F2]" office:value-type="string" office:string-value="Bitterfeld" calcext:value-type="string">
            <text:p>Bitterfeld</text:p>
          </table:table-cell>
          <table:table-cell table:formula="of:=[$'Sachsen Anhalt'.B2:$'Sachsen Anhalt'.G2]" office:value-type="string" office:string-value="Bunker" calcext:value-type="string">
            <text:p>Bunker</text:p>
          </table:table-cell>
          <table:table-cell table:formula="of:=[$'Sachsen Anhalt'.C2:$'Sachsen Anhalt'.H2]" office:value-type="string" office:string-value="Roman" calcext:value-type="string">
            <text:p>Roman</text:p>
          </table:table-cell>
          <table:table-cell table:formula="of:=[$'Sachsen Anhalt'.D2:$'Sachsen Anhalt'.I2]" office:value-type="string" office:string-value="facebook.com/bunkerbtf" calcext:value-type="string">
            <text:p>facebook.com/bunkerbtf</text:p>
          </table:table-cell>
          <table:table-cell table:formula="of:=[$'Sachsen Anhalt'.E2:$'Sachsen Anhalt'.J2]" office:value-type="string" office:string-value="-" calcext:value-type="string">
            <text:p>-</text:p>
          </table:table-cell>
          <table:table-cell table:formula="of:=[$'Sachsen Anhalt'.F2:$'Sachsen Anhalt'.K2]" office:value-type="float" office:value="0" calcext:value-type="float">
            <text:p>0</text:p>
          </table:table-cell>
          <table:table-cell office:value-type="string" calcext:value-type="string">
            <text:p>Sachsen-Anhalt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Sachsen Anhalt'.A3:$'Sachsen Anhalt'.F3]" office:value-type="string" office:string-value="Halle" calcext:value-type="string">
            <text:p>Halle</text:p>
          </table:table-cell>
          <table:table-cell table:formula="of:=[$'Sachsen Anhalt'.B3:$'Sachsen Anhalt'.G3]" office:value-type="string" office:string-value="Rockpool e.V." calcext:value-type="string">
            <text:p>Rockpool e.V.</text:p>
          </table:table-cell>
          <table:table-cell table:formula="of:=[$'Sachsen Anhalt'.C3:$'Sachsen Anhalt'.H3]" office:value-type="string" office:string-value="Rockpool" calcext:value-type="string">
            <text:p>Rockpool</text:p>
          </table:table-cell>
          <table:table-cell table:formula="of:=[$'Sachsen Anhalt'.D3:$'Sachsen Anhalt'.I3]" office:value-type="string" office:string-value="facebook.com/rockpoolev" calcext:value-type="string">
            <text:p>facebook.com/rockpoolev</text:p>
          </table:table-cell>
          <table:table-cell table:formula="of:=[$'Sachsen Anhalt'.E3:$'Sachsen Anhalt'.J3]" office:value-type="string" office:string-value="info@rockpool-ev.de" calcext:value-type="string">
            <text:p>info@rockpool-ev.de</text:p>
          </table:table-cell>
          <table:table-cell table:formula="of:=[$'Sachsen Anhalt'.F3:$'Sachsen Anhalt'.K3]" office:value-type="float" office:value="0" calcext:value-type="float">
            <text:p>0</text:p>
          </table:table-cell>
          <table:table-cell office:value-type="string" calcext:value-type="string">
            <text:p>Sachsen-Anhalt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Sachsen Anhalt'.A4:$'Sachsen Anhalt'.F4]" office:value-type="string" office:string-value="Halle " calcext:value-type="string">
            <text:p>Halle </text:p>
          </table:table-cell>
          <table:table-cell table:formula="of:=[$'Sachsen Anhalt'.B4:$'Sachsen Anhalt'.G4]" office:value-type="string" office:string-value="Rockstation" calcext:value-type="string">
            <text:p>Rockstation</text:p>
          </table:table-cell>
          <table:table-cell table:formula="of:=[$'Sachsen Anhalt'.C4:$'Sachsen Anhalt'.H4]" office:value-type="string" office:string-value="Rockstation" calcext:value-type="string">
            <text:p>Rockstation</text:p>
          </table:table-cell>
          <table:table-cell table:formula="of:=[$'Sachsen Anhalt'.D4:$'Sachsen Anhalt'.I4]" office:value-type="string" office:string-value="rockstation-halle.com" calcext:value-type="string">
            <text:p>rockstation-halle.com</text:p>
          </table:table-cell>
          <table:table-cell table:formula="of:=[$'Sachsen Anhalt'.E4:$'Sachsen Anhalt'.J4]" office:value-type="string" office:string-value="-" calcext:value-type="string">
            <text:p>-</text:p>
          </table:table-cell>
          <table:table-cell table:formula="of:=[$'Sachsen Anhalt'.F4:$'Sachsen Anhalt'.K4]" office:value-type="float" office:value="0" calcext:value-type="float">
            <text:p>0</text:p>
          </table:table-cell>
          <table:table-cell office:value-type="string" calcext:value-type="string">
            <text:p>Sachsen-Anhalt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Sachsen Anhalt'.A5:$'Sachsen Anhalt'.F5]" office:value-type="string" office:string-value="Genthin" calcext:value-type="string">
            <text:p>Genthin</text:p>
          </table:table-cell>
          <table:table-cell table:formula="of:=[$'Sachsen Anhalt'.B5:$'Sachsen Anhalt'.G5]" office:value-type="string" office:string-value="Irish Pub" calcext:value-type="string">
            <text:p>Irish Pub</text:p>
          </table:table-cell>
          <table:table-cell table:formula="of:=[$'Sachsen Anhalt'.C5:$'Sachsen Anhalt'.H5]" office:value-type="string" office:string-value="Irish Pub" calcext:value-type="string">
            <text:p>Irish Pub</text:p>
          </table:table-cell>
          <table:table-cell table:formula="of:=[$'Sachsen Anhalt'.D5:$'Sachsen Anhalt'.I5]" office:value-type="string" office:string-value="facebook.com/IrishPubGenthin" calcext:value-type="string">
            <text:p>facebook.com/IrishPubGenthin</text:p>
          </table:table-cell>
          <table:table-cell table:formula="of:=[$'Sachsen Anhalt'.E5:$'Sachsen Anhalt'.J5]" office:value-type="float" office:value="0" calcext:value-type="float">
            <text:p>0</text:p>
          </table:table-cell>
          <table:table-cell table:formula="of:=[$'Sachsen Anhalt'.F5:$'Sachsen Anhalt'.K5]" office:value-type="float" office:value="0" calcext:value-type="float">
            <text:p>0</text:p>
          </table:table-cell>
          <table:table-cell office:value-type="string" calcext:value-type="string">
            <text:p>Sachsen-Anhalt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Sachsen Anhalt'.A6:$'Sachsen Anhalt'.F6]" office:value-type="string" office:string-value="Halle" calcext:value-type="string">
            <text:p>Halle</text:p>
          </table:table-cell>
          <table:table-cell table:formula="of:=[$'Sachsen Anhalt'.B6:$'Sachsen Anhalt'.G6]" office:value-type="string" office:string-value="Reil78" calcext:value-type="string">
            <text:p>Reil78</text:p>
          </table:table-cell>
          <table:table-cell table:formula="of:=[$'Sachsen Anhalt'.C6:$'Sachsen Anhalt'.H6]" office:value-type="string" office:string-value="Reil78" calcext:value-type="string">
            <text:p>Reil78</text:p>
          </table:table-cell>
          <table:table-cell table:formula="of:=[$'Sachsen Anhalt'.D6:$'Sachsen Anhalt'.I6]" office:value-type="string" office:string-value="http://reil78.de" calcext:value-type="string">
            <text:p>http://reil78.de</text:p>
          </table:table-cell>
          <table:table-cell table:formula="of:=[$'Sachsen Anhalt'.E6:$'Sachsen Anhalt'.J6]" office:value-type="string" office:string-value="reil78@yahoo.de" calcext:value-type="string">
            <text:p>reil78@yahoo.de</text:p>
          </table:table-cell>
          <table:table-cell table:formula="of:=[$'Sachsen Anhalt'.F6:$'Sachsen Anhalt'.K6]" office:value-type="float" office:value="0" calcext:value-type="float">
            <text:p>0</text:p>
          </table:table-cell>
          <table:table-cell office:value-type="string" calcext:value-type="string">
            <text:p>Sachsen-Anhalt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Sachsen Anhalt'.A7:$'Sachsen Anhalt'.F7]" office:value-type="string" office:string-value="Halle" calcext:value-type="string">
            <text:p>Halle</text:p>
          </table:table-cell>
          <table:table-cell table:formula="of:=[$'Sachsen Anhalt'.B7:$'Sachsen Anhalt'.G7]" office:value-type="string" office:string-value="Schaf Auf Eisenberg Booking" calcext:value-type="string">
            <text:p>Schaf Auf Eisenberg Booking</text:p>
          </table:table-cell>
          <table:table-cell table:formula="of:=[$'Sachsen Anhalt'.C7:$'Sachsen Anhalt'.H7]" office:value-type="string" office:string-value="Schaf Auf Eisenberg Booking" calcext:value-type="string">
            <text:p>Schaf Auf Eisenberg Booking</text:p>
          </table:table-cell>
          <table:table-cell table:formula="of:=[$'Sachsen Anhalt'.D7:$'Sachsen Anhalt'.I7]" office:value-type="float" office:value="0" calcext:value-type="float">
            <text:p>0</text:p>
          </table:table-cell>
          <table:table-cell table:formula="of:=[$'Sachsen Anhalt'.E7:$'Sachsen Anhalt'.J7]" office:value-type="string" office:string-value="schaf.auf.eisenberg@gmx.de" calcext:value-type="string">
            <text:p>schaf.auf.eisenberg@gmx.de</text:p>
          </table:table-cell>
          <table:table-cell table:formula="of:=[$'Sachsen Anhalt'.F7:$'Sachsen Anhalt'.K7]" office:value-type="float" office:value="0" calcext:value-type="float">
            <text:p>0</text:p>
          </table:table-cell>
          <table:table-cell office:value-type="string" calcext:value-type="string">
            <text:p>Sachsen-Anhalt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Sachsen Anhalt'.A8:$'Sachsen Anhalt'.F8]" office:value-type="string" office:string-value="Halle" calcext:value-type="string">
            <text:p>Halle</text:p>
          </table:table-cell>
          <table:table-cell table:formula="of:=[$'Sachsen Anhalt'.B8:$'Sachsen Anhalt'.G8]" office:value-type="string" office:string-value="VL Ludwigstraße" calcext:value-type="string">
            <text:p>VL Ludwigstraße</text:p>
          </table:table-cell>
          <table:table-cell table:formula="of:=[$'Sachsen Anhalt'.C8:$'Sachsen Anhalt'.H8]" office:value-type="string" office:string-value="VL Ludwigstraße" calcext:value-type="string">
            <text:p>VL Ludwigstraße</text:p>
          </table:table-cell>
          <table:table-cell table:formula="of:=[$'Sachsen Anhalt'.D8:$'Sachsen Anhalt'.I8]" office:value-type="float" office:value="0" calcext:value-type="float">
            <text:p>0</text:p>
          </table:table-cell>
          <table:table-cell table:formula="of:=[$'Sachsen Anhalt'.E8:$'Sachsen Anhalt'.J8]" office:value-type="string" office:string-value="igkult@ludwigstraße37.de" calcext:value-type="string">
            <text:p>igkult@ludwigstraße37.de</text:p>
          </table:table-cell>
          <table:table-cell table:formula="of:=[$'Sachsen Anhalt'.F8:$'Sachsen Anhalt'.K8]" office:value-type="float" office:value="0" calcext:value-type="float">
            <text:p>0</text:p>
          </table:table-cell>
          <table:table-cell office:value-type="string" calcext:value-type="string">
            <text:p>Sachsen-Anhalt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Sachsen Anhalt'.A9:$'Sachsen Anhalt'.F9]" office:value-type="string" office:string-value="Halberstadt" calcext:value-type="string">
            <text:p>Halberstadt</text:p>
          </table:table-cell>
          <table:table-cell table:formula="of:=[$'Sachsen Anhalt'.B9:$'Sachsen Anhalt'.G9]" office:value-type="string" office:string-value="Zora" calcext:value-type="string">
            <text:p>Zora</text:p>
          </table:table-cell>
          <table:table-cell table:formula="of:=[$'Sachsen Anhalt'.C9:$'Sachsen Anhalt'.H9]" office:value-type="string" office:string-value="Zora" calcext:value-type="string">
            <text:p>Zora</text:p>
          </table:table-cell>
          <table:table-cell table:formula="of:=[$'Sachsen Anhalt'.D9:$'Sachsen Anhalt'.I9]" office:value-type="string" office:string-value="zorahbs.blogsport.de" calcext:value-type="string">
            <text:p>zorahbs.blogsport.de</text:p>
          </table:table-cell>
          <table:table-cell table:formula="of:=[$'Sachsen Anhalt'.E9:$'Sachsen Anhalt'.J9]" office:value-type="string" office:string-value="verwaltung@zora.de" calcext:value-type="string">
            <text:p>verwaltung@zora.de</text:p>
          </table:table-cell>
          <table:table-cell table:formula="of:=[$'Sachsen Anhalt'.F9:$'Sachsen Anhalt'.K9]" office:value-type="float" office:value="0" calcext:value-type="float">
            <text:p>0</text:p>
          </table:table-cell>
          <table:table-cell office:value-type="string" calcext:value-type="string">
            <text:p>Sachsen-Anhalt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Sachsen Anhalt'.A10:$'Sachsen Anhalt'.F10]" office:value-type="string" office:string-value="Magdeburg" calcext:value-type="string">
            <text:p>Magdeburg</text:p>
          </table:table-cell>
          <table:table-cell table:formula="of:=[$'Sachsen Anhalt'.B10:$'Sachsen Anhalt'.G10]" office:value-type="string" office:string-value="Factory" calcext:value-type="string">
            <text:p>Factory</text:p>
          </table:table-cell>
          <table:table-cell table:formula="of:=[$'Sachsen Anhalt'.C10:$'Sachsen Anhalt'.H10]" office:value-type="string" office:string-value="Factory" calcext:value-type="string">
            <text:p>Factory</text:p>
          </table:table-cell>
          <table:table-cell table:formula="of:=[$'Sachsen Anhalt'.D10:$'Sachsen Anhalt'.I10]" office:value-type="string" office:string-value="factory-magdeburg.de" calcext:value-type="string">
            <text:p>factory-magdeburg.de</text:p>
          </table:table-cell>
          <table:table-cell table:formula="of:=[$'Sachsen Anhalt'.E1:$'Sachsen Anhalt'.J1]" office:value-type="string" office:string-value="E-mail Address" calcext:value-type="string">
            <text:p>E-mail Address</text:p>
          </table:table-cell>
          <table:table-cell table:formula="of:=[$'Sachsen Anhalt'.F10:$'Sachsen Anhalt'.K10]" office:value-type="float" office:value="0" calcext:value-type="float">
            <text:p>0</text:p>
          </table:table-cell>
          <table:table-cell office:value-type="string" calcext:value-type="string">
            <text:p>Sachsen-Anhalt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Sachsen Anhalt'.A11:$'Sachsen Anhalt'.F11]" office:value-type="string" office:string-value="Leipzig" calcext:value-type="string">
            <text:p>Leipzig</text:p>
          </table:table-cell>
          <table:table-cell table:formula="of:=[$'Sachsen Anhalt'.B11:$'Sachsen Anhalt'.G11]" office:value-type="string" office:string-value="4 Rooms" calcext:value-type="string">
            <text:p>4 Rooms</text:p>
          </table:table-cell>
          <table:table-cell table:formula="of:=[$'Sachsen Anhalt'.C11:$'Sachsen Anhalt'.H11]" office:value-type="string" office:string-value="4 Rooms" calcext:value-type="string">
            <text:p>4 Rooms</text:p>
          </table:table-cell>
          <table:table-cell table:formula="of:=[$'Sachsen Anhalt'.D11:$'Sachsen Anhalt'.I11]" office:value-type="string" office:string-value="http://fourooms.net/" calcext:value-type="string">
            <text:p>http://fourooms.net/</text:p>
          </table:table-cell>
          <table:table-cell table:formula="of:=[$'Sachsen Anhalt'.E11:$'Sachsen Anhalt'.J11]" office:value-type="string" office:string-value="mail@fourooms.net" calcext:value-type="string">
            <text:p>mail@fourooms.net</text:p>
          </table:table-cell>
          <table:table-cell table:formula="of:=[$'Sachsen Anhalt'.F11:$'Sachsen Anhalt'.K11]" office:value-type="string" office:string-value="0177 7944007" calcext:value-type="string">
            <text:p>0177 7944007</text:p>
          </table:table-cell>
          <table:table-cell office:value-type="string" calcext:value-type="string">
            <text:p>Sachsen-Anhalt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erlin.A2:$Berlin.F2]" office:value-type="string" office:string-value="Berlin" calcext:value-type="string">
            <text:p>Berlin</text:p>
          </table:table-cell>
          <table:table-cell table:formula="of:=[$Berlin.B2:$Berlin.G2]" office:value-type="string" office:string-value="Cassiopeia" calcext:value-type="string">
            <text:p>Cassiopeia</text:p>
          </table:table-cell>
          <table:table-cell table:formula="of:=[$Berlin.C2:$Berlin.H2]" office:value-type="string" office:string-value="Jakob" calcext:value-type="string">
            <text:p>Jakob</text:p>
          </table:table-cell>
          <table:table-cell table:formula="of:=[$Berlin.D2:$Berlin.I2]" office:value-type="string" office:string-value="cassiopeia-berlin.de" calcext:value-type="string">
            <text:p>cassiopeia-berlin.de</text:p>
          </table:table-cell>
          <table:table-cell table:formula="of:=[$Berlin.E2:$Berlin.J2]" office:value-type="string" office:string-value="jakob@cassiopeia-berlin.de" calcext:value-type="string">
            <text:p>jakob@cassiopeia-berlin.de</text:p>
          </table:table-cell>
          <table:table-cell table:formula="of:=[$Berlin.F2:$Berlin.K2]" office:value-type="float" office:value="0" calcext:value-type="float">
            <text:p>0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erlin.A3:$Berlin.F3]" office:value-type="string" office:string-value="Berlin" calcext:value-type="string">
            <text:p>Berlin</text:p>
          </table:table-cell>
          <table:table-cell table:formula="of:=[$Berlin.B3:$Berlin.G3]" office:value-type="string" office:string-value="For Life Concerts" calcext:value-type="string">
            <text:p>For Life Concerts</text:p>
          </table:table-cell>
          <table:table-cell table:formula="of:=[$Berlin.C3:$Berlin.H3]" office:value-type="string" office:string-value="For Life Concerts" calcext:value-type="string">
            <text:p>For Life Concerts</text:p>
          </table:table-cell>
          <table:table-cell table:formula="of:=[$Berlin.D3:$Berlin.I3]" office:value-type="string" office:string-value="facebook.com/4LifeConcertsBerlin" calcext:value-type="string">
            <text:p>facebook.com/4LifeConcertsBerlin</text:p>
          </table:table-cell>
          <table:table-cell table:formula="of:=[$Berlin.E3:$Berlin.J3]" office:value-type="string" office:string-value="forlifeconcerts@web.de" calcext:value-type="string">
            <text:p>forlifeconcerts@web.de</text:p>
          </table:table-cell>
          <table:table-cell table:formula="of:=[$Berlin.F3:$Berlin.K3]" office:value-type="float" office:value="0" calcext:value-type="float">
            <text:p>0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erlin.A4:$Berlin.F4]" office:value-type="string" office:string-value="Berlin" calcext:value-type="string">
            <text:p>Berlin</text:p>
          </table:table-cell>
          <table:table-cell table:formula="of:=[$Berlin.B4:$Berlin.G4]" office:value-type="string" office:string-value="K17" calcext:value-type="string">
            <text:p>K17</text:p>
          </table:table-cell>
          <table:table-cell table:formula="of:=[$Berlin.C4:$Berlin.H4]" office:value-type="string" office:string-value="K17" calcext:value-type="string">
            <text:p>K17</text:p>
          </table:table-cell>
          <table:table-cell table:formula="of:=[$Berlin.D4:$Berlin.I4]" office:value-type="string" office:string-value="k17-berlin.de" calcext:value-type="string">
            <text:p>k17-berlin.de</text:p>
          </table:table-cell>
          <table:table-cell table:formula="of:=[$Berlin.E4:$Berlin.J4]" office:value-type="string" office:string-value="office@k17-berlin.de" calcext:value-type="string">
            <text:p>office@k17-berlin.de</text:p>
          </table:table-cell>
          <table:table-cell table:formula="of:=[$Berlin.F4:$Berlin.K4]" office:value-type="float" office:value="0" calcext:value-type="float">
            <text:p>0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erlin.A5:$Berlin.F5]" office:value-type="string" office:string-value="Berlin" calcext:value-type="string">
            <text:p>Berlin</text:p>
          </table:table-cell>
          <table:table-cell table:formula="of:=[$Berlin.B5:$Berlin.G5]" office:value-type="string" office:string-value="Musik und Frieden" calcext:value-type="string">
            <text:p>Musik und Frieden</text:p>
          </table:table-cell>
          <table:table-cell table:formula="of:=[$Berlin.C5:$Berlin.H5]" office:value-type="string" office:string-value="Musik und Frieden" calcext:value-type="string">
            <text:p>Musik und Frieden</text:p>
          </table:table-cell>
          <table:table-cell table:formula="of:=[$Berlin.D5:$Berlin.I5]" office:value-type="string" office:string-value="musikundfrieden.de" calcext:value-type="string">
            <text:p>musikundfrieden.de</text:p>
          </table:table-cell>
          <table:table-cell table:formula="of:=[$Berlin.E5:$Berlin.J5]" office:value-type="string" office:string-value="info@musikundfrieden.de" calcext:value-type="string">
            <text:p>info@musikundfrieden.de</text:p>
          </table:table-cell>
          <table:table-cell table:formula="of:=[$Berlin.F5:$Berlin.K5]" office:value-type="float" office:value="0" calcext:value-type="float">
            <text:p>0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erlin.A6:$Berlin.F6]" office:value-type="string" office:string-value="Berlin" calcext:value-type="string">
            <text:p>Berlin</text:p>
          </table:table-cell>
          <table:table-cell table:formula="of:=[$Berlin.B6:$Berlin.G6]" office:value-type="string" office:string-value="Roter Baum" calcext:value-type="string">
            <text:p>Roter Baum</text:p>
          </table:table-cell>
          <table:table-cell table:formula="of:=[$Berlin.C6:$Berlin.H6]" office:value-type="string" office:string-value="Roter Baum" calcext:value-type="string">
            <text:p>Roter Baum</text:p>
          </table:table-cell>
          <table:table-cell table:formula="of:=[$Berlin.D6:$Berlin.I6]" office:value-type="string" office:string-value="roter-baum-berlin.de" calcext:value-type="string">
            <text:p>roter-baum-berlin.de</text:p>
          </table:table-cell>
          <table:table-cell table:formula="of:=[$Berlin.E6:$Berlin.J6]" office:value-type="string" office:string-value="info@roter-baum-berlin.de" calcext:value-type="string">
            <text:p>info@roter-baum-berlin.de</text:p>
          </table:table-cell>
          <table:table-cell table:formula="of:=[$Berlin.F6:$Berlin.K6]" office:value-type="float" office:value="0" calcext:value-type="float">
            <text:p>0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erlin.A7:$Berlin.F7]" office:value-type="string" office:string-value="Berlin" calcext:value-type="string">
            <text:p>Berlin</text:p>
          </table:table-cell>
          <table:table-cell table:formula="of:=[$Berlin.B7:$Berlin.G7]" office:value-type="string" office:string-value="Sage Club" calcext:value-type="string">
            <text:p>Sage Club</text:p>
          </table:table-cell>
          <table:table-cell table:formula="of:=[$Berlin.C7:$Berlin.H7]" office:value-type="string" office:string-value="Sage Club" calcext:value-type="string">
            <text:p>Sage Club</text:p>
          </table:table-cell>
          <table:table-cell table:formula="of:=[$Berlin.D7:$Berlin.I7]" office:value-type="string" office:string-value="sage-club.de" calcext:value-type="string">
            <text:p>sage-club.de</text:p>
          </table:table-cell>
          <table:table-cell table:formula="of:=[$Berlin.E7:$Berlin.J7]" office:value-type="string" office:string-value="-" calcext:value-type="string">
            <text:p>-</text:p>
          </table:table-cell>
          <table:table-cell table:formula="of:=[$Berlin.F7:$Berlin.K7]" office:value-type="float" office:value="0" calcext:value-type="float">
            <text:p>0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erlin.A8:$Berlin.F8]" office:value-type="string" office:string-value="Berlin" calcext:value-type="string">
            <text:p>Berlin</text:p>
          </table:table-cell>
          <table:table-cell table:formula="of:=[$Berlin.B8:$Berlin.G8]" office:value-type="string" office:string-value="Zilini" calcext:value-type="string">
            <text:p>Zilini</text:p>
          </table:table-cell>
          <table:table-cell table:formula="of:=[$Berlin.C8:$Berlin.H8]" office:value-type="string" office:string-value="Zilini" calcext:value-type="string">
            <text:p>Zilini</text:p>
          </table:table-cell>
          <table:table-cell table:formula="of:=[$Berlin.D8:$Berlin.I8]" office:value-type="string" office:string-value="zilini.de" calcext:value-type="string">
            <text:p>zilini.de</text:p>
          </table:table-cell>
          <table:table-cell table:formula="of:=[$Berlin.E8:$Berlin.J8]" office:value-type="string" office:string-value="-" calcext:value-type="string">
            <text:p>-</text:p>
          </table:table-cell>
          <table:table-cell table:formula="of:=[$Berlin.F8:$Berlin.K8]" office:value-type="string" office:string-value="030-3329589" calcext:value-type="string">
            <text:p>030-3329589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erlin.A9:$Berlin.F9]" office:value-type="string" office:string-value="Berlin" calcext:value-type="string">
            <text:p>Berlin</text:p>
          </table:table-cell>
          <table:table-cell table:formula="of:=[$Berlin.B9:$Berlin.G9]" office:value-type="string" office:string-value="Tiefgrund" calcext:value-type="string">
            <text:p>Tiefgrund</text:p>
          </table:table-cell>
          <table:table-cell table:formula="of:=[$Berlin.C9:$Berlin.H9]" office:value-type="string" office:string-value="Tiefgrund" calcext:value-type="string">
            <text:p>Tiefgrund</text:p>
          </table:table-cell>
          <table:table-cell table:formula="of:=[$Berlin.D9:$Berlin.I9]" office:value-type="string" office:string-value="tiefgrund-venue.com" calcext:value-type="string">
            <text:p>tiefgrund-venue.com</text:p>
          </table:table-cell>
          <table:table-cell table:formula="of:=[$Berlin.E9:$Berlin.J9]" office:value-type="string" office:string-value="contact@tiefgrund-venue.com" calcext:value-type="string">
            <text:p>contact@tiefgrund-venue.com</text:p>
          </table:table-cell>
          <table:table-cell table:formula="of:=[$Berlin.F9:$Berlin.K9]" office:value-type="float" office:value="0" calcext:value-type="float">
            <text:p>0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erlin.A10:$Berlin.F10]" office:value-type="string" office:string-value="Berlin" calcext:value-type="string">
            <text:p>Berlin</text:p>
          </table:table-cell>
          <table:table-cell table:formula="of:=[$Berlin.B10:$Berlin.G10]" office:value-type="string" office:string-value="White Trash" calcext:value-type="string">
            <text:p>White Trash</text:p>
          </table:table-cell>
          <table:table-cell table:formula="of:=[$Berlin.C10:$Berlin.H10]" office:value-type="string" office:string-value="White Trash" calcext:value-type="string">
            <text:p>White Trash</text:p>
          </table:table-cell>
          <table:table-cell table:formula="of:=[$Berlin.D10:$Berlin.I10]" office:value-type="string" office:string-value="whitetrashfastfood.com" calcext:value-type="string">
            <text:p>whitetrashfastfood.com</text:p>
          </table:table-cell>
          <table:table-cell table:formula="of:=[$Berlin.E1:$Berlin.J1]" office:value-type="string" office:string-value="E-mail Address" calcext:value-type="string">
            <text:p>E-mail Address</text:p>
          </table:table-cell>
          <table:table-cell table:formula="of:=[$Berlin.F10:$Berlin.K10]" office:value-type="float" office:value="0" calcext:value-type="float">
            <text:p>0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erlin.A11:$Berlin.F11]" office:value-type="string" office:string-value="Berlin" calcext:value-type="string">
            <text:p>Berlin</text:p>
          </table:table-cell>
          <table:table-cell table:formula="of:=[$Berlin.B11:$Berlin.G11]" office:value-type="string" office:string-value="Jugendclub Klinke" calcext:value-type="string">
            <text:p>Jugendclub Klinke</text:p>
          </table:table-cell>
          <table:table-cell table:formula="of:=[$Berlin.C11:$Berlin.H11]" office:value-type="string" office:string-value="Jugendclub Klinke" calcext:value-type="string">
            <text:p>Jugendclub Klinke</text:p>
          </table:table-cell>
          <table:table-cell table:formula="of:=[$Berlin.D11:$Berlin.I11]" office:value-type="string" office:string-value="klub-dieklinke.de" calcext:value-type="string">
            <text:p>klub-dieklinke.de</text:p>
          </table:table-cell>
          <table:table-cell table:formula="of:=[$Berlin.E11:$Berlin.J11]" office:value-type="string" office:string-value="klinke.jugendclub@gmx.de" calcext:value-type="string">
            <text:p>klinke.jugendclub@gmx.de</text:p>
          </table:table-cell>
          <table:table-cell table:formula="of:=[$Berlin.F11:$Berlin.K11]" office:value-type="float" office:value="0" calcext:value-type="float">
            <text:p>0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erlin.A12:$Berlin.F12]" office:value-type="string" office:string-value="Berlin" calcext:value-type="string">
            <text:p>Berlin</text:p>
          </table:table-cell>
          <table:table-cell table:formula="of:=[$Berlin.B12:$Berlin.G12]" office:value-type="string" office:string-value="XB Liebig" calcext:value-type="string">
            <text:p>XB Liebig</text:p>
          </table:table-cell>
          <table:table-cell table:formula="of:=[$Berlin.C12:$Berlin.H12]" office:value-type="string" office:string-value="XB Liebig" calcext:value-type="string">
            <text:p>XB Liebig</text:p>
          </table:table-cell>
          <table:table-cell table:formula="of:=[$Berlin.D12:$Berlin.I12]" office:value-type="string" office:string-value="xb.blogsport.de" calcext:value-type="string">
            <text:p>xb.blogsport.de</text:p>
          </table:table-cell>
          <table:table-cell table:formula="of:=[$Berlin.E12:$Berlin.J12]" office:value-type="string" office:string-value="xb@riseup.net" calcext:value-type="string">
            <text:p>xb@riseup.net</text:p>
          </table:table-cell>
          <table:table-cell table:formula="of:=[$Berlin.F12:$Berlin.K12]" office:value-type="float" office:value="0" calcext:value-type="float">
            <text:p>0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erlin.A13:$Berlin.F13]" office:value-type="string" office:string-value="Berlin" calcext:value-type="string">
            <text:p>Berlin</text:p>
          </table:table-cell>
          <table:table-cell table:formula="of:=[$Berlin.B13:$Berlin.G13]" office:value-type="string" office:string-value="Bunte Kuh" calcext:value-type="string">
            <text:p>Bunte Kuh</text:p>
          </table:table-cell>
          <table:table-cell table:formula="of:=[$Berlin.C13:$Berlin.H13]" office:value-type="string" office:string-value="Bunte Kuh" calcext:value-type="string">
            <text:p>Bunte Kuh</text:p>
          </table:table-cell>
          <table:table-cell table:formula="of:=[$Berlin.D13:$Berlin.I13]" office:value-type="string" office:string-value="buntekuhverein.de" calcext:value-type="string">
            <text:p>buntekuhverein.de</text:p>
          </table:table-cell>
          <table:table-cell table:formula="of:=[$Berlin.E13:$Berlin.J13]" office:value-type="string" office:string-value="buntekuhverein@gmx.de" calcext:value-type="string">
            <text:p>buntekuhverein@gmx.de</text:p>
          </table:table-cell>
          <table:table-cell table:formula="of:=[$Berlin.F13:$Berlin.K13]" office:value-type="float" office:value="0" calcext:value-type="float">
            <text:p>0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erlin.A14:$Berlin.F14]" office:value-type="string" office:string-value="Berlin" calcext:value-type="string">
            <text:p>Berlin</text:p>
          </table:table-cell>
          <table:table-cell table:formula="of:=[$Berlin.B14:$Berlin.G14]" office:value-type="string" office:string-value="Dufte Musikbar" calcext:value-type="string">
            <text:p>Dufte Musikbar</text:p>
          </table:table-cell>
          <table:table-cell table:formula="of:=[$Berlin.C14:$Berlin.H14]" office:value-type="string" office:string-value="Dufte" calcext:value-type="string">
            <text:p>Dufte</text:p>
          </table:table-cell>
          <table:table-cell table:formula="of:=[$Berlin.D14:$Berlin.I14]" office:value-type="string" office:string-value="dufte-musikbar.de" calcext:value-type="string">
            <text:p>dufte-musikbar.de</text:p>
          </table:table-cell>
          <table:table-cell table:formula="of:=[$Berlin.E14:$Berlin.J14]" office:value-type="string" office:string-value="artists@dufte-musikbar.de" calcext:value-type="string">
            <text:p>artists@dufte-musikbar.de</text:p>
          </table:table-cell>
          <table:table-cell table:formula="of:=[$Berlin.F14:$Berlin.K14]" office:value-type="float" office:value="0" calcext:value-type="float">
            <text:p>0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erlin.A15:$Berlin.F15]" office:value-type="string" office:string-value="Berlin" calcext:value-type="string">
            <text:p>Berlin</text:p>
          </table:table-cell>
          <table:table-cell table:formula="of:=[$Berlin.B15:$Berlin.G15]" office:value-type="string" office:string-value="Wild At Heart" calcext:value-type="string">
            <text:p>Wild At Heart</text:p>
          </table:table-cell>
          <table:table-cell table:formula="of:=[$Berlin.C15:$Berlin.H15]" office:value-type="string" office:string-value="Wild At Heart" calcext:value-type="string">
            <text:p>Wild At Heart</text:p>
          </table:table-cell>
          <table:table-cell table:formula="of:=[$Berlin.D15:$Berlin.I15]" office:value-type="string" office:string-value="wildatheartberlin.de" calcext:value-type="string">
            <text:p>wildatheartberlin.de</text:p>
          </table:table-cell>
          <table:table-cell table:formula="of:=[$Berlin.E15:$Berlin.J15]" office:value-type="string" office:string-value=" info@wildatheartberlin.de" calcext:value-type="string">
            <text:p><text:s/>info@wildatheartberlin.de</text:p>
          </table:table-cell>
          <table:table-cell table:formula="of:=[$Berlin.F15:$Berlin.K15]" office:value-type="float" office:value="0" calcext:value-type="float">
            <text:p>0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erlin.A16:$Berlin.F16]" office:value-type="string" office:string-value="Berlin" calcext:value-type="string">
            <text:p>Berlin</text:p>
          </table:table-cell>
          <table:table-cell table:formula="of:=[$Berlin.B16:$Berlin.G16]" office:value-type="string" office:string-value="CVLT of Morningstart Booking" calcext:value-type="string">
            <text:p>CVLT of Morningstart Booking</text:p>
          </table:table-cell>
          <table:table-cell table:formula="of:=[$Berlin.C16:$Berlin.H16]" office:value-type="string" office:string-value="CVLT of Morningstart Booking" calcext:value-type="string">
            <text:p>CVLT of Morningstart Booking</text:p>
          </table:table-cell>
          <table:table-cell table:formula="of:=[$Berlin.D16:$Berlin.I16]" office:value-type="float" office:value="0" calcext:value-type="float">
            <text:p>0</text:p>
          </table:table-cell>
          <table:table-cell table:formula="of:=[$Berlin.E16:$Berlin.J16]" office:value-type="string" office:string-value="taliben@riseup.net" calcext:value-type="string">
            <text:p>taliben@riseup.net</text:p>
          </table:table-cell>
          <table:table-cell table:formula="of:=[$Berlin.F16:$Berlin.K16]" office:value-type="float" office:value="0" calcext:value-type="float">
            <text:p>0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ayern.A2:$Bayern.F2]" office:value-type="string" office:string-value="Ansbach" calcext:value-type="string">
            <text:p>Ansbach</text:p>
          </table:table-cell>
          <table:table-cell table:formula="of:=[$Bayern.B2:$Bayern.G2]" office:value-type="string" office:string-value="13Eins" calcext:value-type="string">
            <text:p>13Eins</text:p>
          </table:table-cell>
          <table:table-cell table:formula="of:=[$Bayern.C2:$Bayern.H2]" office:value-type="string" office:string-value="13Eins" calcext:value-type="string">
            <text:p>13Eins</text:p>
          </table:table-cell>
          <table:table-cell table:formula="of:=[$Bayern.D2:$Bayern.I2]" office:value-type="string" office:string-value="13eins.de" calcext:value-type="string">
            <text:p>13eins.de</text:p>
          </table:table-cell>
          <table:table-cell table:formula="of:=[$Bayern.E2:$Bayern.J2]" office:value-type="string" office:string-value="booking@13eins.de" calcext:value-type="string">
            <text:p>booking@13eins.de</text:p>
          </table:table-cell>
          <table:table-cell table:formula="of:=[$Bayern.F2:$Bayern.K2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ayern.A3:$Bayern.F3]" office:value-type="string" office:string-value="Alzenau" calcext:value-type="string">
            <text:p>Alzenau</text:p>
          </table:table-cell>
          <table:table-cell table:formula="of:=[$Bayern.B3:$Bayern.G3]" office:value-type="string" office:string-value="Teestube" calcext:value-type="string">
            <text:p>Teestube</text:p>
          </table:table-cell>
          <table:table-cell table:formula="of:=[$Bayern.C3:$Bayern.H3]" office:value-type="string" office:string-value="Teestube" calcext:value-type="string">
            <text:p>Teestube</text:p>
          </table:table-cell>
          <table:table-cell table:formula="of:=[$Bayern.D3:$Bayern.I3]" office:value-type="string" office:string-value="teestube-alzenau.de" calcext:value-type="string">
            <text:p>teestube-alzenau.de</text:p>
          </table:table-cell>
          <table:table-cell table:formula="of:=[$Bayern.E3:$Bayern.J3]" office:value-type="string" office:string-value="info@teestube-alzenau.de" calcext:value-type="string">
            <text:p>info@teestube-alzenau.de</text:p>
          </table:table-cell>
          <table:table-cell table:formula="of:=[$Bayern.F3:$Bayern.K3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ayern.A4:$Bayern.F4]" office:value-type="string" office:string-value="Augsburg" calcext:value-type="string">
            <text:p>Augsburg</text:p>
          </table:table-cell>
          <table:table-cell table:formula="of:=[$Bayern.B4:$Bayern.G4]" office:value-type="string" office:string-value="Ballonfabrik" calcext:value-type="string">
            <text:p>Ballonfabrik</text:p>
          </table:table-cell>
          <table:table-cell table:formula="of:=[$Bayern.C4:$Bayern.H4]" office:value-type="string" office:string-value="Fabrik Unique" calcext:value-type="string">
            <text:p>Fabrik Unique</text:p>
          </table:table-cell>
          <table:table-cell table:formula="of:=[$Bayern.D4:$Bayern.I4]" office:value-type="string" office:string-value="ballonfabrik.org" calcext:value-type="string">
            <text:p>ballonfabrik.org</text:p>
          </table:table-cell>
          <table:table-cell table:formula="of:=[$Bayern.E4:$Bayern.J4]" office:value-type="string" office:string-value="info@ballonfabrik.org" calcext:value-type="string">
            <text:p>info@ballonfabrik.org</text:p>
          </table:table-cell>
          <table:table-cell table:formula="of:=[$Bayern.F4:$Bayern.K4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ayern.A5:$Bayern.F5]" office:value-type="string" office:string-value="Augsburg" calcext:value-type="string">
            <text:p>Augsburg</text:p>
          </table:table-cell>
          <table:table-cell table:formula="of:=[$Bayern.B5:$Bayern.G5]" office:value-type="string" office:string-value="K15" calcext:value-type="string">
            <text:p>K15</text:p>
          </table:table-cell>
          <table:table-cell table:formula="of:=[$Bayern.C5:$Bayern.H5]" office:value-type="string" office:string-value="K15" calcext:value-type="string">
            <text:p>K15</text:p>
          </table:table-cell>
          <table:table-cell table:formula="of:=[$Bayern.D5:$Bayern.I5]" office:value-type="string" office:string-value="sjr-a.de" calcext:value-type="string">
            <text:p>sjr-a.de</text:p>
          </table:table-cell>
          <table:table-cell table:formula="of:=[$Bayern.E5:$Bayern.J5]" office:value-type="string" office:string-value="k15@sjr-a.de" calcext:value-type="string">
            <text:p>k15@sjr-a.de</text:p>
          </table:table-cell>
          <table:table-cell table:formula="of:=[$Bayern.F5:$Bayern.K5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ayern.A6:$Bayern.F6]" office:value-type="string" office:string-value="Augsburg" calcext:value-type="string">
            <text:p>Augsburg</text:p>
          </table:table-cell>
          <table:table-cell table:formula="of:=[$Bayern.B6:$Bayern.G6]" office:value-type="string" office:string-value="Kantine" calcext:value-type="string">
            <text:p>Kantine</text:p>
          </table:table-cell>
          <table:table-cell table:formula="of:=[$Bayern.C6:$Bayern.H6]" office:value-type="string" office:string-value="Kantine" calcext:value-type="string">
            <text:p>Kantine</text:p>
          </table:table-cell>
          <table:table-cell table:formula="of:=[$Bayern.D6:$Bayern.I6]" office:value-type="string" office:string-value="musikkantine.de" calcext:value-type="string">
            <text:p>musikkantine.de</text:p>
          </table:table-cell>
          <table:table-cell table:formula="of:=[$Bayern.E6:$Bayern.J6]" office:value-type="string" office:string-value="info@musikkantine.de" calcext:value-type="string">
            <text:p>info@musikkantine.de</text:p>
          </table:table-cell>
          <table:table-cell table:formula="of:=[$Bayern.F6:$Bayern.K6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ayern.A7:$Bayern.F7]" office:value-type="string" office:string-value="Augsburg" calcext:value-type="string">
            <text:p>Augsburg</text:p>
          </table:table-cell>
          <table:table-cell table:formula="of:=[$Bayern.B7:$Bayern.G7]" office:value-type="string" office:string-value="Lamm Klub" calcext:value-type="string">
            <text:p>Lamm Klub</text:p>
          </table:table-cell>
          <table:table-cell table:formula="of:=[$Bayern.C7:$Bayern.H7]" office:value-type="string" office:string-value="Markus, Hallo Lamm Klub" calcext:value-type="string">
            <text:p>Markus, Hallo Lamm Klub</text:p>
          </table:table-cell>
          <table:table-cell table:formula="of:=[$Bayern.D7:$Bayern.I7]" office:value-type="string" office:string-value="lamm-klub.net" calcext:value-type="string">
            <text:p>lamm-klub.net</text:p>
          </table:table-cell>
          <table:table-cell table:formula="of:=[$Bayern.E7:$Bayern.J7]" office:value-type="string" office:string-value="markus@lamm-klub.net" calcext:value-type="string">
            <text:p>markus@lamm-klub.net</text:p>
          </table:table-cell>
          <table:table-cell table:formula="of:=[$Bayern.F7:$Bayern.K7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ayern.A8:$Bayern.F8]" office:value-type="string" office:string-value="Augsburg" calcext:value-type="string">
            <text:p>Augsburg</text:p>
          </table:table-cell>
          <table:table-cell table:formula="of:=[$Bayern.B8:$Bayern.G8]" office:value-type="string" office:string-value="Rockfabrik" calcext:value-type="string">
            <text:p>Rockfabrik</text:p>
          </table:table-cell>
          <table:table-cell table:formula="of:=[$Bayern.C8:$Bayern.H8]" office:value-type="string" office:string-value="Rockfabrik" calcext:value-type="string">
            <text:p>Rockfabrik</text:p>
          </table:table-cell>
          <table:table-cell table:formula="of:=[$Bayern.D8:$Bayern.I8]" office:value-type="string" office:string-value="rockfabrik-augsburg.de" calcext:value-type="string">
            <text:p>rockfabrik-augsburg.de</text:p>
          </table:table-cell>
          <table:table-cell table:formula="of:=[$Bayern.E8:$Bayern.J8]" office:value-type="string" office:string-value="office@rockfabrik-augsburg.de" calcext:value-type="string">
            <text:p>office@rockfabrik-augsburg.de</text:p>
          </table:table-cell>
          <table:table-cell table:formula="of:=[$Bayern.F8:$Bayern.K8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ayern.A9:$Bayern.F9]" office:value-type="string" office:string-value="Aschaffenburg" calcext:value-type="string">
            <text:p>Aschaffenburg</text:p>
          </table:table-cell>
          <table:table-cell table:formula="of:=[$Bayern.B9:$Bayern.G9]" office:value-type="string" office:string-value="Colos Saal" calcext:value-type="string">
            <text:p>Colos Saal</text:p>
          </table:table-cell>
          <table:table-cell table:formula="of:=[$Bayern.C9:$Bayern.H9]" office:value-type="string" office:string-value="Colos Saal" calcext:value-type="string">
            <text:p>Colos Saal</text:p>
          </table:table-cell>
          <table:table-cell table:formula="of:=[$Bayern.D9:$Bayern.I9]" office:value-type="string" office:string-value="colos-saal.de" calcext:value-type="string">
            <text:p>colos-saal.de</text:p>
          </table:table-cell>
          <table:table-cell table:formula="of:=[$Bayern.E9:$Bayern.J9]" office:value-type="string" office:string-value="info@colos-saal.de" calcext:value-type="string">
            <text:p>info@colos-saal.de</text:p>
          </table:table-cell>
          <table:table-cell table:formula="of:=[$Bayern.F9:$Bayern.K9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ayern.A10:$Bayern.F10]" office:value-type="string" office:string-value="Bayreuth" calcext:value-type="string">
            <text:p>Bayreuth</text:p>
          </table:table-cell>
          <table:table-cell table:formula="of:=[$Bayern.B10:$Bayern.G10]" office:value-type="string" office:string-value="Glashaus" calcext:value-type="string">
            <text:p>Glashaus</text:p>
          </table:table-cell>
          <table:table-cell table:formula="of:=[$Bayern.C10:$Bayern.H10]" office:value-type="string" office:string-value="Glashaus" calcext:value-type="string">
            <text:p>Glashaus</text:p>
          </table:table-cell>
          <table:table-cell table:formula="of:=[$Bayern.D10:$Bayern.I10]" office:value-type="string" office:string-value="glashaus.org" calcext:value-type="string">
            <text:p>glashaus.org</text:p>
          </table:table-cell>
          <table:table-cell table:formula="of:=[$Bayern.E1:$Bayern.J1]" office:value-type="string" office:string-value="E-mail Address" calcext:value-type="string">
            <text:p>E-mail Address</text:p>
          </table:table-cell>
          <table:table-cell table:formula="of:=[$Bayern.F10:$Bayern.K10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ayern.A11:$Bayern.F11]" office:value-type="string" office:string-value="Bayreuth" calcext:value-type="string">
            <text:p>Bayreuth</text:p>
          </table:table-cell>
          <table:table-cell table:formula="of:=[$Bayern.B11:$Bayern.G11]" office:value-type="string" office:string-value="Zentrum" calcext:value-type="string">
            <text:p>Zentrum</text:p>
          </table:table-cell>
          <table:table-cell table:formula="of:=[$Bayern.C11:$Bayern.H11]" office:value-type="string" office:string-value="Zentrum" calcext:value-type="string">
            <text:p>Zentrum</text:p>
          </table:table-cell>
          <table:table-cell table:formula="of:=[$Bayern.D11:$Bayern.I11]" office:value-type="string" office:string-value="das-zentrum.de" calcext:value-type="string">
            <text:p>das-zentrum.de</text:p>
          </table:table-cell>
          <table:table-cell table:formula="of:=[$Bayern.E11:$Bayern.J11]" office:value-type="string" office:string-value="info@das-zentrum.de" calcext:value-type="string">
            <text:p>info@das-zentrum.de</text:p>
          </table:table-cell>
          <table:table-cell table:formula="of:=[$Bayern.F11:$Bayern.K11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ayern.A12:$Bayern.F12]" office:value-type="string" office:string-value="Burglangenfeld" calcext:value-type="string">
            <text:p>Burglangenfeld</text:p>
          </table:table-cell>
          <table:table-cell table:formula="of:=[$Bayern.B12:$Bayern.G12]" office:value-type="string" office:string-value="Juz" calcext:value-type="string">
            <text:p>Juz</text:p>
          </table:table-cell>
          <table:table-cell table:formula="of:=[$Bayern.C12:$Bayern.H12]" office:value-type="string" office:string-value="Juz" calcext:value-type="string">
            <text:p>Juz</text:p>
          </table:table-cell>
          <table:table-cell table:formula="of:=[$Bayern.D12:$Bayern.I12]" office:value-type="string" office:string-value="facebook.com/juzbul" calcext:value-type="string">
            <text:p>facebook.com/juzbul</text:p>
          </table:table-cell>
          <table:table-cell table:formula="of:=[$Bayern.E12:$Bayern.J12]" office:value-type="string" office:string-value="juz_burglengenfeld@web.de" calcext:value-type="string">
            <text:p>juz_burglengenfeld@web.de</text:p>
          </table:table-cell>
          <table:table-cell table:formula="of:=[$Bayern.F12:$Bayern.K12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ayern.A13:$Bayern.F13]" office:value-type="string" office:string-value="Burglengfeld" calcext:value-type="string">
            <text:p>Burglengfeld</text:p>
          </table:table-cell>
          <table:table-cell table:formula="of:=[$Bayern.B13:$Bayern.G13]" office:value-type="string" office:string-value="Juz" calcext:value-type="string">
            <text:p>Juz</text:p>
          </table:table-cell>
          <table:table-cell table:formula="of:=[$Bayern.C13:$Bayern.H13]" office:value-type="string" office:string-value="Juz Burglengenfeld" calcext:value-type="string">
            <text:p>Juz Burglengenfeld</text:p>
          </table:table-cell>
          <table:table-cell table:formula="of:=[$Bayern.D13:$Bayern.I13]" office:value-type="string" office:string-value="juz-bul.de" calcext:value-type="string">
            <text:p>juz-bul.de</text:p>
          </table:table-cell>
          <table:table-cell table:formula="of:=[$Bayern.E13:$Bayern.J13]" office:value-type="string" office:string-value="juz_burglengenfeld@web.de" calcext:value-type="string">
            <text:p>juz_burglengenfeld@web.de</text:p>
          </table:table-cell>
          <table:table-cell table:formula="of:=[$Bayern.F13:$Bayern.K13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ayern.A14:$Bayern.F14]" office:value-type="string" office:string-value="Cham" calcext:value-type="string">
            <text:p>Cham</text:p>
          </table:table-cell>
          <table:table-cell table:formula="of:=[$Bayern.B14:$Bayern.G14]" office:value-type="string" office:string-value="L.A." calcext:value-type="string">
            <text:p>L.A.</text:p>
          </table:table-cell>
          <table:table-cell table:formula="of:=[$Bayern.C14:$Bayern.H14]" office:value-type="string" office:string-value="L.A. Cham" calcext:value-type="string">
            <text:p>L.A. Cham</text:p>
          </table:table-cell>
          <table:table-cell table:formula="of:=[$Bayern.D14:$Bayern.I14]" office:value-type="string" office:string-value="la-cham.de" calcext:value-type="string">
            <text:p>la-cham.de</text:p>
          </table:table-cell>
          <table:table-cell table:formula="of:=[$Bayern.E14:$Bayern.J14]" office:value-type="float" office:value="0" calcext:value-type="float">
            <text:p>0</text:p>
          </table:table-cell>
          <table:table-cell table:formula="of:=[$Bayern.F14:$Bayern.K14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ayern.A15:$Bayern.F15]" office:value-type="string" office:string-value="Erlangen" calcext:value-type="string">
            <text:p>Erlangen</text:p>
          </table:table-cell>
          <table:table-cell table:formula="of:=[$Bayern.B15:$Bayern.G15]" office:value-type="string" office:string-value="E-Werk" calcext:value-type="string">
            <text:p>E-Werk</text:p>
          </table:table-cell>
          <table:table-cell table:formula="of:=[$Bayern.C15:$Bayern.H15]" office:value-type="string" office:string-value="E-Werk" calcext:value-type="string">
            <text:p>E-Werk</text:p>
          </table:table-cell>
          <table:table-cell table:formula="of:=[$Bayern.D15:$Bayern.I15]" office:value-type="string" office:string-value="e-werk.de" calcext:value-type="string">
            <text:p>e-werk.de</text:p>
          </table:table-cell>
          <table:table-cell table:formula="of:=[$Bayern.E15:$Bayern.J15]" office:value-type="string" office:string-value="info@e-werk.de " calcext:value-type="string">
            <text:p>info@e-werk.de </text:p>
          </table:table-cell>
          <table:table-cell table:formula="of:=[$Bayern.F15:$Bayern.K15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ayern.A16:$Bayern.F16]" office:value-type="string" office:string-value="Erlangen" calcext:value-type="string">
            <text:p>Erlangen</text:p>
          </table:table-cell>
          <table:table-cell table:formula="of:=[$Bayern.B16:$Bayern.G16]" office:value-type="string" office:string-value="New Force" calcext:value-type="string">
            <text:p>New Force</text:p>
          </table:table-cell>
          <table:table-cell table:formula="of:=[$Bayern.C16:$Bayern.H16]" office:value-type="string" office:string-value="New Force" calcext:value-type="string">
            <text:p>New Force</text:p>
          </table:table-cell>
          <table:table-cell table:formula="of:=[$Bayern.D16:$Bayern.I16]" office:value-type="string" office:string-value="newforce.de" calcext:value-type="string">
            <text:p>newforce.de</text:p>
          </table:table-cell>
          <table:table-cell table:formula="of:=[$Bayern.E16:$Bayern.J16]" office:value-type="string" office:string-value="booking@newforce.de" calcext:value-type="string">
            <text:p>booking@newforce.de</text:p>
          </table:table-cell>
          <table:table-cell table:formula="of:=[$Bayern.F16:$Bayern.K16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ayern.A17:$Bayern.F17]" office:value-type="string" office:string-value="Erlangen" calcext:value-type="string">
            <text:p>Erlangen</text:p>
          </table:table-cell>
          <table:table-cell table:formula="of:=[$Bayern.B17:$Bayern.G17]" office:value-type="string" office:string-value="New Force" calcext:value-type="string">
            <text:p>New Force</text:p>
          </table:table-cell>
          <table:table-cell table:formula="of:=[$Bayern.C17:$Bayern.H17]" office:value-type="string" office:string-value="Mobbl" calcext:value-type="string">
            <text:p>Mobbl</text:p>
          </table:table-cell>
          <table:table-cell table:formula="of:=[$Bayern.D17:$Bayern.I17]" office:value-type="string" office:string-value="newforce.de" calcext:value-type="string">
            <text:p>newforce.de</text:p>
          </table:table-cell>
          <table:table-cell table:formula="of:=[$Bayern.E17:$Bayern.J17]" office:value-type="string" office:string-value="mobbl@newforce.de" calcext:value-type="string">
            <text:p>mobbl@newforce.de</text:p>
          </table:table-cell>
          <table:table-cell table:formula="of:=[$Bayern.F17:$Bayern.K17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ayern.A18:$Bayern.F18]" office:value-type="string" office:string-value="Erlangen" calcext:value-type="string">
            <text:p>Erlangen</text:p>
          </table:table-cell>
          <table:table-cell table:formula="of:=[$Bayern.B18:$Bayern.G18]" office:value-type="string" office:string-value="Omega" calcext:value-type="string">
            <text:p>Omega</text:p>
          </table:table-cell>
          <table:table-cell table:formula="of:=[$Bayern.C18:$Bayern.H18]" office:value-type="string" office:string-value="Omega" calcext:value-type="string">
            <text:p>Omega</text:p>
          </table:table-cell>
          <table:table-cell table:formula="of:=[$Bayern.D18:$Bayern.I18]" office:value-type="string" office:string-value="omega-erlangen.de" calcext:value-type="string">
            <text:p>omega-erlangen.de</text:p>
          </table:table-cell>
          <table:table-cell table:formula="of:=[$Bayern.E18:$Bayern.J18]" office:value-type="string" office:string-value="konzerte@omega-erlangen.de" calcext:value-type="string">
            <text:p>konzerte@omega-erlangen.de</text:p>
          </table:table-cell>
          <table:table-cell table:formula="of:=[$Bayern.F18:$Bayern.K18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ayern.A19:$Bayern.F19]" office:value-type="string" office:string-value="Erlangen" calcext:value-type="string">
            <text:p>Erlangen</text:p>
          </table:table-cell>
          <table:table-cell table:formula="of:=[$Bayern.B19:$Bayern.G19]" office:value-type="string" office:string-value="Juz" calcext:value-type="string">
            <text:p>Juz</text:p>
          </table:table-cell>
          <table:table-cell table:formula="of:=[$Bayern.C19:$Bayern.H19]" office:value-type="string" office:string-value="Juz " calcext:value-type="string">
            <text:p>Juz </text:p>
          </table:table-cell>
          <table:table-cell table:formula="of:=[$Bayern.D19:$Bayern.I19]" office:value-type="string" office:string-value="juz.wojo-club.de" calcext:value-type="string">
            <text:p>juz.wojo-club.de</text:p>
          </table:table-cell>
          <table:table-cell table:formula="of:=[$Bayern.E19:$Bayern.J19]" office:value-type="string" office:string-value="jugendhaus-er-konzerte@gmx.de" calcext:value-type="string">
            <text:p>jugendhaus-er-konzerte@gmx.de</text:p>
          </table:table-cell>
          <table:table-cell table:formula="of:=[$Bayern.F19:$Bayern.K19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ayern.A20:$Bayern.F20]" office:value-type="string" office:string-value="Herzogenaurach" calcext:value-type="string">
            <text:p>Herzogenaurach</text:p>
          </table:table-cell>
          <table:table-cell table:formula="of:=[$Bayern.B20:$Bayern.G20]" office:value-type="string" office:string-value="Jugendhaus Rabatz" calcext:value-type="string">
            <text:p>Jugendhaus Rabatz</text:p>
          </table:table-cell>
          <table:table-cell table:formula="of:=[$Bayern.C20:$Bayern.H20]" office:value-type="string" office:string-value="Jugendhaus Rabatz" calcext:value-type="string">
            <text:p>Jugendhaus Rabatz</text:p>
          </table:table-cell>
          <table:table-cell table:formula="of:=[$Bayern.D20:$Bayern.I20]" office:value-type="string" office:string-value="herzojugend.de" calcext:value-type="string">
            <text:p>herzojugend.de</text:p>
          </table:table-cell>
          <table:table-cell table:formula="of:=[$Bayern.E2:$Bayern.J2]" office:value-type="string" office:string-value="booking@13eins.de" calcext:value-type="string">
            <text:p>booking@13eins.de</text:p>
          </table:table-cell>
          <table:table-cell table:formula="of:=[$Bayern.F20:$Bayern.K20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ayern.A21:$Bayern.F21]" office:value-type="string" office:string-value="Herzogenaurach" calcext:value-type="string">
            <text:p>Herzogenaurach</text:p>
          </table:table-cell>
          <table:table-cell table:formula="of:=[$Bayern.B21:$Bayern.G21]" office:value-type="string" office:string-value="Jugendhaus Rabatz" calcext:value-type="string">
            <text:p>Jugendhaus Rabatz</text:p>
          </table:table-cell>
          <table:table-cell table:formula="of:=[$Bayern.C21:$Bayern.H21]" office:value-type="string" office:string-value="Jugendhaus Rabatz" calcext:value-type="string">
            <text:p>Jugendhaus Rabatz</text:p>
          </table:table-cell>
          <table:table-cell table:formula="of:=[$Bayern.D21:$Bayern.I21]" office:value-type="string" office:string-value="herzojugend.de" calcext:value-type="string">
            <text:p>herzojugend.de</text:p>
          </table:table-cell>
          <table:table-cell table:formula="of:=[$Bayern.E21:$Bayern.J21]" office:value-type="string" office:string-value="rafael.strzodka@me.com" calcext:value-type="string">
            <text:p>rafael.strzodka@me.com</text:p>
          </table:table-cell>
          <table:table-cell table:formula="of:=[$Bayern.F21:$Bayern.K21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ayern.A22:$Bayern.F22]" office:value-type="string" office:string-value="Kaufbeuren" calcext:value-type="string">
            <text:p>Kaufbeuren</text:p>
          </table:table-cell>
          <table:table-cell table:formula="of:=[$Bayern.B22:$Bayern.G22]" office:value-type="string" office:string-value="Brazil" calcext:value-type="string">
            <text:p>Brazil</text:p>
          </table:table-cell>
          <table:table-cell table:formula="of:=[$Bayern.C22:$Bayern.H22]" office:value-type="string" office:string-value="Ralf" calcext:value-type="string">
            <text:p>Ralf</text:p>
          </table:table-cell>
          <table:table-cell table:formula="of:=[$Bayern.D22:$Bayern.I22]" office:value-type="string" office:string-value="brazil-kf.de" calcext:value-type="string">
            <text:p>brazil-kf.de</text:p>
          </table:table-cell>
          <table:table-cell table:formula="of:=[$Bayern.E22:$Bayern.J22]" office:value-type="string" office:string-value="info@brazil-kf.de" calcext:value-type="string">
            <text:p>info@brazil-kf.de</text:p>
          </table:table-cell>
          <table:table-cell table:formula="of:=[$Bayern.F22:$Bayern.K22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ayern.A23:$Bayern.F23]" office:value-type="string" office:string-value="Langenzenn" calcext:value-type="string">
            <text:p>Langenzenn</text:p>
          </table:table-cell>
          <table:table-cell table:formula="of:=[$Bayern.B23:$Bayern.G23]" office:value-type="string" office:string-value="Juz Alte Post" calcext:value-type="string">
            <text:p>Juz Alte Post</text:p>
          </table:table-cell>
          <table:table-cell table:formula="of:=[$Bayern.C23:$Bayern.H23]" office:value-type="string" office:string-value="Alte Post" calcext:value-type="string">
            <text:p>Alte Post</text:p>
          </table:table-cell>
          <table:table-cell table:formula="of:=[$Bayern.D23:$Bayern.I23]" office:value-type="string" office:string-value="altepost.org" calcext:value-type="string">
            <text:p>altepost.org</text:p>
          </table:table-cell>
          <table:table-cell table:formula="of:=[$Bayern.E23:$Bayern.J23]" office:value-type="float" office:value="0" calcext:value-type="float">
            <text:p>0</text:p>
          </table:table-cell>
          <table:table-cell table:formula="of:=[$Bayern.F23:$Bayern.K23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ayern.A24:$Bayern.F24]" office:value-type="string" office:string-value="Lindau" calcext:value-type="string">
            <text:p>Lindau</text:p>
          </table:table-cell>
          <table:table-cell table:formula="of:=[$Bayern.B24:$Bayern.G24]" office:value-type="string" office:string-value="Vaudeville" calcext:value-type="string">
            <text:p>Vaudeville</text:p>
          </table:table-cell>
          <table:table-cell table:formula="of:=[$Bayern.C24:$Bayern.H24]" office:value-type="string" office:string-value="Vaudeville" calcext:value-type="string">
            <text:p>Vaudeville</text:p>
          </table:table-cell>
          <table:table-cell table:formula="of:=[$Bayern.D24:$Bayern.I24]" office:value-type="string" office:string-value="vaudeville.de" calcext:value-type="string">
            <text:p>vaudeville.de</text:p>
          </table:table-cell>
          <table:table-cell table:formula="of:=[$Bayern.E24:$Bayern.J24]" office:value-type="string" office:string-value="booking@vaudeville.de" calcext:value-type="string">
            <text:p>booking@vaudeville.de</text:p>
          </table:table-cell>
          <table:table-cell table:formula="of:=[$Bayern.F24:$Bayern.K24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ayern.A25:$Bayern.F25]" office:value-type="string" office:string-value="Lindenberg Buchloe" calcext:value-type="string">
            <text:p>Lindenberg Buchloe</text:p>
          </table:table-cell>
          <table:table-cell table:formula="of:=[$Bayern.B25:$Bayern.G25]" office:value-type="string" office:string-value="Hirsch" calcext:value-type="string">
            <text:p>Hirsch</text:p>
          </table:table-cell>
          <table:table-cell table:formula="of:=[$Bayern.C25:$Bayern.H25]" office:value-type="string" office:string-value="Hirsch" calcext:value-type="string">
            <text:p>Hirsch</text:p>
          </table:table-cell>
          <table:table-cell table:formula="of:=[$Bayern.D25:$Bayern.I25]" office:value-type="string" office:string-value="facebook.com/hirschlindenberg" calcext:value-type="string">
            <text:p>facebook.com/hirschlindenberg</text:p>
          </table:table-cell>
          <table:table-cell table:formula="of:=[$Bayern.E25:$Bayern.J25]" office:value-type="string" office:string-value="-" calcext:value-type="string">
            <text:p>-</text:p>
          </table:table-cell>
          <table:table-cell table:formula="of:=[$Bayern.F25:$Bayern.K25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ayern.A26:$Bayern.F26]" office:value-type="string" office:string-value="Lörrach" calcext:value-type="string">
            <text:p>Lörrach</text:p>
          </table:table-cell>
          <table:table-cell table:formula="of:=[$Bayern.B26:$Bayern.G26]" office:value-type="string" office:string-value="Metalcafe" calcext:value-type="string">
            <text:p>Metalcafe</text:p>
          </table:table-cell>
          <table:table-cell table:formula="of:=[$Bayern.C26:$Bayern.H26]" office:value-type="string" office:string-value="Metal Maniacs" calcext:value-type="string">
            <text:p>Metal Maniacs</text:p>
          </table:table-cell>
          <table:table-cell table:formula="of:=[$Bayern.D26:$Bayern.I26]" office:value-type="string" office:string-value="metal-maniacs.eu" calcext:value-type="string">
            <text:p>metal-maniacs.eu</text:p>
          </table:table-cell>
          <table:table-cell table:formula="of:=[$Bayern.E26:$Bayern.J26]" office:value-type="string" office:string-value="contact@metal-maniacs.eu" calcext:value-type="string">
            <text:p>contact@metal-maniacs.eu</text:p>
          </table:table-cell>
          <table:table-cell table:formula="of:=[$Bayern.F26:$Bayern.K26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ayern.A27:$Bayern.F27]" office:value-type="string" office:string-value="München" calcext:value-type="string">
            <text:p>München</text:p>
          </table:table-cell>
          <table:table-cell table:formula="of:=[$Bayern.B27:$Bayern.G27]" office:value-type="string" office:string-value="Backstage" calcext:value-type="string">
            <text:p>Backstage</text:p>
          </table:table-cell>
          <table:table-cell table:formula="of:=[$Bayern.C27:$Bayern.H27]" office:value-type="string" office:string-value="Backstage" calcext:value-type="string">
            <text:p>Backstage</text:p>
          </table:table-cell>
          <table:table-cell table:formula="of:=[$Bayern.D27:$Bayern.I27]" office:value-type="string" office:string-value="www.backstage.eu" calcext:value-type="string">
            <text:p>www.backstage.eu</text:p>
          </table:table-cell>
          <table:table-cell table:formula="of:=[$Bayern.E27:$Bayern.J27]" office:value-type="float" office:value="0" calcext:value-type="float">
            <text:p>0</text:p>
          </table:table-cell>
          <table:table-cell table:formula="of:=[$Bayern.F27:$Bayern.K27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ayern.A28:$Bayern.F28]" office:value-type="string" office:string-value="München" calcext:value-type="string">
            <text:p>München</text:p>
          </table:table-cell>
          <table:table-cell table:formula="of:=[$Bayern.B28:$Bayern.G28]" office:value-type="string" office:string-value="Feierwerk" calcext:value-type="string">
            <text:p>Feierwerk</text:p>
          </table:table-cell>
          <table:table-cell table:formula="of:=[$Bayern.C28:$Bayern.H28]" office:value-type="string" office:string-value="Feierwerk" calcext:value-type="string">
            <text:p>Feierwerk</text:p>
          </table:table-cell>
          <table:table-cell table:formula="of:=[$Bayern.D28:$Bayern.I28]" office:value-type="string" office:string-value="feierwerk.de" calcext:value-type="string">
            <text:p>feierwerk.de</text:p>
          </table:table-cell>
          <table:table-cell table:formula="of:=[$Bayern.E28:$Bayern.J28]" office:value-type="string" office:string-value="booking@feierwerk.de" calcext:value-type="string">
            <text:p>booking@feierwerk.de</text:p>
          </table:table-cell>
          <table:table-cell table:formula="of:=[$Bayern.F28:$Bayern.K28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ayern.A29:$Bayern.F29]" office:value-type="string" office:string-value="München" calcext:value-type="string">
            <text:p>München</text:p>
          </table:table-cell>
          <table:table-cell table:formula="of:=[$Bayern.B29:$Bayern.G29]" office:value-type="string" office:string-value="Kaffee Kult" calcext:value-type="string">
            <text:p>Kaffee Kult</text:p>
          </table:table-cell>
          <table:table-cell table:formula="of:=[$Bayern.C29:$Bayern.H29]" office:value-type="string" office:string-value="Kaffee Kult" calcext:value-type="string">
            <text:p>Kaffee Kult</text:p>
          </table:table-cell>
          <table:table-cell table:formula="of:=[$Bayern.D29:$Bayern.I29]" office:value-type="string" office:string-value="kafekult.de" calcext:value-type="string">
            <text:p>kafekult.de</text:p>
          </table:table-cell>
          <table:table-cell table:formula="of:=[$Bayern.E29:$Bayern.J29]" office:value-type="string" office:string-value="-" calcext:value-type="string">
            <text:p>-</text:p>
          </table:table-cell>
          <table:table-cell table:formula="of:=[$Bayern.F29:$Bayern.K29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ayern.A30:$Bayern.F30]" office:value-type="string" office:string-value="München" calcext:value-type="string">
            <text:p>München</text:p>
          </table:table-cell>
          <table:table-cell table:formula="of:=[$Bayern.B30:$Bayern.G30]" office:value-type="string" office:string-value="Kafe Marat" calcext:value-type="string">
            <text:p>Kafe Marat</text:p>
          </table:table-cell>
          <table:table-cell table:formula="of:=[$Bayern.C30:$Bayern.H30]" office:value-type="string" office:string-value="Kafe Marat" calcext:value-type="string">
            <text:p>Kafe Marat</text:p>
          </table:table-cell>
          <table:table-cell table:formula="of:=[$Bayern.D30:$Bayern.I30]" office:value-type="string" office:string-value="kafemarat.blogsport.de" calcext:value-type="string">
            <text:p>kafemarat.blogsport.de</text:p>
          </table:table-cell>
          <table:table-cell table:formula="of:=[$Bayern.E3:$Bayern.J3]" office:value-type="string" office:string-value="info@teestube-alzenau.de" calcext:value-type="string">
            <text:p>info@teestube-alzenau.de</text:p>
          </table:table-cell>
          <table:table-cell table:formula="of:=[$Bayern.F30:$Bayern.K30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ayern.A31:$Bayern.F31]" office:value-type="string" office:string-value="München" calcext:value-type="string">
            <text:p>München</text:p>
          </table:table-cell>
          <table:table-cell table:formula="of:=[$Bayern.B31:$Bayern.G31]" office:value-type="string" office:string-value="Kafe Marat" calcext:value-type="string">
            <text:p>Kafe Marat</text:p>
          </table:table-cell>
          <table:table-cell table:formula="of:=[$Bayern.C31:$Bayern.H31]" office:value-type="string" office:string-value="Bast, Hallo Kafe Marat" calcext:value-type="string">
            <text:p>Bast, Hallo Kafe Marat</text:p>
          </table:table-cell>
          <table:table-cell table:formula="of:=[$Bayern.D31:$Bayern.I31]" office:value-type="string" office:string-value="kafemarat.blogsport.de" calcext:value-type="string">
            <text:p>kafemarat.blogsport.de</text:p>
          </table:table-cell>
          <table:table-cell table:formula="of:=[$Bayern.E31:$Bayern.J31]" office:value-type="string" office:string-value="w.bastian@gmx.de" calcext:value-type="string">
            <text:p>w.bastian@gmx.de</text:p>
          </table:table-cell>
          <table:table-cell table:formula="of:=[$Bayern.F31:$Bayern.K31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ayern.A32:$Bayern.F32]" office:value-type="string" office:string-value="München" calcext:value-type="string">
            <text:p>München</text:p>
          </table:table-cell>
          <table:table-cell table:formula="of:=[$Bayern.B32:$Bayern.G32]" office:value-type="string" office:string-value="Be Alive Agency" calcext:value-type="string">
            <text:p>Be Alive Agency</text:p>
          </table:table-cell>
          <table:table-cell table:formula="of:=[$Bayern.C32:$Bayern.H32]" office:value-type="string" office:string-value="Be Alive Agency" calcext:value-type="string">
            <text:p>Be Alive Agency</text:p>
          </table:table-cell>
          <table:table-cell table:formula="of:=[$Bayern.D32:$Bayern.I32]" office:value-type="float" office:value="0" calcext:value-type="float">
            <text:p>0</text:p>
          </table:table-cell>
          <table:table-cell table:formula="of:=[$Bayern.E32:$Bayern.J32]" office:value-type="string" office:string-value="barney.s.blanke@googlemail.com" calcext:value-type="string">
            <text:p>barney.s.blanke@googlemail.com</text:p>
          </table:table-cell>
          <table:table-cell table:formula="of:=[$Bayern.F32:$Bayern.K32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ayern.A33:$Bayern.F33]" office:value-type="string" office:string-value="München" calcext:value-type="string">
            <text:p>München</text:p>
          </table:table-cell>
          <table:table-cell table:formula="of:=[$Bayern.B33:$Bayern.G33]" office:value-type="string" office:string-value="Sunny Red" calcext:value-type="string">
            <text:p>Sunny Red</text:p>
          </table:table-cell>
          <table:table-cell table:formula="of:=[$Bayern.C33:$Bayern.H33]" office:value-type="float" office:value="0" calcext:value-type="float">
            <text:p>0</text:p>
          </table:table-cell>
          <table:table-cell table:formula="of:=[$Bayern.D33:$Bayern.I33]" office:value-type="float" office:value="0" calcext:value-type="float">
            <text:p>0</text:p>
          </table:table-cell>
          <table:table-cell table:formula="of:=[$Bayern.E33:$Bayern.J33]" office:value-type="float" office:value="0" calcext:value-type="float">
            <text:p>0</text:p>
          </table:table-cell>
          <table:table-cell table:formula="of:=[$Bayern.F33:$Bayern.K33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ayern.A34:$Bayern.F34]" office:value-type="string" office:string-value="Nersingen" calcext:value-type="string">
            <text:p>Nersingen</text:p>
          </table:table-cell>
          <table:table-cell table:formula="of:=[$Bayern.B34:$Bayern.G34]" office:value-type="string" office:string-value="Rock's" calcext:value-type="string">
            <text:p>Rock's</text:p>
          </table:table-cell>
          <table:table-cell table:formula="of:=[$Bayern.C34:$Bayern.H34]" office:value-type="string" office:string-value="Rock's" calcext:value-type="string">
            <text:p>Rock's</text:p>
          </table:table-cell>
          <table:table-cell table:formula="of:=[$Bayern.D34:$Bayern.I34]" office:value-type="string" office:string-value="rocks-nersingen.de" calcext:value-type="string">
            <text:p>rocks-nersingen.de</text:p>
          </table:table-cell>
          <table:table-cell table:formula="of:=[$Bayern.E34:$Bayern.J34]" office:value-type="string" office:string-value="info@rocks-nersingen.de" calcext:value-type="string">
            <text:p>info@rocks-nersingen.de</text:p>
          </table:table-cell>
          <table:table-cell table:formula="of:=[$Bayern.F34:$Bayern.K34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ayern.A35:$Bayern.F35]" office:value-type="string" office:string-value="Neusäß" calcext:value-type="string">
            <text:p>Neusäß</text:p>
          </table:table-cell>
          <table:table-cell table:formula="of:=[$Bayern.B35:$Bayern.G35]" office:value-type="string" office:string-value="Stereoton" calcext:value-type="string">
            <text:p>Stereoton</text:p>
          </table:table-cell>
          <table:table-cell table:formula="of:=[$Bayern.C35:$Bayern.H35]" office:value-type="string" office:string-value="Stereoton" calcext:value-type="string">
            <text:p>Stereoton</text:p>
          </table:table-cell>
          <table:table-cell table:formula="of:=[$Bayern.D35:$Bayern.I35]" office:value-type="string" office:string-value="jugendkulturhaus.de" calcext:value-type="string">
            <text:p>jugendkulturhaus.de</text:p>
          </table:table-cell>
          <table:table-cell table:formula="of:=[$Bayern.E35:$Bayern.J35]" office:value-type="string" office:string-value="stereoton@jugendkulturhaus.de" calcext:value-type="string">
            <text:p>stereoton@jugendkulturhaus.de</text:p>
          </table:table-cell>
          <table:table-cell table:formula="of:=[$Bayern.F35:$Bayern.K35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ayern.A36:$Bayern.F36]" office:value-type="string" office:string-value="Nürnberg" calcext:value-type="string">
            <text:p>Nürnberg</text:p>
          </table:table-cell>
          <table:table-cell table:formula="of:=[$Bayern.B36:$Bayern.G36]" office:value-type="string" office:string-value="-" calcext:value-type="string">
            <text:p>-</text:p>
          </table:table-cell>
          <table:table-cell table:formula="of:=[$Bayern.C36:$Bayern.H36]" office:value-type="string" office:string-value="Benni" calcext:value-type="string">
            <text:p>Benni</text:p>
          </table:table-cell>
          <table:table-cell table:formula="of:=[$Bayern.D36:$Bayern.I36]" office:value-type="string" office:string-value="facebook.com/bennykindler" calcext:value-type="string">
            <text:p>facebook.com/bennykindler</text:p>
          </table:table-cell>
          <table:table-cell table:formula="of:=[$Bayern.E36:$Bayern.J36]" office:value-type="float" office:value="0" calcext:value-type="float">
            <text:p>0</text:p>
          </table:table-cell>
          <table:table-cell table:formula="of:=[$Bayern.F36:$Bayern.K36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ayern.A37:$Bayern.F37]" office:value-type="string" office:string-value="Nürnberg" calcext:value-type="string">
            <text:p>Nürnberg</text:p>
          </table:table-cell>
          <table:table-cell table:formula="of:=[$Bayern.B37:$Bayern.G37]" office:value-type="string" office:string-value="Cultfactory" calcext:value-type="string">
            <text:p>Cultfactory</text:p>
          </table:table-cell>
          <table:table-cell table:formula="of:=[$Bayern.C37:$Bayern.H37]" office:value-type="string" office:string-value="Luise" calcext:value-type="string">
            <text:p>Luise</text:p>
          </table:table-cell>
          <table:table-cell table:formula="of:=[$Bayern.D37:$Bayern.I37]" office:value-type="string" office:string-value="luise-cultfactory.de" calcext:value-type="string">
            <text:p>luise-cultfactory.de</text:p>
          </table:table-cell>
          <table:table-cell table:formula="of:=[$Bayern.E37:$Bayern.J37]" office:value-type="string" office:string-value="info@luise-cultfactory.de" calcext:value-type="string">
            <text:p>info@luise-cultfactory.de</text:p>
          </table:table-cell>
          <table:table-cell table:formula="of:=[$Bayern.F37:$Bayern.K37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ayern.A38:$Bayern.F38]" office:value-type="string" office:string-value="Nürnberg" calcext:value-type="string">
            <text:p>Nürnberg</text:p>
          </table:table-cell>
          <table:table-cell table:formula="of:=[$Bayern.B38:$Bayern.G38]" office:value-type="string" office:string-value="Hirsch" calcext:value-type="string">
            <text:p>Hirsch</text:p>
          </table:table-cell>
          <table:table-cell table:formula="of:=[$Bayern.C38:$Bayern.H38]" office:value-type="string" office:string-value="Hirsch" calcext:value-type="string">
            <text:p>Hirsch</text:p>
          </table:table-cell>
          <table:table-cell table:formula="of:=[$Bayern.D38:$Bayern.I38]" office:value-type="string" office:string-value="der-hirsch.de" calcext:value-type="string">
            <text:p>der-hirsch.de</text:p>
          </table:table-cell>
          <table:table-cell table:formula="of:=[$Bayern.E38:$Bayern.J38]" office:value-type="string" office:string-value="booking@der-hirsch.de" calcext:value-type="string">
            <text:p>booking@der-hirsch.de</text:p>
          </table:table-cell>
          <table:table-cell table:formula="of:=[$Bayern.F38:$Bayern.K38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ayern.A39:$Bayern.F39]" office:value-type="string" office:string-value="Nürnberg" calcext:value-type="string">
            <text:p>Nürnberg</text:p>
          </table:table-cell>
          <table:table-cell table:formula="of:=[$Bayern.B39:$Bayern.G39]" office:value-type="string" office:string-value="Klüpfel" calcext:value-type="string">
            <text:p>Klüpfel</text:p>
          </table:table-cell>
          <table:table-cell table:formula="of:=[$Bayern.C39:$Bayern.H39]" office:value-type="string" office:string-value="Matthias, Hallo Klüpfel" calcext:value-type="string">
            <text:p>Matthias, Hallo Klüpfel</text:p>
          </table:table-cell>
          <table:table-cell table:formula="of:=[$Bayern.D39:$Bayern.I39]" office:value-type="string" office:string-value="kluepfel.de" calcext:value-type="string">
            <text:p>kluepfel.de</text:p>
          </table:table-cell>
          <table:table-cell table:formula="of:=[$Bayern.E39:$Bayern.J39]" office:value-type="string" office:string-value="booking@kluepfel.de" calcext:value-type="string">
            <text:p>booking@kluepfel.de</text:p>
          </table:table-cell>
          <table:table-cell table:formula="of:=[$Bayern.F39:$Bayern.K39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ayern.A40:$Bayern.F40]" office:value-type="string" office:string-value="Nürnberg" calcext:value-type="string">
            <text:p>Nürnberg</text:p>
          </table:table-cell>
          <table:table-cell table:formula="of:=[$Bayern.B40:$Bayern.G40]" office:value-type="string" office:string-value="Kulturverein" calcext:value-type="string">
            <text:p>Kulturverein</text:p>
          </table:table-cell>
          <table:table-cell table:formula="of:=[$Bayern.C40:$Bayern.H40]" office:value-type="string" office:string-value="KV" calcext:value-type="string">
            <text:p>KV</text:p>
          </table:table-cell>
          <table:table-cell table:formula="of:=[$Bayern.D40:$Bayern.I40]" office:value-type="string" office:string-value="kunstverein-nuernberg.de" calcext:value-type="string">
            <text:p>kunstverein-nuernberg.de</text:p>
          </table:table-cell>
          <table:table-cell table:formula="of:=[$Bayern.E4:$Bayern.J4]" office:value-type="string" office:string-value="info@ballonfabrik.org" calcext:value-type="string">
            <text:p>info@ballonfabrik.org</text:p>
          </table:table-cell>
          <table:table-cell table:formula="of:=[$Bayern.F40:$Bayern.K40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ayern.A41:$Bayern.F41]" office:value-type="string" office:string-value="Nürnberg" calcext:value-type="string">
            <text:p>Nürnberg</text:p>
          </table:table-cell>
          <table:table-cell table:formula="of:=[$Bayern.B41:$Bayern.G41]" office:value-type="string" office:string-value="Musikzentrale" calcext:value-type="string">
            <text:p>Musikzentrale</text:p>
          </table:table-cell>
          <table:table-cell table:formula="of:=[$Bayern.C41:$Bayern.H41]" office:value-type="string" office:string-value="Musikzentrale" calcext:value-type="string">
            <text:p>Musikzentrale</text:p>
          </table:table-cell>
          <table:table-cell table:formula="of:=[$Bayern.D41:$Bayern.I41]" office:value-type="string" office:string-value="musikzentrale.com" calcext:value-type="string">
            <text:p>musikzentrale.com</text:p>
          </table:table-cell>
          <table:table-cell table:formula="of:=[$Bayern.E41:$Bayern.J41]" office:value-type="string" office:string-value="info@musikzentrale.com" calcext:value-type="string">
            <text:p>info@musikzentrale.com</text:p>
          </table:table-cell>
          <table:table-cell table:formula="of:=[$Bayern.F41:$Bayern.K41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ayern.A42:$Bayern.F42]" office:value-type="string" office:string-value="Nürnberg" calcext:value-type="string">
            <text:p>Nürnberg</text:p>
          </table:table-cell>
          <table:table-cell table:formula="of:=[$Bayern.B42:$Bayern.G42]" office:value-type="string" office:string-value="Quibble" calcext:value-type="string">
            <text:p>Quibble</text:p>
          </table:table-cell>
          <table:table-cell table:formula="of:=[$Bayern.C42:$Bayern.H42]" office:value-type="string" office:string-value="Quibble" calcext:value-type="string">
            <text:p>Quibble</text:p>
          </table:table-cell>
          <table:table-cell table:formula="of:=[$Bayern.D42:$Bayern.I42]" office:value-type="string" office:string-value="quibble.de" calcext:value-type="string">
            <text:p>quibble.de</text:p>
          </table:table-cell>
          <table:table-cell table:formula="of:=[$Bayern.E42:$Bayern.J42]" office:value-type="string" office:string-value="kontakt@quibble.de" calcext:value-type="string">
            <text:p>kontakt@quibble.de</text:p>
          </table:table-cell>
          <table:table-cell table:formula="of:=[$Bayern.F42:$Bayern.K42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ayern.A43:$Bayern.F43]" office:value-type="string" office:string-value="Nürnberg" calcext:value-type="string">
            <text:p>Nürnberg</text:p>
          </table:table-cell>
          <table:table-cell table:formula="of:=[$Bayern.B43:$Bayern.G43]" office:value-type="string" office:string-value="Quibble" calcext:value-type="string">
            <text:p>Quibble</text:p>
          </table:table-cell>
          <table:table-cell table:formula="of:=[$Bayern.C43:$Bayern.H43]" office:value-type="string" office:string-value="Michael" calcext:value-type="string">
            <text:p>Michael</text:p>
          </table:table-cell>
          <table:table-cell table:formula="of:=[$Bayern.D43:$Bayern.I43]" office:value-type="string" office:string-value="quibble.de" calcext:value-type="string">
            <text:p>quibble.de</text:p>
          </table:table-cell>
          <table:table-cell table:formula="of:=[$Bayern.E43:$Bayern.J43]" office:value-type="string" office:string-value="michael.gerner@quibble.de" calcext:value-type="string">
            <text:p>michael.gerner@quibble.de</text:p>
          </table:table-cell>
          <table:table-cell table:formula="of:=[$Bayern.F43:$Bayern.K43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ayern.A44:$Bayern.F44]" office:value-type="string" office:string-value="Nürnberg" calcext:value-type="string">
            <text:p>Nürnberg</text:p>
          </table:table-cell>
          <table:table-cell table:formula="of:=[$Bayern.B44:$Bayern.G44]" office:value-type="string" office:string-value="Rockfabrik" calcext:value-type="string">
            <text:p>Rockfabrik</text:p>
          </table:table-cell>
          <table:table-cell table:formula="of:=[$Bayern.C44:$Bayern.H44]" office:value-type="string" office:string-value="Rockfabrik" calcext:value-type="string">
            <text:p>Rockfabrik</text:p>
          </table:table-cell>
          <table:table-cell table:formula="of:=[$Bayern.D44:$Bayern.I44]" office:value-type="string" office:string-value="rockfabrik.de" calcext:value-type="string">
            <text:p>rockfabrik.de</text:p>
          </table:table-cell>
          <table:table-cell table:formula="of:=[$Bayern.E44:$Bayern.J44]" office:value-type="string" office:string-value="info@rockfabrik.de" calcext:value-type="string">
            <text:p>info@rockfabrik.de</text:p>
          </table:table-cell>
          <table:table-cell table:formula="of:=[$Bayern.F44:$Bayern.K44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ayern.A45:$Bayern.F45]" office:value-type="string" office:string-value="Nürnberg" calcext:value-type="string">
            <text:p>Nürnberg</text:p>
          </table:table-cell>
          <table:table-cell table:formula="of:=[$Bayern.B45:$Bayern.G45]" office:value-type="string" office:string-value="Rockfabrik" calcext:value-type="string">
            <text:p>Rockfabrik</text:p>
          </table:table-cell>
          <table:table-cell table:formula="of:=[$Bayern.C45:$Bayern.H45]" office:value-type="string" office:string-value="Julia" calcext:value-type="string">
            <text:p>Julia</text:p>
          </table:table-cell>
          <table:table-cell table:formula="of:=[$Bayern.D45:$Bayern.I45]" office:value-type="string" office:string-value="rockfabrik.de" calcext:value-type="string">
            <text:p>rockfabrik.de</text:p>
          </table:table-cell>
          <table:table-cell table:formula="of:=[$Bayern.E45:$Bayern.J45]" office:value-type="string" office:string-value="julia@rockfabrik.de" calcext:value-type="string">
            <text:p>julia@rockfabrik.de</text:p>
          </table:table-cell>
          <table:table-cell table:formula="of:=[$Bayern.F45:$Bayern.K45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ayern.A46:$Bayern.F46]" office:value-type="string" office:string-value="Nürnberg" calcext:value-type="string">
            <text:p>Nürnberg</text:p>
          </table:table-cell>
          <table:table-cell table:formula="of:=[$Bayern.B46:$Bayern.G46]" office:value-type="string" office:string-value="Z-Bau" calcext:value-type="string">
            <text:p>Z-Bau</text:p>
          </table:table-cell>
          <table:table-cell table:formula="of:=[$Bayern.C46:$Bayern.H46]" office:value-type="string" office:string-value="Z-Bau" calcext:value-type="string">
            <text:p>Z-Bau</text:p>
          </table:table-cell>
          <table:table-cell table:formula="of:=[$Bayern.D46:$Bayern.I46]" office:value-type="string" office:string-value="z-bau.com" calcext:value-type="string">
            <text:p>z-bau.com</text:p>
          </table:table-cell>
          <table:table-cell table:formula="of:=[$Bayern.E46:$Bayern.J46]" office:value-type="string" office:string-value="booking@z-bau.com" calcext:value-type="string">
            <text:p>booking@z-bau.com</text:p>
          </table:table-cell>
          <table:table-cell table:formula="of:=[$Bayern.F46:$Bayern.K46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ayern.A47:$Bayern.F47]" office:value-type="string" office:string-value="Nürnberg" calcext:value-type="string">
            <text:p>Nürnberg</text:p>
          </table:table-cell>
          <table:table-cell table:formula="of:=[$Bayern.B47:$Bayern.G47]" office:value-type="string" office:string-value="Zentralcafe" calcext:value-type="string">
            <text:p>Zentralcafe</text:p>
          </table:table-cell>
          <table:table-cell table:formula="of:=[$Bayern.C47:$Bayern.H47]" office:value-type="string" office:string-value="Zentralcafe" calcext:value-type="string">
            <text:p>Zentralcafe</text:p>
          </table:table-cell>
          <table:table-cell table:formula="of:=[$Bayern.D47:$Bayern.I47]" office:value-type="string" office:string-value="www.zentralcafe.com" calcext:value-type="string">
            <text:p>www.zentralcafe.com</text:p>
          </table:table-cell>
          <table:table-cell table:formula="of:=[$Bayern.E47:$Bayern.J47]" office:value-type="string" office:string-value="info@zentralcafe.com" calcext:value-type="string">
            <text:p>info@zentralcafe.com</text:p>
          </table:table-cell>
          <table:table-cell table:formula="of:=[$Bayern.F47:$Bayern.K47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ayern.A48:$Bayern.F48]" office:value-type="string" office:string-value="Passau" calcext:value-type="string">
            <text:p>Passau</text:p>
          </table:table-cell>
          <table:table-cell table:formula="of:=[$Bayern.B48:$Bayern.G48]" office:value-type="string" office:string-value="Tabakfabrik" calcext:value-type="string">
            <text:p>Tabakfabrik</text:p>
          </table:table-cell>
          <table:table-cell table:formula="of:=[$Bayern.C48:$Bayern.H48]" office:value-type="string" office:string-value="MFV" calcext:value-type="string">
            <text:p>MFV</text:p>
          </table:table-cell>
          <table:table-cell table:formula="of:=[$Bayern.D48:$Bayern.I48]" office:value-type="string" office:string-value="mfv-passau.de" calcext:value-type="string">
            <text:p>mfv-passau.de</text:p>
          </table:table-cell>
          <table:table-cell table:formula="of:=[$Bayern.E48:$Bayern.J48]" office:value-type="string" office:string-value="tabakfabrik@googlemail.com" calcext:value-type="string">
            <text:p>tabakfabrik@googlemail.com</text:p>
          </table:table-cell>
          <table:table-cell table:formula="of:=[$Bayern.F48:$Bayern.K48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ayern.A49:$Bayern.F49]" office:value-type="string" office:string-value="Passau" calcext:value-type="string">
            <text:p>Passau</text:p>
          </table:table-cell>
          <table:table-cell table:formula="of:=[$Bayern.B49:$Bayern.G49]" office:value-type="string" office:string-value="Zeughaus" calcext:value-type="string">
            <text:p>Zeughaus</text:p>
          </table:table-cell>
          <table:table-cell table:formula="of:=[$Bayern.C49:$Bayern.H49]" office:value-type="string" office:string-value="Kathi" calcext:value-type="string">
            <text:p>Kathi</text:p>
          </table:table-cell>
          <table:table-cell table:formula="of:=[$Bayern.D49:$Bayern.I49]" office:value-type="string" office:string-value="zeughaus-passau.de" calcext:value-type="string">
            <text:p>zeughaus-passau.de</text:p>
          </table:table-cell>
          <table:table-cell table:formula="of:=[$Bayern.E49:$Bayern.J49]" office:value-type="string" office:string-value="kr@kamel-events.de" calcext:value-type="string">
            <text:p>kr@kamel-events.de</text:p>
          </table:table-cell>
          <table:table-cell table:formula="of:=[$Bayern.F49:$Bayern.K49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ayern.A50:$Bayern.F50]" office:value-type="string" office:string-value="Passau" calcext:value-type="string">
            <text:p>Passau</text:p>
          </table:table-cell>
          <table:table-cell table:formula="of:=[$Bayern.B50:$Bayern.G50]" office:value-type="string" office:string-value="Zeughaus" calcext:value-type="string">
            <text:p>Zeughaus</text:p>
          </table:table-cell>
          <table:table-cell table:formula="of:=[$Bayern.C50:$Bayern.H50]" office:value-type="string" office:string-value="Christian" calcext:value-type="string">
            <text:p>Christian</text:p>
          </table:table-cell>
          <table:table-cell table:formula="of:=[$Bayern.D50:$Bayern.I50]" office:value-type="string" office:string-value="zeughaus-passau.de" calcext:value-type="string">
            <text:p>zeughaus-passau.de</text:p>
          </table:table-cell>
          <table:table-cell table:formula="of:=[$Bayern.E5:$Bayern.J5]" office:value-type="string" office:string-value="k15@sjr-a.de" calcext:value-type="string">
            <text:p>k15@sjr-a.de</text:p>
          </table:table-cell>
          <table:table-cell table:formula="of:=[$Bayern.F50:$Bayern.K50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ayern.A51:$Bayern.F51]" office:value-type="string" office:string-value="Passau" calcext:value-type="string">
            <text:p>Passau</text:p>
          </table:table-cell>
          <table:table-cell table:formula="of:=[$Bayern.B51:$Bayern.G51]" office:value-type="string" office:string-value="Zeughaus" calcext:value-type="string">
            <text:p>Zeughaus</text:p>
          </table:table-cell>
          <table:table-cell table:formula="of:=[$Bayern.C51:$Bayern.H51]" office:value-type="string" office:string-value="Johannes" calcext:value-type="string">
            <text:p>Johannes</text:p>
          </table:table-cell>
          <table:table-cell table:formula="of:=[$Bayern.D51:$Bayern.I51]" office:value-type="string" office:string-value="zeughaus-passau.de" calcext:value-type="string">
            <text:p>zeughaus-passau.de</text:p>
          </table:table-cell>
          <table:table-cell table:formula="of:=[$Bayern.E51:$Bayern.J51]" office:value-type="string" office:string-value="karodde@gmx.de" calcext:value-type="string">
            <text:p>karodde@gmx.de</text:p>
          </table:table-cell>
          <table:table-cell table:formula="of:=[$Bayern.F51:$Bayern.K51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ayern.A52:$Bayern.F52]" office:value-type="string" office:string-value="Passau" calcext:value-type="string">
            <text:p>Passau</text:p>
          </table:table-cell>
          <table:table-cell table:formula="of:=[$Bayern.B52:$Bayern.G52]" office:value-type="string" office:string-value="Zeughaus" calcext:value-type="string">
            <text:p>Zeughaus</text:p>
          </table:table-cell>
          <table:table-cell table:formula="of:=[$Bayern.C52:$Bayern.H52]" office:value-type="string" office:string-value="Sebastian" calcext:value-type="string">
            <text:p>Sebastian</text:p>
          </table:table-cell>
          <table:table-cell table:formula="of:=[$Bayern.D52:$Bayern.I52]" office:value-type="string" office:string-value="zeughaus-passau.de" calcext:value-type="string">
            <text:p>zeughaus-passau.de</text:p>
          </table:table-cell>
          <table:table-cell table:formula="of:=[$Bayern.E52:$Bayern.J52]" office:value-type="string" office:string-value="sebi.ruppert@freenet.de" calcext:value-type="string">
            <text:p>sebi.ruppert@freenet.de</text:p>
          </table:table-cell>
          <table:table-cell table:formula="of:=[$Bayern.F52:$Bayern.K52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ayern.A53:$Bayern.F53]" office:value-type="string" office:string-value="Passau" calcext:value-type="string">
            <text:p>Passau</text:p>
          </table:table-cell>
          <table:table-cell table:formula="of:=[$Bayern.B53:$Bayern.G53]" office:value-type="string" office:string-value="Zeughaus" calcext:value-type="string">
            <text:p>Zeughaus</text:p>
          </table:table-cell>
          <table:table-cell table:formula="of:=[$Bayern.C53:$Bayern.H53]" office:value-type="string" office:string-value="Eva" calcext:value-type="string">
            <text:p>Eva</text:p>
          </table:table-cell>
          <table:table-cell table:formula="of:=[$Bayern.D53:$Bayern.I53]" office:value-type="string" office:string-value="zeughaus-passau.de" calcext:value-type="string">
            <text:p>zeughaus-passau.de</text:p>
          </table:table-cell>
          <table:table-cell table:formula="of:=[$Bayern.E53:$Bayern.J53]" office:value-type="string" office:string-value="eva-zink@web.de" calcext:value-type="string">
            <text:p>eva-zink@web.de</text:p>
          </table:table-cell>
          <table:table-cell table:formula="of:=[$Bayern.F53:$Bayern.K53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ayern.A54:$Bayern.F54]" office:value-type="string" office:string-value="Passau" calcext:value-type="string">
            <text:p>Passau</text:p>
          </table:table-cell>
          <table:table-cell table:formula="of:=[$Bayern.B54:$Bayern.G54]" office:value-type="string" office:string-value="Zeughaus" calcext:value-type="string">
            <text:p>Zeughaus</text:p>
          </table:table-cell>
          <table:table-cell table:formula="of:=[$Bayern.C54:$Bayern.H54]" office:value-type="string" office:string-value="Bernhard" calcext:value-type="string">
            <text:p>Bernhard</text:p>
          </table:table-cell>
          <table:table-cell table:formula="of:=[$Bayern.D54:$Bayern.I54]" office:value-type="string" office:string-value="zeughaus-passau.de" calcext:value-type="string">
            <text:p>zeughaus-passau.de</text:p>
          </table:table-cell>
          <table:table-cell table:formula="of:=[$Bayern.E54:$Bayern.J54]" office:value-type="string" office:string-value="bernhard.grassl1@gmail.com" calcext:value-type="string">
            <text:p>bernhard.grassl1@gmail.com</text:p>
          </table:table-cell>
          <table:table-cell table:formula="of:=[$Bayern.F54:$Bayern.K54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ayern.A55:$Bayern.F55]" office:value-type="string" office:string-value="Regensburg" calcext:value-type="string">
            <text:p>Regensburg</text:p>
          </table:table-cell>
          <table:table-cell table:formula="of:=[$Bayern.B55:$Bayern.G55]" office:value-type="string" office:string-value="Alte Mälzerei" calcext:value-type="string">
            <text:p>Alte Mälzerei</text:p>
          </table:table-cell>
          <table:table-cell table:formula="of:=[$Bayern.C55:$Bayern.H55]" office:value-type="string" office:string-value="Stefan" calcext:value-type="string">
            <text:p>Stefan</text:p>
          </table:table-cell>
          <table:table-cell table:formula="of:=[$Bayern.D55:$Bayern.I55]" office:value-type="string" office:string-value="alte-maelzerei.de" calcext:value-type="string">
            <text:p>alte-maelzerei.de</text:p>
          </table:table-cell>
          <table:table-cell table:formula="of:=[$Bayern.E55:$Bayern.J55]" office:value-type="string" office:string-value="stefan.glufke@alte-maelzerei.de" calcext:value-type="string">
            <text:p>stefan.glufke@alte-maelzerei.de</text:p>
          </table:table-cell>
          <table:table-cell table:formula="of:=[$Bayern.F55:$Bayern.K55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ayern.A56:$Bayern.F56]" office:value-type="string" office:string-value="Regensburg" calcext:value-type="string">
            <text:p>Regensburg</text:p>
          </table:table-cell>
          <table:table-cell table:formula="of:=[$Bayern.B56:$Bayern.G56]" office:value-type="string" office:string-value="Alte Mälzerei" calcext:value-type="string">
            <text:p>Alte Mälzerei</text:p>
          </table:table-cell>
          <table:table-cell table:formula="of:=[$Bayern.C56:$Bayern.H56]" office:value-type="string" office:string-value="Hans" calcext:value-type="string">
            <text:p>Hans</text:p>
          </table:table-cell>
          <table:table-cell table:formula="of:=[$Bayern.D56:$Bayern.I56]" office:value-type="string" office:string-value="alte-maelzerei.de" calcext:value-type="string">
            <text:p>alte-maelzerei.de</text:p>
          </table:table-cell>
          <table:table-cell table:formula="of:=[$Bayern.E56:$Bayern.J56]" office:value-type="string" office:string-value="hans.krottenthaler@alte-maelzerei.de" calcext:value-type="string">
            <text:p>hans.krottenthaler@alte-maelzerei.de</text:p>
          </table:table-cell>
          <table:table-cell table:formula="of:=[$Bayern.F56:$Bayern.K56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ayern.A57:$Bayern.F57]" office:value-type="string" office:string-value="Schweinfurt" calcext:value-type="string">
            <text:p>Schweinfurt</text:p>
          </table:table-cell>
          <table:table-cell table:formula="of:=[$Bayern.B57:$Bayern.G57]" office:value-type="string" office:string-value="Stattbahnhof" calcext:value-type="string">
            <text:p>Stattbahnhof</text:p>
          </table:table-cell>
          <table:table-cell table:formula="of:=[$Bayern.C57:$Bayern.H57]" office:value-type="string" office:string-value="Programmgruppe Stattbahnhof" calcext:value-type="string">
            <text:p>Programmgruppe Stattbahnhof</text:p>
          </table:table-cell>
          <table:table-cell table:formula="of:=[$Bayern.D57:$Bayern.I57]" office:value-type="string" office:string-value="stattbahnhof-sw.de" calcext:value-type="string">
            <text:p>stattbahnhof-sw.de</text:p>
          </table:table-cell>
          <table:table-cell table:formula="of:=[$Bayern.E57:$Bayern.J57]" office:value-type="string" office:string-value="booking@stattbahnhof.de" calcext:value-type="string">
            <text:p>booking@stattbahnhof.de</text:p>
          </table:table-cell>
          <table:table-cell table:formula="of:=[$Bayern.F57:$Bayern.K57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ayern.A58:$Bayern.F58]" office:value-type="string" office:string-value="Straßkirchen" calcext:value-type="string">
            <text:p>Straßkirchen</text:p>
          </table:table-cell>
          <table:table-cell table:formula="of:=[$Bayern.B58:$Bayern.G58]" office:value-type="string" office:string-value="Plutonium Klub" calcext:value-type="string">
            <text:p>Plutonium Klub</text:p>
          </table:table-cell>
          <table:table-cell table:formula="of:=[$Bayern.C58:$Bayern.H58]" office:value-type="string" office:string-value="Plutonium Klub" calcext:value-type="string">
            <text:p>Plutonium Klub</text:p>
          </table:table-cell>
          <table:table-cell table:formula="of:=[$Bayern.D58:$Bayern.I58]" office:value-type="string" office:string-value="plutonium-klub.com" calcext:value-type="string">
            <text:p>plutonium-klub.com</text:p>
          </table:table-cell>
          <table:table-cell table:formula="of:=[$Bayern.E58:$Bayern.J58]" office:value-type="string" office:string-value="booking@plutonium-klub.com" calcext:value-type="string">
            <text:p>booking@plutonium-klub.com</text:p>
          </table:table-cell>
          <table:table-cell table:formula="of:=[$Bayern.F58:$Bayern.K58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ayern.A59:$Bayern.F59]" office:value-type="string" office:string-value="Töging" calcext:value-type="string">
            <text:p>Töging</text:p>
          </table:table-cell>
          <table:table-cell table:formula="of:=[$Bayern.B59:$Bayern.G59]" office:value-type="string" office:string-value="Silo " calcext:value-type="string">
            <text:p>Silo </text:p>
          </table:table-cell>
          <table:table-cell table:formula="of:=[$Bayern.C59:$Bayern.H59]" office:value-type="string" office:string-value="Silo" calcext:value-type="string">
            <text:p>Silo</text:p>
          </table:table-cell>
          <table:table-cell table:formula="of:=[$Bayern.D59:$Bayern.I59]" office:value-type="string" office:string-value="ourhomeland.wix.com" calcext:value-type="string">
            <text:p>ourhomeland.wix.com</text:p>
          </table:table-cell>
          <table:table-cell table:formula="of:=[$Bayern.E59:$Bayern.J59]" office:value-type="string" office:string-value="play@silo1.de" calcext:value-type="string">
            <text:p>play@silo1.de</text:p>
          </table:table-cell>
          <table:table-cell table:formula="of:=[$Bayern.F59:$Bayern.K59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ayern.A60:$Bayern.F60]" office:value-type="string" office:string-value="Weil Der Stadt" calcext:value-type="string">
            <text:p>Weil Der Stadt</text:p>
          </table:table-cell>
          <table:table-cell table:formula="of:=[$Bayern.B60:$Bayern.G60]" office:value-type="string" office:string-value="Jugendhaus Kloster" calcext:value-type="string">
            <text:p>Jugendhaus Kloster</text:p>
          </table:table-cell>
          <table:table-cell table:formula="of:=[$Bayern.C60:$Bayern.H60]" office:value-type="string" office:string-value="JH Kloster" calcext:value-type="string">
            <text:p>JH Kloster</text:p>
          </table:table-cell>
          <table:table-cell table:formula="of:=[$Bayern.D60:$Bayern.I60]" office:value-type="string" office:string-value="jh-kloster.de" calcext:value-type="string">
            <text:p>jh-kloster.de</text:p>
          </table:table-cell>
          <table:table-cell table:formula="of:=[$Bayern.E6:$Bayern.J6]" office:value-type="string" office:string-value="info@musikkantine.de" calcext:value-type="string">
            <text:p>info@musikkantine.de</text:p>
          </table:table-cell>
          <table:table-cell table:formula="of:=[$Bayern.F60:$Bayern.K60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ayern.A61:$Bayern.F61]" office:value-type="string" office:string-value="Würzburg" calcext:value-type="string">
            <text:p>Würzburg</text:p>
          </table:table-cell>
          <table:table-cell table:formula="of:=[$Bayern.B61:$Bayern.G61]" office:value-type="string" office:string-value="BHof" calcext:value-type="string">
            <text:p>BHof</text:p>
          </table:table-cell>
          <table:table-cell table:formula="of:=[$Bayern.C61:$Bayern.H61]" office:value-type="string" office:string-value="Christof" calcext:value-type="string">
            <text:p>Christof</text:p>
          </table:table-cell>
          <table:table-cell table:formula="of:=[$Bayern.D61:$Bayern.I61]" office:value-type="string" office:string-value="b-hof.de" calcext:value-type="string">
            <text:p>b-hof.de</text:p>
          </table:table-cell>
          <table:table-cell table:formula="of:=[$Bayern.E61:$Bayern.J61]" office:value-type="string" office:string-value="christof@b-hof.de" calcext:value-type="string">
            <text:p>christof@b-hof.de</text:p>
          </table:table-cell>
          <table:table-cell table:formula="of:=[$Bayern.F61:$Bayern.K61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ayern.A62:$Bayern.F62]" office:value-type="string" office:string-value="Würzburg" calcext:value-type="string">
            <text:p>Würzburg</text:p>
          </table:table-cell>
          <table:table-cell table:formula="of:=[$Bayern.B62:$Bayern.G62]" office:value-type="string" office:string-value="BHof" calcext:value-type="string">
            <text:p>BHof</text:p>
          </table:table-cell>
          <table:table-cell table:formula="of:=[$Bayern.C62:$Bayern.H62]" office:value-type="string" office:string-value="Lucky" calcext:value-type="string">
            <text:p>Lucky</text:p>
          </table:table-cell>
          <table:table-cell table:formula="of:=[$Bayern.D62:$Bayern.I62]" office:value-type="string" office:string-value="b-hof.de" calcext:value-type="string">
            <text:p>b-hof.de</text:p>
          </table:table-cell>
          <table:table-cell table:formula="of:=[$Bayern.E62:$Bayern.J62]" office:value-type="string" office:string-value="lucky@b-hof.de" calcext:value-type="string">
            <text:p>lucky@b-hof.de</text:p>
          </table:table-cell>
          <table:table-cell table:formula="of:=[$Bayern.F62:$Bayern.K62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ayern.A63:$Bayern.F63]" office:value-type="string" office:string-value="Würzburg" calcext:value-type="string">
            <text:p>Würzburg</text:p>
          </table:table-cell>
          <table:table-cell table:formula="of:=[$Bayern.B63:$Bayern.G63]" office:value-type="string" office:string-value="Cafe Kairo" calcext:value-type="string">
            <text:p>Cafe Kairo</text:p>
          </table:table-cell>
          <table:table-cell table:formula="of:=[$Bayern.C63:$Bayern.H63]" office:value-type="string" office:string-value="Würzburger Rockgemeinschaft" calcext:value-type="string">
            <text:p>Würzburger Rockgemeinschaft</text:p>
          </table:table-cell>
          <table:table-cell table:formula="of:=[$Bayern.D63:$Bayern.I63]" office:value-type="string" office:string-value="wuerg.net" calcext:value-type="string">
            <text:p>wuerg.net</text:p>
          </table:table-cell>
          <table:table-cell table:formula="of:=[$Bayern.E63:$Bayern.J63]" office:value-type="string" office:string-value="mhlungu0@gmail.com" calcext:value-type="string">
            <text:p>mhlungu0@gmail.com</text:p>
          </table:table-cell>
          <table:table-cell table:formula="of:=[$Bayern.F63:$Bayern.K63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ayern.A64:$Bayern.F64]" office:value-type="string" office:string-value="Würzburg" calcext:value-type="string">
            <text:p>Würzburg</text:p>
          </table:table-cell>
          <table:table-cell table:formula="of:=[$Bayern.B64:$Bayern.G64]" office:value-type="string" office:string-value="Cafe Kairo" calcext:value-type="string">
            <text:p>Cafe Kairo</text:p>
          </table:table-cell>
          <table:table-cell table:formula="of:=[$Bayern.C64:$Bayern.H64]" office:value-type="string" office:string-value="Matthias" calcext:value-type="string">
            <text:p>Matthias</text:p>
          </table:table-cell>
          <table:table-cell table:formula="of:=[$Bayern.D64:$Bayern.I64]" office:value-type="string" office:string-value="xyeahx.blogsport.de" calcext:value-type="string">
            <text:p>xyeahx.blogsport.de</text:p>
          </table:table-cell>
          <table:table-cell table:formula="of:=[$Bayern.E64:$Bayern.J64]" office:value-type="string" office:string-value="-" calcext:value-type="string">
            <text:p>-</text:p>
          </table:table-cell>
          <table:table-cell table:formula="of:=[$Bayern.F64:$Bayern.K64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ayern.A65:$Bayern.F65]" office:value-type="string" office:string-value="Würzburg" calcext:value-type="string">
            <text:p>Würzburg</text:p>
          </table:table-cell>
          <table:table-cell table:formula="of:=[$Bayern.B65:$Bayern.G65]" office:value-type="string" office:string-value="Jugendclub Immerhin" calcext:value-type="string">
            <text:p>Jugendclub Immerhin</text:p>
          </table:table-cell>
          <table:table-cell table:formula="of:=[$Bayern.C65:$Bayern.H65]" office:value-type="string" office:string-value="Immerhin" calcext:value-type="string">
            <text:p>Immerhin</text:p>
          </table:table-cell>
          <table:table-cell table:formula="of:=[$Bayern.D65:$Bayern.I65]" office:value-type="string" office:string-value="immerhin-wuerzburg.de" calcext:value-type="string">
            <text:p>immerhin-wuerzburg.de</text:p>
          </table:table-cell>
          <table:table-cell table:formula="of:=[$Bayern.E65:$Bayern.J65]" office:value-type="string" office:string-value="whole_lotta_pete@gmx.de" calcext:value-type="string">
            <text:p>whole_lotta_pete@gmx.de</text:p>
          </table:table-cell>
          <table:table-cell table:formula="of:=[$Bayern.F65:$Bayern.K65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ayern.A66:$Bayern.F66]" office:value-type="string" office:string-value="Straubing" calcext:value-type="string">
            <text:p>Straubing</text:p>
          </table:table-cell>
          <table:table-cell table:formula="of:=[$Bayern.B66:$Bayern.G66]" office:value-type="string" office:string-value="Tiefenrausch" calcext:value-type="string">
            <text:p>Tiefenrausch</text:p>
          </table:table-cell>
          <table:table-cell table:formula="of:=[$Bayern.C66:$Bayern.H66]" office:value-type="string" office:string-value="Nathalie, Hallo Tiefenrausch" calcext:value-type="string">
            <text:p>Nathalie, Hallo Tiefenrausch</text:p>
          </table:table-cell>
          <table:table-cell table:formula="of:=[$Bayern.D66:$Bayern.I66]" office:value-type="string" office:string-value="tiefenrauschstraubing.de" calcext:value-type="string">
            <text:p>tiefenrauschstraubing.de</text:p>
          </table:table-cell>
          <table:table-cell table:formula="of:=[$Bayern.E66:$Bayern.J66]" office:value-type="string" office:string-value="natty@tiefenrauschstraubing.de" calcext:value-type="string">
            <text:p>natty@tiefenrauschstraubing.de</text:p>
          </table:table-cell>
          <table:table-cell table:formula="of:=[$Bayern.F66:$Bayern.K66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ayern.A67:$Bayern.F67]" office:value-type="string" office:string-value="Straubing" calcext:value-type="string">
            <text:p>Straubing</text:p>
          </table:table-cell>
          <table:table-cell table:formula="of:=[$Bayern.B67:$Bayern.G67]" office:value-type="string" office:string-value="Tiefenrausch" calcext:value-type="string">
            <text:p>Tiefenrausch</text:p>
          </table:table-cell>
          <table:table-cell table:formula="of:=[$Bayern.C67:$Bayern.H67]" office:value-type="string" office:string-value="Teifenrausch" calcext:value-type="string">
            <text:p>Teifenrausch</text:p>
          </table:table-cell>
          <table:table-cell table:formula="of:=[$Bayern.D67:$Bayern.I67]" office:value-type="string" office:string-value="tiefenrauschstraubing.de" calcext:value-type="string">
            <text:p>tiefenrauschstraubing.de</text:p>
          </table:table-cell>
          <table:table-cell table:formula="of:=[$Bayern.E67:$Bayern.J67]" office:value-type="string" office:string-value="info@tiefenrauschstraubing.de" calcext:value-type="string">
            <text:p>info@tiefenrauschstraubing.de</text:p>
          </table:table-cell>
          <table:table-cell table:formula="of:=[$Bayern.F67:$Bayern.K67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ayern.A68:$Bayern.F68]" office:value-type="string" office:string-value="Straubing" calcext:value-type="string">
            <text:p>Straubing</text:p>
          </table:table-cell>
          <table:table-cell table:formula="of:=[$Bayern.B68:$Bayern.G68]" office:value-type="string" office:string-value="Raven" calcext:value-type="string">
            <text:p>Raven</text:p>
          </table:table-cell>
          <table:table-cell table:formula="of:=[$Bayern.C68:$Bayern.H68]" office:value-type="string" office:string-value="Fred, Hallo Raven" calcext:value-type="string">
            <text:p>Fred, Hallo Raven</text:p>
          </table:table-cell>
          <table:table-cell table:formula="of:=[$Bayern.D68:$Bayern.I68]" office:value-type="string" office:string-value="ali-raven.com" calcext:value-type="string">
            <text:p>ali-raven.com</text:p>
          </table:table-cell>
          <table:table-cell table:formula="of:=[$Bayern.E68:$Bayern.J68]" office:value-type="string" office:string-value="info@ali-raven.com" calcext:value-type="string">
            <text:p>info@ali-raven.com</text:p>
          </table:table-cell>
          <table:table-cell table:formula="of:=[$Bayern.F68:$Bayern.K68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ayern.A69:$Bayern.F69]" office:value-type="string" office:string-value="Rosenheim" calcext:value-type="string">
            <text:p>Rosenheim</text:p>
          </table:table-cell>
          <table:table-cell table:formula="of:=[$Bayern.B69:$Bayern.G69]" office:value-type="string" office:string-value="Vetternwirtschaft" calcext:value-type="string">
            <text:p>Vetternwirtschaft</text:p>
          </table:table-cell>
          <table:table-cell table:formula="of:=[$Bayern.C69:$Bayern.H69]" office:value-type="string" office:string-value="Vetterwirtschaft" calcext:value-type="string">
            <text:p>Vetterwirtschaft</text:p>
          </table:table-cell>
          <table:table-cell table:formula="of:=[$Bayern.D69:$Bayern.I69]" office:value-type="string" office:string-value="vfbk.net" calcext:value-type="string">
            <text:p>vfbk.net</text:p>
          </table:table-cell>
          <table:table-cell table:formula="of:=[$Bayern.E69:$Bayern.J69]" office:value-type="string" office:string-value="vetternbooking@yahoo.de" calcext:value-type="string">
            <text:p>vetternbooking@yahoo.de</text:p>
          </table:table-cell>
          <table:table-cell table:formula="of:=[$Bayern.F69:$Bayern.K69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ayern.A70:$Bayern.F70]" office:value-type="string" office:string-value="Nürnberg" calcext:value-type="string">
            <text:p>Nürnberg</text:p>
          </table:table-cell>
          <table:table-cell table:formula="of:=[$Bayern.B70:$Bayern.G70]" office:value-type="string" office:string-value="Doom over Nuernberg" calcext:value-type="string">
            <text:p>Doom over Nuernberg</text:p>
          </table:table-cell>
          <table:table-cell table:formula="of:=[$Bayern.C70:$Bayern.H70]" office:value-type="float" office:value="0" calcext:value-type="float">
            <text:p>0</text:p>
          </table:table-cell>
          <table:table-cell table:formula="of:=[$Bayern.D70:$Bayern.I70]" office:value-type="float" office:value="0" calcext:value-type="float">
            <text:p>0</text:p>
          </table:table-cell>
          <table:table-cell table:formula="of:=[$Bayern.E7:$Bayern.J7]" office:value-type="string" office:string-value="markus@lamm-klub.net" calcext:value-type="string">
            <text:p>markus@lamm-klub.net</text:p>
          </table:table-cell>
          <table:table-cell table:formula="of:=[$Bayern.F70:$Bayern.K70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ayern.A71:$Bayern.F71]" office:value-type="string" office:string-value="Aschaffenburg" calcext:value-type="string">
            <text:p>Aschaffenburg</text:p>
          </table:table-cell>
          <table:table-cell table:formula="of:=[$Bayern.B71:$Bayern.G71]" office:value-type="string" office:string-value="JuKuZ" calcext:value-type="string">
            <text:p>JuKuZ</text:p>
          </table:table-cell>
          <table:table-cell table:formula="of:=[$Bayern.C71:$Bayern.H71]" office:value-type="float" office:value="0" calcext:value-type="float">
            <text:p>0</text:p>
          </table:table-cell>
          <table:table-cell table:formula="of:=[$Bayern.D71:$Bayern.I71]" office:value-type="float" office:value="0" calcext:value-type="float">
            <text:p>0</text:p>
          </table:table-cell>
          <table:table-cell table:formula="of:=[$Bayern.E71:$Bayern.J71]" office:value-type="string" office:string-value="musikbuero@jukuz.de" calcext:value-type="string">
            <text:p>musikbuero@jukuz.de</text:p>
          </table:table-cell>
          <table:table-cell table:formula="of:=[$Bayern.F71:$Bayern.K71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ayern.A72:$Bayern.F72]" office:value-type="string" office:string-value="Wachenroth" calcext:value-type="string">
            <text:p>Wachenroth</text:p>
          </table:table-cell>
          <table:table-cell table:formula="of:=[$Bayern.B72:$Bayern.G72]" office:value-type="string" office:string-value="Toxicity" calcext:value-type="string">
            <text:p>Toxicity</text:p>
          </table:table-cell>
          <table:table-cell table:formula="of:=[$Bayern.C72:$Bayern.H72]" office:value-type="float" office:value="0" calcext:value-type="float">
            <text:p>0</text:p>
          </table:table-cell>
          <table:table-cell table:formula="of:=[$Bayern.D72:$Bayern.I72]" office:value-type="float" office:value="0" calcext:value-type="float">
            <text:p>0</text:p>
          </table:table-cell>
          <table:table-cell table:formula="of:=[$Bayern.E72:$Bayern.J72]" office:value-type="string" office:string-value="house-of-corpse@t-online.de" calcext:value-type="string">
            <text:p>house-of-corpse@t-online.de</text:p>
          </table:table-cell>
          <table:table-cell table:formula="of:=[$Bayern.F72:$Bayern.K72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ayern.A73:$Bayern.F73]" office:value-type="string" office:string-value="Adelsheim" calcext:value-type="string">
            <text:p>Adelsheim</text:p>
          </table:table-cell>
          <table:table-cell table:formula="of:=[$Bayern.B73:$Bayern.G73]" office:value-type="string" office:string-value="Live Factory" calcext:value-type="string">
            <text:p>Live Factory</text:p>
          </table:table-cell>
          <table:table-cell table:formula="of:=[$Bayern.C73:$Bayern.H73]" office:value-type="float" office:value="0" calcext:value-type="float">
            <text:p>0</text:p>
          </table:table-cell>
          <table:table-cell table:formula="of:=[$Bayern.D73:$Bayern.I73]" office:value-type="float" office:value="0" calcext:value-type="float">
            <text:p>0</text:p>
          </table:table-cell>
          <table:table-cell table:formula="of:=[$Bayern.E73:$Bayern.J73]" office:value-type="string" office:string-value="live-factory@t-online.de" calcext:value-type="string">
            <text:p>live-factory@t-online.de</text:p>
          </table:table-cell>
          <table:table-cell table:formula="of:=[$Bayern.F73:$Bayern.K73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ayern.A74:$Bayern.F74]" office:value-type="string" office:string-value="Schweinfurt" calcext:value-type="string">
            <text:p>Schweinfurt</text:p>
          </table:table-cell>
          <table:table-cell table:formula="of:=[$Bayern.B74:$Bayern.G74]" office:value-type="string" office:string-value="Jugendhaus" calcext:value-type="string">
            <text:p>Jugendhaus</text:p>
          </table:table-cell>
          <table:table-cell table:formula="of:=[$Bayern.C74:$Bayern.H74]" office:value-type="float" office:value="0" calcext:value-type="float">
            <text:p>0</text:p>
          </table:table-cell>
          <table:table-cell table:formula="of:=[$Bayern.D74:$Bayern.I74]" office:value-type="float" office:value="0" calcext:value-type="float">
            <text:p>0</text:p>
          </table:table-cell>
          <table:table-cell table:formula="of:=[$Bayern.E74:$Bayern.J74]" office:value-type="string" office:string-value="jugendhaus@schweinfurt.de" calcext:value-type="string">
            <text:p>jugendhaus@schweinfurt.de</text:p>
          </table:table-cell>
          <table:table-cell table:formula="of:=[$Bayern.F74:$Bayern.K74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ayern.A75:$Bayern.F75]" office:value-type="string" office:string-value="Bad Windsheim" calcext:value-type="string">
            <text:p>Bad Windsheim</text:p>
          </table:table-cell>
          <table:table-cell table:formula="of:=[$Bayern.B75:$Bayern.G75]" office:value-type="string" office:string-value="SChneiderscheune" calcext:value-type="string">
            <text:p>SChneiderscheune</text:p>
          </table:table-cell>
          <table:table-cell table:formula="of:=[$Bayern.C75:$Bayern.H75]" office:value-type="float" office:value="0" calcext:value-type="float">
            <text:p>0</text:p>
          </table:table-cell>
          <table:table-cell table:formula="of:=[$Bayern.D75:$Bayern.I75]" office:value-type="float" office:value="0" calcext:value-type="float">
            <text:p>0</text:p>
          </table:table-cell>
          <table:table-cell table:formula="of:=[$Bayern.E75:$Bayern.J75]" office:value-type="string" office:string-value="team@jugendtreff-schneiderscheune.de" calcext:value-type="string">
            <text:p>team@jugendtreff-schneiderscheune.de</text:p>
          </table:table-cell>
          <table:table-cell table:formula="of:=[$Bayern.F75:$Bayern.K75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ayern.A76:$Bayern.F76]" office:value-type="string" office:string-value="Hammelburg" calcext:value-type="string">
            <text:p>Hammelburg</text:p>
          </table:table-cell>
          <table:table-cell table:formula="of:=[$Bayern.B76:$Bayern.G76]" office:value-type="string" office:string-value="Musikinitiative Hammelburg e.V." calcext:value-type="string">
            <text:p>Musikinitiative Hammelburg e.V.</text:p>
          </table:table-cell>
          <table:table-cell table:formula="of:=[$Bayern.C76:$Bayern.H76]" office:value-type="float" office:value="0" calcext:value-type="float">
            <text:p>0</text:p>
          </table:table-cell>
          <table:table-cell table:formula="of:=[$Bayern.D76:$Bayern.I76]" office:value-type="float" office:value="0" calcext:value-type="float">
            <text:p>0</text:p>
          </table:table-cell>
          <table:table-cell table:formula="of:=[$Bayern.E76:$Bayern.J76]" office:value-type="string" office:string-value="manuel-bauer@musikini.de" calcext:value-type="string">
            <text:p>manuel-bauer@musikini.de</text:p>
          </table:table-cell>
          <table:table-cell table:formula="of:=[$Bayern.F76:$Bayern.K76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ayern.A77:$Bayern.F77]" office:value-type="string" office:string-value="Bamberg" calcext:value-type="string">
            <text:p>Bamberg</text:p>
          </table:table-cell>
          <table:table-cell table:formula="of:=[$Bayern.B77:$Bayern.G77]" office:value-type="string" office:string-value="Sounds'n'Arts" calcext:value-type="string">
            <text:p>Sounds'n'Arts</text:p>
          </table:table-cell>
          <table:table-cell table:formula="of:=[$Bayern.C77:$Bayern.H77]" office:value-type="float" office:value="0" calcext:value-type="float">
            <text:p>0</text:p>
          </table:table-cell>
          <table:table-cell table:formula="of:=[$Bayern.D77:$Bayern.I77]" office:value-type="float" office:value="0" calcext:value-type="float">
            <text:p>0</text:p>
          </table:table-cell>
          <table:table-cell table:formula="of:=[$Bayern.E77:$Bayern.J77]" office:value-type="string" office:string-value="Info@sounds-n-arts.com" calcext:value-type="string">
            <text:p>Info@sounds-n-arts.com</text:p>
          </table:table-cell>
          <table:table-cell table:formula="of:=[$Bayern.F77:$Bayern.K77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ayern.A78:$Bayern.F78]" office:value-type="string" office:string-value="Nürnberg" calcext:value-type="string">
            <text:p>Nürnberg</text:p>
          </table:table-cell>
          <table:table-cell table:formula="of:=[$Bayern.B78:$Bayern.G78]" office:value-type="string" office:string-value="Power&amp;Equality" calcext:value-type="string">
            <text:p>Power&amp;Equality</text:p>
          </table:table-cell>
          <table:table-cell table:formula="of:=[$Bayern.C78:$Bayern.H78]" office:value-type="float" office:value="0" calcext:value-type="float">
            <text:p>0</text:p>
          </table:table-cell>
          <table:table-cell table:formula="of:=[$Bayern.D78:$Bayern.I78]" office:value-type="float" office:value="0" calcext:value-type="float">
            <text:p>0</text:p>
          </table:table-cell>
          <table:table-cell table:formula="of:=[$Bayern.E78:$Bayern.J78]" office:value-type="string" office:string-value="thexheat@gmail.com" calcext:value-type="string">
            <text:p>thexheat@gmail.com</text:p>
          </table:table-cell>
          <table:table-cell table:formula="of:=[$Bayern.F78:$Bayern.K78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ayern.A79:$Bayern.F79]" office:value-type="string" office:string-value="Würzburg" calcext:value-type="string">
            <text:p>Würzburg</text:p>
          </table:table-cell>
          <table:table-cell table:formula="of:=[$Bayern.B79:$Bayern.G79]" office:value-type="string" office:string-value="Goondock Entertainment" calcext:value-type="string">
            <text:p>Goondock Entertainment</text:p>
          </table:table-cell>
          <table:table-cell table:formula="of:=[$Bayern.C79:$Bayern.H79]" office:value-type="float" office:value="0" calcext:value-type="float">
            <text:p>0</text:p>
          </table:table-cell>
          <table:table-cell table:formula="of:=[$Bayern.D79:$Bayern.I79]" office:value-type="float" office:value="0" calcext:value-type="float">
            <text:p>0</text:p>
          </table:table-cell>
          <table:table-cell table:formula="of:=[$Bayern.E79:$Bayern.J79]" office:value-type="string" office:string-value="meiki@vhamrad.de" calcext:value-type="string">
            <text:p>meiki@vhamrad.de</text:p>
          </table:table-cell>
          <table:table-cell table:formula="of:=[$Bayern.F79:$Bayern.K79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Bayern.A80:$Bayern.F80]" office:value-type="string" office:string-value="Miltenberg" calcext:value-type="string">
            <text:p>Miltenberg</text:p>
          </table:table-cell>
          <table:table-cell table:formula="of:=[$Bayern.B80:$Bayern.G80]" office:value-type="string" office:string-value="Beavers" calcext:value-type="string">
            <text:p>Beavers</text:p>
          </table:table-cell>
          <table:table-cell table:formula="of:=[$Bayern.C80:$Bayern.H80]" office:value-type="string" office:string-value="Beavers" calcext:value-type="string">
            <text:p>Beavers</text:p>
          </table:table-cell>
          <table:table-cell table:formula="of:=[$Bayern.D80:$Bayern.I80]" office:value-type="string" office:string-value="beaversmiltenberg.de" calcext:value-type="string">
            <text:p>beaversmiltenberg.de</text:p>
          </table:table-cell>
          <table:table-cell table:formula="of:=[$Bayern.E8:$Bayern.J8]" office:value-type="string" office:string-value="office@rockfabrik-augsburg.de" calcext:value-type="string">
            <text:p>office@rockfabrik-augsburg.de</text:p>
          </table:table-cell>
          <table:table-cell table:formula="of:=[$Bayern.F80:$Bayern.K80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Schleswig Holstein'.A2:$'Schleswig Holstein'.F2]" office:value-type="string" office:string-value="Flensburg" calcext:value-type="string">
            <text:p>Flensburg</text:p>
          </table:table-cell>
          <table:table-cell table:formula="of:=[$'Schleswig Holstein'.B2:$'Schleswig Holstein'.G2]" office:value-type="string" office:string-value="Kühlhaus" calcext:value-type="string">
            <text:p>Kühlhaus</text:p>
          </table:table-cell>
          <table:table-cell table:formula="of:=[$'Schleswig Holstein'.C2:$'Schleswig Holstein'.H2]" office:value-type="string" office:string-value="Kühlhaus" calcext:value-type="string">
            <text:p>Kühlhaus</text:p>
          </table:table-cell>
          <table:table-cell table:formula="of:=[$'Schleswig Holstein'.D2:$'Schleswig Holstein'.I2]" office:value-type="string" office:string-value="kuehlhaus.net" calcext:value-type="string">
            <text:p>kuehlhaus.net</text:p>
          </table:table-cell>
          <table:table-cell table:formula="of:=[$'Schleswig Holstein'.E2:$'Schleswig Holstein'.J2]" office:value-type="string" office:string-value="info@kuehlhaus.net" calcext:value-type="string">
            <text:p>info@kuehlhaus.net</text:p>
          </table:table-cell>
          <table:table-cell table:formula="of:=[$'Schleswig Holstein'.F2:$'Schleswig Holstein'.K2]" office:value-type="float" office:value="0" calcext:value-type="float">
            <text:p>0</text:p>
          </table:table-cell>
          <table:table-cell office:value-type="string" calcext:value-type="string">
            <text:p>Schlesweig-Holstei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Schleswig Holstein'.A3:$'Schleswig Holstein'.F3]" office:value-type="string" office:string-value="Kiel" calcext:value-type="string">
            <text:p>Kiel</text:p>
          </table:table-cell>
          <table:table-cell table:formula="of:=[$'Schleswig Holstein'.B3:$'Schleswig Holstein'.G3]" office:value-type="string" office:string-value="Die Pumpe" calcext:value-type="string">
            <text:p>Die Pumpe</text:p>
          </table:table-cell>
          <table:table-cell table:formula="of:=[$'Schleswig Holstein'.C3:$'Schleswig Holstein'.H3]" office:value-type="string" office:string-value="Marco" calcext:value-type="string">
            <text:p>Marco</text:p>
          </table:table-cell>
          <table:table-cell table:formula="of:=[$'Schleswig Holstein'.D3:$'Schleswig Holstein'.I3]" office:value-type="string" office:string-value="diepumpe.de" calcext:value-type="string">
            <text:p>diepumpe.de</text:p>
          </table:table-cell>
          <table:table-cell table:formula="of:=[$'Schleswig Holstein'.E3:$'Schleswig Holstein'.J3]" office:value-type="string" office:string-value="carlos@diepumpe.de" calcext:value-type="string">
            <text:p>carlos@diepumpe.de</text:p>
          </table:table-cell>
          <table:table-cell table:formula="of:=[$'Schleswig Holstein'.F3:$'Schleswig Holstein'.K3]" office:value-type="float" office:value="0" calcext:value-type="float">
            <text:p>0</text:p>
          </table:table-cell>
          <table:table-cell office:value-type="string" calcext:value-type="string">
            <text:p>Schlesweig-Holstei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Schleswig Holstein'.A4:$'Schleswig Holstein'.F4]" office:value-type="string" office:string-value="Kiel" calcext:value-type="string">
            <text:p>Kiel</text:p>
          </table:table-cell>
          <table:table-cell table:formula="of:=[$'Schleswig Holstein'.B4:$'Schleswig Holstein'.G4]" office:value-type="string" office:string-value="Die Pumpe" calcext:value-type="string">
            <text:p>Die Pumpe</text:p>
          </table:table-cell>
          <table:table-cell table:formula="of:=[$'Schleswig Holstein'.C4:$'Schleswig Holstein'.H4]" office:value-type="string" office:string-value="Dennis" calcext:value-type="string">
            <text:p>Dennis</text:p>
          </table:table-cell>
          <table:table-cell table:formula="of:=[$'Schleswig Holstein'.D4:$'Schleswig Holstein'.I4]" office:value-type="string" office:string-value="diepumpe.de" calcext:value-type="string">
            <text:p>diepumpe.de</text:p>
          </table:table-cell>
          <table:table-cell table:formula="of:=[$'Schleswig Holstein'.E4:$'Schleswig Holstein'.J4]" office:value-type="string" office:string-value="oetzi@diepumpe.de" calcext:value-type="string">
            <text:p>oetzi@diepumpe.de</text:p>
          </table:table-cell>
          <table:table-cell table:formula="of:=[$'Schleswig Holstein'.F4:$'Schleswig Holstein'.K4]" office:value-type="float" office:value="0" calcext:value-type="float">
            <text:p>0</text:p>
          </table:table-cell>
          <table:table-cell office:value-type="string" calcext:value-type="string">
            <text:p>Schlesweig-Holstei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Schleswig Holstein'.A5:$'Schleswig Holstein'.F5]" office:value-type="string" office:string-value="Lübeck" calcext:value-type="string">
            <text:p>Lübeck</text:p>
          </table:table-cell>
          <table:table-cell table:formula="of:=[$'Schleswig Holstein'.B5:$'Schleswig Holstein'.G5]" office:value-type="string" office:string-value="Dr. Rock" calcext:value-type="string">
            <text:p>Dr. Rock</text:p>
          </table:table-cell>
          <table:table-cell table:formula="of:=[$'Schleswig Holstein'.C5:$'Schleswig Holstein'.H5]" office:value-type="string" office:string-value="Dr. Rock" calcext:value-type="string">
            <text:p>Dr. Rock</text:p>
          </table:table-cell>
          <table:table-cell table:formula="of:=[$'Schleswig Holstein'.D5:$'Schleswig Holstein'.I5]" office:value-type="string" office:string-value="dr-rock-club.de" calcext:value-type="string">
            <text:p>dr-rock-club.de</text:p>
          </table:table-cell>
          <table:table-cell table:formula="of:=[$'Schleswig Holstein'.E5:$'Schleswig Holstein'.J5]" office:value-type="string" office:string-value="contact@dr-rock-club.de" calcext:value-type="string">
            <text:p>contact@dr-rock-club.de</text:p>
          </table:table-cell>
          <table:table-cell table:formula="of:=[$'Schleswig Holstein'.F5:$'Schleswig Holstein'.K5]" office:value-type="float" office:value="0" calcext:value-type="float">
            <text:p>0</text:p>
          </table:table-cell>
          <table:table-cell office:value-type="string" calcext:value-type="string">
            <text:p>Schlesweig-Holstei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Schleswig Holstein'.A6:$'Schleswig Holstein'.F6]" office:value-type="string" office:string-value="Lübeck" calcext:value-type="string">
            <text:p>Lübeck</text:p>
          </table:table-cell>
          <table:table-cell table:formula="of:=[$'Schleswig Holstein'.B6:$'Schleswig Holstein'.G6]" office:value-type="string" office:string-value="Body And Soul" calcext:value-type="string">
            <text:p>Body And Soul</text:p>
          </table:table-cell>
          <table:table-cell table:formula="of:=[$'Schleswig Holstein'.C6:$'Schleswig Holstein'.H6]" office:value-type="string" office:string-value="Cargo Events" calcext:value-type="string">
            <text:p>Cargo Events</text:p>
          </table:table-cell>
          <table:table-cell table:formula="of:=[$'Schleswig Holstein'.D6:$'Schleswig Holstein'.I6]" office:value-type="string" office:string-value="bodyandsoul.de" calcext:value-type="string">
            <text:p>bodyandsoul.de</text:p>
          </table:table-cell>
          <table:table-cell table:formula="of:=[$'Schleswig Holstein'.E6:$'Schleswig Holstein'.J6]" office:value-type="string" office:string-value="bootsmann@cargo-schiff.de" calcext:value-type="string">
            <text:p>bootsmann@cargo-schiff.de</text:p>
          </table:table-cell>
          <table:table-cell table:formula="of:=[$'Schleswig Holstein'.F6:$'Schleswig Holstein'.K6]" office:value-type="float" office:value="0" calcext:value-type="float">
            <text:p>0</text:p>
          </table:table-cell>
          <table:table-cell office:value-type="string" calcext:value-type="string">
            <text:p>Schlesweig-Holstei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'Schleswig Holstein'.A7:$'Schleswig Holstein'.F7]" office:value-type="string" office:string-value="Flensburg" calcext:value-type="string">
            <text:p>Flensburg</text:p>
          </table:table-cell>
          <table:table-cell table:formula="of:=[$'Schleswig Holstein'.B7:$'Schleswig Holstein'.G7]" office:value-type="string" office:string-value="Volksbad" calcext:value-type="string">
            <text:p>Volksbad</text:p>
          </table:table-cell>
          <table:table-cell table:formula="of:=[$'Schleswig Holstein'.C7:$'Schleswig Holstein'.H7]" office:value-type="string" office:string-value="Flensburg" calcext:value-type="string">
            <text:p>Flensburg</text:p>
          </table:table-cell>
          <table:table-cell table:formula="of:=[$'Schleswig Holstein'.D7:$'Schleswig Holstein'.I7]" office:value-type="string" office:string-value="volxbad.de" calcext:value-type="string">
            <text:p>volxbad.de</text:p>
          </table:table-cell>
          <table:table-cell table:formula="of:=[$'Schleswig Holstein'.E7:$'Schleswig Holstein'.J7]" office:value-type="string" office:string-value="volksbad.flensburg@t-online.de" calcext:value-type="string">
            <text:p>volksbad.flensburg@t-online.de</text:p>
          </table:table-cell>
          <table:table-cell table:formula="of:=[$'Schleswig Holstein'.F7:$'Schleswig Holstein'.K7]" office:value-type="float" office:value="0" calcext:value-type="float">
            <text:p>0</text:p>
          </table:table-cell>
          <table:table-cell office:value-type="string" calcext:value-type="string">
            <text:p>Schlesweig-Holstei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2:.G2]" office:value-type="string" office:string-value="Mannheim" calcext:value-type="string">
            <text:p>Mannheim</text:p>
          </table:table-cell>
          <table:table-cell table:formula="of:=[$Alles.B2:.H2]" office:value-type="string" office:string-value="For The Youth Concerts" calcext:value-type="string">
            <text:p>For The Youth Concerts</text:p>
          </table:table-cell>
          <table:table-cell table:formula="of:=[$Alles.C2:.I2]" office:value-type="string" office:string-value="Nik Harbourt" calcext:value-type="string">
            <text:p>Nik Harbourt</text:p>
          </table:table-cell>
          <table:table-cell table:formula="of:=[$Alles.D2:.J2]" office:value-type="string" office:string-value="https://www.facebook.com/nik.harbourt?fref=ts" calcext:value-type="string">
            <text:p>https://www.facebook.com/nik.harbourt?fref=ts</text:p>
          </table:table-cell>
          <table:table-cell table:formula="of:=[$Alles.E2:.K2]" office:value-type="string" office:string-value="fortheyouthconcerts@gmail.com" calcext:value-type="string">
            <text:p>fortheyouthconcerts@gmail.com</text:p>
          </table:table-cell>
          <table:table-cell table:formula="of:=[$Alles.F2:.L2]" office:value-type="float" office:value="0" calcext:value-type="float">
            <text:p>0</text:p>
          </table:table-cell>
          <table:table-cell table:formula="of:=[$Alles.G2:.M2]" office:value-type="string" office:string-value="Baden-Württemberg" calcext:value-type="string">
            <text:p>Baden-Würt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3:.G3]" office:value-type="float" office:value="0" calcext:value-type="float">
            <text:p>0</text:p>
          </table:table-cell>
          <table:table-cell table:formula="of:=[$Alles.B3:.H3]" office:value-type="string" office:string-value="Honey Bucket Show" calcext:value-type="string">
            <text:p>Honey Bucket Show</text:p>
          </table:table-cell>
          <table:table-cell table:formula="of:=[$Alles.C3:.I3]" office:value-type="float" office:value="0" calcext:value-type="float">
            <text:p>0</text:p>
          </table:table-cell>
          <table:table-cell table:formula="of:=[$Alles.D3:.J3]" office:value-type="string" office:string-value="https://www.facebook.com/honeybucketcrew/" calcext:value-type="string">
            <text:p>https://www.facebook.com/honeybucketcrew/</text:p>
          </table:table-cell>
          <table:table-cell table:formula="of:=[$Alles.E3:.K3]" office:value-type="string" office:string-value="honeybucketcrew@gmail.com" calcext:value-type="string">
            <text:p>honeybucketcrew@gmail.com</text:p>
          </table:table-cell>
          <table:table-cell table:formula="of:=[$Alles.F3:.L3]" office:value-type="float" office:value="0" calcext:value-type="float">
            <text:p>0</text:p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4:.G4]" office:value-type="string" office:string-value="Ludwigsburg" calcext:value-type="string">
            <text:p>Ludwigsburg</text:p>
          </table:table-cell>
          <table:table-cell table:formula="of:=[$Alles.B4:.H4]" office:value-type="float" office:value="0" calcext:value-type="float">
            <text:p>0</text:p>
          </table:table-cell>
          <table:table-cell table:formula="of:=[$Alles.C4:.I4]" office:value-type="string" office:string-value="Johannes" calcext:value-type="string">
            <text:p>Johannes</text:p>
          </table:table-cell>
          <table:table-cell table:formula="of:=[$Alles.D4:.J4]" office:value-type="string" office:string-value="https://www.facebook.com/freund.ney?fref=ts" calcext:value-type="string">
            <text:p>https://www.facebook.com/freund.ney?fref=ts</text:p>
          </table:table-cell>
          <table:table-cell table:formula="of:=[$Alles.E4:.K4]" office:value-type="float" office:value="0" calcext:value-type="float">
            <text:p>0</text:p>
          </table:table-cell>
          <table:table-cell table:formula="of:=[$Alles.F4:.L4]" office:value-type="float" office:value="0" calcext:value-type="float">
            <text:p>0</text:p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5:.G5]" office:value-type="string" office:string-value="Konstanz" calcext:value-type="string">
            <text:p>Konstanz</text:p>
          </table:table-cell>
          <table:table-cell table:formula="of:=[$Alles.B5:.H5]" office:value-type="string" office:string-value="Mini-Rock Festival" calcext:value-type="string">
            <text:p>Mini-Rock Festival</text:p>
          </table:table-cell>
          <table:table-cell table:formula="of:=[$Alles.C5:.I5]" office:value-type="string" office:string-value="Matthias Maus" calcext:value-type="string">
            <text:p>Matthias Maus</text:p>
          </table:table-cell>
          <table:table-cell table:formula="of:=[$Alles.D5:.J5]" office:value-type="string" office:string-value="https://www.facebook.com/diemausmatthias?fref=ts" calcext:value-type="string">
            <text:p>https://www.facebook.com/diemausmatthias?fref=ts</text:p>
          </table:table-cell>
          <table:table-cell table:formula="of:=[$Alles.E5:.K5]" office:value-type="float" office:value="0" calcext:value-type="float">
            <text:p>0</text:p>
          </table:table-cell>
          <table:table-cell table:formula="of:=[$Alles.F5:.L5]" office:value-type="float" office:value="0" calcext:value-type="float">
            <text:p>0</text:p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6:.G6]" office:value-type="float" office:value="0" calcext:value-type="float">
            <text:p>0</text:p>
          </table:table-cell>
          <table:table-cell table:formula="of:=[$Alles.B6:.H6]" office:value-type="float" office:value="0" calcext:value-type="float">
            <text:p>0</text:p>
          </table:table-cell>
          <table:table-cell table:formula="of:=[$Alles.C6:.I6]" office:value-type="string" office:string-value="Antonius" calcext:value-type="string">
            <text:p>Antonius</text:p>
          </table:table-cell>
          <table:table-cell table:formula="of:=[$Alles.D6:.J6]" office:value-type="string" office:string-value="https://www.facebook.com/anthony.blessing.31?fref=ts" calcext:value-type="string">
            <text:p>https://www.facebook.com/anthony.blessing.31?fref=ts</text:p>
          </table:table-cell>
          <table:table-cell table:formula="of:=[$Alles.E6:.K6]" office:value-type="float" office:value="0" calcext:value-type="float">
            <text:p>0</text:p>
          </table:table-cell>
          <table:table-cell table:formula="of:=[$Alles.F6:.L6]" office:value-type="float" office:value="0" calcext:value-type="float">
            <text:p>0</text:p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7:.G7]" office:value-type="string" office:string-value="Singen" calcext:value-type="string">
            <text:p>Singen</text:p>
          </table:table-cell>
          <table:table-cell table:formula="of:=[$Alles.B7:.H7]" office:value-type="float" office:value="0" calcext:value-type="float">
            <text:p>0</text:p>
          </table:table-cell>
          <table:table-cell table:formula="of:=[$Alles.C7:.I7]" office:value-type="string" office:string-value="Matthias Maus" calcext:value-type="string">
            <text:p>Matthias Maus</text:p>
          </table:table-cell>
          <table:table-cell table:formula="of:=[$Alles.D7:.J7]" office:value-type="string" office:string-value="https://www.facebook.com/diemausmatthias?fref=ts" calcext:value-type="string">
            <text:p>https://www.facebook.com/diemausmatthias?fref=ts</text:p>
          </table:table-cell>
          <table:table-cell table:formula="of:=[$Alles.E7:.K7]" office:value-type="float" office:value="0" calcext:value-type="float">
            <text:p>0</text:p>
          </table:table-cell>
          <table:table-cell table:formula="of:=[$Alles.F7:.L7]" office:value-type="float" office:value="0" calcext:value-type="float">
            <text:p>0</text:p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8:.G8]" office:value-type="string" office:string-value="Stuttgart" calcext:value-type="string">
            <text:p>Stuttgart</text:p>
          </table:table-cell>
          <table:table-cell table:formula="of:=[$Alles.B8:.H8]" office:value-type="string" office:string-value="JuHa West" calcext:value-type="string">
            <text:p>JuHa West</text:p>
          </table:table-cell>
          <table:table-cell table:formula="of:=[$Alles.C8:.I8]" office:value-type="string" office:string-value="Florian" calcext:value-type="string">
            <text:p>Florian</text:p>
          </table:table-cell>
          <table:table-cell table:formula="of:=[$Alles.D8:.J8]" office:value-type="string" office:string-value="https://www.facebook.com/JuHaWest.Flo?fref=ts" calcext:value-type="string">
            <text:p>https://www.facebook.com/JuHaWest.Flo?fref=ts</text:p>
          </table:table-cell>
          <table:table-cell table:formula="of:=[$Alles.E8:.K8]" office:value-type="string" office:string-value="west@jugendhaus.net" calcext:value-type="string">
            <text:p>west@jugendhaus.net</text:p>
          </table:table-cell>
          <table:table-cell table:formula="of:=[$Alles.F8:.L8]" office:value-type="float" office:value="0" calcext:value-type="float">
            <text:p>0</text:p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9:.G9]" office:value-type="string" office:string-value="Dieburg" calcext:value-type="string">
            <text:p>Dieburg</text:p>
          </table:table-cell>
          <table:table-cell table:formula="of:=[$Alles.B9:.H9]" office:value-type="string" office:string-value="Traffic Jam Open Air" calcext:value-type="string">
            <text:p>Traffic Jam Open Air</text:p>
          </table:table-cell>
          <table:table-cell table:formula="of:=[$Alles.C9:.I9]" office:value-type="float" office:value="0" calcext:value-type="float">
            <text:p>0</text:p>
          </table:table-cell>
          <table:table-cell table:formula="of:=[$Alles.D9:.J9]" office:value-type="string" office:string-value="https://www.facebook.com/trafficjamopenair/" calcext:value-type="string">
            <text:p>https://www.facebook.com/trafficjamopenair/</text:p>
          </table:table-cell>
          <table:table-cell table:formula="of:=[$Alles.E9:.K9]" office:value-type="string" office:string-value="http://www.trafficjam.de" calcext:value-type="string">
            <text:p>http://www.trafficjam.de</text:p>
          </table:table-cell>
          <table:table-cell table:formula="of:=[$Alles.F9:.L9]" office:value-type="float" office:value="0" calcext:value-type="float">
            <text:p>0</text:p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10:.G10]" office:value-type="string" office:string-value="Freiburg im Breisgau" calcext:value-type="string">
            <text:p>Freiburg im Breisgau</text:p>
          </table:table-cell>
          <table:table-cell table:formula="of:=[$Alles.B10:.H10]" office:value-type="string" office:string-value="HCM Booking" calcext:value-type="string">
            <text:p>HCM Booking</text:p>
          </table:table-cell>
          <table:table-cell table:formula="of:=[$Alles.C10:.I10]" office:value-type="string" office:string-value="Lutz" calcext:value-type="string">
            <text:p>Lutz</text:p>
          </table:table-cell>
          <table:table-cell table:formula="of:=[$Alles.D10:.J10]" office:value-type="string" office:string-value="https://www.facebook.com/hcmbooking/" calcext:value-type="string">
            <text:p>https://www.facebook.com/hcmbooking/</text:p>
          </table:table-cell>
          <table:table-cell table:formula="of:=[$Alles.E1:.K1]" office:value-type="string" office:string-value="E-MAIL/PHONE" calcext:value-type="string">
            <text:p>E-MAIL/PHONE</text:p>
          </table:table-cell>
          <table:table-cell table:formula="of:=[$Alles.F10:.L10]" office:value-type="float" office:value="0" calcext:value-type="float">
            <text:p>0</text:p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11:.G11]" office:value-type="string" office:string-value="Rastatt" calcext:value-type="string">
            <text:p>Rastatt</text:p>
          </table:table-cell>
          <table:table-cell table:formula="of:=[$Alles.B11:.H11]" office:value-type="string" office:string-value="ACR" calcext:value-type="string">
            <text:p>ACR</text:p>
          </table:table-cell>
          <table:table-cell table:formula="of:=[$Alles.C11:.I11]" office:value-type="string" office:string-value="Lukas" calcext:value-type="string">
            <text:p>Lukas</text:p>
          </table:table-cell>
          <table:table-cell table:formula="of:=[$Alles.D11:.J11]" office:value-type="string" office:string-value="https://www.facebook.com/lukas.gangl.9" calcext:value-type="string">
            <text:p>https://www.facebook.com/lukas.gangl.9</text:p>
          </table:table-cell>
          <table:table-cell table:formula="of:=[$Alles.E11:.K11]" office:value-type="float" office:value="0" calcext:value-type="float">
            <text:p>0</text:p>
          </table:table-cell>
          <table:table-cell table:formula="of:=[$Alles.F11:.L11]" office:value-type="float" office:value="0" calcext:value-type="float">
            <text:p>0</text:p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12:.G12]" office:value-type="string" office:string-value="Ulm" calcext:value-type="string">
            <text:p>Ulm</text:p>
          </table:table-cell>
          <table:table-cell table:formula="of:=[$Alles.B12:.H12]" office:value-type="string" office:string-value="Broken Stage Booking" calcext:value-type="string">
            <text:p>Broken Stage Booking</text:p>
          </table:table-cell>
          <table:table-cell table:formula="of:=[$Alles.C12:.I12]" office:value-type="float" office:value="0" calcext:value-type="float">
            <text:p>0</text:p>
          </table:table-cell>
          <table:table-cell table:formula="of:=[$Alles.D12:.J12]" office:value-type="string" office:string-value="https://www.facebook.com/Brokenstagebooking/?ref=un_c" calcext:value-type="string">
            <text:p>https://www.facebook.com/Brokenstagebooking/?ref=un_c</text:p>
          </table:table-cell>
          <table:table-cell table:formula="of:=[$Alles.E12:.K12]" office:value-type="string" office:string-value="brokenstagebooking@gmail.com" calcext:value-type="string">
            <text:p>brokenstagebooking@gmail.com</text:p>
          </table:table-cell>
          <table:table-cell table:formula="of:=[$Alles.F12:.L12]" office:value-type="float" office:value="0" calcext:value-type="float">
            <text:p>0</text:p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13:.G13]" office:value-type="string" office:string-value="Freiburg" calcext:value-type="string">
            <text:p>Freiburg</text:p>
          </table:table-cell>
          <table:table-cell table:formula="of:=[$Alles.B13:.H13]" office:value-type="string" office:string-value="Lucky Booking" calcext:value-type="string">
            <text:p>Lucky Booking</text:p>
          </table:table-cell>
          <table:table-cell table:formula="of:=[$Alles.C13:.I13]" office:value-type="string" office:string-value="Laurin / Robert" calcext:value-type="string">
            <text:p>Laurin / Robert</text:p>
          </table:table-cell>
          <table:table-cell table:formula="of:=[$Alles.D13:.J13]" office:value-type="string" office:string-value="https://www.facebook.com/LuckyBooking/" calcext:value-type="string">
            <text:p>https://www.facebook.com/LuckyBooking/</text:p>
          </table:table-cell>
          <table:table-cell table:formula="of:=[$Alles.E13:.K13]" office:value-type="string" office:string-value="robert.luckybooking@gmail.com" calcext:value-type="string">
            <text:p>robert.luckybooking@gmail.com</text:p>
          </table:table-cell>
          <table:table-cell table:formula="of:=[$Alles.F13:.L13]" office:value-type="float" office:value="0" calcext:value-type="float">
            <text:p>0</text:p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14:.G14]" office:value-type="string" office:string-value="Oberwolfbach" calcext:value-type="string">
            <text:p>Oberwolfbach</text:p>
          </table:table-cell>
          <table:table-cell table:formula="of:=[$Alles.B14:.H14]" office:value-type="string" office:string-value="Wolfsklaue" calcext:value-type="string">
            <text:p>Wolfsklaue</text:p>
          </table:table-cell>
          <table:table-cell table:formula="of:=[$Alles.C14:.I14]" office:value-type="float" office:value="0" calcext:value-type="float">
            <text:p>0</text:p>
          </table:table-cell>
          <table:table-cell table:formula="of:=[$Alles.D14:.J14]" office:value-type="string" office:string-value="https://www.facebook.com/Wolfsklause-247292601989987/" calcext:value-type="string">
            <text:p>https://www.facebook.com/Wolfsklause-247292601989987/</text:p>
          </table:table-cell>
          <table:table-cell table:formula="of:=[$Alles.E14:.K14]" office:value-type="string" office:string-value="info@wolfsklaue-konzerte.de" calcext:value-type="string">
            <text:p>info@wolfsklaue-konzerte.de</text:p>
          </table:table-cell>
          <table:table-cell table:formula="of:=[$Alles.F14:.L14]" office:value-type="float" office:value="0" calcext:value-type="float">
            <text:p>0</text:p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15:.G15]" office:value-type="string" office:string-value="Wunsiedel" calcext:value-type="string">
            <text:p>Wunsiedel</text:p>
          </table:table-cell>
          <table:table-cell table:formula="of:=[$Alles.B15:.H15]" office:value-type="string" office:string-value="Wunstock Festival" calcext:value-type="string">
            <text:p>Wunstock Festival</text:p>
          </table:table-cell>
          <table:table-cell table:formula="of:=[$Alles.C15:.I15]" office:value-type="float" office:value="0" calcext:value-type="float">
            <text:p>0</text:p>
          </table:table-cell>
          <table:table-cell table:formula="of:=[$Alles.D15:.J15]" office:value-type="string" office:string-value="https://www.facebook.com/wunstock.festival/?fref=ts" calcext:value-type="string">
            <text:p>https://www.facebook.com/wunstock.festival/?fref=ts</text:p>
          </table:table-cell>
          <table:table-cell table:formula="of:=[$Alles.E15:.K15]" office:value-type="string" office:string-value="wunstockfestival@web.de" calcext:value-type="string">
            <text:p>wunstockfestival@web.de</text:p>
          </table:table-cell>
          <table:table-cell table:formula="of:=[$Alles.F15:.L15]" office:value-type="float" office:value="0" calcext:value-type="float">
            <text:p>0</text:p>
          </table:table-cell>
          <table:table-cell table:formula="of:=[$Alles.G15:.M15]" office:value-type="string" office:string-value="Bayern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6">
          <table:table-cell table:formula="of:=[$Alles.A16:.G16]" office:value-type="string" office:string-value="Würzburg" calcext:value-type="string">
            <text:p>Würzburg</text:p>
          </table:table-cell>
          <table:table-cell table:formula="of:=[$Alles.B16:.H16]" office:value-type="string" office:string-value="Goondock Entertainment" calcext:value-type="string">
            <text:p>Goondock Entertainment</text:p>
          </table:table-cell>
          <table:table-cell table:formula="of:=[$Alles.C16:.I16]" office:value-type="string" office:string-value="Meiki" calcext:value-type="string">
            <text:p>Meiki</text:p>
          </table:table-cell>
          <table:table-cell table:formula="of:=[$Alles.D16:.J16]" office:value-type="string" office:string-value="https://www.facebook.com/Goondock-&#10;entertainment-116775021690530/?fref=ts" calcext:value-type="string">
            <text:p>https://www.facebook.com/Goondock-</text:p>
            <text:p>entertainment-116775021690530/?fref=ts</text:p>
          </table:table-cell>
          <table:table-cell table:formula="of:=[$Alles.E16:.K16]" office:value-type="string" office:string-value="meiki@chamrad.de" calcext:value-type="string">
            <text:p>meiki@chamrad.de</text:p>
          </table:table-cell>
          <table:table-cell table:formula="of:=[$Alles.F16:.L16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17:.G17]" office:value-type="float" office:value="0" calcext:value-type="float">
            <text:p>0</text:p>
          </table:table-cell>
          <table:table-cell table:formula="of:=[$Alles.B17:.H17]" office:value-type="string" office:string-value="Hobey Booking &amp; Promotion" calcext:value-type="string">
            <text:p>Hobey Booking &amp; Promotion</text:p>
          </table:table-cell>
          <table:table-cell table:formula="of:=[$Alles.C17:.I17]" office:value-type="float" office:value="0" calcext:value-type="float">
            <text:p>0</text:p>
          </table:table-cell>
          <table:table-cell table:formula="of:=[$Alles.D17:.J17]" office:value-type="string" office:string-value="https://www.facebook.com/hobeybooking/?fref=ts" calcext:value-type="string">
            <text:p>https://www.facebook.com/hobeybooking/?fref=ts</text:p>
          </table:table-cell>
          <table:table-cell table:formula="of:=[$Alles.E17:.K17]" office:value-type="string" office:string-value="hobeybooking@gmx.de" calcext:value-type="string">
            <text:p>hobeybooking@gmx.de</text:p>
          </table:table-cell>
          <table:table-cell table:formula="of:=[$Alles.F17:.L17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18:.G18]" office:value-type="float" office:value="0" calcext:value-type="float">
            <text:p>0</text:p>
          </table:table-cell>
          <table:table-cell table:formula="of:=[$Alles.B18:.H18]" office:value-type="string" office:string-value="Premium Ice Tea" calcext:value-type="string">
            <text:p>Premium Ice Tea</text:p>
          </table:table-cell>
          <table:table-cell table:formula="of:=[$Alles.C18:.I18]" office:value-type="string" office:string-value="Thomas" calcext:value-type="string">
            <text:p>Thomas</text:p>
          </table:table-cell>
          <table:table-cell table:formula="of:=[$Alles.D18:.J18]" office:value-type="string" office:string-value="https://www.facebook.com/premiumicetea/?fref=ts" calcext:value-type="string">
            <text:p>https://www.facebook.com/premiumicetea/?fref=ts</text:p>
          </table:table-cell>
          <table:table-cell table:formula="of:=[$Alles.E18:.K18]" office:value-type="float" office:value="0" calcext:value-type="float">
            <text:p>0</text:p>
          </table:table-cell>
          <table:table-cell table:formula="of:=[$Alles.F18:.L18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19:.G19]" office:value-type="float" office:value="0" calcext:value-type="float">
            <text:p>0</text:p>
          </table:table-cell>
          <table:table-cell table:formula="of:=[$Alles.B19:.H19]" office:value-type="string" office:string-value="Hardcore Schweinfurt/ Würzburg" calcext:value-type="string">
            <text:p>Hardcore Schweinfurt/ Würzburg</text:p>
          </table:table-cell>
          <table:table-cell table:formula="of:=[$Alles.C19:.I19]" office:value-type="string" office:string-value="David Sachs" calcext:value-type="string">
            <text:p>David Sachs</text:p>
          </table:table-cell>
          <table:table-cell table:formula="of:=[$Alles.D19:.J19]" office:value-type="string" office:string-value="https://www.facebook.com/david.sachs.37?fref=ts" calcext:value-type="string">
            <text:p>https://www.facebook.com/david.sachs.37?fref=ts</text:p>
          </table:table-cell>
          <table:table-cell table:formula="of:=[$Alles.E19:.K19]" office:value-type="float" office:value="0" calcext:value-type="float">
            <text:p>0</text:p>
          </table:table-cell>
          <table:table-cell table:formula="of:=[$Alles.F19:.L19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7">
          <table:table-cell table:formula="of:=[$Alles.A20:.G20]" office:value-type="float" office:value="0" calcext:value-type="float">
            <text:p>0</text:p>
          </table:table-cell>
          <table:table-cell table:formula="of:=[$Alles.B20:.H20]" office:value-type="string" office:string-value="XYEAHX Shows" calcext:value-type="string">
            <text:p>XYEAHX Shows</text:p>
          </table:table-cell>
          <table:table-cell table:formula="of:=[$Alles.C20:.I20]" office:value-type="float" office:value="0" calcext:value-type="float">
            <text:p>0</text:p>
          </table:table-cell>
          <table:table-cell table:formula="of:=[$Alles.D20:.J20]" office:value-type="string" office:string-value="https://www.facebook.com/XYEAHX-&#10;Shows-12240807778809&#10;9/?ref=timeline_chaining" calcext:value-type="string">
            <text:p>https://www.facebook.com/XYEAHX-</text:p>
            <text:p>Shows-12240807778809</text:p>
            <text:p>9/?ref=timeline_chaining</text:p>
          </table:table-cell>
          <table:table-cell table:formula="of:=[$Alles.E2:.K2]" office:value-type="string" office:string-value="fortheyouthconcerts@gmail.com" calcext:value-type="string">
            <text:p>fortheyouthconcerts@gmail.com</text:p>
          </table:table-cell>
          <table:table-cell table:formula="of:=[$Alles.F20:.L20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6">
          <table:table-cell table:formula="of:=[$Alles.A21:.G21]" office:value-type="float" office:value="0" calcext:value-type="float">
            <text:p>0</text:p>
          </table:table-cell>
          <table:table-cell table:formula="of:=[$Alles.B21:.H21]" office:value-type="string" office:string-value="CAIRO -&#10;Jugendkulturhaus" calcext:value-type="string">
            <text:p>CAIRO -</text:p>
            <text:p>Jugendkulturhaus</text:p>
          </table:table-cell>
          <table:table-cell table:formula="of:=[$Alles.C21:.I21]" office:value-type="string" office:string-value="Smilla Jaspersen" calcext:value-type="string">
            <text:p>Smilla Jaspersen</text:p>
          </table:table-cell>
          <table:table-cell table:formula="of:=[$Alles.D21:.J21]" office:value-type="string" office:string-value="https://www.facebook.com/smilla.jaspersen.1" calcext:value-type="string">
            <text:p>https://www.facebook.com/smilla.jaspersen.1</text:p>
          </table:table-cell>
          <table:table-cell table:formula="of:=[$Alles.E21:.K21]" office:value-type="float" office:value="0" calcext:value-type="float">
            <text:p>0</text:p>
          </table:table-cell>
          <table:table-cell table:formula="of:=[$Alles.F21:.L21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22:.G22]" office:value-type="float" office:value="0" calcext:value-type="float">
            <text:p>0</text:p>
          </table:table-cell>
          <table:table-cell table:formula="of:=[$Alles.B22:.H22]" office:value-type="string" office:string-value="Immerhin Würzburg" calcext:value-type="string">
            <text:p>Immerhin Würzburg</text:p>
          </table:table-cell>
          <table:table-cell table:formula="of:=[$Alles.C22:.I22]" office:value-type="float" office:value="0" calcext:value-type="float">
            <text:p>0</text:p>
          </table:table-cell>
          <table:table-cell table:formula="of:=[$Alles.D22:.J22]" office:value-type="string" office:string-value="https://www.facebook.com/Immerhin/?fref=ts" calcext:value-type="string">
            <text:p>https://www.facebook.com/Immerhin/?fref=ts</text:p>
          </table:table-cell>
          <table:table-cell table:formula="of:=[$Alles.E22:.K22]" office:value-type="float" office:value="0" calcext:value-type="float">
            <text:p>0</text:p>
          </table:table-cell>
          <table:table-cell table:formula="of:=[$Alles.F22:.L22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23:.G23]" office:value-type="string" office:string-value="Nürnberg" calcext:value-type="string">
            <text:p>Nürnberg</text:p>
          </table:table-cell>
          <table:table-cell table:formula="of:=[$Alles.B23:.H23]" office:value-type="string" office:string-value="Down 4 Life - Hardcore Showcase" calcext:value-type="string">
            <text:p>Down 4 Life - Hardcore Showcase</text:p>
          </table:table-cell>
          <table:table-cell table:formula="of:=[$Alles.C23:.I23]" office:value-type="string" office:string-value="Stefan / Philipp" calcext:value-type="string">
            <text:p>Stefan / Philipp</text:p>
          </table:table-cell>
          <table:table-cell table:formula="of:=[$Alles.D23:.J23]" office:value-type="string" office:string-value="https://www.facebook.com/down4life1/?fref=ts" calcext:value-type="string">
            <text:p>https://www.facebook.com/down4life1/?fref=ts</text:p>
          </table:table-cell>
          <table:table-cell table:formula="of:=[$Alles.E23:.K23]" office:value-type="string" office:string-value="down4life@gmx.de" calcext:value-type="string">
            <text:p>down4life@gmx.de</text:p>
          </table:table-cell>
          <table:table-cell table:formula="of:=[$Alles.F23:.L23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24:.G24]" office:value-type="float" office:value="0" calcext:value-type="float">
            <text:p>0</text:p>
          </table:table-cell>
          <table:table-cell table:formula="of:=[$Alles.B24:.H24]" office:value-type="string" office:string-value="Asylum Concerts" calcext:value-type="string">
            <text:p>Asylum Concerts</text:p>
          </table:table-cell>
          <table:table-cell table:formula="of:=[$Alles.C24:.I24]" office:value-type="float" office:value="0" calcext:value-type="float">
            <text:p>0</text:p>
          </table:table-cell>
          <table:table-cell table:formula="of:=[$Alles.D24:.J24]" office:value-type="string" office:string-value="https://www.facebook.com/asylumconcerts.bookingpromo?fref=ts" calcext:value-type="string">
            <text:p>https://www.facebook.com/asylumconcerts.bookingpromo?fref=ts</text:p>
          </table:table-cell>
          <table:table-cell table:formula="of:=[$Alles.E24:.K24]" office:value-type="string" office:string-value="mail@asylum-concerts.de" calcext:value-type="string">
            <text:p>mail@asylum-concerts.de</text:p>
          </table:table-cell>
          <table:table-cell table:formula="of:=[$Alles.F24:.L24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25:.G25]" office:value-type="float" office:value="0" calcext:value-type="float">
            <text:p>0</text:p>
          </table:table-cell>
          <table:table-cell table:formula="of:=[$Alles.B25:.H25]" office:value-type="float" office:value="0" calcext:value-type="float">
            <text:p>0</text:p>
          </table:table-cell>
          <table:table-cell table:formula="of:=[$Alles.C25:.I25]" office:value-type="string" office:string-value="Benny Kindler" calcext:value-type="string">
            <text:p>Benny Kindler</text:p>
          </table:table-cell>
          <table:table-cell table:formula="of:=[$Alles.D25:.J25]" office:value-type="string" office:string-value="http://www.facebook.com/benny.kindler?ref=ts" calcext:value-type="string">
            <text:p>http://www.facebook.com/benny.kindler?ref=ts</text:p>
          </table:table-cell>
          <table:table-cell table:formula="of:=[$Alles.E25:.K25]" office:value-type="float" office:value="0" calcext:value-type="float">
            <text:p>0</text:p>
          </table:table-cell>
          <table:table-cell table:formula="of:=[$Alles.F25:.L25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26:.G26]" office:value-type="float" office:value="0" calcext:value-type="float">
            <text:p>0</text:p>
          </table:table-cell>
          <table:table-cell table:formula="of:=[$Alles.B26:.H26]" office:value-type="string" office:string-value="Der Hirsch" calcext:value-type="string">
            <text:p>Der Hirsch</text:p>
          </table:table-cell>
          <table:table-cell table:formula="of:=[$Alles.C26:.I26]" office:value-type="float" office:value="0" calcext:value-type="float">
            <text:p>0</text:p>
          </table:table-cell>
          <table:table-cell table:formula="of:=[$Alles.D26:.J26]" office:value-type="string" office:string-value="https://www.facebook.com/HirschNbg/" calcext:value-type="string">
            <text:p>https://www.facebook.com/HirschNbg/</text:p>
          </table:table-cell>
          <table:table-cell table:formula="of:=[$Alles.E26:.K26]" office:value-type="string" office:string-value="mail@der-hirsch.de" calcext:value-type="string">
            <text:p>mail@der-hirsch.de</text:p>
          </table:table-cell>
          <table:table-cell table:formula="of:=[$Alles.F26:.L26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27:.G27]" office:value-type="string" office:string-value="Bayreuth" calcext:value-type="string">
            <text:p>Bayreuth</text:p>
          </table:table-cell>
          <table:table-cell table:formula="of:=[$Alles.B27:.H27]" office:value-type="string" office:string-value="Glashaus Bayreuth" calcext:value-type="string">
            <text:p>Glashaus Bayreuth</text:p>
          </table:table-cell>
          <table:table-cell table:formula="of:=[$Alles.C27:.I27]" office:value-type="float" office:value="0" calcext:value-type="float">
            <text:p>0</text:p>
          </table:table-cell>
          <table:table-cell table:formula="of:=[$Alles.D27:.J27]" office:value-type="string" office:string-value="https://www.facebook.com/glashausbt/?fref=ts" calcext:value-type="string">
            <text:p>https://www.facebook.com/glashausbt/?fref=ts</text:p>
          </table:table-cell>
          <table:table-cell table:formula="of:=[$Alles.E27:.K27]" office:value-type="string" office:string-value="rock@glashaus.org" calcext:value-type="string">
            <text:p>rock@glashaus.org</text:p>
          </table:table-cell>
          <table:table-cell table:formula="of:=[$Alles.F27:.L27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7">
          <table:table-cell table:formula="of:=[$Alles.A28:.G28]" office:value-type="float" office:value="0" calcext:value-type="float">
            <text:p>0</text:p>
          </table:table-cell>
          <table:table-cell table:formula="of:=[$Alles.B28:.H28]" office:value-type="string" office:string-value="We wake the Dead" calcext:value-type="string">
            <text:p>We wake the Dead</text:p>
          </table:table-cell>
          <table:table-cell table:formula="of:=[$Alles.C28:.I28]" office:value-type="float" office:value="0" calcext:value-type="float">
            <text:p>0</text:p>
          </table:table-cell>
          <table:table-cell table:formula="of:=[$Alles.D28:.J28]" office:value-type="string" office:string-value="https://www.facebook.com/We-Wake-The-&#10;Dead-167039546698118/&#10;?fref=ts" calcext:value-type="string">
            <text:p>https://www.facebook.com/We-Wake-The-</text:p>
            <text:p>Dead-167039546698118/</text:p>
            <text:p>?fref=ts</text:p>
          </table:table-cell>
          <table:table-cell table:formula="of:=[$Alles.E28:.K28]" office:value-type="string" office:string-value="wewakethedead@googlemail.com" calcext:value-type="string">
            <text:p>wewakethedead@googlemail.com</text:p>
          </table:table-cell>
          <table:table-cell table:formula="of:=[$Alles.F28:.L28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29:.G29]" office:value-type="string" office:string-value="Waldsassen" calcext:value-type="string">
            <text:p>Waldsassen</text:p>
          </table:table-cell>
          <table:table-cell table:formula="of:=[$Alles.B29:.H29]" office:value-type="string" office:string-value="Save the Scene" calcext:value-type="string">
            <text:p>Save the Scene</text:p>
          </table:table-cell>
          <table:table-cell table:formula="of:=[$Alles.C29:.I29]" office:value-type="float" office:value="0" calcext:value-type="float">
            <text:p>0</text:p>
          </table:table-cell>
          <table:table-cell table:formula="of:=[$Alles.D29:.J29]" office:value-type="string" office:string-value="https://www.facebook.com/sts.borderlands/?fref=ts" calcext:value-type="string">
            <text:p>https://www.facebook.com/sts.borderlands/?fref=ts</text:p>
          </table:table-cell>
          <table:table-cell table:formula="of:=[$Alles.E29:.K29]" office:value-type="string" office:string-value="savethescene@gmx.de" calcext:value-type="string">
            <text:p>savethescene@gmx.de</text:p>
          </table:table-cell>
          <table:table-cell table:formula="of:=[$Alles.F29:.L29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30:.G30]" office:value-type="string" office:string-value="Coburg" calcext:value-type="string">
            <text:p>Coburg</text:p>
          </table:table-cell>
          <table:table-cell table:formula="of:=[$Alles.B30:.H30]" office:value-type="string" office:string-value="JUZ Domino" calcext:value-type="string">
            <text:p>JUZ Domino</text:p>
          </table:table-cell>
          <table:table-cell table:formula="of:=[$Alles.C30:.I30]" office:value-type="float" office:value="0" calcext:value-type="float">
            <text:p>0</text:p>
          </table:table-cell>
          <table:table-cell table:formula="of:=[$Alles.D30:.J30]" office:value-type="string" office:string-value="http://www.dominocoburg.de" calcext:value-type="string">
            <text:p>http://www.dominocoburg.de</text:p>
          </table:table-cell>
          <table:table-cell table:formula="of:=[$Alles.E3:.K3]" office:value-type="string" office:string-value="honeybucketcrew@gmail.com" calcext:value-type="string">
            <text:p>honeybucketcrew@gmail.com</text:p>
          </table:table-cell>
          <table:table-cell table:formula="of:=[$Alles.F30:.L30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31:.G31]" office:value-type="float" office:value="0" calcext:value-type="float">
            <text:p>0</text:p>
          </table:table-cell>
          <table:table-cell table:formula="of:=[$Alles.B31:.H31]" office:value-type="string" office:string-value="Cafe Adam" calcext:value-type="string">
            <text:p>Cafe Adam</text:p>
          </table:table-cell>
          <table:table-cell table:formula="of:=[$Alles.C31:.I31]" office:value-type="string" office:string-value="Ina" calcext:value-type="string">
            <text:p>Ina</text:p>
          </table:table-cell>
          <table:table-cell table:formula="of:=[$Alles.D31:.J31]" office:value-type="string" office:string-value="https://www.facebook.com/ina.kzeptabel.5?fref=ts" calcext:value-type="string">
            <text:p>https://www.facebook.com/ina.kzeptabel.5?fref=ts</text:p>
          </table:table-cell>
          <table:table-cell table:formula="of:=[$Alles.E31:.K31]" office:value-type="float" office:value="0" calcext:value-type="float">
            <text:p>0</text:p>
          </table:table-cell>
          <table:table-cell table:formula="of:=[$Alles.F31:.L31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6">
          <table:table-cell table:formula="of:=[$Alles.A32:.G32]" office:value-type="string" office:string-value="Schweinfurt" calcext:value-type="string">
            <text:p>Schweinfurt</text:p>
          </table:table-cell>
          <table:table-cell table:formula="of:=[$Alles.B32:.H32]" office:value-type="string" office:string-value="Goondock Entertainment" calcext:value-type="string">
            <text:p>Goondock Entertainment</text:p>
          </table:table-cell>
          <table:table-cell table:formula="of:=[$Alles.C32:.I32]" office:value-type="string" office:string-value="Meiki" calcext:value-type="string">
            <text:p>Meiki</text:p>
          </table:table-cell>
          <table:table-cell table:formula="of:=[$Alles.D32:.J32]" office:value-type="string" office:string-value="https://www.facebook.com/Goondock-&#10;entertainment-116775021690530/?fref=ts" calcext:value-type="string">
            <text:p>https://www.facebook.com/Goondock-</text:p>
            <text:p>entertainment-116775021690530/?fref=ts</text:p>
          </table:table-cell>
          <table:table-cell table:formula="of:=[$Alles.E32:.K32]" office:value-type="string" office:string-value="meiki@chamrad.de" calcext:value-type="string">
            <text:p>meiki@chamrad.de</text:p>
          </table:table-cell>
          <table:table-cell table:formula="of:=[$Alles.F32:.L32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33:.G33]" office:value-type="float" office:value="0" calcext:value-type="float">
            <text:p>0</text:p>
          </table:table-cell>
          <table:table-cell table:formula="of:=[$Alles.B33:.H33]" office:value-type="string" office:string-value="Hardcore Schweinfurt/ Würzburg" calcext:value-type="string">
            <text:p>Hardcore Schweinfurt/ Würzburg</text:p>
          </table:table-cell>
          <table:table-cell table:formula="of:=[$Alles.C33:.I33]" office:value-type="string" office:string-value="David Sachs" calcext:value-type="string">
            <text:p>David Sachs</text:p>
          </table:table-cell>
          <table:table-cell table:formula="of:=[$Alles.D33:.J33]" office:value-type="string" office:string-value="https://www.facebook.com/david.sachs.37?fref=ts" calcext:value-type="string">
            <text:p>https://www.facebook.com/david.sachs.37?fref=ts</text:p>
          </table:table-cell>
          <table:table-cell table:formula="of:=[$Alles.E33:.K33]" office:value-type="float" office:value="0" calcext:value-type="float">
            <text:p>0</text:p>
          </table:table-cell>
          <table:table-cell table:formula="of:=[$Alles.F33:.L33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6">
          <table:table-cell table:formula="of:=[$Alles.A34:.G34]" office:value-type="string" office:string-value="Berchtesgarden" calcext:value-type="string">
            <text:p>Berchtesgarden</text:p>
          </table:table-cell>
          <table:table-cell table:formula="of:=[$Alles.B34:.H34]" office:value-type="string" office:string-value="TBR Shows" calcext:value-type="string">
            <text:p>TBR Shows</text:p>
          </table:table-cell>
          <table:table-cell table:formula="of:=[$Alles.C34:.I34]" office:value-type="float" office:value="0" calcext:value-type="float">
            <text:p>0</text:p>
          </table:table-cell>
          <table:table-cell table:formula="of:=[$Alles.D34:.J34]" office:value-type="string" office:string-value="https://www.facebook.com/TBR-Shows-141143429249936&#10;8/?fref=ts" calcext:value-type="string">
            <text:p>https://www.facebook.com/TBR-Shows-141143429249936</text:p>
            <text:p>8/?fref=ts</text:p>
          </table:table-cell>
          <table:table-cell table:formula="of:=[$Alles.E34:.K34]" office:value-type="string" office:string-value="tbr-shows@gmx.de" calcext:value-type="string">
            <text:p>tbr-shows@gmx.de</text:p>
          </table:table-cell>
          <table:table-cell table:formula="of:=[$Alles.F34:.L34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35:.G35]" office:value-type="string" office:string-value="Augsburg" calcext:value-type="string">
            <text:p>Augsburg</text:p>
          </table:table-cell>
          <table:table-cell table:formula="of:=[$Alles.B35:.H35]" office:value-type="string" office:string-value="Ballonfabrik" calcext:value-type="string">
            <text:p>Ballonfabrik</text:p>
          </table:table-cell>
          <table:table-cell table:formula="of:=[$Alles.C35:.I35]" office:value-type="float" office:value="0" calcext:value-type="float">
            <text:p>0</text:p>
          </table:table-cell>
          <table:table-cell table:formula="of:=[$Alles.D35:.J35]" office:value-type="string" office:string-value="https://www.facebook.com/ballonfabrikaugsburg/?fref=ts" calcext:value-type="string">
            <text:p>https://www.facebook.com/ballonfabrikaugsburg/?fref=ts</text:p>
          </table:table-cell>
          <table:table-cell table:formula="of:=[$Alles.E35:.K35]" office:value-type="string" office:string-value="www.ballonfabrik.org/index.php/anfragen-bands" calcext:value-type="string">
            <text:p>www.ballonfabrik.org/index.php/anfragen-bands</text:p>
          </table:table-cell>
          <table:table-cell table:formula="of:=[$Alles.F35:.L35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36:.G36]" office:value-type="float" office:value="0" calcext:value-type="float">
            <text:p>0</text:p>
          </table:table-cell>
          <table:table-cell table:formula="of:=[$Alles.B36:.H36]" office:value-type="string" office:string-value="Kantine Augsburg" calcext:value-type="string">
            <text:p>Kantine Augsburg</text:p>
          </table:table-cell>
          <table:table-cell table:formula="of:=[$Alles.C36:.I36]" office:value-type="float" office:value="0" calcext:value-type="float">
            <text:p>0</text:p>
          </table:table-cell>
          <table:table-cell table:formula="of:=[$Alles.D36:.J36]" office:value-type="string" office:string-value="https://www.facebook.com/kantineaugsburg/" calcext:value-type="string">
            <text:p>https://www.facebook.com/kantineaugsburg/</text:p>
          </table:table-cell>
          <table:table-cell table:formula="of:=[$Alles.E36:.K36]" office:value-type="string" office:string-value="http://www.musikkantine.de/" calcext:value-type="string">
            <text:p>http://www.musikkantine.de/</text:p>
          </table:table-cell>
          <table:table-cell table:formula="of:=[$Alles.F36:.L36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37:.G37]" office:value-type="string" office:string-value="Ingolstadt" calcext:value-type="string">
            <text:p>Ingolstadt</text:p>
          </table:table-cell>
          <table:table-cell table:formula="of:=[$Alles.B37:.H37]" office:value-type="string" office:string-value="Kulturschub e.V." calcext:value-type="string">
            <text:p>Kulturschub e.V.</text:p>
          </table:table-cell>
          <table:table-cell table:formula="of:=[$Alles.C37:.I37]" office:value-type="string" office:string-value="Florian Raith" calcext:value-type="string">
            <text:p>Florian Raith</text:p>
          </table:table-cell>
          <table:table-cell table:formula="of:=[$Alles.D37:.J37]" office:value-type="string" office:string-value="https://www.facebook.com/florian.raith.7?ref=ts&amp;fref=ts&amp;qsefr=1" calcext:value-type="string">
            <text:p>https://www.facebook.com/florian.raith.7?ref=ts&amp;fref=ts&amp;qsefr=1</text:p>
          </table:table-cell>
          <table:table-cell table:formula="of:=[$Alles.E37:.K37]" office:value-type="float" office:value="0" calcext:value-type="float">
            <text:p>0</text:p>
          </table:table-cell>
          <table:table-cell table:formula="of:=[$Alles.F37:.L37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38:.G38]" office:value-type="string" office:string-value="München" calcext:value-type="string">
            <text:p>München</text:p>
          </table:table-cell>
          <table:table-cell table:formula="of:=[$Alles.B38:.H38]" office:value-type="string" office:string-value="Feierwerk" calcext:value-type="string">
            <text:p>Feierwerk</text:p>
          </table:table-cell>
          <table:table-cell table:formula="of:=[$Alles.C38:.I38]" office:value-type="float" office:value="0" calcext:value-type="float">
            <text:p>0</text:p>
          </table:table-cell>
          <table:table-cell table:formula="of:=[$Alles.D38:.J38]" office:value-type="string" office:string-value="https://www.facebook.com/feierwerk/?fref=ts" calcext:value-type="string">
            <text:p>https://www.facebook.com/feierwerk/?fref=ts</text:p>
          </table:table-cell>
          <table:table-cell table:formula="of:=[$Alles.E38:.K38]" office:value-type="string" office:string-value="booking@feierwerk.de" calcext:value-type="string">
            <text:p>booking@feierwerk.de</text:p>
          </table:table-cell>
          <table:table-cell table:formula="of:=[$Alles.F38:.L38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6">
          <table:table-cell table:formula="of:=[$Alles.A39:.G39]" office:value-type="float" office:value="0" calcext:value-type="float">
            <text:p>0</text:p>
          </table:table-cell>
          <table:table-cell table:formula="of:=[$Alles.B39:.H39]" office:value-type="string" office:string-value="Backstage" calcext:value-type="string">
            <text:p>Backstage</text:p>
          </table:table-cell>
          <table:table-cell table:formula="of:=[$Alles.C39:.I39]" office:value-type="float" office:value="0" calcext:value-type="float">
            <text:p>0</text:p>
          </table:table-cell>
          <table:table-cell table:formula="of:=[$Alles.D39:.J39]" office:value-type="string" office:string-value="https://www.facebook.com/Backstage-&#10;München-101954453204185/?fref=ts" calcext:value-type="string">
            <text:p>https://www.facebook.com/Backstage-</text:p>
            <text:p>München-101954453204185/?fref=ts</text:p>
          </table:table-cell>
          <table:table-cell table:formula="of:=[$Alles.E39:.K39]" office:value-type="string" office:string-value="simon@backstage.eu" calcext:value-type="string">
            <text:p>simon@backstage.eu</text:p>
          </table:table-cell>
          <table:table-cell table:formula="of:=[$Alles.F39:.L39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40:.G40]" office:value-type="float" office:value="0" calcext:value-type="float">
            <text:p>0</text:p>
          </table:table-cell>
          <table:table-cell table:formula="of:=[$Alles.B40:.H40]" office:value-type="string" office:string-value="Final Exit Records" calcext:value-type="string">
            <text:p>Final Exit Records</text:p>
          </table:table-cell>
          <table:table-cell table:formula="of:=[$Alles.C40:.I40]" office:value-type="float" office:value="0" calcext:value-type="float">
            <text:p>0</text:p>
          </table:table-cell>
          <table:table-cell table:formula="of:=[$Alles.D40:.J40]" office:value-type="string" office:string-value="http://www.facebook.com/finalexitrecords" calcext:value-type="string">
            <text:p>http://www.facebook.com/finalexitrecords</text:p>
          </table:table-cell>
          <table:table-cell table:formula="of:=[$Alles.E4:.K4]" office:value-type="float" office:value="0" calcext:value-type="float">
            <text:p>0</text:p>
          </table:table-cell>
          <table:table-cell table:formula="of:=[$Alles.F40:.L40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41:.G41]" office:value-type="float" office:value="0" calcext:value-type="float">
            <text:p>0</text:p>
          </table:table-cell>
          <table:table-cell table:formula="of:=[$Alles.B41:.H41]" office:value-type="string" office:string-value="Life/Less" calcext:value-type="string">
            <text:p>Life/Less</text:p>
          </table:table-cell>
          <table:table-cell table:formula="of:=[$Alles.C41:.I41]" office:value-type="float" office:value="0" calcext:value-type="float">
            <text:p>0</text:p>
          </table:table-cell>
          <table:table-cell table:formula="of:=[$Alles.D41:.J41]" office:value-type="string" office:string-value="http://www.facebook.com/life.less.diy" calcext:value-type="string">
            <text:p>http://www.facebook.com/life.less.diy</text:p>
          </table:table-cell>
          <table:table-cell table:formula="of:=[$Alles.E41:.K41]" office:value-type="float" office:value="0" calcext:value-type="float">
            <text:p>0</text:p>
          </table:table-cell>
          <table:table-cell table:formula="of:=[$Alles.F41:.L41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42:.G42]" office:value-type="float" office:value="0" calcext:value-type="float">
            <text:p>0</text:p>
          </table:table-cell>
          <table:table-cell table:formula="of:=[$Alles.B42:.H42]" office:value-type="string" office:string-value="DOOMTOWN concerts" calcext:value-type="string">
            <text:p>DOOMTOWN concerts</text:p>
          </table:table-cell>
          <table:table-cell table:formula="of:=[$Alles.C42:.I42]" office:value-type="float" office:value="0" calcext:value-type="float">
            <text:p>0</text:p>
          </table:table-cell>
          <table:table-cell table:formula="of:=[$Alles.D42:.J42]" office:value-type="string" office:string-value="https://www.facebook.com/dommtownconcerts/?ref=timeline_chaining" calcext:value-type="string">
            <text:p>https://www.facebook.com/dommtownconcerts/?ref=timeline_chaining</text:p>
          </table:table-cell>
          <table:table-cell table:formula="of:=[$Alles.E42:.K42]" office:value-type="float" office:value="0" calcext:value-type="float">
            <text:p>0</text:p>
          </table:table-cell>
          <table:table-cell table:formula="of:=[$Alles.F42:.L42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6">
          <table:table-cell table:formula="of:=[$Alles.A43:.G43]" office:value-type="string" office:string-value="Kirchheim" calcext:value-type="string">
            <text:p>Kirchheim</text:p>
          </table:table-cell>
          <table:table-cell table:formula="of:=[$Alles.B43:.H43]" office:value-type="string" office:string-value="Rülps Kirchheim" calcext:value-type="string">
            <text:p>Rülps Kirchheim</text:p>
          </table:table-cell>
          <table:table-cell table:formula="of:=[$Alles.C43:.I43]" office:value-type="float" office:value="0" calcext:value-type="float">
            <text:p>0</text:p>
          </table:table-cell>
          <table:table-cell table:formula="of:=[$Alles.D43:.J43]" office:value-type="string" office:string-value="https://www.facebook.com/Rülps-112101142155750/&#10;?fref=ts" calcext:value-type="string">
            <text:p>https://www.facebook.com/Rülps-112101142155750/</text:p>
            <text:p>?fref=ts</text:p>
          </table:table-cell>
          <table:table-cell table:formula="of:=[$Alles.E43:.K43]" office:value-type="string" office:string-value="booking@ruelps-kirchheim.de" calcext:value-type="string">
            <text:p>booking@ruelps-kirchheim.de</text:p>
          </table:table-cell>
          <table:table-cell table:formula="of:=[$Alles.F43:.L43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44:.G44]" office:value-type="string" office:string-value="Nördlingen" calcext:value-type="string">
            <text:p>Nördlingen</text:p>
          </table:table-cell>
          <table:table-cell table:formula="of:=[$Alles.B44:.H44]" office:value-type="float" office:value="0" calcext:value-type="float">
            <text:p>0</text:p>
          </table:table-cell>
          <table:table-cell table:formula="of:=[$Alles.C44:.I44]" office:value-type="string" office:string-value="Patrick" calcext:value-type="string">
            <text:p>Patrick</text:p>
          </table:table-cell>
          <table:table-cell table:formula="of:=[$Alles.D44:.J44]" office:value-type="string" office:string-value="http://www.facebook.com/patrick.winter.90?ref=ts" calcext:value-type="string">
            <text:p>http://www.facebook.com/patrick.winter.90?ref=ts</text:p>
          </table:table-cell>
          <table:table-cell table:formula="of:=[$Alles.E44:.K44]" office:value-type="float" office:value="0" calcext:value-type="float">
            <text:p>0</text:p>
          </table:table-cell>
          <table:table-cell table:formula="of:=[$Alles.F44:.L44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45:.G45]" office:value-type="string" office:string-value="Oettingen" calcext:value-type="string">
            <text:p>Oettingen</text:p>
          </table:table-cell>
          <table:table-cell table:formula="of:=[$Alles.B45:.H45]" office:value-type="float" office:value="0" calcext:value-type="float">
            <text:p>0</text:p>
          </table:table-cell>
          <table:table-cell table:formula="of:=[$Alles.C45:.I45]" office:value-type="string" office:string-value="Patrick" calcext:value-type="string">
            <text:p>Patrick</text:p>
          </table:table-cell>
          <table:table-cell table:formula="of:=[$Alles.D45:.J45]" office:value-type="string" office:string-value="http://www.facebook.com/patrick.winter.90?ref=ts" calcext:value-type="string">
            <text:p>http://www.facebook.com/patrick.winter.90?ref=ts</text:p>
          </table:table-cell>
          <table:table-cell table:formula="of:=[$Alles.E45:.K45]" office:value-type="float" office:value="0" calcext:value-type="float">
            <text:p>0</text:p>
          </table:table-cell>
          <table:table-cell table:formula="of:=[$Alles.F45:.L45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46:.G46]" office:value-type="string" office:string-value="Simbach am Inn" calcext:value-type="string">
            <text:p>Simbach am Inn</text:p>
          </table:table-cell>
          <table:table-cell table:formula="of:=[$Alles.B46:.H46]" office:value-type="string" office:string-value="Stray Records" calcext:value-type="string">
            <text:p>Stray Records</text:p>
          </table:table-cell>
          <table:table-cell table:formula="of:=[$Alles.C46:.I46]" office:value-type="string" office:string-value="Valentin Laabmayr" calcext:value-type="string">
            <text:p>Valentin Laabmayr</text:p>
          </table:table-cell>
          <table:table-cell table:formula="of:=[$Alles.D46:.J46]" office:value-type="string" office:string-value="http://www.facebook.com/valentin.laabmayr?ref=ts" calcext:value-type="string">
            <text:p>http://www.facebook.com/valentin.laabmayr?ref=ts</text:p>
          </table:table-cell>
          <table:table-cell table:formula="of:=[$Alles.E46:.K46]" office:value-type="float" office:value="0" calcext:value-type="float">
            <text:p>0</text:p>
          </table:table-cell>
          <table:table-cell table:formula="of:=[$Alles.F46:.L46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7">
          <table:table-cell table:formula="of:=[$Alles.A47:.G47]" office:value-type="string" office:string-value="Aschaffenburg" calcext:value-type="string">
            <text:p>Aschaffenburg</text:p>
          </table:table-cell>
          <table:table-cell table:formula="of:=[$Alles.B47:.H47]" office:value-type="string" office:string-value="Recovery Showcase &amp; Booking" calcext:value-type="string">
            <text:p>Recovery Showcase &amp; Booking</text:p>
          </table:table-cell>
          <table:table-cell table:formula="of:=[$Alles.C47:.I47]" office:value-type="string" office:string-value="Phil / Eric" calcext:value-type="string">
            <text:p>Phil / Eric</text:p>
          </table:table-cell>
          <table:table-cell table:formula="of:=[$Alles.D47:.J47]" office:value-type="string" office:string-value="https://www.facebook.com/RECOVERY-SHOWCASE-&#10;BOOKING-14221737586&#10;8674/info/?tab=page_info" calcext:value-type="string">
            <text:p>https://www.facebook.com/RECOVERY-SHOWCASE-</text:p>
            <text:p>BOOKING-14221737586</text:p>
            <text:p>8674/info/?tab=page_info</text:p>
          </table:table-cell>
          <table:table-cell table:formula="of:=[$Alles.E47:.K47]" office:value-type="string" office:string-value="recovery.showcase@web&#10;.de" calcext:value-type="string">
            <text:p>recovery.showcase@web</text:p>
            <text:p>.de</text:p>
          </table:table-cell>
          <table:table-cell table:formula="of:=[$Alles.F47:.L47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6">
          <table:table-cell table:formula="of:=[$Alles.A48:.G48]" office:value-type="string" office:string-value="Erlangen" calcext:value-type="string">
            <text:p>Erlangen</text:p>
          </table:table-cell>
          <table:table-cell table:formula="of:=[$Alles.B48:.H48]" office:value-type="string" office:string-value="Regnitzgard Collective" calcext:value-type="string">
            <text:p>Regnitzgard Collective</text:p>
          </table:table-cell>
          <table:table-cell table:formula="of:=[$Alles.C48:.I48]" office:value-type="float" office:value="0" calcext:value-type="float">
            <text:p>0</text:p>
          </table:table-cell>
          <table:table-cell table:formula="of:=[$Alles.D48:.J48]" office:value-type="string" office:string-value="https://www.facebook.com/Regnitzgrad-&#10;Collective-102535713178201/?ref=py_c" calcext:value-type="string">
            <text:p>https://www.facebook.com/Regnitzgrad-</text:p>
            <text:p>Collective-102535713178201/?ref=py_c</text:p>
          </table:table-cell>
          <table:table-cell table:formula="of:=[$Alles.E48:.K48]" office:value-type="string" office:string-value="regnitzgard@gmx.de" calcext:value-type="string">
            <text:p>regnitzgard@gmx.de</text:p>
          </table:table-cell>
          <table:table-cell table:formula="of:=[$Alles.F48:.L48]" office:value-type="float" office:value="0" calcext:value-type="float">
            <text:p>0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49:.G49]" office:value-type="string" office:string-value="Berlin" calcext:value-type="string">
            <text:p>Berlin</text:p>
          </table:table-cell>
          <table:table-cell table:formula="of:=[$Alles.B49:.H49]" office:value-type="string" office:string-value="Stateless Society" calcext:value-type="string">
            <text:p>Stateless Society</text:p>
          </table:table-cell>
          <table:table-cell table:formula="of:=[$Alles.C49:.I49]" office:value-type="string" office:string-value="Tim Stateless / Joe Stateless / Ensen Thomas" calcext:value-type="string">
            <text:p>Tim Stateless / Joe Stateless / Ensen Thomas</text:p>
          </table:table-cell>
          <table:table-cell table:formula="of:=[$Alles.D49:.J49]" office:value-type="string" office:string-value="http://www.facebook.com/attack.tim?ref=ts" calcext:value-type="string">
            <text:p>http://www.facebook.com/attack.tim?ref=ts</text:p>
          </table:table-cell>
          <table:table-cell table:formula="of:=[$Alles.E49:.K49]" office:value-type="float" office:value="0" calcext:value-type="float">
            <text:p>0</text:p>
          </table:table-cell>
          <table:table-cell table:formula="of:=[$Alles.F49:.L49]" office:value-type="float" office:value="0" calcext:value-type="float">
            <text:p>0</text:p>
          </table:table-cell>
          <table:table-cell table:formula="of:=[$Alles.G49:.M49]" office:value-type="string" office:string-value="Berlin" calcext:value-type="string">
            <text:p>Berli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50:.G50]" office:value-type="float" office:value="0" calcext:value-type="float">
            <text:p>0</text:p>
          </table:table-cell>
          <table:table-cell table:formula="of:=[$Alles.B50:.H50]" office:value-type="string" office:string-value="Sleaze Shows" calcext:value-type="string">
            <text:p>Sleaze Shows</text:p>
          </table:table-cell>
          <table:table-cell table:formula="of:=[$Alles.C50:.I50]" office:value-type="float" office:value="0" calcext:value-type="float">
            <text:p>0</text:p>
          </table:table-cell>
          <table:table-cell table:formula="of:=[$Alles.D50:.J50]" office:value-type="string" office:string-value="https://www.facebook.com/SleazeShows?ref=ts" calcext:value-type="string">
            <text:p>https://www.facebook.com/SleazeShows?ref=ts</text:p>
          </table:table-cell>
          <table:table-cell table:formula="of:=[$Alles.E5:.K5]" office:value-type="float" office:value="0" calcext:value-type="float">
            <text:p>0</text:p>
          </table:table-cell>
          <table:table-cell table:formula="of:=[$Alles.F50:.L50]" office:value-type="float" office:value="0" calcext:value-type="float">
            <text:p>0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51:.G51]" office:value-type="float" office:value="0" calcext:value-type="float">
            <text:p>0</text:p>
          </table:table-cell>
          <table:table-cell table:formula="of:=[$Alles.B51:.H51]" office:value-type="string" office:string-value="Bunte Kuh" calcext:value-type="string">
            <text:p>Bunte Kuh</text:p>
          </table:table-cell>
          <table:table-cell table:formula="of:=[$Alles.C51:.I51]" office:value-type="string" office:string-value="Klaus Trustthismerch Krause" calcext:value-type="string">
            <text:p>Klaus Trustthismerch Krause</text:p>
          </table:table-cell>
          <table:table-cell table:formula="of:=[$Alles.D51:.J51]" office:value-type="string" office:string-value="https://www.facebook.com/TrustinThisMerchandise" calcext:value-type="string">
            <text:p>https://www.facebook.com/TrustinThisMerchandise</text:p>
          </table:table-cell>
          <table:table-cell table:formula="of:=[$Alles.E51:.K51]" office:value-type="float" office:value="0" calcext:value-type="float">
            <text:p>0</text:p>
          </table:table-cell>
          <table:table-cell table:formula="of:=[$Alles.F51:.L51]" office:value-type="float" office:value="0" calcext:value-type="float">
            <text:p>0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52:.G52]" office:value-type="float" office:value="0" calcext:value-type="float">
            <text:p>0</text:p>
          </table:table-cell>
          <table:table-cell table:formula="of:=[$Alles.B52:.H52]" office:value-type="string" office:string-value="Drop The Bomb" calcext:value-type="string">
            <text:p>Drop The Bomb</text:p>
          </table:table-cell>
          <table:table-cell table:formula="of:=[$Alles.C52:.I52]" office:value-type="string" office:string-value="Marco Pitcam Rsg" calcext:value-type="string">
            <text:p>Marco Pitcam Rsg</text:p>
          </table:table-cell>
          <table:table-cell table:formula="of:=[$Alles.D52:.J52]" office:value-type="string" office:string-value="http://www.facebook.com/DropTheBombParty" calcext:value-type="string">
            <text:p>http://www.facebook.com/DropTheBombParty</text:p>
          </table:table-cell>
          <table:table-cell table:formula="of:=[$Alles.E52:.K52]" office:value-type="float" office:value="0" calcext:value-type="float">
            <text:p>0</text:p>
          </table:table-cell>
          <table:table-cell table:formula="of:=[$Alles.F52:.L52]" office:value-type="float" office:value="0" calcext:value-type="float">
            <text:p>0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7">
          <table:table-cell table:formula="of:=[$Alles.A53:.G53]" office:value-type="float" office:value="0" calcext:value-type="float">
            <text:p>0</text:p>
          </table:table-cell>
          <table:table-cell table:formula="of:=[$Alles.B53:.H53]" office:value-type="string" office:string-value="Eastend" calcext:value-type="string">
            <text:p>Eastend</text:p>
          </table:table-cell>
          <table:table-cell table:formula="of:=[$Alles.C53:.I53]" office:value-type="float" office:value="0" calcext:value-type="float">
            <text:p>0</text:p>
          </table:table-cell>
          <table:table-cell table:formula="of:=[$Alles.D53:.J53]" office:value-type="string" office:string-value="https://www.facebook.com/Eastend-&#10;Berlin-182248525185497/&#10;?fref=ts" calcext:value-type="string">
            <text:p>https://www.facebook.com/Eastend-</text:p>
            <text:p>Berlin-182248525185497/</text:p>
            <text:p>?fref=ts</text:p>
          </table:table-cell>
          <table:table-cell table:formula="of:=[$Alles.E53:.K53]" office:value-type="string" office:string-value="http://www.eastend-berlin.com/incl.php?thema=kontakt" calcext:value-type="string">
            <text:p>http://www.eastend-berlin.com/incl.php?thema=kontakt</text:p>
          </table:table-cell>
          <table:table-cell table:formula="of:=[$Alles.F53:.L53]" office:value-type="float" office:value="0" calcext:value-type="float">
            <text:p>0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54:.G54]" office:value-type="float" office:value="0" calcext:value-type="float">
            <text:p>0</text:p>
          </table:table-cell>
          <table:table-cell table:formula="of:=[$Alles.B54:.H54]" office:value-type="string" office:string-value="Ready To Fight Shows" calcext:value-type="string">
            <text:p>Ready To Fight Shows</text:p>
          </table:table-cell>
          <table:table-cell table:formula="of:=[$Alles.C54:.I54]" office:value-type="float" office:value="0" calcext:value-type="float">
            <text:p>0</text:p>
          </table:table-cell>
          <table:table-cell table:formula="of:=[$Alles.D54:.J54]" office:value-type="string" office:string-value="https://www.facebook.com/readytofightshows/?fref=ts" calcext:value-type="string">
            <text:p>https://www.facebook.com/readytofightshows/?fref=ts</text:p>
          </table:table-cell>
          <table:table-cell table:formula="of:=[$Alles.E54:.K54]" office:value-type="float" office:value="0" calcext:value-type="float">
            <text:p>0</text:p>
          </table:table-cell>
          <table:table-cell table:formula="of:=[$Alles.F54:.L54]" office:value-type="float" office:value="0" calcext:value-type="float">
            <text:p>0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55:.G55]" office:value-type="float" office:value="0" calcext:value-type="float">
            <text:p>0</text:p>
          </table:table-cell>
          <table:table-cell table:formula="of:=[$Alles.B55:.H55]" office:value-type="string" office:string-value="Schweinehund Booking" calcext:value-type="string">
            <text:p>Schweinehund Booking</text:p>
          </table:table-cell>
          <table:table-cell table:formula="of:=[$Alles.C55:.I55]" office:value-type="float" office:value="0" calcext:value-type="float">
            <text:p>0</text:p>
          </table:table-cell>
          <table:table-cell table:formula="of:=[$Alles.D55:.J55]" office:value-type="string" office:string-value="https://www.facebook.com/schweinhundshows/?fref=ts" calcext:value-type="string">
            <text:p>https://www.facebook.com/schweinhundshows/?fref=ts</text:p>
          </table:table-cell>
          <table:table-cell table:formula="of:=[$Alles.E55:.K55]" office:value-type="float" office:value="0" calcext:value-type="float">
            <text:p>0</text:p>
          </table:table-cell>
          <table:table-cell table:formula="of:=[$Alles.F55:.L55]" office:value-type="float" office:value="0" calcext:value-type="float">
            <text:p>0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7">
          <table:table-cell table:formula="of:=[$Alles.A56:.G56]" office:value-type="float" office:value="0" calcext:value-type="float">
            <text:p>0</text:p>
          </table:table-cell>
          <table:table-cell table:formula="of:=[$Alles.B56:.H56]" office:value-type="string" office:string-value="Scapegoat Shows" calcext:value-type="string">
            <text:p>Scapegoat Shows</text:p>
          </table:table-cell>
          <table:table-cell table:formula="of:=[$Alles.C56:.I56]" office:value-type="float" office:value="0" calcext:value-type="float">
            <text:p>0</text:p>
          </table:table-cell>
          <table:table-cell table:formula="of:=[$Alles.D56:.J56]" office:value-type="string" office:string-value="https://www.facebook.com/Scapegoat-&#10;Shows-16165272089880&#10;4/?fref=ts" calcext:value-type="string">
            <text:p>https://www.facebook.com/Scapegoat-</text:p>
            <text:p>Shows-16165272089880</text:p>
            <text:p>4/?fref=ts</text:p>
          </table:table-cell>
          <table:table-cell table:formula="of:=[$Alles.E56:.K56]" office:value-type="string" office:string-value="scapegoatshows@gmail.com" calcext:value-type="string">
            <text:p>scapegoatshows@gmail.com</text:p>
          </table:table-cell>
          <table:table-cell table:formula="of:=[$Alles.F56:.L56]" office:value-type="float" office:value="0" calcext:value-type="float">
            <text:p>0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7">
          <table:table-cell table:formula="of:=[$Alles.A57:.G57]" office:value-type="float" office:value="0" calcext:value-type="float">
            <text:p>0</text:p>
          </table:table-cell>
          <table:table-cell table:formula="of:=[$Alles.B57:.H57]" office:value-type="string" office:string-value="Move Your Ass Concerts" calcext:value-type="string">
            <text:p>Move Your Ass Concerts</text:p>
          </table:table-cell>
          <table:table-cell table:formula="of:=[$Alles.C57:.I57]" office:value-type="float" office:value="0" calcext:value-type="float">
            <text:p>0</text:p>
          </table:table-cell>
          <table:table-cell table:formula="of:=[$Alles.D57:.J57]" office:value-type="string" office:string-value="https://www.facebook.com/Move-Your-Ass-&#10;Concerts-1437167236516304/?&#10;ref=timeline_chaining" calcext:value-type="string">
            <text:p>https://www.facebook.com/Move-Your-Ass-</text:p>
            <text:p>Concerts-1437167236516304/?</text:p>
            <text:p>ref=timeline_chaining</text:p>
          </table:table-cell>
          <table:table-cell table:formula="of:=[$Alles.E57:.K57]" office:value-type="float" office:value="0" calcext:value-type="float">
            <text:p>0</text:p>
          </table:table-cell>
          <table:table-cell table:formula="of:=[$Alles.F57:.L57]" office:value-type="float" office:value="0" calcext:value-type="float">
            <text:p>0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6">
          <table:table-cell table:formula="of:=[$Alles.A58:.G58]" office:value-type="float" office:value="0" calcext:value-type="float">
            <text:p>0</text:p>
          </table:table-cell>
          <table:table-cell table:formula="of:=[$Alles.B58:.H58]" office:value-type="string" office:string-value="Arthur le perroquet - DIY shows" calcext:value-type="string">
            <text:p>Arthur le perroquet - DIY shows</text:p>
          </table:table-cell>
          <table:table-cell table:formula="of:=[$Alles.C58:.I58]" office:value-type="float" office:value="0" calcext:value-type="float">
            <text:p>0</text:p>
          </table:table-cell>
          <table:table-cell table:formula="of:=[$Alles.D58:.J58]" office:value-type="string" office:string-value="https://www.facebook.com/Arthur-le-perroquet-DIY-shows-864757226935898&#10;/" calcext:value-type="string">
            <text:p>https://www.facebook.com/Arthur-le-perroquet-DIY-shows-864757226935898</text:p>
            <text:p>/</text:p>
          </table:table-cell>
          <table:table-cell table:formula="of:=[$Alles.E58:.K58]" office:value-type="string" office:string-value="arthur_shows@gmx.de" calcext:value-type="string">
            <text:p>arthur_shows@gmx.de</text:p>
          </table:table-cell>
          <table:table-cell table:formula="of:=[$Alles.F58:.L58]" office:value-type="float" office:value="0" calcext:value-type="float">
            <text:p>0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59:.G59]" office:value-type="float" office:value="0" calcext:value-type="float">
            <text:p>0</text:p>
          </table:table-cell>
          <table:table-cell table:formula="of:=[$Alles.B59:.H59]" office:value-type="string" office:string-value="Karsten Jahnke Konzerte" calcext:value-type="string">
            <text:p>Karsten Jahnke Konzerte</text:p>
          </table:table-cell>
          <table:table-cell table:formula="of:=[$Alles.C59:.I59]" office:value-type="float" office:value="0" calcext:value-type="float">
            <text:p>0</text:p>
          </table:table-cell>
          <table:table-cell table:formula="of:=[$Alles.D59:.J59]" office:value-type="string" office:string-value="https://www.facebook.com/karstenjahnke/" calcext:value-type="string">
            <text:p>https://www.facebook.com/karstenjahnke/</text:p>
          </table:table-cell>
          <table:table-cell table:formula="of:=[$Alles.E59:.K59]" office:value-type="float" office:value="0" calcext:value-type="float">
            <text:p>0</text:p>
          </table:table-cell>
          <table:table-cell table:formula="of:=[$Alles.F59:.L59]" office:value-type="float" office:value="0" calcext:value-type="float">
            <text:p>0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60:.G60]" office:value-type="float" office:value="0" calcext:value-type="float">
            <text:p>0</text:p>
          </table:table-cell>
          <table:table-cell table:formula="of:=[$Alles.B60:.H60]" office:value-type="string" office:string-value="Kollektiv Kursk" calcext:value-type="string">
            <text:p>Kollektiv Kursk</text:p>
          </table:table-cell>
          <table:table-cell table:formula="of:=[$Alles.C60:.I60]" office:value-type="float" office:value="0" calcext:value-type="float">
            <text:p>0</text:p>
          </table:table-cell>
          <table:table-cell table:formula="of:=[$Alles.D60:.J60]" office:value-type="string" office:string-value="https://www.facebook.com/KollektivKursk/" calcext:value-type="string">
            <text:p>https://www.facebook.com/KollektivKursk/</text:p>
          </table:table-cell>
          <table:table-cell table:formula="of:=[$Alles.E6:.K6]" office:value-type="float" office:value="0" calcext:value-type="float">
            <text:p>0</text:p>
          </table:table-cell>
          <table:table-cell table:formula="of:=[$Alles.F60:.L60]" office:value-type="float" office:value="0" calcext:value-type="float">
            <text:p>0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6">
          <table:table-cell table:formula="of:=[$Alles.A61:.G61]" office:value-type="string" office:string-value="Cottbus" calcext:value-type="string">
            <text:p>Cottbus</text:p>
          </table:table-cell>
          <table:table-cell table:formula="of:=[$Alles.B61:.H61]" office:value-type="string" office:string-value="Roaches &amp; Rats" calcext:value-type="string">
            <text:p>Roaches &amp; Rats</text:p>
          </table:table-cell>
          <table:table-cell table:formula="of:=[$Alles.C61:.I61]" office:value-type="string" office:string-value="Caro" calcext:value-type="string">
            <text:p>Caro</text:p>
          </table:table-cell>
          <table:table-cell table:formula="of:=[$Alles.D61:.J61]" office:value-type="string" office:string-value="https://www.facebook.com/profile.php?id=100007300579151&amp;fre&#10;f=ts" calcext:value-type="string">
            <text:p>https://www.facebook.com/profile.php?id=100007300579151&amp;fre</text:p>
            <text:p>f=ts</text:p>
          </table:table-cell>
          <table:table-cell table:formula="of:=[$Alles.E61:.K61]" office:value-type="string" office:string-value="roachesnrats@gmail.com" calcext:value-type="string">
            <text:p>roachesnrats@gmail.com</text:p>
          </table:table-cell>
          <table:table-cell table:formula="of:=[$Alles.F61:.L61]" office:value-type="float" office:value="0" calcext:value-type="float">
            <text:p>0</text:p>
          </table:table-cell>
          <table:table-cell table:formula="of:=[$Alles.G61:.M61]" office:value-type="string" office:string-value="Brandenburg" calcext:value-type="string">
            <text:p>Brandenbu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62:.G62]" office:value-type="string" office:string-value="Bremen" calcext:value-type="string">
            <text:p>Bremen</text:p>
          </table:table-cell>
          <table:table-cell table:formula="of:=[$Alles.B62:.H62]" office:value-type="float" office:value="0" calcext:value-type="float">
            <text:p>0</text:p>
          </table:table-cell>
          <table:table-cell table:formula="of:=[$Alles.C62:.I62]" office:value-type="float" office:value="0" calcext:value-type="float">
            <text:p>0</text:p>
          </table:table-cell>
          <table:table-cell table:formula="of:=[$Alles.D62:.J62]" office:value-type="float" office:value="0" calcext:value-type="float">
            <text:p>0</text:p>
          </table:table-cell>
          <table:table-cell table:formula="of:=[$Alles.E62:.K62]" office:value-type="float" office:value="0" calcext:value-type="float">
            <text:p>0</text:p>
          </table:table-cell>
          <table:table-cell table:formula="of:=[$Alles.F62:.L62]" office:value-type="float" office:value="0" calcext:value-type="float">
            <text:p>0</text:p>
          </table:table-cell>
          <table:table-cell table:formula="of:=[$Alles.G62:.M62]" office:value-type="string" office:string-value="Bremen" calcext:value-type="string">
            <text:p>Brem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63:.G63]" office:value-type="string" office:string-value="Hamburg" calcext:value-type="string">
            <text:p>Hamburg</text:p>
          </table:table-cell>
          <table:table-cell table:formula="of:=[$Alles.B63:.H63]" office:value-type="string" office:string-value="Gängeviertel" calcext:value-type="string">
            <text:p>Gängeviertel</text:p>
          </table:table-cell>
          <table:table-cell table:formula="of:=[$Alles.C63:.I63]" office:value-type="float" office:value="0" calcext:value-type="float">
            <text:p>0</text:p>
          </table:table-cell>
          <table:table-cell table:formula="of:=[$Alles.D63:.J63]" office:value-type="string" office:string-value="http://www.das-gaengeviertel.info.de" calcext:value-type="string">
            <text:p>http://www.das-gaengeviertel.info.de</text:p>
          </table:table-cell>
          <table:table-cell table:formula="of:=[$Alles.E63:.K63]" office:value-type="float" office:value="0" calcext:value-type="float">
            <text:p>0</text:p>
          </table:table-cell>
          <table:table-cell table:formula="of:=[$Alles.F63:.L63]" office:value-type="float" office:value="0" calcext:value-type="float">
            <text:p>0</text:p>
          </table:table-cell>
          <table:table-cell table:formula="of:=[$Alles.G63:.M63]" office:value-type="string" office:string-value="Hamburg" calcext:value-type="string">
            <text:p>Hambu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64:.G64]" office:value-type="float" office:value="0" calcext:value-type="float">
            <text:p>0</text:p>
          </table:table-cell>
          <table:table-cell table:formula="of:=[$Alles.B64:.H64]" office:value-type="string" office:string-value="Straight from the Heart" calcext:value-type="string">
            <text:p>Straight from the Heart</text:p>
          </table:table-cell>
          <table:table-cell table:formula="of:=[$Alles.C64:.I64]" office:value-type="string" office:string-value="Cindy Warrick" calcext:value-type="string">
            <text:p>Cindy Warrick</text:p>
          </table:table-cell>
          <table:table-cell table:formula="of:=[$Alles.D64:.J64]" office:value-type="string" office:string-value="https://www.facebook.com/cindy.gusinski?fref=ts" calcext:value-type="string">
            <text:p>https://www.facebook.com/cindy.gusinski?fref=ts</text:p>
          </table:table-cell>
          <table:table-cell table:formula="of:=[$Alles.E64:.K64]" office:value-type="string" office:string-value="sfthpromotion@gmail.com" calcext:value-type="string">
            <text:p>sfthpromotion@gmail.com</text:p>
          </table:table-cell>
          <table:table-cell table:formula="of:=[$Alles.F64:.L64]" office:value-type="float" office:value="0" calcext:value-type="float">
            <text:p>0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65:.G65]" office:value-type="float" office:value="0" calcext:value-type="float">
            <text:p>0</text:p>
          </table:table-cell>
          <table:table-cell table:formula="of:=[$Alles.B65:.H65]" office:value-type="string" office:string-value="Death Or Better Days" calcext:value-type="string">
            <text:p>Death Or Better Days</text:p>
          </table:table-cell>
          <table:table-cell table:formula="of:=[$Alles.C65:.I65]" office:value-type="string" office:string-value="Martin" calcext:value-type="string">
            <text:p>Martin</text:p>
          </table:table-cell>
          <table:table-cell table:formula="of:=[$Alles.D65:.J65]" office:value-type="string" office:string-value="https://www.facebook.com/deathorbetterdays/?fref=ts" calcext:value-type="string">
            <text:p>https://www.facebook.com/deathorbetterdays/?fref=ts</text:p>
          </table:table-cell>
          <table:table-cell table:formula="of:=[$Alles.E65:.K65]" office:value-type="string" office:string-value="booking@deathorbetterdays.com" calcext:value-type="string">
            <text:p>booking@deathorbetterdays.com</text:p>
          </table:table-cell>
          <table:table-cell table:formula="of:=[$Alles.F65:.L65]" office:value-type="float" office:value="0" calcext:value-type="float">
            <text:p>0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66:.G66]" office:value-type="float" office:value="0" calcext:value-type="float">
            <text:p>0</text:p>
          </table:table-cell>
          <table:table-cell table:formula="of:=[$Alles.B66:.H66]" office:value-type="string" office:string-value="Headcrash" calcext:value-type="string">
            <text:p>Headcrash</text:p>
          </table:table-cell>
          <table:table-cell table:formula="of:=[$Alles.C66:.I66]" office:value-type="string" office:string-value="Martin" calcext:value-type="string">
            <text:p>Martin</text:p>
          </table:table-cell>
          <table:table-cell table:formula="of:=[$Alles.D66:.J66]" office:value-type="string" office:string-value="https://www.facebook.com/headCRASH.de/?fref=ts" calcext:value-type="string">
            <text:p>https://www.facebook.com/headCRASH.de/?fref=ts</text:p>
          </table:table-cell>
          <table:table-cell table:formula="of:=[$Alles.E66:.K66]" office:value-type="string" office:string-value="martin@headcrash-hamburg.com" calcext:value-type="string">
            <text:p>martin@headcrash-hamburg.com</text:p>
          </table:table-cell>
          <table:table-cell table:formula="of:=[$Alles.F66:.L66]" office:value-type="float" office:value="0" calcext:value-type="float">
            <text:p>0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67:.G67]" office:value-type="float" office:value="0" calcext:value-type="float">
            <text:p>0</text:p>
          </table:table-cell>
          <table:table-cell table:formula="of:=[$Alles.B67:.H67]" office:value-type="string" office:string-value="59 Hamburg" calcext:value-type="string">
            <text:p>59 Hamburg</text:p>
          </table:table-cell>
          <table:table-cell table:formula="of:=[$Alles.C67:.I67]" office:value-type="float" office:value="0" calcext:value-type="float">
            <text:p>0</text:p>
          </table:table-cell>
          <table:table-cell table:formula="of:=[$Alles.D67:.J67]" office:value-type="float" office:value="0" calcext:value-type="float">
            <text:p>0</text:p>
          </table:table-cell>
          <table:table-cell table:formula="of:=[$Alles.E67:.K67]" office:value-type="string" office:string-value="59booking.hamburg@gmail.com" calcext:value-type="string">
            <text:p>59booking.hamburg@gmail.com</text:p>
          </table:table-cell>
          <table:table-cell table:formula="of:=[$Alles.F67:.L67]" office:value-type="float" office:value="0" calcext:value-type="float">
            <text:p>0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68:.G68]" office:value-type="float" office:value="0" calcext:value-type="float">
            <text:p>0</text:p>
          </table:table-cell>
          <table:table-cell table:formula="of:=[$Alles.B68:.H68]" office:value-type="string" office:string-value="MegaFauna Shows" calcext:value-type="string">
            <text:p>MegaFauna Shows</text:p>
          </table:table-cell>
          <table:table-cell table:formula="of:=[$Alles.C68:.I68]" office:value-type="float" office:value="0" calcext:value-type="float">
            <text:p>0</text:p>
          </table:table-cell>
          <table:table-cell table:formula="of:=[$Alles.D68:.J68]" office:value-type="string" office:string-value="https://www.facebook.com/megafaunashows/?ref=timeline_chaining" calcext:value-type="string">
            <text:p>https://www.facebook.com/megafaunashows/?ref=timeline_chaining</text:p>
          </table:table-cell>
          <table:table-cell table:formula="of:=[$Alles.E68:.K68]" office:value-type="float" office:value="0" calcext:value-type="float">
            <text:p>0</text:p>
          </table:table-cell>
          <table:table-cell table:formula="of:=[$Alles.F68:.L68]" office:value-type="float" office:value="0" calcext:value-type="float">
            <text:p>0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69:.G69]" office:value-type="float" office:value="0" calcext:value-type="float">
            <text:p>0</text:p>
          </table:table-cell>
          <table:table-cell table:formula="of:=[$Alles.B69:.H69]" office:value-type="string" office:string-value="Beyond Borders" calcext:value-type="string">
            <text:p>Beyond Borders</text:p>
          </table:table-cell>
          <table:table-cell table:formula="of:=[$Alles.C69:.I69]" office:value-type="float" office:value="0" calcext:value-type="float">
            <text:p>0</text:p>
          </table:table-cell>
          <table:table-cell table:formula="of:=[$Alles.D69:.J69]" office:value-type="string" office:string-value="https://www.facebook.com/BeyondBordersMusic/" calcext:value-type="string">
            <text:p>https://www.facebook.com/BeyondBordersMusic/</text:p>
          </table:table-cell>
          <table:table-cell table:formula="of:=[$Alles.E69:.K69]" office:value-type="string" office:string-value="beyondborders161@gmail.com" calcext:value-type="string">
            <text:p>beyondborders161@gmail.com</text:p>
          </table:table-cell>
          <table:table-cell table:formula="of:=[$Alles.F69:.L69]" office:value-type="float" office:value="0" calcext:value-type="float">
            <text:p>0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70:.G70]" office:value-type="float" office:value="0" calcext:value-type="float">
            <text:p>0</text:p>
          </table:table-cell>
          <table:table-cell table:formula="of:=[$Alles.B70:.H70]" office:value-type="string" office:string-value="Violent Banana Shows" calcext:value-type="string">
            <text:p>Violent Banana Shows</text:p>
          </table:table-cell>
          <table:table-cell table:formula="of:=[$Alles.C70:.I70]" office:value-type="float" office:value="0" calcext:value-type="float">
            <text:p>0</text:p>
          </table:table-cell>
          <table:table-cell table:formula="of:=[$Alles.D70:.J70]" office:value-type="string" office:string-value="https://www.facebook.com/ViolentBananaShows/" calcext:value-type="string">
            <text:p>https://www.facebook.com/ViolentBananaShows/</text:p>
          </table:table-cell>
          <table:table-cell table:formula="of:=[$Alles.E7:.K7]" office:value-type="float" office:value="0" calcext:value-type="float">
            <text:p>0</text:p>
          </table:table-cell>
          <table:table-cell table:formula="of:=[$Alles.F70:.L70]" office:value-type="float" office:value="0" calcext:value-type="float">
            <text:p>0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71:.G71]" office:value-type="float" office:value="0" calcext:value-type="float">
            <text:p>0</text:p>
          </table:table-cell>
          <table:table-cell table:formula="of:=[$Alles.B71:.H71]" office:value-type="string" office:string-value="Black Block Booking Hamburg" calcext:value-type="string">
            <text:p>Black Block Booking Hamburg</text:p>
          </table:table-cell>
          <table:table-cell table:formula="of:=[$Alles.C71:.I71]" office:value-type="float" office:value="0" calcext:value-type="float">
            <text:p>0</text:p>
          </table:table-cell>
          <table:table-cell table:formula="of:=[$Alles.D71:.J71]" office:value-type="string" office:string-value="https://www.facebook.com/blackblockbookinghh/?ref=un_c" calcext:value-type="string">
            <text:p>https://www.facebook.com/blackblockbookinghh/?ref=un_c</text:p>
          </table:table-cell>
          <table:table-cell table:formula="of:=[$Alles.E71:.K71]" office:value-type="float" office:value="0" calcext:value-type="float">
            <text:p>0</text:p>
          </table:table-cell>
          <table:table-cell table:formula="of:=[$Alles.F71:.L71]" office:value-type="float" office:value="0" calcext:value-type="float">
            <text:p>0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72:.G72]" office:value-type="float" office:value="0" calcext:value-type="float">
            <text:p>0</text:p>
          </table:table-cell>
          <table:table-cell table:formula="of:=[$Alles.B72:.H72]" office:value-type="string" office:string-value="Our Turn Concerts" calcext:value-type="string">
            <text:p>Our Turn Concerts</text:p>
          </table:table-cell>
          <table:table-cell table:formula="of:=[$Alles.C72:.I72]" office:value-type="float" office:value="0" calcext:value-type="float">
            <text:p>0</text:p>
          </table:table-cell>
          <table:table-cell table:formula="of:=[$Alles.D72:.J72]" office:value-type="string" office:string-value="https://www.facebook.com/ourturnconcerts/?fref=pb&amp;hc_location=profile_browser" calcext:value-type="string">
            <text:p>https://www.facebook.com/ourturnconcerts/?fref=pb&amp;hc_location=profile_browser</text:p>
          </table:table-cell>
          <table:table-cell table:formula="of:=[$Alles.E72:.K72]" office:value-type="float" office:value="0" calcext:value-type="float">
            <text:p>0</text:p>
          </table:table-cell>
          <table:table-cell table:formula="of:=[$Alles.F72:.L72]" office:value-type="float" office:value="0" calcext:value-type="float">
            <text:p>0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73:.G73]" office:value-type="float" office:value="0" calcext:value-type="float">
            <text:p>0</text:p>
          </table:table-cell>
          <table:table-cell table:formula="of:=[$Alles.B73:.H73]" office:value-type="string" office:string-value="Horrorbiz Booking" calcext:value-type="string">
            <text:p>Horrorbiz Booking</text:p>
          </table:table-cell>
          <table:table-cell table:formula="of:=[$Alles.C73:.I73]" office:value-type="string" office:string-value="Chris" calcext:value-type="string">
            <text:p>Chris</text:p>
          </table:table-cell>
          <table:table-cell table:formula="of:=[$Alles.D73:.J73]" office:value-type="string" office:string-value="https://www.facebook.com/booking.horrorbiz/" calcext:value-type="string">
            <text:p>https://www.facebook.com/booking.horrorbiz/</text:p>
          </table:table-cell>
          <table:table-cell table:formula="of:=[$Alles.E73:.K73]" office:value-type="string" office:string-value="chris@horrorbiz.de" calcext:value-type="string">
            <text:p>chris@horrorbiz.de</text:p>
          </table:table-cell>
          <table:table-cell table:formula="of:=[$Alles.F73:.L73]" office:value-type="float" office:value="0" calcext:value-type="float">
            <text:p>0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74:.G74]" office:value-type="string" office:string-value="Gießen" calcext:value-type="string">
            <text:p>Gießen</text:p>
          </table:table-cell>
          <table:table-cell table:formula="of:=[$Alles.B74:.H74]" office:value-type="string" office:string-value="AK47" calcext:value-type="string">
            <text:p>AK47</text:p>
          </table:table-cell>
          <table:table-cell table:formula="of:=[$Alles.C74:.I74]" office:value-type="string" office:string-value="Michael Bullerjahn" calcext:value-type="string">
            <text:p>Michael Bullerjahn</text:p>
          </table:table-cell>
          <table:table-cell table:formula="of:=[$Alles.D74:.J74]" office:value-type="string" office:string-value="https://www.facebook.com/cujo.karmabomb?fref=ts" calcext:value-type="string">
            <text:p>https://www.facebook.com/cujo.karmabomb?fref=ts</text:p>
          </table:table-cell>
          <table:table-cell table:formula="of:=[$Alles.E74:.K74]" office:value-type="float" office:value="0" calcext:value-type="float">
            <text:p>0</text:p>
          </table:table-cell>
          <table:table-cell table:formula="of:=[$Alles.F74:.L74]" office:value-type="float" office:value="0" calcext:value-type="float">
            <text:p>0</text:p>
          </table:table-cell>
          <table:table-cell table:formula="of:=[$Alles.G74:.M74]" office:value-type="string" office:string-value="Hessen" calcext:value-type="string">
            <text:p>Hes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75:.G75]" office:value-type="float" office:value="0" calcext:value-type="float">
            <text:p>0</text:p>
          </table:table-cell>
          <table:table-cell table:formula="of:=[$Alles.B75:.H75]" office:value-type="string" office:string-value="Muk Gießen" calcext:value-type="string">
            <text:p>Muk Gießen</text:p>
          </table:table-cell>
          <table:table-cell table:formula="of:=[$Alles.C75:.I75]" office:value-type="string" office:string-value="Jasmine" calcext:value-type="string">
            <text:p>Jasmine</text:p>
          </table:table-cell>
          <table:table-cell table:formula="of:=[$Alles.D75:.J75]" office:value-type="string" office:string-value="https://www.facebook.com/muk.giessenprofilseite/?fref=ts" calcext:value-type="string">
            <text:p>https://www.facebook.com/muk.giessenprofilseite/?fref=ts</text:p>
          </table:table-cell>
          <table:table-cell table:formula="of:=[$Alles.E75:.K75]" office:value-type="string" office:string-value="jasmin@muk-giessen.de" calcext:value-type="string">
            <text:p>jasmin@muk-giessen.de</text:p>
          </table:table-cell>
          <table:table-cell table:formula="of:=[$Alles.F75:.L75]" office:value-type="float" office:value="0" calcext:value-type="float">
            <text:p>0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6">
          <table:table-cell table:formula="of:=[$Alles.A76:.G76]" office:value-type="string" office:string-value="Wiesbaden" calcext:value-type="string">
            <text:p>Wiesbaden</text:p>
          </table:table-cell>
          <table:table-cell table:formula="of:=[$Alles.B76:.H76]" office:value-type="string" office:string-value="MxS Booking" calcext:value-type="string">
            <text:p>MxS Booking</text:p>
          </table:table-cell>
          <table:table-cell table:formula="of:=[$Alles.C76:.I76]" office:value-type="string" office:string-value="Mark / Steven" calcext:value-type="string">
            <text:p>Mark / Steven</text:p>
          </table:table-cell>
          <table:table-cell table:formula="of:=[$Alles.D76:.J76]" office:value-type="string" office:string-value="https://www.facebook.com/MxS-Booking-15695011199347&#10;92/?fref=ts" calcext:value-type="string">
            <text:p>https://www.facebook.com/MxS-Booking-15695011199347</text:p>
            <text:p>92/?fref=ts</text:p>
          </table:table-cell>
          <table:table-cell table:formula="of:=[$Alles.E76:.K76]" office:value-type="float" office:value="0" calcext:value-type="float">
            <text:p>0</text:p>
          </table:table-cell>
          <table:table-cell table:formula="of:=[$Alles.F76:.L76]" office:value-type="float" office:value="0" calcext:value-type="float">
            <text:p>0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77:.G77]" office:value-type="float" office:value="0" calcext:value-type="float">
            <text:p>0</text:p>
          </table:table-cell>
          <table:table-cell table:formula="of:=[$Alles.B77:.H77]" office:value-type="string" office:string-value="Konglomerat Konzerte" calcext:value-type="string">
            <text:p>Konglomerat Konzerte</text:p>
          </table:table-cell>
          <table:table-cell table:formula="of:=[$Alles.C77:.I77]" office:value-type="string" office:string-value="Sebastian / Josh" calcext:value-type="string">
            <text:p>Sebastian / Josh</text:p>
          </table:table-cell>
          <table:table-cell table:formula="of:=[$Alles.D77:.J77]" office:value-type="string" office:string-value="https://www.facebook.com/Konzertkonglomerat/?fref=ts" calcext:value-type="string">
            <text:p>https://www.facebook.com/Konzertkonglomerat/?fref=ts</text:p>
          </table:table-cell>
          <table:table-cell table:formula="of:=[$Alles.E77:.K77]" office:value-type="string" office:string-value="konglomeratkonzerte@gmail.com" calcext:value-type="string">
            <text:p>konglomeratkonzerte@gmail.com</text:p>
          </table:table-cell>
          <table:table-cell table:formula="of:=[$Alles.F77:.L77]" office:value-type="float" office:value="0" calcext:value-type="float">
            <text:p>0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6">
          <table:table-cell table:formula="of:=[$Alles.A78:.G78]" office:value-type="string" office:string-value="Darmstadt" calcext:value-type="string">
            <text:p>Darmstadt</text:p>
          </table:table-cell>
          <table:table-cell table:formula="of:=[$Alles.B78:.H78]" office:value-type="string" office:string-value="Angeschimmelt Youth Concerts" calcext:value-type="string">
            <text:p>Angeschimmelt Youth Concerts</text:p>
          </table:table-cell>
          <table:table-cell table:formula="of:=[$Alles.C78:.I78]" office:value-type="float" office:value="0" calcext:value-type="float">
            <text:p>0</text:p>
          </table:table-cell>
          <table:table-cell table:formula="of:=[$Alles.D78:.J78]" office:value-type="string" office:string-value="https://www.facebook.com/angeschimmeltyouthcrew/&#10;?fref=ts" calcext:value-type="string">
            <text:p>https://www.facebook.com/angeschimmeltyouthcrew/</text:p>
            <text:p>?fref=ts</text:p>
          </table:table-cell>
          <table:table-cell table:formula="of:=[$Alles.E78:.K78]" office:value-type="string" office:string-value="aycshows@yahoo.de" calcext:value-type="string">
            <text:p>aycshows@yahoo.de</text:p>
          </table:table-cell>
          <table:table-cell table:formula="of:=[$Alles.F78:.L78]" office:value-type="float" office:value="0" calcext:value-type="float">
            <text:p>0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79:.G79]" office:value-type="string" office:string-value="Gelnhausen" calcext:value-type="string">
            <text:p>Gelnhausen</text:p>
          </table:table-cell>
          <table:table-cell table:formula="of:=[$Alles.B79:.H79]" office:value-type="string" office:string-value="Volume Music" calcext:value-type="string">
            <text:p>Volume Music</text:p>
          </table:table-cell>
          <table:table-cell table:formula="of:=[$Alles.C79:.I79]" office:value-type="string" office:string-value="Axel" calcext:value-type="string">
            <text:p>Axel</text:p>
          </table:table-cell>
          <table:table-cell table:formula="of:=[$Alles.D79:.J79]" office:value-type="string" office:string-value="https://www.facebook.com/alex87lesch" calcext:value-type="string">
            <text:p>https://www.facebook.com/alex87lesch</text:p>
          </table:table-cell>
          <table:table-cell table:formula="of:=[$Alles.E79:.K79]" office:value-type="float" office:value="0" calcext:value-type="float">
            <text:p>0</text:p>
          </table:table-cell>
          <table:table-cell table:formula="of:=[$Alles.F79:.L79]" office:value-type="float" office:value="0" calcext:value-type="float">
            <text:p>0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6">
          <table:table-cell table:formula="of:=[$Alles.A80:.G80]" office:value-type="string" office:string-value="Rostock" calcext:value-type="string">
            <text:p>Rostock</text:p>
          </table:table-cell>
          <table:table-cell table:formula="of:=[$Alles.B80:.H80]" office:value-type="string" office:string-value="XLove Life BookingX" calcext:value-type="string">
            <text:p>XLove Life BookingX</text:p>
          </table:table-cell>
          <table:table-cell table:formula="of:=[$Alles.C80:.I80]" office:value-type="string" office:string-value="Christian" calcext:value-type="string">
            <text:p>Christian</text:p>
          </table:table-cell>
          <table:table-cell table:formula="of:=[$Alles.D80:.J80]" office:value-type="string" office:string-value="https://www.facebook.com/XLove-Life-&#10;Bookingx-158834447503425/timeline" calcext:value-type="string">
            <text:p>https://www.facebook.com/XLove-Life-</text:p>
            <text:p>Bookingx-158834447503425/timeline</text:p>
          </table:table-cell>
          <table:table-cell table:formula="of:=[$Alles.E8:.K8]" office:value-type="string" office:string-value="west@jugendhaus.net" calcext:value-type="string">
            <text:p>west@jugendhaus.net</text:p>
          </table:table-cell>
          <table:table-cell table:formula="of:=[$Alles.F80:.L80]" office:value-type="float" office:value="0" calcext:value-type="float">
            <text:p>0</text:p>
          </table:table-cell>
          <table:table-cell table:formula="of:=[$Alles.G80:.M80]" office:value-type="string" office:string-value="Mecklenburg- Vorpommern" calcext:value-type="string">
            <text:p>Mecklenburg- Vorpomm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81:.G81]" office:value-type="string" office:string-value="Hannover" calcext:value-type="string">
            <text:p>Hannover</text:p>
          </table:table-cell>
          <table:table-cell table:formula="of:=[$Alles.B81:.H81]" office:value-type="float" office:value="0" calcext:value-type="float">
            <text:p>0</text:p>
          </table:table-cell>
          <table:table-cell table:formula="of:=[$Alles.C81:.I81]" office:value-type="string" office:string-value="Stefan Rückriem" calcext:value-type="string">
            <text:p>Stefan Rückriem</text:p>
          </table:table-cell>
          <table:table-cell table:formula="of:=[$Alles.D81:.J81]" office:value-type="string" office:string-value="https://www.facebook.com/stefan.ruckriem?fref=ts" calcext:value-type="string">
            <text:p>https://www.facebook.com/stefan.ruckriem?fref=ts</text:p>
          </table:table-cell>
          <table:table-cell table:formula="of:=[$Alles.E81:.K81]" office:value-type="float" office:value="0" calcext:value-type="float">
            <text:p>0</text:p>
          </table:table-cell>
          <table:table-cell table:formula="of:=[$Alles.F81:.L81]" office:value-type="float" office:value="0" calcext:value-type="float">
            <text:p>0</text:p>
          </table:table-cell>
          <table:table-cell table:formula="of:=[$Alles.G81:.M81]" office:value-type="string" office:string-value="Niedersachsen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82:.G82]" office:value-type="float" office:value="0" calcext:value-type="float">
            <text:p>0</text:p>
          </table:table-cell>
          <table:table-cell table:formula="of:=[$Alles.B82:.H82]" office:value-type="string" office:string-value="Still Cold Fest" calcext:value-type="string">
            <text:p>Still Cold Fest</text:p>
          </table:table-cell>
          <table:table-cell table:formula="of:=[$Alles.C82:.I82]" office:value-type="string" office:string-value="Stefan Becher" calcext:value-type="string">
            <text:p>Stefan Becher</text:p>
          </table:table-cell>
          <table:table-cell table:formula="of:=[$Alles.D82:.J82]" office:value-type="string" office:string-value="https://www.facebook.com/stefan.becher.71?fref=ts" calcext:value-type="string">
            <text:p>https://www.facebook.com/stefan.becher.71?fref=ts</text:p>
          </table:table-cell>
          <table:table-cell table:formula="of:=[$Alles.E82:.K82]" office:value-type="float" office:value="0" calcext:value-type="float">
            <text:p>0</text:p>
          </table:table-cell>
          <table:table-cell table:formula="of:=[$Alles.F82:.L82]" office:value-type="float" office:value="0" calcext:value-type="float">
            <text:p>0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83:.G83]" office:value-type="float" office:value="0" calcext:value-type="float">
            <text:p>0</text:p>
          </table:table-cell>
          <table:table-cell table:formula="of:=[$Alles.B83:.H83]" office:value-type="string" office:string-value="Hannover Concerts" calcext:value-type="string">
            <text:p>Hannover Concerts</text:p>
          </table:table-cell>
          <table:table-cell table:formula="of:=[$Alles.C83:.I83]" office:value-type="float" office:value="0" calcext:value-type="float">
            <text:p>0</text:p>
          </table:table-cell>
          <table:table-cell table:formula="of:=[$Alles.D83:.J83]" office:value-type="string" office:string-value="https://www.facebook.com/hannoverconcerts/" calcext:value-type="string">
            <text:p>https://www.facebook.com/hannoverconcerts/</text:p>
          </table:table-cell>
          <table:table-cell table:formula="of:=[$Alles.E83:.K83]" office:value-type="string" office:string-value="info@hannover-concerts.de" calcext:value-type="string">
            <text:p>info@hannover-concerts.de</text:p>
          </table:table-cell>
          <table:table-cell table:formula="of:=[$Alles.F83:.L83]" office:value-type="float" office:value="0" calcext:value-type="float">
            <text:p>0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84:.G84]" office:value-type="string" office:string-value="Celle" calcext:value-type="string">
            <text:p>Celle</text:p>
          </table:table-cell>
          <table:table-cell table:formula="of:=[$Alles.B84:.H84]" office:value-type="string" office:string-value="Kulturzentrum Celle" calcext:value-type="string">
            <text:p>Kulturzentrum Celle</text:p>
          </table:table-cell>
          <table:table-cell table:formula="of:=[$Alles.C84:.I84]" office:value-type="string" office:string-value="Karsten Münkenhove" calcext:value-type="string">
            <text:p>Karsten Münkenhove</text:p>
          </table:table-cell>
          <table:table-cell table:formula="of:=[$Alles.D84:.J84]" office:value-type="string" office:string-value="https://www.facebook.com/karsten.munkenhove.5?fref=ts" calcext:value-type="string">
            <text:p>https://www.facebook.com/karsten.munkenhove.5?fref=ts</text:p>
          </table:table-cell>
          <table:table-cell table:formula="of:=[$Alles.E84:.K84]" office:value-type="float" office:value="0" calcext:value-type="float">
            <text:p>0</text:p>
          </table:table-cell>
          <table:table-cell table:formula="of:=[$Alles.F84:.L84]" office:value-type="float" office:value="0" calcext:value-type="float">
            <text:p>0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85:.G85]" office:value-type="string" office:string-value="Oldenburg" calcext:value-type="string">
            <text:p>Oldenburg</text:p>
          </table:table-cell>
          <table:table-cell table:formula="of:=[$Alles.B85:.H85]" office:value-type="string" office:string-value="Fat Hoschi Events" calcext:value-type="string">
            <text:p>Fat Hoschi Events</text:p>
          </table:table-cell>
          <table:table-cell table:formula="of:=[$Alles.C85:.I85]" office:value-type="float" office:value="0" calcext:value-type="float">
            <text:p>0</text:p>
          </table:table-cell>
          <table:table-cell table:formula="of:=[$Alles.D85:.J85]" office:value-type="string" office:string-value="https://www.facebook.com/Fat-Hoschi-Events/" calcext:value-type="string">
            <text:p>https://www.facebook.com/Fat-Hoschi-Events/</text:p>
          </table:table-cell>
          <table:table-cell table:formula="of:=[$Alles.E85:.K85]" office:value-type="float" office:value="0" calcext:value-type="float">
            <text:p>0</text:p>
          </table:table-cell>
          <table:table-cell table:formula="of:=[$Alles.F85:.L85]" office:value-type="float" office:value="0" calcext:value-type="float">
            <text:p>0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86:.G86]" office:value-type="string" office:string-value="Göttingen" calcext:value-type="string">
            <text:p>Göttingen</text:p>
          </table:table-cell>
          <table:table-cell table:formula="of:=[$Alles.B86:.H86]" office:value-type="string" office:string-value="KulturKollektiv Göttingen" calcext:value-type="string">
            <text:p>KulturKollektiv Göttingen</text:p>
          </table:table-cell>
          <table:table-cell table:formula="of:=[$Alles.C86:.I86]" office:value-type="float" office:value="0" calcext:value-type="float">
            <text:p>0</text:p>
          </table:table-cell>
          <table:table-cell table:formula="of:=[$Alles.D86:.J86]" office:value-type="string" office:string-value="https://www.facebook.com/kulturkollektiv.gottingen/" calcext:value-type="string">
            <text:p>https://www.facebook.com/kulturkollektiv.gottingen/</text:p>
          </table:table-cell>
          <table:table-cell table:formula="of:=[$Alles.E86:.K86]" office:value-type="string" office:string-value="stillbrvch@asta.uni-goettingen.de" calcext:value-type="string">
            <text:p>stillbrvch@asta.uni-goettingen.de</text:p>
          </table:table-cell>
          <table:table-cell table:formula="of:=[$Alles.F86:.L86]" office:value-type="float" office:value="0" calcext:value-type="float">
            <text:p>0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87:.G87]" office:value-type="float" office:value="0" calcext:value-type="float">
            <text:p>0</text:p>
          </table:table-cell>
          <table:table-cell table:formula="of:=[$Alles.B87:.H87]" office:value-type="string" office:string-value="Konzertgruppe Eins" calcext:value-type="string">
            <text:p>Konzertgruppe Eins</text:p>
          </table:table-cell>
          <table:table-cell table:formula="of:=[$Alles.C87:.I87]" office:value-type="float" office:value="0" calcext:value-type="float">
            <text:p>0</text:p>
          </table:table-cell>
          <table:table-cell table:formula="of:=[$Alles.D87:.J87]" office:value-type="string" office:string-value="https://www.facebook.com/konzertgruppe1/" calcext:value-type="string">
            <text:p>https://www.facebook.com/konzertgruppe1/</text:p>
          </table:table-cell>
          <table:table-cell table:formula="of:=[$Alles.E87:.K87]" office:value-type="string" office:string-value="konzertgruppe.eins@gmail.com" calcext:value-type="string">
            <text:p>konzertgruppe.eins@gmail.com</text:p>
          </table:table-cell>
          <table:table-cell table:formula="of:=[$Alles.F87:.L87]" office:value-type="float" office:value="0" calcext:value-type="float">
            <text:p>0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88:.G88]" office:value-type="float" office:value="0" calcext:value-type="float">
            <text:p>0</text:p>
          </table:table-cell>
          <table:table-cell table:formula="of:=[$Alles.B88:.H88]" office:value-type="string" office:string-value="Heartbeat inc. HC" calcext:value-type="string">
            <text:p>Heartbeat inc. HC</text:p>
          </table:table-cell>
          <table:table-cell table:formula="of:=[$Alles.C88:.I88]" office:value-type="string" office:string-value="Max Ludwikowski" calcext:value-type="string">
            <text:p>Max Ludwikowski</text:p>
          </table:table-cell>
          <table:table-cell table:formula="of:=[$Alles.D88:.J88]" office:value-type="string" office:string-value="https://www.facebook.com/HeartBeatxhc/?pnref=lhc" calcext:value-type="string">
            <text:p>https://www.facebook.com/HeartBeatxhc/?pnref=lhc</text:p>
          </table:table-cell>
          <table:table-cell table:formula="of:=[$Alles.E88:.K88]" office:value-type="string" office:string-value="heartbeatxhc@gmail.com" calcext:value-type="string">
            <text:p>heartbeatxhc@gmail.com</text:p>
          </table:table-cell>
          <table:table-cell table:formula="of:=[$Alles.F88:.L88]" office:value-type="float" office:value="0" calcext:value-type="float">
            <text:p>0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89:.G89]" office:value-type="string" office:string-value="Münster" calcext:value-type="string">
            <text:p>Münster</text:p>
          </table:table-cell>
          <table:table-cell table:formula="of:=[$Alles.B89:.H89]" office:value-type="string" office:string-value="Brickmosh" calcext:value-type="string">
            <text:p>Brickmosh</text:p>
          </table:table-cell>
          <table:table-cell table:formula="of:=[$Alles.C89:.I89]" office:value-type="float" office:value="0" calcext:value-type="float">
            <text:p>0</text:p>
          </table:table-cell>
          <table:table-cell table:formula="of:=[$Alles.D89:.J89]" office:value-type="string" office:string-value="https://www.facebook.com/BRICKMOSH/timeline" calcext:value-type="string">
            <text:p>https://www.facebook.com/BRICKMOSH/timeline</text:p>
          </table:table-cell>
          <table:table-cell table:formula="of:=[$Alles.E89:.K89]" office:value-type="string" office:string-value="booking@brickmosh.de" calcext:value-type="string">
            <text:p>booking@brickmosh.de</text:p>
          </table:table-cell>
          <table:table-cell table:formula="of:=[$Alles.F89:.L89]" office:value-type="float" office:value="0" calcext:value-type="float">
            <text:p>0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90:.G90]" office:value-type="float" office:value="0" calcext:value-type="float">
            <text:p>0</text:p>
          </table:table-cell>
          <table:table-cell table:formula="of:=[$Alles.B90:.H90]" office:value-type="string" office:string-value="ND12 - DIY Shows Münster" calcext:value-type="string">
            <text:p>ND12 - DIY Shows Münster</text:p>
          </table:table-cell>
          <table:table-cell table:formula="of:=[$Alles.C90:.I90]" office:value-type="float" office:value="0" calcext:value-type="float">
            <text:p>0</text:p>
          </table:table-cell>
          <table:table-cell table:formula="of:=[$Alles.D90:.J90]" office:value-type="string" office:string-value="https://www.facebook.com/ND12Shows/" calcext:value-type="string">
            <text:p>https://www.facebook.com/ND12Shows/</text:p>
          </table:table-cell>
          <table:table-cell table:formula="of:=[$Alles.E9:.K9]" office:value-type="string" office:string-value="http://www.trafficjam.de" calcext:value-type="string">
            <text:p>http://www.trafficjam.de</text:p>
          </table:table-cell>
          <table:table-cell table:formula="of:=[$Alles.F90:.L90]" office:value-type="float" office:value="0" calcext:value-type="float">
            <text:p>0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91:.G91]" office:value-type="float" office:value="0" calcext:value-type="float">
            <text:p>0</text:p>
          </table:table-cell>
          <table:table-cell table:formula="of:=[$Alles.B91:.H91]" office:value-type="string" office:string-value="Purpur Gruen Konzerte" calcext:value-type="string">
            <text:p>Purpur Gruen Konzerte</text:p>
          </table:table-cell>
          <table:table-cell table:formula="of:=[$Alles.C91:.I91]" office:value-type="float" office:value="0" calcext:value-type="float">
            <text:p>0</text:p>
          </table:table-cell>
          <table:table-cell table:formula="of:=[$Alles.D91:.J91]" office:value-type="string" office:string-value="https://www.facebook.com/purpurgruenkonzerte" calcext:value-type="string">
            <text:p>https://www.facebook.com/purpurgruenkonzerte</text:p>
          </table:table-cell>
          <table:table-cell table:formula="of:=[$Alles.E91:.K91]" office:value-type="float" office:value="0" calcext:value-type="float">
            <text:p>0</text:p>
          </table:table-cell>
          <table:table-cell table:formula="of:=[$Alles.F91:.L91]" office:value-type="float" office:value="0" calcext:value-type="float">
            <text:p>0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92:.G92]" office:value-type="float" office:value="0" calcext:value-type="float">
            <text:p>0</text:p>
          </table:table-cell>
          <table:table-cell table:formula="of:=[$Alles.B92:.H92]" office:value-type="string" office:string-value="Stahl &amp; Panik Entertainment" calcext:value-type="string">
            <text:p>Stahl &amp; Panik Entertainment</text:p>
          </table:table-cell>
          <table:table-cell table:formula="of:=[$Alles.C92:.I92]" office:value-type="string" office:string-value="Tobias" calcext:value-type="string">
            <text:p>Tobias</text:p>
          </table:table-cell>
          <table:table-cell table:formula="of:=[$Alles.D92:.J92]" office:value-type="string" office:string-value="https://www.facebook.com/stahlundpanikentertainment?fref=ts" calcext:value-type="string">
            <text:p>https://www.facebook.com/stahlundpanikentertainment?fref=ts</text:p>
          </table:table-cell>
          <table:table-cell table:formula="of:=[$Alles.E92:.K92]" office:value-type="string" office:string-value="tobi@stahlundpanik.de" calcext:value-type="string">
            <text:p>tobi@stahlundpanik.de</text:p>
          </table:table-cell>
          <table:table-cell table:formula="of:=[$Alles.F92:.L92]" office:value-type="float" office:value="0" calcext:value-type="float">
            <text:p>0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6">
          <table:table-cell table:formula="of:=[$Alles.A93:.G93]" office:value-type="float" office:value="0" calcext:value-type="float">
            <text:p>0</text:p>
          </table:table-cell>
          <table:table-cell table:formula="of:=[$Alles.B93:.H93]" office:value-type="string" office:string-value="Grim Shows" calcext:value-type="string">
            <text:p>Grim Shows</text:p>
          </table:table-cell>
          <table:table-cell table:formula="of:=[$Alles.C93:.I93]" office:value-type="float" office:value="0" calcext:value-type="float">
            <text:p>0</text:p>
          </table:table-cell>
          <table:table-cell table:formula="of:=[$Alles.D93:.J93]" office:value-type="string" office:string-value="https://www.facebook.com/pages/Grim-Shows/151722255000640?&#10;ref=ts&amp;fref=ts" calcext:value-type="string">
            <text:p>https://www.facebook.com/pages/Grim-Shows/151722255000640?</text:p>
            <text:p>ref=ts&amp;fref=ts</text:p>
          </table:table-cell>
          <table:table-cell table:formula="of:=[$Alles.E93:.K93]" office:value-type="string" office:string-value="grim-booking@gmx.de" calcext:value-type="string">
            <text:p>grim-booking@gmx.de</text:p>
          </table:table-cell>
          <table:table-cell table:formula="of:=[$Alles.F93:.L93]" office:value-type="float" office:value="0" calcext:value-type="float">
            <text:p>0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94:.G94]" office:value-type="float" office:value="0" calcext:value-type="float">
            <text:p>0</text:p>
          </table:table-cell>
          <table:table-cell table:formula="of:=[$Alles.B94:.H94]" office:value-type="string" office:string-value="Spökes Konzerte" calcext:value-type="string">
            <text:p>Spökes Konzerte</text:p>
          </table:table-cell>
          <table:table-cell table:formula="of:=[$Alles.C94:.I94]" office:value-type="float" office:value="0" calcext:value-type="float">
            <text:p>0</text:p>
          </table:table-cell>
          <table:table-cell table:formula="of:=[$Alles.D94:.J94]" office:value-type="string" office:string-value="https://www.facebook.com/spoekeskonzerte?fref=ts" calcext:value-type="string">
            <text:p>https://www.facebook.com/spoekeskonzerte?fref=ts</text:p>
          </table:table-cell>
          <table:table-cell table:formula="of:=[$Alles.E94:.K94]" office:value-type="float" office:value="0" calcext:value-type="float">
            <text:p>0</text:p>
          </table:table-cell>
          <table:table-cell table:formula="of:=[$Alles.F94:.L94]" office:value-type="float" office:value="0" calcext:value-type="float">
            <text:p>0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95:.G95]" office:value-type="float" office:value="0" calcext:value-type="float">
            <text:p>0</text:p>
          </table:table-cell>
          <table:table-cell table:formula="of:=[$Alles.B95:.H95]" office:value-type="string" office:string-value="„Einfach machen“" calcext:value-type="string">
            <text:p>„Einfach machen“</text:p>
          </table:table-cell>
          <table:table-cell table:formula="of:=[$Alles.C95:.I95]" office:value-type="float" office:value="0" calcext:value-type="float">
            <text:p>0</text:p>
          </table:table-cell>
          <table:table-cell table:formula="of:=[$Alles.D95:.J95]" office:value-type="string" office:string-value="https://www.facebook.com/einfachmachendiy?fref=ts" calcext:value-type="string">
            <text:p>https://www.facebook.com/einfachmachendiy?fref=ts</text:p>
          </table:table-cell>
          <table:table-cell table:formula="of:=[$Alles.E95:.K95]" office:value-type="string" office:string-value="zackpengbumm@gmail.com" calcext:value-type="string">
            <text:p>zackpengbumm@gmail.com</text:p>
          </table:table-cell>
          <table:table-cell table:formula="of:=[$Alles.F95:.L95]" office:value-type="float" office:value="0" calcext:value-type="float">
            <text:p>0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96:.G96]" office:value-type="float" office:value="0" calcext:value-type="float">
            <text:p>0</text:p>
          </table:table-cell>
          <table:table-cell table:formula="of:=[$Alles.B96:.H96]" office:value-type="string" office:string-value="Tobsucht Konzerte" calcext:value-type="string">
            <text:p>Tobsucht Konzerte</text:p>
          </table:table-cell>
          <table:table-cell table:formula="of:=[$Alles.C96:.I96]" office:value-type="float" office:value="0" calcext:value-type="float">
            <text:p>0</text:p>
          </table:table-cell>
          <table:table-cell table:formula="of:=[$Alles.D96:.J96]" office:value-type="string" office:string-value="https://www.facebook.com/tobsuchtkonzerte/" calcext:value-type="string">
            <text:p>https://www.facebook.com/tobsuchtkonzerte/</text:p>
          </table:table-cell>
          <table:table-cell table:formula="of:=[$Alles.E96:.K96]" office:value-type="string" office:string-value="tobsuchtkonzerte@gmail.com" calcext:value-type="string">
            <text:p>tobsuchtkonzerte@gmail.com</text:p>
          </table:table-cell>
          <table:table-cell table:formula="of:=[$Alles.F96:.L96]" office:value-type="float" office:value="0" calcext:value-type="float">
            <text:p>0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97:.G97]" office:value-type="string" office:string-value="Nienburg" calcext:value-type="string">
            <text:p>Nienburg</text:p>
          </table:table-cell>
          <table:table-cell table:formula="of:=[$Alles.B97:.H97]" office:value-type="string" office:string-value="Burn Out Festival" calcext:value-type="string">
            <text:p>Burn Out Festival</text:p>
          </table:table-cell>
          <table:table-cell table:formula="of:=[$Alles.C97:.I97]" office:value-type="float" office:value="0" calcext:value-type="float">
            <text:p>0</text:p>
          </table:table-cell>
          <table:table-cell table:formula="of:=[$Alles.D97:.J97]" office:value-type="string" office:string-value="https://www.facebook.com/burnoutfestivalnienburg/" calcext:value-type="string">
            <text:p>https://www.facebook.com/burnoutfestivalnienburg/</text:p>
          </table:table-cell>
          <table:table-cell table:formula="of:=[$Alles.E97:.K97]" office:value-type="string" office:string-value="http://burnoutfestival.com/" calcext:value-type="string">
            <text:p>http://burnoutfestival.com/</text:p>
          </table:table-cell>
          <table:table-cell table:formula="of:=[$Alles.F97:.L97]" office:value-type="float" office:value="0" calcext:value-type="float">
            <text:p>0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98:.G98]" office:value-type="string" office:string-value="Osnabrück" calcext:value-type="string">
            <text:p>Osnabrück</text:p>
          </table:table-cell>
          <table:table-cell table:formula="of:=[$Alles.B98:.H98]" office:value-type="string" office:string-value="The Black Sheep Shows" calcext:value-type="string">
            <text:p>The Black Sheep Shows</text:p>
          </table:table-cell>
          <table:table-cell table:formula="of:=[$Alles.C98:.I98]" office:value-type="float" office:value="0" calcext:value-type="float">
            <text:p>0</text:p>
          </table:table-cell>
          <table:table-cell table:formula="of:=[$Alles.D98:.J98]" office:value-type="string" office:string-value="https://www.facebook.com/TheBlackSheepShows/" calcext:value-type="string">
            <text:p>https://www.facebook.com/TheBlackSheepShows/</text:p>
          </table:table-cell>
          <table:table-cell table:formula="of:=[$Alles.E98:.K98]" office:value-type="float" office:value="0" calcext:value-type="float">
            <text:p>0</text:p>
          </table:table-cell>
          <table:table-cell table:formula="of:=[$Alles.F98:.L98]" office:value-type="float" office:value="0" calcext:value-type="float">
            <text:p>0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7">
          <table:table-cell table:formula="of:=[$Alles.A99:.G99]" office:value-type="float" office:value="0" calcext:value-type="float">
            <text:p>0</text:p>
          </table:table-cell>
          <table:table-cell table:formula="of:=[$Alles.B99:.H99]" office:value-type="string" office:string-value="Apartment 46 Shows" calcext:value-type="string">
            <text:p>Apartment 46 Shows</text:p>
          </table:table-cell>
          <table:table-cell table:formula="of:=[$Alles.C99:.I99]" office:value-type="float" office:value="0" calcext:value-type="float">
            <text:p>0</text:p>
          </table:table-cell>
          <table:table-cell table:formula="of:=[$Alles.D99:.J99]" office:value-type="string" office:string-value="https://www.facebook.com/Apartment-46-Shows-BN1516-&#10;Shows-25709844766282&#10;4/?ref=un_c" calcext:value-type="string">
            <text:p>https://www.facebook.com/Apartment-46-Shows-BN1516-</text:p>
            <text:p>Shows-25709844766282</text:p>
            <text:p>4/?ref=un_c</text:p>
          </table:table-cell>
          <table:table-cell table:formula="of:=[$Alles.E99:.K99]" office:value-type="string" office:string-value="apt.46shows@gmx.de" calcext:value-type="string">
            <text:p>apt.46shows@gmx.de</text:p>
          </table:table-cell>
          <table:table-cell table:formula="of:=[$Alles.F99:.L99]" office:value-type="float" office:value="0" calcext:value-type="float">
            <text:p>0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100:.G100]" office:value-type="float" office:value="0" calcext:value-type="float">
            <text:p>0</text:p>
          </table:table-cell>
          <table:table-cell table:formula="of:=[$Alles.B100:.H100]" office:value-type="string" office:string-value="Manatee Entertainment" calcext:value-type="string">
            <text:p>Manatee Entertainment</text:p>
          </table:table-cell>
          <table:table-cell table:formula="of:=[$Alles.C100:.I100]" office:value-type="float" office:value="0" calcext:value-type="float">
            <text:p>0</text:p>
          </table:table-cell>
          <table:table-cell table:formula="of:=[$Alles.D100:.J100]" office:value-type="string" office:string-value="https://www.facebook.com/ManateeEntertainment/?ref=un_c" calcext:value-type="string">
            <text:p>https://www.facebook.com/ManateeEntertainment/?ref=un_c</text:p>
          </table:table-cell>
          <table:table-cell table:formula="of:=[$Alles.E1:.K1]" office:value-type="string" office:string-value="E-MAIL/PHONE" calcext:value-type="string">
            <text:p>E-MAIL/PHONE</text:p>
          </table:table-cell>
          <table:table-cell table:formula="of:=[$Alles.F100:.L100]" office:value-type="float" office:value="0" calcext:value-type="float">
            <text:p>0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101:.G101]" office:value-type="string" office:string-value="Kassel" calcext:value-type="string">
            <text:p>Kassel</text:p>
          </table:table-cell>
          <table:table-cell table:formula="of:=[$Alles.B101:.H101]" office:value-type="string" office:string-value="Wild Heart Entertainment" calcext:value-type="string">
            <text:p>Wild Heart Entertainment</text:p>
          </table:table-cell>
          <table:table-cell table:formula="of:=[$Alles.C101:.I101]" office:value-type="string" office:string-value="Dennis" calcext:value-type="string">
            <text:p>Dennis</text:p>
          </table:table-cell>
          <table:table-cell table:formula="of:=[$Alles.D101:.J101]" office:value-type="string" office:string-value="https://www.facebook.com/wild.heart.entertainment/" calcext:value-type="string">
            <text:p>https://www.facebook.com/wild.heart.entertainment/</text:p>
          </table:table-cell>
          <table:table-cell table:formula="of:=[$Alles.E11:.K11]" office:value-type="float" office:value="0" calcext:value-type="float">
            <text:p>0</text:p>
          </table:table-cell>
          <table:table-cell table:formula="of:=[$Alles.F101:.L101]" office:value-type="float" office:value="0" calcext:value-type="float">
            <text:p>0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102:.G102]" office:value-type="float" office:value="0" calcext:value-type="float">
            <text:p>0</text:p>
          </table:table-cell>
          <table:table-cell table:formula="of:=[$Alles.B102:.H102]" office:value-type="string" office:string-value="Pit Justice" calcext:value-type="string">
            <text:p>Pit Justice</text:p>
          </table:table-cell>
          <table:table-cell table:formula="of:=[$Alles.C102:.I102]" office:value-type="string" office:string-value="Chris" calcext:value-type="string">
            <text:p>Chris</text:p>
          </table:table-cell>
          <table:table-cell table:formula="of:=[$Alles.D102:.J102]" office:value-type="string" office:string-value="https://www.facebook.com/chriz.kozzy" calcext:value-type="string">
            <text:p>https://www.facebook.com/chriz.kozzy</text:p>
          </table:table-cell>
          <table:table-cell table:formula="of:=[$Alles.E12:.K12]" office:value-type="string" office:string-value="brokenstagebooking@gmail.com" calcext:value-type="string">
            <text:p>brokenstagebooking@gmail.com</text:p>
          </table:table-cell>
          <table:table-cell table:formula="of:=[$Alles.F102:.L102]" office:value-type="float" office:value="0" calcext:value-type="float">
            <text:p>0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103:.G103]" office:value-type="float" office:value="0" calcext:value-type="float">
            <text:p>0</text:p>
          </table:table-cell>
          <table:table-cell table:formula="of:=[$Alles.B103:.H103]" office:value-type="string" office:string-value="Moshpit Crew Cassel" calcext:value-type="string">
            <text:p>Moshpit Crew Cassel</text:p>
          </table:table-cell>
          <table:table-cell table:formula="of:=[$Alles.C103:.I103]" office:value-type="float" office:value="0" calcext:value-type="float">
            <text:p>0</text:p>
          </table:table-cell>
          <table:table-cell table:formula="of:=[$Alles.D103:.J103]" office:value-type="string" office:string-value="https://www.facebook.com/moshpitcrewcassel/?fref=ts" calcext:value-type="string">
            <text:p>https://www.facebook.com/moshpitcrewcassel/?fref=ts</text:p>
          </table:table-cell>
          <table:table-cell table:formula="of:=[$Alles.E13:.K13]" office:value-type="string" office:string-value="robert.luckybooking@gmail.com" calcext:value-type="string">
            <text:p>robert.luckybooking@gmail.com</text:p>
          </table:table-cell>
          <table:table-cell table:formula="of:=[$Alles.F103:.L103]" office:value-type="float" office:value="0" calcext:value-type="float">
            <text:p>0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104:.G104]" office:value-type="string" office:string-value="Hildesheim" calcext:value-type="string">
            <text:p>Hildesheim</text:p>
          </table:table-cell>
          <table:table-cell table:formula="of:=[$Alles.B104:.H104]" office:value-type="string" office:string-value="Brothers Stand Together Booking" calcext:value-type="string">
            <text:p>Brothers Stand Together Booking</text:p>
          </table:table-cell>
          <table:table-cell table:formula="of:=[$Alles.C104:.I104]" office:value-type="string" office:string-value="Martin Bandog" calcext:value-type="string">
            <text:p>Martin Bandog</text:p>
          </table:table-cell>
          <table:table-cell table:formula="of:=[$Alles.D104:.J104]" office:value-type="string" office:string-value="https://www.facebook.com/martin.holz.988" calcext:value-type="string">
            <text:p>https://www.facebook.com/martin.holz.988</text:p>
          </table:table-cell>
          <table:table-cell table:formula="of:=[$Alles.E14:.K14]" office:value-type="string" office:string-value="info@wolfsklaue-konzerte.de" calcext:value-type="string">
            <text:p>info@wolfsklaue-konzerte.de</text:p>
          </table:table-cell>
          <table:table-cell table:formula="of:=[$Alles.F104:.L104]" office:value-type="float" office:value="0" calcext:value-type="float">
            <text:p>0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105:.G105]" office:value-type="string" office:string-value="Braunschweig" calcext:value-type="string">
            <text:p>Braunschweig</text:p>
          </table:table-cell>
          <table:table-cell table:formula="of:=[$Alles.B105:.H105]" office:value-type="string" office:string-value="Levitation Booking" calcext:value-type="string">
            <text:p>Levitation Booking</text:p>
          </table:table-cell>
          <table:table-cell table:formula="of:=[$Alles.C105:.I105]" office:value-type="string" office:string-value="Simon Skott" calcext:value-type="string">
            <text:p>Simon Skott</text:p>
          </table:table-cell>
          <table:table-cell table:formula="of:=[$Alles.D105:.J105]" office:value-type="string" office:string-value="https://www.facebook.com/levitationbookings/?ref=un_c" calcext:value-type="string">
            <text:p>https://www.facebook.com/levitationbookings/?ref=un_c</text:p>
          </table:table-cell>
          <table:table-cell table:formula="of:=[$Alles.E15:.K15]" office:value-type="string" office:string-value="wunstockfestival@web.de" calcext:value-type="string">
            <text:p>wunstockfestival@web.de</text:p>
          </table:table-cell>
          <table:table-cell table:formula="of:=[$Alles.F105:.L105]" office:value-type="float" office:value="0" calcext:value-type="float">
            <text:p>0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106:.G106]" office:value-type="string" office:string-value="Essen" calcext:value-type="string">
            <text:p>Essen</text:p>
          </table:table-cell>
          <table:table-cell table:formula="of:=[$Alles.B106:.H106]" office:value-type="string" office:string-value="Drunkard Entertainment" calcext:value-type="string">
            <text:p>Drunkard Entertainment</text:p>
          </table:table-cell>
          <table:table-cell table:formula="of:=[$Alles.C106:.I106]" office:value-type="float" office:value="0" calcext:value-type="float">
            <text:p>0</text:p>
          </table:table-cell>
          <table:table-cell table:formula="of:=[$Alles.D106:.J106]" office:value-type="string" office:string-value="https://www.facebook.com/drunkardentertainment/?fref=ts" calcext:value-type="string">
            <text:p>https://www.facebook.com/drunkardentertainment/?fref=ts</text:p>
          </table:table-cell>
          <table:table-cell table:formula="of:=[$Alles.E16:.K16]" office:value-type="string" office:string-value="meiki@chamrad.de" calcext:value-type="string">
            <text:p>meiki@chamrad.de</text:p>
          </table:table-cell>
          <table:table-cell table:formula="of:=[$Alles.F106:.L106]" office:value-type="float" office:value="0" calcext:value-type="float">
            <text:p>0</text:p>
          </table:table-cell>
          <table:table-cell table:formula="of:=[$Alles.G106:.M106]" office:value-type="string" office:string-value="Nordrhein-Westfalen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7">
          <table:table-cell table:formula="of:=[$Alles.A107:.G107]" office:value-type="float" office:value="0" calcext:value-type="float">
            <text:p>0</text:p>
          </table:table-cell>
          <table:table-cell table:formula="of:=[$Alles.B107:.H107]" office:value-type="string" office:string-value="Crewlife Booking" calcext:value-type="string">
            <text:p>Crewlife Booking</text:p>
          </table:table-cell>
          <table:table-cell table:formula="of:=[$Alles.C107:.I107]" office:value-type="float" office:value="0" calcext:value-type="float">
            <text:p>0</text:p>
          </table:table-cell>
          <table:table-cell table:formula="of:=[$Alles.D107:.J107]" office:value-type="string" office:string-value="https://www.facebook.com/Crewlife-&#10;Booking-1556012091314&#10;339/?fref=ts" calcext:value-type="string">
            <text:p>https://www.facebook.com/Crewlife-</text:p>
            <text:p>Booking-1556012091314</text:p>
            <text:p>339/?fref=ts</text:p>
          </table:table-cell>
          <table:table-cell table:formula="of:=[$Alles.E17:.K17]" office:value-type="string" office:string-value="hobeybooking@gmx.de" calcext:value-type="string">
            <text:p>hobeybooking@gmx.de</text:p>
          </table:table-cell>
          <table:table-cell table:formula="of:=[$Alles.F107:.L107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108:.G108]" office:value-type="float" office:value="0" calcext:value-type="float">
            <text:p>0</text:p>
          </table:table-cell>
          <table:table-cell table:formula="of:=[$Alles.B108:.H108]" office:value-type="string" office:string-value="Emokeller" calcext:value-type="string">
            <text:p>Emokeller</text:p>
          </table:table-cell>
          <table:table-cell table:formula="of:=[$Alles.C108:.I108]" office:value-type="float" office:value="0" calcext:value-type="float">
            <text:p>0</text:p>
          </table:table-cell>
          <table:table-cell table:formula="of:=[$Alles.D108:.J108]" office:value-type="string" office:string-value="https://www.facebook.com/emokellerbooking/?fref=ts" calcext:value-type="string">
            <text:p>https://www.facebook.com/emokellerbooking/?fref=ts</text:p>
          </table:table-cell>
          <table:table-cell table:formula="of:=[$Alles.E18:.K18]" office:value-type="float" office:value="0" calcext:value-type="float">
            <text:p>0</text:p>
          </table:table-cell>
          <table:table-cell table:formula="of:=[$Alles.F108:.L108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109:.G109]" office:value-type="float" office:value="0" calcext:value-type="float">
            <text:p>0</text:p>
          </table:table-cell>
          <table:table-cell table:formula="of:=[$Alles.B109:.H109]" office:value-type="string" office:string-value="TuRock" calcext:value-type="string">
            <text:p>TuRock</text:p>
          </table:table-cell>
          <table:table-cell table:formula="of:=[$Alles.C109:.I109]" office:value-type="float" office:value="0" calcext:value-type="float">
            <text:p>0</text:p>
          </table:table-cell>
          <table:table-cell table:formula="of:=[$Alles.D109:.J109]" office:value-type="string" office:string-value="https://www.facebook.com/turock.essen/?ref=ts&amp;fref=ts&amp;qsefr=1" calcext:value-type="string">
            <text:p>https://www.facebook.com/turock.essen/?ref=ts&amp;fref=ts&amp;qsefr=1</text:p>
          </table:table-cell>
          <table:table-cell table:formula="of:=[$Alles.E19:.K19]" office:value-type="float" office:value="0" calcext:value-type="float">
            <text:p>0</text:p>
          </table:table-cell>
          <table:table-cell table:formula="of:=[$Alles.F109:.L109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110:.G110]" office:value-type="float" office:value="0" calcext:value-type="float">
            <text:p>0</text:p>
          </table:table-cell>
          <table:table-cell table:formula="of:=[$Alles.B110:.H110]" office:value-type="string" office:string-value="Hü-Weg" calcext:value-type="string">
            <text:p>Hü-Weg</text:p>
          </table:table-cell>
          <table:table-cell table:formula="of:=[$Alles.C110:.I110]" office:value-type="float" office:value="0" calcext:value-type="float">
            <text:p>0</text:p>
          </table:table-cell>
          <table:table-cell table:formula="of:=[$Alles.D110:.J110]" office:value-type="string" office:string-value="https://www.facebook.com/huweg.essen/?fref=ts" calcext:value-type="string">
            <text:p>https://www.facebook.com/huweg.essen/?fref=ts</text:p>
          </table:table-cell>
          <table:table-cell table:formula="of:=[$Alles.E11:.K11]" office:value-type="float" office:value="0" calcext:value-type="float">
            <text:p>0</text:p>
          </table:table-cell>
          <table:table-cell table:formula="of:=[$Alles.F110:.L110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111:.G111]" office:value-type="float" office:value="0" calcext:value-type="float">
            <text:p>0</text:p>
          </table:table-cell>
          <table:table-cell table:formula="of:=[$Alles.B111:.H111]" office:value-type="string" office:string-value="Zeche Carl" calcext:value-type="string">
            <text:p>Zeche Carl</text:p>
          </table:table-cell>
          <table:table-cell table:formula="of:=[$Alles.C111:.I111]" office:value-type="float" office:value="0" calcext:value-type="float">
            <text:p>0</text:p>
          </table:table-cell>
          <table:table-cell table:formula="of:=[$Alles.D111:.J111]" office:value-type="string" office:string-value="https://www.facebook.com/zechecarlessen/?fref=ts" calcext:value-type="string">
            <text:p>https://www.facebook.com/zechecarlessen/?fref=ts</text:p>
          </table:table-cell>
          <table:table-cell table:formula="of:=[$Alles.E111:.K111]" office:value-type="string" office:string-value="info@zechecarl.de" calcext:value-type="string">
            <text:p>info@zechecarl.de</text:p>
          </table:table-cell>
          <table:table-cell table:formula="of:=[$Alles.F111:.L111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112:.G112]" office:value-type="float" office:value="0" calcext:value-type="float">
            <text:p>0</text:p>
          </table:table-cell>
          <table:table-cell table:formula="of:=[$Alles.B112:.H112]" office:value-type="string" office:string-value="Cafe Nova" calcext:value-type="string">
            <text:p>Cafe Nova</text:p>
          </table:table-cell>
          <table:table-cell table:formula="of:=[$Alles.C112:.I112]" office:value-type="float" office:value="0" calcext:value-type="float">
            <text:p>0</text:p>
          </table:table-cell>
          <table:table-cell table:formula="of:=[$Alles.D112:.J112]" office:value-type="string" office:string-value="https://www.facebook.com/cafe.nova.music/" calcext:value-type="string">
            <text:p>https://www.facebook.com/cafe.nova.music/</text:p>
          </table:table-cell>
          <table:table-cell table:formula="of:=[$Alles.E112:.K112]" office:value-type="string" office:string-value="booking@cafe-nova.de" calcext:value-type="string">
            <text:p>booking@cafe-nova.de</text:p>
          </table:table-cell>
          <table:table-cell table:formula="of:=[$Alles.F112:.L112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7">
          <table:table-cell table:formula="of:=[$Alles.A113:.G113]" office:value-type="float" office:value="0" calcext:value-type="float">
            <text:p>0</text:p>
          </table:table-cell>
          <table:table-cell table:formula="of:=[$Alles.B113:.H113]" office:value-type="string" office:string-value="Sharp Darts Booking" calcext:value-type="string">
            <text:p>Sharp Darts Booking</text:p>
          </table:table-cell>
          <table:table-cell table:formula="of:=[$Alles.C113:.I113]" office:value-type="float" office:value="0" calcext:value-type="float">
            <text:p>0</text:p>
          </table:table-cell>
          <table:table-cell table:formula="of:=[$Alles.D113:.J113]" office:value-type="string" office:string-value="https://www.facebook.com/Sharp-Darts-&#10;Booking-2004465700298&#10;01/" calcext:value-type="string">
            <text:p>https://www.facebook.com/Sharp-Darts-</text:p>
            <text:p>Booking-2004465700298</text:p>
            <text:p>01/</text:p>
          </table:table-cell>
          <table:table-cell table:formula="of:=[$Alles.E113:.K113]" office:value-type="string" office:string-value="sharpdartsbooking@gmail.com" calcext:value-type="string">
            <text:p>sharpdartsbooking@gmail.com</text:p>
          </table:table-cell>
          <table:table-cell table:formula="of:=[$Alles.F113:.L113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114:.G114]" office:value-type="float" office:value="0" calcext:value-type="float">
            <text:p>0</text:p>
          </table:table-cell>
          <table:table-cell table:formula="of:=[$Alles.B114:.H114]" office:value-type="string" office:string-value="Panic Room" calcext:value-type="string">
            <text:p>Panic Room</text:p>
          </table:table-cell>
          <table:table-cell table:formula="of:=[$Alles.C114:.I114]" office:value-type="float" office:value="0" calcext:value-type="float">
            <text:p>0</text:p>
          </table:table-cell>
          <table:table-cell table:formula="of:=[$Alles.D114:.J114]" office:value-type="float" office:value="0" calcext:value-type="float">
            <text:p>0</text:p>
          </table:table-cell>
          <table:table-cell table:formula="of:=[$Alles.E114:.K114]" office:value-type="string" office:string-value="info@panicroom-essen.de" calcext:value-type="string">
            <text:p>info@panicroom-essen.de</text:p>
          </table:table-cell>
          <table:table-cell table:formula="of:=[$Alles.F114:.L114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6">
          <table:table-cell table:formula="of:=[$Alles.A115:.G115]" office:value-type="float" office:value="0" calcext:value-type="float">
            <text:p>0</text:p>
          </table:table-cell>
          <table:table-cell table:formula="of:=[$Alles.B115:.H115]" office:value-type="string" office:string-value="Leaven Entertainment" calcext:value-type="string">
            <text:p>Leaven Entertainment</text:p>
          </table:table-cell>
          <table:table-cell table:formula="of:=[$Alles.C115:.I115]" office:value-type="string" office:string-value="Phil" calcext:value-type="string">
            <text:p>Phil</text:p>
          </table:table-cell>
          <table:table-cell table:formula="of:=[$Alles.D115:.J115]" office:value-type="string" office:string-value="https://www.facebook.com/profile.php?id=100002306461211&amp;fre&#10;f=ts" calcext:value-type="string">
            <text:p>https://www.facebook.com/profile.php?id=100002306461211&amp;fre</text:p>
            <text:p>f=ts</text:p>
          </table:table-cell>
          <table:table-cell table:formula="of:=[$Alles.E115:.K115]" office:value-type="string" office:string-value="leavenentertainment@freenet.de" calcext:value-type="string">
            <text:p>leavenentertainment@freenet.de</text:p>
          </table:table-cell>
          <table:table-cell table:formula="of:=[$Alles.F115:.L115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116:.G116]" office:value-type="string" office:string-value="Krefeld" calcext:value-type="string">
            <text:p>Krefeld</text:p>
          </table:table-cell>
          <table:table-cell table:formula="of:=[$Alles.B116:.H116]" office:value-type="string" office:string-value="Hermano Booking" calcext:value-type="string">
            <text:p>Hermano Booking</text:p>
          </table:table-cell>
          <table:table-cell table:formula="of:=[$Alles.C116:.I116]" office:value-type="float" office:value="0" calcext:value-type="float">
            <text:p>0</text:p>
          </table:table-cell>
          <table:table-cell table:formula="of:=[$Alles.D116:.J116]" office:value-type="string" office:string-value="https://www.facebook.com/hermanobooking/" calcext:value-type="string">
            <text:p>https://www.facebook.com/hermanobooking/</text:p>
          </table:table-cell>
          <table:table-cell table:formula="of:=[$Alles.E116:.K116]" office:value-type="string" office:string-value="info@hermanobooking.de" calcext:value-type="string">
            <text:p>info@hermanobooking.de</text:p>
          </table:table-cell>
          <table:table-cell table:formula="of:=[$Alles.F116:.L116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117:.G117]" office:value-type="string" office:string-value="Frankfurt am Main" calcext:value-type="string">
            <text:p>Frankfurt am Main</text:p>
          </table:table-cell>
          <table:table-cell table:formula="of:=[$Alles.B117:.H117]" office:value-type="string" office:string-value="Elfer" calcext:value-type="string">
            <text:p>Elfer</text:p>
          </table:table-cell>
          <table:table-cell table:formula="of:=[$Alles.C117:.I117]" office:value-type="float" office:value="0" calcext:value-type="float">
            <text:p>0</text:p>
          </table:table-cell>
          <table:table-cell table:formula="of:=[$Alles.D117:.J117]" office:value-type="string" office:string-value="https://www.facebook.com/Elferclub/?fref=ts" calcext:value-type="string">
            <text:p>https://www.facebook.com/Elferclub/?fref=ts</text:p>
          </table:table-cell>
          <table:table-cell table:formula="of:=[$Alles.E117:.K117]" office:value-type="float" office:value="0" calcext:value-type="float">
            <text:p>0</text:p>
          </table:table-cell>
          <table:table-cell table:formula="of:=[$Alles.F117:.L117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118:.G118]" office:value-type="string" office:string-value="Oberhausen" calcext:value-type="string">
            <text:p>Oberhausen</text:p>
          </table:table-cell>
          <table:table-cell table:formula="of:=[$Alles.B118:.H118]" office:value-type="string" office:string-value="Helvete" calcext:value-type="string">
            <text:p>Helvete</text:p>
          </table:table-cell>
          <table:table-cell table:formula="of:=[$Alles.C118:.I118]" office:value-type="float" office:value="0" calcext:value-type="float">
            <text:p>0</text:p>
          </table:table-cell>
          <table:table-cell table:formula="of:=[$Alles.D118:.J118]" office:value-type="string" office:string-value="https://www.facebook.com/helvete.metal.club/?fref=ts" calcext:value-type="string">
            <text:p>https://www.facebook.com/helvete.metal.club/?fref=ts</text:p>
          </table:table-cell>
          <table:table-cell table:formula="of:=[$Alles.E118:.K118]" office:value-type="string" office:string-value="info@helvete.de" calcext:value-type="string">
            <text:p>info@helvete.de</text:p>
          </table:table-cell>
          <table:table-cell table:formula="of:=[$Alles.F118:.L118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119:.G119]" office:value-type="float" office:value="0" calcext:value-type="float">
            <text:p>0</text:p>
          </table:table-cell>
          <table:table-cell table:formula="of:=[$Alles.B119:.H119]" office:value-type="string" office:string-value="Turbinenhalle" calcext:value-type="string">
            <text:p>Turbinenhalle</text:p>
          </table:table-cell>
          <table:table-cell table:formula="of:=[$Alles.C119:.I119]" office:value-type="float" office:value="0" calcext:value-type="float">
            <text:p>0</text:p>
          </table:table-cell>
          <table:table-cell table:formula="of:=[$Alles.D119:.J119]" office:value-type="float" office:value="0" calcext:value-type="float">
            <text:p>0</text:p>
          </table:table-cell>
          <table:table-cell table:formula="of:=[$Alles.E119:.K119]" office:value-type="string" office:string-value="info@turbinenhalle.de" calcext:value-type="string">
            <text:p>info@turbinenhalle.de</text:p>
          </table:table-cell>
          <table:table-cell table:formula="of:=[$Alles.F119:.L119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120:.G120]" office:value-type="float" office:value="0" calcext:value-type="float">
            <text:p>0</text:p>
          </table:table-cell>
          <table:table-cell table:formula="of:=[$Alles.B120:.H120]" office:value-type="string" office:string-value="Noodlebrain Shows" calcext:value-type="string">
            <text:p>Noodlebrain Shows</text:p>
          </table:table-cell>
          <table:table-cell table:formula="of:=[$Alles.C120:.I120]" office:value-type="float" office:value="0" calcext:value-type="float">
            <text:p>0</text:p>
          </table:table-cell>
          <table:table-cell table:formula="of:=[$Alles.D120:.J120]" office:value-type="string" office:string-value="https://www.facebook.com/noodlebrainshows/?ref=un_c" calcext:value-type="string">
            <text:p>https://www.facebook.com/noodlebrainshows/?ref=un_c</text:p>
          </table:table-cell>
          <table:table-cell table:formula="of:=[$Alles.E12:.K12]" office:value-type="string" office:string-value="brokenstagebooking@gmail.com" calcext:value-type="string">
            <text:p>brokenstagebooking@gmail.com</text:p>
          </table:table-cell>
          <table:table-cell table:formula="of:=[$Alles.F120:.L120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121:.G121]" office:value-type="string" office:string-value="Aachen" calcext:value-type="string">
            <text:p>Aachen</text:p>
          </table:table-cell>
          <table:table-cell table:formula="of:=[$Alles.B121:.H121]" office:value-type="string" office:string-value="BFG - Black Faction Guerrilla" calcext:value-type="string">
            <text:p>BFG - Black Faction Guerrilla</text:p>
          </table:table-cell>
          <table:table-cell table:formula="of:=[$Alles.C121:.I121]" office:value-type="float" office:value="0" calcext:value-type="float">
            <text:p>0</text:p>
          </table:table-cell>
          <table:table-cell table:formula="of:=[$Alles.D121:.J121]" office:value-type="string" office:string-value="https://www.facebook.com/BlackFactionGuerrilla/" calcext:value-type="string">
            <text:p>https://www.facebook.com/BlackFactionGuerrilla/</text:p>
          </table:table-cell>
          <table:table-cell table:formula="of:=[$Alles.E121:.K121]" office:value-type="float" office:value="0" calcext:value-type="float">
            <text:p>0</text:p>
          </table:table-cell>
          <table:table-cell table:formula="of:=[$Alles.F121:.L121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7">
          <table:table-cell table:formula="of:=[$Alles.A122:.G122]" office:value-type="float" office:value="0" calcext:value-type="float">
            <text:p>0</text:p>
          </table:table-cell>
          <table:table-cell table:formula="of:=[$Alles.B122:.H122]" office:value-type="string" office:string-value="Sharp Darts Booking" calcext:value-type="string">
            <text:p>Sharp Darts Booking</text:p>
          </table:table-cell>
          <table:table-cell table:formula="of:=[$Alles.C122:.I122]" office:value-type="float" office:value="0" calcext:value-type="float">
            <text:p>0</text:p>
          </table:table-cell>
          <table:table-cell table:formula="of:=[$Alles.D122:.J122]" office:value-type="string" office:string-value="https://www.facebook.com/Sharp-Darts-&#10;Booking-2004465700298&#10;01/" calcext:value-type="string">
            <text:p>https://www.facebook.com/Sharp-Darts-</text:p>
            <text:p>Booking-2004465700298</text:p>
            <text:p>01/</text:p>
          </table:table-cell>
          <table:table-cell table:formula="of:=[$Alles.E122:.K122]" office:value-type="string" office:string-value="sharpdartsbooking@gmail.com" calcext:value-type="string">
            <text:p>sharpdartsbooking@gmail.com</text:p>
          </table:table-cell>
          <table:table-cell table:formula="of:=[$Alles.F122:.L122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123:.G123]" office:value-type="string" office:string-value="Lüdenscheid" calcext:value-type="string">
            <text:p>Lüdenscheid</text:p>
          </table:table-cell>
          <table:table-cell table:formula="of:=[$Alles.B123:.H123]" office:value-type="string" office:string-value="Möve Konzerte" calcext:value-type="string">
            <text:p>Möve Konzerte</text:p>
          </table:table-cell>
          <table:table-cell table:formula="of:=[$Alles.C123:.I123]" office:value-type="float" office:value="0" calcext:value-type="float">
            <text:p>0</text:p>
          </table:table-cell>
          <table:table-cell table:formula="of:=[$Alles.D123:.J123]" office:value-type="string" office:string-value="https://www.facebook.com/moevekonzerte/" calcext:value-type="string">
            <text:p>https://www.facebook.com/moevekonzerte/</text:p>
          </table:table-cell>
          <table:table-cell table:formula="of:=[$Alles.E123:.K123]" office:value-type="string" office:string-value="moeve.konzerte@gmx.de" calcext:value-type="string">
            <text:p>moeve.konzerte@gmx.de</text:p>
          </table:table-cell>
          <table:table-cell table:formula="of:=[$Alles.F123:.L123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124:.G124]" office:value-type="string" office:string-value="Paderborn" calcext:value-type="string">
            <text:p>Paderborn</text:p>
          </table:table-cell>
          <table:table-cell table:formula="of:=[$Alles.B124:.H124]" office:value-type="string" office:string-value="Feed us More Shows" calcext:value-type="string">
            <text:p>Feed us More Shows</text:p>
          </table:table-cell>
          <table:table-cell table:formula="of:=[$Alles.C124:.I124]" office:value-type="string" office:string-value="Daniel Ruschkowski" calcext:value-type="string">
            <text:p>Daniel Ruschkowski</text:p>
          </table:table-cell>
          <table:table-cell table:formula="of:=[$Alles.D124:.J124]" office:value-type="string" office:string-value="https://www.facebook.com/feedusmoreshows/?fref=ts" calcext:value-type="string">
            <text:p>https://www.facebook.com/feedusmoreshows/?fref=ts</text:p>
          </table:table-cell>
          <table:table-cell table:formula="of:=[$Alles.E124:.K124]" office:value-type="string" office:string-value="ruschi@feedusmore.de" calcext:value-type="string">
            <text:p>ruschi@feedusmore.de</text:p>
          </table:table-cell>
          <table:table-cell table:formula="of:=[$Alles.F124:.L124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125:.G125]" office:value-type="float" office:value="0" calcext:value-type="float">
            <text:p>0</text:p>
          </table:table-cell>
          <table:table-cell table:formula="of:=[$Alles.B125:.H125]" office:value-type="string" office:string-value="Thumbs Up Concerts" calcext:value-type="string">
            <text:p>Thumbs Up Concerts</text:p>
          </table:table-cell>
          <table:table-cell table:formula="of:=[$Alles.C125:.I125]" office:value-type="float" office:value="0" calcext:value-type="float">
            <text:p>0</text:p>
          </table:table-cell>
          <table:table-cell table:formula="of:=[$Alles.D125:.J125]" office:value-type="string" office:string-value="https://www.facebook.com/thumbsupconcerts/?fref=ts" calcext:value-type="string">
            <text:p>https://www.facebook.com/thumbsupconcerts/?fref=ts</text:p>
          </table:table-cell>
          <table:table-cell table:formula="of:=[$Alles.E125:.K125]" office:value-type="string" office:string-value="thumb69@gmx.de" calcext:value-type="string">
            <text:p>thumb69@gmx.de</text:p>
          </table:table-cell>
          <table:table-cell table:formula="of:=[$Alles.F125:.L125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126:.G126]" office:value-type="float" office:value="0" calcext:value-type="float">
            <text:p>0</text:p>
          </table:table-cell>
          <table:table-cell table:formula="of:=[$Alles.B126:.H126]" office:value-type="string" office:string-value="Paderwahn Shows" calcext:value-type="string">
            <text:p>Paderwahn Shows</text:p>
          </table:table-cell>
          <table:table-cell table:formula="of:=[$Alles.C126:.I126]" office:value-type="float" office:value="0" calcext:value-type="float">
            <text:p>0</text:p>
          </table:table-cell>
          <table:table-cell table:formula="of:=[$Alles.D126:.J126]" office:value-type="string" office:string-value="https://www.facebook.com/pader.wahn/?fref=ts" calcext:value-type="string">
            <text:p>https://www.facebook.com/pader.wahn/?fref=ts</text:p>
          </table:table-cell>
          <table:table-cell table:formula="of:=[$Alles.E126:.K126]" office:value-type="float" office:value="0" calcext:value-type="float">
            <text:p>0</text:p>
          </table:table-cell>
          <table:table-cell table:formula="of:=[$Alles.F126:.L126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6">
          <table:table-cell table:formula="of:=[$Alles.A127:.G127]" office:value-type="float" office:value="0" calcext:value-type="float">
            <text:p>0</text:p>
          </table:table-cell>
          <table:table-cell table:formula="of:=[$Alles.B127:.H127]" office:value-type="string" office:string-value="Multicult" calcext:value-type="string">
            <text:p>Multicult</text:p>
          </table:table-cell>
          <table:table-cell table:formula="of:=[$Alles.C127:.I127]" office:value-type="float" office:value="0" calcext:value-type="float">
            <text:p>0</text:p>
          </table:table-cell>
          <table:table-cell table:formula="of:=[$Alles.D127:.J127]" office:value-type="string" office:string-value="https://www.facebook.com/MultiCult-&#10;Paderborn-586634104806406/?fref=ts" calcext:value-type="string">
            <text:p>https://www.facebook.com/MultiCult-</text:p>
            <text:p>Paderborn-586634104806406/?fref=ts</text:p>
          </table:table-cell>
          <table:table-cell table:formula="of:=[$Alles.E127:.K127]" office:value-type="string" office:string-value="s.chudalla@paderborn.de" calcext:value-type="string">
            <text:p>s.chudalla@paderborn.de</text:p>
          </table:table-cell>
          <table:table-cell table:formula="of:=[$Alles.F127:.L127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128:.G128]" office:value-type="string" office:string-value="Köln" calcext:value-type="string">
            <text:p>Köln</text:p>
          </table:table-cell>
          <table:table-cell table:formula="of:=[$Alles.B128:.H128]" office:value-type="string" office:string-value="Downfall Booking" calcext:value-type="string">
            <text:p>Downfall Booking</text:p>
          </table:table-cell>
          <table:table-cell table:formula="of:=[$Alles.C128:.I128]" office:value-type="float" office:value="0" calcext:value-type="float">
            <text:p>0</text:p>
          </table:table-cell>
          <table:table-cell table:formula="of:=[$Alles.D128:.J128]" office:value-type="string" office:string-value="https://www.facebook.com/downfallbooking.cologne?fref=ts" calcext:value-type="string">
            <text:p>https://www.facebook.com/downfallbooking.cologne?fref=ts</text:p>
          </table:table-cell>
          <table:table-cell table:formula="of:=[$Alles.E128:.K128]" office:value-type="string" office:string-value="downfallbooking@yahoo.de" calcext:value-type="string">
            <text:p>downfallbooking@yahoo.de</text:p>
          </table:table-cell>
          <table:table-cell table:formula="of:=[$Alles.F128:.L128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129:.G129]" office:value-type="float" office:value="0" calcext:value-type="float">
            <text:p>0</text:p>
          </table:table-cell>
          <table:table-cell table:formula="of:=[$Alles.B129:.H129]" office:value-type="string" office:string-value="Andriam Concerts" calcext:value-type="string">
            <text:p>Andriam Concerts</text:p>
          </table:table-cell>
          <table:table-cell table:formula="of:=[$Alles.C129:.I129]" office:value-type="string" office:string-value="Nikolas / Lars" calcext:value-type="string">
            <text:p>Nikolas / Lars</text:p>
          </table:table-cell>
          <table:table-cell table:formula="of:=[$Alles.D129:.J129]" office:value-type="string" office:string-value="https://www.facebook.com/andriamconcerts/?fref=ts" calcext:value-type="string">
            <text:p>https://www.facebook.com/andriamconcerts/?fref=ts</text:p>
          </table:table-cell>
          <table:table-cell table:formula="of:=[$Alles.E129:.K129]" office:value-type="float" office:value="0" calcext:value-type="float">
            <text:p>0</text:p>
          </table:table-cell>
          <table:table-cell table:formula="of:=[$Alles.F129:.L129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130:.G130]" office:value-type="float" office:value="0" calcext:value-type="float">
            <text:p>0</text:p>
          </table:table-cell>
          <table:table-cell table:formula="of:=[$Alles.B130:.H130]" office:value-type="string" office:string-value="MTC" calcext:value-type="string">
            <text:p>MTC</text:p>
          </table:table-cell>
          <table:table-cell table:formula="of:=[$Alles.C130:.I130]" office:value-type="float" office:value="0" calcext:value-type="float">
            <text:p>0</text:p>
          </table:table-cell>
          <table:table-cell table:formula="of:=[$Alles.D130:.J130]" office:value-type="string" office:string-value="https://www.facebook.com/mtccologne/?fref=ts" calcext:value-type="string">
            <text:p>https://www.facebook.com/mtccologne/?fref=ts</text:p>
          </table:table-cell>
          <table:table-cell table:formula="of:=[$Alles.E13:.K13]" office:value-type="string" office:string-value="robert.luckybooking@gmail.com" calcext:value-type="string">
            <text:p>robert.luckybooking@gmail.com</text:p>
          </table:table-cell>
          <table:table-cell table:formula="of:=[$Alles.F130:.L130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131:.G131]" office:value-type="float" office:value="0" calcext:value-type="float">
            <text:p>0</text:p>
          </table:table-cell>
          <table:table-cell table:formula="of:=[$Alles.B131:.H131]" office:value-type="string" office:string-value="Underground" calcext:value-type="string">
            <text:p>Underground</text:p>
          </table:table-cell>
          <table:table-cell table:formula="of:=[$Alles.C131:.I131]" office:value-type="float" office:value="0" calcext:value-type="float">
            <text:p>0</text:p>
          </table:table-cell>
          <table:table-cell table:formula="of:=[$Alles.D131:.J131]" office:value-type="float" office:value="0" calcext:value-type="float">
            <text:p>0</text:p>
          </table:table-cell>
          <table:table-cell table:formula="of:=[$Alles.E131:.K131]" office:value-type="string" office:string-value="info@underground-cologne.de" calcext:value-type="string">
            <text:p>info@underground-cologne.de</text:p>
          </table:table-cell>
          <table:table-cell table:formula="of:=[$Alles.F131:.L131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7">
          <table:table-cell table:formula="of:=[$Alles.A132:.G132]" office:value-type="float" office:value="0" calcext:value-type="float">
            <text:p>0</text:p>
          </table:table-cell>
          <table:table-cell table:formula="of:=[$Alles.B132:.H132]" office:value-type="string" office:string-value="Sonic Ballroom" calcext:value-type="string">
            <text:p>Sonic Ballroom</text:p>
          </table:table-cell>
          <table:table-cell table:formula="of:=[$Alles.C132:.I132]" office:value-type="float" office:value="0" calcext:value-type="float">
            <text:p>0</text:p>
          </table:table-cell>
          <table:table-cell table:formula="of:=[$Alles.D132:.J132]" office:value-type="string" office:string-value="https://www.facebook.com/Sonic-&#10;Ballroom-270978563310/&#10;?fref=ts" calcext:value-type="string">
            <text:p>https://www.facebook.com/Sonic-</text:p>
            <text:p>Ballroom-270978563310/</text:p>
            <text:p>?fref=ts</text:p>
          </table:table-cell>
          <table:table-cell table:formula="of:=[$Alles.E132:.K132]" office:value-type="string" office:string-value="sonicballroom@yahoo.com" calcext:value-type="string">
            <text:p>sonicballroom@yahoo.com</text:p>
          </table:table-cell>
          <table:table-cell table:formula="of:=[$Alles.F132:.L132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6">
          <table:table-cell table:formula="of:=[$Alles.A133:.G133]" office:value-type="float" office:value="0" calcext:value-type="float">
            <text:p>0</text:p>
          </table:table-cell>
          <table:table-cell table:formula="of:=[$Alles.B133:.H133]" office:value-type="string" office:string-value="Gebäude 9" calcext:value-type="string">
            <text:p>Gebäude 9</text:p>
          </table:table-cell>
          <table:table-cell table:formula="of:=[$Alles.C133:.I133]" office:value-type="string" office:string-value="Jan S." calcext:value-type="string">
            <text:p>Jan S.</text:p>
          </table:table-cell>
          <table:table-cell table:formula="of:=[$Alles.D133:.J133]" office:value-type="string" office:string-value="https://www.facebook.com/Gebäude-9-16503103684&#10;6687/?fref=ts" calcext:value-type="string">
            <text:p>https://www.facebook.com/Gebäude-9-16503103684</text:p>
            <text:p>6687/?fref=ts</text:p>
          </table:table-cell>
          <table:table-cell table:formula="of:=[$Alles.E133:.K133]" office:value-type="string" office:string-value="jan@gebaeude9.de" calcext:value-type="string">
            <text:p>jan@gebaeude9.de</text:p>
          </table:table-cell>
          <table:table-cell table:formula="of:=[$Alles.F133:.L133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134:.G134]" office:value-type="float" office:value="0" calcext:value-type="float">
            <text:p>0</text:p>
          </table:table-cell>
          <table:table-cell table:formula="of:=[$Alles.B134:.H134]" office:value-type="string" office:string-value="AZ Köln" calcext:value-type="string">
            <text:p>AZ Köln</text:p>
          </table:table-cell>
          <table:table-cell table:formula="of:=[$Alles.C134:.I134]" office:value-type="float" office:value="0" calcext:value-type="float">
            <text:p>0</text:p>
          </table:table-cell>
          <table:table-cell table:formula="of:=[$Alles.D134:.J134]" office:value-type="string" office:string-value="https://www.facebook.com/KonzerteAZKoeln/?fref=ts" calcext:value-type="string">
            <text:p>https://www.facebook.com/KonzerteAZKoeln/?fref=ts</text:p>
          </table:table-cell>
          <table:table-cell table:formula="of:=[$Alles.E134:.K134]" office:value-type="string" office:string-value="partyministerium@riseup.net" calcext:value-type="string">
            <text:p>partyministerium@riseup.net</text:p>
          </table:table-cell>
          <table:table-cell table:formula="of:=[$Alles.F134:.L134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135:.G135]" office:value-type="float" office:value="0" calcext:value-type="float">
            <text:p>0</text:p>
          </table:table-cell>
          <table:table-cell table:formula="of:=[$Alles.B135:.H135]" office:value-type="string" office:string-value="Kraake Konzerte" calcext:value-type="string">
            <text:p>Kraake Konzerte</text:p>
          </table:table-cell>
          <table:table-cell table:formula="of:=[$Alles.C135:.I135]" office:value-type="float" office:value="0" calcext:value-type="float">
            <text:p>0</text:p>
          </table:table-cell>
          <table:table-cell table:formula="of:=[$Alles.D135:.J135]" office:value-type="string" office:string-value="https://www.facebook.com/kraakekonzerte/" calcext:value-type="string">
            <text:p>https://www.facebook.com/kraakekonzerte/</text:p>
          </table:table-cell>
          <table:table-cell table:formula="of:=[$Alles.E135:.K135]" office:value-type="float" office:value="0" calcext:value-type="float">
            <text:p>0</text:p>
          </table:table-cell>
          <table:table-cell table:formula="of:=[$Alles.F135:.L135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136:.G136]" office:value-type="float" office:value="0" calcext:value-type="float">
            <text:p>0</text:p>
          </table:table-cell>
          <table:table-cell table:formula="of:=[$Alles.B136:.H136]" office:value-type="string" office:string-value="Baumhaus Konzerte" calcext:value-type="string">
            <text:p>Baumhaus Konzerte</text:p>
          </table:table-cell>
          <table:table-cell table:formula="of:=[$Alles.C136:.I136]" office:value-type="float" office:value="0" calcext:value-type="float">
            <text:p>0</text:p>
          </table:table-cell>
          <table:table-cell table:formula="of:=[$Alles.D136:.J136]" office:value-type="string" office:string-value="https://www.facebook.com/baumhauskonzerte/timeline" calcext:value-type="string">
            <text:p>https://www.facebook.com/baumhauskonzerte/timeline</text:p>
          </table:table-cell>
          <table:table-cell table:formula="of:=[$Alles.E136:.K136]" office:value-type="string" office:string-value="baumhaus.konzerte@web.de" calcext:value-type="string">
            <text:p>baumhaus.konzerte@web.de</text:p>
          </table:table-cell>
          <table:table-cell table:formula="of:=[$Alles.F136:.L136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137:.G137]" office:value-type="float" office:value="0" calcext:value-type="float">
            <text:p>0</text:p>
          </table:table-cell>
          <table:table-cell table:formula="of:=[$Alles.B137:.H137]" office:value-type="string" office:string-value="La Pinata Shows" calcext:value-type="string">
            <text:p>La Pinata Shows</text:p>
          </table:table-cell>
          <table:table-cell table:formula="of:=[$Alles.C137:.I137]" office:value-type="float" office:value="0" calcext:value-type="float">
            <text:p>0</text:p>
          </table:table-cell>
          <table:table-cell table:formula="of:=[$Alles.D137:.J137]" office:value-type="string" office:string-value="https://www.facebook.com/lapinatashows/" calcext:value-type="string">
            <text:p>https://www.facebook.com/lapinatashows/</text:p>
          </table:table-cell>
          <table:table-cell table:formula="of:=[$Alles.E137:.K137]" office:value-type="string" office:string-value="lapinatashows@gmail.com" calcext:value-type="string">
            <text:p>lapinatashows@gmail.com</text:p>
          </table:table-cell>
          <table:table-cell table:formula="of:=[$Alles.F137:.L137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6">
          <table:table-cell table:formula="of:=[$Alles.A138:.G138]" office:value-type="float" office:value="0" calcext:value-type="float">
            <text:p>0</text:p>
          </table:table-cell>
          <table:table-cell table:formula="of:=[$Alles.B138:.H138]" office:value-type="string" office:string-value="P&amp;R Concerts" calcext:value-type="string">
            <text:p>P&amp;R Concerts</text:p>
          </table:table-cell>
          <table:table-cell table:formula="of:=[$Alles.C138:.I138]" office:value-type="float" office:value="0" calcext:value-type="float">
            <text:p>0</text:p>
          </table:table-cell>
          <table:table-cell table:formula="of:=[$Alles.D138:.J138]" office:value-type="string" office:string-value="https://www.facebook.com/PR-CONCERTS-1222192411&#10;26590/?ref=ts&amp;fref=ts" calcext:value-type="string">
            <text:p>https://www.facebook.com/PR-CONCERTS-1222192411</text:p>
            <text:p>26590/?ref=ts&amp;fref=ts</text:p>
          </table:table-cell>
          <table:table-cell table:formula="of:=[$Alles.E138:.K138]" office:value-type="string" office:string-value="http://www.pr-concerts.com/cms/index.php/contact.html" calcext:value-type="string">
            <text:p>http://www.pr-concerts.com/cms/index.php/contact.html</text:p>
          </table:table-cell>
          <table:table-cell table:formula="of:=[$Alles.F138:.L138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139:.G139]" office:value-type="string" office:string-value="Bonn" calcext:value-type="string">
            <text:p>Bonn</text:p>
          </table:table-cell>
          <table:table-cell table:formula="of:=[$Alles.B139:.H139]" office:value-type="string" office:string-value="Andriam Concerts" calcext:value-type="string">
            <text:p>Andriam Concerts</text:p>
          </table:table-cell>
          <table:table-cell table:formula="of:=[$Alles.C139:.I139]" office:value-type="string" office:string-value="Nikolas / Lars" calcext:value-type="string">
            <text:p>Nikolas / Lars</text:p>
          </table:table-cell>
          <table:table-cell table:formula="of:=[$Alles.D139:.J139]" office:value-type="string" office:string-value="https://www.facebook.com/andriamconcerts/?fref=ts" calcext:value-type="string">
            <text:p>https://www.facebook.com/andriamconcerts/?fref=ts</text:p>
          </table:table-cell>
          <table:table-cell table:formula="of:=[$Alles.E139:.K139]" office:value-type="float" office:value="0" calcext:value-type="float">
            <text:p>0</text:p>
          </table:table-cell>
          <table:table-cell table:formula="of:=[$Alles.F139:.L139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140:.G140]" office:value-type="float" office:value="0" calcext:value-type="float">
            <text:p>0</text:p>
          </table:table-cell>
          <table:table-cell table:formula="of:=[$Alles.B140:.H140]" office:value-type="string" office:string-value="Heart of Core" calcext:value-type="string">
            <text:p>Heart of Core</text:p>
          </table:table-cell>
          <table:table-cell table:formula="of:=[$Alles.C140:.I140]" office:value-type="string" office:string-value="Chris Peters" calcext:value-type="string">
            <text:p>Chris Peters</text:p>
          </table:table-cell>
          <table:table-cell table:formula="of:=[$Alles.D140:.J140]" office:value-type="float" office:value="0" calcext:value-type="float">
            <text:p>0</text:p>
          </table:table-cell>
          <table:table-cell table:formula="of:=[$Alles.E14:.K14]" office:value-type="string" office:string-value="info@wolfsklaue-konzerte.de" calcext:value-type="string">
            <text:p>info@wolfsklaue-konzerte.de</text:p>
          </table:table-cell>
          <table:table-cell table:formula="of:=[$Alles.F140:.L140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141:.G141]" office:value-type="string" office:string-value="Koblenz" calcext:value-type="string">
            <text:p>Koblenz</text:p>
          </table:table-cell>
          <table:table-cell table:formula="of:=[$Alles.B141:.H141]" office:value-type="string" office:string-value="Andriam Concerts" calcext:value-type="string">
            <text:p>Andriam Concerts</text:p>
          </table:table-cell>
          <table:table-cell table:formula="of:=[$Alles.C141:.I141]" office:value-type="string" office:string-value="Nikolas / Lars" calcext:value-type="string">
            <text:p>Nikolas / Lars</text:p>
          </table:table-cell>
          <table:table-cell table:formula="of:=[$Alles.D141:.J141]" office:value-type="string" office:string-value="https://www.facebook.com/andriamconcerts/?fref=ts" calcext:value-type="string">
            <text:p>https://www.facebook.com/andriamconcerts/?fref=ts</text:p>
          </table:table-cell>
          <table:table-cell table:formula="of:=[$Alles.E141:.K141]" office:value-type="float" office:value="0" calcext:value-type="float">
            <text:p>0</text:p>
          </table:table-cell>
          <table:table-cell table:formula="of:=[$Alles.F141:.L141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6">
          <table:table-cell table:formula="of:=[$Alles.A142:.G142]" office:value-type="float" office:value="0" calcext:value-type="float">
            <text:p>0</text:p>
          </table:table-cell>
          <table:table-cell table:formula="of:=[$Alles.B142:.H142]" office:value-type="string" office:string-value="FÄTZich KOnzertgruppe" calcext:value-type="string">
            <text:p>FÄTZich KOnzertgruppe</text:p>
          </table:table-cell>
          <table:table-cell table:formula="of:=[$Alles.C142:.I142]" office:value-type="string" office:string-value="Fa Bibobabo" calcext:value-type="string">
            <text:p>Fa Bibobabo</text:p>
          </table:table-cell>
          <table:table-cell table:formula="of:=[$Alles.D142:.J142]" office:value-type="string" office:string-value="https://www.facebook.com/FÄTZich-&#10;KOnzertgruppe-652042344918954/?pnref=lhc" calcext:value-type="string">
            <text:p>https://www.facebook.com/FÄTZich-</text:p>
            <text:p>KOnzertgruppe-652042344918954/?pnref=lhc</text:p>
          </table:table-cell>
          <table:table-cell table:formula="of:=[$Alles.E142:.K142]" office:value-type="string" office:string-value="faetzich@gmx.de" calcext:value-type="string">
            <text:p>faetzich@gmx.de</text:p>
          </table:table-cell>
          <table:table-cell table:formula="of:=[$Alles.F142:.L142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143:.G143]" office:value-type="string" office:string-value="Moers" calcext:value-type="string">
            <text:p>Moers</text:p>
          </table:table-cell>
          <table:table-cell table:formula="of:=[$Alles.B143:.H143]" office:value-type="string" office:string-value="Bollwerk" calcext:value-type="string">
            <text:p>Bollwerk</text:p>
          </table:table-cell>
          <table:table-cell table:formula="of:=[$Alles.C143:.I143]" office:value-type="float" office:value="0" calcext:value-type="float">
            <text:p>0</text:p>
          </table:table-cell>
          <table:table-cell table:formula="of:=[$Alles.D143:.J143]" office:value-type="float" office:value="0" calcext:value-type="float">
            <text:p>0</text:p>
          </table:table-cell>
          <table:table-cell table:formula="of:=[$Alles.E143:.K143]" office:value-type="string" office:string-value="booking@bollwerk107.de" calcext:value-type="string">
            <text:p>booking@bollwerk107.de</text:p>
          </table:table-cell>
          <table:table-cell table:formula="of:=[$Alles.F143:.L143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144:.G144]" office:value-type="float" office:value="0" calcext:value-type="float">
            <text:p>0</text:p>
          </table:table-cell>
          <table:table-cell table:formula="of:=[$Alles.B144:.H144]" office:value-type="string" office:string-value="JZ Henri" calcext:value-type="string">
            <text:p>JZ Henri</text:p>
          </table:table-cell>
          <table:table-cell table:formula="of:=[$Alles.C144:.I144]" office:value-type="float" office:value="0" calcext:value-type="float">
            <text:p>0</text:p>
          </table:table-cell>
          <table:table-cell table:formula="of:=[$Alles.D144:.J144]" office:value-type="float" office:value="0" calcext:value-type="float">
            <text:p>0</text:p>
          </table:table-cell>
          <table:table-cell table:formula="of:=[$Alles.E144:.K144]" office:value-type="string" office:string-value="henri@awo-jz-henri.de" calcext:value-type="string">
            <text:p>henri@awo-jz-henri.de</text:p>
          </table:table-cell>
          <table:table-cell table:formula="of:=[$Alles.F144:.L144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7">
          <table:table-cell table:formula="of:=[$Alles.A145:.G145]" office:value-type="string" office:string-value="Duisburg" calcext:value-type="string">
            <text:p>Duisburg</text:p>
          </table:table-cell>
          <table:table-cell table:formula="of:=[$Alles.B145:.H145]" office:value-type="string" office:string-value="Team Collin Reynolds" calcext:value-type="string">
            <text:p>Team Collin Reynolds</text:p>
          </table:table-cell>
          <table:table-cell table:formula="of:=[$Alles.C145:.I145]" office:value-type="string" office:string-value="Olivia Patricia" calcext:value-type="string">
            <text:p>Olivia Patricia</text:p>
          </table:table-cell>
          <table:table-cell table:formula="of:=[$Alles.D145:.J145]" office:value-type="string" office:string-value="https://www.facebook.com/team-collin-reynolds-cystic-fibrosis-&#10;sucks-502586066508695/&#10;?fref=ts" calcext:value-type="string">
            <text:p>https://www.facebook.com/team-collin-reynolds-cystic-fibrosis-</text:p>
            <text:p>sucks-502586066508695/</text:p>
            <text:p>?fref=ts</text:p>
          </table:table-cell>
          <table:table-cell table:formula="of:=[$Alles.E145:.K145]" office:value-type="string" office:string-value="teamcollinreynolds@gmail.com" calcext:value-type="string">
            <text:p>teamcollinreynolds@gmail.com</text:p>
          </table:table-cell>
          <table:table-cell table:formula="of:=[$Alles.F145:.L145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146:.G146]" office:value-type="float" office:value="0" calcext:value-type="float">
            <text:p>0</text:p>
          </table:table-cell>
          <table:table-cell table:formula="of:=[$Alles.B146:.H146]" office:value-type="string" office:string-value="JZ St. Peter" calcext:value-type="string">
            <text:p>JZ St. Peter</text:p>
          </table:table-cell>
          <table:table-cell table:formula="of:=[$Alles.C146:.I146]" office:value-type="float" office:value="0" calcext:value-type="float">
            <text:p>0</text:p>
          </table:table-cell>
          <table:table-cell table:formula="of:=[$Alles.D146:.J146]" office:value-type="float" office:value="0" calcext:value-type="float">
            <text:p>0</text:p>
          </table:table-cell>
          <table:table-cell table:formula="of:=[$Alles.E146:.K146]" office:value-type="string" office:string-value="info@jz-stpeter.de" calcext:value-type="string">
            <text:p>info@jz-stpeter.de</text:p>
          </table:table-cell>
          <table:table-cell table:formula="of:=[$Alles.F146:.L146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147:.G147]" office:value-type="float" office:value="0" calcext:value-type="float">
            <text:p>0</text:p>
          </table:table-cell>
          <table:table-cell table:formula="of:=[$Alles.B147:.H147]" office:value-type="string" office:string-value="Parkhaus" calcext:value-type="string">
            <text:p>Parkhaus</text:p>
          </table:table-cell>
          <table:table-cell table:formula="of:=[$Alles.C147:.I147]" office:value-type="float" office:value="0" calcext:value-type="float">
            <text:p>0</text:p>
          </table:table-cell>
          <table:table-cell table:formula="of:=[$Alles.D147:.J147]" office:value-type="float" office:value="0" calcext:value-type="float">
            <text:p>0</text:p>
          </table:table-cell>
          <table:table-cell table:formula="of:=[$Alles.E147:.K147]" office:value-type="string" office:string-value="info@parkhaus-meiderich.de" calcext:value-type="string">
            <text:p>info@parkhaus-meiderich.de</text:p>
          </table:table-cell>
          <table:table-cell table:formula="of:=[$Alles.F147:.L147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148:.G148]" office:value-type="float" office:value="0" calcext:value-type="float">
            <text:p>0</text:p>
          </table:table-cell>
          <table:table-cell table:formula="of:=[$Alles.B148:.H148]" office:value-type="string" office:string-value="JZ Area 51" calcext:value-type="string">
            <text:p>JZ Area 51</text:p>
          </table:table-cell>
          <table:table-cell table:formula="of:=[$Alles.C148:.I148]" office:value-type="float" office:value="0" calcext:value-type="float">
            <text:p>0</text:p>
          </table:table-cell>
          <table:table-cell table:formula="of:=[$Alles.D148:.J148]" office:value-type="float" office:value="0" calcext:value-type="float">
            <text:p>0</text:p>
          </table:table-cell>
          <table:table-cell table:formula="of:=[$Alles.E148:.K148]" office:value-type="string" office:string-value="jugendzentrum.area51@gmx.de" calcext:value-type="string">
            <text:p>jugendzentrum.area51@gmx.de</text:p>
          </table:table-cell>
          <table:table-cell table:formula="of:=[$Alles.F148:.L148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149:.G149]" office:value-type="float" office:value="0" calcext:value-type="float">
            <text:p>0</text:p>
          </table:table-cell>
          <table:table-cell table:formula="of:=[$Alles.B149:.H149]" office:value-type="string" office:string-value="Grammatikoff" calcext:value-type="string">
            <text:p>Grammatikoff</text:p>
          </table:table-cell>
          <table:table-cell table:formula="of:=[$Alles.C149:.I149]" office:value-type="float" office:value="0" calcext:value-type="float">
            <text:p>0</text:p>
          </table:table-cell>
          <table:table-cell table:formula="of:=[$Alles.D149:.J149]" office:value-type="float" office:value="0" calcext:value-type="float">
            <text:p>0</text:p>
          </table:table-cell>
          <table:table-cell table:formula="of:=[$Alles.E149:.K149]" office:value-type="string" office:string-value="booking@kellergeist06.de" calcext:value-type="string">
            <text:p>booking@kellergeist06.de</text:p>
          </table:table-cell>
          <table:table-cell table:formula="of:=[$Alles.F149:.L149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150:.G150]" office:value-type="float" office:value="0" calcext:value-type="float">
            <text:p>0</text:p>
          </table:table-cell>
          <table:table-cell table:formula="of:=[$Alles.B150:.H150]" office:value-type="string" office:string-value="Timeless" calcext:value-type="string">
            <text:p>Timeless</text:p>
          </table:table-cell>
          <table:table-cell table:formula="of:=[$Alles.C150:.I150]" office:value-type="string" office:string-value="Chris Seiler" calcext:value-type="string">
            <text:p>Chris Seiler</text:p>
          </table:table-cell>
          <table:table-cell table:formula="of:=[$Alles.D150:.J150]" office:value-type="string" office:string-value="https://www.facebook.com/chris.seiler.102?fref=ts" calcext:value-type="string">
            <text:p>https://www.facebook.com/chris.seiler.102?fref=ts</text:p>
          </table:table-cell>
          <table:table-cell table:formula="of:=[$Alles.E15:.K15]" office:value-type="string" office:string-value="wunstockfestival@web.de" calcext:value-type="string">
            <text:p>wunstockfestival@web.de</text:p>
          </table:table-cell>
          <table:table-cell table:formula="of:=[$Alles.F150:.L150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151:.G151]" office:value-type="float" office:value="0" calcext:value-type="float">
            <text:p>0</text:p>
          </table:table-cell>
          <table:table-cell table:formula="of:=[$Alles.B151:.H151]" office:value-type="string" office:string-value="Revenge Booking" calcext:value-type="string">
            <text:p>Revenge Booking</text:p>
          </table:table-cell>
          <table:table-cell table:formula="of:=[$Alles.C151:.I151]" office:value-type="float" office:value="0" calcext:value-type="float">
            <text:p>0</text:p>
          </table:table-cell>
          <table:table-cell table:formula="of:=[$Alles.D151:.J151]" office:value-type="string" office:string-value="https://www.facebook.com/RevengeBooking/?ref=un_c" calcext:value-type="string">
            <text:p>https://www.facebook.com/RevengeBooking/?ref=un_c</text:p>
          </table:table-cell>
          <table:table-cell table:formula="of:=[$Alles.E151:.K151]" office:value-type="string" office:string-value="revengebooking@gmx.de" calcext:value-type="string">
            <text:p>revengebooking@gmx.de</text:p>
          </table:table-cell>
          <table:table-cell table:formula="of:=[$Alles.F151:.L151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152:.G152]" office:value-type="string" office:string-value="Mühlheim" calcext:value-type="string">
            <text:p>Mühlheim</text:p>
          </table:table-cell>
          <table:table-cell table:formula="of:=[$Alles.B152:.H152]" office:value-type="string" office:string-value="AZ Mühlheim" calcext:value-type="string">
            <text:p>AZ Mühlheim</text:p>
          </table:table-cell>
          <table:table-cell table:formula="of:=[$Alles.C152:.I152]" office:value-type="float" office:value="0" calcext:value-type="float">
            <text:p>0</text:p>
          </table:table-cell>
          <table:table-cell table:formula="of:=[$Alles.D152:.J152]" office:value-type="float" office:value="0" calcext:value-type="float">
            <text:p>0</text:p>
          </table:table-cell>
          <table:table-cell table:formula="of:=[$Alles.E152:.K152]" office:value-type="string" office:string-value="info@az-muehlheim.de" calcext:value-type="string">
            <text:p>info@az-muehlheim.de</text:p>
          </table:table-cell>
          <table:table-cell table:formula="of:=[$Alles.F152:.L152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153:.G153]" office:value-type="string" office:string-value="Waltrop" calcext:value-type="string">
            <text:p>Waltrop</text:p>
          </table:table-cell>
          <table:table-cell table:formula="of:=[$Alles.B153:.H153]" office:value-type="string" office:string-value="Yahoo" calcext:value-type="string">
            <text:p>Yahoo</text:p>
          </table:table-cell>
          <table:table-cell table:formula="of:=[$Alles.C153:.I153]" office:value-type="float" office:value="0" calcext:value-type="float">
            <text:p>0</text:p>
          </table:table-cell>
          <table:table-cell table:formula="of:=[$Alles.D153:.J153]" office:value-type="float" office:value="0" calcext:value-type="float">
            <text:p>0</text:p>
          </table:table-cell>
          <table:table-cell table:formula="of:=[$Alles.E153:.K153]" office:value-type="string" office:string-value="yahoo@rockandwords.de" calcext:value-type="string">
            <text:p>yahoo@rockandwords.de</text:p>
          </table:table-cell>
          <table:table-cell table:formula="of:=[$Alles.F153:.L153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154:.G154]" office:value-type="string" office:string-value="Düsseldorf" calcext:value-type="string">
            <text:p>Düsseldorf</text:p>
          </table:table-cell>
          <table:table-cell table:formula="of:=[$Alles.B154:.H154]" office:value-type="string" office:string-value="Zakk" calcext:value-type="string">
            <text:p>Zakk</text:p>
          </table:table-cell>
          <table:table-cell table:formula="of:=[$Alles.C154:.I154]" office:value-type="float" office:value="0" calcext:value-type="float">
            <text:p>0</text:p>
          </table:table-cell>
          <table:table-cell table:formula="of:=[$Alles.D154:.J154]" office:value-type="float" office:value="0" calcext:value-type="float">
            <text:p>0</text:p>
          </table:table-cell>
          <table:table-cell table:formula="of:=[$Alles.E154:.K154]" office:value-type="string" office:string-value="info@zakk.de" calcext:value-type="string">
            <text:p>info@zakk.de</text:p>
          </table:table-cell>
          <table:table-cell table:formula="of:=[$Alles.F154:.L154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155:.G155]" office:value-type="float" office:value="0" calcext:value-type="float">
            <text:p>0</text:p>
          </table:table-cell>
          <table:table-cell table:formula="of:=[$Alles.B155:.H155]" office:value-type="string" office:string-value="Tube" calcext:value-type="string">
            <text:p>Tube</text:p>
          </table:table-cell>
          <table:table-cell table:formula="of:=[$Alles.C155:.I155]" office:value-type="float" office:value="0" calcext:value-type="float">
            <text:p>0</text:p>
          </table:table-cell>
          <table:table-cell table:formula="of:=[$Alles.D155:.J155]" office:value-type="float" office:value="0" calcext:value-type="float">
            <text:p>0</text:p>
          </table:table-cell>
          <table:table-cell table:formula="of:=[$Alles.E155:.K155]" office:value-type="string" office:string-value="booking@the-tube-club.com" calcext:value-type="string">
            <text:p>booking@the-tube-club.com</text:p>
          </table:table-cell>
          <table:table-cell table:formula="of:=[$Alles.F155:.L155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156:.G156]" office:value-type="string" office:string-value="Sollingen" calcext:value-type="string">
            <text:p>Sollingen</text:p>
          </table:table-cell>
          <table:table-cell table:formula="of:=[$Alles.B156:.H156]" office:value-type="string" office:string-value="CowClub" calcext:value-type="string">
            <text:p>CowClub</text:p>
          </table:table-cell>
          <table:table-cell table:formula="of:=[$Alles.C156:.I156]" office:value-type="float" office:value="0" calcext:value-type="float">
            <text:p>0</text:p>
          </table:table-cell>
          <table:table-cell table:formula="of:=[$Alles.D156:.J156]" office:value-type="float" office:value="0" calcext:value-type="float">
            <text:p>0</text:p>
          </table:table-cell>
          <table:table-cell table:formula="of:=[$Alles.E156:.K156]" office:value-type="string" office:string-value="info@cowclub.de" calcext:value-type="string">
            <text:p>info@cowclub.de</text:p>
          </table:table-cell>
          <table:table-cell table:formula="of:=[$Alles.F156:.L156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157:.G157]" office:value-type="string" office:string-value="Bochum" calcext:value-type="string">
            <text:p>Bochum</text:p>
          </table:table-cell>
          <table:table-cell table:formula="of:=[$Alles.B157:.H157]" office:value-type="string" office:string-value="Rotunde" calcext:value-type="string">
            <text:p>Rotunde</text:p>
          </table:table-cell>
          <table:table-cell table:formula="of:=[$Alles.C157:.I157]" office:value-type="float" office:value="0" calcext:value-type="float">
            <text:p>0</text:p>
          </table:table-cell>
          <table:table-cell table:formula="of:=[$Alles.D157:.J157]" office:value-type="float" office:value="0" calcext:value-type="float">
            <text:p>0</text:p>
          </table:table-cell>
          <table:table-cell table:formula="of:=[$Alles.E157:.K157]" office:value-type="string" office:string-value="booking@rotunde-bochum.de" calcext:value-type="string">
            <text:p>booking@rotunde-bochum.de</text:p>
          </table:table-cell>
          <table:table-cell table:formula="of:=[$Alles.F157:.L157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158:.G158]" office:value-type="string" office:string-value="Wassenberg" calcext:value-type="string">
            <text:p>Wassenberg</text:p>
          </table:table-cell>
          <table:table-cell table:formula="of:=[$Alles.B158:.H158]" office:value-type="string" office:string-value="JuZe" calcext:value-type="string">
            <text:p>JuZe</text:p>
          </table:table-cell>
          <table:table-cell table:formula="of:=[$Alles.C158:.I158]" office:value-type="float" office:value="0" calcext:value-type="float">
            <text:p>0</text:p>
          </table:table-cell>
          <table:table-cell table:formula="of:=[$Alles.D158:.J158]" office:value-type="float" office:value="0" calcext:value-type="float">
            <text:p>0</text:p>
          </table:table-cell>
          <table:table-cell table:formula="of:=[$Alles.E158:.K158]" office:value-type="string" office:string-value="jugendzentrum@wassenberg.de" calcext:value-type="string">
            <text:p>jugendzentrum@wassenberg.de</text:p>
          </table:table-cell>
          <table:table-cell table:formula="of:=[$Alles.F158:.L158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159:.G159]" office:value-type="string" office:string-value="Arnsberg" calcext:value-type="string">
            <text:p>Arnsberg</text:p>
          </table:table-cell>
          <table:table-cell table:formula="of:=[$Alles.B159:.H159]" office:value-type="string" office:string-value="Rock It" calcext:value-type="string">
            <text:p>Rock It</text:p>
          </table:table-cell>
          <table:table-cell table:formula="of:=[$Alles.C159:.I159]" office:value-type="string" office:string-value="Stephan" calcext:value-type="string">
            <text:p>Stephan</text:p>
          </table:table-cell>
          <table:table-cell table:formula="of:=[$Alles.D159:.J159]" office:value-type="float" office:value="0" calcext:value-type="float">
            <text:p>0</text:p>
          </table:table-cell>
          <table:table-cell table:formula="of:=[$Alles.E159:.K159]" office:value-type="string" office:string-value="stephan@das-rockt.de" calcext:value-type="string">
            <text:p>stephan@das-rockt.de</text:p>
          </table:table-cell>
          <table:table-cell table:formula="of:=[$Alles.F159:.L159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160:.G160]" office:value-type="string" office:string-value="Bielefeld" calcext:value-type="string">
            <text:p>Bielefeld</text:p>
          </table:table-cell>
          <table:table-cell table:formula="of:=[$Alles.B160:.H160]" office:value-type="string" office:string-value="Forum" calcext:value-type="string">
            <text:p>Forum</text:p>
          </table:table-cell>
          <table:table-cell table:formula="of:=[$Alles.C160:.I160]" office:value-type="float" office:value="0" calcext:value-type="float">
            <text:p>0</text:p>
          </table:table-cell>
          <table:table-cell table:formula="of:=[$Alles.D160:.J160]" office:value-type="float" office:value="0" calcext:value-type="float">
            <text:p>0</text:p>
          </table:table-cell>
          <table:table-cell table:formula="of:=[$Alles.E16:.K16]" office:value-type="string" office:string-value="meiki@chamrad.de" calcext:value-type="string">
            <text:p>meiki@chamrad.de</text:p>
          </table:table-cell>
          <table:table-cell table:formula="of:=[$Alles.F160:.L160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161:.G161]" office:value-type="float" office:value="0" calcext:value-type="float">
            <text:p>0</text:p>
          </table:table-cell>
          <table:table-cell table:formula="of:=[$Alles.B161:.H161]" office:value-type="string" office:string-value="Wild Boys Concerts" calcext:value-type="string">
            <text:p>Wild Boys Concerts</text:p>
          </table:table-cell>
          <table:table-cell table:formula="of:=[$Alles.C161:.I161]" office:value-type="float" office:value="0" calcext:value-type="float">
            <text:p>0</text:p>
          </table:table-cell>
          <table:table-cell table:formula="of:=[$Alles.D161:.J161]" office:value-type="string" office:string-value="https://www.facebook.com/wild.boys.concerts/?fref=ts" calcext:value-type="string">
            <text:p>https://www.facebook.com/wild.boys.concerts/?fref=ts</text:p>
          </table:table-cell>
          <table:table-cell table:formula="of:=[$Alles.E161:.K161]" office:value-type="string" office:string-value="wild.boys.concerts@ajz-bielefeld.de" calcext:value-type="string">
            <text:p>wild.boys.concerts@ajz-bielefeld.de</text:p>
          </table:table-cell>
          <table:table-cell table:formula="of:=[$Alles.F161:.L161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162:.G162]" office:value-type="string" office:string-value="Siegen" calcext:value-type="string">
            <text:p>Siegen</text:p>
          </table:table-cell>
          <table:table-cell table:formula="of:=[$Alles.B162:.H162]" office:value-type="string" office:string-value="Vortex Surfer Musikclub" calcext:value-type="string">
            <text:p>Vortex Surfer Musikclub</text:p>
          </table:table-cell>
          <table:table-cell table:formula="of:=[$Alles.C162:.I162]" office:value-type="float" office:value="0" calcext:value-type="float">
            <text:p>0</text:p>
          </table:table-cell>
          <table:table-cell table:formula="of:=[$Alles.D162:.J162]" office:value-type="string" office:string-value="https://www.facebook.com/VortexSurferMusikclub/" calcext:value-type="string">
            <text:p>https://www.facebook.com/VortexSurferMusikclub/</text:p>
          </table:table-cell>
          <table:table-cell table:formula="of:=[$Alles.E162:.K162]" office:value-type="float" office:value="0" calcext:value-type="float">
            <text:p>0</text:p>
          </table:table-cell>
          <table:table-cell table:formula="of:=[$Alles.F162:.L162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163:.G163]" office:value-type="string" office:string-value="Dortmund" calcext:value-type="string">
            <text:p>Dortmund</text:p>
          </table:table-cell>
          <table:table-cell table:formula="of:=[$Alles.B163:.H163]" office:value-type="string" office:string-value="Eviltree Rockshows" calcext:value-type="string">
            <text:p>Eviltree Rockshows</text:p>
          </table:table-cell>
          <table:table-cell table:formula="of:=[$Alles.C163:.I163]" office:value-type="float" office:value="0" calcext:value-type="float">
            <text:p>0</text:p>
          </table:table-cell>
          <table:table-cell table:formula="of:=[$Alles.D163:.J163]" office:value-type="string" office:string-value="https://www.facebook.com/Eviltreerockshows/" calcext:value-type="string">
            <text:p>https://www.facebook.com/Eviltreerockshows/</text:p>
          </table:table-cell>
          <table:table-cell table:formula="of:=[$Alles.E163:.K163]" office:value-type="float" office:value="0" calcext:value-type="float">
            <text:p>0</text:p>
          </table:table-cell>
          <table:table-cell table:formula="of:=[$Alles.F163:.L163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6">
          <table:table-cell table:formula="of:=[$Alles.A164:.G164]" office:value-type="string" office:string-value="Düren" calcext:value-type="string">
            <text:p>Düren</text:p>
          </table:table-cell>
          <table:table-cell table:formula="of:=[$Alles.B164:.H164]" office:value-type="string" office:string-value="Popcorn Concerts" calcext:value-type="string">
            <text:p>Popcorn Concerts</text:p>
          </table:table-cell>
          <table:table-cell table:formula="of:=[$Alles.C164:.I164]" office:value-type="float" office:value="0" calcext:value-type="float">
            <text:p>0</text:p>
          </table:table-cell>
          <table:table-cell table:formula="of:=[$Alles.D164:.J164]" office:value-type="string" office:string-value="https://www.facebook.com/Popcorn-&#10;Concerts-1075023592571956/?rc=p" calcext:value-type="string">
            <text:p>https://www.facebook.com/Popcorn-</text:p>
            <text:p>Concerts-1075023592571956/?rc=p</text:p>
          </table:table-cell>
          <table:table-cell table:formula="of:=[$Alles.E164:.K164]" office:value-type="string" office:string-value="booking@popcorn-concerts.de" calcext:value-type="string">
            <text:p>booking@popcorn-concerts.de</text:p>
          </table:table-cell>
          <table:table-cell table:formula="of:=[$Alles.F164:.L164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165:.G165]" office:value-type="string" office:string-value="Schwerte" calcext:value-type="string">
            <text:p>Schwerte</text:p>
          </table:table-cell>
          <table:table-cell table:formula="of:=[$Alles.B165:.H165]" office:value-type="float" office:value="0" calcext:value-type="float">
            <text:p>0</text:p>
          </table:table-cell>
          <table:table-cell table:formula="of:=[$Alles.C165:.I165]" office:value-type="string" office:string-value="Ole" calcext:value-type="string">
            <text:p>Ole</text:p>
          </table:table-cell>
          <table:table-cell table:formula="of:=[$Alles.D165:.J165]" office:value-type="string" office:string-value="https://www.facebook.com/ole.renfordt?fref=ts" calcext:value-type="string">
            <text:p>https://www.facebook.com/ole.renfordt?fref=ts</text:p>
          </table:table-cell>
          <table:table-cell table:formula="of:=[$Alles.E165:.K165]" office:value-type="float" office:value="0" calcext:value-type="float">
            <text:p>0</text:p>
          </table:table-cell>
          <table:table-cell table:formula="of:=[$Alles.F165:.L165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166:.G166]" office:value-type="string" office:string-value="Ibbenbüren" calcext:value-type="string">
            <text:p>Ibbenbüren</text:p>
          </table:table-cell>
          <table:table-cell table:formula="of:=[$Alles.B166:.H166]" office:value-type="string" office:string-value="You are not Punk" calcext:value-type="string">
            <text:p>You are not Punk</text:p>
          </table:table-cell>
          <table:table-cell table:formula="of:=[$Alles.C166:.I166]" office:value-type="string" office:string-value="Alex" calcext:value-type="string">
            <text:p>Alex</text:p>
          </table:table-cell>
          <table:table-cell table:formula="of:=[$Alles.D166:.J166]" office:value-type="string" office:string-value="https://www.facebook.com/youarenotpunk/" calcext:value-type="string">
            <text:p>https://www.facebook.com/youarenotpunk/</text:p>
          </table:table-cell>
          <table:table-cell table:formula="of:=[$Alles.E166:.K166]" office:value-type="string" office:string-value="alex.Welle@pinkpop.de" calcext:value-type="string">
            <text:p>alex.Welle@pinkpop.de</text:p>
          </table:table-cell>
          <table:table-cell table:formula="of:=[$Alles.F166:.L166]" office:value-type="float" office:value="0" calcext:value-type="float">
            <text:p>0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167:.G167]" office:value-type="string" office:string-value="Trier" calcext:value-type="string">
            <text:p>Trier</text:p>
          </table:table-cell>
          <table:table-cell table:formula="of:=[$Alles.B167:.H167]" office:value-type="string" office:string-value="Ex Haus" calcext:value-type="string">
            <text:p>Ex Haus</text:p>
          </table:table-cell>
          <table:table-cell table:formula="of:=[$Alles.C167:.I167]" office:value-type="float" office:value="0" calcext:value-type="float">
            <text:p>0</text:p>
          </table:table-cell>
          <table:table-cell table:formula="of:=[$Alles.D167:.J167]" office:value-type="string" office:string-value="https://www.facebook.com/exhaus/?fref=ts" calcext:value-type="string">
            <text:p>https://www.facebook.com/exhaus/?fref=ts</text:p>
          </table:table-cell>
          <table:table-cell table:formula="of:=[$Alles.E167:.K167]" office:value-type="string" office:string-value="verwaltung@exhaus.de" calcext:value-type="string">
            <text:p>verwaltung@exhaus.de</text:p>
          </table:table-cell>
          <table:table-cell table:formula="of:=[$Alles.F167:.L167]" office:value-type="float" office:value="0" calcext:value-type="float">
            <text:p>0</text:p>
          </table:table-cell>
          <table:table-cell table:formula="of:=[$Alles.G167:.M167]" office:value-type="string" office:string-value="Rheinland-Pfalz" calcext:value-type="string">
            <text:p>Rheinland-Pfalz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168:.G168]" office:value-type="float" office:value="0" calcext:value-type="float">
            <text:p>0</text:p>
          </table:table-cell>
          <table:table-cell table:formula="of:=[$Alles.B168:.H168]" office:value-type="string" office:string-value="Honey Bucket Show" calcext:value-type="string">
            <text:p>Honey Bucket Show</text:p>
          </table:table-cell>
          <table:table-cell table:formula="of:=[$Alles.C168:.I168]" office:value-type="float" office:value="0" calcext:value-type="float">
            <text:p>0</text:p>
          </table:table-cell>
          <table:table-cell table:formula="of:=[$Alles.D168:.J168]" office:value-type="string" office:string-value="https://www.facebook.com/honeybucketcrew/" calcext:value-type="string">
            <text:p>https://www.facebook.com/honeybucketcrew/</text:p>
          </table:table-cell>
          <table:table-cell table:formula="of:=[$Alles.E168:.K168]" office:value-type="string" office:string-value="honeybucketcrew@gmail.com" calcext:value-type="string">
            <text:p>honeybucketcrew@gmail.com</text:p>
          </table:table-cell>
          <table:table-cell table:formula="of:=[$Alles.F168:.L168]" office:value-type="float" office:value="0" calcext:value-type="float">
            <text:p>0</text:p>
          </table:table-cell>
          <table:table-cell office:value-type="string" calcext:value-type="string">
            <text:p>Rheinland-Pfalz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169:.G169]" office:value-type="string" office:string-value="Idar-Oberstein" calcext:value-type="string">
            <text:p>Idar-Oberstein</text:p>
          </table:table-cell>
          <table:table-cell table:formula="of:=[$Alles.B169:.H169]" office:value-type="string" office:string-value="For The Youth Concerts" calcext:value-type="string">
            <text:p>For The Youth Concerts</text:p>
          </table:table-cell>
          <table:table-cell table:formula="of:=[$Alles.C169:.I169]" office:value-type="string" office:string-value="Nik Harbourt" calcext:value-type="string">
            <text:p>Nik Harbourt</text:p>
          </table:table-cell>
          <table:table-cell table:formula="of:=[$Alles.D169:.J169]" office:value-type="string" office:string-value="https://www.facebook.com/nik.harbourt?fref=ts" calcext:value-type="string">
            <text:p>https://www.facebook.com/nik.harbourt?fref=ts</text:p>
          </table:table-cell>
          <table:table-cell table:formula="of:=[$Alles.E169:.K169]" office:value-type="string" office:string-value="fortheyouthconcerts@gmail.com" calcext:value-type="string">
            <text:p>fortheyouthconcerts@gmail.com</text:p>
          </table:table-cell>
          <table:table-cell table:formula="of:=[$Alles.F169:.L169]" office:value-type="float" office:value="0" calcext:value-type="float">
            <text:p>0</text:p>
          </table:table-cell>
          <table:table-cell office:value-type="string" calcext:value-type="string">
            <text:p>Rheinland-Pfalz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170:.G170]" office:value-type="string" office:string-value="Mainz" calcext:value-type="string">
            <text:p>Mainz</text:p>
          </table:table-cell>
          <table:table-cell table:formula="of:=[$Alles.B170:.H170]" office:value-type="string" office:string-value="Honey Bucket Show" calcext:value-type="string">
            <text:p>Honey Bucket Show</text:p>
          </table:table-cell>
          <table:table-cell table:formula="of:=[$Alles.C170:.I170]" office:value-type="float" office:value="0" calcext:value-type="float">
            <text:p>0</text:p>
          </table:table-cell>
          <table:table-cell table:formula="of:=[$Alles.D170:.J170]" office:value-type="string" office:string-value="https://www.facebook.com/honeybucketcrew/" calcext:value-type="string">
            <text:p>https://www.facebook.com/honeybucketcrew/</text:p>
          </table:table-cell>
          <table:table-cell table:formula="of:=[$Alles.E17:.K17]" office:value-type="string" office:string-value="hobeybooking@gmx.de" calcext:value-type="string">
            <text:p>hobeybooking@gmx.de</text:p>
          </table:table-cell>
          <table:table-cell table:formula="of:=[$Alles.F170:.L170]" office:value-type="float" office:value="0" calcext:value-type="float">
            <text:p>0</text:p>
          </table:table-cell>
          <table:table-cell office:value-type="string" calcext:value-type="string">
            <text:p>Rheinland-Pfalz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171:.G171]" office:value-type="float" office:value="0" calcext:value-type="float">
            <text:p>0</text:p>
          </table:table-cell>
          <table:table-cell table:formula="of:=[$Alles.B171:.H171]" office:value-type="string" office:string-value="Konglomerat Konzerte" calcext:value-type="string">
            <text:p>Konglomerat Konzerte</text:p>
          </table:table-cell>
          <table:table-cell table:formula="of:=[$Alles.C171:.I171]" office:value-type="string" office:string-value="Sebastian / Josh" calcext:value-type="string">
            <text:p>Sebastian / Josh</text:p>
          </table:table-cell>
          <table:table-cell table:formula="of:=[$Alles.D171:.J171]" office:value-type="string" office:string-value="https://www.facebook.com/Konzertkonglomerat/?fref=ts" calcext:value-type="string">
            <text:p>https://www.facebook.com/Konzertkonglomerat/?fref=ts</text:p>
          </table:table-cell>
          <table:table-cell table:formula="of:=[$Alles.E171:.K171]" office:value-type="string" office:string-value="konglomeratkonzerte@gmail.com" calcext:value-type="string">
            <text:p>konglomeratkonzerte@gmail.com</text:p>
          </table:table-cell>
          <table:table-cell table:formula="of:=[$Alles.F171:.L171]" office:value-type="float" office:value="0" calcext:value-type="float">
            <text:p>0</text:p>
          </table:table-cell>
          <table:table-cell office:value-type="string" calcext:value-type="string">
            <text:p>Rheinland-Pfalz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172:.G172]" office:value-type="float" office:value="0" calcext:value-type="float">
            <text:p>0</text:p>
          </table:table-cell>
          <table:table-cell table:formula="of:=[$Alles.B172:.H172]" office:value-type="string" office:string-value="Stempelkissen Konzerte" calcext:value-type="string">
            <text:p>Stempelkissen Konzerte</text:p>
          </table:table-cell>
          <table:table-cell table:formula="of:=[$Alles.C172:.I172]" office:value-type="float" office:value="0" calcext:value-type="float">
            <text:p>0</text:p>
          </table:table-cell>
          <table:table-cell table:formula="of:=[$Alles.D172:.J172]" office:value-type="string" office:string-value="https://www.facebook.com/stempelkisseninc/" calcext:value-type="string">
            <text:p>https://www.facebook.com/stempelkisseninc/</text:p>
          </table:table-cell>
          <table:table-cell table:formula="of:=[$Alles.E172:.K172]" office:value-type="float" office:value="0" calcext:value-type="float">
            <text:p>0</text:p>
          </table:table-cell>
          <table:table-cell table:formula="of:=[$Alles.F172:.L172]" office:value-type="float" office:value="0" calcext:value-type="float">
            <text:p>0</text:p>
          </table:table-cell>
          <table:table-cell office:value-type="string" calcext:value-type="string">
            <text:p>Rheinland-Pfalz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173:.G173]" office:value-type="float" office:value="0" calcext:value-type="float">
            <text:p>0</text:p>
          </table:table-cell>
          <table:table-cell table:formula="of:=[$Alles.B173:.H173]" office:value-type="string" office:string-value="Keep it a Secret" calcext:value-type="string">
            <text:p>Keep it a Secret</text:p>
          </table:table-cell>
          <table:table-cell table:formula="of:=[$Alles.C173:.I173]" office:value-type="float" office:value="0" calcext:value-type="float">
            <text:p>0</text:p>
          </table:table-cell>
          <table:table-cell table:formula="of:=[$Alles.D173:.J173]" office:value-type="string" office:string-value="https://www.facebook.com/keepitasecretdiy/timeline" calcext:value-type="string">
            <text:p>https://www.facebook.com/keepitasecretdiy/timeline</text:p>
          </table:table-cell>
          <table:table-cell table:formula="of:=[$Alles.E173:.K173]" office:value-type="float" office:value="0" calcext:value-type="float">
            <text:p>0</text:p>
          </table:table-cell>
          <table:table-cell table:formula="of:=[$Alles.F173:.L173]" office:value-type="float" office:value="0" calcext:value-type="float">
            <text:p>0</text:p>
          </table:table-cell>
          <table:table-cell office:value-type="string" calcext:value-type="string">
            <text:p>Rheinland-Pfalz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174:.G174]" office:value-type="float" office:value="0" calcext:value-type="float">
            <text:p>0</text:p>
          </table:table-cell>
          <table:table-cell table:formula="of:=[$Alles.B174:.H174]" office:value-type="string" office:string-value="Caveau" calcext:value-type="string">
            <text:p>Caveau</text:p>
          </table:table-cell>
          <table:table-cell table:formula="of:=[$Alles.C174:.I174]" office:value-type="float" office:value="0" calcext:value-type="float">
            <text:p>0</text:p>
          </table:table-cell>
          <table:table-cell table:formula="of:=[$Alles.D174:.J174]" office:value-type="string" office:string-value="https://www.facebook.com/caveaumainz/?fref=ts" calcext:value-type="string">
            <text:p>https://www.facebook.com/caveaumainz/?fref=ts</text:p>
          </table:table-cell>
          <table:table-cell table:formula="of:=[$Alles.E174:.K174]" office:value-type="float" office:value="0" calcext:value-type="float">
            <text:p>0</text:p>
          </table:table-cell>
          <table:table-cell table:formula="of:=[$Alles.F174:.L174]" office:value-type="float" office:value="0" calcext:value-type="float">
            <text:p>0</text:p>
          </table:table-cell>
          <table:table-cell office:value-type="string" calcext:value-type="string">
            <text:p>Rheinland-Pfalz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175:.G175]" office:value-type="string" office:string-value="Saarlouis" calcext:value-type="string">
            <text:p>Saarlouis</text:p>
          </table:table-cell>
          <table:table-cell table:formula="of:=[$Alles.B175:.H175]" office:value-type="string" office:string-value="For The Youth Concerts" calcext:value-type="string">
            <text:p>For The Youth Concerts</text:p>
          </table:table-cell>
          <table:table-cell table:formula="of:=[$Alles.C175:.I175]" office:value-type="string" office:string-value="Nik Harbourt" calcext:value-type="string">
            <text:p>Nik Harbourt</text:p>
          </table:table-cell>
          <table:table-cell table:formula="of:=[$Alles.D175:.J175]" office:value-type="string" office:string-value="https://www.facebook.com/nik.harbourt?fref=ts" calcext:value-type="string">
            <text:p>https://www.facebook.com/nik.harbourt?fref=ts</text:p>
          </table:table-cell>
          <table:table-cell table:formula="of:=[$Alles.E175:.K175]" office:value-type="string" office:string-value="fortheyouthconcerts@gmail.com" calcext:value-type="string">
            <text:p>fortheyouthconcerts@gmail.com</text:p>
          </table:table-cell>
          <table:table-cell table:formula="of:=[$Alles.F175:.L175]" office:value-type="float" office:value="0" calcext:value-type="float">
            <text:p>0</text:p>
          </table:table-cell>
          <table:table-cell table:formula="of:=[$Alles.G175:.M175]" office:value-type="string" office:string-value="Saarland" calcext:value-type="string">
            <text:p>Saarland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6">
          <table:table-cell table:formula="of:=[$Alles.A176:.G176]" office:value-type="float" office:value="0" calcext:value-type="float">
            <text:p>0</text:p>
          </table:table-cell>
          <table:table-cell table:formula="of:=[$Alles.B176:.H176]" office:value-type="string" office:string-value="Recovery Showcase &amp; Booking" calcext:value-type="string">
            <text:p>Recovery Showcase &amp; Booking</text:p>
          </table:table-cell>
          <table:table-cell table:formula="of:=[$Alles.C176:.I176]" office:value-type="float" office:value="0" calcext:value-type="float">
            <text:p>0</text:p>
          </table:table-cell>
          <table:table-cell table:formula="of:=[$Alles.D176:.J176]" office:value-type="string" office:string-value="https://www.facebook.com/RECOVERY-SHOWCASE-&#10;BOOKING-142217375868674/" calcext:value-type="string">
            <text:p>https://www.facebook.com/RECOVERY-SHOWCASE-</text:p>
            <text:p>BOOKING-142217375868674/</text:p>
          </table:table-cell>
          <table:table-cell table:formula="of:=[$Alles.E176:.K176]" office:value-type="float" office:value="0" calcext:value-type="float">
            <text:p>0</text:p>
          </table:table-cell>
          <table:table-cell table:formula="of:=[$Alles.F176:.L176]" office:value-type="float" office:value="0" calcext:value-type="float">
            <text:p>0</text:p>
          </table:table-cell>
          <table:table-cell office:value-type="string" calcext:value-type="string">
            <text:p>Saarland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6">
          <table:table-cell table:formula="of:=[$Alles.A177:.G177]" office:value-type="float" office:value="0" calcext:value-type="float">
            <text:p>0</text:p>
          </table:table-cell>
          <table:table-cell table:formula="of:=[$Alles.B177:.H177]" office:value-type="string" office:string-value="JuZ United" calcext:value-type="string">
            <text:p>JuZ United</text:p>
          </table:table-cell>
          <table:table-cell table:formula="of:=[$Alles.C177:.I177]" office:value-type="string" office:string-value="Andre Juzu United / Bella XN" calcext:value-type="string">
            <text:p>Andre Juzu United / Bella XN</text:p>
          </table:table-cell>
          <table:table-cell table:formula="of:=[$Alles.D177:.J177]" office:value-type="string" office:string-value="https://www.facebook.com/profile.php?id=100010484894935&amp;fre&#10;f=ts" calcext:value-type="string">
            <text:p>https://www.facebook.com/profile.php?id=100010484894935&amp;fre</text:p>
            <text:p>f=ts</text:p>
          </table:table-cell>
          <table:table-cell table:formula="of:=[$Alles.E177:.K177]" office:value-type="float" office:value="0" calcext:value-type="float">
            <text:p>0</text:p>
          </table:table-cell>
          <table:table-cell table:formula="of:=[$Alles.F177:.L177]" office:value-type="float" office:value="0" calcext:value-type="float">
            <text:p>0</text:p>
          </table:table-cell>
          <table:table-cell office:value-type="string" calcext:value-type="string">
            <text:p>Saarland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178:.G178]" office:value-type="string" office:string-value="Dresden" calcext:value-type="string">
            <text:p>Dresden</text:p>
          </table:table-cell>
          <table:table-cell table:formula="of:=[$Alles.B178:.H178]" office:value-type="string" office:string-value="Paria Connection" calcext:value-type="string">
            <text:p>Paria Connection</text:p>
          </table:table-cell>
          <table:table-cell table:formula="of:=[$Alles.C178:.I178]" office:value-type="string" office:string-value="Bruce Freshman / Matthias Kunzendorf" calcext:value-type="string">
            <text:p>Bruce Freshman / Matthias Kunzendorf</text:p>
          </table:table-cell>
          <table:table-cell table:formula="of:=[$Alles.D178:.J178]" office:value-type="string" office:string-value="http://www.facebook.com/PariaConnection" calcext:value-type="string">
            <text:p>http://www.facebook.com/PariaConnection</text:p>
          </table:table-cell>
          <table:table-cell table:formula="of:=[$Alles.E178:.K178]" office:value-type="string" office:string-value="paria.connection@gmx.de" calcext:value-type="string">
            <text:p>paria.connection@gmx.de</text:p>
          </table:table-cell>
          <table:table-cell table:formula="of:=[$Alles.F178:.L178]" office:value-type="float" office:value="0" calcext:value-type="float">
            <text:p>0</text:p>
          </table:table-cell>
          <table:table-cell table:formula="of:=[$Alles.G178:.M178]" office:value-type="string" office:string-value="Sachsen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179:.G179]" office:value-type="float" office:value="0" calcext:value-type="float">
            <text:p>0</text:p>
          </table:table-cell>
          <table:table-cell table:formula="of:=[$Alles.B179:.H179]" office:value-type="string" office:string-value="True Spirit Concerts" calcext:value-type="string">
            <text:p>True Spirit Concerts</text:p>
          </table:table-cell>
          <table:table-cell table:formula="of:=[$Alles.C179:.I179]" office:value-type="string" office:string-value="Eric Zech / Tobias Thelemann" calcext:value-type="string">
            <text:p>Eric Zech / Tobias Thelemann</text:p>
          </table:table-cell>
          <table:table-cell table:formula="of:=[$Alles.D179:.J179]" office:value-type="string" office:string-value="http://www.facebook.com/TrueSpiritConcerts" calcext:value-type="string">
            <text:p>http://www.facebook.com/TrueSpiritConcerts</text:p>
          </table:table-cell>
          <table:table-cell table:formula="of:=[$Alles.E179:.K179]" office:value-type="string" office:string-value="truespiritconcerts@outlook.de" calcext:value-type="string">
            <text:p>truespiritconcerts@outlook.de</text:p>
          </table:table-cell>
          <table:table-cell table:formula="of:=[$Alles.F179:.L179]" office:value-type="float" office:value="0" calcext:value-type="float">
            <text:p>0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180:.G180]" office:value-type="float" office:value="0" calcext:value-type="float">
            <text:p>0</text:p>
          </table:table-cell>
          <table:table-cell table:formula="of:=[$Alles.B180:.H180]" office:value-type="string" office:string-value="Subculture Crew" calcext:value-type="string">
            <text:p>Subculture Crew</text:p>
          </table:table-cell>
          <table:table-cell table:formula="of:=[$Alles.C180:.I180]" office:value-type="string" office:string-value="Gregor (Risk It!)" calcext:value-type="string">
            <text:p>Gregor (Risk It!)</text:p>
          </table:table-cell>
          <table:table-cell table:formula="of:=[$Alles.D180:.J180]" office:value-type="string" office:string-value="http://www.facebook.com/gre.beez?ref=ts" calcext:value-type="string">
            <text:p>http://www.facebook.com/gre.beez?ref=ts</text:p>
          </table:table-cell>
          <table:table-cell table:formula="of:=[$Alles.E18:.K18]" office:value-type="float" office:value="0" calcext:value-type="float">
            <text:p>0</text:p>
          </table:table-cell>
          <table:table-cell table:formula="of:=[$Alles.F180:.L180]" office:value-type="float" office:value="0" calcext:value-type="float">
            <text:p>0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181:.G181]" office:value-type="float" office:value="0" calcext:value-type="float">
            <text:p>0</text:p>
          </table:table-cell>
          <table:table-cell table:formula="of:=[$Alles.B181:.H181]" office:value-type="string" office:string-value="Colours of Core" calcext:value-type="string">
            <text:p>Colours of Core</text:p>
          </table:table-cell>
          <table:table-cell table:formula="of:=[$Alles.C181:.I181]" office:value-type="string" office:string-value="Maximilian van Garnier" calcext:value-type="string">
            <text:p>Maximilian van Garnier</text:p>
          </table:table-cell>
          <table:table-cell table:formula="of:=[$Alles.D181:.J181]" office:value-type="string" office:string-value="http://www.facebook.com/coloursofcore.kontakt?ref=ts" calcext:value-type="string">
            <text:p>http://www.facebook.com/coloursofcore.kontakt?ref=ts</text:p>
          </table:table-cell>
          <table:table-cell table:formula="of:=[$Alles.E181:.K181]" office:value-type="float" office:value="0" calcext:value-type="float">
            <text:p>0</text:p>
          </table:table-cell>
          <table:table-cell table:formula="of:=[$Alles.F181:.L181]" office:value-type="float" office:value="0" calcext:value-type="float">
            <text:p>0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182:.G182]" office:value-type="float" office:value="0" calcext:value-type="float">
            <text:p>0</text:p>
          </table:table-cell>
          <table:table-cell table:formula="of:=[$Alles.B182:.H182]" office:value-type="string" office:string-value="Schoißsaal Dresden" calcext:value-type="string">
            <text:p>Schoißsaal Dresden</text:p>
          </table:table-cell>
          <table:table-cell table:formula="of:=[$Alles.C182:.I182]" office:value-type="string" office:string-value="Steffen Sohms" calcext:value-type="string">
            <text:p>Steffen Sohms</text:p>
          </table:table-cell>
          <table:table-cell table:formula="of:=[$Alles.D182:.J182]" office:value-type="string" office:string-value="https://www.facebook.com/bier.zapfchen?fref=ts" calcext:value-type="string">
            <text:p>https://www.facebook.com/bier.zapfchen?fref=ts</text:p>
          </table:table-cell>
          <table:table-cell table:formula="of:=[$Alles.E182:.K182]" office:value-type="float" office:value="0" calcext:value-type="float">
            <text:p>0</text:p>
          </table:table-cell>
          <table:table-cell table:formula="of:=[$Alles.F182:.L182]" office:value-type="float" office:value="0" calcext:value-type="float">
            <text:p>0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183:.G183]" office:value-type="float" office:value="0" calcext:value-type="float">
            <text:p>0</text:p>
          </table:table-cell>
          <table:table-cell table:formula="of:=[$Alles.B183:.H183]" office:value-type="string" office:string-value="Dumbo Booking" calcext:value-type="string">
            <text:p>Dumbo Booking</text:p>
          </table:table-cell>
          <table:table-cell table:formula="of:=[$Alles.C183:.I183]" office:value-type="string" office:string-value="Marcus Dumbo" calcext:value-type="string">
            <text:p>Marcus Dumbo</text:p>
          </table:table-cell>
          <table:table-cell table:formula="of:=[$Alles.D183:.J183]" office:value-type="string" office:string-value="https://www.facebook.com/dumbosissy?fref=ts" calcext:value-type="string">
            <text:p>https://www.facebook.com/dumbosissy?fref=ts</text:p>
          </table:table-cell>
          <table:table-cell table:formula="of:=[$Alles.E183:.K183]" office:value-type="float" office:value="0" calcext:value-type="float">
            <text:p>0</text:p>
          </table:table-cell>
          <table:table-cell table:formula="of:=[$Alles.F183:.L183]" office:value-type="float" office:value="0" calcext:value-type="float">
            <text:p>0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184:.G184]" office:value-type="float" office:value="0" calcext:value-type="float">
            <text:p>0</text:p>
          </table:table-cell>
          <table:table-cell table:formula="of:=[$Alles.B184:.H184]" office:value-type="string" office:string-value="böse und gemein - Konzerte" calcext:value-type="string">
            <text:p>böse und gemein - Konzerte</text:p>
          </table:table-cell>
          <table:table-cell table:formula="of:=[$Alles.C184:.I184]" office:value-type="float" office:value="0" calcext:value-type="float">
            <text:p>0</text:p>
          </table:table-cell>
          <table:table-cell table:formula="of:=[$Alles.D184:.J184]" office:value-type="string" office:string-value="https://www.facebook.com/boeseundgemein666/" calcext:value-type="string">
            <text:p>https://www.facebook.com/boeseundgemein666/</text:p>
          </table:table-cell>
          <table:table-cell table:formula="of:=[$Alles.E184:.K184]" office:value-type="string" office:string-value="boeseundgemein@posteo.de" calcext:value-type="string">
            <text:p>boeseundgemein@posteo.de</text:p>
          </table:table-cell>
          <table:table-cell table:formula="of:=[$Alles.F184:.L184]" office:value-type="float" office:value="0" calcext:value-type="float">
            <text:p>0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185:.G185]" office:value-type="float" office:value="0" calcext:value-type="float">
            <text:p>0</text:p>
          </table:table-cell>
          <table:table-cell table:formula="of:=[$Alles.B185:.H185]" office:value-type="string" office:string-value="Katy’s Garage" calcext:value-type="string">
            <text:p>Katy’s Garage</text:p>
          </table:table-cell>
          <table:table-cell table:formula="of:=[$Alles.C185:.I185]" office:value-type="float" office:value="0" calcext:value-type="float">
            <text:p>0</text:p>
          </table:table-cell>
          <table:table-cell table:formula="of:=[$Alles.D185:.J185]" office:value-type="string" office:string-value="https://www.facebook.com/KatysGarageDresden/" calcext:value-type="string">
            <text:p>https://www.facebook.com/KatysGarageDresden/</text:p>
          </table:table-cell>
          <table:table-cell table:formula="of:=[$Alles.E185:.K185]" office:value-type="string" office:string-value="http://katysgarage.de/kontakt/" calcext:value-type="string">
            <text:p>http://katysgarage.de/kontakt/</text:p>
          </table:table-cell>
          <table:table-cell table:formula="of:=[$Alles.F185:.L185]" office:value-type="float" office:value="0" calcext:value-type="float">
            <text:p>0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186:.G186]" office:value-type="float" office:value="0" calcext:value-type="float">
            <text:p>0</text:p>
          </table:table-cell>
          <table:table-cell table:formula="of:=[$Alles.B186:.H186]" office:value-type="string" office:string-value="Golden Gloom Sessions." calcext:value-type="string">
            <text:p>Golden Gloom Sessions.</text:p>
          </table:table-cell>
          <table:table-cell table:formula="of:=[$Alles.C186:.I186]" office:value-type="float" office:value="0" calcext:value-type="float">
            <text:p>0</text:p>
          </table:table-cell>
          <table:table-cell table:formula="of:=[$Alles.D186:.J186]" office:value-type="string" office:string-value="https://www.facebook.com/GoldenGloomSessions/" calcext:value-type="string">
            <text:p>https://www.facebook.com/GoldenGloomSessions/</text:p>
          </table:table-cell>
          <table:table-cell table:formula="of:=[$Alles.E186:.K186]" office:value-type="string" office:string-value="goldengloomsessions@yahoo.de" calcext:value-type="string">
            <text:p>goldengloomsessions@yahoo.de</text:p>
          </table:table-cell>
          <table:table-cell table:formula="of:=[$Alles.F186:.L186]" office:value-type="float" office:value="0" calcext:value-type="float">
            <text:p>0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7">
          <table:table-cell table:formula="of:=[$Alles.A187:.G187]" office:value-type="float" office:value="0" calcext:value-type="float">
            <text:p>0</text:p>
          </table:table-cell>
          <table:table-cell table:formula="of:=[$Alles.B187:.H187]" office:value-type="string" office:string-value="Black Cat" calcext:value-type="string">
            <text:p>Black Cat</text:p>
          </table:table-cell>
          <table:table-cell table:formula="of:=[$Alles.C187:.I187]" office:value-type="string" office:string-value="Nicole" calcext:value-type="string">
            <text:p>Nicole</text:p>
          </table:table-cell>
          <table:table-cell table:formula="of:=[$Alles.D187:.J187]" office:value-type="string" office:string-value="https://www.facebook.com/Black-&#10;Cat-958762784200718/?&#10;pnref=lhc" calcext:value-type="string">
            <text:p>https://www.facebook.com/Black-</text:p>
            <text:p>Cat-958762784200718/?</text:p>
            <text:p>pnref=lhc</text:p>
          </table:table-cell>
          <table:table-cell table:formula="of:=[$Alles.E187:.K187]" office:value-type="float" office:value="0" calcext:value-type="float">
            <text:p>0</text:p>
          </table:table-cell>
          <table:table-cell table:formula="of:=[$Alles.F187:.L187]" office:value-type="float" office:value="0" calcext:value-type="float">
            <text:p>0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188:.G188]" office:value-type="float" office:value="0" calcext:value-type="float">
            <text:p>0</text:p>
          </table:table-cell>
          <table:table-cell table:formula="of:=[$Alles.B188:.H188]" office:value-type="string" office:string-value="p7ac@freudenkinder.de" calcext:value-type="string">
            <text:p>p7ac@freudenkinder.de</text:p>
          </table:table-cell>
          <table:table-cell table:formula="of:=[$Alles.C188:.I188]" office:value-type="string" office:string-value="P7AC // Konzertkollektiv" calcext:value-type="string">
            <text:p>P7AC // Konzertkollektiv</text:p>
          </table:table-cell>
          <table:table-cell table:formula="of:=[$Alles.D188:.J188]" office:value-type="string" office:string-value="https://www.facebook.com/konzertkollektiv/" calcext:value-type="string">
            <text:p>https://www.facebook.com/konzertkollektiv/</text:p>
          </table:table-cell>
          <table:table-cell table:formula="of:=[$Alles.E188:.K188]" office:value-type="float" office:value="0" calcext:value-type="float">
            <text:p>0</text:p>
          </table:table-cell>
          <table:table-cell table:formula="of:=[$Alles.F188:.L188]" office:value-type="float" office:value="0" calcext:value-type="float">
            <text:p>0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189:.G189]" office:value-type="float" office:value="0" calcext:value-type="float">
            <text:p>0</text:p>
          </table:table-cell>
          <table:table-cell table:formula="of:=[$Alles.B189:.H189]" office:value-type="string" office:string-value="Bärzwinger" calcext:value-type="string">
            <text:p>Bärzwinger</text:p>
          </table:table-cell>
          <table:table-cell table:formula="of:=[$Alles.C189:.I189]" office:value-type="string" office:string-value="Kles" calcext:value-type="string">
            <text:p>Kles</text:p>
          </table:table-cell>
          <table:table-cell table:formula="of:=[$Alles.D189:.J189]" office:value-type="string" office:string-value="https://www.facebook.com/hera.kles.98?fref=ts" calcext:value-type="string">
            <text:p>https://www.facebook.com/hera.kles.98?fref=ts</text:p>
          </table:table-cell>
          <table:table-cell table:formula="of:=[$Alles.E189:.K189]" office:value-type="float" office:value="0" calcext:value-type="float">
            <text:p>0</text:p>
          </table:table-cell>
          <table:table-cell table:formula="of:=[$Alles.F189:.L189]" office:value-type="float" office:value="0" calcext:value-type="float">
            <text:p>0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190:.G190]" office:value-type="string" office:string-value="Leipzig" calcext:value-type="string">
            <text:p>Leipzig</text:p>
          </table:table-cell>
          <table:table-cell table:formula="of:=[$Alles.B190:.H190]" office:value-type="string" office:string-value="Laid.Bound" calcext:value-type="string">
            <text:p>Laid.Bound</text:p>
          </table:table-cell>
          <table:table-cell table:formula="of:=[$Alles.C190:.I190]" office:value-type="string" office:string-value="Max Kraft / Josefine Mutzenbacher" calcext:value-type="string">
            <text:p>Max Kraft / Josefine Mutzenbacher</text:p>
          </table:table-cell>
          <table:table-cell table:formula="of:=[$Alles.D190:.J190]" office:value-type="string" office:string-value="https://www.facebook.com/laidbound/?fref=ts" calcext:value-type="string">
            <text:p>https://www.facebook.com/laidbound/?fref=ts</text:p>
          </table:table-cell>
          <table:table-cell table:formula="of:=[$Alles.E19:.K19]" office:value-type="float" office:value="0" calcext:value-type="float">
            <text:p>0</text:p>
          </table:table-cell>
          <table:table-cell table:formula="of:=[$Alles.F190:.L190]" office:value-type="float" office:value="0" calcext:value-type="float">
            <text:p>0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191:.G191]" office:value-type="float" office:value="0" calcext:value-type="float">
            <text:p>0</text:p>
          </table:table-cell>
          <table:table-cell table:formula="of:=[$Alles.B191:.H191]" office:value-type="string" office:string-value="Metalheadz / Panzerherz Promotion + Records" calcext:value-type="string">
            <text:p>Metalheadz / Panzerherz Promotion + Records</text:p>
          </table:table-cell>
          <table:table-cell table:formula="of:=[$Alles.C191:.I191]" office:value-type="string" office:string-value="Jörg „Niebe“ Niebuhr" calcext:value-type="string">
            <text:p>Jörg „Niebe“ Niebuhr</text:p>
          </table:table-cell>
          <table:table-cell table:formula="of:=[$Alles.D191:.J191]" office:value-type="string" office:string-value="https://www.facebook.com/Dr.Niebe?fref=ts" calcext:value-type="string">
            <text:p>https://www.facebook.com/Dr.Niebe?fref=ts</text:p>
          </table:table-cell>
          <table:table-cell table:formula="of:=[$Alles.E191:.K191]" office:value-type="string" office:string-value="panzerherz@gmx.demetalheadz@gmx.de" calcext:value-type="string">
            <text:p>panzerherz@gmx.demetalheadz@gmx.de</text:p>
          </table:table-cell>
          <table:table-cell table:formula="of:=[$Alles.F191:.L191]" office:value-type="float" office:value="0" calcext:value-type="float">
            <text:p>0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192:.G192]" office:value-type="float" office:value="0" calcext:value-type="float">
            <text:p>0</text:p>
          </table:table-cell>
          <table:table-cell table:formula="of:=[$Alles.B192:.H192]" office:value-type="string" office:string-value="Shiquadi" calcext:value-type="string">
            <text:p>Shiquadi</text:p>
          </table:table-cell>
          <table:table-cell table:formula="of:=[$Alles.C192:.I192]" office:value-type="string" office:string-value="Michael Glöckner" calcext:value-type="string">
            <text:p>Michael Glöckner</text:p>
          </table:table-cell>
          <table:table-cell table:formula="of:=[$Alles.D192:.J192]" office:value-type="string" office:string-value="https://www.facebook.com/michael.glockner.9?fref=ts" calcext:value-type="string">
            <text:p>https://www.facebook.com/michael.glockner.9?fref=ts</text:p>
          </table:table-cell>
          <table:table-cell table:formula="of:=[$Alles.E192:.K192]" office:value-type="float" office:value="0" calcext:value-type="float">
            <text:p>0</text:p>
          </table:table-cell>
          <table:table-cell table:formula="of:=[$Alles.F192:.L192]" office:value-type="float" office:value="0" calcext:value-type="float">
            <text:p>0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193:.G193]" office:value-type="float" office:value="0" calcext:value-type="float">
            <text:p>0</text:p>
          </table:table-cell>
          <table:table-cell table:formula="of:=[$Alles.B193:.H193]" office:value-type="string" office:string-value="M.H. Booking" calcext:value-type="string">
            <text:p>M.H. Booking</text:p>
          </table:table-cell>
          <table:table-cell table:formula="of:=[$Alles.C193:.I193]" office:value-type="string" office:string-value="Daniel Ertel" calcext:value-type="string">
            <text:p>Daniel Ertel</text:p>
          </table:table-cell>
          <table:table-cell table:formula="of:=[$Alles.D193:.J193]" office:value-type="string" office:string-value="https://www.facebook.com/daniel.ertel.31?fref=ts" calcext:value-type="string">
            <text:p>https://www.facebook.com/daniel.ertel.31?fref=ts</text:p>
          </table:table-cell>
          <table:table-cell table:formula="of:=[$Alles.E193:.K193]" office:value-type="float" office:value="0" calcext:value-type="float">
            <text:p>0</text:p>
          </table:table-cell>
          <table:table-cell table:formula="of:=[$Alles.F193:.L193]" office:value-type="float" office:value="0" calcext:value-type="float">
            <text:p>0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194:.G194]" office:value-type="float" office:value="0" calcext:value-type="float">
            <text:p>0</text:p>
          </table:table-cell>
          <table:table-cell table:formula="of:=[$Alles.B194:.H194]" office:value-type="string" office:string-value="Blackheart Inc." calcext:value-type="string">
            <text:p>Blackheart Inc.</text:p>
          </table:table-cell>
          <table:table-cell table:formula="of:=[$Alles.C194:.I194]" office:value-type="string" office:string-value="Hannes Makisch" calcext:value-type="string">
            <text:p>Hannes Makisch</text:p>
          </table:table-cell>
          <table:table-cell table:formula="of:=[$Alles.D194:.J194]" office:value-type="string" office:string-value="https://www.facebook.com/thisisblackheart/?ref=ts&amp;fref=ts&amp;qsefr=1" calcext:value-type="string">
            <text:p>https://www.facebook.com/thisisblackheart/?ref=ts&amp;fref=ts&amp;qsefr=1</text:p>
          </table:table-cell>
          <table:table-cell table:formula="of:=[$Alles.E194:.K194]" office:value-type="float" office:value="0" calcext:value-type="float">
            <text:p>0</text:p>
          </table:table-cell>
          <table:table-cell table:formula="of:=[$Alles.F194:.L194]" office:value-type="float" office:value="0" calcext:value-type="float">
            <text:p>0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195:.G195]" office:value-type="float" office:value="0" calcext:value-type="float">
            <text:p>0</text:p>
          </table:table-cell>
          <table:table-cell table:formula="of:=[$Alles.B195:.H195]" office:value-type="string" office:string-value="Dead Cat Shows" calcext:value-type="string">
            <text:p>Dead Cat Shows</text:p>
          </table:table-cell>
          <table:table-cell table:formula="of:=[$Alles.C195:.I195]" office:value-type="string" office:string-value="Ben Pe" calcext:value-type="string">
            <text:p>Ben Pe</text:p>
          </table:table-cell>
          <table:table-cell table:formula="of:=[$Alles.D195:.J195]" office:value-type="string" office:string-value="https://www.facebook.com/deadcatshows/?fref=ts" calcext:value-type="string">
            <text:p>https://www.facebook.com/deadcatshows/?fref=ts</text:p>
          </table:table-cell>
          <table:table-cell table:formula="of:=[$Alles.E195:.K195]" office:value-type="float" office:value="0" calcext:value-type="float">
            <text:p>0</text:p>
          </table:table-cell>
          <table:table-cell table:formula="of:=[$Alles.F195:.L195]" office:value-type="float" office:value="0" calcext:value-type="float">
            <text:p>0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196:.G196]" office:value-type="float" office:value="0" calcext:value-type="float">
            <text:p>0</text:p>
          </table:table-cell>
          <table:table-cell table:formula="of:=[$Alles.B196:.H196]" office:value-type="string" office:string-value="E35" calcext:value-type="string">
            <text:p>E35</text:p>
          </table:table-cell>
          <table:table-cell table:formula="of:=[$Alles.C196:.I196]" office:value-type="string" office:string-value="Kathi Körmann" calcext:value-type="string">
            <text:p>Kathi Körmann</text:p>
          </table:table-cell>
          <table:table-cell table:formula="of:=[$Alles.D196:.J196]" office:value-type="string" office:string-value="https://www.facebook.com/kathi.kormann?fref=ts" calcext:value-type="string">
            <text:p>https://www.facebook.com/kathi.kormann?fref=ts</text:p>
          </table:table-cell>
          <table:table-cell table:formula="of:=[$Alles.E196:.K196]" office:value-type="float" office:value="0" calcext:value-type="float">
            <text:p>0</text:p>
          </table:table-cell>
          <table:table-cell table:formula="of:=[$Alles.F196:.L196]" office:value-type="float" office:value="0" calcext:value-type="float">
            <text:p>0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197:.G197]" office:value-type="float" office:value="0" calcext:value-type="float">
            <text:p>0</text:p>
          </table:table-cell>
          <table:table-cell table:formula="of:=[$Alles.B197:.H197]" office:value-type="string" office:string-value="Werk2" calcext:value-type="string">
            <text:p>Werk2</text:p>
          </table:table-cell>
          <table:table-cell table:formula="of:=[$Alles.C197:.I197]" office:value-type="string" office:string-value="Katrin Gruel" calcext:value-type="string">
            <text:p>Katrin Gruel</text:p>
          </table:table-cell>
          <table:table-cell table:formula="of:=[$Alles.D197:.J197]" office:value-type="string" office:string-value="https://www.facebook.com/werk2kulturfabrik/?fref=ts" calcext:value-type="string">
            <text:p>https://www.facebook.com/werk2kulturfabrik/?fref=ts</text:p>
          </table:table-cell>
          <table:table-cell table:formula="of:=[$Alles.E197:.K197]" office:value-type="string" office:string-value="event@werk-2.dek.gruel@werk-2.de" calcext:value-type="string">
            <text:p>event@werk-2.dek.gruel@werk-2.de</text:p>
          </table:table-cell>
          <table:table-cell table:formula="of:=[$Alles.F197:.L197]" office:value-type="float" office:value="0" calcext:value-type="float">
            <text:p>0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198:.G198]" office:value-type="float" office:value="0" calcext:value-type="float">
            <text:p>0</text:p>
          </table:table-cell>
          <table:table-cell table:formula="of:=[$Alles.B198:.H198]" office:value-type="string" office:string-value="4Rooms" calcext:value-type="string">
            <text:p>4Rooms</text:p>
          </table:table-cell>
          <table:table-cell table:formula="of:=[$Alles.C198:.I198]" office:value-type="string" office:string-value="Tobias Quart" calcext:value-type="string">
            <text:p>Tobias Quart</text:p>
          </table:table-cell>
          <table:table-cell table:formula="of:=[$Alles.D198:.J198]" office:value-type="string" office:string-value="https://www.facebook.com/4roomsLeipzig/?fref=ts" calcext:value-type="string">
            <text:p>https://www.facebook.com/4roomsLeipzig/?fref=ts</text:p>
          </table:table-cell>
          <table:table-cell table:formula="of:=[$Alles.E198:.K198]" office:value-type="string" office:string-value="tobiquart@web.de" calcext:value-type="string">
            <text:p>tobiquart@web.de</text:p>
          </table:table-cell>
          <table:table-cell table:formula="of:=[$Alles.F198:.L198]" office:value-type="float" office:value="0" calcext:value-type="float">
            <text:p>0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199:.G199]" office:value-type="float" office:value="0" calcext:value-type="float">
            <text:p>0</text:p>
          </table:table-cell>
          <table:table-cell table:formula="of:=[$Alles.B199:.H199]" office:value-type="string" office:string-value="Kids in the Bearsuits" calcext:value-type="string">
            <text:p>Kids in the Bearsuits</text:p>
          </table:table-cell>
          <table:table-cell table:formula="of:=[$Alles.C199:.I199]" office:value-type="string" office:string-value="Stefan Holland / Eva Trouvain" calcext:value-type="string">
            <text:p>Stefan Holland / Eva Trouvain</text:p>
          </table:table-cell>
          <table:table-cell table:formula="of:=[$Alles.D199:.J199]" office:value-type="string" office:string-value="https://www.facebook.com/annaxbolika?fref=ts" calcext:value-type="string">
            <text:p>https://www.facebook.com/annaxbolika?fref=ts</text:p>
          </table:table-cell>
          <table:table-cell table:formula="of:=[$Alles.E199:.K199]" office:value-type="float" office:value="0" calcext:value-type="float">
            <text:p>0</text:p>
          </table:table-cell>
          <table:table-cell table:formula="of:=[$Alles.F199:.L199]" office:value-type="float" office:value="0" calcext:value-type="float">
            <text:p>0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200:.G200]" office:value-type="float" office:value="0" calcext:value-type="float">
            <text:p>0</text:p>
          </table:table-cell>
          <table:table-cell table:formula="of:=[$Alles.B200:.H200]" office:value-type="string" office:string-value="Thousand Times Booking" calcext:value-type="string">
            <text:p>Thousand Times Booking</text:p>
          </table:table-cell>
          <table:table-cell table:formula="of:=[$Alles.C200:.I200]" office:value-type="string" office:string-value="Nadine Jahn" calcext:value-type="string">
            <text:p>Nadine Jahn</text:p>
          </table:table-cell>
          <table:table-cell table:formula="of:=[$Alles.D200:.J200]" office:value-type="string" office:string-value="https://www.facebook.com/nadine.jahn.50?fref=ts" calcext:value-type="string">
            <text:p>https://www.facebook.com/nadine.jahn.50?fref=ts</text:p>
          </table:table-cell>
          <table:table-cell table:formula="of:=[$Alles.E2:.K2]" office:value-type="string" office:string-value="fortheyouthconcerts@gmail.com" calcext:value-type="string">
            <text:p>fortheyouthconcerts@gmail.com</text:p>
          </table:table-cell>
          <table:table-cell table:formula="of:=[$Alles.F200:.L200]" office:value-type="float" office:value="0" calcext:value-type="float">
            <text:p>0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201:.G201]" office:value-type="float" office:value="0" calcext:value-type="float">
            <text:p>0</text:p>
          </table:table-cell>
          <table:table-cell table:formula="of:=[$Alles.B201:.H201]" office:value-type="string" office:string-value="LE Mosh Booking / Bandhaus" calcext:value-type="string">
            <text:p>LE Mosh Booking / Bandhaus</text:p>
          </table:table-cell>
          <table:table-cell table:formula="of:=[$Alles.C201:.I201]" office:value-type="string" office:string-value="Uwe Küffner" calcext:value-type="string">
            <text:p>Uwe Küffner</text:p>
          </table:table-cell>
          <table:table-cell table:formula="of:=[$Alles.D201:.J201]" office:value-type="string" office:string-value="https://www.facebook.com/LeMoshBooking/?fref=ts" calcext:value-type="string">
            <text:p>https://www.facebook.com/LeMoshBooking/?fref=ts</text:p>
          </table:table-cell>
          <table:table-cell table:formula="of:=[$Alles.E21:.K21]" office:value-type="float" office:value="0" calcext:value-type="float">
            <text:p>0</text:p>
          </table:table-cell>
          <table:table-cell table:formula="of:=[$Alles.F201:.L201]" office:value-type="float" office:value="0" calcext:value-type="float">
            <text:p>0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202:.G202]" office:value-type="float" office:value="0" calcext:value-type="float">
            <text:p>0</text:p>
          </table:table-cell>
          <table:table-cell table:formula="of:=[$Alles.B202:.H202]" office:value-type="string" office:string-value="Outsiders Connections" calcext:value-type="string">
            <text:p>Outsiders Connections</text:p>
          </table:table-cell>
          <table:table-cell table:formula="of:=[$Alles.C202:.I202]" office:value-type="string" office:string-value="Philip Helbig" calcext:value-type="string">
            <text:p>Philip Helbig</text:p>
          </table:table-cell>
          <table:table-cell table:formula="of:=[$Alles.D202:.J202]" office:value-type="string" office:string-value="https://www.facebook.com/OutsidersConnection/?fref=ts" calcext:value-type="string">
            <text:p>https://www.facebook.com/OutsidersConnection/?fref=ts</text:p>
          </table:table-cell>
          <table:table-cell table:formula="of:=[$Alles.E22:.K22]" office:value-type="float" office:value="0" calcext:value-type="float">
            <text:p>0</text:p>
          </table:table-cell>
          <table:table-cell table:formula="of:=[$Alles.F202:.L202]" office:value-type="float" office:value="0" calcext:value-type="float">
            <text:p>0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6">
          <table:table-cell table:formula="of:=[$Alles.A203:.G203]" office:value-type="float" office:value="0" calcext:value-type="float">
            <text:p>0</text:p>
          </table:table-cell>
          <table:table-cell table:formula="of:=[$Alles.B203:.H203]" office:value-type="string" office:string-value="We are the Underdogs" calcext:value-type="string">
            <text:p>We are the Underdogs</text:p>
          </table:table-cell>
          <table:table-cell table:formula="of:=[$Alles.C203:.I203]" office:value-type="string" office:string-value="Jens Scheibe" calcext:value-type="string">
            <text:p>Jens Scheibe</text:p>
          </table:table-cell>
          <table:table-cell table:formula="of:=[$Alles.D203:.J203]" office:value-type="string" office:string-value="https://www.facebook.com/We-are-the-&#10;Underdogs-409457789173847/?fref=ts" calcext:value-type="string">
            <text:p>https://www.facebook.com/We-are-the-</text:p>
            <text:p>Underdogs-409457789173847/?fref=ts</text:p>
          </table:table-cell>
          <table:table-cell table:formula="of:=[$Alles.E23:.K23]" office:value-type="string" office:string-value="down4life@gmx.de" calcext:value-type="string">
            <text:p>down4life@gmx.de</text:p>
          </table:table-cell>
          <table:table-cell table:formula="of:=[$Alles.F203:.L203]" office:value-type="float" office:value="0" calcext:value-type="float">
            <text:p>0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204:.G204]" office:value-type="float" office:value="0" calcext:value-type="float">
            <text:p>0</text:p>
          </table:table-cell>
          <table:table-cell table:formula="of:=[$Alles.B204:.H204]" office:value-type="string" office:string-value="Felsenkeller" calcext:value-type="string">
            <text:p>Felsenkeller</text:p>
          </table:table-cell>
          <table:table-cell table:formula="of:=[$Alles.C204:.I204]" office:value-type="string" office:string-value="Nils Sackewitz" calcext:value-type="string">
            <text:p>Nils Sackewitz</text:p>
          </table:table-cell>
          <table:table-cell table:formula="of:=[$Alles.D204:.J204]" office:value-type="string" office:string-value="https://www.facebook.com/FelsenkellerLeipzig/?fref=ts" calcext:value-type="string">
            <text:p>https://www.facebook.com/FelsenkellerLeipzig/?fref=ts</text:p>
          </table:table-cell>
          <table:table-cell table:formula="of:=[$Alles.E24:.K24]" office:value-type="string" office:string-value="mail@asylum-concerts.de" calcext:value-type="string">
            <text:p>mail@asylum-concerts.de</text:p>
          </table:table-cell>
          <table:table-cell table:formula="of:=[$Alles.F204:.L204]" office:value-type="float" office:value="0" calcext:value-type="float">
            <text:p>0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205:.G205]" office:value-type="float" office:value="0" calcext:value-type="float">
            <text:p>0</text:p>
          </table:table-cell>
          <table:table-cell table:formula="of:=[$Alles.B205:.H205]" office:value-type="string" office:string-value="Mucha Shows" calcext:value-type="string">
            <text:p>Mucha Shows</text:p>
          </table:table-cell>
          <table:table-cell table:formula="of:=[$Alles.C205:.I205]" office:value-type="string" office:string-value="Chris Franke" calcext:value-type="string">
            <text:p>Chris Franke</text:p>
          </table:table-cell>
          <table:table-cell table:formula="of:=[$Alles.D205:.J205]" office:value-type="string" office:string-value="https://www.facebook.com/muchashows/?fref=ts" calcext:value-type="string">
            <text:p>https://www.facebook.com/muchashows/?fref=ts</text:p>
          </table:table-cell>
          <table:table-cell table:formula="of:=[$Alles.E25:.K25]" office:value-type="float" office:value="0" calcext:value-type="float">
            <text:p>0</text:p>
          </table:table-cell>
          <table:table-cell table:formula="of:=[$Alles.F205:.L205]" office:value-type="float" office:value="0" calcext:value-type="float">
            <text:p>0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206:.G206]" office:value-type="float" office:value="0" calcext:value-type="float">
            <text:p>0</text:p>
          </table:table-cell>
          <table:table-cell table:formula="of:=[$Alles.B206:.H206]" office:value-type="string" office:string-value="Income Tax Refund" calcext:value-type="string">
            <text:p>Income Tax Refund</text:p>
          </table:table-cell>
          <table:table-cell table:formula="of:=[$Alles.C206:.I206]" office:value-type="float" office:value="0" calcext:value-type="float">
            <text:p>0</text:p>
          </table:table-cell>
          <table:table-cell table:formula="of:=[$Alles.D206:.J206]" office:value-type="string" office:string-value="https://www.facebook.com/refundtaxincome/" calcext:value-type="string">
            <text:p>https://www.facebook.com/refundtaxincome/</text:p>
          </table:table-cell>
          <table:table-cell table:formula="of:=[$Alles.E26:.K26]" office:value-type="string" office:string-value="mail@der-hirsch.de" calcext:value-type="string">
            <text:p>mail@der-hirsch.de</text:p>
          </table:table-cell>
          <table:table-cell table:formula="of:=[$Alles.F206:.L206]" office:value-type="float" office:value="0" calcext:value-type="float">
            <text:p>0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207:.G207]" office:value-type="float" office:value="0" calcext:value-type="float">
            <text:p>0</text:p>
          </table:table-cell>
          <table:table-cell table:formula="of:=[$Alles.B207:.H207]" office:value-type="string" office:string-value="3asseln" calcext:value-type="string">
            <text:p>3asseln</text:p>
          </table:table-cell>
          <table:table-cell table:formula="of:=[$Alles.C207:.I207]" office:value-type="float" office:value="0" calcext:value-type="float">
            <text:p>0</text:p>
          </table:table-cell>
          <table:table-cell table:formula="of:=[$Alles.D207:.J207]" office:value-type="string" office:string-value="https://www.facebook.com/3asseln/?fref=ts" calcext:value-type="string">
            <text:p>https://www.facebook.com/3asseln/?fref=ts</text:p>
          </table:table-cell>
          <table:table-cell table:formula="of:=[$Alles.E27:.K27]" office:value-type="string" office:string-value="rock@glashaus.org" calcext:value-type="string">
            <text:p>rock@glashaus.org</text:p>
          </table:table-cell>
          <table:table-cell table:formula="of:=[$Alles.F207:.L207]" office:value-type="float" office:value="0" calcext:value-type="float">
            <text:p>0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208:.G208]" office:value-type="float" office:value="0" calcext:value-type="float">
            <text:p>0</text:p>
          </table:table-cell>
          <table:table-cell table:formula="of:=[$Alles.B208:.H208]" office:value-type="string" office:string-value="Köter Konzerte" calcext:value-type="string">
            <text:p>Köter Konzerte</text:p>
          </table:table-cell>
          <table:table-cell table:formula="of:=[$Alles.C208:.I208]" office:value-type="string" office:string-value="Benni" calcext:value-type="string">
            <text:p>Benni</text:p>
          </table:table-cell>
          <table:table-cell table:formula="of:=[$Alles.D208:.J208]" office:value-type="string" office:string-value="https://www.facebook.com/koeterkoenzerte/?ref=ts&amp;fref=ts" calcext:value-type="string">
            <text:p>https://www.facebook.com/koeterkoenzerte/?ref=ts&amp;fref=ts</text:p>
          </table:table-cell>
          <table:table-cell table:formula="of:=[$Alles.E28:.K28]" office:value-type="string" office:string-value="wewakethedead@googlemail.com" calcext:value-type="string">
            <text:p>wewakethedead@googlemail.com</text:p>
          </table:table-cell>
          <table:table-cell table:formula="of:=[$Alles.F208:.L208]" office:value-type="float" office:value="0" calcext:value-type="float">
            <text:p>0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209:.G209]" office:value-type="string" office:string-value="Rosswein" calcext:value-type="string">
            <text:p>Rosswein</text:p>
          </table:table-cell>
          <table:table-cell table:formula="of:=[$Alles.B209:.H209]" office:value-type="string" office:string-value="JuHa Rosswein" calcext:value-type="string">
            <text:p>JuHa Rosswein</text:p>
          </table:table-cell>
          <table:table-cell table:formula="of:=[$Alles.C209:.I209]" office:value-type="string" office:string-value="Christian Rüdiger / Tariq Lorenz" calcext:value-type="string">
            <text:p>Christian Rüdiger / Tariq Lorenz</text:p>
          </table:table-cell>
          <table:table-cell table:formula="of:=[$Alles.D209:.J209]" office:value-type="string" office:string-value="https://www.facebook.com/christian.rudiger.39?fref=ts" calcext:value-type="string">
            <text:p>https://www.facebook.com/christian.rudiger.39?fref=ts</text:p>
          </table:table-cell>
          <table:table-cell table:formula="of:=[$Alles.E29:.K29]" office:value-type="string" office:string-value="savethescene@gmx.de" calcext:value-type="string">
            <text:p>savethescene@gmx.de</text:p>
          </table:table-cell>
          <table:table-cell table:formula="of:=[$Alles.F209:.L209]" office:value-type="float" office:value="0" calcext:value-type="float">
            <text:p>0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210:.G210]" office:value-type="string" office:string-value="Chemnitz" calcext:value-type="string">
            <text:p>Chemnitz</text:p>
          </table:table-cell>
          <table:table-cell table:formula="of:=[$Alles.B210:.H210]" office:value-type="string" office:string-value="Moshcity Entertainment" calcext:value-type="string">
            <text:p>Moshcity Entertainment</text:p>
          </table:table-cell>
          <table:table-cell table:formula="of:=[$Alles.C210:.I210]" office:value-type="string" office:string-value="Rico Günther" calcext:value-type="string">
            <text:p>Rico Günther</text:p>
          </table:table-cell>
          <table:table-cell table:formula="of:=[$Alles.D210:.J210]" office:value-type="string" office:string-value="https://www.facebook.com/rico.gunther.357?fref=ts" calcext:value-type="string">
            <text:p>https://www.facebook.com/rico.gunther.357?fref=ts</text:p>
          </table:table-cell>
          <table:table-cell table:formula="of:=[$Alles.E21:.K21]" office:value-type="float" office:value="0" calcext:value-type="float">
            <text:p>0</text:p>
          </table:table-cell>
          <table:table-cell table:formula="of:=[$Alles.F210:.L210]" office:value-type="float" office:value="0" calcext:value-type="float">
            <text:p>0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7">
          <table:table-cell table:formula="of:=[$Alles.A211:.G211]" office:value-type="float" office:value="0" calcext:value-type="float">
            <text:p>0</text:p>
          </table:table-cell>
          <table:table-cell table:formula="of:=[$Alles.B211:.H211]" office:value-type="string" office:string-value="Subway To Peter" calcext:value-type="string">
            <text:p>Subway To Peter</text:p>
          </table:table-cell>
          <table:table-cell table:formula="of:=[$Alles.C211:.I211]" office:value-type="float" office:value="0" calcext:value-type="float">
            <text:p>0</text:p>
          </table:table-cell>
          <table:table-cell table:formula="of:=[$Alles.D211:.J211]" office:value-type="string" office:string-value="https://www.facebook.com/Subway-to-&#10;Peter-116164375124181/&#10;?fref=ts" calcext:value-type="string">
            <text:p>https://www.facebook.com/Subway-to-</text:p>
            <text:p>Peter-116164375124181/</text:p>
            <text:p>?fref=ts</text:p>
          </table:table-cell>
          <table:table-cell table:formula="of:=[$Alles.E211:.K211]" office:value-type="string" office:string-value="http://www.subwaytopeter.de/contact.html" calcext:value-type="string">
            <text:p>http://www.subwaytopeter.de/contact.html</text:p>
          </table:table-cell>
          <table:table-cell table:formula="of:=[$Alles.F211:.L211]" office:value-type="float" office:value="0" calcext:value-type="float">
            <text:p>0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212:.G212]" office:value-type="float" office:value="0" calcext:value-type="float">
            <text:p>0</text:p>
          </table:table-cell>
          <table:table-cell table:formula="of:=[$Alles.B212:.H212]" office:value-type="string" office:string-value="AC17" calcext:value-type="string">
            <text:p>AC17</text:p>
          </table:table-cell>
          <table:table-cell table:formula="of:=[$Alles.C212:.I212]" office:value-type="string" office:string-value="Max Keller" calcext:value-type="string">
            <text:p>Max Keller</text:p>
          </table:table-cell>
          <table:table-cell table:formula="of:=[$Alles.D212:.J212]" office:value-type="string" office:string-value="https://www.facebook.com/max.keller.7140?fref=ts" calcext:value-type="string">
            <text:p>https://www.facebook.com/max.keller.7140?fref=ts</text:p>
          </table:table-cell>
          <table:table-cell table:formula="of:=[$Alles.E212:.K212]" office:value-type="string" office:string-value="ac.17@web.de" calcext:value-type="string">
            <text:p>ac.17@web.de</text:p>
          </table:table-cell>
          <table:table-cell table:formula="of:=[$Alles.F212:.L212]" office:value-type="float" office:value="0" calcext:value-type="float">
            <text:p>0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213:.G213]" office:value-type="string" office:string-value="Waldkirchen" calcext:value-type="string">
            <text:p>Waldkirchen</text:p>
          </table:table-cell>
          <table:table-cell table:formula="of:=[$Alles.B213:.H213]" office:value-type="string" office:string-value="AZ Dorftrottel" calcext:value-type="string">
            <text:p>AZ Dorftrottel</text:p>
          </table:table-cell>
          <table:table-cell table:formula="of:=[$Alles.C213:.I213]" office:value-type="string" office:string-value="Hansi" calcext:value-type="string">
            <text:p>Hansi</text:p>
          </table:table-cell>
          <table:table-cell table:formula="of:=[$Alles.D213:.J213]" office:value-type="float" office:value="0" calcext:value-type="float">
            <text:p>0</text:p>
          </table:table-cell>
          <table:table-cell table:formula="of:=[$Alles.E213:.K213]" office:value-type="string" office:string-value="webmaster@az-dorftrottel.de" calcext:value-type="string">
            <text:p>webmaster@az-dorftrottel.de</text:p>
          </table:table-cell>
          <table:table-cell table:formula="of:=[$Alles.F213:.L213]" office:value-type="float" office:value="0" calcext:value-type="float">
            <text:p>0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214:.G214]" office:value-type="string" office:string-value="Eppendorf" calcext:value-type="string">
            <text:p>Eppendorf</text:p>
          </table:table-cell>
          <table:table-cell table:formula="of:=[$Alles.B214:.H214]" office:value-type="string" office:string-value="Moshcity Entertainment" calcext:value-type="string">
            <text:p>Moshcity Entertainment</text:p>
          </table:table-cell>
          <table:table-cell table:formula="of:=[$Alles.C214:.I214]" office:value-type="string" office:string-value="Rico Günther" calcext:value-type="string">
            <text:p>Rico Günther</text:p>
          </table:table-cell>
          <table:table-cell table:formula="of:=[$Alles.D214:.J214]" office:value-type="string" office:string-value="https://www.facebook.com/rico.gunther.357?fref=ts" calcext:value-type="string">
            <text:p>https://www.facebook.com/rico.gunther.357?fref=ts</text:p>
          </table:table-cell>
          <table:table-cell table:formula="of:=[$Alles.E214:.K214]" office:value-type="string" office:string-value="r.drums@t-online.de" calcext:value-type="string">
            <text:p>r.drums@t-online.de</text:p>
          </table:table-cell>
          <table:table-cell table:formula="of:=[$Alles.F214:.L214]" office:value-type="float" office:value="0" calcext:value-type="float">
            <text:p>0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215:.G215]" office:value-type="string" office:string-value="Rauenstein" calcext:value-type="string">
            <text:p>Rauenstein</text:p>
          </table:table-cell>
          <table:table-cell table:formula="of:=[$Alles.B215:.H215]" office:value-type="string" office:string-value="TCHC Booking" calcext:value-type="string">
            <text:p>TCHC Booking</text:p>
          </table:table-cell>
          <table:table-cell table:formula="of:=[$Alles.C215:.I215]" office:value-type="string" office:string-value="Patrick Stolzmann" calcext:value-type="string">
            <text:p>Patrick Stolzmann</text:p>
          </table:table-cell>
          <table:table-cell table:formula="of:=[$Alles.D215:.J215]" office:value-type="string" office:string-value="https://www.facebook.com/patrick.stolzmann?fref=ts" calcext:value-type="string">
            <text:p>https://www.facebook.com/patrick.stolzmann?fref=ts</text:p>
          </table:table-cell>
          <table:table-cell table:formula="of:=[$Alles.E215:.K215]" office:value-type="float" office:value="0" calcext:value-type="float">
            <text:p>0</text:p>
          </table:table-cell>
          <table:table-cell table:formula="of:=[$Alles.F215:.L215]" office:value-type="float" office:value="0" calcext:value-type="float">
            <text:p>0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7">
          <table:table-cell table:formula="of:=[$Alles.A216:.G216]" office:value-type="string" office:string-value="Liechtenstein" calcext:value-type="string">
            <text:p>Liechtenstein</text:p>
          </table:table-cell>
          <table:table-cell table:formula="of:=[$Alles.B216:.H216]" office:value-type="string" office:string-value="Riot Liechtenstein" calcext:value-type="string">
            <text:p>Riot Liechtenstein</text:p>
          </table:table-cell>
          <table:table-cell table:formula="of:=[$Alles.C216:.I216]" office:value-type="string" office:string-value="Michael Grey" calcext:value-type="string">
            <text:p>Michael Grey</text:p>
          </table:table-cell>
          <table:table-cell table:formula="of:=[$Alles.D216:.J216]" office:value-type="string" office:string-value="https://www.facebook.com/JZ-RIOT-&#10;LICHTENSTEIN-2341232&#10;29727/?fref=ts" calcext:value-type="string">
            <text:p>https://www.facebook.com/JZ-RIOT-</text:p>
            <text:p>LICHTENSTEIN-2341232</text:p>
            <text:p>29727/?fref=ts</text:p>
          </table:table-cell>
          <table:table-cell table:formula="of:=[$Alles.E216:.K216]" office:value-type="float" office:value="0" calcext:value-type="float">
            <text:p>0</text:p>
          </table:table-cell>
          <table:table-cell table:formula="of:=[$Alles.F216:.L216]" office:value-type="float" office:value="0" calcext:value-type="float">
            <text:p>0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217:.G217]" office:value-type="string" office:string-value="Nünchritz" calcext:value-type="string">
            <text:p>Nünchritz</text:p>
          </table:table-cell>
          <table:table-cell table:formula="of:=[$Alles.B217:.H217]" office:value-type="string" office:string-value="JUZ Kombi" calcext:value-type="string">
            <text:p>JUZ Kombi</text:p>
          </table:table-cell>
          <table:table-cell table:formula="of:=[$Alles.C217:.I217]" office:value-type="float" office:value="0" calcext:value-type="float">
            <text:p>0</text:p>
          </table:table-cell>
          <table:table-cell table:formula="of:=[$Alles.D217:.J217]" office:value-type="string" office:string-value="https://www.facebook.com/juzkombi/" calcext:value-type="string">
            <text:p>https://www.facebook.com/juzkombi/</text:p>
          </table:table-cell>
          <table:table-cell table:formula="of:=[$Alles.E217:.K217]" office:value-type="float" office:value="0" calcext:value-type="float">
            <text:p>0</text:p>
          </table:table-cell>
          <table:table-cell table:formula="of:=[$Alles.F217:.L217]" office:value-type="float" office:value="0" calcext:value-type="float">
            <text:p>0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6">
          <table:table-cell table:formula="of:=[$Alles.A218:.G218]" office:value-type="string" office:string-value="Dessau" calcext:value-type="string">
            <text:p>Dessau</text:p>
          </table:table-cell>
          <table:table-cell table:formula="of:=[$Alles.B218:.H218]" office:value-type="string" office:string-value="Beat Club / Panic Room" calcext:value-type="string">
            <text:p>Beat Club / Panic Room</text:p>
          </table:table-cell>
          <table:table-cell table:formula="of:=[$Alles.C218:.I218]" office:value-type="string" office:string-value="Nils Sackewitz" calcext:value-type="string">
            <text:p>Nils Sackewitz</text:p>
          </table:table-cell>
          <table:table-cell table:formula="of:=[$Alles.D218:.J218]" office:value-type="string" office:string-value="https://www.facebook.com/nils2711?fref=ts" calcext:value-type="string">
            <text:p>https://www.facebook.com/nils2711?fref=ts</text:p>
          </table:table-cell>
          <table:table-cell table:formula="of:=[$Alles.E218:.K218]" office:value-type="string" office:string-value="nils.sackewitz@beatclub-dessau.deeastern.projects.&#10;1@gmail.com" calcext:value-type="string">
            <text:p>nils.sackewitz@beatclub-dessau.deeastern.projects.</text:p>
            <text:p>1@gmail.com</text:p>
          </table:table-cell>
          <table:table-cell table:formula="of:=[$Alles.F218:.L218]" office:value-type="float" office:value="0" calcext:value-type="float">
            <text:p>0</text:p>
          </table:table-cell>
          <table:table-cell table:formula="of:=[$Alles.G218:.M218]" office:value-type="string" office:string-value="Sachsen-Anhalt" calcext:value-type="string">
            <text:p>Sachsen-Anhalt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219:.G219]" office:value-type="string" office:string-value="Magdeburg" calcext:value-type="string">
            <text:p>Magdeburg</text:p>
          </table:table-cell>
          <table:table-cell table:formula="of:=[$Alles.B219:.H219]" office:value-type="string" office:string-value="Bruised &amp; Brocken Records" calcext:value-type="string">
            <text:p>Bruised &amp; Brocken Records</text:p>
          </table:table-cell>
          <table:table-cell table:formula="of:=[$Alles.C219:.I219]" office:value-type="string" office:string-value="Thomas „TomTom“" calcext:value-type="string">
            <text:p>Thomas „TomTom“</text:p>
          </table:table-cell>
          <table:table-cell table:formula="of:=[$Alles.D219:.J219]" office:value-type="string" office:string-value="https://www.bb-records.de" calcext:value-type="string">
            <text:p>https://www.bb-records.de</text:p>
          </table:table-cell>
          <table:table-cell table:formula="of:=[$Alles.E219:.K219]" office:value-type="float" office:value="0" calcext:value-type="float">
            <text:p>0</text:p>
          </table:table-cell>
          <table:table-cell table:formula="of:=[$Alles.F219:.L219]" office:value-type="float" office:value="0" calcext:value-type="float">
            <text:p>0</text:p>
          </table:table-cell>
          <table:table-cell office:value-type="string" calcext:value-type="string">
            <text:p>Sachsen-Anhalt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220:.G220]" office:value-type="float" office:value="0" calcext:value-type="float">
            <text:p>0</text:p>
          </table:table-cell>
          <table:table-cell table:formula="of:=[$Alles.B220:.H220]" office:value-type="string" office:string-value="Factory MD" calcext:value-type="string">
            <text:p>Factory MD</text:p>
          </table:table-cell>
          <table:table-cell table:formula="of:=[$Alles.C220:.I220]" office:value-type="string" office:string-value="Christian „Terror“" calcext:value-type="string">
            <text:p>Christian „Terror“</text:p>
          </table:table-cell>
          <table:table-cell table:formula="of:=[$Alles.D220:.J220]" office:value-type="string" office:string-value="https://www.facebook.com/factorymagdeburg/?fref=ts" calcext:value-type="string">
            <text:p>https://www.facebook.com/factorymagdeburg/?fref=ts</text:p>
          </table:table-cell>
          <table:table-cell table:formula="of:=[$Alles.E22:.K22]" office:value-type="float" office:value="0" calcext:value-type="float">
            <text:p>0</text:p>
          </table:table-cell>
          <table:table-cell table:formula="of:=[$Alles.F220:.L220]" office:value-type="float" office:value="0" calcext:value-type="float">
            <text:p>0</text:p>
          </table:table-cell>
          <table:table-cell office:value-type="string" calcext:value-type="string">
            <text:p>Sachsen-Anhalt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221:.G221]" office:value-type="float" office:value="0" calcext:value-type="float">
            <text:p>0</text:p>
          </table:table-cell>
          <table:table-cell table:formula="of:=[$Alles.B221:.H221]" office:value-type="string" office:string-value="Prison Riot" calcext:value-type="string">
            <text:p>Prison Riot</text:p>
          </table:table-cell>
          <table:table-cell table:formula="of:=[$Alles.C221:.I221]" office:value-type="string" office:string-value="Robbe Schmidt" calcext:value-type="string">
            <text:p>Robbe Schmidt</text:p>
          </table:table-cell>
          <table:table-cell table:formula="of:=[$Alles.D221:.J221]" office:value-type="string" office:string-value="https://www.facebook.com/robbe.schmidt?fref=ts" calcext:value-type="string">
            <text:p>https://www.facebook.com/robbe.schmidt?fref=ts</text:p>
          </table:table-cell>
          <table:table-cell table:formula="of:=[$Alles.E221:.K221]" office:value-type="float" office:value="0" calcext:value-type="float">
            <text:p>0</text:p>
          </table:table-cell>
          <table:table-cell table:formula="of:=[$Alles.F221:.L221]" office:value-type="float" office:value="0" calcext:value-type="float">
            <text:p>0</text:p>
          </table:table-cell>
          <table:table-cell office:value-type="string" calcext:value-type="string">
            <text:p>Sachsen-Anhalt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222:.G222]" office:value-type="string" office:string-value="Halle" calcext:value-type="string">
            <text:p>Halle</text:p>
          </table:table-cell>
          <table:table-cell table:formula="of:=[$Alles.B222:.H222]" office:value-type="string" office:string-value="The Cheese Cake" calcext:value-type="string">
            <text:p>The Cheese Cake</text:p>
          </table:table-cell>
          <table:table-cell table:formula="of:=[$Alles.C222:.I222]" office:value-type="string" office:string-value="Martin" calcext:value-type="string">
            <text:p>Martin</text:p>
          </table:table-cell>
          <table:table-cell table:formula="of:=[$Alles.D222:.J222]" office:value-type="string" office:string-value="https://www.facebook.com/kaesekucheninhalle/?fref=ts" calcext:value-type="string">
            <text:p>https://www.facebook.com/kaesekucheninhalle/?fref=ts</text:p>
          </table:table-cell>
          <table:table-cell table:formula="of:=[$Alles.E222:.K222]" office:value-type="string" office:string-value="booking@the-cheesecake.de" calcext:value-type="string">
            <text:p>booking@the-cheesecake.de</text:p>
          </table:table-cell>
          <table:table-cell table:formula="of:=[$Alles.F222:.L222]" office:value-type="float" office:value="0" calcext:value-type="float">
            <text:p>0</text:p>
          </table:table-cell>
          <table:table-cell office:value-type="string" calcext:value-type="string">
            <text:p>Sachsen-Anhalt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223:.G223]" office:value-type="float" office:value="0" calcext:value-type="float">
            <text:p>0</text:p>
          </table:table-cell>
          <table:table-cell table:formula="of:=[$Alles.B223:.H223]" office:value-type="string" office:string-value="Colourblind Concerts" calcext:value-type="string">
            <text:p>Colourblind Concerts</text:p>
          </table:table-cell>
          <table:table-cell table:formula="of:=[$Alles.C223:.I223]" office:value-type="float" office:value="0" calcext:value-type="float">
            <text:p>0</text:p>
          </table:table-cell>
          <table:table-cell table:formula="of:=[$Alles.D223:.J223]" office:value-type="string" office:string-value="https://www.facebook.com/colourblindconcerts/" calcext:value-type="string">
            <text:p>https://www.facebook.com/colourblindconcerts/</text:p>
          </table:table-cell>
          <table:table-cell table:formula="of:=[$Alles.E223:.K223]" office:value-type="float" office:value="0" calcext:value-type="float">
            <text:p>0</text:p>
          </table:table-cell>
          <table:table-cell table:formula="of:=[$Alles.F223:.L223]" office:value-type="float" office:value="0" calcext:value-type="float">
            <text:p>0</text:p>
          </table:table-cell>
          <table:table-cell office:value-type="string" calcext:value-type="string">
            <text:p>Sachsen-Anhalt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224:.G224]" office:value-type="string" office:string-value="Quedlinburg" calcext:value-type="string">
            <text:p>Quedlinburg</text:p>
          </table:table-cell>
          <table:table-cell table:formula="of:=[$Alles.B224:.H224]" office:value-type="string" office:string-value="Kuz Leichenstrasse" calcext:value-type="string">
            <text:p>Kuz Leichenstrasse</text:p>
          </table:table-cell>
          <table:table-cell table:formula="of:=[$Alles.C224:.I224]" office:value-type="float" office:value="0" calcext:value-type="float">
            <text:p>0</text:p>
          </table:table-cell>
          <table:table-cell table:formula="of:=[$Alles.D224:.J224]" office:value-type="string" office:string-value="https://www.facebook.com/kuz.reichenstrasse/timeline" calcext:value-type="string">
            <text:p>https://www.facebook.com/kuz.reichenstrasse/timeline</text:p>
          </table:table-cell>
          <table:table-cell table:formula="of:=[$Alles.E224:.K224]" office:value-type="float" office:value="0" calcext:value-type="float">
            <text:p>0</text:p>
          </table:table-cell>
          <table:table-cell table:formula="of:=[$Alles.F224:.L224]" office:value-type="float" office:value="0" calcext:value-type="float">
            <text:p>0</text:p>
          </table:table-cell>
          <table:table-cell office:value-type="string" calcext:value-type="string">
            <text:p>Sachsen-Anhalt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225:.G225]" office:value-type="string" office:string-value="Salzwedel" calcext:value-type="string">
            <text:p>Salzwedel</text:p>
          </table:table-cell>
          <table:table-cell table:formula="of:=[$Alles.B225:.H225]" office:value-type="string" office:string-value="Club Hanseat" calcext:value-type="string">
            <text:p>Club Hanseat</text:p>
          </table:table-cell>
          <table:table-cell table:formula="of:=[$Alles.C225:.I225]" office:value-type="string" office:string-value="Louis / Claudia" calcext:value-type="string">
            <text:p>Louis / Claudia</text:p>
          </table:table-cell>
          <table:table-cell table:formula="of:=[$Alles.D225:.J225]" office:value-type="string" office:string-value="https://www.facebook.com/club.hanseat.salzwedel/" calcext:value-type="string">
            <text:p>https://www.facebook.com/club.hanseat.salzwedel/</text:p>
          </table:table-cell>
          <table:table-cell table:formula="of:=[$Alles.E225:.K225]" office:value-type="string" office:string-value="office@club-hanseat.de" calcext:value-type="string">
            <text:p>office@club-hanseat.de</text:p>
          </table:table-cell>
          <table:table-cell table:formula="of:=[$Alles.F225:.L225]" office:value-type="float" office:value="0" calcext:value-type="float">
            <text:p>0</text:p>
          </table:table-cell>
          <table:table-cell office:value-type="string" calcext:value-type="string">
            <text:p>Sachsen-Anhalt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226:.G226]" office:value-type="float" office:value="0" calcext:value-type="float">
            <text:p>0</text:p>
          </table:table-cell>
          <table:table-cell table:formula="of:=[$Alles.B226:.H226]" office:value-type="float" office:value="0" calcext:value-type="float">
            <text:p>0</text:p>
          </table:table-cell>
          <table:table-cell table:formula="of:=[$Alles.C226:.I226]" office:value-type="float" office:value="0" calcext:value-type="float">
            <text:p>0</text:p>
          </table:table-cell>
          <table:table-cell table:formula="of:=[$Alles.D226:.J226]" office:value-type="float" office:value="0" calcext:value-type="float">
            <text:p>0</text:p>
          </table:table-cell>
          <table:table-cell table:formula="of:=[$Alles.E226:.K226]" office:value-type="float" office:value="0" calcext:value-type="float">
            <text:p>0</text:p>
          </table:table-cell>
          <table:table-cell table:formula="of:=[$Alles.F226:.L226]" office:value-type="float" office:value="0" calcext:value-type="float">
            <text:p>0</text:p>
          </table:table-cell>
          <table:table-cell table:formula="of:=[$Alles.G226:.M226]" office:value-type="string" office:string-value="Schleswig-Holstein" calcext:value-type="string">
            <text:p>Schleswig-Holstei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7">
          <table:table-cell table:formula="of:=[$Alles.A227:.G227]" office:value-type="string" office:string-value="Suhl" calcext:value-type="string">
            <text:p>Suhl</text:p>
          </table:table-cell>
          <table:table-cell table:formula="of:=[$Alles.B227:.H227]" office:value-type="string" office:string-value="LFWP Suhl" calcext:value-type="string">
            <text:p>LFWP Suhl</text:p>
          </table:table-cell>
          <table:table-cell table:formula="of:=[$Alles.C227:.I227]" office:value-type="float" office:value="0" calcext:value-type="float">
            <text:p>0</text:p>
          </table:table-cell>
          <table:table-cell table:formula="of:=[$Alles.D227:.J227]" office:value-type="string" office:string-value="https://www.facebook.com/LFWP-&#10;Suhl-1681641772106909/&#10;?fref=ts" calcext:value-type="string">
            <text:p>https://www.facebook.com/LFWP-</text:p>
            <text:p>Suhl-1681641772106909/</text:p>
            <text:p>?fref=ts</text:p>
          </table:table-cell>
          <table:table-cell table:formula="of:=[$Alles.E227:.K227]" office:value-type="float" office:value="0" calcext:value-type="float">
            <text:p>0</text:p>
          </table:table-cell>
          <table:table-cell table:formula="of:=[$Alles.F227:.L227]" office:value-type="float" office:value="0" calcext:value-type="float">
            <text:p>0</text:p>
          </table:table-cell>
          <table:table-cell table:formula="of:=[$Alles.G227:.M227]" office:value-type="string" office:string-value="Thüringen" calcext:value-type="string">
            <text:p>Thüring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228:.G228]" office:value-type="string" office:string-value="Jena" calcext:value-type="string">
            <text:p>Jena</text:p>
          </table:table-cell>
          <table:table-cell table:formula="of:=[$Alles.B228:.H228]" office:value-type="string" office:string-value="BRING IT BACK Booking" calcext:value-type="string">
            <text:p>BRING IT BACK Booking</text:p>
          </table:table-cell>
          <table:table-cell table:formula="of:=[$Alles.C228:.I228]" office:value-type="float" office:value="0" calcext:value-type="float">
            <text:p>0</text:p>
          </table:table-cell>
          <table:table-cell table:formula="of:=[$Alles.D228:.J228]" office:value-type="string" office:string-value="https://www.facebook.com/xbringitbackx/?fref=ts" calcext:value-type="string">
            <text:p>https://www.facebook.com/xbringitbackx/?fref=ts</text:p>
          </table:table-cell>
          <table:table-cell table:formula="of:=[$Alles.E228:.K228]" office:value-type="string" office:string-value="xbringitbackbookingx@gmail.com" calcext:value-type="string">
            <text:p>xbringitbackbookingx@gmail.com</text:p>
          </table:table-cell>
          <table:table-cell table:formula="of:=[$Alles.F228:.L228]" office:value-type="float" office:value="0" calcext:value-type="float">
            <text:p>0</text:p>
          </table:table-cell>
          <table:table-cell office:value-type="string" calcext:value-type="string">
            <text:p>Thüring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229:.G229]" office:value-type="float" office:value="0" calcext:value-type="float">
            <text:p>0</text:p>
          </table:table-cell>
          <table:table-cell table:formula="of:=[$Alles.B229:.H229]" office:value-type="string" office:string-value="Greenheart Booking" calcext:value-type="string">
            <text:p>Greenheart Booking</text:p>
          </table:table-cell>
          <table:table-cell table:formula="of:=[$Alles.C229:.I229]" office:value-type="string" office:string-value="Yannik" calcext:value-type="string">
            <text:p>Yannik</text:p>
          </table:table-cell>
          <table:table-cell table:formula="of:=[$Alles.D229:.J229]" office:value-type="string" office:string-value="https://www.facebook.com/yannick.latour.9?fref=ts" calcext:value-type="string">
            <text:p>https://www.facebook.com/yannick.latour.9?fref=ts</text:p>
          </table:table-cell>
          <table:table-cell table:formula="of:=[$Alles.E229:.K229]" office:value-type="float" office:value="0" calcext:value-type="float">
            <text:p>0</text:p>
          </table:table-cell>
          <table:table-cell table:formula="of:=[$Alles.F229:.L229]" office:value-type="float" office:value="0" calcext:value-type="float">
            <text:p>0</text:p>
          </table:table-cell>
          <table:table-cell office:value-type="string" calcext:value-type="string">
            <text:p>Thüring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7">
          <table:table-cell table:formula="of:=[$Alles.A230:.G230]" office:value-type="float" office:value="0" calcext:value-type="float">
            <text:p>0</text:p>
          </table:table-cell>
          <table:table-cell table:formula="of:=[$Alles.B230:.H230]" office:value-type="string" office:string-value="Deaf Row Shows" calcext:value-type="string">
            <text:p>Deaf Row Shows</text:p>
          </table:table-cell>
          <table:table-cell table:formula="of:=[$Alles.C230:.I230]" office:value-type="float" office:value="0" calcext:value-type="float">
            <text:p>0</text:p>
          </table:table-cell>
          <table:table-cell table:formula="of:=[$Alles.D230:.J230]" office:value-type="string" office:string-value="https://www.facebook.com/Deaf-Row-&#10;Shows-50346143635082&#10;8/" calcext:value-type="string">
            <text:p>https://www.facebook.com/Deaf-Row-</text:p>
            <text:p>Shows-50346143635082</text:p>
            <text:p>8/</text:p>
          </table:table-cell>
          <table:table-cell table:formula="of:=[$Alles.E23:.K23]" office:value-type="string" office:string-value="down4life@gmx.de" calcext:value-type="string">
            <text:p>down4life@gmx.de</text:p>
          </table:table-cell>
          <table:table-cell table:formula="of:=[$Alles.F230:.L230]" office:value-type="float" office:value="0" calcext:value-type="float">
            <text:p>0</text:p>
          </table:table-cell>
          <table:table-cell office:value-type="string" calcext:value-type="string">
            <text:p>Thüring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231:.G231]" office:value-type="float" office:value="0" calcext:value-type="float">
            <text:p>0</text:p>
          </table:table-cell>
          <table:table-cell table:formula="of:=[$Alles.B231:.H231]" office:value-type="string" office:string-value="Monkey Mosh Events" calcext:value-type="string">
            <text:p>Monkey Mosh Events</text:p>
          </table:table-cell>
          <table:table-cell table:formula="of:=[$Alles.C231:.I231]" office:value-type="float" office:value="0" calcext:value-type="float">
            <text:p>0</text:p>
          </table:table-cell>
          <table:table-cell table:formula="of:=[$Alles.D231:.J231]" office:value-type="string" office:string-value="https://www.facebook.com/monkeymoshevents/?fref=ts" calcext:value-type="string">
            <text:p>https://www.facebook.com/monkeymoshevents/?fref=ts</text:p>
          </table:table-cell>
          <table:table-cell table:formula="of:=[$Alles.E231:.K231]" office:value-type="string" office:string-value="monkey.mosh@gmx.de" calcext:value-type="string">
            <text:p>monkey.mosh@gmx.de</text:p>
          </table:table-cell>
          <table:table-cell table:formula="of:=[$Alles.F231:.L231]" office:value-type="float" office:value="0" calcext:value-type="float">
            <text:p>0</text:p>
          </table:table-cell>
          <table:table-cell office:value-type="string" calcext:value-type="string">
            <text:p>Thüring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232:.G232]" office:value-type="string" office:string-value="Arndstadt" calcext:value-type="string">
            <text:p>Arndstadt</text:p>
          </table:table-cell>
          <table:table-cell table:formula="of:=[$Alles.B232:.H232]" office:value-type="string" office:string-value="For The Hope" calcext:value-type="string">
            <text:p>For The Hope</text:p>
          </table:table-cell>
          <table:table-cell table:formula="of:=[$Alles.C232:.I232]" office:value-type="string" office:string-value="Patrick / Connie" calcext:value-type="string">
            <text:p>Patrick / Connie</text:p>
          </table:table-cell>
          <table:table-cell table:formula="of:=[$Alles.D232:.J232]" office:value-type="string" office:string-value="https://www.facebook.com/patrick.sxe.9?fref=ts" calcext:value-type="string">
            <text:p>https://www.facebook.com/patrick.sxe.9?fref=ts</text:p>
          </table:table-cell>
          <table:table-cell table:formula="of:=[$Alles.E232:.K232]" office:value-type="float" office:value="0" calcext:value-type="float">
            <text:p>0</text:p>
          </table:table-cell>
          <table:table-cell table:formula="of:=[$Alles.F232:.L232]" office:value-type="float" office:value="0" calcext:value-type="float">
            <text:p>0</text:p>
          </table:table-cell>
          <table:table-cell office:value-type="string" calcext:value-type="string">
            <text:p>Thüring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233:.G233]" office:value-type="string" office:string-value="Erfurt" calcext:value-type="string">
            <text:p>Erfurt</text:p>
          </table:table-cell>
          <table:table-cell table:formula="of:=[$Alles.B233:.H233]" office:value-type="string" office:string-value="Metalgulasch" calcext:value-type="string">
            <text:p>Metalgulasch</text:p>
          </table:table-cell>
          <table:table-cell table:formula="of:=[$Alles.C233:.I233]" office:value-type="string" office:string-value="Jan Schuhmacher" calcext:value-type="string">
            <text:p>Jan Schuhmacher</text:p>
          </table:table-cell>
          <table:table-cell table:formula="of:=[$Alles.D233:.J233]" office:value-type="string" office:string-value="https://www.facebook.com/jan.schumacher.35?ref=ts&amp;fref=ts&amp;qsefr=1" calcext:value-type="string">
            <text:p>https://www.facebook.com/jan.schumacher.35?ref=ts&amp;fref=ts&amp;qsefr=1</text:p>
          </table:table-cell>
          <table:table-cell table:formula="of:=[$Alles.E233:.K233]" office:value-type="float" office:value="0" calcext:value-type="float">
            <text:p>0</text:p>
          </table:table-cell>
          <table:table-cell table:formula="of:=[$Alles.F233:.L233]" office:value-type="float" office:value="0" calcext:value-type="float">
            <text:p>0</text:p>
          </table:table-cell>
          <table:table-cell office:value-type="string" calcext:value-type="string">
            <text:p>Thüring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234:.G234]" office:value-type="string" office:string-value="Gera" calcext:value-type="string">
            <text:p>Gera</text:p>
          </table:table-cell>
          <table:table-cell table:formula="of:=[$Alles.B234:.H234]" office:value-type="string" office:string-value="This is your Time" calcext:value-type="string">
            <text:p>This is your Time</text:p>
          </table:table-cell>
          <table:table-cell table:formula="of:=[$Alles.C234:.I234]" office:value-type="string" office:string-value="Gigi" calcext:value-type="string">
            <text:p>Gigi</text:p>
          </table:table-cell>
          <table:table-cell table:formula="of:=[$Alles.D234:.J234]" office:value-type="string" office:string-value="https://www.facebook.com/gigi.core.7?fref=ts" calcext:value-type="string">
            <text:p>https://www.facebook.com/gigi.core.7?fref=ts</text:p>
          </table:table-cell>
          <table:table-cell table:formula="of:=[$Alles.E234:.K234]" office:value-type="float" office:value="0" calcext:value-type="float">
            <text:p>0</text:p>
          </table:table-cell>
          <table:table-cell table:formula="of:=[$Alles.F234:.L234]" office:value-type="float" office:value="0" calcext:value-type="float">
            <text:p>0</text:p>
          </table:table-cell>
          <table:table-cell office:value-type="string" calcext:value-type="string">
            <text:p>Thüring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formula="of:=[$Alles.A235:.G235]" office:value-type="string" office:string-value="Neustadt an der Orla" calcext:value-type="string">
            <text:p>Neustadt an der Orla</text:p>
          </table:table-cell>
          <table:table-cell table:formula="of:=[$Alles.B235:.H235]" office:value-type="string" office:string-value="EXIL SHOWS" calcext:value-type="string">
            <text:p>EXIL SHOWS</text:p>
          </table:table-cell>
          <table:table-cell table:formula="of:=[$Alles.C235:.I235]" office:value-type="float" office:value="0" calcext:value-type="float">
            <text:p>0</text:p>
          </table:table-cell>
          <table:table-cell table:formula="of:=[$Alles.D235:.J235]" office:value-type="string" office:string-value="https://www.facebook.com/exilshows/" calcext:value-type="string">
            <text:p>https://www.facebook.com/exilshows/</text:p>
          </table:table-cell>
          <table:table-cell table:formula="of:=[$Alles.E235:.K235]" office:value-type="float" office:value="0" calcext:value-type="float">
            <text:p>0</text:p>
          </table:table-cell>
          <table:table-cell table:formula="of:=[$Alles.F235:.L235]" office:value-type="float" office:value="0" calcext:value-type="float">
            <text:p>0</text:p>
          </table:table-cell>
          <table:table-cell office:value-type="string" calcext:value-type="string">
            <text:p>Thüring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8">
          <table:table-cell table:style-name="ce2" office:value-type="string" calcext:value-type="string">
            <text:p>Kopenhagen</text:p>
          </table:table-cell>
          <table:table-cell table:number-columns-repeated="2" table:style-name="ce2" office:value-type="string" calcext:value-type="string">
            <text:p>Underwerket</text:p>
          </table:table-cell>
          <table:table-cell table:style-name="ce2" office:value-type="string" calcext:value-type="string">
            <text:p>under.werket.dk</text:p>
          </table:table-cell>
          <table:table-cell table:style-name="ce2" office:value-type="string" calcext:value-type="string">
            <text:p>Underwerket@kraftwerket.dk</text:p>
          </table:table-cell>
          <table:table-cell table:number-columns-repeated="2"/>
          <table:table-cell table:style-name="ce2" office:value-type="string" calcext:value-type="string">
            <text:p>Dänemark</text:p>
          </table:table-cell>
          <table:table-cell table:style-name="ce3"/>
        </table:table-row>
        <table:table-row table:style-name="ro8">
          <table:table-cell table:style-name="ce2" office:value-type="string" calcext:value-type="string">
            <text:p>Vöcklabruck</text:p>
          </table:table-cell>
          <table:table-cell table:number-columns-repeated="2" table:style-name="ce2" office:value-type="string" calcext:value-type="string">
            <text:p>OKH</text:p>
          </table:table-cell>
          <table:table-cell table:style-name="ce2" office:value-type="string" calcext:value-type="string">
            <text:p>okh.or.at</text:p>
          </table:table-cell>
          <table:table-cell table:style-name="ce2" office:value-type="string" calcext:value-type="string">
            <text:p>programm@okh.or.at</text:p>
          </table:table-cell>
          <table:table-cell table:number-columns-repeated="2"/>
          <table:table-cell table:style-name="ce2" office:value-type="string" calcext:value-type="string">
            <text:p>Österreich</text:p>
          </table:table-cell>
          <table:table-cell table:style-name="ce3"/>
        </table:table-row>
        <table:table-row table:style-name="ro8">
          <table:table-cell table:style-name="ce2" office:value-type="string" calcext:value-type="string">
            <text:p>Salzburg</text:p>
          </table:table-cell>
          <table:table-cell table:style-name="ce2" office:value-type="string" calcext:value-type="string">
            <text:p>Rockhouse</text:p>
          </table:table-cell>
          <table:table-cell table:style-name="ce2" office:value-type="string" calcext:value-type="string">
            <text:p>Wolf</text:p>
          </table:table-cell>
          <table:table-cell table:style-name="ce2" office:value-type="string" calcext:value-type="string">
            <text:p>www.rockhouse.at</text:p>
          </table:table-cell>
          <table:table-cell table:style-name="ce2" office:value-type="string" calcext:value-type="string">
            <text:p>booking@rockhouse.at</text:p>
          </table:table-cell>
          <table:table-cell table:number-columns-repeated="2"/>
          <table:table-cell table:style-name="ce2" office:value-type="string" calcext:value-type="string">
            <text:p>Österreich</text:p>
          </table:table-cell>
          <table:table-cell table:style-name="ce3"/>
        </table:table-row>
        <table:table-row table:style-name="ro8">
          <table:table-cell table:style-name="ce2" office:value-type="string" calcext:value-type="string">
            <text:p>St. Pölten</text:p>
          </table:table-cell>
          <table:table-cell table:number-columns-repeated="2" table:style-name="ce2" office:value-type="string" calcext:value-type="string">
            <text:p>frei:raum</text:p>
          </table:table-cell>
          <table:table-cell table:style-name="ce2"/>
          <table:table-cell table:style-name="ce2" office:value-type="string" calcext:value-type="string">
            <text:p>wolfgang.matzl@st-poelten.gv.at</text:p>
          </table:table-cell>
          <table:table-cell table:number-columns-repeated="2"/>
          <table:table-cell table:style-name="ce2" office:value-type="string" calcext:value-type="string">
            <text:p>Österreich</text:p>
          </table:table-cell>
          <table:table-cell table:style-name="ce3"/>
        </table:table-row>
        <table:table-row table:style-name="ro8">
          <table:table-cell table:style-name="ce2" office:value-type="string" calcext:value-type="string">
            <text:p>Gei</text:p>
          </table:table-cell>
          <table:table-cell table:number-columns-repeated="2" table:style-name="ce2" office:value-type="string" calcext:value-type="string">
            <text:p>Musikclub Gei</text:p>
          </table:table-cell>
          <table:table-cell table:style-name="ce2" office:value-type="string" calcext:value-type="string">
            <text:p>facebook.com/gei.tk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Österreich</text:p>
          </table:table-cell>
          <table:table-cell table:style-name="ce3"/>
        </table:table-row>
        <table:table-row table:style-name="ro8">
          <table:table-cell table:style-name="ce2" office:value-type="string" calcext:value-type="string">
            <text:p>Wien</text:p>
          </table:table-cell>
          <table:table-cell table:number-columns-repeated="2" table:style-name="ce2" office:value-type="string" calcext:value-type="string">
            <text:p>Arena 3Raum</text:p>
          </table:table-cell>
          <table:table-cell table:style-name="ce2" office:value-type="string" calcext:value-type="string">
            <text:p>arenavie.com</text:p>
          </table:table-cell>
          <table:table-cell table:style-name="ce2" office:value-type="string" calcext:value-type="string">
            <text:p>-</text:p>
          </table:table-cell>
          <table:table-cell table:number-columns-repeated="2"/>
          <table:table-cell table:style-name="ce2" office:value-type="string" calcext:value-type="string">
            <text:p>Österreich</text:p>
          </table:table-cell>
          <table:table-cell table:style-name="ce3"/>
        </table:table-row>
        <table:table-row table:style-name="ro8">
          <table:table-cell table:style-name="ce2" office:value-type="string" calcext:value-type="string">
            <text:p>Basel</text:p>
          </table:table-cell>
          <table:table-cell table:style-name="ce2" office:value-type="string" calcext:value-type="string">
            <text:p>Kaserne</text:p>
          </table:table-cell>
          <table:table-cell table:number-columns-repeated="5"/>
          <table:table-cell table:style-name="ce2" office:value-type="string" calcext:value-type="string">
            <text:p>Schweiz</text:p>
          </table:table-cell>
          <table:table-cell table:style-name="ce3"/>
        </table:table-row>
        <table:table-row table:style-name="ro8">
          <table:table-cell table:style-name="ce2" office:value-type="string" calcext:value-type="string">
            <text:p>Bremgarten</text:p>
          </table:table-cell>
          <table:table-cell table:number-columns-repeated="2" table:style-name="ce2" office:value-type="string" calcext:value-type="string">
            <text:p>Rockbunker</text:p>
          </table:table-cell>
          <table:table-cell table:style-name="ce2" office:value-type="string" calcext:value-type="string">
            <text:p>rockbunker.ch</text:p>
          </table:table-cell>
          <table:table-cell table:style-name="ce2" office:value-type="string" calcext:value-type="string">
            <text:p>rockbunker@gmx.ch</text:p>
          </table:table-cell>
          <table:table-cell table:number-columns-repeated="2"/>
          <table:table-cell table:style-name="ce2" office:value-type="string" calcext:value-type="string">
            <text:p>Schweiz</text:p>
          </table:table-cell>
          <table:table-cell table:style-name="ce3"/>
        </table:table-row>
        <table:table-row table:style-name="ro8">
          <table:table-cell table:style-name="ce2" office:value-type="string" calcext:value-type="string">
            <text:p>Zürich</text:p>
          </table:table-cell>
          <table:table-cell table:number-columns-repeated="2" table:style-name="ce2" office:value-type="string" calcext:value-type="string">
            <text:p>Dynamo</text:p>
          </table:table-cell>
          <table:table-cell table:style-name="ce2" office:value-type="string" calcext:value-type="string">
            <text:p>dynamo.ch</text:p>
          </table:table-cell>
          <table:table-cell table:style-name="ce2" office:value-type="string" calcext:value-type="string">
            <text:p>info@dynamo.ch</text:p>
          </table:table-cell>
          <table:table-cell table:number-columns-repeated="2"/>
          <table:table-cell table:style-name="ce2" office:value-type="string" calcext:value-type="string">
            <text:p>Schweiz</text:p>
          </table:table-cell>
          <table:table-cell table:style-name="ce3"/>
        </table:table-row>
        <table:table-row table:style-name="ro8">
          <table:table-cell table:style-name="ce2" office:value-type="string" calcext:value-type="string">
            <text:p>Amsterdam</text:p>
          </table:table-cell>
          <table:table-cell table:style-name="ce2" office:value-type="string" calcext:value-type="string">
            <text:p>The Cave</text:p>
          </table:table-cell>
          <table:table-cell/>
          <table:table-cell table:style-name="ce2" office:value-type="string" calcext:value-type="string">
            <text:p>facebook.com/pages/The-Cave</text:p>
          </table:table-cell>
          <table:table-cell table:style-name="ce2" office:value-type="string" calcext:value-type="string">
            <text:p>rockclubthecave@gmail.com</text:p>
          </table:table-cell>
          <table:table-cell table:number-columns-repeated="2"/>
          <table:table-cell table:style-name="ce2" office:value-type="string" calcext:value-type="string">
            <text:p>Niederlande</text:p>
          </table:table-cell>
          <table:table-cell table:style-name="ce3"/>
        </table:table-row>
      </table:table>
      <table:table table:name="Alles" table:style-name="ta18">
        <office:forms form:automatic-focus="false" form:apply-design-mode="false"/>
        <table:table-column table:style-name="co83" table:default-cell-style-name="ce42"/>
        <table:table-column table:style-name="co83" table:default-cell-style-name="ce48"/>
        <table:table-column table:style-name="co84" table:default-cell-style-name="ce48"/>
        <table:table-column table:style-name="co85" table:default-cell-style-name="ce48"/>
        <table:table-column table:style-name="co83" table:default-cell-style-name="ce49"/>
        <table:table-column table:style-name="co85" table:default-cell-style-name="Default"/>
        <table:table-column table:style-name="co86" table:default-cell-style-name="ce54"/>
        <table:table-column table:style-name="co87" table:number-columns-repeated="1017" table:default-cell-style-name="Default"/>
        <table:table-row table:style-name="ro9">
          <table:table-cell table:style-name="ce40" office:value-type="string" calcext:value-type="string">
            <text:p><text:span text:style-name="T1">PLACE</text:span></text:p>
          </table:table-cell>
          <table:table-cell table:style-name="ce40" office:value-type="string" calcext:value-type="string">
            <text:p><text:span text:style-name="T1">COMPANY</text:span></text:p>
          </table:table-cell>
          <table:table-cell table:style-name="ce40" office:value-type="string" calcext:value-type="string">
            <text:p><text:span text:style-name="T1">CONTACT</text:span></text:p>
          </table:table-cell>
          <table:table-cell table:style-name="ce40" office:value-type="string" calcext:value-type="string">
            <text:p>FACEBOOK/HOMEPAGE</text:p>
          </table:table-cell>
          <table:table-cell table:style-name="ce40" office:value-type="string" calcext:value-type="string">
            <text:p>E-MAIL/PHONE</text:p>
          </table:table-cell>
          <table:table-cell/>
          <table:table-cell table:style-name="ce40" office:value-type="string" calcext:value-type="string">
            <text:p><text:span text:style-name="T1">AREA</text:span></text:p>
          </table:table-cell>
          <table:table-cell table:number-columns-repeated="1017"/>
        </table:table-row>
        <table:table-row table:style-name="ro10">
          <table:table-cell table:style-name="ce41" office:value-type="string" calcext:value-type="string">
            <text:p><text:span text:style-name="T2">Mannheim</text:span></text:p>
          </table:table-cell>
          <table:table-cell table:style-name="ce47" office:value-type="string" calcext:value-type="string">
            <text:p><text:span text:style-name="T2">For The Youth Concerts</text:span></text:p>
          </table:table-cell>
          <table:table-cell table:style-name="ce47" office:value-type="string" calcext:value-type="string">
            <text:p><text:span text:style-name="T2">Nik Harbourt</text:span></text:p>
          </table:table-cell>
          <table:table-cell table:style-name="ce51" office:value-type="string" calcext:value-type="string">
            <text:p>https://www.facebook.com/nik.harbourt?fref=ts</text:p>
          </table:table-cell>
          <table:table-cell table:style-name="ce51" office:value-type="string" calcext:value-type="string">
            <text:p>fortheyouthconcerts@gmail.com</text:p>
          </table:table-cell>
          <table:table-cell/>
          <table:table-cell table:style-name="ce53" office:value-type="string" calcext:value-type="string">
            <text:p><text:span text:style-name="T1">Baden-Württemberg</text:span></text:p>
          </table:table-cell>
          <table:table-cell table:number-columns-repeated="1017"/>
        </table:table-row>
        <table:table-row table:style-name="ro11">
          <table:table-cell/>
          <table:table-cell office:value-type="string" calcext:value-type="string">
            <text:p><text:span text:style-name="T2">Honey Bucket Show</text:span></text:p>
          </table:table-cell>
          <table:table-cell table:style-name="ce49"/>
          <table:table-cell office:value-type="string" calcext:value-type="string">
            <text:p>https://www.facebook.com/honeybucketcrew/</text:p>
          </table:table-cell>
          <table:table-cell office:value-type="string" calcext:value-type="string">
            <text:p>honeybucketcrew@gmail.com</text:p>
          </table:table-cell>
          <table:table-cell table:number-columns-repeated="1019"/>
        </table:table-row>
        <table:table-row table:style-name="ro11">
          <table:table-cell table:style-name="ce43" office:value-type="string" calcext:value-type="string">
            <text:p><text:span text:style-name="T2">Ludwigsburg</text:span></text:p>
          </table:table-cell>
          <table:table-cell table:style-name="ce49"/>
          <table:table-cell office:value-type="string" calcext:value-type="string">
            <text:p><text:span text:style-name="T2">Johannes</text:span></text:p>
          </table:table-cell>
          <table:table-cell table:style-name="ce49" office:value-type="string" calcext:value-type="string">
            <text:p>https://www.facebook.com/freund.ney?fref=ts</text:p>
          </table:table-cell>
          <table:table-cell table:number-columns-repeated="1020"/>
        </table:table-row>
        <table:table-row table:style-name="ro11">
          <table:table-cell table:style-name="ce43" office:value-type="string" calcext:value-type="string">
            <text:p><text:span text:style-name="T2">Konstanz</text:span></text:p>
          </table:table-cell>
          <table:table-cell office:value-type="string" calcext:value-type="string">
            <text:p><text:span text:style-name="T2">Mini-Rock Festival</text:span></text:p>
          </table:table-cell>
          <table:table-cell office:value-type="string" calcext:value-type="string">
            <text:p><text:span text:style-name="T2">Matthias Maus</text:span></text:p>
          </table:table-cell>
          <table:table-cell table:style-name="ce49" office:value-type="string" calcext:value-type="string">
            <text:p>https://www.facebook.com/diemausmatthias?fref=ts</text:p>
          </table:table-cell>
          <table:table-cell table:number-columns-repeated="1020"/>
        </table:table-row>
        <table:table-row table:style-name="ro12">
          <table:table-cell/>
          <table:table-cell table:style-name="ce49"/>
          <table:table-cell office:value-type="string" calcext:value-type="string">
            <text:p><text:span text:style-name="T2">Antonius</text:span></text:p>
          </table:table-cell>
          <table:table-cell table:style-name="ce49" office:value-type="string" calcext:value-type="string">
            <text:p>https://www.facebook.com/anthony.blessing.31?fref=ts</text:p>
          </table:table-cell>
          <table:table-cell table:number-columns-repeated="1020"/>
        </table:table-row>
        <table:table-row table:style-name="ro11">
          <table:table-cell table:style-name="ce43" office:value-type="string" calcext:value-type="string">
            <text:p><text:span text:style-name="T2">Singen</text:span></text:p>
          </table:table-cell>
          <table:table-cell table:style-name="ce49"/>
          <table:table-cell office:value-type="string" calcext:value-type="string">
            <text:p><text:span text:style-name="T2">Matthias Maus</text:span></text:p>
          </table:table-cell>
          <table:table-cell table:style-name="ce49" office:value-type="string" calcext:value-type="string">
            <text:p>https://www.facebook.com/diemausmatthias?fref=ts</text:p>
          </table:table-cell>
          <table:table-cell table:number-columns-repeated="1020"/>
        </table:table-row>
        <table:table-row table:style-name="ro11">
          <table:table-cell table:style-name="ce43" office:value-type="string" calcext:value-type="string">
            <text:p><text:span text:style-name="T2">Stuttgart</text:span></text:p>
          </table:table-cell>
          <table:table-cell office:value-type="string" calcext:value-type="string">
            <text:p><text:span text:style-name="T2">JuHa West</text:span></text:p>
          </table:table-cell>
          <table:table-cell office:value-type="string" calcext:value-type="string">
            <text:p><text:span text:style-name="T2">Florian</text:span></text:p>
          </table:table-cell>
          <table:table-cell office:value-type="string" calcext:value-type="string">
            <text:p>https://www.facebook.com/JuHaWest.Flo?fref=ts</text:p>
          </table:table-cell>
          <table:table-cell table:style-name="ce48" office:value-type="string" calcext:value-type="string">
            <text:p><text:a xlink:href="mailto:west@jugendhaus.net" xlink:type="simple">west@jugendhaus.net</text:a></text:p>
          </table:table-cell>
          <table:table-cell table:number-columns-repeated="1019"/>
        </table:table-row>
        <table:table-row table:style-name="ro11">
          <table:table-cell table:style-name="ce43" office:value-type="string" calcext:value-type="string">
            <text:p><text:span text:style-name="T2">Dieburg</text:span></text:p>
          </table:table-cell>
          <table:table-cell office:value-type="string" calcext:value-type="string">
            <text:p><text:span text:style-name="T2">Traffic Jam Open Air</text:span></text:p>
          </table:table-cell>
          <table:table-cell table:style-name="ce49"/>
          <table:table-cell office:value-type="string" calcext:value-type="string">
            <text:p>https://www.facebook.com/trafficjamopenair/</text:p>
          </table:table-cell>
          <table:table-cell table:style-name="ce48" office:value-type="string" calcext:value-type="string">
            <text:p><text:a xlink:href="http://www.trafficjam.de/" xlink:type="simple">http://www.trafficjam.de</text:a></text:p>
          </table:table-cell>
          <table:table-cell table:number-columns-repeated="1019"/>
        </table:table-row>
        <table:table-row table:style-name="ro11">
          <table:table-cell table:style-name="ce43" office:value-type="string" calcext:value-type="string">
            <text:p><text:span text:style-name="T2">Freiburg im Breisgau</text:span></text:p>
          </table:table-cell>
          <table:table-cell office:value-type="string" calcext:value-type="string">
            <text:p><text:span text:style-name="T2">HCM Booking</text:span></text:p>
          </table:table-cell>
          <table:table-cell office:value-type="string" calcext:value-type="string">
            <text:p><text:span text:style-name="T2">Lutz</text:span></text:p>
          </table:table-cell>
          <table:table-cell office:value-type="string" calcext:value-type="string">
            <text:p>https://www.facebook.com/hcmbooking/</text:p>
          </table:table-cell>
          <table:table-cell table:style-name="ce48" office:value-type="string" calcext:value-type="string">
            <text:p><text:a xlink:href="mailto:lutz-hcmbooking@gmx.de" xlink:type="simple">lutz-hcmbooking@gmx.de</text:a></text:p>
          </table:table-cell>
          <table:table-cell table:number-columns-repeated="1019"/>
        </table:table-row>
        <table:table-row table:style-name="ro11">
          <table:table-cell table:style-name="ce43" office:value-type="string" calcext:value-type="string">
            <text:p><text:span text:style-name="T2">Rastatt</text:span></text:p>
          </table:table-cell>
          <table:table-cell office:value-type="string" calcext:value-type="string">
            <text:p><text:span text:style-name="T2">ACR</text:span></text:p>
          </table:table-cell>
          <table:table-cell office:value-type="string" calcext:value-type="string">
            <text:p><text:span text:style-name="T2">Lukas</text:span></text:p>
          </table:table-cell>
          <table:table-cell office:value-type="string" calcext:value-type="string">
            <text:p>https://www.facebook.com/lukas.gangl.9</text:p>
          </table:table-cell>
          <table:table-cell table:number-columns-repeated="1020"/>
        </table:table-row>
        <table:table-row table:style-name="ro12">
          <table:table-cell table:style-name="ce43" office:value-type="string" calcext:value-type="string">
            <text:p><text:span text:style-name="T2">Ulm</text:span></text:p>
          </table:table-cell>
          <table:table-cell office:value-type="string" calcext:value-type="string">
            <text:p><text:span text:style-name="T2">Broken Stage Booking</text:span></text:p>
          </table:table-cell>
          <table:table-cell table:style-name="ce49"/>
          <table:table-cell office:value-type="string" calcext:value-type="string">
            <text:p>https://www.facebook.com/Brokenstagebooking/?ref=un_c</text:p>
          </table:table-cell>
          <table:table-cell office:value-type="string" calcext:value-type="string">
            <text:p>brokenstagebooking@gmail.com</text:p>
          </table:table-cell>
          <table:table-cell table:number-columns-repeated="1019"/>
        </table:table-row>
        <table:table-row table:style-name="ro11">
          <table:table-cell table:style-name="ce43" office:value-type="string" calcext:value-type="string">
            <text:p><text:span text:style-name="T2">Freiburg</text:span></text:p>
          </table:table-cell>
          <table:table-cell office:value-type="string" calcext:value-type="string">
            <text:p><text:span text:style-name="T2">Lucky Booking</text:span></text:p>
          </table:table-cell>
          <table:table-cell office:value-type="string" calcext:value-type="string">
            <text:p><text:span text:style-name="T2">Laurin / Robert</text:span></text:p>
          </table:table-cell>
          <table:table-cell office:value-type="string" calcext:value-type="string">
            <text:p>https://www.facebook.com/LuckyBooking/</text:p>
          </table:table-cell>
          <table:table-cell office:value-type="string" calcext:value-type="string">
            <text:p>robert.luckybooking@gmail.com</text:p>
          </table:table-cell>
          <table:table-cell table:number-columns-repeated="1019"/>
        </table:table-row>
        <table:table-row table:style-name="ro12">
          <table:table-cell table:style-name="ce43" office:value-type="string" calcext:value-type="string">
            <text:p><text:span text:style-name="T2">Oberwolfbach</text:span></text:p>
          </table:table-cell>
          <table:table-cell office:value-type="string" calcext:value-type="string">
            <text:p><text:span text:style-name="T2">Wolfsklaue</text:span></text:p>
          </table:table-cell>
          <table:table-cell table:style-name="ce49"/>
          <table:table-cell office:value-type="string" calcext:value-type="string">
            <text:p>https://www.facebook.com/Wolfsklause-247292601989987/</text:p>
          </table:table-cell>
          <table:table-cell office:value-type="string" calcext:value-type="string">
            <text:p>info@wolfsklaue-konzerte.de</text:p>
          </table:table-cell>
          <table:table-cell table:number-columns-repeated="1019"/>
        </table:table-row>
        <table:table-row table:style-name="ro11">
          <table:table-cell table:style-name="ce43" office:value-type="string" calcext:value-type="string">
            <text:p><text:span text:style-name="T2">Wunsiedel</text:span></text:p>
          </table:table-cell>
          <table:table-cell office:value-type="string" calcext:value-type="string">
            <text:p><text:span text:style-name="T2">Wunstock Festival</text:span></text:p>
          </table:table-cell>
          <table:table-cell table:style-name="ce49"/>
          <table:table-cell office:value-type="string" calcext:value-type="string">
            <text:p>https://www.facebook.com/wunstock.festival/?fref=ts</text:p>
          </table:table-cell>
          <table:table-cell table:style-name="ce48" office:value-type="string" calcext:value-type="string">
            <text:p><text:a xlink:href="mailto:wunstockfestival@web.de" xlink:type="simple">wunstockfestival@web.de</text:a></text:p>
          </table:table-cell>
          <table:table-cell/>
          <table:table-cell table:style-name="ce55" office:value-type="string" calcext:value-type="string">
            <text:p><text:span text:style-name="T1">Bayern</text:span></text:p>
          </table:table-cell>
          <table:table-cell table:number-columns-repeated="1017"/>
        </table:table-row>
        <table:table-row table:style-name="ro13">
          <table:table-cell table:style-name="ce43" office:value-type="string" calcext:value-type="string">
            <text:p><text:span text:style-name="T2">Würzburg</text:span></text:p>
          </table:table-cell>
          <table:table-cell office:value-type="string" calcext:value-type="string">
            <text:p><text:span text:style-name="T2">Goondock Entertainment</text:span></text:p>
          </table:table-cell>
          <table:table-cell office:value-type="string" calcext:value-type="string">
            <text:p><text:span text:style-name="T2">Meiki</text:span></text:p>
          </table:table-cell>
          <table:table-cell table:style-name="ce49" office:value-type="string" calcext:value-type="string">
            <text:p>https://www.facebook.com/Goondock-<text:line-break/>entertainment-116775021690530/?fref=ts</text:p>
          </table:table-cell>
          <table:table-cell table:style-name="ce48" office:value-type="string" calcext:value-type="string">
            <text:p><text:a xlink:href="mailto:meiki@chamrad.de" xlink:type="simple">meiki@chamrad.de</text:a></text:p>
          </table:table-cell>
          <table:table-cell table:number-columns-repeated="1019"/>
        </table:table-row>
        <table:table-row table:style-name="ro11">
          <table:table-cell/>
          <table:table-cell office:value-type="string" calcext:value-type="string">
            <text:p><text:span text:style-name="T2">Hobey Booking &amp; Promotion</text:span></text:p>
          </table:table-cell>
          <table:table-cell table:style-name="ce49"/>
          <table:table-cell office:value-type="string" calcext:value-type="string">
            <text:p>https://www.facebook.com/hobeybooking/?fref=ts</text:p>
          </table:table-cell>
          <table:table-cell table:style-name="ce48" office:value-type="string" calcext:value-type="string">
            <text:p><text:a xlink:href="mailto:hobeybooking@gmx.de" xlink:type="simple">hobeybooking@gmx.de</text:a></text:p>
          </table:table-cell>
          <table:table-cell table:number-columns-repeated="1019"/>
        </table:table-row>
        <table:table-row table:style-name="ro11">
          <table:table-cell/>
          <table:table-cell office:value-type="string" calcext:value-type="string">
            <text:p><text:span text:style-name="T2">Premium Ice Tea</text:span></text:p>
          </table:table-cell>
          <table:table-cell office:value-type="string" calcext:value-type="string">
            <text:p><text:span text:style-name="T2">Thomas</text:span></text:p>
          </table:table-cell>
          <table:table-cell office:value-type="string" calcext:value-type="string">
            <text:p>https://www.facebook.com/premiumicetea/?fref=ts</text:p>
          </table:table-cell>
          <table:table-cell table:number-columns-repeated="1020"/>
        </table:table-row>
        <table:table-row table:style-name="ro11">
          <table:table-cell/>
          <table:table-cell office:value-type="string" calcext:value-type="string">
            <text:p><text:span text:style-name="T2">Hardcore Schweinfurt/ Würzburg</text:span></text:p>
          </table:table-cell>
          <table:table-cell office:value-type="string" calcext:value-type="string">
            <text:p><text:span text:style-name="T2">David Sachs</text:span></text:p>
          </table:table-cell>
          <table:table-cell office:value-type="string" calcext:value-type="string">
            <text:p>https://www.facebook.com/david.sachs.37?fref=ts</text:p>
          </table:table-cell>
          <table:table-cell table:number-columns-repeated="1020"/>
        </table:table-row>
        <table:table-row table:style-name="ro13">
          <table:table-cell/>
          <table:table-cell office:value-type="string" calcext:value-type="string">
            <text:p><text:span text:style-name="T2">XYEAHX Shows</text:span></text:p>
          </table:table-cell>
          <table:table-cell table:style-name="ce49"/>
          <table:table-cell table:style-name="ce49" office:value-type="string" calcext:value-type="string">
            <text:p>https://www.facebook.com/XYEAHX-<text:line-break/>Shows-12240807778809<text:line-break/>9/?ref=timeline_chaining</text:p>
          </table:table-cell>
          <table:table-cell table:style-name="ce48" office:value-type="string" calcext:value-type="string">
            <text:p><text:a xlink:href="http://www.xyeahx.de/" xlink:type="simple">http://www.xyeahx.de/</text:a></text:p>
          </table:table-cell>
          <table:table-cell table:number-columns-repeated="1019"/>
        </table:table-row>
        <table:table-row table:style-name="ro11">
          <table:table-cell/>
          <table:table-cell table:style-name="ce49" office:value-type="string" calcext:value-type="string">
            <text:p><text:span text:style-name="T2">CAIRO -</text:span></text:p>
            <text:p><text:span text:style-name="T2">Jugendkulturhaus</text:span></text:p>
          </table:table-cell>
          <table:table-cell office:value-type="string" calcext:value-type="string">
            <text:p><text:span text:style-name="T2">Smilla Jaspersen</text:span></text:p>
          </table:table-cell>
          <table:table-cell office:value-type="string" calcext:value-type="string">
            <text:p>https://www.facebook.com/smilla.jaspersen.1</text:p>
          </table:table-cell>
          <table:table-cell table:number-columns-repeated="1020"/>
        </table:table-row>
        <table:table-row table:style-name="ro11">
          <table:table-cell/>
          <table:table-cell office:value-type="string" calcext:value-type="string">
            <text:p><text:span text:style-name="T2">Immerhin Würzburg</text:span></text:p>
          </table:table-cell>
          <table:table-cell table:style-name="ce49"/>
          <table:table-cell office:value-type="string" calcext:value-type="string">
            <text:p>https://www.facebook.com/Immerhin/?fref=ts</text:p>
          </table:table-cell>
          <table:table-cell table:number-columns-repeated="1020"/>
        </table:table-row>
        <table:table-row table:style-name="ro11">
          <table:table-cell table:style-name="ce43" office:value-type="string" calcext:value-type="string">
            <text:p><text:span text:style-name="T2">Nürnberg</text:span></text:p>
          </table:table-cell>
          <table:table-cell office:value-type="string" calcext:value-type="string">
            <text:p><text:span text:style-name="T2">Down 4 Life - Hardcore Showcase</text:span></text:p>
          </table:table-cell>
          <table:table-cell office:value-type="string" calcext:value-type="string">
            <text:p><text:span text:style-name="T2">Stefan / Philipp</text:span></text:p>
          </table:table-cell>
          <table:table-cell office:value-type="string" calcext:value-type="string">
            <text:p>https://www.facebook.com/down4life1/?fref=ts</text:p>
          </table:table-cell>
          <table:table-cell table:style-name="ce48" office:value-type="string" calcext:value-type="string">
            <text:p><text:a xlink:href="mailto:down4life@gmx.de" xlink:type="simple">down4life@gmx.de</text:a></text:p>
          </table:table-cell>
          <table:table-cell table:number-columns-repeated="1019"/>
        </table:table-row>
        <table:table-row table:style-name="ro12">
          <table:table-cell/>
          <table:table-cell office:value-type="string" calcext:value-type="string">
            <text:p><text:span text:style-name="T2">Asylum Concerts</text:span></text:p>
          </table:table-cell>
          <table:table-cell table:style-name="ce49"/>
          <table:table-cell office:value-type="string" calcext:value-type="string">
            <text:p>https://www.facebook.com/asylumconcerts.bookingpromo?fref=ts</text:p>
          </table:table-cell>
          <table:table-cell table:style-name="ce48" office:value-type="string" calcext:value-type="string">
            <text:p><text:a xlink:href="mailto:mail@asylum-concerts.de" xlink:type="simple">mail@asylum-concerts.de</text:a></text:p>
          </table:table-cell>
          <table:table-cell table:number-columns-repeated="1019"/>
        </table:table-row>
        <table:table-row table:style-name="ro9">
          <table:table-cell table:style-name="ce44"/>
          <table:table-cell table:style-name="ce50"/>
          <table:table-cell office:value-type="string" calcext:value-type="string">
            <text:p><text:span text:style-name="T2">Benny Kindler</text:span></text:p>
          </table:table-cell>
          <table:table-cell table:style-name="ce49" office:value-type="string" calcext:value-type="string">
            <text:p>http://www.facebook.com/benny.kindler?ref=ts</text:p>
          </table:table-cell>
          <table:table-cell table:style-name="ce50"/>
          <table:table-cell/>
          <table:table-cell table:style-name="ce56"/>
          <table:table-cell table:number-columns-repeated="1017"/>
        </table:table-row>
        <table:table-row table:style-name="ro11">
          <table:table-cell/>
          <table:table-cell office:value-type="string" calcext:value-type="string">
            <text:p><text:span text:style-name="T2">Der Hirsch</text:span></text:p>
          </table:table-cell>
          <table:table-cell table:style-name="ce49"/>
          <table:table-cell office:value-type="string" calcext:value-type="string">
            <text:p>https://www.facebook.com/HirschNbg/</text:p>
          </table:table-cell>
          <table:table-cell table:style-name="ce48" office:value-type="string" calcext:value-type="string">
            <text:p><text:a xlink:href="mailto:mail@der-hirsch.de" xlink:type="simple">mail@der-hirsch.de</text:a></text:p>
          </table:table-cell>
          <table:table-cell table:number-columns-repeated="1019"/>
        </table:table-row>
        <table:table-row table:style-name="ro11">
          <table:table-cell table:style-name="ce43" office:value-type="string" calcext:value-type="string">
            <text:p><text:span text:style-name="T2">Bayreuth</text:span></text:p>
          </table:table-cell>
          <table:table-cell office:value-type="string" calcext:value-type="string">
            <text:p><text:span text:style-name="T2">Glashaus Bayreuth</text:span></text:p>
          </table:table-cell>
          <table:table-cell table:style-name="ce49"/>
          <table:table-cell office:value-type="string" calcext:value-type="string">
            <text:p>https://www.facebook.com/glashausbt/?fref=ts</text:p>
          </table:table-cell>
          <table:table-cell table:style-name="ce48" office:value-type="string" calcext:value-type="string">
            <text:p><text:a xlink:href="mailto:rock@glashaus.org" xlink:type="simple">rock@glashaus.org</text:a></text:p>
          </table:table-cell>
          <table:table-cell table:number-columns-repeated="1019"/>
        </table:table-row>
        <table:table-row table:style-name="ro13">
          <table:table-cell/>
          <table:table-cell office:value-type="string" calcext:value-type="string">
            <text:p><text:span text:style-name="T2">We wake the Dead</text:span></text:p>
          </table:table-cell>
          <table:table-cell table:style-name="ce49"/>
          <table:table-cell table:style-name="ce49" office:value-type="string" calcext:value-type="string">
            <text:p>https://www.facebook.com/We-Wake-The-<text:line-break/>Dead-167039546698118/<text:line-break/>?fref=ts</text:p>
          </table:table-cell>
          <table:table-cell office:value-type="string" calcext:value-type="string">
            <text:p>wewakethedead@googlemail.com</text:p>
          </table:table-cell>
          <table:table-cell table:number-columns-repeated="1019"/>
        </table:table-row>
        <table:table-row table:style-name="ro11">
          <table:table-cell table:style-name="ce41" office:value-type="string" calcext:value-type="string">
            <text:p><text:span text:style-name="T2">Waldsassen</text:span></text:p>
          </table:table-cell>
          <table:table-cell table:style-name="ce47" office:value-type="string" calcext:value-type="string">
            <text:p><text:span text:style-name="T2">Save the Scene</text:span></text:p>
          </table:table-cell>
          <table:table-cell table:style-name="ce51"/>
          <table:table-cell table:style-name="ce47" office:value-type="string" calcext:value-type="string">
            <text:p>https://www.facebook.com/sts.borderlands/?fref=ts</text:p>
          </table:table-cell>
          <table:table-cell table:style-name="ce47" office:value-type="string" calcext:value-type="string">
            <text:p><text:a xlink:href="mailto:savethescene@gmx.de" xlink:type="simple">savethescene@gmx.de</text:a></text:p>
          </table:table-cell>
          <table:table-cell/>
          <table:table-cell table:style-name="ce57"/>
          <table:table-cell table:number-columns-repeated="1017"/>
        </table:table-row>
        <table:table-row table:style-name="ro9">
          <table:table-cell table:style-name="ce43" office:value-type="string" calcext:value-type="string">
            <text:p><text:span text:style-name="T2">Coburg</text:span></text:p>
          </table:table-cell>
          <table:table-cell office:value-type="string" calcext:value-type="string">
            <text:p><text:span text:style-name="T2">JUZ Domino</text:span></text:p>
          </table:table-cell>
          <table:table-cell table:style-name="ce50"/>
          <table:table-cell office:value-type="string" calcext:value-type="string">
            <text:p>http://www.dominocoburg.de</text:p>
          </table:table-cell>
          <table:table-cell table:style-name="ce48" office:value-type="string" calcext:value-type="string">
            <text:p><text:a xlink:href="mailto:juz@dominocoburg.de" xlink:type="simple">juz@dominocoburg.de</text:a></text:p>
          </table:table-cell>
          <table:table-cell/>
          <table:table-cell table:style-name="ce56"/>
          <table:table-cell table:number-columns-repeated="1017"/>
        </table:table-row>
        <table:table-row table:style-name="ro11">
          <table:table-cell/>
          <table:table-cell office:value-type="string" calcext:value-type="string">
            <text:p><text:span text:style-name="T2">Cafe Adam</text:span></text:p>
          </table:table-cell>
          <table:table-cell office:value-type="string" calcext:value-type="string">
            <text:p><text:span text:style-name="T2">Ina</text:span></text:p>
          </table:table-cell>
          <table:table-cell office:value-type="string" calcext:value-type="string">
            <text:p>https://www.facebook.com/ina.kzeptabel.5?fref=ts</text:p>
          </table:table-cell>
          <table:table-cell table:number-columns-repeated="1020"/>
        </table:table-row>
        <table:table-row table:style-name="ro13">
          <table:table-cell table:style-name="ce43" office:value-type="string" calcext:value-type="string">
            <text:p><text:span text:style-name="T2">Schweinfurt</text:span></text:p>
          </table:table-cell>
          <table:table-cell office:value-type="string" calcext:value-type="string">
            <text:p><text:span text:style-name="T2">Goondock Entertainment</text:span></text:p>
          </table:table-cell>
          <table:table-cell office:value-type="string" calcext:value-type="string">
            <text:p><text:span text:style-name="T2">Meiki</text:span></text:p>
          </table:table-cell>
          <table:table-cell table:style-name="ce49" office:value-type="string" calcext:value-type="string">
            <text:p>https://www.facebook.com/Goondock-<text:line-break/>entertainment-116775021690530/?fref=ts</text:p>
          </table:table-cell>
          <table:table-cell table:style-name="ce48" office:value-type="string" calcext:value-type="string">
            <text:p><text:a xlink:href="mailto:meiki@chamrad.de" xlink:type="simple">meiki@chamrad.de</text:a></text:p>
          </table:table-cell>
          <table:table-cell table:number-columns-repeated="1019"/>
        </table:table-row>
        <table:table-row table:style-name="ro11">
          <table:table-cell/>
          <table:table-cell office:value-type="string" calcext:value-type="string">
            <text:p><text:span text:style-name="T2">Hardcore Schweinfurt/ Würzburg</text:span></text:p>
          </table:table-cell>
          <table:table-cell office:value-type="string" calcext:value-type="string">
            <text:p><text:span text:style-name="T2">David Sachs</text:span></text:p>
          </table:table-cell>
          <table:table-cell office:value-type="string" calcext:value-type="string">
            <text:p>https://www.facebook.com/david.sachs.37?fref=ts</text:p>
          </table:table-cell>
          <table:table-cell table:number-columns-repeated="1020"/>
        </table:table-row>
        <table:table-row table:style-name="ro12">
          <table:table-cell table:style-name="ce43" office:value-type="string" calcext:value-type="string">
            <text:p><text:span text:style-name="T2">Berchtesgarden</text:span></text:p>
          </table:table-cell>
          <table:table-cell office:value-type="string" calcext:value-type="string">
            <text:p><text:span text:style-name="T2">TBR Shows</text:span></text:p>
          </table:table-cell>
          <table:table-cell table:style-name="ce49"/>
          <table:table-cell table:style-name="ce49" office:value-type="string" calcext:value-type="string">
            <text:p>https://www.facebook.com/TBR-Shows-141143429249936<text:line-break/>8/?fref=ts</text:p>
          </table:table-cell>
          <table:table-cell table:style-name="ce48" office:value-type="string" calcext:value-type="string">
            <text:p><text:a xlink:href="mailto:tbr-shows@gmx.de" xlink:type="simple">tbr-shows@gmx.de</text:a></text:p>
          </table:table-cell>
          <table:table-cell table:number-columns-repeated="1019"/>
        </table:table-row>
        <table:table-row table:style-name="ro12">
          <table:table-cell table:style-name="ce43" office:value-type="string" calcext:value-type="string">
            <text:p><text:span text:style-name="T2">Augsburg</text:span></text:p>
          </table:table-cell>
          <table:table-cell office:value-type="string" calcext:value-type="string">
            <text:p><text:span text:style-name="T2">Ballonfabrik</text:span></text:p>
          </table:table-cell>
          <table:table-cell table:style-name="ce49"/>
          <table:table-cell office:value-type="string" calcext:value-type="string">
            <text:p>https://www.facebook.com/ballonfabrikaugsburg/?fref=ts</text:p>
          </table:table-cell>
          <table:table-cell office:value-type="string" calcext:value-type="string">
            <text:p>www.ballonfabrik.org/index.php/anfragen-bands</text:p>
          </table:table-cell>
          <table:table-cell table:number-columns-repeated="1019"/>
        </table:table-row>
        <table:table-row table:style-name="ro11">
          <table:table-cell/>
          <table:table-cell office:value-type="string" calcext:value-type="string">
            <text:p><text:span text:style-name="T2">Kantine Augsburg</text:span></text:p>
          </table:table-cell>
          <table:table-cell table:style-name="ce49"/>
          <table:table-cell office:value-type="string" calcext:value-type="string">
            <text:p>https://www.facebook.com/kantineaugsburg/</text:p>
          </table:table-cell>
          <table:table-cell table:style-name="ce48" office:value-type="string" calcext:value-type="string">
            <text:p>http://www.musikkantine.de/</text:p>
          </table:table-cell>
          <table:table-cell table:number-columns-repeated="1019"/>
        </table:table-row>
        <table:table-row table:style-name="ro12">
          <table:table-cell table:style-name="ce43" office:value-type="string" calcext:value-type="string">
            <text:p><text:span text:style-name="T2">Ingolstadt</text:span></text:p>
          </table:table-cell>
          <table:table-cell office:value-type="string" calcext:value-type="string">
            <text:p><text:span text:style-name="T2">Kulturschub e.V.</text:span></text:p>
          </table:table-cell>
          <table:table-cell office:value-type="string" calcext:value-type="string">
            <text:p><text:span text:style-name="T2">Florian Raith</text:span></text:p>
          </table:table-cell>
          <table:table-cell office:value-type="string" calcext:value-type="string">
            <text:p>https://www.facebook.com/florian.raith.7?ref=ts&amp;fref=ts&amp;qsefr=1</text:p>
          </table:table-cell>
          <table:table-cell table:number-columns-repeated="1020"/>
        </table:table-row>
        <table:table-row table:style-name="ro11">
          <table:table-cell table:style-name="ce43" office:value-type="string" calcext:value-type="string">
            <text:p><text:span text:style-name="T2">München</text:span></text:p>
          </table:table-cell>
          <table:table-cell office:value-type="string" calcext:value-type="string">
            <text:p><text:span text:style-name="T2">Feierwerk</text:span></text:p>
          </table:table-cell>
          <table:table-cell table:style-name="ce49"/>
          <table:table-cell office:value-type="string" calcext:value-type="string">
            <text:p>https://www.facebook.com/feierwerk/?fref=ts</text:p>
          </table:table-cell>
          <table:table-cell table:style-name="ce48" office:value-type="string" calcext:value-type="string">
            <text:p><text:a xlink:href="mailto:booking@feierwerk.de" xlink:type="simple">booking@feierwerk.de</text:a></text:p>
          </table:table-cell>
          <table:table-cell table:number-columns-repeated="1019"/>
        </table:table-row>
        <table:table-row table:style-name="ro13">
          <table:table-cell/>
          <table:table-cell office:value-type="string" calcext:value-type="string">
            <text:p><text:span text:style-name="T2">Backstage</text:span></text:p>
          </table:table-cell>
          <table:table-cell table:style-name="ce49"/>
          <table:table-cell table:style-name="ce49" office:value-type="string" calcext:value-type="string">
            <text:p>https://www.facebook.com/Backstage-<text:line-break/>München-101954453204185/?fref=ts</text:p>
          </table:table-cell>
          <table:table-cell table:style-name="ce48" office:value-type="string" calcext:value-type="string">
            <text:p><text:a xlink:href="mailto:simon@backstage.eu" xlink:type="simple">simon@backstage.eu</text:a></text:p>
          </table:table-cell>
          <table:table-cell table:number-columns-repeated="1019"/>
        </table:table-row>
        <table:table-row table:style-name="ro9">
          <table:table-cell table:style-name="ce44"/>
          <table:table-cell office:value-type="string" calcext:value-type="string">
            <text:p><text:span text:style-name="T2">Final Exit Records</text:span></text:p>
          </table:table-cell>
          <table:table-cell table:style-name="ce50"/>
          <table:table-cell table:style-name="ce49" office:value-type="string" calcext:value-type="string">
            <text:p>http://www.facebook.com/finalexitrecords</text:p>
          </table:table-cell>
          <table:table-cell table:style-name="ce50"/>
          <table:table-cell/>
          <table:table-cell table:style-name="ce56"/>
          <table:table-cell table:number-columns-repeated="1017"/>
        </table:table-row>
        <table:table-row table:style-name="ro9">
          <table:table-cell table:style-name="ce44"/>
          <table:table-cell office:value-type="string" calcext:value-type="string">
            <text:p><text:span text:style-name="T2">Life/Less</text:span></text:p>
          </table:table-cell>
          <table:table-cell table:style-name="ce50"/>
          <table:table-cell table:style-name="ce49" office:value-type="string" calcext:value-type="string">
            <text:p>http://www.facebook.com/life.less.diy</text:p>
          </table:table-cell>
          <table:table-cell table:style-name="ce50"/>
          <table:table-cell/>
          <table:table-cell table:style-name="ce56"/>
          <table:table-cell table:number-columns-repeated="1017"/>
        </table:table-row>
        <table:table-row table:style-name="ro12">
          <table:table-cell/>
          <table:table-cell office:value-type="string" calcext:value-type="string">
            <text:p><text:span text:style-name="T2">DOOMTOWN concerts</text:span></text:p>
          </table:table-cell>
          <table:table-cell table:style-name="ce49"/>
          <table:table-cell office:value-type="string" calcext:value-type="string">
            <text:p>https://www.facebook.com/dommtownconcerts/?ref=timeline_chaining</text:p>
          </table:table-cell>
          <table:table-cell table:number-columns-repeated="1020"/>
        </table:table-row>
        <table:table-row table:style-name="ro12">
          <table:table-cell table:style-name="ce43" office:value-type="string" calcext:value-type="string">
            <text:p><text:span text:style-name="T2">Kirchheim</text:span></text:p>
          </table:table-cell>
          <table:table-cell office:value-type="string" calcext:value-type="string">
            <text:p><text:span text:style-name="T2">Rülps Kirchheim</text:span></text:p>
          </table:table-cell>
          <table:table-cell table:style-name="ce49"/>
          <table:table-cell table:style-name="ce49" office:value-type="string" calcext:value-type="string">
            <text:p>https://www.facebook.com/Rülps-112101142155750/<text:line-break/>?fref=ts</text:p>
          </table:table-cell>
          <table:table-cell office:value-type="string" calcext:value-type="string">
            <text:p>booking@ruelps-kirchheim.de</text:p>
          </table:table-cell>
          <table:table-cell table:number-columns-repeated="1019"/>
        </table:table-row>
        <table:table-row table:style-name="ro9">
          <table:table-cell table:style-name="ce43" office:value-type="string" calcext:value-type="string">
            <text:p><text:span text:style-name="T2">Nördlingen</text:span></text:p>
          </table:table-cell>
          <table:table-cell table:style-name="ce50"/>
          <table:table-cell office:value-type="string" calcext:value-type="string">
            <text:p><text:span text:style-name="T2">Patrick</text:span></text:p>
          </table:table-cell>
          <table:table-cell table:style-name="ce49" office:value-type="string" calcext:value-type="string">
            <text:p>http://www.facebook.com/patrick.winter.90?ref=ts</text:p>
          </table:table-cell>
          <table:table-cell table:style-name="ce50"/>
          <table:table-cell/>
          <table:table-cell table:style-name="ce56"/>
          <table:table-cell table:number-columns-repeated="1017"/>
        </table:table-row>
        <table:table-row table:style-name="ro9">
          <table:table-cell table:style-name="ce43" office:value-type="string" calcext:value-type="string">
            <text:p><text:span text:style-name="T2">Oettingen</text:span></text:p>
          </table:table-cell>
          <table:table-cell table:style-name="ce50"/>
          <table:table-cell office:value-type="string" calcext:value-type="string">
            <text:p><text:span text:style-name="T2">Patrick</text:span></text:p>
          </table:table-cell>
          <table:table-cell table:style-name="ce49" office:value-type="string" calcext:value-type="string">
            <text:p>http://www.facebook.com/patrick.winter.90?ref=ts</text:p>
          </table:table-cell>
          <table:table-cell table:style-name="ce50"/>
          <table:table-cell/>
          <table:table-cell table:style-name="ce56"/>
          <table:table-cell table:number-columns-repeated="1017"/>
        </table:table-row>
        <table:table-row table:style-name="ro9">
          <table:table-cell table:style-name="ce43" office:value-type="string" calcext:value-type="string">
            <text:p><text:span text:style-name="T2">Simbach am Inn</text:span></text:p>
          </table:table-cell>
          <table:table-cell office:value-type="string" calcext:value-type="string">
            <text:p><text:span text:style-name="T2">Stray Records</text:span></text:p>
          </table:table-cell>
          <table:table-cell office:value-type="string" calcext:value-type="string">
            <text:p><text:span text:style-name="T2">Valentin Laabmayr</text:span></text:p>
          </table:table-cell>
          <table:table-cell table:style-name="ce49" office:value-type="string" calcext:value-type="string">
            <text:p>http://www.facebook.com/valentin.laabmayr?ref=ts</text:p>
          </table:table-cell>
          <table:table-cell table:style-name="ce50"/>
          <table:table-cell/>
          <table:table-cell table:style-name="ce56"/>
          <table:table-cell table:number-columns-repeated="1017"/>
        </table:table-row>
        <table:table-row table:style-name="ro14">
          <table:table-cell table:style-name="ce43" office:value-type="string" calcext:value-type="string">
            <text:p><text:span text:style-name="T2">Aschaffenburg</text:span></text:p>
          </table:table-cell>
          <table:table-cell office:value-type="string" calcext:value-type="string">
            <text:p><text:span text:style-name="T2">Recovery Showcase &amp; Booking</text:span></text:p>
          </table:table-cell>
          <table:table-cell office:value-type="string" calcext:value-type="string">
            <text:p><text:span text:style-name="T2">Phil / Eric</text:span></text:p>
          </table:table-cell>
          <table:table-cell table:style-name="ce49" office:value-type="string" calcext:value-type="string">
            <text:p>https://www.facebook.com/RECOVERY-SHOWCASE-<text:line-break/>BOOKING-14221737586<text:line-break/>8674/info/?tab=page_info</text:p>
          </table:table-cell>
          <table:table-cell office:value-type="string" calcext:value-type="string">
            <text:p><text:span text:style-name="T3">recovery.showcase@web</text:span></text:p>
            <text:p><text:span text:style-name="T3">.de</text:span></text:p>
          </table:table-cell>
          <table:table-cell table:number-columns-repeated="1019"/>
        </table:table-row>
        <table:table-row table:style-name="ro13">
          <table:table-cell table:style-name="ce43" office:value-type="string" calcext:value-type="string">
            <text:p><text:span text:style-name="T2">Erlangen</text:span></text:p>
          </table:table-cell>
          <table:table-cell office:value-type="string" calcext:value-type="string">
            <text:p><text:span text:style-name="T2">Regnitzgard Collective</text:span></text:p>
          </table:table-cell>
          <table:table-cell table:style-name="ce49"/>
          <table:table-cell table:style-name="ce49" office:value-type="string" calcext:value-type="string">
            <text:p>https://www.facebook.com/Regnitzgrad-<text:line-break/>Collective-102535713178201/?ref=py_c</text:p>
          </table:table-cell>
          <table:table-cell table:style-name="ce48" office:value-type="string" calcext:value-type="string">
            <text:p><text:a xlink:href="mailto:regnitzgard@gmx.de" xlink:type="simple">regnitzgard@gmx.de</text:a></text:p>
          </table:table-cell>
          <table:table-cell table:number-columns-repeated="1019"/>
        </table:table-row>
        <table:table-row table:style-name="ro11">
          <table:table-cell table:style-name="ce43" office:value-type="string" calcext:value-type="string">
            <text:p><text:span text:style-name="T2">Berlin</text:span></text:p>
          </table:table-cell>
          <table:table-cell office:value-type="string" calcext:value-type="string">
            <text:p><text:span text:style-name="T2">Stateless Society</text:span></text:p>
          </table:table-cell>
          <table:table-cell office:value-type="string" calcext:value-type="string">
            <text:p><text:span text:style-name="T2">Tim Stateless / Joe Stateless / Ensen Thomas</text:span></text:p>
          </table:table-cell>
          <table:table-cell table:style-name="ce49" office:value-type="string" calcext:value-type="string">
            <text:p>http://www.facebook.com/attack.tim?ref=ts</text:p>
          </table:table-cell>
          <table:table-cell table:number-columns-repeated="2"/>
          <table:table-cell table:style-name="ce55" office:value-type="string" calcext:value-type="string">
            <text:p><text:span text:style-name="T1">Berlin</text:span></text:p>
          </table:table-cell>
          <table:table-cell table:number-columns-repeated="1017"/>
        </table:table-row>
        <table:table-row table:style-name="ro11">
          <table:table-cell/>
          <table:table-cell office:value-type="string" calcext:value-type="string">
            <text:p><text:span text:style-name="T2">Sleaze Shows</text:span></text:p>
          </table:table-cell>
          <table:table-cell table:style-name="ce49"/>
          <table:table-cell table:style-name="ce49" office:value-type="string" calcext:value-type="string">
            <text:p>https://www.facebook.com/SleazeShows?ref=ts</text:p>
          </table:table-cell>
          <table:table-cell table:number-columns-repeated="1020"/>
        </table:table-row>
        <table:table-row table:style-name="ro11">
          <table:table-cell/>
          <table:table-cell office:value-type="string" calcext:value-type="string">
            <text:p><text:span text:style-name="T2">Bunte Kuh</text:span></text:p>
          </table:table-cell>
          <table:table-cell office:value-type="string" calcext:value-type="string">
            <text:p><text:span text:style-name="T2">Klaus Trustthismerch Krause</text:span></text:p>
          </table:table-cell>
          <table:table-cell table:style-name="ce49" office:value-type="string" calcext:value-type="string">
            <text:p>https://www.facebook.com/TrustinThisMerchandise</text:p>
          </table:table-cell>
          <table:table-cell table:number-columns-repeated="1020"/>
        </table:table-row>
        <table:table-row table:style-name="ro9">
          <table:table-cell table:style-name="ce44"/>
          <table:table-cell office:value-type="string" calcext:value-type="string">
            <text:p><text:span text:style-name="T2">Drop The Bomb</text:span></text:p>
          </table:table-cell>
          <table:table-cell office:value-type="string" calcext:value-type="string">
            <text:p><text:span text:style-name="T2">Marco Pitcam Rsg</text:span></text:p>
          </table:table-cell>
          <table:table-cell table:style-name="ce49" office:value-type="string" calcext:value-type="string">
            <text:p>http://www.facebook.com/DropTheBombParty</text:p>
          </table:table-cell>
          <table:table-cell table:style-name="ce50"/>
          <table:table-cell/>
          <table:table-cell table:style-name="ce56"/>
          <table:table-cell table:number-columns-repeated="1017"/>
        </table:table-row>
        <table:table-row table:style-name="ro13">
          <table:table-cell/>
          <table:table-cell office:value-type="string" calcext:value-type="string">
            <text:p><text:span text:style-name="T2">Eastend</text:span></text:p>
          </table:table-cell>
          <table:table-cell table:style-name="ce49"/>
          <table:table-cell table:style-name="ce49" office:value-type="string" calcext:value-type="string">
            <text:p>https://www.facebook.com/Eastend-<text:line-break/>Berlin-182248525185497/<text:line-break/>?fref=ts</text:p>
          </table:table-cell>
          <table:table-cell table:style-name="ce48" office:value-type="string" calcext:value-type="string">
            <text:p>http://www.eastend-berlin.com/incl.php?thema=kontakt</text:p>
          </table:table-cell>
          <table:table-cell table:number-columns-repeated="1019"/>
        </table:table-row>
        <table:table-row table:style-name="ro12">
          <table:table-cell/>
          <table:table-cell office:value-type="string" calcext:value-type="string">
            <text:p><text:span text:style-name="T2">Ready To Fight Shows</text:span></text:p>
          </table:table-cell>
          <table:table-cell table:style-name="ce49"/>
          <table:table-cell office:value-type="string" calcext:value-type="string">
            <text:p>https://www.facebook.com/readytofightshows/?fref=ts</text:p>
          </table:table-cell>
          <table:table-cell table:number-columns-repeated="1020"/>
        </table:table-row>
        <table:table-row table:style-name="ro12">
          <table:table-cell table:style-name="ce45"/>
          <table:table-cell table:style-name="ce47" office:value-type="string" calcext:value-type="string">
            <text:p><text:span text:style-name="T2">Schweinehund Booking</text:span></text:p>
          </table:table-cell>
          <table:table-cell table:style-name="ce51"/>
          <table:table-cell table:style-name="ce47" office:value-type="string" calcext:value-type="string">
            <text:p>https://www.facebook.com/schweinhundshows/?fref=ts</text:p>
          </table:table-cell>
          <table:table-cell table:style-name="ce51"/>
          <table:table-cell/>
          <table:table-cell table:style-name="ce57"/>
          <table:table-cell table:number-columns-repeated="1017"/>
        </table:table-row>
        <table:table-row table:style-name="ro13">
          <table:table-cell/>
          <table:table-cell office:value-type="string" calcext:value-type="string">
            <text:p><text:span text:style-name="T2">Scapegoat Shows</text:span></text:p>
          </table:table-cell>
          <table:table-cell table:style-name="ce49"/>
          <table:table-cell table:style-name="ce49" office:value-type="string" calcext:value-type="string">
            <text:p>https://www.facebook.com/Scapegoat-<text:line-break/>Shows-16165272089880<text:line-break/>4/?fref=ts</text:p>
          </table:table-cell>
          <table:table-cell office:value-type="string" calcext:value-type="string">
            <text:p>scapegoatshows@gmail.com</text:p>
          </table:table-cell>
          <table:table-cell table:number-columns-repeated="1019"/>
        </table:table-row>
        <table:table-row table:style-name="ro14">
          <table:table-cell/>
          <table:table-cell office:value-type="string" calcext:value-type="string">
            <text:p><text:span text:style-name="T2">Move Your Ass Concerts</text:span></text:p>
          </table:table-cell>
          <table:table-cell table:style-name="ce49"/>
          <table:table-cell table:style-name="ce49" office:value-type="string" calcext:value-type="string">
            <text:p>https://www.facebook.com/Move-Your-Ass-<text:line-break/>Concerts-1437167236516304/?<text:line-break/>ref=timeline_chaining</text:p>
          </table:table-cell>
          <table:table-cell table:number-columns-repeated="1020"/>
        </table:table-row>
        <table:table-row table:style-name="ro13">
          <table:table-cell/>
          <table:table-cell office:value-type="string" calcext:value-type="string">
            <text:p><text:span text:style-name="T2">Arthur le perroquet - DIY shows</text:span></text:p>
          </table:table-cell>
          <table:table-cell table:style-name="ce49"/>
          <table:table-cell table:style-name="ce49" office:value-type="string" calcext:value-type="string">
            <text:p>https://www.facebook.com/Arthur-le-perroquet-DIY-shows-864757226935898<text:line-break/>/</text:p>
          </table:table-cell>
          <table:table-cell table:style-name="ce48" office:value-type="string" calcext:value-type="string">
            <text:p><text:a xlink:href="mailto:arthur_shows@gmx.de" xlink:type="simple">arthur_shows@gmx.de</text:a></text:p>
          </table:table-cell>
          <table:table-cell table:number-columns-repeated="1019"/>
        </table:table-row>
        <table:table-row table:style-name="ro11">
          <table:table-cell/>
          <table:table-cell office:value-type="string" calcext:value-type="string">
            <text:p><text:span text:style-name="T2">Karsten Jahnke Konzerte</text:span></text:p>
          </table:table-cell>
          <table:table-cell table:style-name="ce49"/>
          <table:table-cell office:value-type="string" calcext:value-type="string">
            <text:p>https://www.facebook.com/karstenjahnke/</text:p>
          </table:table-cell>
          <table:table-cell table:number-columns-repeated="1020"/>
        </table:table-row>
        <table:table-row table:style-name="ro11">
          <table:table-cell/>
          <table:table-cell office:value-type="string" calcext:value-type="string">
            <text:p><text:span text:style-name="T2">Kollektiv Kursk</text:span></text:p>
          </table:table-cell>
          <table:table-cell table:style-name="ce49"/>
          <table:table-cell office:value-type="string" calcext:value-type="string">
            <text:p>https://www.facebook.com/KollektivKursk/</text:p>
          </table:table-cell>
          <table:table-cell office:value-type="string" calcext:value-type="string">
            <text:p>konzerte@kollektivkursk.de</text:p>
          </table:table-cell>
          <table:table-cell table:number-columns-repeated="1019"/>
        </table:table-row>
        <table:table-row table:style-name="ro13">
          <table:table-cell table:style-name="ce43" office:value-type="string" calcext:value-type="string">
            <text:p><text:span text:style-name="T2">Cottbus</text:span></text:p>
          </table:table-cell>
          <table:table-cell office:value-type="string" calcext:value-type="string">
            <text:p><text:span text:style-name="T2">Roaches &amp; Rats</text:span></text:p>
          </table:table-cell>
          <table:table-cell office:value-type="string" calcext:value-type="string">
            <text:p><text:span text:style-name="T2">Caro</text:span></text:p>
          </table:table-cell>
          <table:table-cell table:style-name="ce49" office:value-type="string" calcext:value-type="string">
            <text:p>https://www.facebook.com/profile.php?id=100007300579151&amp;fre<text:line-break/>f=ts</text:p>
          </table:table-cell>
          <table:table-cell table:style-name="ce48" office:value-type="string" calcext:value-type="string">
            <text:p><text:a xlink:href="mailto:roachesnrats@gmail.com" xlink:type="simple">roachesnrats@gmail.com</text:a></text:p>
          </table:table-cell>
          <table:table-cell/>
          <table:table-cell table:style-name="ce55" office:value-type="string" calcext:value-type="string">
            <text:p><text:span text:style-name="T1">Brandenburg</text:span></text:p>
          </table:table-cell>
          <table:table-cell table:number-columns-repeated="1017"/>
        </table:table-row>
        <table:table-row table:style-name="ro15">
          <table:table-cell table:style-name="ce43" office:value-type="string" calcext:value-type="string">
            <text:p><text:span text:style-name="T2">Bremen</text:span></text:p>
          </table:table-cell>
          <table:table-cell table:style-name="ce50" table:number-columns-repeated="4"/>
          <table:table-cell/>
          <table:table-cell table:style-name="ce55" office:value-type="string" calcext:value-type="string">
            <text:p><text:span text:style-name="T1">Bremen</text:span></text:p>
          </table:table-cell>
          <table:table-cell table:number-columns-repeated="1017"/>
        </table:table-row>
        <table:table-row table:style-name="ro9">
          <table:table-cell table:style-name="ce43" office:value-type="string" calcext:value-type="string">
            <text:p><text:span text:style-name="T2">Hamburg</text:span></text:p>
          </table:table-cell>
          <table:table-cell office:value-type="string" calcext:value-type="string">
            <text:p><text:span text:style-name="T2">Gängeviertel</text:span></text:p>
          </table:table-cell>
          <table:table-cell table:style-name="ce50"/>
          <table:table-cell table:style-name="ce49" office:value-type="string" calcext:value-type="string">
            <text:p>http://www.das-gaengeviertel.info.de</text:p>
          </table:table-cell>
          <table:table-cell table:style-name="ce50"/>
          <table:table-cell/>
          <table:table-cell table:style-name="ce55" office:value-type="string" calcext:value-type="string">
            <text:p><text:span text:style-name="T1">Hamburg</text:span></text:p>
          </table:table-cell>
          <table:table-cell table:number-columns-repeated="1017"/>
        </table:table-row>
        <table:table-row table:style-name="ro11">
          <table:table-cell/>
          <table:table-cell office:value-type="string" calcext:value-type="string">
            <text:p><text:span text:style-name="T2">Straight from the Heart</text:span></text:p>
          </table:table-cell>
          <table:table-cell office:value-type="string" calcext:value-type="string">
            <text:p><text:span text:style-name="T2">Cindy Warrick</text:span></text:p>
          </table:table-cell>
          <table:table-cell office:value-type="string" calcext:value-type="string">
            <text:p>https://www.facebook.com/cindy.gusinski?fref=ts</text:p>
          </table:table-cell>
          <table:table-cell office:value-type="string" calcext:value-type="string">
            <text:p>sfthpromotion@gmail.com</text:p>
          </table:table-cell>
          <table:table-cell table:number-columns-repeated="1019"/>
        </table:table-row>
        <table:table-row table:style-name="ro12">
          <table:table-cell/>
          <table:table-cell office:value-type="string" calcext:value-type="string">
            <text:p><text:span text:style-name="T2">Death Or Better Days</text:span></text:p>
          </table:table-cell>
          <table:table-cell office:value-type="string" calcext:value-type="string">
            <text:p><text:span text:style-name="T2">Martin</text:span></text:p>
          </table:table-cell>
          <table:table-cell office:value-type="string" calcext:value-type="string">
            <text:p>https://www.facebook.com/deathorbetterdays/?fref=ts</text:p>
          </table:table-cell>
          <table:table-cell office:value-type="string" calcext:value-type="string">
            <text:p>booking@deathorbetterdays.com</text:p>
          </table:table-cell>
          <table:table-cell table:number-columns-repeated="1019"/>
        </table:table-row>
        <table:table-row table:style-name="ro11">
          <table:table-cell/>
          <table:table-cell office:value-type="string" calcext:value-type="string">
            <text:p><text:span text:style-name="T2">Headcrash</text:span></text:p>
          </table:table-cell>
          <table:table-cell office:value-type="string" calcext:value-type="string">
            <text:p><text:span text:style-name="T2">Martin</text:span></text:p>
          </table:table-cell>
          <table:table-cell office:value-type="string" calcext:value-type="string">
            <text:p>https://www.facebook.com/headCRASH.de/?fref=ts</text:p>
          </table:table-cell>
          <table:table-cell office:value-type="string" calcext:value-type="string">
            <text:p>martin@headcrash-hamburg.com</text:p>
          </table:table-cell>
          <table:table-cell table:number-columns-repeated="1019"/>
        </table:table-row>
        <table:table-row table:style-name="ro9">
          <table:table-cell table:style-name="ce44"/>
          <table:table-cell office:value-type="string" calcext:value-type="string">
            <text:p><text:span text:style-name="T2">59 Hamburg</text:span></text:p>
          </table:table-cell>
          <table:table-cell table:style-name="ce50" table:number-columns-repeated="2"/>
          <table:table-cell office:value-type="string" calcext:value-type="string">
            <text:p>59booking.hamburg@gmail.com</text:p>
          </table:table-cell>
          <table:table-cell/>
          <table:table-cell table:style-name="ce56"/>
          <table:table-cell table:number-columns-repeated="1017"/>
        </table:table-row>
        <table:table-row table:style-name="ro12">
          <table:table-cell/>
          <table:table-cell office:value-type="string" calcext:value-type="string">
            <text:p><text:span text:style-name="T2">MegaFauna Shows</text:span></text:p>
          </table:table-cell>
          <table:table-cell table:style-name="ce49"/>
          <table:table-cell office:value-type="string" calcext:value-type="string">
            <text:p>https://www.facebook.com/megafaunashows/?ref=timeline_chaining</text:p>
          </table:table-cell>
          <table:table-cell table:number-columns-repeated="1020"/>
        </table:table-row>
        <table:table-row table:style-name="ro11">
          <table:table-cell/>
          <table:table-cell office:value-type="string" calcext:value-type="string">
            <text:p><text:span text:style-name="T2">Beyond Borders</text:span></text:p>
          </table:table-cell>
          <table:table-cell table:style-name="ce49"/>
          <table:table-cell office:value-type="string" calcext:value-type="string">
            <text:p>https://www.facebook.com/BeyondBordersMusic/</text:p>
          </table:table-cell>
          <table:table-cell office:value-type="string" calcext:value-type="string">
            <text:p>beyondborders161@gmail.com</text:p>
          </table:table-cell>
          <table:table-cell table:number-columns-repeated="1019"/>
        </table:table-row>
        <table:table-row table:style-name="ro11">
          <table:table-cell/>
          <table:table-cell office:value-type="string" calcext:value-type="string">
            <text:p><text:span text:style-name="T2">Violent Banana Shows</text:span></text:p>
          </table:table-cell>
          <table:table-cell table:style-name="ce49"/>
          <table:table-cell office:value-type="string" calcext:value-type="string">
            <text:p>https://www.facebook.com/ViolentBananaShows/</text:p>
          </table:table-cell>
          <table:table-cell office:value-type="string" calcext:value-type="string">
            <text:p>violentbananashows@gmail.com</text:p>
          </table:table-cell>
          <table:table-cell table:number-columns-repeated="1019"/>
        </table:table-row>
        <table:table-row table:style-name="ro12">
          <table:table-cell/>
          <table:table-cell office:value-type="string" calcext:value-type="string">
            <text:p><text:span text:style-name="T2">Black Block Booking Hamburg</text:span></text:p>
          </table:table-cell>
          <table:table-cell table:style-name="ce49"/>
          <table:table-cell office:value-type="string" calcext:value-type="string">
            <text:p>https://www.facebook.com/blackblockbookinghh/?ref=un_c</text:p>
          </table:table-cell>
          <table:table-cell table:number-columns-repeated="1020"/>
        </table:table-row>
        <table:table-row table:style-name="ro13">
          <table:table-cell/>
          <table:table-cell office:value-type="string" calcext:value-type="string">
            <text:p><text:span text:style-name="T2">Our Turn Concerts</text:span></text:p>
          </table:table-cell>
          <table:table-cell table:style-name="ce49"/>
          <table:table-cell office:value-type="string" calcext:value-type="string">
            <text:p>https://www.facebook.com/ourturnconcerts/?fref=pb&amp;hc_location=profile_browser</text:p>
          </table:table-cell>
          <table:table-cell table:number-columns-repeated="1020"/>
        </table:table-row>
        <table:table-row table:style-name="ro11">
          <table:table-cell/>
          <table:table-cell office:value-type="string" calcext:value-type="string">
            <text:p><text:span text:style-name="T2">Horrorbiz Booking</text:span></text:p>
          </table:table-cell>
          <table:table-cell office:value-type="string" calcext:value-type="string">
            <text:p><text:span text:style-name="T2">Chris</text:span></text:p>
          </table:table-cell>
          <table:table-cell office:value-type="string" calcext:value-type="string">
            <text:p>https://www.facebook.com/booking.horrorbiz/</text:p>
          </table:table-cell>
          <table:table-cell table:style-name="ce48" office:value-type="string" calcext:value-type="string">
            <text:p><text:a xlink:href="mailto:chris@horrorbiz.de" xlink:type="simple">chris@horrorbiz.de</text:a></text:p>
          </table:table-cell>
          <table:table-cell table:number-columns-repeated="1019"/>
        </table:table-row>
        <table:table-row table:style-name="ro11">
          <table:table-cell table:style-name="ce43" office:value-type="string" calcext:value-type="string">
            <text:p><text:span text:style-name="T2">Gießen</text:span></text:p>
          </table:table-cell>
          <table:table-cell office:value-type="string" calcext:value-type="string">
            <text:p><text:span text:style-name="T2">AK47</text:span></text:p>
          </table:table-cell>
          <table:table-cell office:value-type="string" calcext:value-type="string">
            <text:p><text:span text:style-name="T2">Michael Bullerjahn</text:span></text:p>
          </table:table-cell>
          <table:table-cell office:value-type="string" calcext:value-type="string">
            <text:p>https://www.facebook.com/cujo.karmabomb?fref=ts</text:p>
          </table:table-cell>
          <table:table-cell table:number-columns-repeated="2"/>
          <table:table-cell table:style-name="ce55" office:value-type="string" calcext:value-type="string">
            <text:p><text:span text:style-name="T1">Hessen</text:span></text:p>
          </table:table-cell>
          <table:table-cell table:number-columns-repeated="1017"/>
        </table:table-row>
        <table:table-row table:style-name="ro12">
          <table:table-cell/>
          <table:table-cell office:value-type="string" calcext:value-type="string">
            <text:p><text:span text:style-name="T2">Muk Gießen</text:span></text:p>
          </table:table-cell>
          <table:table-cell office:value-type="string" calcext:value-type="string">
            <text:p><text:span text:style-name="T2">Jasmine</text:span></text:p>
          </table:table-cell>
          <table:table-cell table:style-name="ce49" office:value-type="string" calcext:value-type="string">
            <text:p>https://www.facebook.com/muk.giessenprofilseite/?fref=ts</text:p>
          </table:table-cell>
          <table:table-cell table:style-name="ce48" office:value-type="string" calcext:value-type="string">
            <text:p><text:a xlink:href="mailto:jasmin@muk-giessen.de" xlink:type="simple">jasmin@muk-giessen.de</text:a></text:p>
          </table:table-cell>
          <table:table-cell table:number-columns-repeated="1019"/>
        </table:table-row>
        <table:table-row table:style-name="ro12">
          <table:table-cell table:style-name="ce43" office:value-type="string" calcext:value-type="string">
            <text:p><text:span text:style-name="T2">Wiesbaden</text:span></text:p>
          </table:table-cell>
          <table:table-cell office:value-type="string" calcext:value-type="string">
            <text:p><text:span text:style-name="T2">MxS Booking</text:span></text:p>
          </table:table-cell>
          <table:table-cell office:value-type="string" calcext:value-type="string">
            <text:p><text:span text:style-name="T2">Mark / Steven</text:span></text:p>
          </table:table-cell>
          <table:table-cell table:style-name="ce49" office:value-type="string" calcext:value-type="string">
            <text:p>https://www.facebook.com/MxS-Booking-15695011199347<text:line-break/>92/?fref=ts</text:p>
          </table:table-cell>
          <table:table-cell table:number-columns-repeated="1020"/>
        </table:table-row>
        <table:table-row table:style-name="ro12">
          <table:table-cell/>
          <table:table-cell office:value-type="string" calcext:value-type="string">
            <text:p><text:span text:style-name="T2">Konglomerat Konzerte</text:span></text:p>
          </table:table-cell>
          <table:table-cell office:value-type="string" calcext:value-type="string">
            <text:p><text:span text:style-name="T2">Sebastian / Josh</text:span></text:p>
          </table:table-cell>
          <table:table-cell office:value-type="string" calcext:value-type="string">
            <text:p>https://www.facebook.com/Konzertkonglomerat/?fref=ts</text:p>
          </table:table-cell>
          <table:table-cell office:value-type="string" calcext:value-type="string">
            <text:p>konglomeratkonzerte@gmail.com</text:p>
          </table:table-cell>
          <table:table-cell table:number-columns-repeated="1019"/>
        </table:table-row>
        <table:table-row table:style-name="ro12">
          <table:table-cell table:style-name="ce43" office:value-type="string" calcext:value-type="string">
            <text:p><text:span text:style-name="T2">Darmstadt</text:span></text:p>
          </table:table-cell>
          <table:table-cell office:value-type="string" calcext:value-type="string">
            <text:p><text:span text:style-name="T2">Angeschimmelt Youth Concerts</text:span></text:p>
          </table:table-cell>
          <table:table-cell table:style-name="ce49"/>
          <table:table-cell table:style-name="ce49" office:value-type="string" calcext:value-type="string">
            <text:p>https://www.facebook.com/angeschimmeltyouthcrew/<text:line-break/>?fref=ts</text:p>
          </table:table-cell>
          <table:table-cell table:style-name="ce48" office:value-type="string" calcext:value-type="string">
            <text:p><text:a xlink:href="mailto:aycshows@yahoo.de" xlink:type="simple">aycshows@yahoo.de</text:a></text:p>
          </table:table-cell>
          <table:table-cell table:number-columns-repeated="1019"/>
        </table:table-row>
        <table:table-row table:style-name="ro11">
          <table:table-cell table:style-name="ce43" office:value-type="string" calcext:value-type="string">
            <text:p><text:span text:style-name="T2">Gelnhausen</text:span></text:p>
          </table:table-cell>
          <table:table-cell office:value-type="string" calcext:value-type="string">
            <text:p><text:span text:style-name="T2">Volume Music</text:span></text:p>
          </table:table-cell>
          <table:table-cell office:value-type="string" calcext:value-type="string">
            <text:p><text:span text:style-name="T2">Axel</text:span></text:p>
          </table:table-cell>
          <table:table-cell office:value-type="string" calcext:value-type="string">
            <text:p>https://www.facebook.com/alex87lesch</text:p>
          </table:table-cell>
          <table:table-cell table:number-columns-repeated="1020"/>
        </table:table-row>
        <table:table-row table:style-name="ro13">
          <table:table-cell table:style-name="ce41" office:value-type="string" calcext:value-type="string">
            <text:p><text:span text:style-name="T2">Rostock</text:span></text:p>
          </table:table-cell>
          <table:table-cell table:style-name="ce47" office:value-type="string" calcext:value-type="string">
            <text:p><text:span text:style-name="T2">XLove Life BookingX</text:span></text:p>
          </table:table-cell>
          <table:table-cell table:style-name="ce47" office:value-type="string" calcext:value-type="string">
            <text:p><text:span text:style-name="T2">Christian</text:span></text:p>
          </table:table-cell>
          <table:table-cell table:style-name="ce51" office:value-type="string" calcext:value-type="string">
            <text:p>https://www.facebook.com/XLove-Life-<text:line-break/>Bookingx-158834447503425/timeline</text:p>
          </table:table-cell>
          <table:table-cell table:style-name="ce47" office:value-type="string" calcext:value-type="string">
            <text:p><text:a xlink:href="mailto:lovelifebooking@gmx.de" xlink:type="simple">lovelifebooking@gmx.de</text:a></text:p>
          </table:table-cell>
          <table:table-cell/>
          <table:table-cell table:style-name="ce53" office:value-type="string" calcext:value-type="string">
            <text:p><text:span text:style-name="T1">Mecklenburg- Vorpommern</text:span></text:p>
          </table:table-cell>
          <table:table-cell table:number-columns-repeated="1017"/>
        </table:table-row>
        <table:table-row table:style-name="ro11">
          <table:table-cell table:style-name="ce43" office:value-type="string" calcext:value-type="string">
            <text:p><text:span text:style-name="T2">Hannover</text:span></text:p>
          </table:table-cell>
          <table:table-cell table:style-name="ce49"/>
          <table:table-cell office:value-type="string" calcext:value-type="string">
            <text:p><text:span text:style-name="T2">Stefan Rückriem</text:span></text:p>
          </table:table-cell>
          <table:table-cell office:value-type="string" calcext:value-type="string">
            <text:p>https://www.facebook.com/stefan.ruckriem?fref=ts</text:p>
          </table:table-cell>
          <table:table-cell table:number-columns-repeated="2"/>
          <table:table-cell table:style-name="ce55" office:value-type="string" calcext:value-type="string">
            <text:p><text:span text:style-name="T1">Niedersachsen</text:span></text:p>
          </table:table-cell>
          <table:table-cell table:number-columns-repeated="1017"/>
        </table:table-row>
        <table:table-row table:style-name="ro11">
          <table:table-cell/>
          <table:table-cell office:value-type="string" calcext:value-type="string">
            <text:p><text:span text:style-name="T2">Still Cold Fest</text:span></text:p>
          </table:table-cell>
          <table:table-cell office:value-type="string" calcext:value-type="string">
            <text:p><text:span text:style-name="T2">Stefan Becher</text:span></text:p>
          </table:table-cell>
          <table:table-cell office:value-type="string" calcext:value-type="string">
            <text:p>https://www.facebook.com/stefan.becher.71?fref=ts</text:p>
          </table:table-cell>
          <table:table-cell table:number-columns-repeated="1020"/>
        </table:table-row>
        <table:table-row table:style-name="ro11">
          <table:table-cell/>
          <table:table-cell office:value-type="string" calcext:value-type="string">
            <text:p><text:span text:style-name="T2">Hannover Concerts</text:span></text:p>
          </table:table-cell>
          <table:table-cell table:style-name="ce49"/>
          <table:table-cell office:value-type="string" calcext:value-type="string">
            <text:p>https://www.facebook.com/hannoverconcerts/</text:p>
          </table:table-cell>
          <table:table-cell office:value-type="string" calcext:value-type="string">
            <text:p>info@hannover-concerts.de</text:p>
          </table:table-cell>
          <table:table-cell table:number-columns-repeated="1019"/>
        </table:table-row>
        <table:table-row table:style-name="ro12">
          <table:table-cell table:style-name="ce43" office:value-type="string" calcext:value-type="string">
            <text:p><text:span text:style-name="T2">Celle</text:span></text:p>
          </table:table-cell>
          <table:table-cell office:value-type="string" calcext:value-type="string">
            <text:p><text:span text:style-name="T2">Kulturzentrum Celle</text:span></text:p>
          </table:table-cell>
          <table:table-cell office:value-type="string" calcext:value-type="string">
            <text:p><text:span text:style-name="T2">Karsten Münkenhove</text:span></text:p>
          </table:table-cell>
          <table:table-cell office:value-type="string" calcext:value-type="string">
            <text:p>https://www.facebook.com/karsten.munkenhove.5?fref=ts</text:p>
          </table:table-cell>
          <table:table-cell table:number-columns-repeated="1020"/>
        </table:table-row>
        <table:table-row table:style-name="ro11">
          <table:table-cell table:style-name="ce43" office:value-type="string" calcext:value-type="string">
            <text:p><text:span text:style-name="T2">Oldenburg</text:span></text:p>
          </table:table-cell>
          <table:table-cell office:value-type="string" calcext:value-type="string">
            <text:p><text:span text:style-name="T2">Fat Hoschi Events</text:span></text:p>
          </table:table-cell>
          <table:table-cell table:style-name="ce49"/>
          <table:table-cell office:value-type="string" calcext:value-type="string">
            <text:p>https://www.facebook.com/Fat-Hoschi-Events/</text:p>
          </table:table-cell>
          <table:table-cell table:number-columns-repeated="1020"/>
        </table:table-row>
        <table:table-row table:style-name="ro11">
          <table:table-cell table:style-name="ce43" office:value-type="string" calcext:value-type="string">
            <text:p><text:span text:style-name="T2">Göttingen</text:span></text:p>
          </table:table-cell>
          <table:table-cell office:value-type="string" calcext:value-type="string">
            <text:p><text:span text:style-name="T2">KulturKollektiv Göttingen</text:span></text:p>
          </table:table-cell>
          <table:table-cell table:style-name="ce49"/>
          <table:table-cell office:value-type="string" calcext:value-type="string">
            <text:p>https://www.facebook.com/kulturkollektiv.gottingen/</text:p>
          </table:table-cell>
          <table:table-cell office:value-type="string" calcext:value-type="string">
            <text:p>stillbrvch@asta.uni-goettingen.de</text:p>
          </table:table-cell>
          <table:table-cell table:number-columns-repeated="1019"/>
        </table:table-row>
        <table:table-row table:style-name="ro11">
          <table:table-cell/>
          <table:table-cell office:value-type="string" calcext:value-type="string">
            <text:p><text:span text:style-name="T2">Konzertgruppe Eins</text:span></text:p>
          </table:table-cell>
          <table:table-cell table:style-name="ce49"/>
          <table:table-cell office:value-type="string" calcext:value-type="string">
            <text:p>https://www.facebook.com/konzertgruppe1/</text:p>
          </table:table-cell>
          <table:table-cell office:value-type="string" calcext:value-type="string">
            <text:p>konzertgruppe.eins@gmail.com</text:p>
          </table:table-cell>
          <table:table-cell table:number-columns-repeated="1019"/>
        </table:table-row>
        <table:table-row table:style-name="ro11">
          <table:table-cell/>
          <table:table-cell office:value-type="string" calcext:value-type="string">
            <text:p><text:span text:style-name="T2">Heartbeat inc. HC</text:span></text:p>
          </table:table-cell>
          <table:table-cell office:value-type="string" calcext:value-type="string">
            <text:p><text:span text:style-name="T2">Max Ludwikowski</text:span></text:p>
          </table:table-cell>
          <table:table-cell office:value-type="string" calcext:value-type="string">
            <text:p>https://www.facebook.com/HeartBeatxhc/?pnref=lhc</text:p>
          </table:table-cell>
          <table:table-cell table:style-name="ce48" office:value-type="string" calcext:value-type="string">
            <text:p><text:a xlink:href="mailto:heartbeatxhc@gmail.com" xlink:type="simple">heartbeatxhc@gmail.com</text:a></text:p>
          </table:table-cell>
          <table:table-cell table:number-columns-repeated="1019"/>
        </table:table-row>
        <table:table-row table:style-name="ro11">
          <table:table-cell table:style-name="ce43" office:value-type="string" calcext:value-type="string">
            <text:p><text:span text:style-name="T2">Münster</text:span></text:p>
          </table:table-cell>
          <table:table-cell office:value-type="string" calcext:value-type="string">
            <text:p><text:span text:style-name="T2">Brickmosh</text:span></text:p>
          </table:table-cell>
          <table:table-cell table:style-name="ce49"/>
          <table:table-cell office:value-type="string" calcext:value-type="string">
            <text:p>https://www.facebook.com/BRICKMOSH/timeline</text:p>
          </table:table-cell>
          <table:table-cell table:style-name="ce48" office:value-type="string" calcext:value-type="string">
            <text:p><text:a xlink:href="mailto:booking@brickmosh.de" xlink:type="simple">booking@brickmosh.de</text:a></text:p>
          </table:table-cell>
          <table:table-cell table:number-columns-repeated="1019"/>
        </table:table-row>
        <table:table-row table:style-name="ro11">
          <table:table-cell/>
          <table:table-cell office:value-type="string" calcext:value-type="string">
            <text:p><text:span text:style-name="T2">ND12 - DIY Shows Münster</text:span></text:p>
          </table:table-cell>
          <table:table-cell table:style-name="ce49"/>
          <table:table-cell office:value-type="string" calcext:value-type="string">
            <text:p>https://www.facebook.com/ND12Shows/</text:p>
          </table:table-cell>
          <table:table-cell table:number-columns-repeated="1020"/>
        </table:table-row>
        <table:table-row table:style-name="ro11">
          <table:table-cell/>
          <table:table-cell office:value-type="string" calcext:value-type="string">
            <text:p><text:span text:style-name="T2">Purpur Gruen Konzerte</text:span></text:p>
          </table:table-cell>
          <table:table-cell table:style-name="ce49"/>
          <table:table-cell office:value-type="string" calcext:value-type="string">
            <text:p>https://www.facebook.com/purpurgruenkonzerte</text:p>
          </table:table-cell>
          <table:table-cell table:number-columns-repeated="1020"/>
        </table:table-row>
        <table:table-row table:style-name="ro12">
          <table:table-cell/>
          <table:table-cell office:value-type="string" calcext:value-type="string">
            <text:p><text:span text:style-name="T2">Stahl &amp; Panik Entertainment</text:span></text:p>
          </table:table-cell>
          <table:table-cell office:value-type="string" calcext:value-type="string">
            <text:p><text:span text:style-name="T2">Tobias</text:span></text:p>
          </table:table-cell>
          <table:table-cell office:value-type="string" calcext:value-type="string">
            <text:p>https://www.facebook.com/stahlundpanikentertainment?fref=ts</text:p>
          </table:table-cell>
          <table:table-cell table:style-name="ce48" office:value-type="string" calcext:value-type="string">
            <text:p><text:a xlink:href="mailto:tobi@stahlundpanik.de" xlink:type="simple">tobi@stahlundpanik.de</text:a></text:p>
          </table:table-cell>
          <table:table-cell table:number-columns-repeated="1019"/>
        </table:table-row>
        <table:table-row table:style-name="ro13">
          <table:table-cell/>
          <table:table-cell office:value-type="string" calcext:value-type="string">
            <text:p><text:span text:style-name="T2">Grim Shows</text:span></text:p>
          </table:table-cell>
          <table:table-cell table:style-name="ce49"/>
          <table:table-cell table:style-name="ce49" office:value-type="string" calcext:value-type="string">
            <text:p>https://www.facebook.com/pages/Grim-Shows/151722255000640?<text:line-break/>ref=ts&amp;fref=ts</text:p>
          </table:table-cell>
          <table:table-cell table:style-name="ce48" office:value-type="string" calcext:value-type="string">
            <text:p><text:a xlink:href="mailto:grim-booking@gmx.de" xlink:type="simple">grim-booking@gmx.de</text:a></text:p>
          </table:table-cell>
          <table:table-cell table:number-columns-repeated="1019"/>
        </table:table-row>
        <table:table-row table:style-name="ro11">
          <table:table-cell/>
          <table:table-cell office:value-type="string" calcext:value-type="string">
            <text:p><text:span text:style-name="T2">Spökes Konzerte</text:span></text:p>
          </table:table-cell>
          <table:table-cell table:style-name="ce49"/>
          <table:table-cell office:value-type="string" calcext:value-type="string">
            <text:p>https://www.facebook.com/spoekeskonzerte?fref=ts</text:p>
          </table:table-cell>
          <table:table-cell table:number-columns-repeated="1020"/>
        </table:table-row>
        <table:table-row table:style-name="ro11">
          <table:table-cell/>
          <table:table-cell office:value-type="string" calcext:value-type="string">
            <text:p><text:span text:style-name="T2">„Einfach machen“</text:span></text:p>
          </table:table-cell>
          <table:table-cell table:style-name="ce49"/>
          <table:table-cell office:value-type="string" calcext:value-type="string">
            <text:p>https://www.facebook.com/einfachmachendiy?fref=ts</text:p>
          </table:table-cell>
          <table:table-cell office:value-type="string" calcext:value-type="string">
            <text:p>zackpengbumm@gmail.com</text:p>
          </table:table-cell>
          <table:table-cell table:number-columns-repeated="1019"/>
        </table:table-row>
        <table:table-row table:style-name="ro11">
          <table:table-cell/>
          <table:table-cell office:value-type="string" calcext:value-type="string">
            <text:p><text:span text:style-name="T2">Tobsucht Konzerte</text:span></text:p>
          </table:table-cell>
          <table:table-cell table:style-name="ce49"/>
          <table:table-cell office:value-type="string" calcext:value-type="string">
            <text:p>https://www.facebook.com/tobsuchtkonzerte/</text:p>
          </table:table-cell>
          <table:table-cell office:value-type="string" calcext:value-type="string">
            <text:p>tobsuchtkonzerte@gmail.com</text:p>
          </table:table-cell>
          <table:table-cell table:number-columns-repeated="1019"/>
        </table:table-row>
        <table:table-row table:style-name="ro11">
          <table:table-cell table:style-name="ce43" office:value-type="string" calcext:value-type="string">
            <text:p><text:span text:style-name="T2">Nienburg</text:span></text:p>
          </table:table-cell>
          <table:table-cell office:value-type="string" calcext:value-type="string">
            <text:p><text:span text:style-name="T2">Burn Out Festival</text:span></text:p>
          </table:table-cell>
          <table:table-cell table:style-name="ce49"/>
          <table:table-cell office:value-type="string" calcext:value-type="string">
            <text:p>https://www.facebook.com/burnoutfestivalnienburg/</text:p>
          </table:table-cell>
          <table:table-cell table:style-name="ce48" office:value-type="string" calcext:value-type="string">
            <text:p><text:a xlink:href="http://burnoutfestival.com/" xlink:type="simple">http://burnoutfestival.com/</text:a></text:p>
          </table:table-cell>
          <table:table-cell table:number-columns-repeated="1019"/>
        </table:table-row>
        <table:table-row table:style-name="ro11">
          <table:table-cell table:style-name="ce43" office:value-type="string" calcext:value-type="string">
            <text:p><text:span text:style-name="T2">Osnabrück</text:span></text:p>
          </table:table-cell>
          <table:table-cell office:value-type="string" calcext:value-type="string">
            <text:p><text:span text:style-name="T2">The Black Sheep Shows</text:span></text:p>
          </table:table-cell>
          <table:table-cell table:style-name="ce49"/>
          <table:table-cell office:value-type="string" calcext:value-type="string">
            <text:p>https://www.facebook.com/TheBlackSheepShows/</text:p>
          </table:table-cell>
          <table:table-cell table:number-columns-repeated="1020"/>
        </table:table-row>
        <table:table-row table:style-name="ro14">
          <table:table-cell/>
          <table:table-cell office:value-type="string" calcext:value-type="string">
            <text:p><text:span text:style-name="T2">Apartment 46 Shows</text:span></text:p>
          </table:table-cell>
          <table:table-cell table:style-name="ce49"/>
          <table:table-cell table:style-name="ce49" office:value-type="string" calcext:value-type="string">
            <text:p>https://www.facebook.com/Apartment-46-Shows-BN1516-<text:line-break/>Shows-25709844766282<text:line-break/>4/?ref=un_c</text:p>
          </table:table-cell>
          <table:table-cell table:style-name="ce48" office:value-type="string" calcext:value-type="string">
            <text:p><text:a xlink:href="mailto:apt.46shows@gmx.de" xlink:type="simple">apt.46shows@gmx.de</text:a></text:p>
          </table:table-cell>
          <table:table-cell table:number-columns-repeated="1019"/>
        </table:table-row>
        <table:table-row table:style-name="ro12">
          <table:table-cell/>
          <table:table-cell office:value-type="string" calcext:value-type="string">
            <text:p><text:span text:style-name="T2">Manatee Entertainment</text:span></text:p>
          </table:table-cell>
          <table:table-cell table:style-name="ce49"/>
          <table:table-cell office:value-type="string" calcext:value-type="string">
            <text:p>https://www.facebook.com/ManateeEntertainment/?ref=un_c</text:p>
          </table:table-cell>
          <table:table-cell table:number-columns-repeated="1020"/>
        </table:table-row>
        <table:table-row table:style-name="ro11">
          <table:table-cell table:style-name="ce43" office:value-type="string" calcext:value-type="string">
            <text:p><text:span text:style-name="T2">Kassel</text:span></text:p>
          </table:table-cell>
          <table:table-cell office:value-type="string" calcext:value-type="string">
            <text:p><text:span text:style-name="T2">Wild Heart Entertainment</text:span></text:p>
          </table:table-cell>
          <table:table-cell office:value-type="string" calcext:value-type="string">
            <text:p><text:span text:style-name="T2">Dennis</text:span></text:p>
          </table:table-cell>
          <table:table-cell office:value-type="string" calcext:value-type="string">
            <text:p>https://www.facebook.com/wild.heart.entertainment/</text:p>
          </table:table-cell>
          <table:table-cell table:number-columns-repeated="1020"/>
        </table:table-row>
        <table:table-row table:style-name="ro11">
          <table:table-cell/>
          <table:table-cell office:value-type="string" calcext:value-type="string">
            <text:p><text:span text:style-name="T2">Pit Justice</text:span></text:p>
          </table:table-cell>
          <table:table-cell office:value-type="string" calcext:value-type="string">
            <text:p><text:span text:style-name="T2">Chris</text:span></text:p>
          </table:table-cell>
          <table:table-cell office:value-type="string" calcext:value-type="string">
            <text:p>https://www.facebook.com/chriz.kozzy</text:p>
          </table:table-cell>
          <table:table-cell table:number-columns-repeated="1020"/>
        </table:table-row>
        <table:table-row table:style-name="ro12">
          <table:table-cell/>
          <table:table-cell office:value-type="string" calcext:value-type="string">
            <text:p><text:span text:style-name="T2">Moshpit Crew Cassel</text:span></text:p>
          </table:table-cell>
          <table:table-cell table:style-name="ce49"/>
          <table:table-cell office:value-type="string" calcext:value-type="string">
            <text:p>https://www.facebook.com/moshpitcrewcassel/?fref=ts</text:p>
          </table:table-cell>
          <table:table-cell table:number-columns-repeated="1020"/>
        </table:table-row>
        <table:table-row table:style-name="ro11">
          <table:table-cell table:style-name="ce43" office:value-type="string" calcext:value-type="string">
            <text:p><text:span text:style-name="T2">Hildesheim</text:span></text:p>
          </table:table-cell>
          <table:table-cell office:value-type="string" calcext:value-type="string">
            <text:p><text:span text:style-name="T2">Brothers Stand Together Booking</text:span></text:p>
          </table:table-cell>
          <table:table-cell office:value-type="string" calcext:value-type="string">
            <text:p><text:span text:style-name="T2">Martin Bandog</text:span></text:p>
          </table:table-cell>
          <table:table-cell table:style-name="ce49" office:value-type="string" calcext:value-type="string">
            <text:p>https://www.facebook.com/martin.holz.988</text:p>
          </table:table-cell>
          <table:table-cell table:style-name="ce48" office:value-type="string" calcext:value-type="string">
            <text:p><text:a xlink:href="mailto:BSTBooking@gmail.com" xlink:type="simple">BSTBooking@gmail.com</text:a></text:p>
          </table:table-cell>
          <table:table-cell table:number-columns-repeated="1019"/>
        </table:table-row>
        <table:table-row table:style-name="ro12">
          <table:table-cell table:style-name="ce43" office:value-type="string" calcext:value-type="string">
            <text:p><text:span text:style-name="T2">Braunschweig</text:span></text:p>
          </table:table-cell>
          <table:table-cell office:value-type="string" calcext:value-type="string">
            <text:p><text:span text:style-name="T2">Levitation Booking</text:span></text:p>
          </table:table-cell>
          <table:table-cell office:value-type="string" calcext:value-type="string">
            <text:p><text:span text:style-name="T2">Simon Skott</text:span></text:p>
          </table:table-cell>
          <table:table-cell office:value-type="string" calcext:value-type="string">
            <text:p>https://www.facebook.com/levitationbookings/?ref=un_c</text:p>
          </table:table-cell>
          <table:table-cell office:value-type="string" calcext:value-type="string">
            <text:p>levitationbooking@gmail.com</text:p>
          </table:table-cell>
          <table:table-cell table:number-columns-repeated="1019"/>
        </table:table-row>
        <table:table-row table:style-name="ro12">
          <table:table-cell table:style-name="ce41" office:value-type="string" calcext:value-type="string">
            <text:p><text:span text:style-name="T2">Essen</text:span></text:p>
          </table:table-cell>
          <table:table-cell table:style-name="ce47" office:value-type="string" calcext:value-type="string">
            <text:p><text:span text:style-name="T2">Drunkard Entertainment</text:span></text:p>
          </table:table-cell>
          <table:table-cell table:style-name="ce51"/>
          <table:table-cell table:style-name="ce51" office:value-type="string" calcext:value-type="string">
            <text:p>https://www.facebook.com/drunkardentertainment/?fref=ts</text:p>
          </table:table-cell>
          <table:table-cell table:style-name="ce51" office:value-type="string" calcext:value-type="string">
            <text:p>drunkardentertainment@gmx.de</text:p>
          </table:table-cell>
          <table:table-cell/>
          <table:table-cell table:style-name="ce53" office:value-type="string" calcext:value-type="string">
            <text:p><text:span text:style-name="T1">Nordrhein-Westfalen</text:span></text:p>
          </table:table-cell>
          <table:table-cell table:number-columns-repeated="1017"/>
        </table:table-row>
        <table:table-row table:style-name="ro13">
          <table:table-cell/>
          <table:table-cell office:value-type="string" calcext:value-type="string">
            <text:p><text:span text:style-name="T2">Crewlife Booking</text:span></text:p>
          </table:table-cell>
          <table:table-cell table:style-name="ce49"/>
          <table:table-cell table:style-name="ce49" office:value-type="string" calcext:value-type="string">
            <text:p>https://www.facebook.com/Crewlife-<text:line-break/>Booking-1556012091314<text:line-break/>339/?fref=ts</text:p>
          </table:table-cell>
          <table:table-cell office:value-type="string" calcext:value-type="string">
            <text:p>crewlifebooking@gmail.com</text:p>
          </table:table-cell>
          <table:table-cell table:number-columns-repeated="1019"/>
        </table:table-row>
        <table:table-row table:style-name="ro11">
          <table:table-cell/>
          <table:table-cell office:value-type="string" calcext:value-type="string">
            <text:p><text:span text:style-name="T2">Emokeller</text:span></text:p>
          </table:table-cell>
          <table:table-cell table:style-name="ce49"/>
          <table:table-cell office:value-type="string" calcext:value-type="string">
            <text:p>https://www.facebook.com/emokellerbooking/?fref=ts</text:p>
          </table:table-cell>
          <table:table-cell office:value-type="string" calcext:value-type="string">
            <text:p>emokellerbooking@gmx.de</text:p>
          </table:table-cell>
          <table:table-cell table:number-columns-repeated="1019"/>
        </table:table-row>
        <table:table-row table:style-name="ro12">
          <table:table-cell/>
          <table:table-cell office:value-type="string" calcext:value-type="string">
            <text:p><text:span text:style-name="T2">TuRock</text:span></text:p>
          </table:table-cell>
          <table:table-cell table:style-name="ce49"/>
          <table:table-cell office:value-type="string" calcext:value-type="string">
            <text:p>https://www.facebook.com/turock.essen/?ref=ts&amp;fref=ts&amp;qsefr=1</text:p>
          </table:table-cell>
          <table:table-cell table:style-name="ce48" office:value-type="string" calcext:value-type="string">
            <text:p><text:a xlink:href="mailto:info@turock.de" xlink:type="simple">info@turock.de</text:a></text:p>
          </table:table-cell>
          <table:table-cell table:number-columns-repeated="1019"/>
        </table:table-row>
        <table:table-row table:style-name="ro11">
          <table:table-cell/>
          <table:table-cell office:value-type="string" calcext:value-type="string">
            <text:p><text:span text:style-name="T2">Hü-Weg</text:span></text:p>
          </table:table-cell>
          <table:table-cell table:style-name="ce49"/>
          <table:table-cell office:value-type="string" calcext:value-type="string">
            <text:p>https://www.facebook.com/huweg.essen/?fref=ts</text:p>
          </table:table-cell>
          <table:table-cell table:style-name="ce48" office:value-type="string" calcext:value-type="string">
            <text:p><text:a xlink:href="mailto:info@hueweg.de" xlink:type="simple">info@hueweg.de</text:a></text:p>
          </table:table-cell>
          <table:table-cell table:number-columns-repeated="1019"/>
        </table:table-row>
        <table:table-row table:style-name="ro11">
          <table:table-cell/>
          <table:table-cell office:value-type="string" calcext:value-type="string">
            <text:p><text:span text:style-name="T2">Zeche Carl</text:span></text:p>
          </table:table-cell>
          <table:table-cell table:style-name="ce49"/>
          <table:table-cell office:value-type="string" calcext:value-type="string">
            <text:p>https://www.facebook.com/zechecarlessen/?fref=ts</text:p>
          </table:table-cell>
          <table:table-cell table:style-name="ce48" office:value-type="string" calcext:value-type="string">
            <text:p><text:a xlink:href="mailto:info@zechecarl.de" xlink:type="simple">info@zechecarl.de</text:a></text:p>
          </table:table-cell>
          <table:table-cell table:number-columns-repeated="1019"/>
        </table:table-row>
        <table:table-row table:style-name="ro11">
          <table:table-cell/>
          <table:table-cell office:value-type="string" calcext:value-type="string">
            <text:p><text:span text:style-name="T2">Cafe Nova</text:span></text:p>
          </table:table-cell>
          <table:table-cell table:style-name="ce49"/>
          <table:table-cell office:value-type="string" calcext:value-type="string">
            <text:p>https://www.facebook.com/cafe.nova.music/</text:p>
          </table:table-cell>
          <table:table-cell table:style-name="ce48" office:value-type="string" calcext:value-type="string">
            <text:p><text:a xlink:href="mailto:booking@cafe-nova.de" xlink:type="simple">booking@cafe-nova.de</text:a></text:p>
          </table:table-cell>
          <table:table-cell table:number-columns-repeated="1019"/>
        </table:table-row>
        <table:table-row table:style-name="ro13">
          <table:table-cell/>
          <table:table-cell office:value-type="string" calcext:value-type="string">
            <text:p><text:span text:style-name="T2">Sharp Darts Booking</text:span></text:p>
          </table:table-cell>
          <table:table-cell table:style-name="ce49"/>
          <table:table-cell table:style-name="ce49" office:value-type="string" calcext:value-type="string">
            <text:p>https://www.facebook.com/Sharp-Darts-<text:line-break/>Booking-2004465700298<text:line-break/>01/</text:p>
          </table:table-cell>
          <table:table-cell office:value-type="string" calcext:value-type="string">
            <text:p>sharpdartsbooking@gmail.com</text:p>
          </table:table-cell>
          <table:table-cell table:number-columns-repeated="1019"/>
        </table:table-row>
        <table:table-row table:style-name="ro9">
          <table:table-cell table:style-name="ce44"/>
          <table:table-cell office:value-type="string" calcext:value-type="string">
            <text:p><text:span text:style-name="T2">Panic Room</text:span></text:p>
          </table:table-cell>
          <table:table-cell table:style-name="ce50" table:number-columns-repeated="2"/>
          <table:table-cell office:value-type="string" calcext:value-type="string">
            <text:p>info@panicroom-essen.de</text:p>
          </table:table-cell>
          <table:table-cell/>
          <table:table-cell table:style-name="ce56"/>
          <table:table-cell table:number-columns-repeated="1017"/>
        </table:table-row>
        <table:table-row table:style-name="ro13">
          <table:table-cell/>
          <table:table-cell office:value-type="string" calcext:value-type="string">
            <text:p><text:span text:style-name="T2">Leaven Entertainment</text:span></text:p>
          </table:table-cell>
          <table:table-cell office:value-type="string" calcext:value-type="string">
            <text:p><text:span text:style-name="T2">Phil</text:span></text:p>
          </table:table-cell>
          <table:table-cell table:style-name="ce49" office:value-type="string" calcext:value-type="string">
            <text:p>https://www.facebook.com/profile.php?id=100002306461211&amp;fre<text:line-break/>f=ts</text:p>
          </table:table-cell>
          <table:table-cell office:value-type="string" calcext:value-type="string">
            <text:p>leavenentertainment@freenet.de</text:p>
          </table:table-cell>
          <table:table-cell table:number-columns-repeated="1019"/>
        </table:table-row>
        <table:table-row table:style-name="ro11">
          <table:table-cell table:style-name="ce43" office:value-type="string" calcext:value-type="string">
            <text:p><text:span text:style-name="T2">Krefeld</text:span></text:p>
          </table:table-cell>
          <table:table-cell office:value-type="string" calcext:value-type="string">
            <text:p><text:span text:style-name="T2">Hermano Booking</text:span></text:p>
          </table:table-cell>
          <table:table-cell table:style-name="ce49"/>
          <table:table-cell office:value-type="string" calcext:value-type="string">
            <text:p>https://www.facebook.com/hermanobooking/</text:p>
          </table:table-cell>
          <table:table-cell table:style-name="ce48" office:value-type="string" calcext:value-type="string">
            <text:p><text:a xlink:href="mailto:info@hermanobooking.de" xlink:type="simple">info@hermanobooking.de</text:a></text:p>
          </table:table-cell>
          <table:table-cell table:number-columns-repeated="1019"/>
        </table:table-row>
        <table:table-row table:style-name="ro11">
          <table:table-cell table:style-name="ce43" office:value-type="string" calcext:value-type="string">
            <text:p><text:span text:style-name="T2">Frankfurt am Main</text:span></text:p>
          </table:table-cell>
          <table:table-cell office:value-type="string" calcext:value-type="string">
            <text:p><text:span text:style-name="T2">Elfer</text:span></text:p>
          </table:table-cell>
          <table:table-cell table:style-name="ce49"/>
          <table:table-cell office:value-type="string" calcext:value-type="string">
            <text:p>https://www.facebook.com/Elferclub/?fref=ts</text:p>
          </table:table-cell>
          <table:table-cell table:number-columns-repeated="1020"/>
        </table:table-row>
        <table:table-row table:style-name="ro12">
          <table:table-cell table:style-name="ce43" office:value-type="string" calcext:value-type="string">
            <text:p><text:span text:style-name="T2">Oberhausen</text:span></text:p>
          </table:table-cell>
          <table:table-cell office:value-type="string" calcext:value-type="string">
            <text:p><text:span text:style-name="T2">Helvete</text:span></text:p>
          </table:table-cell>
          <table:table-cell table:style-name="ce49"/>
          <table:table-cell office:value-type="string" calcext:value-type="string">
            <text:p>https://www.facebook.com/helvete.metal.club/?fref=ts</text:p>
          </table:table-cell>
          <table:table-cell table:style-name="ce48" office:value-type="string" calcext:value-type="string">
            <text:p><text:a xlink:href="mailto:info@helvete.de" xlink:type="simple">info@helvete.de</text:a></text:p>
          </table:table-cell>
          <table:table-cell table:number-columns-repeated="1019"/>
        </table:table-row>
        <table:table-row table:style-name="ro15">
          <table:table-cell table:style-name="ce44"/>
          <table:table-cell office:value-type="string" calcext:value-type="string">
            <text:p><text:span text:style-name="T2">Turbinenhalle</text:span></text:p>
          </table:table-cell>
          <table:table-cell table:style-name="ce50" table:number-columns-repeated="2"/>
          <table:table-cell table:style-name="ce48" office:value-type="string" calcext:value-type="string">
            <text:p><text:a xlink:href="mailto:info@turbinenhalle.de" xlink:type="simple">info@turbinenhalle.de</text:a></text:p>
          </table:table-cell>
          <table:table-cell/>
          <table:table-cell table:style-name="ce56"/>
          <table:table-cell table:number-columns-repeated="1017"/>
        </table:table-row>
        <table:table-row table:style-name="ro12">
          <table:table-cell/>
          <table:table-cell office:value-type="string" calcext:value-type="string">
            <text:p><text:span text:style-name="T2">Noodlebrain Shows</text:span></text:p>
          </table:table-cell>
          <table:table-cell table:style-name="ce49"/>
          <table:table-cell office:value-type="string" calcext:value-type="string">
            <text:p>https://www.facebook.com/noodlebrainshows/?ref=un_c</text:p>
          </table:table-cell>
          <table:table-cell table:style-name="ce48" office:value-type="string" calcext:value-type="string">
            <text:p><text:a xlink:href="mailto:berniob@freenet.de" xlink:type="simple">berniob@freenet.de.</text:a></text:p>
          </table:table-cell>
          <table:table-cell table:number-columns-repeated="1019"/>
        </table:table-row>
        <table:table-row table:style-name="ro11">
          <table:table-cell table:style-name="ce43" office:value-type="string" calcext:value-type="string">
            <text:p><text:span text:style-name="T2">Aachen</text:span></text:p>
          </table:table-cell>
          <table:table-cell office:value-type="string" calcext:value-type="string">
            <text:p><text:span text:style-name="T2">BFG - Black Faction Guerrilla</text:span></text:p>
          </table:table-cell>
          <table:table-cell table:style-name="ce49"/>
          <table:table-cell office:value-type="string" calcext:value-type="string">
            <text:p>https://www.facebook.com/BlackFactionGuerrilla/</text:p>
          </table:table-cell>
          <table:table-cell table:number-columns-repeated="1020"/>
        </table:table-row>
        <table:table-row table:style-name="ro13">
          <table:table-cell/>
          <table:table-cell office:value-type="string" calcext:value-type="string">
            <text:p><text:span text:style-name="T2">Sharp Darts Booking</text:span></text:p>
          </table:table-cell>
          <table:table-cell table:style-name="ce49"/>
          <table:table-cell table:style-name="ce49" office:value-type="string" calcext:value-type="string">
            <text:p>https://www.facebook.com/Sharp-Darts-<text:line-break/>Booking-2004465700298<text:line-break/>01/</text:p>
          </table:table-cell>
          <table:table-cell office:value-type="string" calcext:value-type="string">
            <text:p>sharpdartsbooking@gmail.com</text:p>
          </table:table-cell>
          <table:table-cell table:number-columns-repeated="1019"/>
        </table:table-row>
        <table:table-row table:style-name="ro11">
          <table:table-cell table:style-name="ce43" office:value-type="string" calcext:value-type="string">
            <text:p><text:span text:style-name="T2">Lüdenscheid</text:span></text:p>
          </table:table-cell>
          <table:table-cell office:value-type="string" calcext:value-type="string">
            <text:p><text:span text:style-name="T2">Möve Konzerte</text:span></text:p>
          </table:table-cell>
          <table:table-cell table:style-name="ce49"/>
          <table:table-cell office:value-type="string" calcext:value-type="string">
            <text:p>https://www.facebook.com/moevekonzerte/</text:p>
          </table:table-cell>
          <table:table-cell table:style-name="ce48" office:value-type="string" calcext:value-type="string">
            <text:p><text:a xlink:href="mailto:moeve.konzerte@gmx.de" xlink:type="simple">moeve.konzerte@gmx.de</text:a></text:p>
          </table:table-cell>
          <table:table-cell table:number-columns-repeated="1019"/>
        </table:table-row>
        <table:table-row table:style-name="ro12">
          <table:table-cell table:style-name="ce43" office:value-type="string" calcext:value-type="string">
            <text:p><text:span text:style-name="T2">Paderborn</text:span></text:p>
          </table:table-cell>
          <table:table-cell office:value-type="string" calcext:value-type="string">
            <text:p><text:span text:style-name="T2">Feed us More Shows</text:span></text:p>
          </table:table-cell>
          <table:table-cell office:value-type="string" calcext:value-type="string">
            <text:p><text:span text:style-name="T2">Daniel Ruschkowski</text:span></text:p>
          </table:table-cell>
          <table:table-cell office:value-type="string" calcext:value-type="string">
            <text:p>https://www.facebook.com/feedusmoreshows/?fref=ts</text:p>
          </table:table-cell>
          <table:table-cell table:style-name="ce48" office:value-type="string" calcext:value-type="string">
            <text:p><text:a xlink:href="mailto:ruschi@feedusmore.de" xlink:type="simple">ruschi@feedusmore.de</text:a></text:p>
          </table:table-cell>
          <table:table-cell table:number-columns-repeated="1019"/>
        </table:table-row>
        <table:table-row table:style-name="ro12">
          <table:table-cell/>
          <table:table-cell office:value-type="string" calcext:value-type="string">
            <text:p><text:span text:style-name="T2">Thumbs Up Concerts</text:span></text:p>
          </table:table-cell>
          <table:table-cell table:style-name="ce49"/>
          <table:table-cell office:value-type="string" calcext:value-type="string">
            <text:p>https://www.facebook.com/thumbsupconcerts/?fref=ts</text:p>
          </table:table-cell>
          <table:table-cell table:style-name="ce48" office:value-type="string" calcext:value-type="string">
            <text:p><text:a xlink:href="mailto:thumb69@gmx.de" xlink:type="simple">thumb69@gmx.de</text:a></text:p>
          </table:table-cell>
          <table:table-cell table:number-columns-repeated="1019"/>
        </table:table-row>
        <table:table-row table:style-name="ro11">
          <table:table-cell/>
          <table:table-cell office:value-type="string" calcext:value-type="string">
            <text:p><text:span text:style-name="T2">Paderwahn Shows</text:span></text:p>
          </table:table-cell>
          <table:table-cell table:style-name="ce49"/>
          <table:table-cell office:value-type="string" calcext:value-type="string">
            <text:p>https://www.facebook.com/pader.wahn/?fref=ts</text:p>
          </table:table-cell>
          <table:table-cell table:number-columns-repeated="1020"/>
        </table:table-row>
        <table:table-row table:style-name="ro13">
          <table:table-cell/>
          <table:table-cell office:value-type="string" calcext:value-type="string">
            <text:p><text:span text:style-name="T2">Multicult</text:span></text:p>
          </table:table-cell>
          <table:table-cell table:style-name="ce49"/>
          <table:table-cell table:style-name="ce49" office:value-type="string" calcext:value-type="string">
            <text:p>https://www.facebook.com/MultiCult-<text:line-break/>Paderborn-586634104806406/?fref=ts</text:p>
          </table:table-cell>
          <table:table-cell table:style-name="ce48" office:value-type="string" calcext:value-type="string">
            <text:p><text:a xlink:href="mailto:s.chudalla@paderborn.de" xlink:type="simple">s.chudalla@paderborn.de</text:a></text:p>
          </table:table-cell>
          <table:table-cell table:number-columns-repeated="1019"/>
        </table:table-row>
        <table:table-row table:style-name="ro12">
          <table:table-cell table:style-name="ce43" office:value-type="string" calcext:value-type="string">
            <text:p><text:span text:style-name="T2">Köln</text:span></text:p>
          </table:table-cell>
          <table:table-cell office:value-type="string" calcext:value-type="string">
            <text:p><text:span text:style-name="T2">Downfall Booking</text:span></text:p>
          </table:table-cell>
          <table:table-cell table:style-name="ce49"/>
          <table:table-cell office:value-type="string" calcext:value-type="string">
            <text:p>https://www.facebook.com/downfallbooking.cologne?fref=ts</text:p>
          </table:table-cell>
          <table:table-cell office:value-type="string" calcext:value-type="string">
            <text:p>downfallbooking@yahoo.de</text:p>
          </table:table-cell>
          <table:table-cell table:number-columns-repeated="1019"/>
        </table:table-row>
        <table:table-row table:style-name="ro11">
          <table:table-cell/>
          <table:table-cell office:value-type="string" calcext:value-type="string">
            <text:p><text:span text:style-name="T2">Andriam Concerts</text:span></text:p>
          </table:table-cell>
          <table:table-cell office:value-type="string" calcext:value-type="string">
            <text:p><text:span text:style-name="T2">Nikolas / Lars</text:span></text:p>
          </table:table-cell>
          <table:table-cell office:value-type="string" calcext:value-type="string">
            <text:p>https://www.facebook.com/andriamconcerts/?fref=ts</text:p>
          </table:table-cell>
          <table:table-cell table:number-columns-repeated="1020"/>
        </table:table-row>
        <table:table-row table:style-name="ro11">
          <table:table-cell/>
          <table:table-cell office:value-type="string" calcext:value-type="string">
            <text:p><text:span text:style-name="T2">MTC</text:span></text:p>
          </table:table-cell>
          <table:table-cell table:style-name="ce49"/>
          <table:table-cell table:style-name="ce49" office:value-type="string" calcext:value-type="string">
            <text:p>https://www.facebook.com/mtccologne/?fref=ts</text:p>
          </table:table-cell>
          <table:table-cell table:style-name="ce48" office:value-type="string" calcext:value-type="string">
            <text:p><text:a xlink:href="mailto:mtcclub@netcologne.de" xlink:type="simple">mtcclub@netcologne.de</text:a></text:p>
          </table:table-cell>
          <table:table-cell table:number-columns-repeated="1019"/>
        </table:table-row>
        <table:table-row table:style-name="ro9">
          <table:table-cell table:style-name="ce46"/>
          <table:table-cell table:style-name="ce47" office:value-type="string" calcext:value-type="string">
            <text:p><text:span text:style-name="T2">Underground</text:span></text:p>
          </table:table-cell>
          <table:table-cell table:style-name="ce52" table:number-columns-repeated="2"/>
          <table:table-cell table:style-name="ce51" office:value-type="string" calcext:value-type="string">
            <text:p>info@underground-cologne.de</text:p>
          </table:table-cell>
          <table:table-cell/>
          <table:table-cell table:style-name="ce58"/>
          <table:table-cell table:number-columns-repeated="1017"/>
        </table:table-row>
        <table:table-row table:style-name="ro13">
          <table:table-cell/>
          <table:table-cell office:value-type="string" calcext:value-type="string">
            <text:p><text:span text:style-name="T2">Sonic Ballroom</text:span></text:p>
          </table:table-cell>
          <table:table-cell table:style-name="ce49"/>
          <table:table-cell table:style-name="ce49" office:value-type="string" calcext:value-type="string">
            <text:p>https://www.facebook.com/Sonic-<text:line-break/>Ballroom-270978563310/<text:line-break/>?fref=ts</text:p>
          </table:table-cell>
          <table:table-cell office:value-type="string" calcext:value-type="string">
            <text:p>sonicballroom@yahoo.com</text:p>
          </table:table-cell>
          <table:table-cell table:number-columns-repeated="1019"/>
        </table:table-row>
        <table:table-row table:style-name="ro12">
          <table:table-cell/>
          <table:table-cell office:value-type="string" calcext:value-type="string">
            <text:p><text:span text:style-name="T2">Gebäude 9</text:span></text:p>
          </table:table-cell>
          <table:table-cell office:value-type="string" calcext:value-type="string">
            <text:p><text:span text:style-name="T2">Jan S.</text:span></text:p>
          </table:table-cell>
          <table:table-cell table:style-name="ce49" office:value-type="string" calcext:value-type="string">
            <text:p>https://www.facebook.com/Gebäude-9-16503103684<text:line-break/>6687/?fref=ts</text:p>
          </table:table-cell>
          <table:table-cell table:style-name="ce48" office:value-type="string" calcext:value-type="string">
            <text:p><text:a xlink:href="mailto:jan@gebaeude9.de" xlink:type="simple">jan@gebaeude9.de</text:a></text:p>
          </table:table-cell>
          <table:table-cell table:number-columns-repeated="1019"/>
        </table:table-row>
        <table:table-row table:style-name="ro11">
          <table:table-cell/>
          <table:table-cell office:value-type="string" calcext:value-type="string">
            <text:p><text:span text:style-name="T2">AZ Köln</text:span></text:p>
          </table:table-cell>
          <table:table-cell table:style-name="ce49"/>
          <table:table-cell office:value-type="string" calcext:value-type="string">
            <text:p>https://www.facebook.com/KonzerteAZKoeln/?fref=ts</text:p>
          </table:table-cell>
          <table:table-cell office:value-type="string" calcext:value-type="string">
            <text:p>partyministerium@riseup.net</text:p>
          </table:table-cell>
          <table:table-cell table:number-columns-repeated="1019"/>
        </table:table-row>
        <table:table-row table:style-name="ro11">
          <table:table-cell/>
          <table:table-cell office:value-type="string" calcext:value-type="string">
            <text:p><text:span text:style-name="T2">Kraake Konzerte</text:span></text:p>
          </table:table-cell>
          <table:table-cell table:style-name="ce49"/>
          <table:table-cell office:value-type="string" calcext:value-type="string">
            <text:p>https://www.facebook.com/kraakekonzerte/</text:p>
          </table:table-cell>
          <table:table-cell table:number-columns-repeated="1020"/>
        </table:table-row>
        <table:table-row table:style-name="ro12">
          <table:table-cell/>
          <table:table-cell office:value-type="string" calcext:value-type="string">
            <text:p><text:span text:style-name="T2">Baumhaus Konzerte</text:span></text:p>
          </table:table-cell>
          <table:table-cell table:style-name="ce49"/>
          <table:table-cell office:value-type="string" calcext:value-type="string">
            <text:p>https://www.facebook.com/baumhauskonzerte/timeline</text:p>
          </table:table-cell>
          <table:table-cell office:value-type="string" calcext:value-type="string">
            <text:p>baumhaus.konzerte@web.de</text:p>
          </table:table-cell>
          <table:table-cell table:number-columns-repeated="1019"/>
        </table:table-row>
        <table:table-row table:style-name="ro11">
          <table:table-cell/>
          <table:table-cell office:value-type="string" calcext:value-type="string">
            <text:p><text:span text:style-name="T2">La Pinata Shows</text:span></text:p>
          </table:table-cell>
          <table:table-cell table:style-name="ce49"/>
          <table:table-cell office:value-type="string" calcext:value-type="string">
            <text:p>https://www.facebook.com/lapinatashows/</text:p>
          </table:table-cell>
          <table:table-cell office:value-type="string" calcext:value-type="string">
            <text:p>lapinatashows@gmail.com</text:p>
          </table:table-cell>
          <table:table-cell table:number-columns-repeated="1019"/>
        </table:table-row>
        <table:table-row table:style-name="ro12">
          <table:table-cell/>
          <table:table-cell office:value-type="string" calcext:value-type="string">
            <text:p><text:span text:style-name="T2">P&amp;R Concerts</text:span></text:p>
          </table:table-cell>
          <table:table-cell table:style-name="ce49"/>
          <table:table-cell table:style-name="ce49" office:value-type="string" calcext:value-type="string">
            <text:p>https://www.facebook.com/PR-CONCERTS-1222192411<text:line-break/>26590/?ref=ts&amp;fref=ts</text:p>
          </table:table-cell>
          <table:table-cell table:style-name="ce48" office:value-type="string" calcext:value-type="string">
            <text:p>http://www.pr-concerts.com/cms/index.php/contact.html</text:p>
          </table:table-cell>
          <table:table-cell table:number-columns-repeated="1019"/>
        </table:table-row>
        <table:table-row table:style-name="ro11">
          <table:table-cell table:style-name="ce43" office:value-type="string" calcext:value-type="string">
            <text:p><text:span text:style-name="T2">Bonn</text:span></text:p>
          </table:table-cell>
          <table:table-cell office:value-type="string" calcext:value-type="string">
            <text:p><text:span text:style-name="T2">Andriam Concerts</text:span></text:p>
          </table:table-cell>
          <table:table-cell office:value-type="string" calcext:value-type="string">
            <text:p><text:span text:style-name="T2">Nikolas / Lars</text:span></text:p>
          </table:table-cell>
          <table:table-cell office:value-type="string" calcext:value-type="string">
            <text:p>https://www.facebook.com/andriamconcerts/?fref=ts</text:p>
          </table:table-cell>
          <table:table-cell table:number-columns-repeated="1020"/>
        </table:table-row>
        <table:table-row table:style-name="ro15">
          <table:table-cell table:style-name="ce44"/>
          <table:table-cell office:value-type="string" calcext:value-type="string">
            <text:p><text:span text:style-name="T2">Heart of Core</text:span></text:p>
          </table:table-cell>
          <table:table-cell office:value-type="string" calcext:value-type="string">
            <text:p><text:span text:style-name="T2">Chris Peters</text:span></text:p>
          </table:table-cell>
          <table:table-cell table:style-name="ce50"/>
          <table:table-cell table:style-name="ce48" office:value-type="string" calcext:value-type="string">
            <text:p><text:a xlink:href="mailto:chrispeters@web.de" xlink:type="simple">chrispeters@web.de</text:a></text:p>
          </table:table-cell>
          <table:table-cell/>
          <table:table-cell table:style-name="ce56"/>
          <table:table-cell table:number-columns-repeated="1017"/>
        </table:table-row>
        <table:table-row table:style-name="ro11">
          <table:table-cell table:style-name="ce43" office:value-type="string" calcext:value-type="string">
            <text:p><text:span text:style-name="T2">Koblenz</text:span></text:p>
          </table:table-cell>
          <table:table-cell office:value-type="string" calcext:value-type="string">
            <text:p><text:span text:style-name="T2">Andriam Concerts</text:span></text:p>
          </table:table-cell>
          <table:table-cell office:value-type="string" calcext:value-type="string">
            <text:p><text:span text:style-name="T2">Nikolas / Lars</text:span></text:p>
          </table:table-cell>
          <table:table-cell office:value-type="string" calcext:value-type="string">
            <text:p>https://www.facebook.com/andriamconcerts/?fref=ts</text:p>
          </table:table-cell>
          <table:table-cell table:number-columns-repeated="1020"/>
        </table:table-row>
        <table:table-row table:style-name="ro13">
          <table:table-cell/>
          <table:table-cell office:value-type="string" calcext:value-type="string">
            <text:p><text:span text:style-name="T2">FÄTZich KOnzertgruppe</text:span></text:p>
          </table:table-cell>
          <table:table-cell office:value-type="string" calcext:value-type="string">
            <text:p><text:span text:style-name="T2">Fa Bibobabo</text:span></text:p>
          </table:table-cell>
          <table:table-cell table:style-name="ce49" office:value-type="string" calcext:value-type="string">
            <text:p>https://www.facebook.com/FÄTZich-<text:line-break/>KOnzertgruppe-652042344918954/?pnref=lhc</text:p>
          </table:table-cell>
          <table:table-cell table:style-name="ce48" office:value-type="string" calcext:value-type="string">
            <text:p><text:a xlink:href="mailto:faetzich@gmx.de" xlink:type="simple">faetzich@gmx.de</text:a></text:p>
          </table:table-cell>
          <table:table-cell table:number-columns-repeated="1019"/>
        </table:table-row>
        <table:table-row table:style-name="ro15">
          <table:table-cell table:style-name="ce43" office:value-type="string" calcext:value-type="string">
            <text:p><text:span text:style-name="T2">Moers</text:span></text:p>
          </table:table-cell>
          <table:table-cell office:value-type="string" calcext:value-type="string">
            <text:p><text:span text:style-name="T2">Bollwerk</text:span></text:p>
          </table:table-cell>
          <table:table-cell table:style-name="ce50" table:number-columns-repeated="2"/>
          <table:table-cell table:style-name="ce48" office:value-type="string" calcext:value-type="string">
            <text:p><text:a xlink:href="mailto:booking@bollwerk107.de" xlink:type="simple">booking@bollwerk107.de</text:a></text:p>
          </table:table-cell>
          <table:table-cell/>
          <table:table-cell table:style-name="ce56"/>
          <table:table-cell table:number-columns-repeated="1017"/>
        </table:table-row>
        <table:table-row table:style-name="ro15">
          <table:table-cell table:style-name="ce44"/>
          <table:table-cell office:value-type="string" calcext:value-type="string">
            <text:p><text:span text:style-name="T2">JZ Henri</text:span></text:p>
          </table:table-cell>
          <table:table-cell table:style-name="ce50" table:number-columns-repeated="2"/>
          <table:table-cell table:style-name="ce48" office:value-type="string" calcext:value-type="string">
            <text:p><text:a xlink:href="mailto:henri@awo-jz-henri.de" xlink:type="simple">henri@awo-jz-henri.de</text:a></text:p>
          </table:table-cell>
          <table:table-cell/>
          <table:table-cell table:style-name="ce56"/>
          <table:table-cell table:number-columns-repeated="1017"/>
        </table:table-row>
        <table:table-row table:style-name="ro14">
          <table:table-cell table:style-name="ce43" office:value-type="string" calcext:value-type="string">
            <text:p><text:span text:style-name="T2">Duisburg</text:span></text:p>
          </table:table-cell>
          <table:table-cell office:value-type="string" calcext:value-type="string">
            <text:p><text:span text:style-name="T2">Team Collin Reynolds</text:span></text:p>
          </table:table-cell>
          <table:table-cell office:value-type="string" calcext:value-type="string">
            <text:p><text:span text:style-name="T2">Olivia Patricia</text:span></text:p>
          </table:table-cell>
          <table:table-cell table:style-name="ce49" office:value-type="string" calcext:value-type="string">
            <text:p>https://www.facebook.com/team-collin-reynolds-cystic-fibrosis-<text:line-break/>sucks-502586066508695/<text:line-break/>?fref=ts</text:p>
          </table:table-cell>
          <table:table-cell office:value-type="string" calcext:value-type="string">
            <text:p>teamcollinreynolds@gmail.com</text:p>
          </table:table-cell>
          <table:table-cell table:number-columns-repeated="1019"/>
        </table:table-row>
        <table:table-row table:style-name="ro15">
          <table:table-cell table:style-name="ce44"/>
          <table:table-cell office:value-type="string" calcext:value-type="string">
            <text:p><text:span text:style-name="T2">JZ St. Peter</text:span></text:p>
          </table:table-cell>
          <table:table-cell table:style-name="ce50" table:number-columns-repeated="2"/>
          <table:table-cell table:style-name="ce48" office:value-type="string" calcext:value-type="string">
            <text:p><text:a xlink:href="mailto:info@jz-stpeter.de" xlink:type="simple">info@jz-stpeter.de</text:a></text:p>
          </table:table-cell>
          <table:table-cell/>
          <table:table-cell table:style-name="ce56"/>
          <table:table-cell table:number-columns-repeated="1017"/>
        </table:table-row>
        <table:table-row table:style-name="ro9">
          <table:table-cell table:style-name="ce44"/>
          <table:table-cell office:value-type="string" calcext:value-type="string">
            <text:p><text:span text:style-name="T2">Parkhaus</text:span></text:p>
          </table:table-cell>
          <table:table-cell table:style-name="ce50" table:number-columns-repeated="2"/>
          <table:table-cell office:value-type="string" calcext:value-type="string">
            <text:p>info@parkhaus-meiderich.de</text:p>
          </table:table-cell>
          <table:table-cell/>
          <table:table-cell table:style-name="ce56"/>
          <table:table-cell table:number-columns-repeated="1017"/>
        </table:table-row>
        <table:table-row table:style-name="ro9">
          <table:table-cell table:style-name="ce44"/>
          <table:table-cell office:value-type="string" calcext:value-type="string">
            <text:p><text:span text:style-name="T2">JZ Area 51</text:span></text:p>
          </table:table-cell>
          <table:table-cell table:style-name="ce50" table:number-columns-repeated="2"/>
          <table:table-cell office:value-type="string" calcext:value-type="string">
            <text:p>jugendzentrum.area51@gmx.de</text:p>
          </table:table-cell>
          <table:table-cell/>
          <table:table-cell table:style-name="ce56"/>
          <table:table-cell table:number-columns-repeated="1017"/>
        </table:table-row>
        <table:table-row table:style-name="ro15">
          <table:table-cell table:style-name="ce44"/>
          <table:table-cell office:value-type="string" calcext:value-type="string">
            <text:p><text:span text:style-name="T2">Grammatikoff</text:span></text:p>
          </table:table-cell>
          <table:table-cell table:style-name="ce50" table:number-columns-repeated="2"/>
          <table:table-cell table:style-name="ce48" office:value-type="string" calcext:value-type="string">
            <text:p><text:a xlink:href="mailto:booking@kellergeist06.de" xlink:type="simple">booking@kellergeist06.de</text:a></text:p>
          </table:table-cell>
          <table:table-cell/>
          <table:table-cell table:style-name="ce56"/>
          <table:table-cell table:number-columns-repeated="1017"/>
        </table:table-row>
        <table:table-row table:style-name="ro11">
          <table:table-cell/>
          <table:table-cell office:value-type="string" calcext:value-type="string">
            <text:p><text:span text:style-name="T2">Timeless</text:span></text:p>
          </table:table-cell>
          <table:table-cell office:value-type="string" calcext:value-type="string">
            <text:p><text:span text:style-name="T2">Chris Seiler</text:span></text:p>
          </table:table-cell>
          <table:table-cell office:value-type="string" calcext:value-type="string">
            <text:p>https://www.facebook.com/chris.seiler.102?fref=ts</text:p>
          </table:table-cell>
          <table:table-cell table:number-columns-repeated="1020"/>
        </table:table-row>
        <table:table-row table:style-name="ro12">
          <table:table-cell/>
          <table:table-cell office:value-type="string" calcext:value-type="string">
            <text:p><text:span text:style-name="T2">Revenge Booking</text:span></text:p>
          </table:table-cell>
          <table:table-cell table:style-name="ce49"/>
          <table:table-cell office:value-type="string" calcext:value-type="string">
            <text:p>https://www.facebook.com/RevengeBooking/?ref=un_c</text:p>
          </table:table-cell>
          <table:table-cell table:style-name="ce48" office:value-type="string" calcext:value-type="string">
            <text:p><text:a xlink:href="mailto:revengebooking@gmx.de" xlink:type="simple">revengebooking@gmx.de</text:a></text:p>
          </table:table-cell>
          <table:table-cell table:number-columns-repeated="1019"/>
        </table:table-row>
        <table:table-row table:style-name="ro15">
          <table:table-cell table:style-name="ce43" office:value-type="string" calcext:value-type="string">
            <text:p><text:span text:style-name="T2">Mühlheim</text:span></text:p>
          </table:table-cell>
          <table:table-cell office:value-type="string" calcext:value-type="string">
            <text:p><text:span text:style-name="T2">AZ Mühlheim</text:span></text:p>
          </table:table-cell>
          <table:table-cell table:style-name="ce50" table:number-columns-repeated="2"/>
          <table:table-cell table:style-name="ce48" office:value-type="string" calcext:value-type="string">
            <text:p><text:a xlink:href="mailto:info@az-muehlheim.de" xlink:type="simple">info@az-muehlheim.de</text:a></text:p>
          </table:table-cell>
          <table:table-cell/>
          <table:table-cell table:style-name="ce56"/>
          <table:table-cell table:number-columns-repeated="1017"/>
        </table:table-row>
        <table:table-row table:style-name="ro15">
          <table:table-cell table:style-name="ce43" office:value-type="string" calcext:value-type="string">
            <text:p><text:span text:style-name="T2">Waltrop</text:span></text:p>
          </table:table-cell>
          <table:table-cell office:value-type="string" calcext:value-type="string">
            <text:p><text:span text:style-name="T2">Yahoo</text:span></text:p>
          </table:table-cell>
          <table:table-cell table:style-name="ce50" table:number-columns-repeated="2"/>
          <table:table-cell table:style-name="ce48" office:value-type="string" calcext:value-type="string">
            <text:p><text:a xlink:href="mailto:yahoo@rockandwords.de" xlink:type="simple">yahoo@rockandwords.de</text:a></text:p>
          </table:table-cell>
          <table:table-cell/>
          <table:table-cell table:style-name="ce56"/>
          <table:table-cell table:number-columns-repeated="1017"/>
        </table:table-row>
        <table:table-row table:style-name="ro15">
          <table:table-cell table:style-name="ce43" office:value-type="string" calcext:value-type="string">
            <text:p><text:span text:style-name="T2">Düsseldorf</text:span></text:p>
          </table:table-cell>
          <table:table-cell office:value-type="string" calcext:value-type="string">
            <text:p><text:span text:style-name="T2">Zakk</text:span></text:p>
          </table:table-cell>
          <table:table-cell table:style-name="ce50" table:number-columns-repeated="2"/>
          <table:table-cell table:style-name="ce48" office:value-type="string" calcext:value-type="string">
            <text:p><text:a xlink:href="mailto:info@zakk.de" xlink:type="simple">info@zakk.de</text:a></text:p>
          </table:table-cell>
          <table:table-cell/>
          <table:table-cell table:style-name="ce56"/>
          <table:table-cell table:number-columns-repeated="1017"/>
        </table:table-row>
        <table:table-row table:style-name="ro9">
          <table:table-cell table:style-name="ce44"/>
          <table:table-cell office:value-type="string" calcext:value-type="string">
            <text:p><text:span text:style-name="T2">Tube</text:span></text:p>
          </table:table-cell>
          <table:table-cell table:style-name="ce50" table:number-columns-repeated="2"/>
          <table:table-cell office:value-type="string" calcext:value-type="string">
            <text:p>booking@the-tube-club.com</text:p>
          </table:table-cell>
          <table:table-cell/>
          <table:table-cell table:style-name="ce56"/>
          <table:table-cell table:number-columns-repeated="1017"/>
        </table:table-row>
        <table:table-row table:style-name="ro15">
          <table:table-cell table:style-name="ce43" office:value-type="string" calcext:value-type="string">
            <text:p><text:span text:style-name="T2">Sollingen</text:span></text:p>
          </table:table-cell>
          <table:table-cell office:value-type="string" calcext:value-type="string">
            <text:p><text:span text:style-name="T2">CowClub</text:span></text:p>
          </table:table-cell>
          <table:table-cell table:style-name="ce50" table:number-columns-repeated="2"/>
          <table:table-cell table:style-name="ce48" office:value-type="string" calcext:value-type="string">
            <text:p><text:a xlink:href="mailto:info@cowclub.de" xlink:type="simple">info@cowclub.de</text:a></text:p>
          </table:table-cell>
          <table:table-cell/>
          <table:table-cell table:style-name="ce56"/>
          <table:table-cell table:number-columns-repeated="1017"/>
        </table:table-row>
        <table:table-row table:style-name="ro9">
          <table:table-cell table:style-name="ce43" office:value-type="string" calcext:value-type="string">
            <text:p><text:span text:style-name="T2">Bochum</text:span></text:p>
          </table:table-cell>
          <table:table-cell office:value-type="string" calcext:value-type="string">
            <text:p><text:span text:style-name="T2">Rotunde</text:span></text:p>
          </table:table-cell>
          <table:table-cell table:style-name="ce50" table:number-columns-repeated="2"/>
          <table:table-cell office:value-type="string" calcext:value-type="string">
            <text:p>booking@rotunde-bochum.de</text:p>
          </table:table-cell>
          <table:table-cell/>
          <table:table-cell table:style-name="ce56"/>
          <table:table-cell table:number-columns-repeated="1017"/>
        </table:table-row>
        <table:table-row table:style-name="ro9">
          <table:table-cell table:style-name="ce43" office:value-type="string" calcext:value-type="string">
            <text:p><text:span text:style-name="T2">Wassenberg</text:span></text:p>
          </table:table-cell>
          <table:table-cell office:value-type="string" calcext:value-type="string">
            <text:p><text:span text:style-name="T2">JuZe</text:span></text:p>
          </table:table-cell>
          <table:table-cell table:style-name="ce50" table:number-columns-repeated="2"/>
          <table:table-cell office:value-type="string" calcext:value-type="string">
            <text:p>jugendzentrum@wassenberg.de</text:p>
          </table:table-cell>
          <table:table-cell/>
          <table:table-cell table:style-name="ce56"/>
          <table:table-cell table:number-columns-repeated="1017"/>
        </table:table-row>
        <table:table-row table:style-name="ro15">
          <table:table-cell table:style-name="ce43" office:value-type="string" calcext:value-type="string">
            <text:p><text:span text:style-name="T2">Arnsberg</text:span></text:p>
          </table:table-cell>
          <table:table-cell office:value-type="string" calcext:value-type="string">
            <text:p><text:span text:style-name="T2">Rock It</text:span></text:p>
          </table:table-cell>
          <table:table-cell office:value-type="string" calcext:value-type="string">
            <text:p><text:span text:style-name="T2">Stephan</text:span></text:p>
          </table:table-cell>
          <table:table-cell table:style-name="ce50"/>
          <table:table-cell table:style-name="ce48" office:value-type="string" calcext:value-type="string">
            <text:p><text:a xlink:href="mailto:stephan@das-rockt.de" xlink:type="simple">stephan@das-rockt.de</text:a></text:p>
          </table:table-cell>
          <table:table-cell/>
          <table:table-cell table:style-name="ce56"/>
          <table:table-cell table:number-columns-repeated="1017"/>
        </table:table-row>
        <table:table-row table:style-name="ro9">
          <table:table-cell table:style-name="ce43" office:value-type="string" calcext:value-type="string">
            <text:p><text:span text:style-name="T2">Bielefeld</text:span></text:p>
          </table:table-cell>
          <table:table-cell office:value-type="string" calcext:value-type="string">
            <text:p><text:span text:style-name="T2">Forum</text:span></text:p>
          </table:table-cell>
          <table:table-cell table:style-name="ce50" table:number-columns-repeated="2"/>
          <table:table-cell office:value-type="string" calcext:value-type="string">
            <text:p>booking@forum-bielefeld.de</text:p>
          </table:table-cell>
          <table:table-cell/>
          <table:table-cell table:style-name="ce56"/>
          <table:table-cell table:number-columns-repeated="1017"/>
        </table:table-row>
        <table:table-row table:style-name="ro12">
          <table:table-cell/>
          <table:table-cell office:value-type="string" calcext:value-type="string">
            <text:p><text:span text:style-name="T2">Wild Boys Concerts</text:span></text:p>
          </table:table-cell>
          <table:table-cell table:style-name="ce49"/>
          <table:table-cell office:value-type="string" calcext:value-type="string">
            <text:p>https://www.facebook.com/wild.boys.concerts/?fref=ts</text:p>
          </table:table-cell>
          <table:table-cell office:value-type="string" calcext:value-type="string">
            <text:p>wild.boys.concerts@ajz-bielefeld.de</text:p>
          </table:table-cell>
          <table:table-cell table:number-columns-repeated="1019"/>
        </table:table-row>
        <table:table-row table:style-name="ro11">
          <table:table-cell table:style-name="ce43" office:value-type="string" calcext:value-type="string">
            <text:p><text:span text:style-name="T2">Siegen</text:span></text:p>
          </table:table-cell>
          <table:table-cell office:value-type="string" calcext:value-type="string">
            <text:p><text:span text:style-name="T2">Vortex Surfer Musikclub</text:span></text:p>
          </table:table-cell>
          <table:table-cell table:style-name="ce49"/>
          <table:table-cell office:value-type="string" calcext:value-type="string">
            <text:p>https://www.facebook.com/VortexSurferMusikclub/</text:p>
          </table:table-cell>
          <table:table-cell table:number-columns-repeated="1020"/>
        </table:table-row>
        <table:table-row table:style-name="ro11">
          <table:table-cell table:style-name="ce43" office:value-type="string" calcext:value-type="string">
            <text:p><text:span text:style-name="T2">Dortmund</text:span></text:p>
          </table:table-cell>
          <table:table-cell office:value-type="string" calcext:value-type="string">
            <text:p><text:span text:style-name="T2">Eviltree Rockshows</text:span></text:p>
          </table:table-cell>
          <table:table-cell table:style-name="ce49"/>
          <table:table-cell office:value-type="string" calcext:value-type="string">
            <text:p>https://www.facebook.com/Eviltreerockshows/</text:p>
          </table:table-cell>
          <table:table-cell table:number-columns-repeated="1020"/>
        </table:table-row>
        <table:table-row table:style-name="ro13">
          <table:table-cell table:style-name="ce41" office:value-type="string" calcext:value-type="string">
            <text:p><text:span text:style-name="T2">Düren</text:span></text:p>
          </table:table-cell>
          <table:table-cell table:style-name="ce47" office:value-type="string" calcext:value-type="string">
            <text:p><text:span text:style-name="T2">Popcorn Concerts</text:span></text:p>
          </table:table-cell>
          <table:table-cell table:style-name="ce51"/>
          <table:table-cell table:style-name="ce51" office:value-type="string" calcext:value-type="string">
            <text:p>https://www.facebook.com/Popcorn-<text:line-break/>Concerts-1075023592571956/?rc=p</text:p>
          </table:table-cell>
          <table:table-cell table:style-name="ce51" office:value-type="string" calcext:value-type="string">
            <text:p>booking@popcorn-concerts.de</text:p>
          </table:table-cell>
          <table:table-cell/>
          <table:table-cell table:style-name="ce57"/>
          <table:table-cell table:number-columns-repeated="1017"/>
        </table:table-row>
        <table:table-row table:style-name="ro11">
          <table:table-cell table:style-name="ce43" office:value-type="string" calcext:value-type="string">
            <text:p><text:span text:style-name="T2">Schwerte</text:span></text:p>
          </table:table-cell>
          <table:table-cell table:style-name="ce49"/>
          <table:table-cell office:value-type="string" calcext:value-type="string">
            <text:p><text:span text:style-name="T2">Ole</text:span></text:p>
          </table:table-cell>
          <table:table-cell office:value-type="string" calcext:value-type="string">
            <text:p>https://www.facebook.com/ole.renfordt?fref=ts</text:p>
          </table:table-cell>
          <table:table-cell table:number-columns-repeated="1020"/>
        </table:table-row>
        <table:table-row table:style-name="ro11">
          <table:table-cell table:style-name="ce43" office:value-type="string" calcext:value-type="string">
            <text:p><text:span text:style-name="T2">Ibbenbüren</text:span></text:p>
          </table:table-cell>
          <table:table-cell office:value-type="string" calcext:value-type="string">
            <text:p><text:span text:style-name="T2">You are not Punk</text:span></text:p>
          </table:table-cell>
          <table:table-cell office:value-type="string" calcext:value-type="string">
            <text:p><text:span text:style-name="T2">Alex</text:span></text:p>
          </table:table-cell>
          <table:table-cell office:value-type="string" calcext:value-type="string">
            <text:p>https://www.facebook.com/youarenotpunk/</text:p>
          </table:table-cell>
          <table:table-cell table:style-name="ce48" office:value-type="string" calcext:value-type="string">
            <text:p><text:a xlink:href="mailto:alex.Welle@pinkpop.de" xlink:type="simple">alex.Welle@pinkpop.de</text:a></text:p>
          </table:table-cell>
          <table:table-cell table:number-columns-repeated="1019"/>
        </table:table-row>
        <table:table-row table:style-name="ro11">
          <table:table-cell table:style-name="ce43" office:value-type="string" calcext:value-type="string">
            <text:p><text:span text:style-name="T2">Trier</text:span></text:p>
          </table:table-cell>
          <table:table-cell office:value-type="string" calcext:value-type="string">
            <text:p><text:span text:style-name="T2">Ex Haus</text:span></text:p>
          </table:table-cell>
          <table:table-cell table:style-name="ce49"/>
          <table:table-cell table:style-name="ce49" office:value-type="string" calcext:value-type="string">
            <text:p>https://www.facebook.com/exhaus/?fref=ts</text:p>
          </table:table-cell>
          <table:table-cell table:style-name="ce48" office:value-type="string" calcext:value-type="string">
            <text:p><text:a xlink:href="mailto:verwaltung@exhaus.de" xlink:type="simple">verwaltung@exhaus.de</text:a></text:p>
          </table:table-cell>
          <table:table-cell/>
          <table:table-cell table:style-name="ce55" office:value-type="string" calcext:value-type="string">
            <text:p><text:span text:style-name="T1">Rheinland-Pfalz</text:span></text:p>
          </table:table-cell>
          <table:table-cell table:number-columns-repeated="1017"/>
        </table:table-row>
        <table:table-row table:style-name="ro11">
          <table:table-cell/>
          <table:table-cell office:value-type="string" calcext:value-type="string">
            <text:p><text:span text:style-name="T2">Honey Bucket Show</text:span></text:p>
          </table:table-cell>
          <table:table-cell table:style-name="ce49"/>
          <table:table-cell office:value-type="string" calcext:value-type="string">
            <text:p>https://www.facebook.com/honeybucketcrew/</text:p>
          </table:table-cell>
          <table:table-cell office:value-type="string" calcext:value-type="string">
            <text:p>honeybucketcrew@gmail.com</text:p>
          </table:table-cell>
          <table:table-cell table:number-columns-repeated="1019"/>
        </table:table-row>
        <table:table-row table:style-name="ro11">
          <table:table-cell table:style-name="ce43" office:value-type="string" calcext:value-type="string">
            <text:p><text:span text:style-name="T2">Idar-Oberstein</text:span></text:p>
          </table:table-cell>
          <table:table-cell office:value-type="string" calcext:value-type="string">
            <text:p><text:span text:style-name="T2">For The Youth Concerts</text:span></text:p>
          </table:table-cell>
          <table:table-cell office:value-type="string" calcext:value-type="string">
            <text:p><text:span text:style-name="T2">Nik Harbourt</text:span></text:p>
          </table:table-cell>
          <table:table-cell office:value-type="string" calcext:value-type="string">
            <text:p>https://www.facebook.com/nik.harbourt?fref=ts</text:p>
          </table:table-cell>
          <table:table-cell office:value-type="string" calcext:value-type="string">
            <text:p>fortheyouthconcerts@gmail.com</text:p>
          </table:table-cell>
          <table:table-cell table:number-columns-repeated="1019"/>
        </table:table-row>
        <table:table-row table:style-name="ro11">
          <table:table-cell table:style-name="ce43" office:value-type="string" calcext:value-type="string">
            <text:p><text:span text:style-name="T2">Mainz</text:span></text:p>
          </table:table-cell>
          <table:table-cell office:value-type="string" calcext:value-type="string">
            <text:p><text:span text:style-name="T2">Honey Bucket Show</text:span></text:p>
          </table:table-cell>
          <table:table-cell table:style-name="ce49"/>
          <table:table-cell office:value-type="string" calcext:value-type="string">
            <text:p>https://www.facebook.com/honeybucketcrew/</text:p>
          </table:table-cell>
          <table:table-cell office:value-type="string" calcext:value-type="string">
            <text:p>honeybucketcrew@gmail.com</text:p>
          </table:table-cell>
          <table:table-cell table:number-columns-repeated="1019"/>
        </table:table-row>
        <table:table-row table:style-name="ro12">
          <table:table-cell/>
          <table:table-cell office:value-type="string" calcext:value-type="string">
            <text:p><text:span text:style-name="T2">Konglomerat Konzerte</text:span></text:p>
          </table:table-cell>
          <table:table-cell office:value-type="string" calcext:value-type="string">
            <text:p><text:span text:style-name="T2">Sebastian / Josh</text:span></text:p>
          </table:table-cell>
          <table:table-cell office:value-type="string" calcext:value-type="string">
            <text:p>https://www.facebook.com/Konzertkonglomerat/?fref=ts</text:p>
          </table:table-cell>
          <table:table-cell office:value-type="string" calcext:value-type="string">
            <text:p>konglomeratkonzerte@gmail.com</text:p>
          </table:table-cell>
          <table:table-cell table:number-columns-repeated="1019"/>
        </table:table-row>
        <table:table-row table:style-name="ro11">
          <table:table-cell/>
          <table:table-cell office:value-type="string" calcext:value-type="string">
            <text:p><text:span text:style-name="T2">Stempelkissen Konzerte</text:span></text:p>
          </table:table-cell>
          <table:table-cell table:style-name="ce49"/>
          <table:table-cell office:value-type="string" calcext:value-type="string">
            <text:p>https://www.facebook.com/stempelkisseninc/</text:p>
          </table:table-cell>
          <table:table-cell table:number-columns-repeated="1020"/>
        </table:table-row>
        <table:table-row table:style-name="ro11">
          <table:table-cell/>
          <table:table-cell office:value-type="string" calcext:value-type="string">
            <text:p><text:span text:style-name="T2">Keep it a Secret</text:span></text:p>
          </table:table-cell>
          <table:table-cell table:style-name="ce49"/>
          <table:table-cell office:value-type="string" calcext:value-type="string">
            <text:p>https://www.facebook.com/keepitasecretdiy/timeline</text:p>
          </table:table-cell>
          <table:table-cell table:number-columns-repeated="1020"/>
        </table:table-row>
        <table:table-row table:style-name="ro11">
          <table:table-cell/>
          <table:table-cell office:value-type="string" calcext:value-type="string">
            <text:p><text:span text:style-name="T2">Caveau</text:span></text:p>
          </table:table-cell>
          <table:table-cell table:style-name="ce49"/>
          <table:table-cell office:value-type="string" calcext:value-type="string">
            <text:p>https://www.facebook.com/caveaumainz/?fref=ts</text:p>
          </table:table-cell>
          <table:table-cell table:number-columns-repeated="1020"/>
        </table:table-row>
        <table:table-row table:style-name="ro11">
          <table:table-cell table:style-name="ce43" office:value-type="string" calcext:value-type="string">
            <text:p><text:span text:style-name="T2">Saarlouis</text:span></text:p>
          </table:table-cell>
          <table:table-cell office:value-type="string" calcext:value-type="string">
            <text:p><text:span text:style-name="T2">For The Youth Concerts</text:span></text:p>
          </table:table-cell>
          <table:table-cell office:value-type="string" calcext:value-type="string">
            <text:p><text:span text:style-name="T2">Nik Harbourt</text:span></text:p>
          </table:table-cell>
          <table:table-cell office:value-type="string" calcext:value-type="string">
            <text:p>https://www.facebook.com/nik.harbourt?fref=ts</text:p>
          </table:table-cell>
          <table:table-cell office:value-type="string" calcext:value-type="string">
            <text:p>fortheyouthconcerts@gmail.com</text:p>
          </table:table-cell>
          <table:table-cell/>
          <table:table-cell table:style-name="ce55" office:value-type="string" calcext:value-type="string">
            <text:p><text:span text:style-name="T1">Saarland</text:span></text:p>
          </table:table-cell>
          <table:table-cell table:number-columns-repeated="1017"/>
        </table:table-row>
        <table:table-row table:style-name="ro14">
          <table:table-cell/>
          <table:table-cell office:value-type="string" calcext:value-type="string">
            <text:p><text:span text:style-name="T2">Recovery Showcase &amp; Booking</text:span></text:p>
          </table:table-cell>
          <table:table-cell table:style-name="ce49"/>
          <table:table-cell table:style-name="ce49" office:value-type="string" calcext:value-type="string">
            <text:p>https://www.facebook.com/RECOVERY-SHOWCASE-<text:line-break/>BOOKING-142217375868674/</text:p>
          </table:table-cell>
          <table:table-cell table:number-columns-repeated="1020"/>
        </table:table-row>
        <table:table-row table:style-name="ro13">
          <table:table-cell/>
          <table:table-cell office:value-type="string" calcext:value-type="string">
            <text:p><text:span text:style-name="T2">JuZ United</text:span></text:p>
          </table:table-cell>
          <table:table-cell office:value-type="string" calcext:value-type="string">
            <text:p><text:span text:style-name="T2">Andre Juzu United / Bella XN</text:span></text:p>
          </table:table-cell>
          <table:table-cell table:style-name="ce49" office:value-type="string" calcext:value-type="string">
            <text:p>https://www.facebook.com/profile.php?id=100010484894935&amp;fre<text:line-break/>f=ts</text:p>
          </table:table-cell>
          <table:table-cell table:number-columns-repeated="1020"/>
        </table:table-row>
        <table:table-row table:style-name="ro9">
          <table:table-cell table:style-name="ce43" office:value-type="string" calcext:value-type="string">
            <text:p><text:span text:style-name="T2">Dresden</text:span></text:p>
          </table:table-cell>
          <table:table-cell office:value-type="string" calcext:value-type="string">
            <text:p><text:span text:style-name="T2">Paria Connection</text:span></text:p>
          </table:table-cell>
          <table:table-cell office:value-type="string" calcext:value-type="string">
            <text:p><text:span text:style-name="T2">Bruce Freshman / Matthias Kunzendorf</text:span></text:p>
          </table:table-cell>
          <table:table-cell table:style-name="ce49" office:value-type="string" calcext:value-type="string">
            <text:p>http://www.facebook.com/PariaConnection</text:p>
          </table:table-cell>
          <table:table-cell office:value-type="string" calcext:value-type="string">
            <text:p>paria.connection@gmx.de</text:p>
          </table:table-cell>
          <table:table-cell/>
          <table:table-cell table:style-name="ce55" office:value-type="string" calcext:value-type="string">
            <text:p><text:span text:style-name="T1">Sachsen</text:span></text:p>
          </table:table-cell>
          <table:table-cell table:number-columns-repeated="1017"/>
        </table:table-row>
        <table:table-row table:style-name="ro9">
          <table:table-cell table:style-name="ce44"/>
          <table:table-cell office:value-type="string" calcext:value-type="string">
            <text:p><text:span text:style-name="T2">True Spirit Concerts</text:span></text:p>
          </table:table-cell>
          <table:table-cell office:value-type="string" calcext:value-type="string">
            <text:p><text:span text:style-name="T2">Eric Zech / Tobias Thelemann</text:span></text:p>
          </table:table-cell>
          <table:table-cell table:style-name="ce49" office:value-type="string" calcext:value-type="string">
            <text:p>http://www.facebook.com/TrueSpiritConcerts</text:p>
          </table:table-cell>
          <table:table-cell office:value-type="string" calcext:value-type="string">
            <text:p>truespiritconcerts@outlook.de</text:p>
          </table:table-cell>
          <table:table-cell/>
          <table:table-cell table:style-name="ce56"/>
          <table:table-cell table:number-columns-repeated="1017"/>
        </table:table-row>
        <table:table-row table:style-name="ro9">
          <table:table-cell table:style-name="ce44"/>
          <table:table-cell office:value-type="string" calcext:value-type="string">
            <text:p><text:span text:style-name="T2">Subculture Crew</text:span></text:p>
          </table:table-cell>
          <table:table-cell office:value-type="string" calcext:value-type="string">
            <text:p><text:span text:style-name="T2">Gregor (Risk It!)</text:span></text:p>
          </table:table-cell>
          <table:table-cell table:style-name="ce49" office:value-type="string" calcext:value-type="string">
            <text:p>http://www.facebook.com/gre.beez?ref=ts</text:p>
          </table:table-cell>
          <table:table-cell table:style-name="ce50"/>
          <table:table-cell/>
          <table:table-cell table:style-name="ce56"/>
          <table:table-cell table:number-columns-repeated="1017"/>
        </table:table-row>
        <table:table-row table:style-name="ro11">
          <table:table-cell/>
          <table:table-cell office:value-type="string" calcext:value-type="string">
            <text:p><text:span text:style-name="T2">Colours of Core</text:span></text:p>
          </table:table-cell>
          <table:table-cell office:value-type="string" calcext:value-type="string">
            <text:p><text:span text:style-name="T2">Maximilian van Garnier</text:span></text:p>
          </table:table-cell>
          <table:table-cell table:style-name="ce49" office:value-type="string" calcext:value-type="string">
            <text:p>http://www.facebook.com/coloursofcore.kontakt?ref=ts</text:p>
          </table:table-cell>
          <table:table-cell table:number-columns-repeated="1020"/>
        </table:table-row>
        <table:table-row table:style-name="ro11">
          <table:table-cell/>
          <table:table-cell office:value-type="string" calcext:value-type="string">
            <text:p><text:span text:style-name="T2">Schoißsaal Dresden</text:span></text:p>
          </table:table-cell>
          <table:table-cell office:value-type="string" calcext:value-type="string">
            <text:p><text:span text:style-name="T2">Steffen Sohms</text:span></text:p>
          </table:table-cell>
          <table:table-cell table:style-name="ce49" office:value-type="string" calcext:value-type="string">
            <text:p>https://www.facebook.com/bier.zapfchen?fref=ts</text:p>
          </table:table-cell>
          <table:table-cell table:number-columns-repeated="1020"/>
        </table:table-row>
        <table:table-row table:style-name="ro11">
          <table:table-cell/>
          <table:table-cell office:value-type="string" calcext:value-type="string">
            <text:p><text:span text:style-name="T2">Dumbo Booking</text:span></text:p>
          </table:table-cell>
          <table:table-cell office:value-type="string" calcext:value-type="string">
            <text:p><text:span text:style-name="T2">Marcus Dumbo</text:span></text:p>
          </table:table-cell>
          <table:table-cell office:value-type="string" calcext:value-type="string">
            <text:p>https://www.facebook.com/dumbosissy?fref=ts</text:p>
          </table:table-cell>
          <table:table-cell table:number-columns-repeated="1020"/>
        </table:table-row>
        <table:table-row table:style-name="ro11">
          <table:table-cell/>
          <table:table-cell office:value-type="string" calcext:value-type="string">
            <text:p><text:span text:style-name="T2">böse und gemein - Konzerte</text:span></text:p>
          </table:table-cell>
          <table:table-cell table:style-name="ce49"/>
          <table:table-cell office:value-type="string" calcext:value-type="string">
            <text:p>https://www.facebook.com/boeseundgemein666/</text:p>
          </table:table-cell>
          <table:table-cell office:value-type="string" calcext:value-type="string">
            <text:p>boeseundgemein@posteo.de</text:p>
          </table:table-cell>
          <table:table-cell table:number-columns-repeated="1019"/>
        </table:table-row>
        <table:table-row table:style-name="ro11">
          <table:table-cell/>
          <table:table-cell office:value-type="string" calcext:value-type="string">
            <text:p><text:span text:style-name="T2">Katy’s Garage</text:span></text:p>
          </table:table-cell>
          <table:table-cell table:style-name="ce49"/>
          <table:table-cell office:value-type="string" calcext:value-type="string">
            <text:p>https://www.facebook.com/KatysGarageDresden/</text:p>
          </table:table-cell>
          <table:table-cell table:style-name="ce48" office:value-type="string" calcext:value-type="string">
            <text:p>http://katysgarage.de/kontakt/</text:p>
          </table:table-cell>
          <table:table-cell table:number-columns-repeated="1019"/>
        </table:table-row>
        <table:table-row table:style-name="ro11">
          <table:table-cell/>
          <table:table-cell office:value-type="string" calcext:value-type="string">
            <text:p><text:span text:style-name="T2">Golden Gloom Sessions.</text:span></text:p>
          </table:table-cell>
          <table:table-cell table:style-name="ce49"/>
          <table:table-cell office:value-type="string" calcext:value-type="string">
            <text:p>https://www.facebook.com/GoldenGloomSessions/</text:p>
          </table:table-cell>
          <table:table-cell office:value-type="string" calcext:value-type="string">
            <text:p>goldengloomsessions@yahoo.de</text:p>
          </table:table-cell>
          <table:table-cell table:number-columns-repeated="1019"/>
        </table:table-row>
        <table:table-row table:style-name="ro13">
          <table:table-cell/>
          <table:table-cell office:value-type="string" calcext:value-type="string">
            <text:p><text:span text:style-name="T2">Black Cat</text:span></text:p>
          </table:table-cell>
          <table:table-cell office:value-type="string" calcext:value-type="string">
            <text:p><text:span text:style-name="T2">Nicole</text:span></text:p>
          </table:table-cell>
          <table:table-cell table:style-name="ce49" office:value-type="string" calcext:value-type="string">
            <text:p>https://www.facebook.com/Black-<text:line-break/>Cat-958762784200718/?<text:line-break/>pnref=lhc</text:p>
          </table:table-cell>
          <table:table-cell table:number-columns-repeated="1020"/>
        </table:table-row>
        <table:table-row table:style-name="ro11">
          <table:table-cell/>
          <table:table-cell office:value-type="string" calcext:value-type="string">
            <text:p><text:a xlink:href="mailto:p7ac@freudenkinder.de" xlink:type="simple">p7ac@freudenkinder.de</text:a></text:p>
          </table:table-cell>
          <table:table-cell office:value-type="string" calcext:value-type="string">
            <text:p><text:span text:style-name="T2">P7AC // Konzertkollektiv</text:span></text:p>
          </table:table-cell>
          <table:table-cell office:value-type="string" calcext:value-type="string">
            <text:p>https://www.facebook.com/konzertkollektiv/</text:p>
          </table:table-cell>
          <table:table-cell table:number-columns-repeated="1020"/>
        </table:table-row>
        <table:table-row table:style-name="ro11">
          <table:table-cell/>
          <table:table-cell office:value-type="string" calcext:value-type="string">
            <text:p><text:span text:style-name="T2">Bärzwinger</text:span></text:p>
          </table:table-cell>
          <table:table-cell office:value-type="string" calcext:value-type="string">
            <text:p><text:span text:style-name="T2">Kles</text:span></text:p>
          </table:table-cell>
          <table:table-cell office:value-type="string" calcext:value-type="string">
            <text:p>https://www.facebook.com/hera.kles.98?fref=ts</text:p>
          </table:table-cell>
          <table:table-cell table:number-columns-repeated="1020"/>
        </table:table-row>
        <table:table-row table:style-name="ro11">
          <table:table-cell table:style-name="ce43" office:value-type="string" calcext:value-type="string">
            <text:p><text:span text:style-name="T2">Leipzig</text:span></text:p>
          </table:table-cell>
          <table:table-cell office:value-type="string" calcext:value-type="string">
            <text:p><text:span text:style-name="T2">Laid.Bound</text:span></text:p>
          </table:table-cell>
          <table:table-cell office:value-type="string" calcext:value-type="string">
            <text:p><text:span text:style-name="T2">Max Kraft / Josefine Mutzenbacher</text:span></text:p>
          </table:table-cell>
          <table:table-cell office:value-type="string" calcext:value-type="string">
            <text:p>https://www.facebook.com/laidbound/?fref=ts</text:p>
          </table:table-cell>
          <table:table-cell table:number-columns-repeated="1020"/>
        </table:table-row>
        <table:table-row table:style-name="ro11">
          <table:table-cell table:style-name="ce45"/>
          <table:table-cell table:style-name="ce47" office:value-type="string" calcext:value-type="string">
            <text:p><text:span text:style-name="T2">Metalheadz / Panzerherz Promotion + Records</text:span></text:p>
          </table:table-cell>
          <table:table-cell table:style-name="ce47" office:value-type="string" calcext:value-type="string">
            <text:p><text:span text:style-name="T2">Jörg „Niebe“ Niebuhr</text:span></text:p>
          </table:table-cell>
          <table:table-cell table:style-name="ce47" office:value-type="string" calcext:value-type="string">
            <text:p>https://www.facebook.com/Dr.Niebe?fref=ts</text:p>
          </table:table-cell>
          <table:table-cell table:style-name="ce51" office:value-type="string" calcext:value-type="string">
            <text:p>panzerherz@gmx.demetalheadz@gmx.de</text:p>
          </table:table-cell>
          <table:table-cell/>
          <table:table-cell table:style-name="ce57"/>
          <table:table-cell table:number-columns-repeated="1017"/>
        </table:table-row>
        <table:table-row table:style-name="ro12">
          <table:table-cell/>
          <table:table-cell office:value-type="string" calcext:value-type="string">
            <text:p><text:span text:style-name="T2">Shiquadi</text:span></text:p>
          </table:table-cell>
          <table:table-cell office:value-type="string" calcext:value-type="string">
            <text:p><text:span text:style-name="T2">Michael Glöckner</text:span></text:p>
          </table:table-cell>
          <table:table-cell office:value-type="string" calcext:value-type="string">
            <text:p>https://www.facebook.com/michael.glockner.9?fref=ts</text:p>
          </table:table-cell>
          <table:table-cell table:number-columns-repeated="1020"/>
        </table:table-row>
        <table:table-row table:style-name="ro11">
          <table:table-cell/>
          <table:table-cell office:value-type="string" calcext:value-type="string">
            <text:p><text:span text:style-name="T2">M.H. Booking</text:span></text:p>
          </table:table-cell>
          <table:table-cell office:value-type="string" calcext:value-type="string">
            <text:p><text:span text:style-name="T2">Daniel Ertel</text:span></text:p>
          </table:table-cell>
          <table:table-cell office:value-type="string" calcext:value-type="string">
            <text:p>https://www.facebook.com/daniel.ertel.31?fref=ts</text:p>
          </table:table-cell>
          <table:table-cell table:number-columns-repeated="1020"/>
        </table:table-row>
        <table:table-row table:style-name="ro12">
          <table:table-cell/>
          <table:table-cell office:value-type="string" calcext:value-type="string">
            <text:p><text:span text:style-name="T2">Blackheart Inc.</text:span></text:p>
          </table:table-cell>
          <table:table-cell office:value-type="string" calcext:value-type="string">
            <text:p><text:span text:style-name="T2">Hannes Makisch</text:span></text:p>
          </table:table-cell>
          <table:table-cell office:value-type="string" calcext:value-type="string">
            <text:p>https://www.facebook.com/thisisblackheart/?ref=ts&amp;fref=ts&amp;qsefr=1</text:p>
          </table:table-cell>
          <table:table-cell table:number-columns-repeated="1020"/>
        </table:table-row>
        <table:table-row table:style-name="ro11">
          <table:table-cell/>
          <table:table-cell office:value-type="string" calcext:value-type="string">
            <text:p><text:span text:style-name="T2">Dead Cat Shows</text:span></text:p>
          </table:table-cell>
          <table:table-cell office:value-type="string" calcext:value-type="string">
            <text:p><text:span text:style-name="T2">Ben Pe</text:span></text:p>
          </table:table-cell>
          <table:table-cell office:value-type="string" calcext:value-type="string">
            <text:p>https://www.facebook.com/deadcatshows/?fref=ts</text:p>
          </table:table-cell>
          <table:table-cell table:number-columns-repeated="1020"/>
        </table:table-row>
        <table:table-row table:style-name="ro11">
          <table:table-cell/>
          <table:table-cell office:value-type="string" calcext:value-type="string">
            <text:p><text:span text:style-name="T2">E35</text:span></text:p>
          </table:table-cell>
          <table:table-cell office:value-type="string" calcext:value-type="string">
            <text:p><text:span text:style-name="T2">Kathi Körmann</text:span></text:p>
          </table:table-cell>
          <table:table-cell office:value-type="string" calcext:value-type="string">
            <text:p>https://www.facebook.com/kathi.kormann?fref=ts</text:p>
          </table:table-cell>
          <table:table-cell table:number-columns-repeated="1020"/>
        </table:table-row>
        <table:table-row table:style-name="ro11">
          <table:table-cell/>
          <table:table-cell office:value-type="string" calcext:value-type="string">
            <text:p><text:span text:style-name="T2">Werk2</text:span></text:p>
          </table:table-cell>
          <table:table-cell office:value-type="string" calcext:value-type="string">
            <text:p><text:span text:style-name="T2">Katrin Gruel</text:span></text:p>
          </table:table-cell>
          <table:table-cell office:value-type="string" calcext:value-type="string">
            <text:p>https://www.facebook.com/werk2kulturfabrik/?fref=ts</text:p>
          </table:table-cell>
          <table:table-cell office:value-type="string" calcext:value-type="string">
            <text:p>event@werk-2.dek.gruel@werk-2.de</text:p>
          </table:table-cell>
          <table:table-cell table:number-columns-repeated="1019"/>
        </table:table-row>
        <table:table-row table:style-name="ro11">
          <table:table-cell/>
          <table:table-cell office:value-type="string" calcext:value-type="string">
            <text:p><text:span text:style-name="T2">4Rooms</text:span></text:p>
          </table:table-cell>
          <table:table-cell office:value-type="string" calcext:value-type="string">
            <text:p><text:span text:style-name="T2">Tobias Quart</text:span></text:p>
          </table:table-cell>
          <table:table-cell office:value-type="string" calcext:value-type="string">
            <text:p>https://www.facebook.com/4roomsLeipzig/?fref=ts</text:p>
          </table:table-cell>
          <table:table-cell table:style-name="ce48" office:value-type="string" calcext:value-type="string">
            <text:p><text:a xlink:href="mailto:tobiquart@web.de" xlink:type="simple">tobiquart@web.de</text:a></text:p>
          </table:table-cell>
          <table:table-cell table:number-columns-repeated="1019"/>
        </table:table-row>
        <table:table-row table:style-name="ro11">
          <table:table-cell/>
          <table:table-cell office:value-type="string" calcext:value-type="string">
            <text:p><text:span text:style-name="T2">Kids in the Bearsuits</text:span></text:p>
          </table:table-cell>
          <table:table-cell office:value-type="string" calcext:value-type="string">
            <text:p><text:span text:style-name="T2">Stefan Holland / Eva Trouvain</text:span></text:p>
          </table:table-cell>
          <table:table-cell office:value-type="string" calcext:value-type="string">
            <text:p>https://www.facebook.com/annaxbolika?fref=ts</text:p>
          </table:table-cell>
          <table:table-cell table:number-columns-repeated="1020"/>
        </table:table-row>
        <table:table-row table:style-name="ro11">
          <table:table-cell/>
          <table:table-cell office:value-type="string" calcext:value-type="string">
            <text:p><text:span text:style-name="T2">Thousand Times Booking</text:span></text:p>
          </table:table-cell>
          <table:table-cell office:value-type="string" calcext:value-type="string">
            <text:p><text:span text:style-name="T2">Nadine Jahn</text:span></text:p>
          </table:table-cell>
          <table:table-cell office:value-type="string" calcext:value-type="string">
            <text:p>https://www.facebook.com/nadine.jahn.50?fref=ts</text:p>
          </table:table-cell>
          <table:table-cell table:number-columns-repeated="1020"/>
        </table:table-row>
        <table:table-row table:style-name="ro11">
          <table:table-cell/>
          <table:table-cell office:value-type="string" calcext:value-type="string">
            <text:p><text:span text:style-name="T2">LE Mosh Booking / Bandhaus</text:span></text:p>
          </table:table-cell>
          <table:table-cell office:value-type="string" calcext:value-type="string">
            <text:p><text:span text:style-name="T2">Uwe Küffner</text:span></text:p>
          </table:table-cell>
          <table:table-cell office:value-type="string" calcext:value-type="string">
            <text:p>https://www.facebook.com/LeMoshBooking/?fref=ts</text:p>
          </table:table-cell>
          <table:table-cell table:number-columns-repeated="1020"/>
        </table:table-row>
        <table:table-row table:style-name="ro12">
          <table:table-cell/>
          <table:table-cell office:value-type="string" calcext:value-type="string">
            <text:p><text:span text:style-name="T2">Outsiders Connections</text:span></text:p>
          </table:table-cell>
          <table:table-cell office:value-type="string" calcext:value-type="string">
            <text:p><text:span text:style-name="T2">Philip Helbig</text:span></text:p>
          </table:table-cell>
          <table:table-cell office:value-type="string" calcext:value-type="string">
            <text:p>https://www.facebook.com/OutsidersConnection/?fref=ts</text:p>
          </table:table-cell>
          <table:table-cell table:number-columns-repeated="1020"/>
        </table:table-row>
        <table:table-row table:style-name="ro13">
          <table:table-cell/>
          <table:table-cell office:value-type="string" calcext:value-type="string">
            <text:p><text:span text:style-name="T2">We are the Underdogs</text:span></text:p>
          </table:table-cell>
          <table:table-cell office:value-type="string" calcext:value-type="string">
            <text:p><text:span text:style-name="T2">Jens Scheibe</text:span></text:p>
          </table:table-cell>
          <table:table-cell table:style-name="ce49" office:value-type="string" calcext:value-type="string">
            <text:p>https://www.facebook.com/We-are-the-<text:line-break/>Underdogs-409457789173847/?fref=ts</text:p>
          </table:table-cell>
          <table:table-cell table:number-columns-repeated="1020"/>
        </table:table-row>
        <table:table-row table:style-name="ro12">
          <table:table-cell/>
          <table:table-cell office:value-type="string" calcext:value-type="string">
            <text:p><text:span text:style-name="T2">Felsenkeller</text:span></text:p>
          </table:table-cell>
          <table:table-cell office:value-type="string" calcext:value-type="string">
            <text:p><text:span text:style-name="T2">Nils Sackewitz</text:span></text:p>
          </table:table-cell>
          <table:table-cell office:value-type="string" calcext:value-type="string">
            <text:p>https://www.facebook.com/FelsenkellerLeipzig/?fref=ts</text:p>
          </table:table-cell>
          <table:table-cell table:number-columns-repeated="1020"/>
        </table:table-row>
        <table:table-row table:style-name="ro11">
          <table:table-cell/>
          <table:table-cell office:value-type="string" calcext:value-type="string">
            <text:p><text:span text:style-name="T2">Mucha Shows</text:span></text:p>
          </table:table-cell>
          <table:table-cell office:value-type="string" calcext:value-type="string">
            <text:p><text:span text:style-name="T2">Chris Franke</text:span></text:p>
          </table:table-cell>
          <table:table-cell office:value-type="string" calcext:value-type="string">
            <text:p>https://www.facebook.com/muchashows/?fref=ts</text:p>
          </table:table-cell>
          <table:table-cell table:number-columns-repeated="1020"/>
        </table:table-row>
        <table:table-row table:style-name="ro11">
          <table:table-cell/>
          <table:table-cell office:value-type="string" calcext:value-type="string">
            <text:p><text:span text:style-name="T2">Income Tax Refund</text:span></text:p>
          </table:table-cell>
          <table:table-cell table:style-name="ce49"/>
          <table:table-cell office:value-type="string" calcext:value-type="string">
            <text:p>https://www.facebook.com/refundtaxincome/</text:p>
          </table:table-cell>
          <table:table-cell table:number-columns-repeated="1020"/>
        </table:table-row>
        <table:table-row table:style-name="ro11">
          <table:table-cell/>
          <table:table-cell office:value-type="string" calcext:value-type="string">
            <text:p><text:span text:style-name="T2">3asseln</text:span></text:p>
          </table:table-cell>
          <table:table-cell table:style-name="ce49"/>
          <table:table-cell office:value-type="string" calcext:value-type="string">
            <text:p>https://www.facebook.com/3asseln/?fref=ts</text:p>
          </table:table-cell>
          <table:table-cell table:style-name="ce48" office:value-type="string" calcext:value-type="string">
            <text:p><text:a xlink:href="mailto:3asseln@gmail.com" xlink:type="simple">3asseln@gmail.com</text:a></text:p>
          </table:table-cell>
          <table:table-cell table:number-columns-repeated="1019"/>
        </table:table-row>
        <table:table-row table:style-name="ro12">
          <table:table-cell/>
          <table:table-cell office:value-type="string" calcext:value-type="string">
            <text:p><text:span text:style-name="T2">Köter Konzerte</text:span></text:p>
          </table:table-cell>
          <table:table-cell office:value-type="string" calcext:value-type="string">
            <text:p><text:span text:style-name="T2">Benni</text:span></text:p>
          </table:table-cell>
          <table:table-cell office:value-type="string" calcext:value-type="string">
            <text:p>https://www.facebook.com/koeterkoenzerte/?ref=ts&amp;fref=ts</text:p>
          </table:table-cell>
          <table:table-cell table:number-columns-repeated="1020"/>
        </table:table-row>
        <table:table-row table:style-name="ro12">
          <table:table-cell table:style-name="ce43" office:value-type="string" calcext:value-type="string">
            <text:p><text:span text:style-name="T2">Rosswein</text:span></text:p>
          </table:table-cell>
          <table:table-cell office:value-type="string" calcext:value-type="string">
            <text:p><text:span text:style-name="T2">JuHa Rosswein</text:span></text:p>
          </table:table-cell>
          <table:table-cell office:value-type="string" calcext:value-type="string">
            <text:p><text:span text:style-name="T2">Christian Rüdiger / Tariq Lorenz</text:span></text:p>
          </table:table-cell>
          <table:table-cell office:value-type="string" calcext:value-type="string">
            <text:p>https://www.facebook.com/christian.rudiger.39?fref=ts</text:p>
          </table:table-cell>
          <table:table-cell table:number-columns-repeated="1020"/>
        </table:table-row>
        <table:table-row table:style-name="ro11">
          <table:table-cell table:style-name="ce43" office:value-type="string" calcext:value-type="string">
            <text:p><text:span text:style-name="T2">Chemnitz</text:span></text:p>
          </table:table-cell>
          <table:table-cell office:value-type="string" calcext:value-type="string">
            <text:p><text:span text:style-name="T2">Moshcity Entertainment</text:span></text:p>
          </table:table-cell>
          <table:table-cell office:value-type="string" calcext:value-type="string">
            <text:p><text:span text:style-name="T2">Rico Günther</text:span></text:p>
          </table:table-cell>
          <table:table-cell office:value-type="string" calcext:value-type="string">
            <text:p>https://www.facebook.com/rico.gunther.357?fref=ts</text:p>
          </table:table-cell>
          <table:table-cell table:style-name="ce48" office:value-type="string" calcext:value-type="string">
            <text:p><text:a xlink:href="mailto:r.drums@t-online.de" xlink:type="simple">r.drums@t-online.de</text:a></text:p>
          </table:table-cell>
          <table:table-cell table:number-columns-repeated="1019"/>
        </table:table-row>
        <table:table-row table:style-name="ro13">
          <table:table-cell/>
          <table:table-cell office:value-type="string" calcext:value-type="string">
            <text:p><text:span text:style-name="T2">Subway To Peter</text:span></text:p>
          </table:table-cell>
          <table:table-cell table:style-name="ce49"/>
          <table:table-cell table:style-name="ce49" office:value-type="string" calcext:value-type="string">
            <text:p>https://www.facebook.com/Subway-to-<text:line-break/>Peter-116164375124181/<text:line-break/>?fref=ts</text:p>
          </table:table-cell>
          <table:table-cell table:style-name="ce48" office:value-type="string" calcext:value-type="string">
            <text:p>http://www.subwaytopeter.de/contact.html</text:p>
          </table:table-cell>
          <table:table-cell table:number-columns-repeated="1019"/>
        </table:table-row>
        <table:table-row table:style-name="ro11">
          <table:table-cell/>
          <table:table-cell office:value-type="string" calcext:value-type="string">
            <text:p><text:span text:style-name="T2">AC17</text:span></text:p>
          </table:table-cell>
          <table:table-cell office:value-type="string" calcext:value-type="string">
            <text:p><text:span text:style-name="T2">Max Keller</text:span></text:p>
          </table:table-cell>
          <table:table-cell office:value-type="string" calcext:value-type="string">
            <text:p>https://www.facebook.com/max.keller.7140?fref=ts</text:p>
          </table:table-cell>
          <table:table-cell table:style-name="ce48" office:value-type="string" calcext:value-type="string">
            <text:p><text:a xlink:href="mailto:ac.17@web.de" xlink:type="simple">ac.17@web.de</text:a></text:p>
          </table:table-cell>
          <table:table-cell table:number-columns-repeated="1019"/>
        </table:table-row>
        <table:table-row table:style-name="ro9">
          <table:table-cell table:style-name="ce43" office:value-type="string" calcext:value-type="string">
            <text:p><text:span text:style-name="T2">Waldkirchen</text:span></text:p>
          </table:table-cell>
          <table:table-cell office:value-type="string" calcext:value-type="string">
            <text:p><text:span text:style-name="T2">AZ Dorftrottel</text:span></text:p>
          </table:table-cell>
          <table:table-cell office:value-type="string" calcext:value-type="string">
            <text:p><text:span text:style-name="T2">Hansi</text:span></text:p>
          </table:table-cell>
          <table:table-cell table:style-name="ce50"/>
          <table:table-cell office:value-type="string" calcext:value-type="string">
            <text:p>webmaster@az-dorftrottel.de</text:p>
          </table:table-cell>
          <table:table-cell/>
          <table:table-cell table:style-name="ce56"/>
          <table:table-cell table:number-columns-repeated="1017"/>
        </table:table-row>
        <table:table-row table:style-name="ro11">
          <table:table-cell table:style-name="ce43" office:value-type="string" calcext:value-type="string">
            <text:p><text:span text:style-name="T2">Eppendorf</text:span></text:p>
          </table:table-cell>
          <table:table-cell office:value-type="string" calcext:value-type="string">
            <text:p><text:span text:style-name="T2">Moshcity Entertainment</text:span></text:p>
          </table:table-cell>
          <table:table-cell office:value-type="string" calcext:value-type="string">
            <text:p><text:span text:style-name="T2">Rico Günther</text:span></text:p>
          </table:table-cell>
          <table:table-cell office:value-type="string" calcext:value-type="string">
            <text:p>https://www.facebook.com/rico.gunther.357?fref=ts</text:p>
          </table:table-cell>
          <table:table-cell table:style-name="ce48" office:value-type="string" calcext:value-type="string">
            <text:p><text:a xlink:href="mailto:r.drums@t-online.de" xlink:type="simple">r.drums@t-online.de</text:a></text:p>
          </table:table-cell>
          <table:table-cell table:number-columns-repeated="1019"/>
        </table:table-row>
        <table:table-row table:style-name="ro11">
          <table:table-cell table:style-name="ce43" office:value-type="string" calcext:value-type="string">
            <text:p><text:span text:style-name="T2">Rauenstein</text:span></text:p>
          </table:table-cell>
          <table:table-cell office:value-type="string" calcext:value-type="string">
            <text:p><text:span text:style-name="T2">TCHC Booking</text:span></text:p>
          </table:table-cell>
          <table:table-cell office:value-type="string" calcext:value-type="string">
            <text:p><text:span text:style-name="T2">Patrick Stolzmann</text:span></text:p>
          </table:table-cell>
          <table:table-cell office:value-type="string" calcext:value-type="string">
            <text:p>https://www.facebook.com/patrick.stolzmann?fref=ts</text:p>
          </table:table-cell>
          <table:table-cell table:number-columns-repeated="1020"/>
        </table:table-row>
        <table:table-row table:style-name="ro13">
          <table:table-cell table:style-name="ce43" office:value-type="string" calcext:value-type="string">
            <text:p><text:span text:style-name="T2">Liechtenstein</text:span></text:p>
          </table:table-cell>
          <table:table-cell office:value-type="string" calcext:value-type="string">
            <text:p><text:span text:style-name="T2">Riot Liechtenstein</text:span></text:p>
          </table:table-cell>
          <table:table-cell office:value-type="string" calcext:value-type="string">
            <text:p><text:span text:style-name="T2">Michael Grey</text:span></text:p>
          </table:table-cell>
          <table:table-cell table:style-name="ce49" office:value-type="string" calcext:value-type="string">
            <text:p>https://www.facebook.com/JZ-RIOT-<text:line-break/>LICHTENSTEIN-2341232<text:line-break/>29727/?fref=ts</text:p>
          </table:table-cell>
          <table:table-cell table:number-columns-repeated="1020"/>
        </table:table-row>
        <table:table-row table:style-name="ro11">
          <table:table-cell table:style-name="ce41" office:value-type="string" calcext:value-type="string">
            <text:p><text:span text:style-name="T2">Nünchritz</text:span></text:p>
          </table:table-cell>
          <table:table-cell table:style-name="ce47" office:value-type="string" calcext:value-type="string">
            <text:p><text:span text:style-name="T2">JUZ Kombi</text:span></text:p>
          </table:table-cell>
          <table:table-cell table:style-name="ce51"/>
          <table:table-cell table:style-name="ce47" office:value-type="string" calcext:value-type="string">
            <text:p>https://www.facebook.com/juzkombi/</text:p>
          </table:table-cell>
          <table:table-cell table:style-name="ce51"/>
          <table:table-cell/>
          <table:table-cell table:style-name="ce57"/>
          <table:table-cell table:number-columns-repeated="1017"/>
        </table:table-row>
        <table:table-row table:style-name="ro12">
          <table:table-cell table:style-name="ce43" office:value-type="string" calcext:value-type="string">
            <text:p><text:span text:style-name="T2">Dessau</text:span></text:p>
          </table:table-cell>
          <table:table-cell office:value-type="string" calcext:value-type="string">
            <text:p><text:span text:style-name="T2">Beat Club / Panic Room</text:span></text:p>
          </table:table-cell>
          <table:table-cell office:value-type="string" calcext:value-type="string">
            <text:p><text:span text:style-name="T2">Nils Sackewitz</text:span></text:p>
          </table:table-cell>
          <table:table-cell office:value-type="string" calcext:value-type="string">
            <text:p>https://www.facebook.com/nils2711?fref=ts</text:p>
          </table:table-cell>
          <table:table-cell office:value-type="string" calcext:value-type="string">
            <text:p>nils.sackewitz@beatclub-dessau.deeastern.projects.<text:line-break/>1@gmail.com</text:p>
          </table:table-cell>
          <table:table-cell/>
          <table:table-cell table:style-name="ce55" office:value-type="string" calcext:value-type="string">
            <text:p><text:span text:style-name="T1">Sachsen-Anhalt</text:span></text:p>
          </table:table-cell>
          <table:table-cell table:number-columns-repeated="1017"/>
        </table:table-row>
        <table:table-row table:style-name="ro9">
          <table:table-cell table:style-name="ce43" office:value-type="string" calcext:value-type="string">
            <text:p><text:span text:style-name="T2">Magdeburg</text:span></text:p>
          </table:table-cell>
          <table:table-cell office:value-type="string" calcext:value-type="string">
            <text:p><text:span text:style-name="T2">Bruised &amp; Brocken Records</text:span></text:p>
          </table:table-cell>
          <table:table-cell office:value-type="string" calcext:value-type="string">
            <text:p><text:span text:style-name="T2">Thomas „TomTom“</text:span></text:p>
          </table:table-cell>
          <table:table-cell office:value-type="string" calcext:value-type="string">
            <text:p><text:a xlink:href="http://www.bb-records.de/" xlink:type="simple">https://www.bb-records.de</text:a></text:p>
          </table:table-cell>
          <table:table-cell table:style-name="ce50"/>
          <table:table-cell/>
          <table:table-cell table:style-name="ce56"/>
          <table:table-cell table:number-columns-repeated="1017"/>
        </table:table-row>
        <table:table-row table:style-name="ro12">
          <table:table-cell/>
          <table:table-cell office:value-type="string" calcext:value-type="string">
            <text:p><text:span text:style-name="T2">Factory MD</text:span></text:p>
          </table:table-cell>
          <table:table-cell office:value-type="string" calcext:value-type="string">
            <text:p><text:span text:style-name="T2">Christian „Terror“</text:span></text:p>
          </table:table-cell>
          <table:table-cell office:value-type="string" calcext:value-type="string">
            <text:p>https://www.facebook.com/factorymagdeburg/?fref=ts</text:p>
          </table:table-cell>
          <table:table-cell office:value-type="string" calcext:value-type="string">
            <text:p>christian@factory-magdeburg.de</text:p>
          </table:table-cell>
          <table:table-cell table:number-columns-repeated="1019"/>
        </table:table-row>
        <table:table-row table:style-name="ro11">
          <table:table-cell/>
          <table:table-cell office:value-type="string" calcext:value-type="string">
            <text:p><text:span text:style-name="T2">Prison Riot</text:span></text:p>
          </table:table-cell>
          <table:table-cell office:value-type="string" calcext:value-type="string">
            <text:p><text:span text:style-name="T2">Robbe Schmidt</text:span></text:p>
          </table:table-cell>
          <table:table-cell office:value-type="string" calcext:value-type="string">
            <text:p>https://www.facebook.com/robbe.schmidt?fref=ts</text:p>
          </table:table-cell>
          <table:table-cell table:number-columns-repeated="1020"/>
        </table:table-row>
        <table:table-row table:style-name="ro12">
          <table:table-cell table:style-name="ce43" office:value-type="string" calcext:value-type="string">
            <text:p><text:span text:style-name="T2">Halle</text:span></text:p>
          </table:table-cell>
          <table:table-cell office:value-type="string" calcext:value-type="string">
            <text:p><text:span text:style-name="T2">The Cheese Cake</text:span></text:p>
          </table:table-cell>
          <table:table-cell office:value-type="string" calcext:value-type="string">
            <text:p><text:span text:style-name="T2">Martin</text:span></text:p>
          </table:table-cell>
          <table:table-cell office:value-type="string" calcext:value-type="string">
            <text:p>https://www.facebook.com/kaesekucheninhalle/?fref=ts</text:p>
          </table:table-cell>
          <table:table-cell office:value-type="string" calcext:value-type="string">
            <text:p>booking@the-cheesecake.de</text:p>
          </table:table-cell>
          <table:table-cell table:number-columns-repeated="1019"/>
        </table:table-row>
        <table:table-row table:style-name="ro11">
          <table:table-cell/>
          <table:table-cell office:value-type="string" calcext:value-type="string">
            <text:p><text:span text:style-name="T2">Colourblind Concerts</text:span></text:p>
          </table:table-cell>
          <table:table-cell table:style-name="ce49"/>
          <table:table-cell office:value-type="string" calcext:value-type="string">
            <text:p>https://www.facebook.com/colourblindconcerts/</text:p>
          </table:table-cell>
          <table:table-cell table:number-columns-repeated="1020"/>
        </table:table-row>
        <table:table-row table:style-name="ro12">
          <table:table-cell table:style-name="ce43" office:value-type="string" calcext:value-type="string">
            <text:p><text:span text:style-name="T2">Quedlinburg</text:span></text:p>
          </table:table-cell>
          <table:table-cell office:value-type="string" calcext:value-type="string">
            <text:p><text:span text:style-name="T2">Kuz Leichenstrasse</text:span></text:p>
          </table:table-cell>
          <table:table-cell table:style-name="ce49"/>
          <table:table-cell office:value-type="string" calcext:value-type="string">
            <text:p>https://www.facebook.com/kuz.reichenstrasse/timeline</text:p>
          </table:table-cell>
          <table:table-cell table:number-columns-repeated="1020"/>
        </table:table-row>
        <table:table-row table:style-name="ro11">
          <table:table-cell table:style-name="ce43" office:value-type="string" calcext:value-type="string">
            <text:p><text:span text:style-name="T2">Salzwedel</text:span></text:p>
          </table:table-cell>
          <table:table-cell office:value-type="string" calcext:value-type="string">
            <text:p><text:span text:style-name="T2">Club Hanseat</text:span></text:p>
          </table:table-cell>
          <table:table-cell office:value-type="string" calcext:value-type="string">
            <text:p><text:span text:style-name="T2">Louis / Claudia</text:span></text:p>
          </table:table-cell>
          <table:table-cell office:value-type="string" calcext:value-type="string">
            <text:p>https://www.facebook.com/club.hanseat.salzwedel/</text:p>
          </table:table-cell>
          <table:table-cell table:style-name="ce48" office:value-type="string" calcext:value-type="string">
            <text:p><text:a xlink:href="mailto:office@club-hanseat.de" xlink:type="simple">office@club-hanseat.de</text:a></text:p>
          </table:table-cell>
          <table:table-cell table:number-columns-repeated="1019"/>
        </table:table-row>
        <table:table-row table:style-name="ro15">
          <table:table-cell table:style-name="ce44"/>
          <table:table-cell table:style-name="ce50" table:number-columns-repeated="4"/>
          <table:table-cell/>
          <table:table-cell table:style-name="ce55" office:value-type="string" calcext:value-type="string">
            <text:p><text:span text:style-name="T1">Schleswig-Holstein</text:span></text:p>
          </table:table-cell>
          <table:table-cell table:number-columns-repeated="1017"/>
        </table:table-row>
        <table:table-row table:style-name="ro13">
          <table:table-cell table:style-name="ce43" office:value-type="string" calcext:value-type="string">
            <text:p><text:span text:style-name="T2">Suhl</text:span></text:p>
          </table:table-cell>
          <table:table-cell office:value-type="string" calcext:value-type="string">
            <text:p><text:span text:style-name="T2">LFWP Suhl</text:span></text:p>
          </table:table-cell>
          <table:table-cell table:style-name="ce49"/>
          <table:table-cell table:style-name="ce49" office:value-type="string" calcext:value-type="string">
            <text:p>https://www.facebook.com/LFWP-<text:line-break/>Suhl-1681641772106909/<text:line-break/>?fref=ts</text:p>
          </table:table-cell>
          <table:table-cell table:number-columns-repeated="2"/>
          <table:table-cell table:style-name="ce55" office:value-type="string" calcext:value-type="string">
            <text:p><text:span text:style-name="T1">Thüringen</text:span></text:p>
          </table:table-cell>
          <table:table-cell table:number-columns-repeated="1017"/>
        </table:table-row>
        <table:table-row table:style-name="ro11">
          <table:table-cell table:style-name="ce43" office:value-type="string" calcext:value-type="string">
            <text:p><text:span text:style-name="T2">Jena</text:span></text:p>
          </table:table-cell>
          <table:table-cell office:value-type="string" calcext:value-type="string">
            <text:p><text:span text:style-name="T2">BRING IT BACK Booking</text:span></text:p>
          </table:table-cell>
          <table:table-cell table:style-name="ce49"/>
          <table:table-cell office:value-type="string" calcext:value-type="string">
            <text:p>https://www.facebook.com/xbringitbackx/?fref=ts</text:p>
          </table:table-cell>
          <table:table-cell office:value-type="string" calcext:value-type="string">
            <text:p>xbringitbackbookingx@gmail.com</text:p>
          </table:table-cell>
          <table:table-cell table:number-columns-repeated="1019"/>
        </table:table-row>
        <table:table-row table:style-name="ro11">
          <table:table-cell/>
          <table:table-cell office:value-type="string" calcext:value-type="string">
            <text:p><text:span text:style-name="T2">Greenheart Booking</text:span></text:p>
          </table:table-cell>
          <table:table-cell office:value-type="string" calcext:value-type="string">
            <text:p><text:span text:style-name="T2">Yannik</text:span></text:p>
          </table:table-cell>
          <table:table-cell office:value-type="string" calcext:value-type="string">
            <text:p>https://www.facebook.com/yannick.latour.9?fref=ts</text:p>
          </table:table-cell>
          <table:table-cell table:number-columns-repeated="1020"/>
        </table:table-row>
        <table:table-row table:style-name="ro13">
          <table:table-cell/>
          <table:table-cell office:value-type="string" calcext:value-type="string">
            <text:p><text:span text:style-name="T2">Deaf Row Shows</text:span></text:p>
          </table:table-cell>
          <table:table-cell table:style-name="ce49"/>
          <table:table-cell table:style-name="ce49" office:value-type="string" calcext:value-type="string">
            <text:p>https://www.facebook.com/Deaf-Row-<text:line-break/>Shows-50346143635082<text:line-break/>8/</text:p>
          </table:table-cell>
          <table:table-cell table:style-name="ce48" office:value-type="string" calcext:value-type="string">
            <text:p><text:a xlink:href="mailto:deafrowfest@gmx.de" xlink:type="simple">deafrowfest@gmx.de</text:a></text:p>
          </table:table-cell>
          <table:table-cell table:number-columns-repeated="1019"/>
        </table:table-row>
        <table:table-row table:style-name="ro12">
          <table:table-cell/>
          <table:table-cell office:value-type="string" calcext:value-type="string">
            <text:p><text:span text:style-name="T2">Monkey Mosh Events</text:span></text:p>
          </table:table-cell>
          <table:table-cell table:style-name="ce49"/>
          <table:table-cell table:style-name="ce49" office:value-type="string" calcext:value-type="string">
            <text:p>https://www.facebook.com/monkeymoshevents/?fref=ts</text:p>
          </table:table-cell>
          <table:table-cell table:style-name="ce48" office:value-type="string" calcext:value-type="string">
            <text:p><text:a xlink:href="mailto:monkey.mosh@gmx.de" xlink:type="simple">monkey.mosh@gmx.de</text:a></text:p>
          </table:table-cell>
          <table:table-cell table:number-columns-repeated="1019"/>
        </table:table-row>
        <table:table-row table:style-name="ro11">
          <table:table-cell table:style-name="ce43" office:value-type="string" calcext:value-type="string">
            <text:p><text:span text:style-name="T2">Arndstadt</text:span></text:p>
          </table:table-cell>
          <table:table-cell office:value-type="string" calcext:value-type="string">
            <text:p><text:span text:style-name="T2">For The Hope</text:span></text:p>
          </table:table-cell>
          <table:table-cell office:value-type="string" calcext:value-type="string">
            <text:p><text:span text:style-name="T2">Patrick / Connie</text:span></text:p>
          </table:table-cell>
          <table:table-cell office:value-type="string" calcext:value-type="string">
            <text:p>https://www.facebook.com/patrick.sxe.9?fref=ts</text:p>
          </table:table-cell>
          <table:table-cell table:number-columns-repeated="1020"/>
        </table:table-row>
        <table:table-row table:style-name="ro12">
          <table:table-cell table:style-name="ce43" office:value-type="string" calcext:value-type="string">
            <text:p><text:span text:style-name="T2">Erfurt</text:span></text:p>
          </table:table-cell>
          <table:table-cell office:value-type="string" calcext:value-type="string">
            <text:p><text:span text:style-name="T2">Metalgulasch</text:span></text:p>
          </table:table-cell>
          <table:table-cell office:value-type="string" calcext:value-type="string">
            <text:p><text:span text:style-name="T2">Jan Schuhmacher</text:span></text:p>
          </table:table-cell>
          <table:table-cell office:value-type="string" calcext:value-type="string">
            <text:p>https://www.facebook.com/jan.schumacher.35?ref=ts&amp;fref=ts&amp;qsefr=1</text:p>
          </table:table-cell>
          <table:table-cell table:number-columns-repeated="1020"/>
        </table:table-row>
        <table:table-row table:style-name="ro11">
          <table:table-cell table:style-name="ce43" office:value-type="string" calcext:value-type="string">
            <text:p><text:span text:style-name="T2">Gera</text:span></text:p>
          </table:table-cell>
          <table:table-cell office:value-type="string" calcext:value-type="string">
            <text:p><text:span text:style-name="T2">This is your Time</text:span></text:p>
          </table:table-cell>
          <table:table-cell office:value-type="string" calcext:value-type="string">
            <text:p><text:span text:style-name="T2">Gigi</text:span></text:p>
          </table:table-cell>
          <table:table-cell office:value-type="string" calcext:value-type="string">
            <text:p>https://www.facebook.com/gigi.core.7?fref=ts</text:p>
          </table:table-cell>
          <table:table-cell table:number-columns-repeated="1020"/>
        </table:table-row>
        <table:table-row table:style-name="ro11">
          <table:table-cell table:style-name="ce43" office:value-type="string" calcext:value-type="string">
            <text:p><text:span text:style-name="T2">Neustadt an der Orla</text:span></text:p>
          </table:table-cell>
          <table:table-cell office:value-type="string" calcext:value-type="string">
            <text:p><text:span text:style-name="T2">EXIL SHOWS</text:span></text:p>
          </table:table-cell>
          <table:table-cell table:style-name="ce49"/>
          <table:table-cell office:value-type="string" calcext:value-type="string">
            <text:p>https://www.facebook.com/exilshows/</text:p>
          </table:table-cell>
          <table:table-cell table:number-columns-repeated="1020"/>
        </table:table-row>
        <table:table-row table:style-name="ro15">
          <table:table-cell table:style-name="ce44"/>
          <table:table-cell table:style-name="ce50" table:number-columns-repeated="4"/>
          <table:table-cell/>
          <table:table-cell table:style-name="ce56"/>
          <table:table-cell table:number-columns-repeated="1017"/>
        </table:table-row>
      </table:table>
      <table:named-expressions/>
      <table:database-ranges>
        <table:database-range table:name="__Anonymous_Sheet_DB__18" table:target-range-address="Alles.D1:Alles.D235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Tahoma'" svg:font-family="'Tahoma'"/>
    <style:font-face style:name="Arial" svg:font-family="Arial"/>
    <style:font-face style:name="Cambria" svg:font-family="Cambria"/>
    <style:font-face style:name="Tahoma" svg:font-family="Tahoma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5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hüringen" style:display-name="PageStyle_Thüring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edersachsen" style:display-name="PageStyle_Niedersachs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arland" style:display-name="PageStyle_Saarla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rdrhein-Westfalen" style:display-name="PageStyle_Nordrhein-Westfal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cklenburg_20_Vorpommern" style:display-name="PageStyle_Mecklenburg Vorpommer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heinland_20_Pfalz" style:display-name="PageStyle_Rheinland Pfal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amburg" style:display-name="PageStyle_Hambur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den_20_Würtemberg" style:display-name="PageStyle_Baden Würtember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andenburg" style:display-name="PageStyle_Brandenbur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chsen" style:display-name="PageStyle_Sachs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chsen_20_Anhalt" style:display-name="PageStyle_Sachsen Anhal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ssen" style:display-name="PageStyle_Hess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erlin" style:display-name="PageStyle_Berl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chleswig_20_Holstein" style:display-name="PageStyle_Schleswig Holste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usland" style:display-name="PageStyle_Ausla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emen" style:display-name="PageStyle_Brem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yern" style:display-name="PageStyle_Bayer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5T17:33:16.481699776</dc:date>
    <meta:editing-duration>PT25M47S</meta:editing-duration>
    <meta:editing-cycles>4</meta:editing-cycles>
    <meta:generator>LibreOffice/6.0.3.2$Linux_X86_64 LibreOffice_project/00m0$Build-2</meta:generator>
    <meta:document-statistic meta:table-count="19" meta:cell-count="9034" meta:object-count="0"/>
  </office:meta>
</office:document-meta>
</file>